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0.27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24.8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1.89mm"/>
    </style:style>
    <style:style style:name="co7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4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5"/>
    <style:style style:name="ce5" style:family="table-cell" style:parent-style-name="Default" style:data-style-name="N3"/>
    <style:style style:name="ce2" style:family="table-cell" style:parent-style-name="Default" style:data-style-name="N113"/>
    <style:style style:name="ce3" style:family="table-cell" style:parent-style-name="Default" style:data-style-name="N4"/>
    <style:style style:name="ce8" style:family="table-cell" style:parent-style-name="Default" style:data-style-name="N113">
      <style:table-cell-properties fo:background-color="#fff200"/>
    </style:style>
    <style:style style:name="ce9" style:family="table-cell" style:parent-style-name="Default" style:data-style-name="N113">
      <style:table-cell-properties fo:background-color="transparent"/>
    </style:style>
    <style:style style:name="ce15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PIC-Theoretic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FIXED-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s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EXPEC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S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RTFMP</text:p>
          </table:table-cell>
          <table:table-cell office:value-type="string" calcext:value-type="string">
            <text:p>BPIC15_1</text:p>
          </table:table-cell>
          <table:table-cell office:value-type="string" calcext:value-type="string">
            <text:p>BPIC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es</text:p>
          </table:table-cell>
          <table:table-cell table:style-name="ce1" office:value-type="float" office:value="1050" calcext:value-type="float">
            <text:p>1,050.00</text:p>
          </table:table-cell>
          <table:table-cell table:style-name="ce1" office:value-type="float" office:value="150370" calcext:value-type="float">
            <text:p>150,370.00</text:p>
          </table:table-cell>
          <table:table-cell table:style-name="ce1" office:value-type="float" office:value="1199" calcext:value-type="float">
            <text:p>1,199.00</text:p>
          </table:table-cell>
          <table:table-cell office:value-type="float" office:value="21861" calcext:value-type="float">
            <text:p>218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table:style-name="ce1" office:value-type="float" office:value="15214" calcext:value-type="float">
            <text:p>15,214.00</text:p>
          </table:table-cell>
          <table:table-cell table:style-name="ce1" office:value-type="float" office:value="561470" calcext:value-type="float">
            <text:p>561,470.00</text:p>
          </table:table-cell>
          <table:table-cell table:style-name="ce1" office:value-type="float" office:value="52217" calcext:value-type="float">
            <text:p>52,217.00</text:p>
          </table:table-cell>
          <table:table-cell office:value-type="float" office:value="714198" calcext:value-type="float">
            <text:p>714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G event per trace</text:p>
          </table:table-cell>
          <table:table-cell table:style-name="ce1" table:formula="of:=[.B11]/[.B10]" office:value-type="float" office:value="14.4895238095238" calcext:value-type="float">
            <text:p>14.49</text:p>
          </table:table-cell>
          <table:table-cell table:style-name="ce1" table:formula="of:=[.C11]/[.C10]" office:value-type="float" office:value="3.7339229899581" calcext:value-type="float">
            <text:p>3.73</text:p>
          </table:table-cell>
          <table:table-cell table:style-name="ce1" table:formula="of:=[.D11]/[.D10]" office:value-type="float" office:value="43.5504587155963" calcext:value-type="float">
            <text:p>43.55</text:p>
          </table:table-cell>
          <table:table-cell table:style-name="ce1" table:formula="of:=[.E11]/[.E10]" office:value-type="float" office:value="32.6699602031014" calcext:value-type="float">
            <text:p>32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raints</text:p>
          </table:table-cell>
          <table:table-cell table:style-name="ce1" office:value-type="float" office:value="260" calcext:value-type="float">
            <text:p>260.00</text:p>
          </table:table-cell>
          <table:table-cell table:style-name="ce1" office:value-type="float" office:value="49" calcext:value-type="float">
            <text:p>49.00</text:p>
          </table:table-cell>
          <table:table-cell table:style-name="ce1" office:value-type="float" office:value="2213676" calcext:value-type="float">
            <text:p>2,213,676.00</text:p>
          </table:table-cell>
          <table:table-cell office:value-type="float" office:value="611" calcext:value-type="float">
            <text:p>6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5" table:formula="of:=SUM([.B16:.B18])" office:value-type="float" office:value="44629000" calcext:value-type="float">
            <text:p>44,629,000</text:p>
          </table:table-cell>
          <table:table-cell table:style-name="ce5" table:formula="of:=SUM([.C16:.C18])" office:value-type="float" office:value="1118046034" calcext:value-type="float">
            <text:p>1,118,046,034</text:p>
          </table:table-cell>
          <table:table-cell table:style-name="ce5" table:formula="of:=SUM([.D16:.D18])" office:value-type="float" office:value="510706121580" calcext:value-type="float">
            <text:p>510,706,121,580</text:p>
          </table:table-cell>
          <table:table-cell table:style-name="ce5" table:formula="of:=SUM([.E16:.E18])" office:value-type="float" office:value="2413854482" calcext:value-type="float">
            <text:p>2,413,854,4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2" table:formula="of:=[.B10]*[.B12]*[.B13]*[.$B$5]" office:value-type="float" office:value="3955640" calcext:value-type="float">
            <text:p>3,955,640</text:p>
          </table:table-cell>
          <table:table-cell table:style-name="ce2" table:formula="of:=[.C10]*[.C12]*[.C13]*[.$B$5]" office:value-type="float" office:value="27512030" calcext:value-type="float">
            <text:p>27,512,030</text:p>
          </table:table-cell>
          <table:table-cell table:style-name="ce2" table:formula="of:=[.D10]*[.D12]*[.D13]*[.$B$5]" office:value-type="float" office:value="115591519692" calcext:value-type="float">
            <text:p>115,591,519,692</text:p>
          </table:table-cell>
          <table:table-cell table:style-name="ce2" table:formula="of:=[.E10]*[.E12]*[.E13]*[.$B$5]" office:value-type="float" office:value="436374978" calcext:value-type="float">
            <text:p>436,374,978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2" table:formula="of:=[.B10]*[.B13]*[.$B$2]*[.$B$6]" office:value-type="float" office:value="40404000" calcext:value-type="float">
            <text:p>40,404,000</text:p>
          </table:table-cell>
          <table:table-cell table:style-name="ce2" table:formula="of:=[.C10]*[.C13]*[.$B$2]*[.$B$6]" office:value-type="float" office:value="1090483240" calcext:value-type="float">
            <text:p>1,090,483,240</text:p>
          </table:table-cell>
          <table:table-cell table:style-name="ce2" table:formula="of:=[.D10]*[.D13]*[.$B$2]*[.$B$6]" office:value-type="float" office:value="392821233552" calcext:value-type="float">
            <text:p>392,821,233,552</text:p>
          </table:table-cell>
          <table:table-cell table:style-name="ce2" table:formula="of:=[.E10]*[.E13]*[.$B$2]*[.$B$6]" office:value-type="float" office:value="1976846508" calcext:value-type="float">
            <text:p>1,976,846,508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2" table:formula="of:=[.B13]*[.$B$2]*[.$B$3]*[.$B$6]" office:value-type="float" office:value="269360" calcext:value-type="float">
            <text:p>269,360</text:p>
          </table:table-cell>
          <table:table-cell table:style-name="ce2" table:formula="of:=[.C13]*[.$B$2]*[.$B$3]*[.$B$6]" office:value-type="float" office:value="50764" calcext:value-type="float">
            <text:p>50,764</text:p>
          </table:table-cell>
          <table:table-cell table:style-name="ce2" table:formula="of:=[.D13]*[.$B$2]*[.$B$3]*[.$B$6]" office:value-type="float" office:value="2293368336" calcext:value-type="float">
            <text:p>2,293,368,336</text:p>
          </table:table-cell>
          <table:table-cell table:style-name="ce2" table:formula="of:=[.E13]*[.$B$2]*[.$B$3]*[.$B$6]" office:value-type="float" office:value="632996" calcext:value-type="float">
            <text:p>632,996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3" table:formula="of:=[.B16]/1000000" office:value-type="float" office:value="3.95564" calcext:value-type="float">
            <text:p>3.96</text:p>
          </table:table-cell>
          <table:table-cell table:style-name="ce3" table:formula="of:=[.C16]/1000000" office:value-type="float" office:value="27.51203" calcext:value-type="float">
            <text:p>27.51</text:p>
          </table:table-cell>
          <table:table-cell table:style-name="ce3" table:formula="of:=[.D16]/1000000" office:value-type="float" office:value="115591.519692" calcext:value-type="float">
            <text:p>115,591.52</text:p>
          </table:table-cell>
          <table:table-cell table:style-name="ce3" table:formula="of:=[.E16]/1000000" office:value-type="float" office:value="436.374978" calcext:value-type="float">
            <text:p>436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3" table:formula="of:=[.B17]/1000000" office:value-type="float" office:value="40.404" calcext:value-type="float">
            <text:p>40.40</text:p>
          </table:table-cell>
          <table:table-cell table:style-name="ce3" table:formula="of:=[.C17]/1000000" office:value-type="float" office:value="1090.48324" calcext:value-type="float">
            <text:p>1,090.48</text:p>
          </table:table-cell>
          <table:table-cell table:style-name="ce3" table:formula="of:=[.D17]/1000000" office:value-type="float" office:value="392821.233552" calcext:value-type="float">
            <text:p>392,821.23</text:p>
          </table:table-cell>
          <table:table-cell table:style-name="ce3" table:formula="of:=[.E17]/1000000" office:value-type="float" office:value="1976.846508" calcext:value-type="float">
            <text:p>1,976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3" table:formula="of:=[.B18]/1000000" office:value-type="float" office:value="0.26936" calcext:value-type="float">
            <text:p>0.27</text:p>
          </table:table-cell>
          <table:table-cell table:style-name="ce3" table:formula="of:=[.C18]/1000000" office:value-type="float" office:value="0.050764" calcext:value-type="float">
            <text:p>0.05</text:p>
          </table:table-cell>
          <table:table-cell table:style-name="ce3" table:formula="of:=[.D18]/1000000" office:value-type="float" office:value="2293.368336" calcext:value-type="float">
            <text:p>2,293.37</text:p>
          </table:table-cell>
          <table:table-cell table:style-name="ce3" table:formula="of:=[.E18]/1000000" office:value-type="float" office:value="0.632996" calcext:value-type="float">
            <text:p>0.6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EAL (serialize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 (Mb)</text:p>
          </table:table-cell>
          <table:table-cell table:style-name="ce3" office:value-type="float" office:value="49.7564096450806" calcext:value-type="float">
            <text:p>49.76</text:p>
          </table:table-cell>
          <table:table-cell table:style-name="ce3" office:value-type="float" office:value="1210.02826976776" calcext:value-type="float">
            <text:p>1,210.03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3" office:value-type="float" office:value="6.38599014282227" calcext:value-type="float">
            <text:p>6.39</text:p>
          </table:table-cell>
          <table:table-cell table:style-name="ce3" office:value-type="float" office:value="97.9395732879639" calcext:value-type="float">
            <text:p>97.94</text:p>
          </table:table-cell>
          <table:table-cell table:style-name="ce3"/>
          <table:table-cell table:style-name="ce3" office:value-type="float" office:value="543.751100540161" calcext:value-type="float">
            <text:p>543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3" office:value-type="float" office:value="41.1458549499512" calcext:value-type="float">
            <text:p>41.15</text:p>
          </table:table-cell>
          <table:table-cell table:style-name="ce3" office:value-type="float" office:value="1111.66791534424" calcext:value-type="float">
            <text:p>1,111.67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3" office:value-type="float" office:value="2.22456455230713" calcext:value-type="float">
            <text:p>2.22</text:p>
          </table:table-cell>
          <table:table-cell table:style-name="ce3" office:value-type="float" office:value="0.420781135559082" calcext:value-type="float">
            <text:p>0.42</text:p>
          </table:table-cell>
          <table:table-cell table:style-name="ce3"/>
          <table:table-cell table:style-name="ce3" office:value-type="float" office:value="5.22517108917236" calcext:value-type="float">
            <text:p>5.23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DIFF tot</text:p>
          </table:table-cell>
          <table:table-cell table:style-name="ce3" table:formula="of:=[.B24]-SUM([.B19:.B21])" office:value-type="float" office:value="5.1274096450806" calcext:value-type="float">
            <text:p>5.13</text:p>
          </table:table-cell>
          <table:table-cell table:style-name="ce3" table:formula="of:=[.C24]-SUM([.C19:.C21])" office:value-type="float" office:value="91.9822357677599" calcext:value-type="float">
            <text:p>91.98</text:p>
          </table:table-cell>
          <table:table-cell table:style-name="ce3" table:formula="of:=[.D24]-SUM([.D19:.D21])" office:value-type="float" office:value="-510706.12158" calcext:value-type="float">
            <text:p>-510,706.12</text:p>
          </table:table-cell>
          <table:table-cell table:style-name="ce3" table:formula="of:=[.E24]-SUM([.E19:.E21])" office:value-type="float" office:value="-2413.854482" calcext:value-type="float">
            <text:p>-2,413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FF events</text:p>
          </table:table-cell>
          <table:table-cell table:style-name="ce3" table:formula="of:=[.B25]-[.B19]" office:value-type="float" office:value="2.43035014282227" calcext:value-type="float">
            <text:p>2.43</text:p>
          </table:table-cell>
          <table:table-cell table:style-name="ce3" table:formula="of:=[.C25]-[.C19]" office:value-type="float" office:value="70.4275432879639" calcext:value-type="float">
            <text:p>70.43</text:p>
          </table:table-cell>
          <table:table-cell table:style-name="ce3" table:formula="of:=[.D25]-[.D19]" office:value-type="float" office:value="-115591.519692" calcext:value-type="float">
            <text:p>-115,591.52</text:p>
          </table:table-cell>
          <table:table-cell table:style-name="ce3" table:formula="of:=[.E25]-[.E19]" office:value-type="float" office:value="107.376122540161" calcext:value-type="float">
            <text:p>107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FF traces</text:p>
          </table:table-cell>
          <table:table-cell table:style-name="ce3" table:formula="of:=[.B26]-[.B20]" office:value-type="float" office:value="0.741854949951197" calcext:value-type="float">
            <text:p>0.74</text:p>
          </table:table-cell>
          <table:table-cell table:style-name="ce3" table:formula="of:=[.C26]-[.C20]" office:value-type="float" office:value="21.1846753442401" calcext:value-type="float">
            <text:p>21.18</text:p>
          </table:table-cell>
          <table:table-cell table:style-name="ce3" table:formula="of:=[.D26]-[.D20]" office:value-type="float" office:value="-392821.233552" calcext:value-type="float">
            <text:p>-392,821.23</text:p>
          </table:table-cell>
          <table:table-cell table:style-name="ce3" table:formula="of:=[.E26]-[.E20]" office:value-type="float" office:value="-1976.846508" calcext:value-type="float">
            <text:p>-1,976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FF log</text:p>
          </table:table-cell>
          <table:table-cell table:style-name="ce3" table:formula="of:=[.B27]-[.B21]" office:value-type="float" office:value="1.95520455230713" calcext:value-type="float">
            <text:p>1.96</text:p>
          </table:table-cell>
          <table:table-cell table:style-name="ce3" table:formula="of:=[.C27]-[.C21]" office:value-type="float" office:value="0.370017135559082" calcext:value-type="float">
            <text:p>0.37</text:p>
          </table:table-cell>
          <table:table-cell table:style-name="ce3" table:formula="of:=[.D27]-[.D21]" office:value-type="float" office:value="-2293.368336" calcext:value-type="float">
            <text:p>-2,293.37</text:p>
          </table:table-cell>
          <table:table-cell table:style-name="ce3" table:formula="of:=[.E27]-[.E21]" office:value-type="float" office:value="4.59217508917236" calcext:value-type="float">
            <text:p>4.59</text:p>
          </table:table-cell>
          <table:table-cell table:number-columns-repeated="1019"/>
        </table:table-row>
      </table:table>
      <table:table table:name="Experiment" table:style-name="ta1">
        <table:shapes>
          <draw:frame draw:z-index="0" draw:style-name="gr1" draw:text-style-name="P1" svg:width="157.72mm" svg:height="84.96mm" svg:x="287.28mm" svg:y="58.44mm">
            <draw:object draw:notify-on-update-of-ranges="Experiment.B10:Experiment.K10 Experiment.B19:Experiment.K19 Experiment.B31:Experiment.K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85.31mm" svg:y="165.29mm">
            <draw:object draw:notify-on-update-of-ranges="Experiment.B44:Experiment.K44 Experiment.A48:Experiment.A48 Experiment.B48:Experiment.K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7mm" svg:height="90.06mm" svg:x="286.63mm" svg:y="271.48mm">
            <draw:object draw:notify-on-update-of-ranges="Experiment.B66:Experiment.K66 Experiment.A68:Experiment.A68 Experiment.B68:Experiment.K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5.61mm" svg:height="126.94mm" svg:x="1mm" svg:y="371.29mm">
            <draw:object draw:notify-on-update-of-ranges="Experiment.A88:Experiment.A88 Experiment.B88:Experiment.CC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6" table:number-columns-repeated="4" table:default-cell-style-name="Default"/>
        <table:table-column table:style-name="co4" table:number-columns-repeated="5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FIXED-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s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ACES incr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es</text:p>
          </table:table-cell>
          <table:table-cell table:style-name="ce5" office:value-type="float" office:value="1000" calcext:value-type="float">
            <text:p>1,000</text:p>
          </table:table-cell>
          <table:table-cell table:style-name="ce5" office:value-type="float" office:value="1250" calcext:value-type="float">
            <text:p>1,250</text:p>
          </table:table-cell>
          <table:table-cell table:style-name="ce5" office:value-type="float" office:value="1500" calcext:value-type="float">
            <text:p>1,500</text:p>
          </table:table-cell>
          <table:table-cell table:style-name="ce5" office:value-type="float" office:value="1750" calcext:value-type="float">
            <text:p>1,750</text:p>
          </table:table-cell>
          <table:table-cell table:style-name="ce5" office:value-type="float" office:value="2000" calcext:value-type="float">
            <text:p>2,000</text:p>
          </table:table-cell>
          <table:table-cell table:style-name="ce5" office:value-type="float" office:value="2250" calcext:value-type="float">
            <text:p>2,250</text:p>
          </table:table-cell>
          <table:table-cell table:style-name="ce5" office:value-type="float" office:value="2500" calcext:value-type="float">
            <text:p>2,500</text:p>
          </table:table-cell>
          <table:table-cell table:style-name="ce5" office:value-type="float" office:value="2750" calcext:value-type="float">
            <text:p>2,750</text:p>
          </table:table-cell>
          <table:table-cell table:style-name="ce5" office:value-type="float" office:value="3000" calcext:value-type="float">
            <text:p>3,000</text:p>
          </table:table-cell>
          <table:table-cell table:style-name="ce5" office:value-type="float" office:value="3250" calcext:value-type="float">
            <text:p>3,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table:style-name="ce5" table:formula="of:=[.B10]*[.B12]" office:value-type="float" office:value="15000" calcext:value-type="float">
            <text:p>15,000</text:p>
          </table:table-cell>
          <table:table-cell table:style-name="ce5" table:formula="of:=[.C10]*[.C12]" office:value-type="float" office:value="18750" calcext:value-type="float">
            <text:p>18,750</text:p>
          </table:table-cell>
          <table:table-cell table:style-name="ce5" table:formula="of:=[.D10]*[.D12]" office:value-type="float" office:value="22500" calcext:value-type="float">
            <text:p>22,500</text:p>
          </table:table-cell>
          <table:table-cell table:style-name="ce5" table:formula="of:=[.E10]*[.E12]" office:value-type="float" office:value="26250" calcext:value-type="float">
            <text:p>26,250</text:p>
          </table:table-cell>
          <table:table-cell table:style-name="ce5" table:formula="of:=[.F10]*[.F12]" office:value-type="float" office:value="30000" calcext:value-type="float">
            <text:p>30,000</text:p>
          </table:table-cell>
          <table:table-cell table:style-name="ce5" table:formula="of:=[.G10]*[.G12]" office:value-type="float" office:value="33750" calcext:value-type="float">
            <text:p>33,750</text:p>
          </table:table-cell>
          <table:table-cell table:style-name="ce5" table:formula="of:=[.H10]*[.H12]" office:value-type="float" office:value="37500" calcext:value-type="float">
            <text:p>37,500</text:p>
          </table:table-cell>
          <table:table-cell table:style-name="ce5" table:formula="of:=[.I10]*[.I12]" office:value-type="float" office:value="41250" calcext:value-type="float">
            <text:p>41,250</text:p>
          </table:table-cell>
          <table:table-cell table:style-name="ce5" table:formula="of:=[.J10]*[.J12]" office:value-type="float" office:value="45000" calcext:value-type="float">
            <text:p>45,000</text:p>
          </table:table-cell>
          <table:table-cell table:style-name="ce5" table:formula="of:=[.K10]*[.K12]" office:value-type="float" office:value="48750" calcext:value-type="float">
            <text:p>48,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number-columns-repeated="10" table:style-name="ce1" office:value-type="float" office:value="15" calcext:value-type="float">
            <text:p>15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" table:style-name="ce5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5" table:formula="of:=SUM([.B16:.B18])" office:value-type="float" office:value="1804396" calcext:value-type="float">
            <text:p>1,804,396</text:p>
          </table:table-cell>
          <table:table-cell table:style-name="ce5" table:formula="of:=SUM([.C16:.C18])" office:value-type="float" office:value="2252646" calcext:value-type="float">
            <text:p>2,252,646</text:p>
          </table:table-cell>
          <table:table-cell table:style-name="ce5" table:formula="of:=SUM([.D16:.D18])" office:value-type="float" office:value="2700896" calcext:value-type="float">
            <text:p>2,700,896</text:p>
          </table:table-cell>
          <table:table-cell table:style-name="ce5" table:formula="of:=SUM([.E16:.E18])" office:value-type="float" office:value="3149146" calcext:value-type="float">
            <text:p>3,149,146</text:p>
          </table:table-cell>
          <table:table-cell table:style-name="ce5" table:formula="of:=SUM([.F16:.F18])" office:value-type="float" office:value="3597396" calcext:value-type="float">
            <text:p>3,597,396</text:p>
          </table:table-cell>
          <table:table-cell table:style-name="ce5" table:formula="of:=SUM([.G16:.G18])" office:value-type="float" office:value="4045646" calcext:value-type="float">
            <text:p>4,045,646</text:p>
          </table:table-cell>
          <table:table-cell table:style-name="ce5" table:formula="of:=SUM([.H16:.H18])" office:value-type="float" office:value="4493896" calcext:value-type="float">
            <text:p>4,493,896</text:p>
          </table:table-cell>
          <table:table-cell table:style-name="ce5" table:formula="of:=SUM([.I16:.I18])" office:value-type="float" office:value="4942146" calcext:value-type="float">
            <text:p>4,942,146</text:p>
          </table:table-cell>
          <table:table-cell table:style-name="ce5" table:formula="of:=SUM([.J16:.J18])" office:value-type="float" office:value="5390396" calcext:value-type="float">
            <text:p>5,390,396</text:p>
          </table:table-cell>
          <table:table-cell table:style-name="ce5" table:formula="of:=SUM([.K16:.K18])" office:value-type="float" office:value="5838646" calcext:value-type="float">
            <text:p>5,838,6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8" table:formula="of:=[.B10]*[.B12]*[.B13]*[.$B$5]" office:value-type="float" office:value="165000" calcext:value-type="float">
            <text:p>165,000</text:p>
          </table:table-cell>
          <table:table-cell table:style-name="ce2" table:formula="of:=[.C10]*[.C12]*[.C13]*[.$B$5]" office:value-type="float" office:value="206250" calcext:value-type="float">
            <text:p>206,250</text:p>
          </table:table-cell>
          <table:table-cell table:style-name="ce2" table:formula="of:=[.D10]*[.D12]*[.D13]*[.$B$5]" office:value-type="float" office:value="247500" calcext:value-type="float">
            <text:p>247,500</text:p>
          </table:table-cell>
          <table:table-cell table:style-name="ce2" table:formula="of:=[.E10]*[.E12]*[.E13]*[.$B$5]" office:value-type="float" office:value="288750" calcext:value-type="float">
            <text:p>288,750</text:p>
          </table:table-cell>
          <table:table-cell table:style-name="ce2" table:formula="of:=[.F10]*[.F12]*[.F13]*[.$B$5]" office:value-type="float" office:value="330000" calcext:value-type="float">
            <text:p>330,000</text:p>
          </table:table-cell>
          <table:table-cell table:style-name="ce2" table:formula="of:=[.G10]*[.G12]*[.G13]*[.$B$5]" office:value-type="float" office:value="371250" calcext:value-type="float">
            <text:p>371,250</text:p>
          </table:table-cell>
          <table:table-cell table:style-name="ce2" table:formula="of:=[.H10]*[.H12]*[.H13]*[.$B$5]" office:value-type="float" office:value="412500" calcext:value-type="float">
            <text:p>412,500</text:p>
          </table:table-cell>
          <table:table-cell table:style-name="ce2" table:formula="of:=[.I10]*[.I12]*[.I13]*[.$B$5]" office:value-type="float" office:value="453750" calcext:value-type="float">
            <text:p>453,750</text:p>
          </table:table-cell>
          <table:table-cell table:style-name="ce2" table:formula="of:=[.J10]*[.J12]*[.J13]*[.$B$5]" office:value-type="float" office:value="495000" calcext:value-type="float">
            <text:p>495,000</text:p>
          </table:table-cell>
          <table:table-cell table:style-name="ce2" table:formula="of:=[.K10]*[.K12]*[.K13]*[.$B$5]" office:value-type="float" office:value="536250" calcext:value-type="float">
            <text:p>536,250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8" table:formula="of:=[.B10]*[.B13]*[.$B$2]*[.$B$6]" office:value-type="float" office:value="1628000" calcext:value-type="float">
            <text:p>1,628,000</text:p>
          </table:table-cell>
          <table:table-cell table:style-name="ce2" table:formula="of:=[.C10]*[.C13]*[.$B$2]*[.$B$6]" office:value-type="float" office:value="2035000" calcext:value-type="float">
            <text:p>2,035,000</text:p>
          </table:table-cell>
          <table:table-cell table:style-name="ce2" table:formula="of:=[.D10]*[.D13]*[.$B$2]*[.$B$6]" office:value-type="float" office:value="2442000" calcext:value-type="float">
            <text:p>2,442,000</text:p>
          </table:table-cell>
          <table:table-cell table:style-name="ce2" table:formula="of:=[.E10]*[.E13]*[.$B$2]*[.$B$6]" office:value-type="float" office:value="2849000" calcext:value-type="float">
            <text:p>2,849,000</text:p>
          </table:table-cell>
          <table:table-cell table:style-name="ce2" table:formula="of:=[.F10]*[.F13]*[.$B$2]*[.$B$6]" office:value-type="float" office:value="3256000" calcext:value-type="float">
            <text:p>3,256,000</text:p>
          </table:table-cell>
          <table:table-cell table:style-name="ce2" table:formula="of:=[.G10]*[.G13]*[.$B$2]*[.$B$6]" office:value-type="float" office:value="3663000" calcext:value-type="float">
            <text:p>3,663,000</text:p>
          </table:table-cell>
          <table:table-cell table:style-name="ce2" table:formula="of:=[.H10]*[.H13]*[.$B$2]*[.$B$6]" office:value-type="float" office:value="4070000" calcext:value-type="float">
            <text:p>4,070,000</text:p>
          </table:table-cell>
          <table:table-cell table:style-name="ce2" table:formula="of:=[.I10]*[.I13]*[.$B$2]*[.$B$6]" office:value-type="float" office:value="4477000" calcext:value-type="float">
            <text:p>4,477,000</text:p>
          </table:table-cell>
          <table:table-cell table:style-name="ce2" table:formula="of:=[.J10]*[.J13]*[.$B$2]*[.$B$6]" office:value-type="float" office:value="4884000" calcext:value-type="float">
            <text:p>4,884,000</text:p>
          </table:table-cell>
          <table:table-cell table:style-name="ce2" table:formula="of:=[.K10]*[.K13]*[.$B$2]*[.$B$6]" office:value-type="float" office:value="5291000" calcext:value-type="float">
            <text:p>5,291,000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2" table:formula="of:=[.B13]*[.$B$2]*[.$B$3]*[.$B$6]" office:value-type="float" office:value="11396" calcext:value-type="float">
            <text:p>11,396</text:p>
          </table:table-cell>
          <table:table-cell table:style-name="ce2" table:formula="of:=[.C13]*[.$B$2]*[.$B$3]*[.$B$6]" office:value-type="float" office:value="11396" calcext:value-type="float">
            <text:p>11,396</text:p>
          </table:table-cell>
          <table:table-cell table:style-name="ce2" table:formula="of:=[.D13]*[.$B$2]*[.$B$3]*[.$B$6]" office:value-type="float" office:value="11396" calcext:value-type="float">
            <text:p>11,396</text:p>
          </table:table-cell>
          <table:table-cell table:style-name="ce2" table:formula="of:=[.E13]*[.$B$2]*[.$B$3]*[.$B$6]" office:value-type="float" office:value="11396" calcext:value-type="float">
            <text:p>11,396</text:p>
          </table:table-cell>
          <table:table-cell table:style-name="ce2" table:formula="of:=[.F13]*[.$B$2]*[.$B$3]*[.$B$6]" office:value-type="float" office:value="11396" calcext:value-type="float">
            <text:p>11,396</text:p>
          </table:table-cell>
          <table:table-cell table:style-name="ce2" table:formula="of:=[.G13]*[.$B$2]*[.$B$3]*[.$B$6]" office:value-type="float" office:value="11396" calcext:value-type="float">
            <text:p>11,396</text:p>
          </table:table-cell>
          <table:table-cell table:style-name="ce2" table:formula="of:=[.H13]*[.$B$2]*[.$B$3]*[.$B$6]" office:value-type="float" office:value="11396" calcext:value-type="float">
            <text:p>11,396</text:p>
          </table:table-cell>
          <table:table-cell table:style-name="ce2" table:formula="of:=[.I13]*[.$B$2]*[.$B$3]*[.$B$6]" office:value-type="float" office:value="11396" calcext:value-type="float">
            <text:p>11,396</text:p>
          </table:table-cell>
          <table:table-cell table:style-name="ce2" table:formula="of:=[.J13]*[.$B$2]*[.$B$3]*[.$B$6]" office:value-type="float" office:value="11396" calcext:value-type="float">
            <text:p>11,396</text:p>
          </table:table-cell>
          <table:table-cell table:style-name="ce2" table:formula="of:=[.K13]*[.$B$2]*[.$B$3]*[.$B$6]" office:value-type="float" office:value="11396" calcext:value-type="float">
            <text:p>11,396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OT (Mb)</text:p>
          </table:table-cell>
          <table:table-cell table:style-name="ce3" table:formula="of:=[.B15]/1000000" office:value-type="float" office:value="1.804396" calcext:value-type="float">
            <text:p>1.80</text:p>
          </table:table-cell>
          <table:table-cell table:style-name="ce3" table:formula="of:=[.C15]/1000000" office:value-type="float" office:value="2.252646" calcext:value-type="float">
            <text:p>2.25</text:p>
          </table:table-cell>
          <table:table-cell table:style-name="ce3" table:formula="of:=[.D15]/1000000" office:value-type="float" office:value="2.700896" calcext:value-type="float">
            <text:p>2.70</text:p>
          </table:table-cell>
          <table:table-cell table:style-name="ce3" table:formula="of:=[.E15]/1000000" office:value-type="float" office:value="3.149146" calcext:value-type="float">
            <text:p>3.15</text:p>
          </table:table-cell>
          <table:table-cell table:style-name="ce3" table:formula="of:=[.F15]/1000000" office:value-type="float" office:value="3.597396" calcext:value-type="float">
            <text:p>3.60</text:p>
          </table:table-cell>
          <table:table-cell table:style-name="ce3" table:formula="of:=[.G15]/1000000" office:value-type="float" office:value="4.045646" calcext:value-type="float">
            <text:p>4.05</text:p>
          </table:table-cell>
          <table:table-cell table:style-name="ce3" table:formula="of:=[.H15]/1000000" office:value-type="float" office:value="4.493896" calcext:value-type="float">
            <text:p>4.49</text:p>
          </table:table-cell>
          <table:table-cell table:style-name="ce3" table:formula="of:=[.I15]/1000000" office:value-type="float" office:value="4.942146" calcext:value-type="float">
            <text:p>4.94</text:p>
          </table:table-cell>
          <table:table-cell table:style-name="ce3" table:formula="of:=[.J15]/1000000" office:value-type="float" office:value="5.390396" calcext:value-type="float">
            <text:p>5.39</text:p>
          </table:table-cell>
          <table:table-cell table:style-name="ce3" table:formula="of:=[.K15]/1000000" office:value-type="float" office:value="5.838646" calcext:value-type="float">
            <text:p>5.84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3" table:formula="of:=[.B16]/1000000" office:value-type="float" office:value="0.165" calcext:value-type="float">
            <text:p>0.17</text:p>
          </table:table-cell>
          <table:table-cell table:style-name="ce3" table:formula="of:=[.C16]/1000000" office:value-type="float" office:value="0.20625" calcext:value-type="float">
            <text:p>0.21</text:p>
          </table:table-cell>
          <table:table-cell table:style-name="ce3" table:formula="of:=[.D16]/1000000" office:value-type="float" office:value="0.2475" calcext:value-type="float">
            <text:p>0.25</text:p>
          </table:table-cell>
          <table:table-cell table:style-name="ce3" table:formula="of:=[.E16]/1000000" office:value-type="float" office:value="0.28875" calcext:value-type="float">
            <text:p>0.29</text:p>
          </table:table-cell>
          <table:table-cell table:style-name="ce3" table:formula="of:=[.F16]/1000000" office:value-type="float" office:value="0.33" calcext:value-type="float">
            <text:p>0.33</text:p>
          </table:table-cell>
          <table:table-cell table:style-name="ce3" table:formula="of:=[.G16]/1000000" office:value-type="float" office:value="0.37125" calcext:value-type="float">
            <text:p>0.37</text:p>
          </table:table-cell>
          <table:table-cell table:style-name="ce3" table:formula="of:=[.H16]/1000000" office:value-type="float" office:value="0.4125" calcext:value-type="float">
            <text:p>0.41</text:p>
          </table:table-cell>
          <table:table-cell table:style-name="ce3" table:formula="of:=[.I16]/1000000" office:value-type="float" office:value="0.45375" calcext:value-type="float">
            <text:p>0.45</text:p>
          </table:table-cell>
          <table:table-cell table:style-name="ce3" table:formula="of:=[.J16]/1000000" office:value-type="float" office:value="0.495" calcext:value-type="float">
            <text:p>0.50</text:p>
          </table:table-cell>
          <table:table-cell table:style-name="ce3" table:formula="of:=[.K16]/1000000" office:value-type="float" office:value="0.53625" calcext:value-type="float">
            <text:p>0.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3" table:formula="of:=[.B17]/1000000" office:value-type="float" office:value="1.628" calcext:value-type="float">
            <text:p>1.63</text:p>
          </table:table-cell>
          <table:table-cell table:style-name="ce3" table:formula="of:=[.C17]/1000000" office:value-type="float" office:value="2.035" calcext:value-type="float">
            <text:p>2.04</text:p>
          </table:table-cell>
          <table:table-cell table:style-name="ce3" table:formula="of:=[.D17]/1000000" office:value-type="float" office:value="2.442" calcext:value-type="float">
            <text:p>2.44</text:p>
          </table:table-cell>
          <table:table-cell table:style-name="ce3" table:formula="of:=[.E17]/1000000" office:value-type="float" office:value="2.849" calcext:value-type="float">
            <text:p>2.85</text:p>
          </table:table-cell>
          <table:table-cell table:style-name="ce3" table:formula="of:=[.F17]/1000000" office:value-type="float" office:value="3.256" calcext:value-type="float">
            <text:p>3.26</text:p>
          </table:table-cell>
          <table:table-cell table:style-name="ce3" table:formula="of:=[.G17]/1000000" office:value-type="float" office:value="3.663" calcext:value-type="float">
            <text:p>3.66</text:p>
          </table:table-cell>
          <table:table-cell table:style-name="ce3" table:formula="of:=[.H17]/1000000" office:value-type="float" office:value="4.07" calcext:value-type="float">
            <text:p>4.07</text:p>
          </table:table-cell>
          <table:table-cell table:style-name="ce3" table:formula="of:=[.I17]/1000000" office:value-type="float" office:value="4.477" calcext:value-type="float">
            <text:p>4.48</text:p>
          </table:table-cell>
          <table:table-cell table:style-name="ce3" table:formula="of:=[.J17]/1000000" office:value-type="float" office:value="4.884" calcext:value-type="float">
            <text:p>4.88</text:p>
          </table:table-cell>
          <table:table-cell table:style-name="ce3" table:formula="of:=[.K17]/1000000" office:value-type="float" office:value="5.291" calcext:value-type="float">
            <text:p>5.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3" table:formula="of:=[.B18]/1000000" office:value-type="float" office:value="0.011396" calcext:value-type="float">
            <text:p>0.01</text:p>
          </table:table-cell>
          <table:table-cell table:style-name="ce3" table:formula="of:=[.C18]/1000000" office:value-type="float" office:value="0.011396" calcext:value-type="float">
            <text:p>0.01</text:p>
          </table:table-cell>
          <table:table-cell table:style-name="ce3" table:formula="of:=[.D18]/1000000" office:value-type="float" office:value="0.011396" calcext:value-type="float">
            <text:p>0.01</text:p>
          </table:table-cell>
          <table:table-cell table:style-name="ce3" table:formula="of:=[.E18]/1000000" office:value-type="float" office:value="0.011396" calcext:value-type="float">
            <text:p>0.01</text:p>
          </table:table-cell>
          <table:table-cell table:style-name="ce3" table:formula="of:=[.F18]/1000000" office:value-type="float" office:value="0.011396" calcext:value-type="float">
            <text:p>0.01</text:p>
          </table:table-cell>
          <table:table-cell table:style-name="ce3" table:formula="of:=[.G18]/1000000" office:value-type="float" office:value="0.011396" calcext:value-type="float">
            <text:p>0.01</text:p>
          </table:table-cell>
          <table:table-cell table:style-name="ce3" table:formula="of:=[.H18]/1000000" office:value-type="float" office:value="0.011396" calcext:value-type="float">
            <text:p>0.01</text:p>
          </table:table-cell>
          <table:table-cell table:style-name="ce3" table:formula="of:=[.I18]/1000000" office:value-type="float" office:value="0.011396" calcext:value-type="float">
            <text:p>0.01</text:p>
          </table:table-cell>
          <table:table-cell table:style-name="ce3" table:formula="of:=[.J18]/1000000" office:value-type="float" office:value="0.011396" calcext:value-type="float">
            <text:p>0.01</text:p>
          </table:table-cell>
          <table:table-cell table:style-name="ce3" table:formula="of:=[.K18]/1000000" office:value-type="float" office:value="0.011396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AL SIM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es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500" calcext:value-type="float">
            <text:p>1500</text:p>
          </table:table-cell>
          <table:table-cell office:value-type="float" office:value="1750" calcext:value-type="float">
            <text:p>1750</text:p>
          </table:table-cell>
          <table:table-cell office:value-type="float" office:value="2000" calcext:value-type="float">
            <text:p>2000</text:p>
          </table:table-cell>
          <table:table-cell office:value-type="float" office:value="2250" calcext:value-type="float">
            <text:p>2250</text:p>
          </table:table-cell>
          <table:table-cell office:value-type="float" office:value="2500" calcext:value-type="float">
            <text:p>2500</text:p>
          </table:table-cell>
          <table:table-cell office:value-type="float" office:value="2750" calcext:value-type="float">
            <text:p>2750</text:p>
          </table:table-cell>
          <table:table-cell office:value-type="float" office:value="3000" calcext:value-type="float">
            <text:p>3000</text:p>
          </table:table-cell>
          <table:table-cell office:value-type="float" office:value="3250" calcext:value-type="float">
            <text:p>3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14999" calcext:value-type="float">
            <text:p>14999</text:p>
          </table:table-cell>
          <table:table-cell office:value-type="float" office:value="18749" calcext:value-type="float">
            <text:p>18749</text:p>
          </table:table-cell>
          <table:table-cell office:value-type="float" office:value="22499" calcext:value-type="float">
            <text:p>22499</text:p>
          </table:table-cell>
          <table:table-cell office:value-type="float" office:value="26249" calcext:value-type="float">
            <text:p>26249</text:p>
          </table:table-cell>
          <table:table-cell office:value-type="float" office:value="29999" calcext:value-type="float">
            <text:p>29999</text:p>
          </table:table-cell>
          <table:table-cell office:value-type="float" office:value="33749" calcext:value-type="float">
            <text:p>33749</text:p>
          </table:table-cell>
          <table:table-cell office:value-type="float" office:value="37499" calcext:value-type="float">
            <text:p>37499</text:p>
          </table:table-cell>
          <table:table-cell office:value-type="float" office:value="41249" calcext:value-type="float">
            <text:p>41249</text:p>
          </table:table-cell>
          <table:table-cell office:value-type="float" office:value="44999" calcext:value-type="float">
            <text:p>44999</text:p>
          </table:table-cell>
          <table:table-cell office:value-type="float" office:value="48749" calcext:value-type="float">
            <text:p>487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asures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Mb)</text:p>
          </table:table-cell>
          <table:table-cell table:formula="of:=SUM([.B32:.B34])" office:value-type="float" office:value="2.03485584259033" calcext:value-type="float">
            <text:p>2.03485584259033</text:p>
          </table:table-cell>
          <table:table-cell table:formula="of:=SUM([.C32:.C34])" office:value-type="float" office:value="2.5195608139038" calcext:value-type="float">
            <text:p>2.5195608139038</text:p>
          </table:table-cell>
          <table:table-cell table:formula="of:=SUM([.D32:.D34])" office:value-type="float" office:value="3.00426578521729" calcext:value-type="float">
            <text:p>3.00426578521729</text:p>
          </table:table-cell>
          <table:table-cell table:formula="of:=SUM([.E32:.E34])" office:value-type="float" office:value="3.48897075653076" calcext:value-type="float">
            <text:p>3.48897075653076</text:p>
          </table:table-cell>
          <table:table-cell table:formula="of:=SUM([.F32:.F34])" office:value-type="float" office:value="3.97367572784424" calcext:value-type="float">
            <text:p>3.97367572784424</text:p>
          </table:table-cell>
          <table:table-cell table:formula="of:=SUM([.G32:.G34])" office:value-type="float" office:value="4.45838069915772" calcext:value-type="float">
            <text:p>4.45838069915772</text:p>
          </table:table-cell>
          <table:table-cell table:formula="of:=SUM([.H32:.H34])" office:value-type="float" office:value="4.94308567047119" calcext:value-type="float">
            <text:p>4.94308567047119</text:p>
          </table:table-cell>
          <table:table-cell table:formula="of:=SUM([.I32:.I34])" office:value-type="float" office:value="5.42779064178467" calcext:value-type="float">
            <text:p>5.42779064178467</text:p>
          </table:table-cell>
          <table:table-cell table:formula="of:=SUM([.J32:.J34])" office:value-type="float" office:value="5.91249561309814" calcext:value-type="float">
            <text:p>5.91249561309814</text:p>
          </table:table-cell>
          <table:table-cell table:formula="of:=SUM([.K32:.K34])" office:value-type="float" office:value="6.39720058441163" calcext:value-type="float">
            <text:p>6.39720058441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office:value-type="float" office:value="0.2718505859375" calcext:value-type="float">
            <text:p>0.2718505859375</text:p>
          </table:table-cell>
          <table:table-cell office:value-type="float" office:value="0.339799880981445" calcext:value-type="float">
            <text:p>0.339799880981445</text:p>
          </table:table-cell>
          <table:table-cell office:value-type="float" office:value="0.407749176025391" calcext:value-type="float">
            <text:p>0.407749176025391</text:p>
          </table:table-cell>
          <table:table-cell office:value-type="float" office:value="0.475698471069336" calcext:value-type="float">
            <text:p>0.475698471069336</text:p>
          </table:table-cell>
          <table:table-cell office:value-type="float" office:value="0.543647766113281" calcext:value-type="float">
            <text:p>0.543647766113281</text:p>
          </table:table-cell>
          <table:table-cell office:value-type="float" office:value="0.611597061157227" calcext:value-type="float">
            <text:p>0.611597061157227</text:p>
          </table:table-cell>
          <table:table-cell office:value-type="float" office:value="0.679546356201172" calcext:value-type="float">
            <text:p>0.679546356201172</text:p>
          </table:table-cell>
          <table:table-cell office:value-type="float" office:value="0.747495651245117" calcext:value-type="float">
            <text:p>0.747495651245117</text:p>
          </table:table-cell>
          <table:table-cell office:value-type="float" office:value="0.815444946289063" calcext:value-type="float">
            <text:p>0.815444946289063</text:p>
          </table:table-cell>
          <table:table-cell office:value-type="float" office:value="0.883394241333008" calcext:value-type="float">
            <text:p>0.883394241333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2.08383178710937" calcext:value-type="float">
            <text:p>2.08383178710937</text:p>
          </table:table-cell>
          <table:table-cell office:value-type="float" office:value="2.50058746337891" calcext:value-type="float">
            <text:p>2.50058746337891</text:p>
          </table:table-cell>
          <table:table-cell office:value-type="float" office:value="2.91734313964844" calcext:value-type="float">
            <text:p>2.91734313964844</text:p>
          </table:table-cell>
          <table:table-cell office:value-type="float" office:value="3.33409881591797" calcext:value-type="float">
            <text:p>3.33409881591797</text:p>
          </table:table-cell>
          <table:table-cell office:value-type="float" office:value="3.7508544921875" calcext:value-type="float">
            <text:p>3.7508544921875</text:p>
          </table:table-cell>
          <table:table-cell office:value-type="float" office:value="4.16761016845703" calcext:value-type="float">
            <text:p>4.16761016845703</text:p>
          </table:table-cell>
          <table:table-cell office:value-type="float" office:value="4.58436584472656" calcext:value-type="float">
            <text:p>4.58436584472656</text:p>
          </table:table-cell>
          <table:table-cell office:value-type="float" office:value="5.00112152099609" calcext:value-type="float">
            <text:p>5.00112152099609</text:p>
          </table:table-cell>
          <table:table-cell office:value-type="float" office:value="5.41787719726563" calcext:value-type="float">
            <text:p>5.417877197265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number-columns-repeated="10" office:value-type="float" office:value="0.0959291458129883" calcext:value-type="float">
            <text:p>0.0959291458129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 (Mb)</text:p>
          </table:table-cell>
          <table:table-cell table:formula="of:=[.B31]-[.B19]" office:value-type="float" office:value="0.230459842590328" calcext:value-type="float">
            <text:p>0.230459842590328</text:p>
          </table:table-cell>
          <table:table-cell table:formula="of:=[.C31]-[.C19]" office:value-type="float" office:value="0.266914813903803" calcext:value-type="float">
            <text:p>0.266914813903803</text:p>
          </table:table-cell>
          <table:table-cell table:formula="of:=[.D31]-[.D19]" office:value-type="float" office:value="0.303369785217289" calcext:value-type="float">
            <text:p>0.303369785217289</text:p>
          </table:table-cell>
          <table:table-cell table:formula="of:=[.E31]-[.E19]" office:value-type="float" office:value="0.339824756530764" calcext:value-type="float">
            <text:p>0.339824756530764</text:p>
          </table:table-cell>
          <table:table-cell table:formula="of:=[.F31]-[.F19]" office:value-type="float" office:value="0.376279727844239" calcext:value-type="float">
            <text:p>0.376279727844239</text:p>
          </table:table-cell>
          <table:table-cell table:formula="of:=[.G31]-[.G19]" office:value-type="float" office:value="0.412734699157715" calcext:value-type="float">
            <text:p>0.412734699157715</text:p>
          </table:table-cell>
          <table:table-cell table:formula="of:=[.H31]-[.H19]" office:value-type="float" office:value="0.44918967047119" calcext:value-type="float">
            <text:p>0.44918967047119</text:p>
          </table:table-cell>
          <table:table-cell table:formula="of:=[.I31]-[.I19]" office:value-type="float" office:value="0.485644641784665" calcext:value-type="float">
            <text:p>0.485644641784665</text:p>
          </table:table-cell>
          <table:table-cell table:formula="of:=[.J31]-[.J19]" office:value-type="float" office:value="0.522099613098142" calcext:value-type="float">
            <text:p>0.522099613098142</text:p>
          </table:table-cell>
          <table:table-cell table:formula="of:=[.K31]-[.K19]" office:value-type="float" office:value="0.558554584411627" calcext:value-type="float">
            <text:p>0.5585545844116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formula="of:=[.B32]-[.B20]" office:value-type="float" office:value="0.1068505859375" calcext:value-type="float">
            <text:p>0.1068505859375</text:p>
          </table:table-cell>
          <table:table-cell table:formula="of:=[.C32]-[.C20]" office:value-type="float" office:value="0.133549880981445" calcext:value-type="float">
            <text:p>0.133549880981445</text:p>
          </table:table-cell>
          <table:table-cell table:formula="of:=[.D32]-[.D20]" office:value-type="float" office:value="0.160249176025391" calcext:value-type="float">
            <text:p>0.160249176025391</text:p>
          </table:table-cell>
          <table:table-cell table:formula="of:=[.E32]-[.E20]" office:value-type="float" office:value="0.186948471069336" calcext:value-type="float">
            <text:p>0.186948471069336</text:p>
          </table:table-cell>
          <table:table-cell table:formula="of:=[.F32]-[.F20]" office:value-type="float" office:value="0.213647766113281" calcext:value-type="float">
            <text:p>0.213647766113281</text:p>
          </table:table-cell>
          <table:table-cell table:formula="of:=[.G32]-[.G20]" office:value-type="float" office:value="0.240347061157227" calcext:value-type="float">
            <text:p>0.240347061157227</text:p>
          </table:table-cell>
          <table:table-cell table:formula="of:=[.H32]-[.H20]" office:value-type="float" office:value="0.267046356201172" calcext:value-type="float">
            <text:p>0.267046356201172</text:p>
          </table:table-cell>
          <table:table-cell table:formula="of:=[.I32]-[.I20]" office:value-type="float" office:value="0.293745651245117" calcext:value-type="float">
            <text:p>0.293745651245117</text:p>
          </table:table-cell>
          <table:table-cell table:formula="of:=[.J32]-[.J20]" office:value-type="float" office:value="0.320444946289063" calcext:value-type="float">
            <text:p>0.320444946289063</text:p>
          </table:table-cell>
          <table:table-cell table:formula="of:=[.K32]-[.K20]" office:value-type="float" office:value="0.347144241333008" calcext:value-type="float">
            <text:p>0.347144241333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formula="of:=[.B33]-[.B21]" office:value-type="float" office:value="0.0390761108398399" calcext:value-type="float">
            <text:p>0.03907611083984</text:p>
          </table:table-cell>
          <table:table-cell table:formula="of:=[.C33]-[.C21]" office:value-type="float" office:value="0.04883178710937" calcext:value-type="float">
            <text:p>0.04883178710937</text:p>
          </table:table-cell>
          <table:table-cell table:formula="of:=[.D33]-[.D21]" office:value-type="float" office:value="0.0585874633789096" calcext:value-type="float">
            <text:p>0.05858746337891</text:p>
          </table:table-cell>
          <table:table-cell table:formula="of:=[.E33]-[.E21]" office:value-type="float" office:value="0.06834313964844" calcext:value-type="float">
            <text:p>0.06834313964844</text:p>
          </table:table-cell>
          <table:table-cell table:formula="of:=[.F33]-[.F21]" office:value-type="float" office:value="0.0780988159179699" calcext:value-type="float">
            <text:p>0.07809881591797</text:p>
          </table:table-cell>
          <table:table-cell table:formula="of:=[.G33]-[.G21]" office:value-type="float" office:value="0.0878544921874997" calcext:value-type="float">
            <text:p>0.0878544921875</text:p>
          </table:table-cell>
          <table:table-cell table:formula="of:=[.H33]-[.H21]" office:value-type="float" office:value="0.0976101684570301" calcext:value-type="float">
            <text:p>0.09761016845703</text:p>
          </table:table-cell>
          <table:table-cell table:formula="of:=[.I33]-[.I21]" office:value-type="float" office:value="0.10736584472656" calcext:value-type="float">
            <text:p>0.10736584472656</text:p>
          </table:table-cell>
          <table:table-cell table:formula="of:=[.J33]-[.J21]" office:value-type="float" office:value="0.11712152099609" calcext:value-type="float">
            <text:p>0.11712152099609</text:p>
          </table:table-cell>
          <table:table-cell table:formula="of:=[.K33]-[.K21]" office:value-type="float" office:value="0.12687719726563" calcext:value-type="float">
            <text:p>0.126877197265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formula="of:=[.B34]-[.B22]" office:value-type="float" office:value="0.0845331458129883" calcext:value-type="float">
            <text:p>0.084533145812988</text:p>
          </table:table-cell>
          <table:table-cell table:formula="of:=[.C34]-[.C22]" office:value-type="float" office:value="0.0845331458129883" calcext:value-type="float">
            <text:p>0.084533145812988</text:p>
          </table:table-cell>
          <table:table-cell table:formula="of:=[.D34]-[.D22]" office:value-type="float" office:value="0.0845331458129883" calcext:value-type="float">
            <text:p>0.084533145812988</text:p>
          </table:table-cell>
          <table:table-cell table:formula="of:=[.E34]-[.E22]" office:value-type="float" office:value="0.0845331458129883" calcext:value-type="float">
            <text:p>0.084533145812988</text:p>
          </table:table-cell>
          <table:table-cell table:formula="of:=[.F34]-[.F22]" office:value-type="float" office:value="0.0845331458129883" calcext:value-type="float">
            <text:p>0.084533145812988</text:p>
          </table:table-cell>
          <table:table-cell table:formula="of:=[.G34]-[.G22]" office:value-type="float" office:value="0.0845331458129883" calcext:value-type="float">
            <text:p>0.084533145812988</text:p>
          </table:table-cell>
          <table:table-cell table:formula="of:=[.H34]-[.H22]" office:value-type="float" office:value="0.0845331458129883" calcext:value-type="float">
            <text:p>0.084533145812988</text:p>
          </table:table-cell>
          <table:table-cell table:formula="of:=[.I34]-[.I22]" office:value-type="float" office:value="0.0845331458129883" calcext:value-type="float">
            <text:p>0.084533145812988</text:p>
          </table:table-cell>
          <table:table-cell table:formula="of:=[.J34]-[.J22]" office:value-type="float" office:value="0.0845331458129883" calcext:value-type="float">
            <text:p>0.084533145812988</text:p>
          </table:table-cell>
          <table:table-cell table:formula="of:=[.K34]-[.K22]" office:value-type="float" office:value="0.0845331458129883" calcext:value-type="float">
            <text:p>0.084533145812988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VENTS increase</text:p>
          </table:table-cell>
          <table:table-cell/>
          <table:table-cell table:formula="of:=[.C45]-[.B45]" office:value-type="float" office:value="5" calcext:value-type="float">
            <text:p>5</text:p>
          </table:table-cell>
          <table:table-cell table:formula="of:=[.D45]-[.C45]" office:value-type="float" office:value="5" calcext:value-type="float">
            <text:p>5</text:p>
          </table:table-cell>
          <table:table-cell table:formula="of:=[.E45]-[.D45]" office:value-type="float" office:value="5" calcext:value-type="float">
            <text:p>5</text:p>
          </table:table-cell>
          <table:table-cell table:formula="of:=[.F45]-[.E45]" office:value-type="float" office:value="5" calcext:value-type="float">
            <text:p>5</text:p>
          </table:table-cell>
          <table:table-cell table:formula="of:=[.G45]-[.F45]" office:value-type="float" office:value="5" calcext:value-type="float">
            <text:p>5</text:p>
          </table:table-cell>
          <table:table-cell table:formula="of:=[.H45]-[.G45]" office:value-type="float" office:value="5" calcext:value-type="float">
            <text:p>5</text:p>
          </table:table-cell>
          <table:table-cell table:formula="of:=[.I45]-[.H45]" office:value-type="float" office:value="5" calcext:value-type="float">
            <text:p>5</text:p>
          </table:table-cell>
          <table:table-cell table:formula="of:=[.J45]-[.I45]" office:value-type="float" office:value="5" calcext:value-type="float">
            <text:p>5</text:p>
          </table:table-cell>
          <table:table-cell table:formula="of:=[.K45]-[.J45]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</text:p>
          </table:table-cell>
          <table:table-cell table:number-columns-repeated="10" table:style-name="ce5" office:value-type="float" office:value="1000" calcext:value-type="float">
            <text:p>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table:style-name="ce5" table:formula="of:=[.B43]*[.B45]" office:value-type="float" office:value="15000" calcext:value-type="float">
            <text:p>15,000</text:p>
          </table:table-cell>
          <table:table-cell table:style-name="ce5" table:formula="of:=[.C43]*[.C45]" office:value-type="float" office:value="20000" calcext:value-type="float">
            <text:p>20,000</text:p>
          </table:table-cell>
          <table:table-cell table:style-name="ce5" table:formula="of:=[.D43]*[.D45]" office:value-type="float" office:value="25000" calcext:value-type="float">
            <text:p>25,000</text:p>
          </table:table-cell>
          <table:table-cell table:style-name="ce5" table:formula="of:=[.E43]*[.E45]" office:value-type="float" office:value="30000" calcext:value-type="float">
            <text:p>30,000</text:p>
          </table:table-cell>
          <table:table-cell table:style-name="ce5" table:formula="of:=[.F43]*[.F45]" office:value-type="float" office:value="35000" calcext:value-type="float">
            <text:p>35,000</text:p>
          </table:table-cell>
          <table:table-cell table:style-name="ce5" table:formula="of:=[.G43]*[.G45]" office:value-type="float" office:value="40000" calcext:value-type="float">
            <text:p>40,000</text:p>
          </table:table-cell>
          <table:table-cell table:style-name="ce5" table:formula="of:=[.H43]*[.H45]" office:value-type="float" office:value="45000" calcext:value-type="float">
            <text:p>45,000</text:p>
          </table:table-cell>
          <table:table-cell table:style-name="ce5" table:formula="of:=[.I43]*[.I45]" office:value-type="float" office:value="50000" calcext:value-type="float">
            <text:p>50,000</text:p>
          </table:table-cell>
          <table:table-cell table:style-name="ce5" table:formula="of:=[.J43]*[.J45]" office:value-type="float" office:value="55000" calcext:value-type="float">
            <text:p>55,000</text:p>
          </table:table-cell>
          <table:table-cell table:style-name="ce5" table:formula="of:=[.K43]*[.K45]" office:value-type="float" office:value="60000" calcext:value-type="float">
            <text:p>6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style-name="ce1" office:value-type="float" office:value="15" calcext:value-type="float">
            <text:p>15.00</text:p>
          </table:table-cell>
          <table:table-cell table:style-name="ce1" office:value-type="float" office:value="20" calcext:value-type="float">
            <text:p>20.00</text:p>
          </table:table-cell>
          <table:table-cell table:style-name="ce1" office:value-type="float" office:value="25" calcext:value-type="float">
            <text:p>25.00</text:p>
          </table:table-cell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35" calcext:value-type="float">
            <text:p>35.00</text:p>
          </table:table-cell>
          <table:table-cell table:style-name="ce1" office:value-type="float" office:value="40" calcext:value-type="float">
            <text:p>40.00</text:p>
          </table:table-cell>
          <table:table-cell table:style-name="ce1" office:value-type="float" office:value="45" calcext:value-type="float">
            <text:p>45.00</text:p>
          </table:table-cell>
          <table:table-cell table:style-name="ce1" office:value-type="float" office:value="50" calcext:value-type="float">
            <text:p>50.00</text:p>
          </table:table-cell>
          <table:table-cell table:style-name="ce1" office:value-type="float" office:value="55" calcext:value-type="float">
            <text:p>55.00</text:p>
          </table:table-cell>
          <table:table-cell table:style-name="ce1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" table:style-name="ce5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5" table:formula="of:=SUM([.B49:.B51])" office:value-type="float" office:value="1804396" calcext:value-type="float">
            <text:p>1,804,396</text:p>
          </table:table-cell>
          <table:table-cell table:style-name="ce5" table:formula="of:=SUM([.C49:.C51])" office:value-type="float" office:value="1859396" calcext:value-type="float">
            <text:p>1,859,396</text:p>
          </table:table-cell>
          <table:table-cell table:style-name="ce5" table:formula="of:=SUM([.D49:.D51])" office:value-type="float" office:value="1914396" calcext:value-type="float">
            <text:p>1,914,396</text:p>
          </table:table-cell>
          <table:table-cell table:style-name="ce5" table:formula="of:=SUM([.E49:.E51])" office:value-type="float" office:value="1969396" calcext:value-type="float">
            <text:p>1,969,396</text:p>
          </table:table-cell>
          <table:table-cell table:style-name="ce5" table:formula="of:=SUM([.F49:.F51])" office:value-type="float" office:value="2024396" calcext:value-type="float">
            <text:p>2,024,396</text:p>
          </table:table-cell>
          <table:table-cell table:style-name="ce5" table:formula="of:=SUM([.G49:.G51])" office:value-type="float" office:value="2079396" calcext:value-type="float">
            <text:p>2,079,396</text:p>
          </table:table-cell>
          <table:table-cell table:style-name="ce5" table:formula="of:=SUM([.H49:.H51])" office:value-type="float" office:value="2134396" calcext:value-type="float">
            <text:p>2,134,396</text:p>
          </table:table-cell>
          <table:table-cell table:style-name="ce5" table:formula="of:=SUM([.I49:.I51])" office:value-type="float" office:value="2189396" calcext:value-type="float">
            <text:p>2,189,396</text:p>
          </table:table-cell>
          <table:table-cell table:style-name="ce5" table:formula="of:=SUM([.J49:.J51])" office:value-type="float" office:value="2244396" calcext:value-type="float">
            <text:p>2,244,396</text:p>
          </table:table-cell>
          <table:table-cell table:style-name="ce5" table:formula="of:=SUM([.K49:.K51])" office:value-type="float" office:value="2299396" calcext:value-type="float">
            <text:p>2,299,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8" table:formula="of:=[.B43]*[.B45]*[.B46]*[.$B$5]" office:value-type="float" office:value="165000" calcext:value-type="float">
            <text:p>165,000</text:p>
          </table:table-cell>
          <table:table-cell table:style-name="ce2" table:formula="of:=[.C43]*[.C45]*[.C46]*[.$B$5]" office:value-type="float" office:value="220000" calcext:value-type="float">
            <text:p>220,000</text:p>
          </table:table-cell>
          <table:table-cell table:style-name="ce2" table:formula="of:=[.D43]*[.D45]*[.D46]*[.$B$5]" office:value-type="float" office:value="275000" calcext:value-type="float">
            <text:p>275,000</text:p>
          </table:table-cell>
          <table:table-cell table:style-name="ce2" table:formula="of:=[.E43]*[.E45]*[.E46]*[.$B$5]" office:value-type="float" office:value="330000" calcext:value-type="float">
            <text:p>330,000</text:p>
          </table:table-cell>
          <table:table-cell table:style-name="ce2" table:formula="of:=[.F43]*[.F45]*[.F46]*[.$B$5]" office:value-type="float" office:value="385000" calcext:value-type="float">
            <text:p>385,000</text:p>
          </table:table-cell>
          <table:table-cell table:style-name="ce2" table:formula="of:=[.G43]*[.G45]*[.G46]*[.$B$5]" office:value-type="float" office:value="440000" calcext:value-type="float">
            <text:p>440,000</text:p>
          </table:table-cell>
          <table:table-cell table:style-name="ce2" table:formula="of:=[.H43]*[.H45]*[.H46]*[.$B$5]" office:value-type="float" office:value="495000" calcext:value-type="float">
            <text:p>495,000</text:p>
          </table:table-cell>
          <table:table-cell table:style-name="ce2" table:formula="of:=[.I43]*[.I45]*[.I46]*[.$B$5]" office:value-type="float" office:value="550000" calcext:value-type="float">
            <text:p>550,000</text:p>
          </table:table-cell>
          <table:table-cell table:style-name="ce2" table:formula="of:=[.J43]*[.J45]*[.J46]*[.$B$5]" office:value-type="float" office:value="605000" calcext:value-type="float">
            <text:p>605,000</text:p>
          </table:table-cell>
          <table:table-cell table:style-name="ce2" table:formula="of:=[.K43]*[.K45]*[.K46]*[.$B$5]" office:value-type="float" office:value="660000" calcext:value-type="float">
            <text:p>66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2" table:formula="of:=[.B43]*[.B46]*[.$B$2]*[.$B$6]" office:value-type="float" office:value="1628000" calcext:value-type="float">
            <text:p>1,628,000</text:p>
          </table:table-cell>
          <table:table-cell table:style-name="ce2" table:formula="of:=[.C43]*[.C46]*[.$B$2]*[.$B$6]" office:value-type="float" office:value="1628000" calcext:value-type="float">
            <text:p>1,628,000</text:p>
          </table:table-cell>
          <table:table-cell table:style-name="ce2" table:formula="of:=[.D43]*[.D46]*[.$B$2]*[.$B$6]" office:value-type="float" office:value="1628000" calcext:value-type="float">
            <text:p>1,628,000</text:p>
          </table:table-cell>
          <table:table-cell table:style-name="ce2" table:formula="of:=[.E43]*[.E46]*[.$B$2]*[.$B$6]" office:value-type="float" office:value="1628000" calcext:value-type="float">
            <text:p>1,628,000</text:p>
          </table:table-cell>
          <table:table-cell table:style-name="ce2" table:formula="of:=[.F43]*[.F46]*[.$B$2]*[.$B$6]" office:value-type="float" office:value="1628000" calcext:value-type="float">
            <text:p>1,628,000</text:p>
          </table:table-cell>
          <table:table-cell table:style-name="ce2" table:formula="of:=[.G43]*[.G46]*[.$B$2]*[.$B$6]" office:value-type="float" office:value="1628000" calcext:value-type="float">
            <text:p>1,628,000</text:p>
          </table:table-cell>
          <table:table-cell table:style-name="ce2" table:formula="of:=[.H43]*[.H46]*[.$B$2]*[.$B$6]" office:value-type="float" office:value="1628000" calcext:value-type="float">
            <text:p>1,628,000</text:p>
          </table:table-cell>
          <table:table-cell table:style-name="ce2" table:formula="of:=[.I43]*[.I46]*[.$B$2]*[.$B$6]" office:value-type="float" office:value="1628000" calcext:value-type="float">
            <text:p>1,628,000</text:p>
          </table:table-cell>
          <table:table-cell table:style-name="ce2" table:formula="of:=[.J43]*[.J46]*[.$B$2]*[.$B$6]" office:value-type="float" office:value="1628000" calcext:value-type="float">
            <text:p>1,628,000</text:p>
          </table:table-cell>
          <table:table-cell table:style-name="ce2" table:formula="of:=[.K43]*[.K46]*[.$B$2]*[.$B$6]" office:value-type="float" office:value="1628000" calcext:value-type="float">
            <text:p>1,628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2" table:formula="of:=[.B46]*[.$B$2]*[.$B$3]*[.$B$6]" office:value-type="float" office:value="11396" calcext:value-type="float">
            <text:p>11,396</text:p>
          </table:table-cell>
          <table:table-cell table:style-name="ce2" table:formula="of:=[.C46]*[.$B$2]*[.$B$3]*[.$B$6]" office:value-type="float" office:value="11396" calcext:value-type="float">
            <text:p>11,396</text:p>
          </table:table-cell>
          <table:table-cell table:style-name="ce2" table:formula="of:=[.D46]*[.$B$2]*[.$B$3]*[.$B$6]" office:value-type="float" office:value="11396" calcext:value-type="float">
            <text:p>11,396</text:p>
          </table:table-cell>
          <table:table-cell table:style-name="ce2" table:formula="of:=[.E46]*[.$B$2]*[.$B$3]*[.$B$6]" office:value-type="float" office:value="11396" calcext:value-type="float">
            <text:p>11,396</text:p>
          </table:table-cell>
          <table:table-cell table:style-name="ce2" table:formula="of:=[.F46]*[.$B$2]*[.$B$3]*[.$B$6]" office:value-type="float" office:value="11396" calcext:value-type="float">
            <text:p>11,396</text:p>
          </table:table-cell>
          <table:table-cell table:style-name="ce2" table:formula="of:=[.G46]*[.$B$2]*[.$B$3]*[.$B$6]" office:value-type="float" office:value="11396" calcext:value-type="float">
            <text:p>11,396</text:p>
          </table:table-cell>
          <table:table-cell table:style-name="ce2" table:formula="of:=[.H46]*[.$B$2]*[.$B$3]*[.$B$6]" office:value-type="float" office:value="11396" calcext:value-type="float">
            <text:p>11,396</text:p>
          </table:table-cell>
          <table:table-cell table:style-name="ce2" table:formula="of:=[.I46]*[.$B$2]*[.$B$3]*[.$B$6]" office:value-type="float" office:value="11396" calcext:value-type="float">
            <text:p>11,396</text:p>
          </table:table-cell>
          <table:table-cell table:style-name="ce2" table:formula="of:=[.J46]*[.$B$2]*[.$B$3]*[.$B$6]" office:value-type="float" office:value="11396" calcext:value-type="float">
            <text:p>11,396</text:p>
          </table:table-cell>
          <table:table-cell table:style-name="ce2" table:formula="of:=[.K46]*[.$B$2]*[.$B$3]*[.$B$6]" office:value-type="float" office:value="11396" calcext:value-type="float">
            <text:p>11,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3" table:formula="of:=[.B49]/1000000" office:value-type="float" office:value="0.165" calcext:value-type="float">
            <text:p>0.17</text:p>
          </table:table-cell>
          <table:table-cell table:style-name="ce3" table:formula="of:=[.C49]/1000000" office:value-type="float" office:value="0.22" calcext:value-type="float">
            <text:p>0.22</text:p>
          </table:table-cell>
          <table:table-cell table:style-name="ce3" table:formula="of:=[.D49]/1000000" office:value-type="float" office:value="0.275" calcext:value-type="float">
            <text:p>0.28</text:p>
          </table:table-cell>
          <table:table-cell table:style-name="ce3" table:formula="of:=[.E49]/1000000" office:value-type="float" office:value="0.33" calcext:value-type="float">
            <text:p>0.33</text:p>
          </table:table-cell>
          <table:table-cell table:style-name="ce3" table:formula="of:=[.F49]/1000000" office:value-type="float" office:value="0.385" calcext:value-type="float">
            <text:p>0.39</text:p>
          </table:table-cell>
          <table:table-cell table:style-name="ce3" table:formula="of:=[.G49]/1000000" office:value-type="float" office:value="0.44" calcext:value-type="float">
            <text:p>0.44</text:p>
          </table:table-cell>
          <table:table-cell table:style-name="ce3" table:formula="of:=[.H49]/1000000" office:value-type="float" office:value="0.495" calcext:value-type="float">
            <text:p>0.50</text:p>
          </table:table-cell>
          <table:table-cell table:style-name="ce3" table:formula="of:=[.I49]/1000000" office:value-type="float" office:value="0.55" calcext:value-type="float">
            <text:p>0.55</text:p>
          </table:table-cell>
          <table:table-cell table:style-name="ce3" table:formula="of:=[.J49]/1000000" office:value-type="float" office:value="0.605" calcext:value-type="float">
            <text:p>0.61</text:p>
          </table:table-cell>
          <table:table-cell table:style-name="ce3" table:formula="of:=[.K49]/1000000" office:value-type="float" office:value="0.66" calcext:value-type="float">
            <text:p>0.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3" table:formula="of:=[.B50]/1000000" office:value-type="float" office:value="1.628" calcext:value-type="float">
            <text:p>1.63</text:p>
          </table:table-cell>
          <table:table-cell table:style-name="ce3" table:formula="of:=[.C50]/1000000" office:value-type="float" office:value="1.628" calcext:value-type="float">
            <text:p>1.63</text:p>
          </table:table-cell>
          <table:table-cell table:style-name="ce3" table:formula="of:=[.D50]/1000000" office:value-type="float" office:value="1.628" calcext:value-type="float">
            <text:p>1.63</text:p>
          </table:table-cell>
          <table:table-cell table:style-name="ce3" table:formula="of:=[.E50]/1000000" office:value-type="float" office:value="1.628" calcext:value-type="float">
            <text:p>1.63</text:p>
          </table:table-cell>
          <table:table-cell table:style-name="ce3" table:formula="of:=[.F50]/1000000" office:value-type="float" office:value="1.628" calcext:value-type="float">
            <text:p>1.63</text:p>
          </table:table-cell>
          <table:table-cell table:style-name="ce3" table:formula="of:=[.G50]/1000000" office:value-type="float" office:value="1.628" calcext:value-type="float">
            <text:p>1.63</text:p>
          </table:table-cell>
          <table:table-cell table:style-name="ce3" table:formula="of:=[.H50]/1000000" office:value-type="float" office:value="1.628" calcext:value-type="float">
            <text:p>1.63</text:p>
          </table:table-cell>
          <table:table-cell table:style-name="ce3" table:formula="of:=[.I50]/1000000" office:value-type="float" office:value="1.628" calcext:value-type="float">
            <text:p>1.63</text:p>
          </table:table-cell>
          <table:table-cell table:style-name="ce3" table:formula="of:=[.J50]/1000000" office:value-type="float" office:value="1.628" calcext:value-type="float">
            <text:p>1.63</text:p>
          </table:table-cell>
          <table:table-cell table:style-name="ce3" table:formula="of:=[.K50]/1000000" office:value-type="float" office:value="1.628" calcext:value-type="float">
            <text:p>1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3" table:formula="of:=[.B51]/1000000" office:value-type="float" office:value="0.011396" calcext:value-type="float">
            <text:p>0.01</text:p>
          </table:table-cell>
          <table:table-cell table:style-name="ce3" table:formula="of:=[.C51]/1000000" office:value-type="float" office:value="0.011396" calcext:value-type="float">
            <text:p>0.01</text:p>
          </table:table-cell>
          <table:table-cell table:style-name="ce3" table:formula="of:=[.D51]/1000000" office:value-type="float" office:value="0.011396" calcext:value-type="float">
            <text:p>0.01</text:p>
          </table:table-cell>
          <table:table-cell table:style-name="ce3" table:formula="of:=[.E51]/1000000" office:value-type="float" office:value="0.011396" calcext:value-type="float">
            <text:p>0.01</text:p>
          </table:table-cell>
          <table:table-cell table:style-name="ce3" table:formula="of:=[.F51]/1000000" office:value-type="float" office:value="0.011396" calcext:value-type="float">
            <text:p>0.01</text:p>
          </table:table-cell>
          <table:table-cell table:style-name="ce3" table:formula="of:=[.G51]/1000000" office:value-type="float" office:value="0.011396" calcext:value-type="float">
            <text:p>0.01</text:p>
          </table:table-cell>
          <table:table-cell table:style-name="ce3" table:formula="of:=[.H51]/1000000" office:value-type="float" office:value="0.011396" calcext:value-type="float">
            <text:p>0.01</text:p>
          </table:table-cell>
          <table:table-cell table:style-name="ce3" table:formula="of:=[.I51]/1000000" office:value-type="float" office:value="0.011396" calcext:value-type="float">
            <text:p>0.01</text:p>
          </table:table-cell>
          <table:table-cell table:style-name="ce3" table:formula="of:=[.J51]/1000000" office:value-type="float" office:value="0.011396" calcext:value-type="float">
            <text:p>0.01</text:p>
          </table:table-cell>
          <table:table-cell table:style-name="ce3" table:formula="of:=[.K51]/1000000" office:value-type="float" office:value="0.011396" calcext:value-type="float">
            <text:p>0.01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CONSTRAINTS <text:s/>incr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es</text:p>
          </table:table-cell>
          <table:table-cell table:number-columns-repeated="10" table:style-name="ce5" office:value-type="float" office:value="1000" calcext:value-type="float">
            <text:p>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table:number-columns-repeated="10" table:style-name="ce5" office:value-type="float" office:value="15000" calcext:value-type="float">
            <text:p>15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style-name="ce1" table:formula="of:=[.B64]/[.B63]" office:value-type="float" office:value="15" calcext:value-type="float">
            <text:p>15.00</text:p>
          </table:table-cell>
          <table:table-cell table:style-name="ce1" table:formula="of:=[.C64]/[.C63]" office:value-type="float" office:value="15" calcext:value-type="float">
            <text:p>15.00</text:p>
          </table:table-cell>
          <table:table-cell table:style-name="ce1" table:formula="of:=[.D64]/[.D63]" office:value-type="float" office:value="15" calcext:value-type="float">
            <text:p>15.00</text:p>
          </table:table-cell>
          <table:table-cell table:style-name="ce1" table:formula="of:=[.E64]/[.E63]" office:value-type="float" office:value="15" calcext:value-type="float">
            <text:p>15.00</text:p>
          </table:table-cell>
          <table:table-cell table:style-name="ce1" table:formula="of:=[.F64]/[.F63]" office:value-type="float" office:value="15" calcext:value-type="float">
            <text:p>15.00</text:p>
          </table:table-cell>
          <table:table-cell table:style-name="ce1" table:formula="of:=[.G64]/[.G63]" office:value-type="float" office:value="15" calcext:value-type="float">
            <text:p>15.00</text:p>
          </table:table-cell>
          <table:table-cell table:style-name="ce1" table:formula="of:=[.H64]/[.H63]" office:value-type="float" office:value="15" calcext:value-type="float">
            <text:p>15.00</text:p>
          </table:table-cell>
          <table:table-cell table:style-name="ce1" table:formula="of:=[.I64]/[.I63]" office:value-type="float" office:value="15" calcext:value-type="float">
            <text:p>15.00</text:p>
          </table:table-cell>
          <table:table-cell table:style-name="ce1" table:formula="of:=[.J64]/[.J63]" office:value-type="float" office:value="15" calcext:value-type="float">
            <text:p>15.00</text:p>
          </table:table-cell>
          <table:table-cell table:style-name="ce1" table:formula="of:=[.K64]/[.K63]" office:value-type="float" office:value="15" calcext:value-type="float">
            <text:p>15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1000" calcext:value-type="float">
            <text:p>1,000</text:p>
          </table:table-cell>
          <table:table-cell table:style-name="ce5" office:value-type="float" office:value="1250" calcext:value-type="float">
            <text:p>1,250</text:p>
          </table:table-cell>
          <table:table-cell table:style-name="ce5" office:value-type="float" office:value="1500" calcext:value-type="float">
            <text:p>1,500</text:p>
          </table:table-cell>
          <table:table-cell table:style-name="ce5" office:value-type="float" office:value="1750" calcext:value-type="float">
            <text:p>1,750</text:p>
          </table:table-cell>
          <table:table-cell table:style-name="ce5" office:value-type="float" office:value="2000" calcext:value-type="float">
            <text:p>2,000</text:p>
          </table:table-cell>
          <table:table-cell table:style-name="ce5" office:value-type="float" office:value="2250" calcext:value-type="float">
            <text:p>2,2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5" table:formula="of:=SUM([.B69:.B71])" office:value-type="float" office:value="1804396" calcext:value-type="float">
            <text:p>1,804,396</text:p>
          </table:table-cell>
          <table:table-cell table:style-name="ce5" table:formula="of:=SUM([.C69:.C71])" office:value-type="float" office:value="41009000" calcext:value-type="float">
            <text:p>41,009,000</text:p>
          </table:table-cell>
          <table:table-cell table:style-name="ce5" table:formula="of:=SUM([.D69:.D71])" office:value-type="float" office:value="82018000" calcext:value-type="float">
            <text:p>82,018,000</text:p>
          </table:table-cell>
          <table:table-cell table:style-name="ce5" table:formula="of:=SUM([.E69:.E71])" office:value-type="float" office:value="123027000" calcext:value-type="float">
            <text:p>123,027,000</text:p>
          </table:table-cell>
          <table:table-cell table:style-name="ce5" table:formula="of:=SUM([.F69:.F71])" office:value-type="float" office:value="164036000" calcext:value-type="float">
            <text:p>164,036,000</text:p>
          </table:table-cell>
          <table:table-cell table:style-name="ce5" table:formula="of:=SUM([.G69:.G71])" office:value-type="float" office:value="205045000" calcext:value-type="float">
            <text:p>205,045,000</text:p>
          </table:table-cell>
          <table:table-cell table:style-name="ce5" table:formula="of:=SUM([.H69:.H71])" office:value-type="float" office:value="246054000" calcext:value-type="float">
            <text:p>246,054,000</text:p>
          </table:table-cell>
          <table:table-cell table:style-name="ce5" table:formula="of:=SUM([.I69:.I71])" office:value-type="float" office:value="287063000" calcext:value-type="float">
            <text:p>287,063,000</text:p>
          </table:table-cell>
          <table:table-cell table:style-name="ce5" table:formula="of:=SUM([.J69:.J71])" office:value-type="float" office:value="328072000" calcext:value-type="float">
            <text:p>328,072,000</text:p>
          </table:table-cell>
          <table:table-cell table:style-name="ce5" table:formula="of:=SUM([.K69:.K71])" office:value-type="float" office:value="369081000" calcext:value-type="float">
            <text:p>369,08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8" table:formula="of:=[.B63]*[.B65]*[.B66]*[.$B$5]" office:value-type="float" office:value="165000" calcext:value-type="float">
            <text:p>165,000</text:p>
          </table:table-cell>
          <table:table-cell table:style-name="ce2" table:formula="of:=[.C63]*[.C65]*[.C66]*[.$B$5]" office:value-type="float" office:value="3750000" calcext:value-type="float">
            <text:p>3,750,000</text:p>
          </table:table-cell>
          <table:table-cell table:style-name="ce2" table:formula="of:=[.D63]*[.D65]*[.D66]*[.$B$5]" office:value-type="float" office:value="7500000" calcext:value-type="float">
            <text:p>7,500,000</text:p>
          </table:table-cell>
          <table:table-cell table:style-name="ce2" table:formula="of:=[.E63]*[.E65]*[.E66]*[.$B$5]" office:value-type="float" office:value="11250000" calcext:value-type="float">
            <text:p>11,250,000</text:p>
          </table:table-cell>
          <table:table-cell table:style-name="ce2" table:formula="of:=[.F63]*[.F65]*[.F66]*[.$B$5]" office:value-type="float" office:value="15000000" calcext:value-type="float">
            <text:p>15,000,000</text:p>
          </table:table-cell>
          <table:table-cell table:style-name="ce2" table:formula="of:=[.G63]*[.G65]*[.G66]*[.$B$5]" office:value-type="float" office:value="18750000" calcext:value-type="float">
            <text:p>18,750,000</text:p>
          </table:table-cell>
          <table:table-cell table:style-name="ce2" table:formula="of:=[.H63]*[.H65]*[.H66]*[.$B$5]" office:value-type="float" office:value="22500000" calcext:value-type="float">
            <text:p>22,500,000</text:p>
          </table:table-cell>
          <table:table-cell table:style-name="ce2" table:formula="of:=[.I63]*[.I65]*[.I66]*[.$B$5]" office:value-type="float" office:value="26250000" calcext:value-type="float">
            <text:p>26,250,000</text:p>
          </table:table-cell>
          <table:table-cell table:style-name="ce2" table:formula="of:=[.J63]*[.J65]*[.J66]*[.$B$5]" office:value-type="float" office:value="30000000" calcext:value-type="float">
            <text:p>30,000,000</text:p>
          </table:table-cell>
          <table:table-cell table:style-name="ce2" table:formula="of:=[.K63]*[.K65]*[.K66]*[.$B$5]" office:value-type="float" office:value="33750000" calcext:value-type="float">
            <text:p>33,75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8" table:formula="of:=[.B63]*[.B66]*[.$B$2]*[.$B$6]" office:value-type="float" office:value="1628000" calcext:value-type="float">
            <text:p>1,628,000</text:p>
          </table:table-cell>
          <table:table-cell table:style-name="ce2" table:formula="of:=[.C63]*[.C66]*[.$B$2]*[.$B$6]" office:value-type="float" office:value="37000000" calcext:value-type="float">
            <text:p>37,000,000</text:p>
          </table:table-cell>
          <table:table-cell table:style-name="ce2" table:formula="of:=[.D63]*[.D66]*[.$B$2]*[.$B$6]" office:value-type="float" office:value="74000000" calcext:value-type="float">
            <text:p>74,000,000</text:p>
          </table:table-cell>
          <table:table-cell table:style-name="ce2" table:formula="of:=[.E63]*[.E66]*[.$B$2]*[.$B$6]" office:value-type="float" office:value="111000000" calcext:value-type="float">
            <text:p>111,000,000</text:p>
          </table:table-cell>
          <table:table-cell table:style-name="ce2" table:formula="of:=[.F63]*[.F66]*[.$B$2]*[.$B$6]" office:value-type="float" office:value="148000000" calcext:value-type="float">
            <text:p>148,000,000</text:p>
          </table:table-cell>
          <table:table-cell table:style-name="ce2" table:formula="of:=[.G63]*[.G66]*[.$B$2]*[.$B$6]" office:value-type="float" office:value="185000000" calcext:value-type="float">
            <text:p>185,000,000</text:p>
          </table:table-cell>
          <table:table-cell table:style-name="ce2" table:formula="of:=[.H63]*[.H66]*[.$B$2]*[.$B$6]" office:value-type="float" office:value="222000000" calcext:value-type="float">
            <text:p>222,000,000</text:p>
          </table:table-cell>
          <table:table-cell table:style-name="ce2" table:formula="of:=[.I63]*[.I66]*[.$B$2]*[.$B$6]" office:value-type="float" office:value="259000000" calcext:value-type="float">
            <text:p>259,000,000</text:p>
          </table:table-cell>
          <table:table-cell table:style-name="ce2" table:formula="of:=[.J63]*[.J66]*[.$B$2]*[.$B$6]" office:value-type="float" office:value="296000000" calcext:value-type="float">
            <text:p>296,000,000</text:p>
          </table:table-cell>
          <table:table-cell table:style-name="ce2" table:formula="of:=[.K63]*[.K66]*[.$B$2]*[.$B$6]" office:value-type="float" office:value="333000000" calcext:value-type="float">
            <text:p>333,00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8" table:formula="of:=[.B66]*[.$B$2]*[.$B$3]*[.$B$6]" office:value-type="float" office:value="11396" calcext:value-type="float">
            <text:p>11,396</text:p>
          </table:table-cell>
          <table:table-cell table:style-name="ce2" table:formula="of:=[.C66]*[.$B$2]*[.$B$3]*[.$B$6]" office:value-type="float" office:value="259000" calcext:value-type="float">
            <text:p>259,000</text:p>
          </table:table-cell>
          <table:table-cell table:style-name="ce2" table:formula="of:=[.D66]*[.$B$2]*[.$B$3]*[.$B$6]" office:value-type="float" office:value="518000" calcext:value-type="float">
            <text:p>518,000</text:p>
          </table:table-cell>
          <table:table-cell table:style-name="ce2" table:formula="of:=[.E66]*[.$B$2]*[.$B$3]*[.$B$6]" office:value-type="float" office:value="777000" calcext:value-type="float">
            <text:p>777,000</text:p>
          </table:table-cell>
          <table:table-cell table:style-name="ce2" table:formula="of:=[.F66]*[.$B$2]*[.$B$3]*[.$B$6]" office:value-type="float" office:value="1036000" calcext:value-type="float">
            <text:p>1,036,000</text:p>
          </table:table-cell>
          <table:table-cell table:style-name="ce2" table:formula="of:=[.G66]*[.$B$2]*[.$B$3]*[.$B$6]" office:value-type="float" office:value="1295000" calcext:value-type="float">
            <text:p>1,295,000</text:p>
          </table:table-cell>
          <table:table-cell table:style-name="ce2" table:formula="of:=[.H66]*[.$B$2]*[.$B$3]*[.$B$6]" office:value-type="float" office:value="1554000" calcext:value-type="float">
            <text:p>1,554,000</text:p>
          </table:table-cell>
          <table:table-cell table:style-name="ce2" table:formula="of:=[.I66]*[.$B$2]*[.$B$3]*[.$B$6]" office:value-type="float" office:value="1813000" calcext:value-type="float">
            <text:p>1,813,000</text:p>
          </table:table-cell>
          <table:table-cell table:style-name="ce2" table:formula="of:=[.J66]*[.$B$2]*[.$B$3]*[.$B$6]" office:value-type="float" office:value="2072000" calcext:value-type="float">
            <text:p>2,072,000</text:p>
          </table:table-cell>
          <table:table-cell table:style-name="ce2" table:formula="of:=[.K66]*[.$B$2]*[.$B$3]*[.$B$6]" office:value-type="float" office:value="2331000" calcext:value-type="float">
            <text:p>2,33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3" table:formula="of:=[.B69]/1000000" office:value-type="float" office:value="0.165" calcext:value-type="float">
            <text:p>0.17</text:p>
          </table:table-cell>
          <table:table-cell table:style-name="ce3" table:formula="of:=[.C69]/1000000" office:value-type="float" office:value="3.75" calcext:value-type="float">
            <text:p>3.75</text:p>
          </table:table-cell>
          <table:table-cell table:style-name="ce3" table:formula="of:=[.D69]/1000000" office:value-type="float" office:value="7.5" calcext:value-type="float">
            <text:p>7.50</text:p>
          </table:table-cell>
          <table:table-cell table:style-name="ce3" table:formula="of:=[.E69]/1000000" office:value-type="float" office:value="11.25" calcext:value-type="float">
            <text:p>11.25</text:p>
          </table:table-cell>
          <table:table-cell table:style-name="ce3" table:formula="of:=[.F69]/1000000" office:value-type="float" office:value="15" calcext:value-type="float">
            <text:p>15.00</text:p>
          </table:table-cell>
          <table:table-cell table:style-name="ce3" table:formula="of:=[.G69]/1000000" office:value-type="float" office:value="18.75" calcext:value-type="float">
            <text:p>18.75</text:p>
          </table:table-cell>
          <table:table-cell table:style-name="ce3" table:formula="of:=[.H69]/1000000" office:value-type="float" office:value="22.5" calcext:value-type="float">
            <text:p>22.50</text:p>
          </table:table-cell>
          <table:table-cell table:style-name="ce3" table:formula="of:=[.I69]/1000000" office:value-type="float" office:value="26.25" calcext:value-type="float">
            <text:p>26.25</text:p>
          </table:table-cell>
          <table:table-cell table:style-name="ce3" table:formula="of:=[.J69]/1000000" office:value-type="float" office:value="30" calcext:value-type="float">
            <text:p>30.00</text:p>
          </table:table-cell>
          <table:table-cell table:style-name="ce3" table:formula="of:=[.K69]/1000000" office:value-type="float" office:value="33.75" calcext:value-type="float">
            <text:p>33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3" table:formula="of:=[.B70]/1000000" office:value-type="float" office:value="1.628" calcext:value-type="float">
            <text:p>1.63</text:p>
          </table:table-cell>
          <table:table-cell table:style-name="ce3" table:formula="of:=[.C70]/1000000" office:value-type="float" office:value="37" calcext:value-type="float">
            <text:p>37.00</text:p>
          </table:table-cell>
          <table:table-cell table:style-name="ce3" table:formula="of:=[.D70]/1000000" office:value-type="float" office:value="74" calcext:value-type="float">
            <text:p>74.00</text:p>
          </table:table-cell>
          <table:table-cell table:style-name="ce3" table:formula="of:=[.E70]/1000000" office:value-type="float" office:value="111" calcext:value-type="float">
            <text:p>111.00</text:p>
          </table:table-cell>
          <table:table-cell table:style-name="ce3" table:formula="of:=[.F70]/1000000" office:value-type="float" office:value="148" calcext:value-type="float">
            <text:p>148.00</text:p>
          </table:table-cell>
          <table:table-cell table:style-name="ce3" table:formula="of:=[.G70]/1000000" office:value-type="float" office:value="185" calcext:value-type="float">
            <text:p>185.00</text:p>
          </table:table-cell>
          <table:table-cell table:style-name="ce3" table:formula="of:=[.H70]/1000000" office:value-type="float" office:value="222" calcext:value-type="float">
            <text:p>222.00</text:p>
          </table:table-cell>
          <table:table-cell table:style-name="ce3" table:formula="of:=[.I70]/1000000" office:value-type="float" office:value="259" calcext:value-type="float">
            <text:p>259.00</text:p>
          </table:table-cell>
          <table:table-cell table:style-name="ce3" table:formula="of:=[.J70]/1000000" office:value-type="float" office:value="296" calcext:value-type="float">
            <text:p>296.00</text:p>
          </table:table-cell>
          <table:table-cell table:style-name="ce3" table:formula="of:=[.K70]/1000000" office:value-type="float" office:value="333" calcext:value-type="float">
            <text:p>333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3" table:formula="of:=[.B71]/1000000" office:value-type="float" office:value="0.011396" calcext:value-type="float">
            <text:p>0.01</text:p>
          </table:table-cell>
          <table:table-cell table:style-name="ce3" table:formula="of:=[.C71]/1000000" office:value-type="float" office:value="0.259" calcext:value-type="float">
            <text:p>0.26</text:p>
          </table:table-cell>
          <table:table-cell table:style-name="ce3" table:formula="of:=[.D71]/1000000" office:value-type="float" office:value="0.518" calcext:value-type="float">
            <text:p>0.52</text:p>
          </table:table-cell>
          <table:table-cell table:style-name="ce3" table:formula="of:=[.E71]/1000000" office:value-type="float" office:value="0.777" calcext:value-type="float">
            <text:p>0.78</text:p>
          </table:table-cell>
          <table:table-cell table:style-name="ce3" table:formula="of:=[.F71]/1000000" office:value-type="float" office:value="1.036" calcext:value-type="float">
            <text:p>1.04</text:p>
          </table:table-cell>
          <table:table-cell table:style-name="ce3" table:formula="of:=[.G71]/1000000" office:value-type="float" office:value="1.295" calcext:value-type="float">
            <text:p>1.30</text:p>
          </table:table-cell>
          <table:table-cell table:style-name="ce3" table:formula="of:=[.H71]/1000000" office:value-type="float" office:value="1.554" calcext:value-type="float">
            <text:p>1.55</text:p>
          </table:table-cell>
          <table:table-cell table:style-name="ce3" table:formula="of:=[.I71]/1000000" office:value-type="float" office:value="1.813" calcext:value-type="float">
            <text:p>1.81</text:p>
          </table:table-cell>
          <table:table-cell table:style-name="ce3" table:formula="of:=[.J71]/1000000" office:value-type="float" office:value="2.072" calcext:value-type="float">
            <text:p>2.07</text:p>
          </table:table-cell>
          <table:table-cell table:style-name="ce3" table:formula="of:=[.K71]/1000000" office:value-type="float" office:value="2.331" calcext:value-type="float">
            <text:p>2.33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ALL increase:</text:p>
          </table:table-cell>
          <table:table-cell office:value-type="float" office:value="5000" calcext:value-type="float">
            <text:p>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ces</text:p>
          </table:table-cell>
          <table:table-cell table:style-name="ce5" office:value-type="float" office:value="1000" calcext:value-type="float">
            <text:p>1,000</text:p>
          </table:table-cell>
          <table:table-cell table:style-name="ce5" table:formula="of:=[.B83]+[.$B$82]" office:value-type="float" office:value="6000" calcext:value-type="float">
            <text:p>6,000</text:p>
          </table:table-cell>
          <table:table-cell table:style-name="ce5" table:formula="of:=[.C83]+[.$B$82]" office:value-type="float" office:value="11000" calcext:value-type="float">
            <text:p>11,000</text:p>
          </table:table-cell>
          <table:table-cell table:style-name="ce5" table:formula="of:=[.D83]+[.$B$82]" office:value-type="float" office:value="16000" calcext:value-type="float">
            <text:p>16,000</text:p>
          </table:table-cell>
          <table:table-cell table:style-name="ce5" table:formula="of:=[.E83]+[.$B$82]" office:value-type="float" office:value="21000" calcext:value-type="float">
            <text:p>21,000</text:p>
          </table:table-cell>
          <table:table-cell table:style-name="ce5" table:formula="of:=[.F83]+[.$B$82]" office:value-type="float" office:value="26000" calcext:value-type="float">
            <text:p>26,000</text:p>
          </table:table-cell>
          <table:table-cell table:style-name="ce5" table:formula="of:=[.G83]+[.$B$82]" office:value-type="float" office:value="31000" calcext:value-type="float">
            <text:p>31,000</text:p>
          </table:table-cell>
          <table:table-cell table:style-name="ce5" table:formula="of:=[.H83]+[.$B$82]" office:value-type="float" office:value="36000" calcext:value-type="float">
            <text:p>36,000</text:p>
          </table:table-cell>
          <table:table-cell table:style-name="ce5" table:formula="of:=[.I83]+[.$B$82]" office:value-type="float" office:value="41000" calcext:value-type="float">
            <text:p>41,000</text:p>
          </table:table-cell>
          <table:table-cell table:style-name="ce5" table:formula="of:=[.J83]+[.$B$82]" office:value-type="float" office:value="46000" calcext:value-type="float">
            <text:p>46,000</text:p>
          </table:table-cell>
          <table:table-cell table:style-name="ce5" table:formula="of:=[.K83]+[.$B$82]" office:value-type="float" office:value="51000" calcext:value-type="float">
            <text:p>51,000</text:p>
          </table:table-cell>
          <table:table-cell table:style-name="ce5" table:formula="of:=[.L83]+[.$B$82]" office:value-type="float" office:value="56000" calcext:value-type="float">
            <text:p>56,000</text:p>
          </table:table-cell>
          <table:table-cell table:style-name="ce5" table:formula="of:=[.M83]+[.$B$82]" office:value-type="float" office:value="61000" calcext:value-type="float">
            <text:p>61,000</text:p>
          </table:table-cell>
          <table:table-cell table:style-name="ce5" table:formula="of:=[.N83]+[.$B$82]" office:value-type="float" office:value="66000" calcext:value-type="float">
            <text:p>66,000</text:p>
          </table:table-cell>
          <table:table-cell table:style-name="ce5" table:formula="of:=[.O83]+[.$B$82]" office:value-type="float" office:value="71000" calcext:value-type="float">
            <text:p>71,000</text:p>
          </table:table-cell>
          <table:table-cell table:style-name="ce5" table:formula="of:=[.P83]+[.$B$82]" office:value-type="float" office:value="76000" calcext:value-type="float">
            <text:p>76,000</text:p>
          </table:table-cell>
          <table:table-cell table:style-name="ce5" table:formula="of:=[.Q83]+[.$B$82]" office:value-type="float" office:value="81000" calcext:value-type="float">
            <text:p>81,000</text:p>
          </table:table-cell>
          <table:table-cell table:style-name="ce5" table:formula="of:=[.R83]+[.$B$82]" office:value-type="float" office:value="86000" calcext:value-type="float">
            <text:p>86,000</text:p>
          </table:table-cell>
          <table:table-cell table:style-name="ce5" table:formula="of:=[.S83]+[.$B$82]" office:value-type="float" office:value="91000" calcext:value-type="float">
            <text:p>91,000</text:p>
          </table:table-cell>
          <table:table-cell table:style-name="ce5" table:formula="of:=[.T83]+[.$B$82]" office:value-type="float" office:value="96000" calcext:value-type="float">
            <text:p>96,000</text:p>
          </table:table-cell>
          <table:table-cell table:style-name="ce5" table:formula="of:=[.U83]+[.$B$82]" office:value-type="float" office:value="101000" calcext:value-type="float">
            <text:p>101,000</text:p>
          </table:table-cell>
          <table:table-cell table:style-name="ce5" table:formula="of:=[.V83]+[.$B$82]" office:value-type="float" office:value="106000" calcext:value-type="float">
            <text:p>106,000</text:p>
          </table:table-cell>
          <table:table-cell table:style-name="ce5" table:formula="of:=[.W83]+[.$B$82]" office:value-type="float" office:value="111000" calcext:value-type="float">
            <text:p>111,000</text:p>
          </table:table-cell>
          <table:table-cell table:style-name="ce5" table:formula="of:=[.X83]+[.$B$82]" office:value-type="float" office:value="116000" calcext:value-type="float">
            <text:p>116,000</text:p>
          </table:table-cell>
          <table:table-cell table:style-name="ce5" table:formula="of:=[.Y83]+[.$B$82]" office:value-type="float" office:value="121000" calcext:value-type="float">
            <text:p>121,000</text:p>
          </table:table-cell>
          <table:table-cell table:style-name="ce5" table:formula="of:=[.Z83]+[.$B$82]" office:value-type="float" office:value="126000" calcext:value-type="float">
            <text:p>126,000</text:p>
          </table:table-cell>
          <table:table-cell table:style-name="ce5" table:formula="of:=[.AA83]+[.$B$82]" office:value-type="float" office:value="131000" calcext:value-type="float">
            <text:p>131,000</text:p>
          </table:table-cell>
          <table:table-cell table:style-name="ce5" table:formula="of:=[.AB83]+[.$B$82]" office:value-type="float" office:value="136000" calcext:value-type="float">
            <text:p>136,000</text:p>
          </table:table-cell>
          <table:table-cell table:style-name="ce5" table:formula="of:=[.AC83]+[.$B$82]" office:value-type="float" office:value="141000" calcext:value-type="float">
            <text:p>141,000</text:p>
          </table:table-cell>
          <table:table-cell table:style-name="ce5" table:formula="of:=[.AD83]+[.$B$82]" office:value-type="float" office:value="146000" calcext:value-type="float">
            <text:p>146,000</text:p>
          </table:table-cell>
          <table:table-cell table:style-name="ce5" table:formula="of:=[.AE83]+[.$B$82]" office:value-type="float" office:value="151000" calcext:value-type="float">
            <text:p>151,000</text:p>
          </table:table-cell>
          <table:table-cell table:style-name="ce5" table:formula="of:=[.AF83]+[.$B$82]" office:value-type="float" office:value="156000" calcext:value-type="float">
            <text:p>156,000</text:p>
          </table:table-cell>
          <table:table-cell table:style-name="ce5" table:formula="of:=[.AG83]+[.$B$82]" office:value-type="float" office:value="161000" calcext:value-type="float">
            <text:p>161,000</text:p>
          </table:table-cell>
          <table:table-cell table:style-name="ce5" table:formula="of:=[.AH83]+[.$B$82]" office:value-type="float" office:value="166000" calcext:value-type="float">
            <text:p>166,000</text:p>
          </table:table-cell>
          <table:table-cell table:style-name="ce5" table:formula="of:=[.AI83]+[.$B$82]" office:value-type="float" office:value="171000" calcext:value-type="float">
            <text:p>171,000</text:p>
          </table:table-cell>
          <table:table-cell table:style-name="ce5" table:formula="of:=[.AJ83]+[.$B$82]" office:value-type="float" office:value="176000" calcext:value-type="float">
            <text:p>176,000</text:p>
          </table:table-cell>
          <table:table-cell table:style-name="ce5" table:formula="of:=[.AK83]+[.$B$82]" office:value-type="float" office:value="181000" calcext:value-type="float">
            <text:p>181,000</text:p>
          </table:table-cell>
          <table:table-cell table:style-name="ce5" table:formula="of:=[.AL83]+[.$B$82]" office:value-type="float" office:value="186000" calcext:value-type="float">
            <text:p>186,000</text:p>
          </table:table-cell>
          <table:table-cell table:style-name="ce5" table:formula="of:=[.AM83]+[.$B$82]" office:value-type="float" office:value="191000" calcext:value-type="float">
            <text:p>191,000</text:p>
          </table:table-cell>
          <table:table-cell table:style-name="ce5" table:formula="of:=[.AN83]+[.$B$82]" office:value-type="float" office:value="196000" calcext:value-type="float">
            <text:p>196,000</text:p>
          </table:table-cell>
          <table:table-cell table:style-name="ce5" table:formula="of:=[.AO83]+[.$B$82]" office:value-type="float" office:value="201000" calcext:value-type="float">
            <text:p>201,000</text:p>
          </table:table-cell>
          <table:table-cell table:style-name="ce5" table:formula="of:=[.AP83]+[.$B$82]" office:value-type="float" office:value="206000" calcext:value-type="float">
            <text:p>206,000</text:p>
          </table:table-cell>
          <table:table-cell table:style-name="ce5" table:formula="of:=[.AQ83]+[.$B$82]" office:value-type="float" office:value="211000" calcext:value-type="float">
            <text:p>211,000</text:p>
          </table:table-cell>
          <table:table-cell table:style-name="ce5" table:formula="of:=[.AR83]+[.$B$82]" office:value-type="float" office:value="216000" calcext:value-type="float">
            <text:p>216,000</text:p>
          </table:table-cell>
          <table:table-cell table:style-name="ce5" table:formula="of:=[.AS83]+[.$B$82]" office:value-type="float" office:value="221000" calcext:value-type="float">
            <text:p>221,000</text:p>
          </table:table-cell>
          <table:table-cell table:style-name="ce5" table:formula="of:=[.AT83]+[.$B$82]" office:value-type="float" office:value="226000" calcext:value-type="float">
            <text:p>226,000</text:p>
          </table:table-cell>
          <table:table-cell table:style-name="ce5" table:formula="of:=[.AU83]+[.$B$82]" office:value-type="float" office:value="231000" calcext:value-type="float">
            <text:p>231,000</text:p>
          </table:table-cell>
          <table:table-cell table:style-name="ce5" table:formula="of:=[.AV83]+[.$B$82]" office:value-type="float" office:value="236000" calcext:value-type="float">
            <text:p>236,000</text:p>
          </table:table-cell>
          <table:table-cell table:style-name="ce5" table:formula="of:=[.AW83]+[.$B$82]" office:value-type="float" office:value="241000" calcext:value-type="float">
            <text:p>241,000</text:p>
          </table:table-cell>
          <table:table-cell table:style-name="ce5" table:formula="of:=[.AX83]+[.$B$82]" office:value-type="float" office:value="246000" calcext:value-type="float">
            <text:p>246,000</text:p>
          </table:table-cell>
          <table:table-cell table:style-name="ce5" table:formula="of:=[.AY83]+[.$B$82]" office:value-type="float" office:value="251000" calcext:value-type="float">
            <text:p>251,000</text:p>
          </table:table-cell>
          <table:table-cell table:style-name="ce5" table:formula="of:=[.AZ83]+[.$B$82]" office:value-type="float" office:value="256000" calcext:value-type="float">
            <text:p>256,000</text:p>
          </table:table-cell>
          <table:table-cell table:style-name="ce5" table:formula="of:=[.BA83]+[.$B$82]" office:value-type="float" office:value="261000" calcext:value-type="float">
            <text:p>261,000</text:p>
          </table:table-cell>
          <table:table-cell table:style-name="ce5" table:formula="of:=[.BB83]+[.$B$82]" office:value-type="float" office:value="266000" calcext:value-type="float">
            <text:p>266,000</text:p>
          </table:table-cell>
          <table:table-cell table:style-name="ce5" table:formula="of:=[.BC83]+[.$B$82]" office:value-type="float" office:value="271000" calcext:value-type="float">
            <text:p>271,000</text:p>
          </table:table-cell>
          <table:table-cell table:style-name="ce5" table:formula="of:=[.BD83]+[.$B$82]" office:value-type="float" office:value="276000" calcext:value-type="float">
            <text:p>276,000</text:p>
          </table:table-cell>
          <table:table-cell table:style-name="ce5" table:formula="of:=[.BE83]+[.$B$82]" office:value-type="float" office:value="281000" calcext:value-type="float">
            <text:p>281,000</text:p>
          </table:table-cell>
          <table:table-cell table:style-name="ce5" table:formula="of:=[.BF83]+[.$B$82]" office:value-type="float" office:value="286000" calcext:value-type="float">
            <text:p>286,000</text:p>
          </table:table-cell>
          <table:table-cell table:style-name="ce5" table:formula="of:=[.BG83]+[.$B$82]" office:value-type="float" office:value="291000" calcext:value-type="float">
            <text:p>291,000</text:p>
          </table:table-cell>
          <table:table-cell table:style-name="ce5" table:formula="of:=[.BH83]+[.$B$82]" office:value-type="float" office:value="296000" calcext:value-type="float">
            <text:p>296,000</text:p>
          </table:table-cell>
          <table:table-cell table:style-name="ce5" table:formula="of:=[.BI83]+[.$B$82]" office:value-type="float" office:value="301000" calcext:value-type="float">
            <text:p>301,000</text:p>
          </table:table-cell>
          <table:table-cell table:style-name="ce5" table:formula="of:=[.BJ83]+[.$B$82]" office:value-type="float" office:value="306000" calcext:value-type="float">
            <text:p>306,000</text:p>
          </table:table-cell>
          <table:table-cell table:style-name="ce5" table:formula="of:=[.BK83]+[.$B$82]" office:value-type="float" office:value="311000" calcext:value-type="float">
            <text:p>311,000</text:p>
          </table:table-cell>
          <table:table-cell table:style-name="ce5" table:formula="of:=[.BL83]+[.$B$82]" office:value-type="float" office:value="316000" calcext:value-type="float">
            <text:p>316,000</text:p>
          </table:table-cell>
          <table:table-cell table:style-name="ce5" table:formula="of:=[.BM83]+[.$B$82]" office:value-type="float" office:value="321000" calcext:value-type="float">
            <text:p>321,000</text:p>
          </table:table-cell>
          <table:table-cell table:style-name="ce5" table:formula="of:=[.BN83]+[.$B$82]" office:value-type="float" office:value="326000" calcext:value-type="float">
            <text:p>326,000</text:p>
          </table:table-cell>
          <table:table-cell table:style-name="ce5" table:formula="of:=[.BO83]+[.$B$82]" office:value-type="float" office:value="331000" calcext:value-type="float">
            <text:p>331,000</text:p>
          </table:table-cell>
          <table:table-cell table:style-name="ce5" table:formula="of:=[.BP83]+[.$B$82]" office:value-type="float" office:value="336000" calcext:value-type="float">
            <text:p>336,000</text:p>
          </table:table-cell>
          <table:table-cell table:style-name="ce5" table:formula="of:=[.BQ83]+[.$B$82]" office:value-type="float" office:value="341000" calcext:value-type="float">
            <text:p>341,000</text:p>
          </table:table-cell>
          <table:table-cell table:style-name="ce5" table:formula="of:=[.BR83]+[.$B$82]" office:value-type="float" office:value="346000" calcext:value-type="float">
            <text:p>346,000</text:p>
          </table:table-cell>
          <table:table-cell table:style-name="ce5" table:formula="of:=[.BS83]+[.$B$82]" office:value-type="float" office:value="351000" calcext:value-type="float">
            <text:p>351,000</text:p>
          </table:table-cell>
          <table:table-cell table:style-name="ce5" table:formula="of:=[.BT83]+[.$B$82]" office:value-type="float" office:value="356000" calcext:value-type="float">
            <text:p>356,000</text:p>
          </table:table-cell>
          <table:table-cell table:style-name="ce5" table:formula="of:=[.BU83]+[.$B$82]" office:value-type="float" office:value="361000" calcext:value-type="float">
            <text:p>361,000</text:p>
          </table:table-cell>
          <table:table-cell table:style-name="ce5" table:formula="of:=[.BV83]+[.$B$82]" office:value-type="float" office:value="366000" calcext:value-type="float">
            <text:p>366,000</text:p>
          </table:table-cell>
          <table:table-cell table:style-name="ce5" table:formula="of:=[.BW83]+[.$B$82]" office:value-type="float" office:value="371000" calcext:value-type="float">
            <text:p>371,000</text:p>
          </table:table-cell>
          <table:table-cell table:style-name="ce5" table:formula="of:=[.BX83]+[.$B$82]" office:value-type="float" office:value="376000" calcext:value-type="float">
            <text:p>376,000</text:p>
          </table:table-cell>
          <table:table-cell table:style-name="ce5" table:formula="of:=[.BY83]+[.$B$82]" office:value-type="float" office:value="381000" calcext:value-type="float">
            <text:p>381,000</text:p>
          </table:table-cell>
          <table:table-cell table:style-name="ce5" table:formula="of:=[.BZ83]+[.$B$82]" office:value-type="float" office:value="386000" calcext:value-type="float">
            <text:p>386,000</text:p>
          </table:table-cell>
          <table:table-cell table:style-name="ce5" table:formula="of:=[.CA83]+[.$B$82]" office:value-type="float" office:value="391000" calcext:value-type="float">
            <text:p>391,000</text:p>
          </table:table-cell>
          <table:table-cell table:style-name="ce5" table:formula="of:=[.CB83]+[.$B$82]" office:value-type="float" office:value="396000" calcext:value-type="float">
            <text:p>396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events</text:p>
          </table:table-cell>
          <table:table-cell table:style-name="ce5" table:formula="of:=[.B83]*[.B85]" office:value-type="float" office:value="15000" calcext:value-type="float">
            <text:p>15,000</text:p>
          </table:table-cell>
          <table:table-cell table:style-name="ce5" table:formula="of:=[.C83]*[.C85]" office:value-type="float" office:value="90000" calcext:value-type="float">
            <text:p>90,000</text:p>
          </table:table-cell>
          <table:table-cell table:style-name="ce5" table:formula="of:=[.D83]*[.D85]" office:value-type="float" office:value="165000" calcext:value-type="float">
            <text:p>165,000</text:p>
          </table:table-cell>
          <table:table-cell table:style-name="ce5" table:formula="of:=[.E83]*[.E85]" office:value-type="float" office:value="240000" calcext:value-type="float">
            <text:p>240,000</text:p>
          </table:table-cell>
          <table:table-cell table:style-name="ce5" table:formula="of:=[.F83]*[.F85]" office:value-type="float" office:value="315000" calcext:value-type="float">
            <text:p>315,000</text:p>
          </table:table-cell>
          <table:table-cell table:style-name="ce5" table:formula="of:=[.G83]*[.G85]" office:value-type="float" office:value="390000" calcext:value-type="float">
            <text:p>390,000</text:p>
          </table:table-cell>
          <table:table-cell table:style-name="ce5" table:formula="of:=[.H83]*[.H85]" office:value-type="float" office:value="465000" calcext:value-type="float">
            <text:p>465,000</text:p>
          </table:table-cell>
          <table:table-cell table:style-name="ce5" table:formula="of:=[.I83]*[.I85]" office:value-type="float" office:value="540000" calcext:value-type="float">
            <text:p>540,000</text:p>
          </table:table-cell>
          <table:table-cell table:style-name="ce5" table:formula="of:=[.J83]*[.J85]" office:value-type="float" office:value="615000" calcext:value-type="float">
            <text:p>615,000</text:p>
          </table:table-cell>
          <table:table-cell table:style-name="ce5" table:formula="of:=[.K83]*[.K85]" office:value-type="float" office:value="690000" calcext:value-type="float">
            <text:p>690,000</text:p>
          </table:table-cell>
          <table:table-cell table:style-name="ce5" table:formula="of:=[.L83]*[.L85]" office:value-type="float" office:value="765000" calcext:value-type="float">
            <text:p>765,000</text:p>
          </table:table-cell>
          <table:table-cell table:style-name="ce5" table:formula="of:=[.M83]*[.M85]" office:value-type="float" office:value="840000" calcext:value-type="float">
            <text:p>840,000</text:p>
          </table:table-cell>
          <table:table-cell table:style-name="ce5" table:formula="of:=[.N83]*[.N85]" office:value-type="float" office:value="915000" calcext:value-type="float">
            <text:p>915,000</text:p>
          </table:table-cell>
          <table:table-cell table:style-name="ce5" table:formula="of:=[.O83]*[.O85]" office:value-type="float" office:value="990000" calcext:value-type="float">
            <text:p>990,000</text:p>
          </table:table-cell>
          <table:table-cell table:style-name="ce5" table:formula="of:=[.P83]*[.P85]" office:value-type="float" office:value="1065000" calcext:value-type="float">
            <text:p>1,065,000</text:p>
          </table:table-cell>
          <table:table-cell table:style-name="ce5" table:formula="of:=[.Q83]*[.Q85]" office:value-type="float" office:value="1140000" calcext:value-type="float">
            <text:p>1,140,000</text:p>
          </table:table-cell>
          <table:table-cell table:style-name="ce5" table:formula="of:=[.R83]*[.R85]" office:value-type="float" office:value="1215000" calcext:value-type="float">
            <text:p>1,215,000</text:p>
          </table:table-cell>
          <table:table-cell table:style-name="ce5" table:formula="of:=[.S83]*[.S85]" office:value-type="float" office:value="1290000" calcext:value-type="float">
            <text:p>1,290,000</text:p>
          </table:table-cell>
          <table:table-cell table:style-name="ce5" table:formula="of:=[.T83]*[.T85]" office:value-type="float" office:value="1365000" calcext:value-type="float">
            <text:p>1,365,000</text:p>
          </table:table-cell>
          <table:table-cell table:style-name="ce5" table:formula="of:=[.U83]*[.U85]" office:value-type="float" office:value="1440000" calcext:value-type="float">
            <text:p>1,440,000</text:p>
          </table:table-cell>
          <table:table-cell table:style-name="ce5" table:formula="of:=[.V83]*[.V85]" office:value-type="float" office:value="1515000" calcext:value-type="float">
            <text:p>1,515,000</text:p>
          </table:table-cell>
          <table:table-cell table:style-name="ce5" table:formula="of:=[.W83]*[.W85]" office:value-type="float" office:value="1590000" calcext:value-type="float">
            <text:p>1,590,000</text:p>
          </table:table-cell>
          <table:table-cell table:style-name="ce5" table:formula="of:=[.X83]*[.X85]" office:value-type="float" office:value="1665000" calcext:value-type="float">
            <text:p>1,665,000</text:p>
          </table:table-cell>
          <table:table-cell table:style-name="ce5" table:formula="of:=[.Y83]*[.Y85]" office:value-type="float" office:value="1740000" calcext:value-type="float">
            <text:p>1,740,000</text:p>
          </table:table-cell>
          <table:table-cell table:style-name="ce5" table:formula="of:=[.Z83]*[.Z85]" office:value-type="float" office:value="1815000" calcext:value-type="float">
            <text:p>1,815,000</text:p>
          </table:table-cell>
          <table:table-cell table:style-name="ce5" table:formula="of:=[.AA83]*[.AA85]" office:value-type="float" office:value="1890000" calcext:value-type="float">
            <text:p>1,890,000</text:p>
          </table:table-cell>
          <table:table-cell table:style-name="ce5" table:formula="of:=[.AB83]*[.AB85]" office:value-type="float" office:value="1965000" calcext:value-type="float">
            <text:p>1,965,000</text:p>
          </table:table-cell>
          <table:table-cell table:style-name="ce5" table:formula="of:=[.AC83]*[.AC85]" office:value-type="float" office:value="2040000" calcext:value-type="float">
            <text:p>2,040,000</text:p>
          </table:table-cell>
          <table:table-cell table:style-name="ce5" table:formula="of:=[.AD83]*[.AD85]" office:value-type="float" office:value="2115000" calcext:value-type="float">
            <text:p>2,115,000</text:p>
          </table:table-cell>
          <table:table-cell table:style-name="ce5" table:formula="of:=[.AE83]*[.AE85]" office:value-type="float" office:value="2190000" calcext:value-type="float">
            <text:p>2,190,000</text:p>
          </table:table-cell>
          <table:table-cell table:style-name="ce5" table:formula="of:=[.AF83]*[.AF85]" office:value-type="float" office:value="2265000" calcext:value-type="float">
            <text:p>2,265,000</text:p>
          </table:table-cell>
          <table:table-cell table:style-name="ce5" table:formula="of:=[.AG83]*[.AG85]" office:value-type="float" office:value="2340000" calcext:value-type="float">
            <text:p>2,340,000</text:p>
          </table:table-cell>
          <table:table-cell table:style-name="ce5" table:formula="of:=[.AH83]*[.AH85]" office:value-type="float" office:value="2415000" calcext:value-type="float">
            <text:p>2,415,000</text:p>
          </table:table-cell>
          <table:table-cell table:style-name="ce5" table:formula="of:=[.AI83]*[.AI85]" office:value-type="float" office:value="2490000" calcext:value-type="float">
            <text:p>2,490,000</text:p>
          </table:table-cell>
          <table:table-cell table:style-name="ce5" table:formula="of:=[.AJ83]*[.AJ85]" office:value-type="float" office:value="2565000" calcext:value-type="float">
            <text:p>2,565,000</text:p>
          </table:table-cell>
          <table:table-cell table:style-name="ce5" table:formula="of:=[.AK83]*[.AK85]" office:value-type="float" office:value="2640000" calcext:value-type="float">
            <text:p>2,640,000</text:p>
          </table:table-cell>
          <table:table-cell table:style-name="ce5" table:formula="of:=[.AL83]*[.AL85]" office:value-type="float" office:value="2715000" calcext:value-type="float">
            <text:p>2,715,000</text:p>
          </table:table-cell>
          <table:table-cell table:style-name="ce5" table:formula="of:=[.AM83]*[.AM85]" office:value-type="float" office:value="2790000" calcext:value-type="float">
            <text:p>2,790,000</text:p>
          </table:table-cell>
          <table:table-cell table:style-name="ce5" table:formula="of:=[.AN83]*[.AN85]" office:value-type="float" office:value="2865000" calcext:value-type="float">
            <text:p>2,865,000</text:p>
          </table:table-cell>
          <table:table-cell table:style-name="ce5" table:formula="of:=[.AO83]*[.AO85]" office:value-type="float" office:value="2940000" calcext:value-type="float">
            <text:p>2,940,000</text:p>
          </table:table-cell>
          <table:table-cell table:style-name="ce5" table:formula="of:=[.AP83]*[.AP85]" office:value-type="float" office:value="3015000" calcext:value-type="float">
            <text:p>3,015,000</text:p>
          </table:table-cell>
          <table:table-cell table:style-name="ce5" table:formula="of:=[.AQ83]*[.AQ85]" office:value-type="float" office:value="3090000" calcext:value-type="float">
            <text:p>3,090,000</text:p>
          </table:table-cell>
          <table:table-cell table:style-name="ce5" table:formula="of:=[.AR83]*[.AR85]" office:value-type="float" office:value="3165000" calcext:value-type="float">
            <text:p>3,165,000</text:p>
          </table:table-cell>
          <table:table-cell table:style-name="ce5" table:formula="of:=[.AS83]*[.AS85]" office:value-type="float" office:value="3240000" calcext:value-type="float">
            <text:p>3,240,000</text:p>
          </table:table-cell>
          <table:table-cell table:style-name="ce5" table:formula="of:=[.AT83]*[.AT85]" office:value-type="float" office:value="3315000" calcext:value-type="float">
            <text:p>3,315,000</text:p>
          </table:table-cell>
          <table:table-cell table:style-name="ce5" table:formula="of:=[.AU83]*[.AU85]" office:value-type="float" office:value="3390000" calcext:value-type="float">
            <text:p>3,390,000</text:p>
          </table:table-cell>
          <table:table-cell table:style-name="ce5" table:formula="of:=[.AV83]*[.AV85]" office:value-type="float" office:value="3465000" calcext:value-type="float">
            <text:p>3,465,000</text:p>
          </table:table-cell>
          <table:table-cell table:style-name="ce5" table:formula="of:=[.AW83]*[.AW85]" office:value-type="float" office:value="3540000" calcext:value-type="float">
            <text:p>3,540,000</text:p>
          </table:table-cell>
          <table:table-cell table:style-name="ce5" table:formula="of:=[.AX83]*[.AX85]" office:value-type="float" office:value="3615000" calcext:value-type="float">
            <text:p>3,615,000</text:p>
          </table:table-cell>
          <table:table-cell table:style-name="ce5" table:formula="of:=[.AY83]*[.AY85]" office:value-type="float" office:value="3690000" calcext:value-type="float">
            <text:p>3,690,000</text:p>
          </table:table-cell>
          <table:table-cell table:style-name="ce5" table:formula="of:=[.AZ83]*[.AZ85]" office:value-type="float" office:value="3765000" calcext:value-type="float">
            <text:p>3,765,000</text:p>
          </table:table-cell>
          <table:table-cell table:style-name="ce5" table:formula="of:=[.BA83]*[.BA85]" office:value-type="float" office:value="3840000" calcext:value-type="float">
            <text:p>3,840,000</text:p>
          </table:table-cell>
          <table:table-cell table:style-name="ce5" table:formula="of:=[.BB83]*[.BB85]" office:value-type="float" office:value="3915000" calcext:value-type="float">
            <text:p>3,915,000</text:p>
          </table:table-cell>
          <table:table-cell table:style-name="ce5" table:formula="of:=[.BC83]*[.BC85]" office:value-type="float" office:value="3990000" calcext:value-type="float">
            <text:p>3,990,000</text:p>
          </table:table-cell>
          <table:table-cell table:style-name="ce5" table:formula="of:=[.BD83]*[.BD85]" office:value-type="float" office:value="4065000" calcext:value-type="float">
            <text:p>4,065,000</text:p>
          </table:table-cell>
          <table:table-cell table:style-name="ce5" table:formula="of:=[.BE83]*[.BE85]" office:value-type="float" office:value="4140000" calcext:value-type="float">
            <text:p>4,140,000</text:p>
          </table:table-cell>
          <table:table-cell table:style-name="ce5" table:formula="of:=[.BF83]*[.BF85]" office:value-type="float" office:value="4215000" calcext:value-type="float">
            <text:p>4,215,000</text:p>
          </table:table-cell>
          <table:table-cell table:style-name="ce5" table:formula="of:=[.BG83]*[.BG85]" office:value-type="float" office:value="4290000" calcext:value-type="float">
            <text:p>4,290,000</text:p>
          </table:table-cell>
          <table:table-cell table:style-name="ce5" table:formula="of:=[.BH83]*[.BH85]" office:value-type="float" office:value="4365000" calcext:value-type="float">
            <text:p>4,365,000</text:p>
          </table:table-cell>
          <table:table-cell table:style-name="ce5" table:formula="of:=[.BI83]*[.BI85]" office:value-type="float" office:value="4440000" calcext:value-type="float">
            <text:p>4,440,000</text:p>
          </table:table-cell>
          <table:table-cell table:style-name="ce5" table:formula="of:=[.BJ83]*[.BJ85]" office:value-type="float" office:value="4515000" calcext:value-type="float">
            <text:p>4,515,000</text:p>
          </table:table-cell>
          <table:table-cell table:style-name="ce5" table:formula="of:=[.BK83]*[.BK85]" office:value-type="float" office:value="4590000" calcext:value-type="float">
            <text:p>4,590,000</text:p>
          </table:table-cell>
          <table:table-cell table:style-name="ce5" table:formula="of:=[.BL83]*[.BL85]" office:value-type="float" office:value="4665000" calcext:value-type="float">
            <text:p>4,665,000</text:p>
          </table:table-cell>
          <table:table-cell table:style-name="ce5" table:formula="of:=[.BM83]*[.BM85]" office:value-type="float" office:value="4740000" calcext:value-type="float">
            <text:p>4,740,000</text:p>
          </table:table-cell>
          <table:table-cell table:style-name="ce5" table:formula="of:=[.BN83]*[.BN85]" office:value-type="float" office:value="4815000" calcext:value-type="float">
            <text:p>4,815,000</text:p>
          </table:table-cell>
          <table:table-cell table:style-name="ce5" table:formula="of:=[.BO83]*[.BO85]" office:value-type="float" office:value="4890000" calcext:value-type="float">
            <text:p>4,890,000</text:p>
          </table:table-cell>
          <table:table-cell table:style-name="ce5" table:formula="of:=[.BP83]*[.BP85]" office:value-type="float" office:value="4965000" calcext:value-type="float">
            <text:p>4,965,000</text:p>
          </table:table-cell>
          <table:table-cell table:style-name="ce5" table:formula="of:=[.BQ83]*[.BQ85]" office:value-type="float" office:value="5040000" calcext:value-type="float">
            <text:p>5,040,000</text:p>
          </table:table-cell>
          <table:table-cell table:style-name="ce5" table:formula="of:=[.BR83]*[.BR85]" office:value-type="float" office:value="5115000" calcext:value-type="float">
            <text:p>5,115,000</text:p>
          </table:table-cell>
          <table:table-cell table:style-name="ce5" table:formula="of:=[.BS83]*[.BS85]" office:value-type="float" office:value="5190000" calcext:value-type="float">
            <text:p>5,190,000</text:p>
          </table:table-cell>
          <table:table-cell table:style-name="ce5" table:formula="of:=[.BT83]*[.BT85]" office:value-type="float" office:value="5265000" calcext:value-type="float">
            <text:p>5,265,000</text:p>
          </table:table-cell>
          <table:table-cell table:style-name="ce5" table:formula="of:=[.BU83]*[.BU85]" office:value-type="float" office:value="5340000" calcext:value-type="float">
            <text:p>5,340,000</text:p>
          </table:table-cell>
          <table:table-cell table:style-name="ce5" table:formula="of:=[.BV83]*[.BV85]" office:value-type="float" office:value="5415000" calcext:value-type="float">
            <text:p>5,415,000</text:p>
          </table:table-cell>
          <table:table-cell table:style-name="ce5" table:formula="of:=[.BW83]*[.BW85]" office:value-type="float" office:value="5490000" calcext:value-type="float">
            <text:p>5,490,000</text:p>
          </table:table-cell>
          <table:table-cell table:style-name="ce5" table:formula="of:=[.BX83]*[.BX85]" office:value-type="float" office:value="5565000" calcext:value-type="float">
            <text:p>5,565,000</text:p>
          </table:table-cell>
          <table:table-cell table:style-name="ce5" table:formula="of:=[.BY83]*[.BY85]" office:value-type="float" office:value="5640000" calcext:value-type="float">
            <text:p>5,640,000</text:p>
          </table:table-cell>
          <table:table-cell table:style-name="ce5" table:formula="of:=[.BZ83]*[.BZ85]" office:value-type="float" office:value="5715000" calcext:value-type="float">
            <text:p>5,715,000</text:p>
          </table:table-cell>
          <table:table-cell table:style-name="ce5" table:formula="of:=[.CA83]*[.CA85]" office:value-type="float" office:value="5790000" calcext:value-type="float">
            <text:p>5,790,000</text:p>
          </table:table-cell>
          <table:table-cell table:style-name="ce5" table:formula="of:=[.CB83]*[.CB85]" office:value-type="float" office:value="5865000" calcext:value-type="float">
            <text:p>5,865,000</text:p>
          </table:table-cell>
          <table:table-cell table:style-name="ce5" table:formula="of:=[.CC83]*[.CC85]" office:value-type="float" office:value="5940000" calcext:value-type="float">
            <text:p>5,940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AVG event per trace</text:p>
          </table:table-cell>
          <table:table-cell table:number-columns-repeated="80" table:style-name="ce1" office:value-type="float" office:value="15" calcext:value-type="float">
            <text:p>15.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onstraints</text:p>
          </table:table-cell>
          <table:table-cell table:style-name="ce5" office:value-type="float" office:value="250" calcext:value-type="float">
            <text:p>250</text:p>
          </table:table-cell>
          <table:table-cell table:style-name="ce5" table:formula="of:=[.B86]+[.$B$82]" office:value-type="float" office:value="5250" calcext:value-type="float">
            <text:p>5,250</text:p>
          </table:table-cell>
          <table:table-cell table:style-name="ce5" table:formula="of:=[.C86]+[.$B$82]" office:value-type="float" office:value="10250" calcext:value-type="float">
            <text:p>10,250</text:p>
          </table:table-cell>
          <table:table-cell table:style-name="ce5" table:formula="of:=[.D86]+[.$B$82]" office:value-type="float" office:value="15250" calcext:value-type="float">
            <text:p>15,250</text:p>
          </table:table-cell>
          <table:table-cell table:style-name="ce5" table:formula="of:=[.E86]+[.$B$82]" office:value-type="float" office:value="20250" calcext:value-type="float">
            <text:p>20,250</text:p>
          </table:table-cell>
          <table:table-cell table:style-name="ce5" table:formula="of:=[.F86]+[.$B$82]" office:value-type="float" office:value="25250" calcext:value-type="float">
            <text:p>25,250</text:p>
          </table:table-cell>
          <table:table-cell table:style-name="ce5" table:formula="of:=[.G86]+[.$B$82]" office:value-type="float" office:value="30250" calcext:value-type="float">
            <text:p>30,250</text:p>
          </table:table-cell>
          <table:table-cell table:style-name="ce5" table:formula="of:=[.H86]+[.$B$82]" office:value-type="float" office:value="35250" calcext:value-type="float">
            <text:p>35,250</text:p>
          </table:table-cell>
          <table:table-cell table:style-name="ce5" table:formula="of:=[.I86]+[.$B$82]" office:value-type="float" office:value="40250" calcext:value-type="float">
            <text:p>40,250</text:p>
          </table:table-cell>
          <table:table-cell table:style-name="ce5" table:formula="of:=[.J86]+[.$B$82]" office:value-type="float" office:value="45250" calcext:value-type="float">
            <text:p>45,250</text:p>
          </table:table-cell>
          <table:table-cell table:style-name="ce5" table:formula="of:=[.K86]+[.$B$82]" office:value-type="float" office:value="50250" calcext:value-type="float">
            <text:p>50,250</text:p>
          </table:table-cell>
          <table:table-cell table:style-name="ce5" table:formula="of:=[.L86]+[.$B$82]" office:value-type="float" office:value="55250" calcext:value-type="float">
            <text:p>55,250</text:p>
          </table:table-cell>
          <table:table-cell table:style-name="ce5" table:formula="of:=[.M86]+[.$B$82]" office:value-type="float" office:value="60250" calcext:value-type="float">
            <text:p>60,250</text:p>
          </table:table-cell>
          <table:table-cell table:style-name="ce5" table:formula="of:=[.N86]+[.$B$82]" office:value-type="float" office:value="65250" calcext:value-type="float">
            <text:p>65,250</text:p>
          </table:table-cell>
          <table:table-cell table:style-name="ce5" table:formula="of:=[.O86]+[.$B$82]" office:value-type="float" office:value="70250" calcext:value-type="float">
            <text:p>70,250</text:p>
          </table:table-cell>
          <table:table-cell table:style-name="ce5" table:formula="of:=[.P86]+[.$B$82]" office:value-type="float" office:value="75250" calcext:value-type="float">
            <text:p>75,250</text:p>
          </table:table-cell>
          <table:table-cell table:style-name="ce5" table:formula="of:=[.Q86]+[.$B$82]" office:value-type="float" office:value="80250" calcext:value-type="float">
            <text:p>80,250</text:p>
          </table:table-cell>
          <table:table-cell table:style-name="ce5" table:formula="of:=[.R86]+[.$B$82]" office:value-type="float" office:value="85250" calcext:value-type="float">
            <text:p>85,250</text:p>
          </table:table-cell>
          <table:table-cell table:style-name="ce5" table:formula="of:=[.S86]+[.$B$82]" office:value-type="float" office:value="90250" calcext:value-type="float">
            <text:p>90,250</text:p>
          </table:table-cell>
          <table:table-cell table:style-name="ce5" table:formula="of:=[.T86]+[.$B$82]" office:value-type="float" office:value="95250" calcext:value-type="float">
            <text:p>95,250</text:p>
          </table:table-cell>
          <table:table-cell table:style-name="ce5" table:formula="of:=[.U86]+[.$B$82]" office:value-type="float" office:value="100250" calcext:value-type="float">
            <text:p>100,250</text:p>
          </table:table-cell>
          <table:table-cell table:style-name="ce5" table:formula="of:=[.V86]+[.$B$82]" office:value-type="float" office:value="105250" calcext:value-type="float">
            <text:p>105,250</text:p>
          </table:table-cell>
          <table:table-cell table:style-name="ce5" table:formula="of:=[.W86]+[.$B$82]" office:value-type="float" office:value="110250" calcext:value-type="float">
            <text:p>110,250</text:p>
          </table:table-cell>
          <table:table-cell table:style-name="ce5" table:formula="of:=[.X86]+[.$B$82]" office:value-type="float" office:value="115250" calcext:value-type="float">
            <text:p>115,250</text:p>
          </table:table-cell>
          <table:table-cell table:style-name="ce5" table:formula="of:=[.Y86]+[.$B$82]" office:value-type="float" office:value="120250" calcext:value-type="float">
            <text:p>120,250</text:p>
          </table:table-cell>
          <table:table-cell table:style-name="ce5" table:formula="of:=[.Z86]+[.$B$82]" office:value-type="float" office:value="125250" calcext:value-type="float">
            <text:p>125,250</text:p>
          </table:table-cell>
          <table:table-cell table:style-name="ce5" table:formula="of:=[.AA86]+[.$B$82]" office:value-type="float" office:value="130250" calcext:value-type="float">
            <text:p>130,250</text:p>
          </table:table-cell>
          <table:table-cell table:style-name="ce5" table:formula="of:=[.AB86]+[.$B$82]" office:value-type="float" office:value="135250" calcext:value-type="float">
            <text:p>135,250</text:p>
          </table:table-cell>
          <table:table-cell table:style-name="ce5" table:formula="of:=[.AC86]+[.$B$82]" office:value-type="float" office:value="140250" calcext:value-type="float">
            <text:p>140,250</text:p>
          </table:table-cell>
          <table:table-cell table:style-name="ce5" table:formula="of:=[.AD86]+[.$B$82]" office:value-type="float" office:value="145250" calcext:value-type="float">
            <text:p>145,250</text:p>
          </table:table-cell>
          <table:table-cell table:style-name="ce5" table:formula="of:=[.AE86]+[.$B$82]" office:value-type="float" office:value="150250" calcext:value-type="float">
            <text:p>150,250</text:p>
          </table:table-cell>
          <table:table-cell table:style-name="ce5" table:formula="of:=[.AF86]+[.$B$82]" office:value-type="float" office:value="155250" calcext:value-type="float">
            <text:p>155,250</text:p>
          </table:table-cell>
          <table:table-cell table:style-name="ce5" table:formula="of:=[.AG86]+[.$B$82]" office:value-type="float" office:value="160250" calcext:value-type="float">
            <text:p>160,250</text:p>
          </table:table-cell>
          <table:table-cell table:style-name="ce5" table:formula="of:=[.AH86]+[.$B$82]" office:value-type="float" office:value="165250" calcext:value-type="float">
            <text:p>165,250</text:p>
          </table:table-cell>
          <table:table-cell table:style-name="ce5" table:formula="of:=[.AI86]+[.$B$82]" office:value-type="float" office:value="170250" calcext:value-type="float">
            <text:p>170,250</text:p>
          </table:table-cell>
          <table:table-cell table:style-name="ce5" table:formula="of:=[.AJ86]+[.$B$82]" office:value-type="float" office:value="175250" calcext:value-type="float">
            <text:p>175,250</text:p>
          </table:table-cell>
          <table:table-cell table:style-name="ce5" table:formula="of:=[.AK86]+[.$B$82]" office:value-type="float" office:value="180250" calcext:value-type="float">
            <text:p>180,250</text:p>
          </table:table-cell>
          <table:table-cell table:style-name="ce5" table:formula="of:=[.AL86]+[.$B$82]" office:value-type="float" office:value="185250" calcext:value-type="float">
            <text:p>185,250</text:p>
          </table:table-cell>
          <table:table-cell table:style-name="ce5" table:formula="of:=[.AM86]+[.$B$82]" office:value-type="float" office:value="190250" calcext:value-type="float">
            <text:p>190,250</text:p>
          </table:table-cell>
          <table:table-cell table:style-name="ce5" table:formula="of:=[.AN86]+[.$B$82]" office:value-type="float" office:value="195250" calcext:value-type="float">
            <text:p>195,250</text:p>
          </table:table-cell>
          <table:table-cell table:style-name="ce5" table:formula="of:=[.AO86]+[.$B$82]" office:value-type="float" office:value="200250" calcext:value-type="float">
            <text:p>200,250</text:p>
          </table:table-cell>
          <table:table-cell table:style-name="ce5" table:formula="of:=[.AP86]+[.$B$82]" office:value-type="float" office:value="205250" calcext:value-type="float">
            <text:p>205,250</text:p>
          </table:table-cell>
          <table:table-cell table:style-name="ce5" table:formula="of:=[.AQ86]+[.$B$82]" office:value-type="float" office:value="210250" calcext:value-type="float">
            <text:p>210,250</text:p>
          </table:table-cell>
          <table:table-cell table:style-name="ce5" table:formula="of:=[.AR86]+[.$B$82]" office:value-type="float" office:value="215250" calcext:value-type="float">
            <text:p>215,250</text:p>
          </table:table-cell>
          <table:table-cell table:style-name="ce5" table:formula="of:=[.AS86]+[.$B$82]" office:value-type="float" office:value="220250" calcext:value-type="float">
            <text:p>220,250</text:p>
          </table:table-cell>
          <table:table-cell table:style-name="ce5" table:formula="of:=[.AT86]+[.$B$82]" office:value-type="float" office:value="225250" calcext:value-type="float">
            <text:p>225,250</text:p>
          </table:table-cell>
          <table:table-cell table:style-name="ce5" table:formula="of:=[.AU86]+[.$B$82]" office:value-type="float" office:value="230250" calcext:value-type="float">
            <text:p>230,250</text:p>
          </table:table-cell>
          <table:table-cell table:style-name="ce5" table:formula="of:=[.AV86]+[.$B$82]" office:value-type="float" office:value="235250" calcext:value-type="float">
            <text:p>235,250</text:p>
          </table:table-cell>
          <table:table-cell table:style-name="ce5" table:formula="of:=[.AW86]+[.$B$82]" office:value-type="float" office:value="240250" calcext:value-type="float">
            <text:p>240,250</text:p>
          </table:table-cell>
          <table:table-cell table:style-name="ce5" table:formula="of:=[.AX86]+[.$B$82]" office:value-type="float" office:value="245250" calcext:value-type="float">
            <text:p>245,250</text:p>
          </table:table-cell>
          <table:table-cell table:style-name="ce5" table:formula="of:=[.AY86]+[.$B$82]" office:value-type="float" office:value="250250" calcext:value-type="float">
            <text:p>250,250</text:p>
          </table:table-cell>
          <table:table-cell table:style-name="ce5" table:formula="of:=[.AZ86]+[.$B$82]" office:value-type="float" office:value="255250" calcext:value-type="float">
            <text:p>255,250</text:p>
          </table:table-cell>
          <table:table-cell table:style-name="ce5" table:formula="of:=[.BA86]+[.$B$82]" office:value-type="float" office:value="260250" calcext:value-type="float">
            <text:p>260,250</text:p>
          </table:table-cell>
          <table:table-cell table:style-name="ce5" table:formula="of:=[.BB86]+[.$B$82]" office:value-type="float" office:value="265250" calcext:value-type="float">
            <text:p>265,250</text:p>
          </table:table-cell>
          <table:table-cell table:style-name="ce5" table:formula="of:=[.BC86]+[.$B$82]" office:value-type="float" office:value="270250" calcext:value-type="float">
            <text:p>270,250</text:p>
          </table:table-cell>
          <table:table-cell table:style-name="ce5" table:formula="of:=[.BD86]+[.$B$82]" office:value-type="float" office:value="275250" calcext:value-type="float">
            <text:p>275,250</text:p>
          </table:table-cell>
          <table:table-cell table:style-name="ce5" table:formula="of:=[.BE86]+[.$B$82]" office:value-type="float" office:value="280250" calcext:value-type="float">
            <text:p>280,250</text:p>
          </table:table-cell>
          <table:table-cell table:style-name="ce5" table:formula="of:=[.BF86]+[.$B$82]" office:value-type="float" office:value="285250" calcext:value-type="float">
            <text:p>285,250</text:p>
          </table:table-cell>
          <table:table-cell table:style-name="ce5" table:formula="of:=[.BG86]+[.$B$82]" office:value-type="float" office:value="290250" calcext:value-type="float">
            <text:p>290,250</text:p>
          </table:table-cell>
          <table:table-cell table:style-name="ce5" table:formula="of:=[.BH86]+[.$B$82]" office:value-type="float" office:value="295250" calcext:value-type="float">
            <text:p>295,250</text:p>
          </table:table-cell>
          <table:table-cell table:style-name="ce5" table:formula="of:=[.BI86]+[.$B$82]" office:value-type="float" office:value="300250" calcext:value-type="float">
            <text:p>300,250</text:p>
          </table:table-cell>
          <table:table-cell table:style-name="ce5" table:formula="of:=[.BJ86]+[.$B$82]" office:value-type="float" office:value="305250" calcext:value-type="float">
            <text:p>305,250</text:p>
          </table:table-cell>
          <table:table-cell table:style-name="ce5" table:formula="of:=[.BK86]+[.$B$82]" office:value-type="float" office:value="310250" calcext:value-type="float">
            <text:p>310,250</text:p>
          </table:table-cell>
          <table:table-cell table:style-name="ce5" table:formula="of:=[.BL86]+[.$B$82]" office:value-type="float" office:value="315250" calcext:value-type="float">
            <text:p>315,250</text:p>
          </table:table-cell>
          <table:table-cell table:style-name="ce5" table:formula="of:=[.BM86]+[.$B$82]" office:value-type="float" office:value="320250" calcext:value-type="float">
            <text:p>320,250</text:p>
          </table:table-cell>
          <table:table-cell table:style-name="ce5" table:formula="of:=[.BN86]+[.$B$82]" office:value-type="float" office:value="325250" calcext:value-type="float">
            <text:p>325,250</text:p>
          </table:table-cell>
          <table:table-cell table:style-name="ce5" table:formula="of:=[.BO86]+[.$B$82]" office:value-type="float" office:value="330250" calcext:value-type="float">
            <text:p>330,250</text:p>
          </table:table-cell>
          <table:table-cell table:style-name="ce5" table:formula="of:=[.BP86]+[.$B$82]" office:value-type="float" office:value="335250" calcext:value-type="float">
            <text:p>335,250</text:p>
          </table:table-cell>
          <table:table-cell table:style-name="ce5" table:formula="of:=[.BQ86]+[.$B$82]" office:value-type="float" office:value="340250" calcext:value-type="float">
            <text:p>340,250</text:p>
          </table:table-cell>
          <table:table-cell table:style-name="ce5" table:formula="of:=[.BR86]+[.$B$82]" office:value-type="float" office:value="345250" calcext:value-type="float">
            <text:p>345,250</text:p>
          </table:table-cell>
          <table:table-cell table:style-name="ce5" table:formula="of:=[.BS86]+[.$B$82]" office:value-type="float" office:value="350250" calcext:value-type="float">
            <text:p>350,250</text:p>
          </table:table-cell>
          <table:table-cell table:style-name="ce5" table:formula="of:=[.BT86]+[.$B$82]" office:value-type="float" office:value="355250" calcext:value-type="float">
            <text:p>355,250</text:p>
          </table:table-cell>
          <table:table-cell table:style-name="ce5" table:formula="of:=[.BU86]+[.$B$82]" office:value-type="float" office:value="360250" calcext:value-type="float">
            <text:p>360,250</text:p>
          </table:table-cell>
          <table:table-cell table:style-name="ce5" table:formula="of:=[.BV86]+[.$B$82]" office:value-type="float" office:value="365250" calcext:value-type="float">
            <text:p>365,250</text:p>
          </table:table-cell>
          <table:table-cell table:style-name="ce5" table:formula="of:=[.BW86]+[.$B$82]" office:value-type="float" office:value="370250" calcext:value-type="float">
            <text:p>370,250</text:p>
          </table:table-cell>
          <table:table-cell table:style-name="ce5" table:formula="of:=[.BX86]+[.$B$82]" office:value-type="float" office:value="375250" calcext:value-type="float">
            <text:p>375,250</text:p>
          </table:table-cell>
          <table:table-cell table:style-name="ce5" table:formula="of:=[.BY86]+[.$B$82]" office:value-type="float" office:value="380250" calcext:value-type="float">
            <text:p>380,250</text:p>
          </table:table-cell>
          <table:table-cell table:style-name="ce5" table:formula="of:=[.BZ86]+[.$B$82]" office:value-type="float" office:value="385250" calcext:value-type="float">
            <text:p>385,250</text:p>
          </table:table-cell>
          <table:table-cell table:style-name="ce5" table:formula="of:=[.CA86]+[.$B$82]" office:value-type="float" office:value="390250" calcext:value-type="float">
            <text:p>390,250</text:p>
          </table:table-cell>
          <table:table-cell table:style-name="ce5" table:formula="of:=[.CB86]+[.$B$82]" office:value-type="float" office:value="395250" calcext:value-type="float">
            <text:p>395,250</text:p>
          </table:table-cell>
          <table:table-cell table:number-columns-repeated="94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5" table:formula="of:=SUM([.B89:.B91])" office:value-type="float" office:value="41009000" calcext:value-type="float">
            <text:p>41,009,000</text:p>
          </table:table-cell>
          <table:table-cell table:style-name="ce5" table:formula="of:=SUM([.C89:.C91])" office:value-type="float" office:value="5139939000" calcext:value-type="float">
            <text:p>5,139,939,000</text:p>
          </table:table-cell>
          <table:table-cell table:style-name="ce5" table:formula="of:=SUM([.D89:.D91])" office:value-type="float" office:value="18388869000" calcext:value-type="float">
            <text:p>18,388,869,000</text:p>
          </table:table-cell>
          <table:table-cell table:style-name="ce5" table:formula="of:=SUM([.E89:.E91])" office:value-type="float" office:value="39787799000" calcext:value-type="float">
            <text:p>39,787,799,000</text:p>
          </table:table-cell>
          <table:table-cell table:style-name="ce5" table:formula="of:=SUM([.F89:.F91])" office:value-type="float" office:value="69336729000" calcext:value-type="float">
            <text:p>69,336,729,000</text:p>
          </table:table-cell>
          <table:table-cell table:style-name="ce5" table:formula="of:=SUM([.G89:.G91])" office:value-type="float" office:value="107035659000" calcext:value-type="float">
            <text:p>107,035,659,000</text:p>
          </table:table-cell>
          <table:table-cell table:style-name="ce5" table:formula="of:=SUM([.H89:.H91])" office:value-type="float" office:value="152884589000" calcext:value-type="float">
            <text:p>152,884,589,000</text:p>
          </table:table-cell>
          <table:table-cell table:style-name="ce5" table:formula="of:=SUM([.I89:.I91])" office:value-type="float" office:value="206883519000" calcext:value-type="float">
            <text:p>206,883,519,000</text:p>
          </table:table-cell>
          <table:table-cell table:style-name="ce5" table:formula="of:=SUM([.J89:.J91])" office:value-type="float" office:value="269032449000" calcext:value-type="float">
            <text:p>269,032,449,000</text:p>
          </table:table-cell>
          <table:table-cell table:style-name="ce5" table:formula="of:=SUM([.K89:.K91])" office:value-type="float" office:value="339331379000" calcext:value-type="float">
            <text:p>339,331,379,000</text:p>
          </table:table-cell>
          <table:table-cell table:style-name="ce5" table:formula="of:=SUM([.L89:.L91])" office:value-type="float" office:value="417780309000" calcext:value-type="float">
            <text:p>417,780,309,000</text:p>
          </table:table-cell>
          <table:table-cell table:style-name="ce5" table:formula="of:=SUM([.M89:.M91])" office:value-type="float" office:value="504379239000" calcext:value-type="float">
            <text:p>504,379,239,000</text:p>
          </table:table-cell>
          <table:table-cell table:style-name="ce5" table:formula="of:=SUM([.N89:.N91])" office:value-type="float" office:value="599128169000" calcext:value-type="float">
            <text:p>599,128,169,000</text:p>
          </table:table-cell>
          <table:table-cell table:style-name="ce5" table:formula="of:=SUM([.O89:.O91])" office:value-type="float" office:value="702027099000" calcext:value-type="float">
            <text:p>702,027,099,000</text:p>
          </table:table-cell>
          <table:table-cell table:style-name="ce5" table:formula="of:=SUM([.P89:.P91])" office:value-type="float" office:value="813076029000" calcext:value-type="float">
            <text:p>813,076,029,000</text:p>
          </table:table-cell>
          <table:table-cell table:style-name="ce5" table:formula="of:=SUM([.Q89:.Q91])" office:value-type="float" office:value="932274959000" calcext:value-type="float">
            <text:p>932,274,959,000</text:p>
          </table:table-cell>
          <table:table-cell table:style-name="ce5" table:formula="of:=SUM([.R89:.R91])" office:value-type="float" office:value="1059623889000" calcext:value-type="float">
            <text:p>1,059,623,889,000</text:p>
          </table:table-cell>
          <table:table-cell table:style-name="ce5" table:formula="of:=SUM([.S89:.S91])" office:value-type="float" office:value="1195122819000" calcext:value-type="float">
            <text:p>1,195,122,819,000</text:p>
          </table:table-cell>
          <table:table-cell table:style-name="ce5" table:formula="of:=SUM([.T89:.T91])" office:value-type="float" office:value="1338771749000" calcext:value-type="float">
            <text:p>1,338,771,749,000</text:p>
          </table:table-cell>
          <table:table-cell table:style-name="ce5" table:formula="of:=SUM([.U89:.U91])" office:value-type="float" office:value="1490570679000" calcext:value-type="float">
            <text:p>1,490,570,679,000</text:p>
          </table:table-cell>
          <table:table-cell table:style-name="ce5" table:formula="of:=SUM([.V89:.V91])" office:value-type="float" office:value="1650519609000" calcext:value-type="float">
            <text:p>1,650,519,609,000</text:p>
          </table:table-cell>
          <table:table-cell table:style-name="ce5" table:formula="of:=SUM([.W89:.W91])" office:value-type="float" office:value="1818618539000" calcext:value-type="float">
            <text:p>1,818,618,539,000</text:p>
          </table:table-cell>
          <table:table-cell table:style-name="ce5" table:formula="of:=SUM([.X89:.X91])" office:value-type="float" office:value="1994867469000" calcext:value-type="float">
            <text:p>1,994,867,469,000</text:p>
          </table:table-cell>
          <table:table-cell table:style-name="ce5" table:formula="of:=SUM([.Y89:.Y91])" office:value-type="float" office:value="2179266399000" calcext:value-type="float">
            <text:p>2,179,266,399,000</text:p>
          </table:table-cell>
          <table:table-cell table:style-name="ce5" table:formula="of:=SUM([.Z89:.Z91])" office:value-type="float" office:value="2371815329000" calcext:value-type="float">
            <text:p>2,371,815,329,000</text:p>
          </table:table-cell>
          <table:table-cell table:style-name="ce5" table:formula="of:=SUM([.AA89:.AA91])" office:value-type="float" office:value="2572514259000" calcext:value-type="float">
            <text:p>2,572,514,259,000</text:p>
          </table:table-cell>
          <table:table-cell table:style-name="ce5" table:formula="of:=SUM([.AB89:.AB91])" office:value-type="float" office:value="2781363189000" calcext:value-type="float">
            <text:p>2,781,363,189,000</text:p>
          </table:table-cell>
          <table:table-cell table:style-name="ce5" table:formula="of:=SUM([.AC89:.AC91])" office:value-type="float" office:value="2998362119000" calcext:value-type="float">
            <text:p>2,998,362,119,000</text:p>
          </table:table-cell>
          <table:table-cell table:style-name="ce5" table:formula="of:=SUM([.AD89:.AD91])" office:value-type="float" office:value="3223511049000" calcext:value-type="float">
            <text:p>3,223,511,049,000</text:p>
          </table:table-cell>
          <table:table-cell table:style-name="ce5" table:formula="of:=SUM([.AE89:.AE91])" office:value-type="float" office:value="3456809979000" calcext:value-type="float">
            <text:p>3,456,809,979,000</text:p>
          </table:table-cell>
          <table:table-cell table:style-name="ce5" table:formula="of:=SUM([.AF89:.AF91])" office:value-type="float" office:value="3698258909000" calcext:value-type="float">
            <text:p>3,698,258,909,000</text:p>
          </table:table-cell>
          <table:table-cell table:style-name="ce5" table:formula="of:=SUM([.AG89:.AG91])" office:value-type="float" office:value="3947857839000" calcext:value-type="float">
            <text:p>3,947,857,839,000</text:p>
          </table:table-cell>
          <table:table-cell table:style-name="ce5" table:formula="of:=SUM([.AH89:.AH91])" office:value-type="float" office:value="4205606769000" calcext:value-type="float">
            <text:p>4,205,606,769,000</text:p>
          </table:table-cell>
          <table:table-cell table:style-name="ce5" table:formula="of:=SUM([.AI89:.AI91])" office:value-type="float" office:value="4471505699000" calcext:value-type="float">
            <text:p>4,471,505,699,000</text:p>
          </table:table-cell>
          <table:table-cell table:style-name="ce5" table:formula="of:=SUM([.AJ89:.AJ91])" office:value-type="float" office:value="4745554629000" calcext:value-type="float">
            <text:p>4,745,554,629,000</text:p>
          </table:table-cell>
          <table:table-cell table:style-name="ce5" table:formula="of:=SUM([.AK89:.AK91])" office:value-type="float" office:value="5027753559000" calcext:value-type="float">
            <text:p>5,027,753,559,000</text:p>
          </table:table-cell>
          <table:table-cell table:style-name="ce5" table:formula="of:=SUM([.AL89:.AL91])" office:value-type="float" office:value="5318102489000" calcext:value-type="float">
            <text:p>5,318,102,489,000</text:p>
          </table:table-cell>
          <table:table-cell table:style-name="ce5" table:formula="of:=SUM([.AM89:.AM91])" office:value-type="float" office:value="5616601419000" calcext:value-type="float">
            <text:p>5,616,601,419,000</text:p>
          </table:table-cell>
          <table:table-cell table:style-name="ce5" table:formula="of:=SUM([.AN89:.AN91])" office:value-type="float" office:value="5923250349000" calcext:value-type="float">
            <text:p>5,923,250,349,000</text:p>
          </table:table-cell>
          <table:table-cell table:style-name="ce5" table:formula="of:=SUM([.AO89:.AO91])" office:value-type="float" office:value="6238049279000" calcext:value-type="float">
            <text:p>6,238,049,279,000</text:p>
          </table:table-cell>
          <table:table-cell table:style-name="ce5" table:formula="of:=SUM([.AP89:.AP91])" office:value-type="float" office:value="6560998209000" calcext:value-type="float">
            <text:p>6,560,998,209,000</text:p>
          </table:table-cell>
          <table:table-cell table:style-name="ce5" table:formula="of:=SUM([.AQ89:.AQ91])" office:value-type="float" office:value="6892097139000" calcext:value-type="float">
            <text:p>6,892,097,139,000</text:p>
          </table:table-cell>
          <table:table-cell table:style-name="ce5" table:formula="of:=SUM([.AR89:.AR91])" office:value-type="float" office:value="7231346069000" calcext:value-type="float">
            <text:p>7,231,346,069,000</text:p>
          </table:table-cell>
          <table:table-cell table:style-name="ce5" table:formula="of:=SUM([.AS89:.AS91])" office:value-type="float" office:value="7578744999000" calcext:value-type="float">
            <text:p>7,578,744,999,000</text:p>
          </table:table-cell>
          <table:table-cell table:style-name="ce5" table:formula="of:=SUM([.AT89:.AT91])" office:value-type="float" office:value="7934293929000" calcext:value-type="float">
            <text:p>7,934,293,929,000</text:p>
          </table:table-cell>
          <table:table-cell table:style-name="ce5" table:formula="of:=SUM([.AU89:.AU91])" office:value-type="float" office:value="8297992859000" calcext:value-type="float">
            <text:p>8,297,992,859,000</text:p>
          </table:table-cell>
          <table:table-cell table:style-name="ce5" table:formula="of:=SUM([.AV89:.AV91])" office:value-type="float" office:value="8669841789000" calcext:value-type="float">
            <text:p>8,669,841,789,000</text:p>
          </table:table-cell>
          <table:table-cell table:style-name="ce5" table:formula="of:=SUM([.AW89:.AW91])" office:value-type="float" office:value="9049840719000" calcext:value-type="float">
            <text:p>9,049,840,719,000</text:p>
          </table:table-cell>
          <table:table-cell table:style-name="ce5" table:formula="of:=SUM([.AX89:.AX91])" office:value-type="float" office:value="9437989649000" calcext:value-type="float">
            <text:p>9,437,989,649,000</text:p>
          </table:table-cell>
          <table:table-cell table:style-name="ce5" table:formula="of:=SUM([.AY89:.AY91])" office:value-type="float" office:value="9834288579000" calcext:value-type="float">
            <text:p>9,834,288,579,000</text:p>
          </table:table-cell>
          <table:table-cell table:style-name="ce5" table:formula="of:=SUM([.AZ89:.AZ91])" office:value-type="float" office:value="10238737509000" calcext:value-type="float">
            <text:p>10,238,737,509,000</text:p>
          </table:table-cell>
          <table:table-cell table:style-name="ce5" table:formula="of:=SUM([.BA89:.BA91])" office:value-type="float" office:value="10651336439000" calcext:value-type="float">
            <text:p>10,651,336,439,000</text:p>
          </table:table-cell>
          <table:table-cell table:style-name="ce5" table:formula="of:=SUM([.BB89:.BB91])" office:value-type="float" office:value="11072085369000" calcext:value-type="float">
            <text:p>11,072,085,369,000</text:p>
          </table:table-cell>
          <table:table-cell table:style-name="ce5" table:formula="of:=SUM([.BC89:.BC91])" office:value-type="float" office:value="11500984299000" calcext:value-type="float">
            <text:p>11,500,984,299,000</text:p>
          </table:table-cell>
          <table:table-cell table:style-name="ce5" table:formula="of:=SUM([.BD89:.BD91])" office:value-type="float" office:value="11938033229000" calcext:value-type="float">
            <text:p>11,938,033,229,000</text:p>
          </table:table-cell>
          <table:table-cell table:style-name="ce5" table:formula="of:=SUM([.BE89:.BE91])" office:value-type="float" office:value="12383232159000" calcext:value-type="float">
            <text:p>12,383,232,159,000</text:p>
          </table:table-cell>
          <table:table-cell table:style-name="ce5" table:formula="of:=SUM([.BF89:.BF91])" office:value-type="float" office:value="12836581089000" calcext:value-type="float">
            <text:p>12,836,581,089,000</text:p>
          </table:table-cell>
          <table:table-cell table:style-name="ce5" table:formula="of:=SUM([.BG89:.BG91])" office:value-type="float" office:value="13298080019000" calcext:value-type="float">
            <text:p>13,298,080,019,000</text:p>
          </table:table-cell>
          <table:table-cell table:style-name="ce5" table:formula="of:=SUM([.BH89:.BH91])" office:value-type="float" office:value="13767728949000" calcext:value-type="float">
            <text:p>13,767,728,949,000</text:p>
          </table:table-cell>
          <table:table-cell table:style-name="ce5" table:formula="of:=SUM([.BI89:.BI91])" office:value-type="float" office:value="14245527879000" calcext:value-type="float">
            <text:p>14,245,527,879,000</text:p>
          </table:table-cell>
          <table:table-cell table:style-name="ce5" table:formula="of:=SUM([.BJ89:.BJ91])" office:value-type="float" office:value="14731476809000" calcext:value-type="float">
            <text:p>14,731,476,809,000</text:p>
          </table:table-cell>
          <table:table-cell table:style-name="ce5" table:formula="of:=SUM([.BK89:.BK91])" office:value-type="float" office:value="15225575739000" calcext:value-type="float">
            <text:p>15,225,575,739,000</text:p>
          </table:table-cell>
          <table:table-cell table:style-name="ce5" table:formula="of:=SUM([.BL89:.BL91])" office:value-type="float" office:value="15727824669000" calcext:value-type="float">
            <text:p>15,727,824,669,000</text:p>
          </table:table-cell>
          <table:table-cell table:style-name="ce5" table:formula="of:=SUM([.BM89:.BM91])" office:value-type="float" office:value="16238223599000" calcext:value-type="float">
            <text:p>16,238,223,599,000</text:p>
          </table:table-cell>
          <table:table-cell table:style-name="ce5" table:formula="of:=SUM([.BN89:.BN91])" office:value-type="float" office:value="16756772529000" calcext:value-type="float">
            <text:p>16,756,772,529,000</text:p>
          </table:table-cell>
          <table:table-cell table:style-name="ce5" table:formula="of:=SUM([.BO89:.BO91])" office:value-type="float" office:value="17283471459000" calcext:value-type="float">
            <text:p>17,283,471,459,000</text:p>
          </table:table-cell>
          <table:table-cell table:style-name="ce5" table:formula="of:=SUM([.BP89:.BP91])" office:value-type="float" office:value="17818320389000" calcext:value-type="float">
            <text:p>17,818,320,389,000</text:p>
          </table:table-cell>
          <table:table-cell table:style-name="ce5" table:formula="of:=SUM([.BQ89:.BQ91])" office:value-type="float" office:value="18361319319000" calcext:value-type="float">
            <text:p>18,361,319,319,000</text:p>
          </table:table-cell>
          <table:table-cell table:style-name="ce5" table:formula="of:=SUM([.BR89:.BR91])" office:value-type="float" office:value="18912468249000" calcext:value-type="float">
            <text:p>18,912,468,249,000</text:p>
          </table:table-cell>
          <table:table-cell table:style-name="ce5" table:formula="of:=SUM([.BS89:.BS91])" office:value-type="float" office:value="19471767179000" calcext:value-type="float">
            <text:p>19,471,767,179,000</text:p>
          </table:table-cell>
          <table:table-cell table:style-name="ce5" table:formula="of:=SUM([.BT89:.BT91])" office:value-type="float" office:value="20039216109000" calcext:value-type="float">
            <text:p>20,039,216,109,000</text:p>
          </table:table-cell>
          <table:table-cell table:style-name="ce5" table:formula="of:=SUM([.BU89:.BU91])" office:value-type="float" office:value="20614815039000" calcext:value-type="float">
            <text:p>20,614,815,039,000</text:p>
          </table:table-cell>
          <table:table-cell table:style-name="ce5" table:formula="of:=SUM([.BV89:.BV91])" office:value-type="float" office:value="21198563969000" calcext:value-type="float">
            <text:p>21,198,563,969,000</text:p>
          </table:table-cell>
          <table:table-cell table:style-name="ce5" table:formula="of:=SUM([.BW89:.BW91])" office:value-type="float" office:value="21790462899000" calcext:value-type="float">
            <text:p>21,790,462,899,000</text:p>
          </table:table-cell>
          <table:table-cell table:style-name="ce5" table:formula="of:=SUM([.BX89:.BX91])" office:value-type="float" office:value="22390511829000" calcext:value-type="float">
            <text:p>22,390,511,829,000</text:p>
          </table:table-cell>
          <table:table-cell table:style-name="ce5" table:formula="of:=SUM([.BY89:.BY91])" office:value-type="float" office:value="22998710759000" calcext:value-type="float">
            <text:p>22,998,710,759,000</text:p>
          </table:table-cell>
          <table:table-cell table:style-name="ce5" table:formula="of:=SUM([.BZ89:.BZ91])" office:value-type="float" office:value="23615059689000" calcext:value-type="float">
            <text:p>23,615,059,689,000</text:p>
          </table:table-cell>
          <table:table-cell table:style-name="ce5" table:formula="of:=SUM([.CA89:.CA91])" office:value-type="float" office:value="24239558619000" calcext:value-type="float">
            <text:p>24,239,558,619,000</text:p>
          </table:table-cell>
          <table:table-cell table:style-name="ce5" table:formula="of:=SUM([.CB89:.CB91])" office:value-type="float" office:value="24872207549000" calcext:value-type="float">
            <text:p>24,872,207,549,000</text:p>
          </table:table-cell>
          <table:table-cell table:style-name="ce5" table:formula="of:=SUM([.CC89:.CC91])" office:value-type="float" office:value="25513006479000" calcext:value-type="float">
            <text:p>25,513,006,479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9" table:formula="of:=[.B83]*[.B85]*[.B86]*[.$B$5]" office:value-type="float" office:value="3750000" calcext:value-type="float">
            <text:p>3,750,000</text:p>
          </table:table-cell>
          <table:table-cell table:style-name="ce2" table:formula="of:=[.C83]*[.C85]*[.C86]*[.$B$5]" office:value-type="float" office:value="472500000" calcext:value-type="float">
            <text:p>472,500,000</text:p>
          </table:table-cell>
          <table:table-cell table:style-name="ce2" table:formula="of:=[.D83]*[.D85]*[.D86]*[.$B$5]" office:value-type="float" office:value="1691250000" calcext:value-type="float">
            <text:p>1,691,250,000</text:p>
          </table:table-cell>
          <table:table-cell table:style-name="ce2" table:formula="of:=[.E83]*[.E85]*[.E86]*[.$B$5]" office:value-type="float" office:value="3660000000" calcext:value-type="float">
            <text:p>3,660,000,000</text:p>
          </table:table-cell>
          <table:table-cell table:style-name="ce2" table:formula="of:=[.F83]*[.F85]*[.F86]*[.$B$5]" office:value-type="float" office:value="6378750000" calcext:value-type="float">
            <text:p>6,378,750,000</text:p>
          </table:table-cell>
          <table:table-cell table:style-name="ce2" table:formula="of:=[.G83]*[.G85]*[.G86]*[.$B$5]" office:value-type="float" office:value="9847500000" calcext:value-type="float">
            <text:p>9,847,500,000</text:p>
          </table:table-cell>
          <table:table-cell table:style-name="ce2" table:formula="of:=[.H83]*[.H85]*[.H86]*[.$B$5]" office:value-type="float" office:value="14066250000" calcext:value-type="float">
            <text:p>14,066,250,000</text:p>
          </table:table-cell>
          <table:table-cell table:style-name="ce2" table:formula="of:=[.I83]*[.I85]*[.I86]*[.$B$5]" office:value-type="float" office:value="19035000000" calcext:value-type="float">
            <text:p>19,035,000,000</text:p>
          </table:table-cell>
          <table:table-cell table:style-name="ce2" table:formula="of:=[.J83]*[.J85]*[.J86]*[.$B$5]" office:value-type="float" office:value="24753750000" calcext:value-type="float">
            <text:p>24,753,750,000</text:p>
          </table:table-cell>
          <table:table-cell table:style-name="ce2" table:formula="of:=[.K83]*[.K85]*[.K86]*[.$B$5]" office:value-type="float" office:value="31222500000" calcext:value-type="float">
            <text:p>31,222,500,000</text:p>
          </table:table-cell>
          <table:table-cell table:style-name="ce2" table:formula="of:=[.L83]*[.L85]*[.L86]*[.$B$5]" office:value-type="float" office:value="38441250000" calcext:value-type="float">
            <text:p>38,441,250,000</text:p>
          </table:table-cell>
          <table:table-cell table:style-name="ce2" table:formula="of:=[.M83]*[.M85]*[.M86]*[.$B$5]" office:value-type="float" office:value="46410000000" calcext:value-type="float">
            <text:p>46,410,000,000</text:p>
          </table:table-cell>
          <table:table-cell table:style-name="ce2" table:formula="of:=[.N83]*[.N85]*[.N86]*[.$B$5]" office:value-type="float" office:value="55128750000" calcext:value-type="float">
            <text:p>55,128,750,000</text:p>
          </table:table-cell>
          <table:table-cell table:style-name="ce2" table:formula="of:=[.O83]*[.O85]*[.O86]*[.$B$5]" office:value-type="float" office:value="64597500000" calcext:value-type="float">
            <text:p>64,597,500,000</text:p>
          </table:table-cell>
          <table:table-cell table:style-name="ce2" table:formula="of:=[.P83]*[.P85]*[.P86]*[.$B$5]" office:value-type="float" office:value="74816250000" calcext:value-type="float">
            <text:p>74,816,250,000</text:p>
          </table:table-cell>
          <table:table-cell table:style-name="ce2" table:formula="of:=[.Q83]*[.Q85]*[.Q86]*[.$B$5]" office:value-type="float" office:value="85785000000" calcext:value-type="float">
            <text:p>85,785,000,000</text:p>
          </table:table-cell>
          <table:table-cell table:style-name="ce2" table:formula="of:=[.R83]*[.R85]*[.R86]*[.$B$5]" office:value-type="float" office:value="97503750000" calcext:value-type="float">
            <text:p>97,503,750,000</text:p>
          </table:table-cell>
          <table:table-cell table:style-name="ce2" table:formula="of:=[.S83]*[.S85]*[.S86]*[.$B$5]" office:value-type="float" office:value="109972500000" calcext:value-type="float">
            <text:p>109,972,500,000</text:p>
          </table:table-cell>
          <table:table-cell table:style-name="ce2" table:formula="of:=[.T83]*[.T85]*[.T86]*[.$B$5]" office:value-type="float" office:value="123191250000" calcext:value-type="float">
            <text:p>123,191,250,000</text:p>
          </table:table-cell>
          <table:table-cell table:style-name="ce2" table:formula="of:=[.U83]*[.U85]*[.U86]*[.$B$5]" office:value-type="float" office:value="137160000000" calcext:value-type="float">
            <text:p>137,160,000,000</text:p>
          </table:table-cell>
          <table:table-cell table:style-name="ce2" table:formula="of:=[.V83]*[.V85]*[.V86]*[.$B$5]" office:value-type="float" office:value="151878750000" calcext:value-type="float">
            <text:p>151,878,750,000</text:p>
          </table:table-cell>
          <table:table-cell table:style-name="ce2" table:formula="of:=[.W83]*[.W85]*[.W86]*[.$B$5]" office:value-type="float" office:value="167347500000" calcext:value-type="float">
            <text:p>167,347,500,000</text:p>
          </table:table-cell>
          <table:table-cell table:style-name="ce2" table:formula="of:=[.X83]*[.X85]*[.X86]*[.$B$5]" office:value-type="float" office:value="183566250000" calcext:value-type="float">
            <text:p>183,566,250,000</text:p>
          </table:table-cell>
          <table:table-cell table:style-name="ce2" table:formula="of:=[.Y83]*[.Y85]*[.Y86]*[.$B$5]" office:value-type="float" office:value="200535000000" calcext:value-type="float">
            <text:p>200,535,000,000</text:p>
          </table:table-cell>
          <table:table-cell table:style-name="ce2" table:formula="of:=[.Z83]*[.Z85]*[.Z86]*[.$B$5]" office:value-type="float" office:value="218253750000" calcext:value-type="float">
            <text:p>218,253,750,000</text:p>
          </table:table-cell>
          <table:table-cell table:style-name="ce2" table:formula="of:=[.AA83]*[.AA85]*[.AA86]*[.$B$5]" office:value-type="float" office:value="236722500000" calcext:value-type="float">
            <text:p>236,722,500,000</text:p>
          </table:table-cell>
          <table:table-cell table:style-name="ce2" table:formula="of:=[.AB83]*[.AB85]*[.AB86]*[.$B$5]" office:value-type="float" office:value="255941250000" calcext:value-type="float">
            <text:p>255,941,250,000</text:p>
          </table:table-cell>
          <table:table-cell table:style-name="ce2" table:formula="of:=[.AC83]*[.AC85]*[.AC86]*[.$B$5]" office:value-type="float" office:value="275910000000" calcext:value-type="float">
            <text:p>275,910,000,000</text:p>
          </table:table-cell>
          <table:table-cell table:style-name="ce2" table:formula="of:=[.AD83]*[.AD85]*[.AD86]*[.$B$5]" office:value-type="float" office:value="296628750000" calcext:value-type="float">
            <text:p>296,628,750,000</text:p>
          </table:table-cell>
          <table:table-cell table:style-name="ce2" table:formula="of:=[.AE83]*[.AE85]*[.AE86]*[.$B$5]" office:value-type="float" office:value="318097500000" calcext:value-type="float">
            <text:p>318,097,500,000</text:p>
          </table:table-cell>
          <table:table-cell table:style-name="ce2" table:formula="of:=[.AF83]*[.AF85]*[.AF86]*[.$B$5]" office:value-type="float" office:value="340316250000" calcext:value-type="float">
            <text:p>340,316,250,000</text:p>
          </table:table-cell>
          <table:table-cell table:style-name="ce2" table:formula="of:=[.AG83]*[.AG85]*[.AG86]*[.$B$5]" office:value-type="float" office:value="363285000000" calcext:value-type="float">
            <text:p>363,285,000,000</text:p>
          </table:table-cell>
          <table:table-cell table:style-name="ce2" table:formula="of:=[.AH83]*[.AH85]*[.AH86]*[.$B$5]" office:value-type="float" office:value="387003750000" calcext:value-type="float">
            <text:p>387,003,750,000</text:p>
          </table:table-cell>
          <table:table-cell table:style-name="ce2" table:formula="of:=[.AI83]*[.AI85]*[.AI86]*[.$B$5]" office:value-type="float" office:value="411472500000" calcext:value-type="float">
            <text:p>411,472,500,000</text:p>
          </table:table-cell>
          <table:table-cell table:style-name="ce2" table:formula="of:=[.AJ83]*[.AJ85]*[.AJ86]*[.$B$5]" office:value-type="float" office:value="436691250000" calcext:value-type="float">
            <text:p>436,691,250,000</text:p>
          </table:table-cell>
          <table:table-cell table:style-name="ce2" table:formula="of:=[.AK83]*[.AK85]*[.AK86]*[.$B$5]" office:value-type="float" office:value="462660000000" calcext:value-type="float">
            <text:p>462,660,000,000</text:p>
          </table:table-cell>
          <table:table-cell table:style-name="ce2" table:formula="of:=[.AL83]*[.AL85]*[.AL86]*[.$B$5]" office:value-type="float" office:value="489378750000" calcext:value-type="float">
            <text:p>489,378,750,000</text:p>
          </table:table-cell>
          <table:table-cell table:style-name="ce2" table:formula="of:=[.AM83]*[.AM85]*[.AM86]*[.$B$5]" office:value-type="float" office:value="516847500000" calcext:value-type="float">
            <text:p>516,847,500,000</text:p>
          </table:table-cell>
          <table:table-cell table:style-name="ce2" table:formula="of:=[.AN83]*[.AN85]*[.AN86]*[.$B$5]" office:value-type="float" office:value="545066250000" calcext:value-type="float">
            <text:p>545,066,250,000</text:p>
          </table:table-cell>
          <table:table-cell table:style-name="ce2" table:formula="of:=[.AO83]*[.AO85]*[.AO86]*[.$B$5]" office:value-type="float" office:value="574035000000" calcext:value-type="float">
            <text:p>574,035,000,000</text:p>
          </table:table-cell>
          <table:table-cell table:style-name="ce2" table:formula="of:=[.AP83]*[.AP85]*[.AP86]*[.$B$5]" office:value-type="float" office:value="603753750000" calcext:value-type="float">
            <text:p>603,753,750,000</text:p>
          </table:table-cell>
          <table:table-cell table:style-name="ce2" table:formula="of:=[.AQ83]*[.AQ85]*[.AQ86]*[.$B$5]" office:value-type="float" office:value="634222500000" calcext:value-type="float">
            <text:p>634,222,500,000</text:p>
          </table:table-cell>
          <table:table-cell table:style-name="ce2" table:formula="of:=[.AR83]*[.AR85]*[.AR86]*[.$B$5]" office:value-type="float" office:value="665441250000" calcext:value-type="float">
            <text:p>665,441,250,000</text:p>
          </table:table-cell>
          <table:table-cell table:style-name="ce2" table:formula="of:=[.AS83]*[.AS85]*[.AS86]*[.$B$5]" office:value-type="float" office:value="697410000000" calcext:value-type="float">
            <text:p>697,410,000,000</text:p>
          </table:table-cell>
          <table:table-cell table:style-name="ce2" table:formula="of:=[.AT83]*[.AT85]*[.AT86]*[.$B$5]" office:value-type="float" office:value="730128750000" calcext:value-type="float">
            <text:p>730,128,750,000</text:p>
          </table:table-cell>
          <table:table-cell table:style-name="ce2" table:formula="of:=[.AU83]*[.AU85]*[.AU86]*[.$B$5]" office:value-type="float" office:value="763597500000" calcext:value-type="float">
            <text:p>763,597,500,000</text:p>
          </table:table-cell>
          <table:table-cell table:style-name="ce2" table:formula="of:=[.AV83]*[.AV85]*[.AV86]*[.$B$5]" office:value-type="float" office:value="797816250000" calcext:value-type="float">
            <text:p>797,816,250,000</text:p>
          </table:table-cell>
          <table:table-cell table:style-name="ce2" table:formula="of:=[.AW83]*[.AW85]*[.AW86]*[.$B$5]" office:value-type="float" office:value="832785000000" calcext:value-type="float">
            <text:p>832,785,000,000</text:p>
          </table:table-cell>
          <table:table-cell table:style-name="ce2" table:formula="of:=[.AX83]*[.AX85]*[.AX86]*[.$B$5]" office:value-type="float" office:value="868503750000" calcext:value-type="float">
            <text:p>868,503,750,000</text:p>
          </table:table-cell>
          <table:table-cell table:style-name="ce2" table:formula="of:=[.AY83]*[.AY85]*[.AY86]*[.$B$5]" office:value-type="float" office:value="904972500000" calcext:value-type="float">
            <text:p>904,972,500,000</text:p>
          </table:table-cell>
          <table:table-cell table:style-name="ce2" table:formula="of:=[.AZ83]*[.AZ85]*[.AZ86]*[.$B$5]" office:value-type="float" office:value="942191250000" calcext:value-type="float">
            <text:p>942,191,250,000</text:p>
          </table:table-cell>
          <table:table-cell table:style-name="ce2" table:formula="of:=[.BA83]*[.BA85]*[.BA86]*[.$B$5]" office:value-type="float" office:value="980160000000" calcext:value-type="float">
            <text:p>980,160,000,000</text:p>
          </table:table-cell>
          <table:table-cell table:style-name="ce2" table:formula="of:=[.BB83]*[.BB85]*[.BB86]*[.$B$5]" office:value-type="float" office:value="1018878750000" calcext:value-type="float">
            <text:p>1,018,878,750,000</text:p>
          </table:table-cell>
          <table:table-cell table:style-name="ce2" table:formula="of:=[.BC83]*[.BC85]*[.BC86]*[.$B$5]" office:value-type="float" office:value="1058347500000" calcext:value-type="float">
            <text:p>1,058,347,500,000</text:p>
          </table:table-cell>
          <table:table-cell table:style-name="ce2" table:formula="of:=[.BD83]*[.BD85]*[.BD86]*[.$B$5]" office:value-type="float" office:value="1098566250000" calcext:value-type="float">
            <text:p>1,098,566,250,000</text:p>
          </table:table-cell>
          <table:table-cell table:style-name="ce2" table:formula="of:=[.BE83]*[.BE85]*[.BE86]*[.$B$5]" office:value-type="float" office:value="1139535000000" calcext:value-type="float">
            <text:p>1,139,535,000,000</text:p>
          </table:table-cell>
          <table:table-cell table:style-name="ce2" table:formula="of:=[.BF83]*[.BF85]*[.BF86]*[.$B$5]" office:value-type="float" office:value="1181253750000" calcext:value-type="float">
            <text:p>1,181,253,750,000</text:p>
          </table:table-cell>
          <table:table-cell table:style-name="ce2" table:formula="of:=[.BG83]*[.BG85]*[.BG86]*[.$B$5]" office:value-type="float" office:value="1223722500000" calcext:value-type="float">
            <text:p>1,223,722,500,000</text:p>
          </table:table-cell>
          <table:table-cell table:style-name="ce2" table:formula="of:=[.BH83]*[.BH85]*[.BH86]*[.$B$5]" office:value-type="float" office:value="1266941250000" calcext:value-type="float">
            <text:p>1,266,941,250,000</text:p>
          </table:table-cell>
          <table:table-cell table:style-name="ce2" table:formula="of:=[.BI83]*[.BI85]*[.BI86]*[.$B$5]" office:value-type="float" office:value="1310910000000" calcext:value-type="float">
            <text:p>1,310,910,000,000</text:p>
          </table:table-cell>
          <table:table-cell table:style-name="ce2" table:formula="of:=[.BJ83]*[.BJ85]*[.BJ86]*[.$B$5]" office:value-type="float" office:value="1355628750000" calcext:value-type="float">
            <text:p>1,355,628,750,000</text:p>
          </table:table-cell>
          <table:table-cell table:style-name="ce2" table:formula="of:=[.BK83]*[.BK85]*[.BK86]*[.$B$5]" office:value-type="float" office:value="1401097500000" calcext:value-type="float">
            <text:p>1,401,097,500,000</text:p>
          </table:table-cell>
          <table:table-cell table:style-name="ce2" table:formula="of:=[.BL83]*[.BL85]*[.BL86]*[.$B$5]" office:value-type="float" office:value="1447316250000" calcext:value-type="float">
            <text:p>1,447,316,250,000</text:p>
          </table:table-cell>
          <table:table-cell table:style-name="ce2" table:formula="of:=[.BM83]*[.BM85]*[.BM86]*[.$B$5]" office:value-type="float" office:value="1494285000000" calcext:value-type="float">
            <text:p>1,494,285,000,000</text:p>
          </table:table-cell>
          <table:table-cell table:style-name="ce2" table:formula="of:=[.BN83]*[.BN85]*[.BN86]*[.$B$5]" office:value-type="float" office:value="1542003750000" calcext:value-type="float">
            <text:p>1,542,003,750,000</text:p>
          </table:table-cell>
          <table:table-cell table:style-name="ce2" table:formula="of:=[.BO83]*[.BO85]*[.BO86]*[.$B$5]" office:value-type="float" office:value="1590472500000" calcext:value-type="float">
            <text:p>1,590,472,500,000</text:p>
          </table:table-cell>
          <table:table-cell table:style-name="ce2" table:formula="of:=[.BP83]*[.BP85]*[.BP86]*[.$B$5]" office:value-type="float" office:value="1639691250000" calcext:value-type="float">
            <text:p>1,639,691,250,000</text:p>
          </table:table-cell>
          <table:table-cell table:style-name="ce2" table:formula="of:=[.BQ83]*[.BQ85]*[.BQ86]*[.$B$5]" office:value-type="float" office:value="1689660000000" calcext:value-type="float">
            <text:p>1,689,660,000,000</text:p>
          </table:table-cell>
          <table:table-cell table:style-name="ce2" table:formula="of:=[.BR83]*[.BR85]*[.BR86]*[.$B$5]" office:value-type="float" office:value="1740378750000" calcext:value-type="float">
            <text:p>1,740,378,750,000</text:p>
          </table:table-cell>
          <table:table-cell table:style-name="ce2" table:formula="of:=[.BS83]*[.BS85]*[.BS86]*[.$B$5]" office:value-type="float" office:value="1791847500000" calcext:value-type="float">
            <text:p>1,791,847,500,000</text:p>
          </table:table-cell>
          <table:table-cell table:style-name="ce2" table:formula="of:=[.BT83]*[.BT85]*[.BT86]*[.$B$5]" office:value-type="float" office:value="1844066250000" calcext:value-type="float">
            <text:p>1,844,066,250,000</text:p>
          </table:table-cell>
          <table:table-cell table:style-name="ce2" table:formula="of:=[.BU83]*[.BU85]*[.BU86]*[.$B$5]" office:value-type="float" office:value="1897035000000" calcext:value-type="float">
            <text:p>1,897,035,000,000</text:p>
          </table:table-cell>
          <table:table-cell table:style-name="ce2" table:formula="of:=[.BV83]*[.BV85]*[.BV86]*[.$B$5]" office:value-type="float" office:value="1950753750000" calcext:value-type="float">
            <text:p>1,950,753,750,000</text:p>
          </table:table-cell>
          <table:table-cell table:style-name="ce2" table:formula="of:=[.BW83]*[.BW85]*[.BW86]*[.$B$5]" office:value-type="float" office:value="2005222500000" calcext:value-type="float">
            <text:p>2,005,222,500,000</text:p>
          </table:table-cell>
          <table:table-cell table:style-name="ce2" table:formula="of:=[.BX83]*[.BX85]*[.BX86]*[.$B$5]" office:value-type="float" office:value="2060441250000" calcext:value-type="float">
            <text:p>2,060,441,250,000</text:p>
          </table:table-cell>
          <table:table-cell table:style-name="ce2" table:formula="of:=[.BY83]*[.BY85]*[.BY86]*[.$B$5]" office:value-type="float" office:value="2116410000000" calcext:value-type="float">
            <text:p>2,116,410,000,000</text:p>
          </table:table-cell>
          <table:table-cell table:style-name="ce2" table:formula="of:=[.BZ83]*[.BZ85]*[.BZ86]*[.$B$5]" office:value-type="float" office:value="2173128750000" calcext:value-type="float">
            <text:p>2,173,128,750,000</text:p>
          </table:table-cell>
          <table:table-cell table:style-name="ce2" table:formula="of:=[.CA83]*[.CA85]*[.CA86]*[.$B$5]" office:value-type="float" office:value="2230597500000" calcext:value-type="float">
            <text:p>2,230,597,500,000</text:p>
          </table:table-cell>
          <table:table-cell table:style-name="ce2" table:formula="of:=[.CB83]*[.CB85]*[.CB86]*[.$B$5]" office:value-type="float" office:value="2288816250000" calcext:value-type="float">
            <text:p>2,288,816,250,000</text:p>
          </table:table-cell>
          <table:table-cell table:style-name="ce2" table:formula="of:=[.CC83]*[.CC85]*[.CC86]*[.$B$5]" office:value-type="float" office:value="2347785000000" calcext:value-type="float">
            <text:p>2,347,785,000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9" table:formula="of:=[.B83]*[.B86]*[.$B$2]*[.$B$6]" office:value-type="float" office:value="37000000" calcext:value-type="float">
            <text:p>37,000,000</text:p>
          </table:table-cell>
          <table:table-cell table:style-name="ce2" table:formula="of:=[.C83]*[.C86]*[.$B$2]*[.$B$6]" office:value-type="float" office:value="4662000000" calcext:value-type="float">
            <text:p>4,662,000,000</text:p>
          </table:table-cell>
          <table:table-cell table:style-name="ce2" table:formula="of:=[.D83]*[.D86]*[.$B$2]*[.$B$6]" office:value-type="float" office:value="16687000000" calcext:value-type="float">
            <text:p>16,687,000,000</text:p>
          </table:table-cell>
          <table:table-cell table:style-name="ce2" table:formula="of:=[.E83]*[.E86]*[.$B$2]*[.$B$6]" office:value-type="float" office:value="36112000000" calcext:value-type="float">
            <text:p>36,112,000,000</text:p>
          </table:table-cell>
          <table:table-cell table:style-name="ce2" table:formula="of:=[.F83]*[.F86]*[.$B$2]*[.$B$6]" office:value-type="float" office:value="62937000000" calcext:value-type="float">
            <text:p>62,937,000,000</text:p>
          </table:table-cell>
          <table:table-cell table:style-name="ce2" table:formula="of:=[.G83]*[.G86]*[.$B$2]*[.$B$6]" office:value-type="float" office:value="97162000000" calcext:value-type="float">
            <text:p>97,162,000,000</text:p>
          </table:table-cell>
          <table:table-cell table:style-name="ce2" table:formula="of:=[.H83]*[.H86]*[.$B$2]*[.$B$6]" office:value-type="float" office:value="138787000000" calcext:value-type="float">
            <text:p>138,787,000,000</text:p>
          </table:table-cell>
          <table:table-cell table:style-name="ce2" table:formula="of:=[.I83]*[.I86]*[.$B$2]*[.$B$6]" office:value-type="float" office:value="187812000000" calcext:value-type="float">
            <text:p>187,812,000,000</text:p>
          </table:table-cell>
          <table:table-cell table:style-name="ce2" table:formula="of:=[.J83]*[.J86]*[.$B$2]*[.$B$6]" office:value-type="float" office:value="244237000000" calcext:value-type="float">
            <text:p>244,237,000,000</text:p>
          </table:table-cell>
          <table:table-cell table:style-name="ce2" table:formula="of:=[.K83]*[.K86]*[.$B$2]*[.$B$6]" office:value-type="float" office:value="308062000000" calcext:value-type="float">
            <text:p>308,062,000,000</text:p>
          </table:table-cell>
          <table:table-cell table:style-name="ce2" table:formula="of:=[.L83]*[.L86]*[.$B$2]*[.$B$6]" office:value-type="float" office:value="379287000000" calcext:value-type="float">
            <text:p>379,287,000,000</text:p>
          </table:table-cell>
          <table:table-cell table:style-name="ce2" table:formula="of:=[.M83]*[.M86]*[.$B$2]*[.$B$6]" office:value-type="float" office:value="457912000000" calcext:value-type="float">
            <text:p>457,912,000,000</text:p>
          </table:table-cell>
          <table:table-cell table:style-name="ce2" table:formula="of:=[.N83]*[.N86]*[.$B$2]*[.$B$6]" office:value-type="float" office:value="543937000000" calcext:value-type="float">
            <text:p>543,937,000,000</text:p>
          </table:table-cell>
          <table:table-cell table:style-name="ce2" table:formula="of:=[.O83]*[.O86]*[.$B$2]*[.$B$6]" office:value-type="float" office:value="637362000000" calcext:value-type="float">
            <text:p>637,362,000,000</text:p>
          </table:table-cell>
          <table:table-cell table:style-name="ce2" table:formula="of:=[.P83]*[.P86]*[.$B$2]*[.$B$6]" office:value-type="float" office:value="738187000000" calcext:value-type="float">
            <text:p>738,187,000,000</text:p>
          </table:table-cell>
          <table:table-cell table:style-name="ce2" table:formula="of:=[.Q83]*[.Q86]*[.$B$2]*[.$B$6]" office:value-type="float" office:value="846412000000" calcext:value-type="float">
            <text:p>846,412,000,000</text:p>
          </table:table-cell>
          <table:table-cell table:style-name="ce2" table:formula="of:=[.R83]*[.R86]*[.$B$2]*[.$B$6]" office:value-type="float" office:value="962037000000" calcext:value-type="float">
            <text:p>962,037,000,000</text:p>
          </table:table-cell>
          <table:table-cell table:style-name="ce2" table:formula="of:=[.S83]*[.S86]*[.$B$2]*[.$B$6]" office:value-type="float" office:value="1085062000000" calcext:value-type="float">
            <text:p>1,085,062,000,000</text:p>
          </table:table-cell>
          <table:table-cell table:style-name="ce2" table:formula="of:=[.T83]*[.T86]*[.$B$2]*[.$B$6]" office:value-type="float" office:value="1215487000000" calcext:value-type="float">
            <text:p>1,215,487,000,000</text:p>
          </table:table-cell>
          <table:table-cell table:style-name="ce2" table:formula="of:=[.U83]*[.U86]*[.$B$2]*[.$B$6]" office:value-type="float" office:value="1353312000000" calcext:value-type="float">
            <text:p>1,353,312,000,000</text:p>
          </table:table-cell>
          <table:table-cell table:style-name="ce2" table:formula="of:=[.V83]*[.V86]*[.$B$2]*[.$B$6]" office:value-type="float" office:value="1498537000000" calcext:value-type="float">
            <text:p>1,498,537,000,000</text:p>
          </table:table-cell>
          <table:table-cell table:style-name="ce2" table:formula="of:=[.W83]*[.W86]*[.$B$2]*[.$B$6]" office:value-type="float" office:value="1651162000000" calcext:value-type="float">
            <text:p>1,651,162,000,000</text:p>
          </table:table-cell>
          <table:table-cell table:style-name="ce2" table:formula="of:=[.X83]*[.X86]*[.$B$2]*[.$B$6]" office:value-type="float" office:value="1811187000000" calcext:value-type="float">
            <text:p>1,811,187,000,000</text:p>
          </table:table-cell>
          <table:table-cell table:style-name="ce2" table:formula="of:=[.Y83]*[.Y86]*[.$B$2]*[.$B$6]" office:value-type="float" office:value="1978612000000" calcext:value-type="float">
            <text:p>1,978,612,000,000</text:p>
          </table:table-cell>
          <table:table-cell table:style-name="ce2" table:formula="of:=[.Z83]*[.Z86]*[.$B$2]*[.$B$6]" office:value-type="float" office:value="2153437000000" calcext:value-type="float">
            <text:p>2,153,437,000,000</text:p>
          </table:table-cell>
          <table:table-cell table:style-name="ce2" table:formula="of:=[.AA83]*[.AA86]*[.$B$2]*[.$B$6]" office:value-type="float" office:value="2335662000000" calcext:value-type="float">
            <text:p>2,335,662,000,000</text:p>
          </table:table-cell>
          <table:table-cell table:style-name="ce2" table:formula="of:=[.AB83]*[.AB86]*[.$B$2]*[.$B$6]" office:value-type="float" office:value="2525287000000" calcext:value-type="float">
            <text:p>2,525,287,000,000</text:p>
          </table:table-cell>
          <table:table-cell table:style-name="ce2" table:formula="of:=[.AC83]*[.AC86]*[.$B$2]*[.$B$6]" office:value-type="float" office:value="2722312000000" calcext:value-type="float">
            <text:p>2,722,312,000,000</text:p>
          </table:table-cell>
          <table:table-cell table:style-name="ce2" table:formula="of:=[.AD83]*[.AD86]*[.$B$2]*[.$B$6]" office:value-type="float" office:value="2926737000000" calcext:value-type="float">
            <text:p>2,926,737,000,000</text:p>
          </table:table-cell>
          <table:table-cell table:style-name="ce2" table:formula="of:=[.AE83]*[.AE86]*[.$B$2]*[.$B$6]" office:value-type="float" office:value="3138562000000" calcext:value-type="float">
            <text:p>3,138,562,000,000</text:p>
          </table:table-cell>
          <table:table-cell table:style-name="ce2" table:formula="of:=[.AF83]*[.AF86]*[.$B$2]*[.$B$6]" office:value-type="float" office:value="3357787000000" calcext:value-type="float">
            <text:p>3,357,787,000,000</text:p>
          </table:table-cell>
          <table:table-cell table:style-name="ce2" table:formula="of:=[.AG83]*[.AG86]*[.$B$2]*[.$B$6]" office:value-type="float" office:value="3584412000000" calcext:value-type="float">
            <text:p>3,584,412,000,000</text:p>
          </table:table-cell>
          <table:table-cell table:style-name="ce2" table:formula="of:=[.AH83]*[.AH86]*[.$B$2]*[.$B$6]" office:value-type="float" office:value="3818437000000" calcext:value-type="float">
            <text:p>3,818,437,000,000</text:p>
          </table:table-cell>
          <table:table-cell table:style-name="ce2" table:formula="of:=[.AI83]*[.AI86]*[.$B$2]*[.$B$6]" office:value-type="float" office:value="4059862000000" calcext:value-type="float">
            <text:p>4,059,862,000,000</text:p>
          </table:table-cell>
          <table:table-cell table:style-name="ce2" table:formula="of:=[.AJ83]*[.AJ86]*[.$B$2]*[.$B$6]" office:value-type="float" office:value="4308687000000" calcext:value-type="float">
            <text:p>4,308,687,000,000</text:p>
          </table:table-cell>
          <table:table-cell table:style-name="ce2" table:formula="of:=[.AK83]*[.AK86]*[.$B$2]*[.$B$6]" office:value-type="float" office:value="4564912000000" calcext:value-type="float">
            <text:p>4,564,912,000,000</text:p>
          </table:table-cell>
          <table:table-cell table:style-name="ce2" table:formula="of:=[.AL83]*[.AL86]*[.$B$2]*[.$B$6]" office:value-type="float" office:value="4828537000000" calcext:value-type="float">
            <text:p>4,828,537,000,000</text:p>
          </table:table-cell>
          <table:table-cell table:style-name="ce2" table:formula="of:=[.AM83]*[.AM86]*[.$B$2]*[.$B$6]" office:value-type="float" office:value="5099562000000" calcext:value-type="float">
            <text:p>5,099,562,000,000</text:p>
          </table:table-cell>
          <table:table-cell table:style-name="ce2" table:formula="of:=[.AN83]*[.AN86]*[.$B$2]*[.$B$6]" office:value-type="float" office:value="5377987000000" calcext:value-type="float">
            <text:p>5,377,987,000,000</text:p>
          </table:table-cell>
          <table:table-cell table:style-name="ce2" table:formula="of:=[.AO83]*[.AO86]*[.$B$2]*[.$B$6]" office:value-type="float" office:value="5663812000000" calcext:value-type="float">
            <text:p>5,663,812,000,000</text:p>
          </table:table-cell>
          <table:table-cell table:style-name="ce2" table:formula="of:=[.AP83]*[.AP86]*[.$B$2]*[.$B$6]" office:value-type="float" office:value="5957037000000" calcext:value-type="float">
            <text:p>5,957,037,000,000</text:p>
          </table:table-cell>
          <table:table-cell table:style-name="ce2" table:formula="of:=[.AQ83]*[.AQ86]*[.$B$2]*[.$B$6]" office:value-type="float" office:value="6257662000000" calcext:value-type="float">
            <text:p>6,257,662,000,000</text:p>
          </table:table-cell>
          <table:table-cell table:style-name="ce2" table:formula="of:=[.AR83]*[.AR86]*[.$B$2]*[.$B$6]" office:value-type="float" office:value="6565687000000" calcext:value-type="float">
            <text:p>6,565,687,000,000</text:p>
          </table:table-cell>
          <table:table-cell table:style-name="ce2" table:formula="of:=[.AS83]*[.AS86]*[.$B$2]*[.$B$6]" office:value-type="float" office:value="6881112000000" calcext:value-type="float">
            <text:p>6,881,112,000,000</text:p>
          </table:table-cell>
          <table:table-cell table:style-name="ce2" table:formula="of:=[.AT83]*[.AT86]*[.$B$2]*[.$B$6]" office:value-type="float" office:value="7203937000000" calcext:value-type="float">
            <text:p>7,203,937,000,000</text:p>
          </table:table-cell>
          <table:table-cell table:style-name="ce2" table:formula="of:=[.AU83]*[.AU86]*[.$B$2]*[.$B$6]" office:value-type="float" office:value="7534162000000" calcext:value-type="float">
            <text:p>7,534,162,000,000</text:p>
          </table:table-cell>
          <table:table-cell table:style-name="ce2" table:formula="of:=[.AV83]*[.AV86]*[.$B$2]*[.$B$6]" office:value-type="float" office:value="7871787000000" calcext:value-type="float">
            <text:p>7,871,787,000,000</text:p>
          </table:table-cell>
          <table:table-cell table:style-name="ce2" table:formula="of:=[.AW83]*[.AW86]*[.$B$2]*[.$B$6]" office:value-type="float" office:value="8216812000000" calcext:value-type="float">
            <text:p>8,216,812,000,000</text:p>
          </table:table-cell>
          <table:table-cell table:style-name="ce2" table:formula="of:=[.AX83]*[.AX86]*[.$B$2]*[.$B$6]" office:value-type="float" office:value="8569237000000" calcext:value-type="float">
            <text:p>8,569,237,000,000</text:p>
          </table:table-cell>
          <table:table-cell table:style-name="ce2" table:formula="of:=[.AY83]*[.AY86]*[.$B$2]*[.$B$6]" office:value-type="float" office:value="8929062000000" calcext:value-type="float">
            <text:p>8,929,062,000,000</text:p>
          </table:table-cell>
          <table:table-cell table:style-name="ce2" table:formula="of:=[.AZ83]*[.AZ86]*[.$B$2]*[.$B$6]" office:value-type="float" office:value="9296287000000" calcext:value-type="float">
            <text:p>9,296,287,000,000</text:p>
          </table:table-cell>
          <table:table-cell table:style-name="ce2" table:formula="of:=[.BA83]*[.BA86]*[.$B$2]*[.$B$6]" office:value-type="float" office:value="9670912000000" calcext:value-type="float">
            <text:p>9,670,912,000,000</text:p>
          </table:table-cell>
          <table:table-cell table:style-name="ce2" table:formula="of:=[.BB83]*[.BB86]*[.$B$2]*[.$B$6]" office:value-type="float" office:value="10052937000000" calcext:value-type="float">
            <text:p>10,052,937,000,000</text:p>
          </table:table-cell>
          <table:table-cell table:style-name="ce2" table:formula="of:=[.BC83]*[.BC86]*[.$B$2]*[.$B$6]" office:value-type="float" office:value="10442362000000" calcext:value-type="float">
            <text:p>10,442,362,000,000</text:p>
          </table:table-cell>
          <table:table-cell table:style-name="ce2" table:formula="of:=[.BD83]*[.BD86]*[.$B$2]*[.$B$6]" office:value-type="float" office:value="10839187000000" calcext:value-type="float">
            <text:p>10,839,187,000,000</text:p>
          </table:table-cell>
          <table:table-cell table:style-name="ce2" table:formula="of:=[.BE83]*[.BE86]*[.$B$2]*[.$B$6]" office:value-type="float" office:value="11243412000000" calcext:value-type="float">
            <text:p>11,243,412,000,000</text:p>
          </table:table-cell>
          <table:table-cell table:style-name="ce2" table:formula="of:=[.BF83]*[.BF86]*[.$B$2]*[.$B$6]" office:value-type="float" office:value="11655037000000" calcext:value-type="float">
            <text:p>11,655,037,000,000</text:p>
          </table:table-cell>
          <table:table-cell table:style-name="ce2" table:formula="of:=[.BG83]*[.BG86]*[.$B$2]*[.$B$6]" office:value-type="float" office:value="12074062000000" calcext:value-type="float">
            <text:p>12,074,062,000,000</text:p>
          </table:table-cell>
          <table:table-cell table:style-name="ce2" table:formula="of:=[.BH83]*[.BH86]*[.$B$2]*[.$B$6]" office:value-type="float" office:value="12500487000000" calcext:value-type="float">
            <text:p>12,500,487,000,000</text:p>
          </table:table-cell>
          <table:table-cell table:style-name="ce2" table:formula="of:=[.BI83]*[.BI86]*[.$B$2]*[.$B$6]" office:value-type="float" office:value="12934312000000" calcext:value-type="float">
            <text:p>12,934,312,000,000</text:p>
          </table:table-cell>
          <table:table-cell table:style-name="ce2" table:formula="of:=[.BJ83]*[.BJ86]*[.$B$2]*[.$B$6]" office:value-type="float" office:value="13375537000000" calcext:value-type="float">
            <text:p>13,375,537,000,000</text:p>
          </table:table-cell>
          <table:table-cell table:style-name="ce2" table:formula="of:=[.BK83]*[.BK86]*[.$B$2]*[.$B$6]" office:value-type="float" office:value="13824162000000" calcext:value-type="float">
            <text:p>13,824,162,000,000</text:p>
          </table:table-cell>
          <table:table-cell table:style-name="ce2" table:formula="of:=[.BL83]*[.BL86]*[.$B$2]*[.$B$6]" office:value-type="float" office:value="14280187000000" calcext:value-type="float">
            <text:p>14,280,187,000,000</text:p>
          </table:table-cell>
          <table:table-cell table:style-name="ce2" table:formula="of:=[.BM83]*[.BM86]*[.$B$2]*[.$B$6]" office:value-type="float" office:value="14743612000000" calcext:value-type="float">
            <text:p>14,743,612,000,000</text:p>
          </table:table-cell>
          <table:table-cell table:style-name="ce2" table:formula="of:=[.BN83]*[.BN86]*[.$B$2]*[.$B$6]" office:value-type="float" office:value="15214437000000" calcext:value-type="float">
            <text:p>15,214,437,000,000</text:p>
          </table:table-cell>
          <table:table-cell table:style-name="ce2" table:formula="of:=[.BO83]*[.BO86]*[.$B$2]*[.$B$6]" office:value-type="float" office:value="15692662000000" calcext:value-type="float">
            <text:p>15,692,662,000,000</text:p>
          </table:table-cell>
          <table:table-cell table:style-name="ce2" table:formula="of:=[.BP83]*[.BP86]*[.$B$2]*[.$B$6]" office:value-type="float" office:value="16178287000000" calcext:value-type="float">
            <text:p>16,178,287,000,000</text:p>
          </table:table-cell>
          <table:table-cell table:style-name="ce2" table:formula="of:=[.BQ83]*[.BQ86]*[.$B$2]*[.$B$6]" office:value-type="float" office:value="16671312000000" calcext:value-type="float">
            <text:p>16,671,312,000,000</text:p>
          </table:table-cell>
          <table:table-cell table:style-name="ce2" table:formula="of:=[.BR83]*[.BR86]*[.$B$2]*[.$B$6]" office:value-type="float" office:value="17171737000000" calcext:value-type="float">
            <text:p>17,171,737,000,000</text:p>
          </table:table-cell>
          <table:table-cell table:style-name="ce2" table:formula="of:=[.BS83]*[.BS86]*[.$B$2]*[.$B$6]" office:value-type="float" office:value="17679562000000" calcext:value-type="float">
            <text:p>17,679,562,000,000</text:p>
          </table:table-cell>
          <table:table-cell table:style-name="ce2" table:formula="of:=[.BT83]*[.BT86]*[.$B$2]*[.$B$6]" office:value-type="float" office:value="18194787000000" calcext:value-type="float">
            <text:p>18,194,787,000,000</text:p>
          </table:table-cell>
          <table:table-cell table:style-name="ce2" table:formula="of:=[.BU83]*[.BU86]*[.$B$2]*[.$B$6]" office:value-type="float" office:value="18717412000000" calcext:value-type="float">
            <text:p>18,717,412,000,000</text:p>
          </table:table-cell>
          <table:table-cell table:style-name="ce2" table:formula="of:=[.BV83]*[.BV86]*[.$B$2]*[.$B$6]" office:value-type="float" office:value="19247437000000" calcext:value-type="float">
            <text:p>19,247,437,000,000</text:p>
          </table:table-cell>
          <table:table-cell table:style-name="ce2" table:formula="of:=[.BW83]*[.BW86]*[.$B$2]*[.$B$6]" office:value-type="float" office:value="19784862000000" calcext:value-type="float">
            <text:p>19,784,862,000,000</text:p>
          </table:table-cell>
          <table:table-cell table:style-name="ce2" table:formula="of:=[.BX83]*[.BX86]*[.$B$2]*[.$B$6]" office:value-type="float" office:value="20329687000000" calcext:value-type="float">
            <text:p>20,329,687,000,000</text:p>
          </table:table-cell>
          <table:table-cell table:style-name="ce2" table:formula="of:=[.BY83]*[.BY86]*[.$B$2]*[.$B$6]" office:value-type="float" office:value="20881912000000" calcext:value-type="float">
            <text:p>20,881,912,000,000</text:p>
          </table:table-cell>
          <table:table-cell table:style-name="ce2" table:formula="of:=[.BZ83]*[.BZ86]*[.$B$2]*[.$B$6]" office:value-type="float" office:value="21441537000000" calcext:value-type="float">
            <text:p>21,441,537,000,000</text:p>
          </table:table-cell>
          <table:table-cell table:style-name="ce2" table:formula="of:=[.CA83]*[.CA86]*[.$B$2]*[.$B$6]" office:value-type="float" office:value="22008562000000" calcext:value-type="float">
            <text:p>22,008,562,000,000</text:p>
          </table:table-cell>
          <table:table-cell table:style-name="ce2" table:formula="of:=[.CB83]*[.CB86]*[.$B$2]*[.$B$6]" office:value-type="float" office:value="22582987000000" calcext:value-type="float">
            <text:p>22,582,987,000,000</text:p>
          </table:table-cell>
          <table:table-cell table:style-name="ce2" table:formula="of:=[.CC83]*[.CC86]*[.$B$2]*[.$B$6]" office:value-type="float" office:value="23164812000000" calcext:value-type="float">
            <text:p>23,164,812,000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2" table:formula="of:=[.B86]*[.$B$2]*[.$B$3]*[.$B$6]" office:value-type="float" office:value="259000" calcext:value-type="float">
            <text:p>259,000</text:p>
          </table:table-cell>
          <table:table-cell table:style-name="ce2" table:formula="of:=[.C86]*[.$B$2]*[.$B$3]*[.$B$6]" office:value-type="float" office:value="5439000" calcext:value-type="float">
            <text:p>5,439,000</text:p>
          </table:table-cell>
          <table:table-cell table:style-name="ce2" table:formula="of:=[.D86]*[.$B$2]*[.$B$3]*[.$B$6]" office:value-type="float" office:value="10619000" calcext:value-type="float">
            <text:p>10,619,000</text:p>
          </table:table-cell>
          <table:table-cell table:style-name="ce2" table:formula="of:=[.E86]*[.$B$2]*[.$B$3]*[.$B$6]" office:value-type="float" office:value="15799000" calcext:value-type="float">
            <text:p>15,799,000</text:p>
          </table:table-cell>
          <table:table-cell table:style-name="ce2" table:formula="of:=[.F86]*[.$B$2]*[.$B$3]*[.$B$6]" office:value-type="float" office:value="20979000" calcext:value-type="float">
            <text:p>20,979,000</text:p>
          </table:table-cell>
          <table:table-cell table:style-name="ce2" table:formula="of:=[.G86]*[.$B$2]*[.$B$3]*[.$B$6]" office:value-type="float" office:value="26159000" calcext:value-type="float">
            <text:p>26,159,000</text:p>
          </table:table-cell>
          <table:table-cell table:style-name="ce2" table:formula="of:=[.H86]*[.$B$2]*[.$B$3]*[.$B$6]" office:value-type="float" office:value="31339000" calcext:value-type="float">
            <text:p>31,339,000</text:p>
          </table:table-cell>
          <table:table-cell table:style-name="ce2" table:formula="of:=[.I86]*[.$B$2]*[.$B$3]*[.$B$6]" office:value-type="float" office:value="36519000" calcext:value-type="float">
            <text:p>36,519,000</text:p>
          </table:table-cell>
          <table:table-cell table:style-name="ce2" table:formula="of:=[.J86]*[.$B$2]*[.$B$3]*[.$B$6]" office:value-type="float" office:value="41699000" calcext:value-type="float">
            <text:p>41,699,000</text:p>
          </table:table-cell>
          <table:table-cell table:style-name="ce2" table:formula="of:=[.K86]*[.$B$2]*[.$B$3]*[.$B$6]" office:value-type="float" office:value="46879000" calcext:value-type="float">
            <text:p>46,879,000</text:p>
          </table:table-cell>
          <table:table-cell table:style-name="ce2" table:formula="of:=[.L86]*[.$B$2]*[.$B$3]*[.$B$6]" office:value-type="float" office:value="52059000" calcext:value-type="float">
            <text:p>52,059,000</text:p>
          </table:table-cell>
          <table:table-cell table:style-name="ce2" table:formula="of:=[.M86]*[.$B$2]*[.$B$3]*[.$B$6]" office:value-type="float" office:value="57239000" calcext:value-type="float">
            <text:p>57,239,000</text:p>
          </table:table-cell>
          <table:table-cell table:style-name="ce2" table:formula="of:=[.N86]*[.$B$2]*[.$B$3]*[.$B$6]" office:value-type="float" office:value="62419000" calcext:value-type="float">
            <text:p>62,419,000</text:p>
          </table:table-cell>
          <table:table-cell table:style-name="ce2" table:formula="of:=[.O86]*[.$B$2]*[.$B$3]*[.$B$6]" office:value-type="float" office:value="67599000" calcext:value-type="float">
            <text:p>67,599,000</text:p>
          </table:table-cell>
          <table:table-cell table:style-name="ce2" table:formula="of:=[.P86]*[.$B$2]*[.$B$3]*[.$B$6]" office:value-type="float" office:value="72779000" calcext:value-type="float">
            <text:p>72,779,000</text:p>
          </table:table-cell>
          <table:table-cell table:style-name="ce2" table:formula="of:=[.Q86]*[.$B$2]*[.$B$3]*[.$B$6]" office:value-type="float" office:value="77959000" calcext:value-type="float">
            <text:p>77,959,000</text:p>
          </table:table-cell>
          <table:table-cell table:style-name="ce2" table:formula="of:=[.R86]*[.$B$2]*[.$B$3]*[.$B$6]" office:value-type="float" office:value="83139000" calcext:value-type="float">
            <text:p>83,139,000</text:p>
          </table:table-cell>
          <table:table-cell table:style-name="ce2" table:formula="of:=[.S86]*[.$B$2]*[.$B$3]*[.$B$6]" office:value-type="float" office:value="88319000" calcext:value-type="float">
            <text:p>88,319,000</text:p>
          </table:table-cell>
          <table:table-cell table:style-name="ce2" table:formula="of:=[.T86]*[.$B$2]*[.$B$3]*[.$B$6]" office:value-type="float" office:value="93499000" calcext:value-type="float">
            <text:p>93,499,000</text:p>
          </table:table-cell>
          <table:table-cell table:style-name="ce2" table:formula="of:=[.U86]*[.$B$2]*[.$B$3]*[.$B$6]" office:value-type="float" office:value="98679000" calcext:value-type="float">
            <text:p>98,679,000</text:p>
          </table:table-cell>
          <table:table-cell table:style-name="ce2" table:formula="of:=[.V86]*[.$B$2]*[.$B$3]*[.$B$6]" office:value-type="float" office:value="103859000" calcext:value-type="float">
            <text:p>103,859,000</text:p>
          </table:table-cell>
          <table:table-cell table:style-name="ce2" table:formula="of:=[.W86]*[.$B$2]*[.$B$3]*[.$B$6]" office:value-type="float" office:value="109039000" calcext:value-type="float">
            <text:p>109,039,000</text:p>
          </table:table-cell>
          <table:table-cell table:style-name="ce2" table:formula="of:=[.X86]*[.$B$2]*[.$B$3]*[.$B$6]" office:value-type="float" office:value="114219000" calcext:value-type="float">
            <text:p>114,219,000</text:p>
          </table:table-cell>
          <table:table-cell table:style-name="ce2" table:formula="of:=[.Y86]*[.$B$2]*[.$B$3]*[.$B$6]" office:value-type="float" office:value="119399000" calcext:value-type="float">
            <text:p>119,399,000</text:p>
          </table:table-cell>
          <table:table-cell table:style-name="ce2" table:formula="of:=[.Z86]*[.$B$2]*[.$B$3]*[.$B$6]" office:value-type="float" office:value="124579000" calcext:value-type="float">
            <text:p>124,579,000</text:p>
          </table:table-cell>
          <table:table-cell table:style-name="ce2" table:formula="of:=[.AA86]*[.$B$2]*[.$B$3]*[.$B$6]" office:value-type="float" office:value="129759000" calcext:value-type="float">
            <text:p>129,759,000</text:p>
          </table:table-cell>
          <table:table-cell table:style-name="ce2" table:formula="of:=[.AB86]*[.$B$2]*[.$B$3]*[.$B$6]" office:value-type="float" office:value="134939000" calcext:value-type="float">
            <text:p>134,939,000</text:p>
          </table:table-cell>
          <table:table-cell table:style-name="ce2" table:formula="of:=[.AC86]*[.$B$2]*[.$B$3]*[.$B$6]" office:value-type="float" office:value="140119000" calcext:value-type="float">
            <text:p>140,119,000</text:p>
          </table:table-cell>
          <table:table-cell table:style-name="ce2" table:formula="of:=[.AD86]*[.$B$2]*[.$B$3]*[.$B$6]" office:value-type="float" office:value="145299000" calcext:value-type="float">
            <text:p>145,299,000</text:p>
          </table:table-cell>
          <table:table-cell table:style-name="ce2" table:formula="of:=[.AE86]*[.$B$2]*[.$B$3]*[.$B$6]" office:value-type="float" office:value="150479000" calcext:value-type="float">
            <text:p>150,479,000</text:p>
          </table:table-cell>
          <table:table-cell table:style-name="ce2" table:formula="of:=[.AF86]*[.$B$2]*[.$B$3]*[.$B$6]" office:value-type="float" office:value="155659000" calcext:value-type="float">
            <text:p>155,659,000</text:p>
          </table:table-cell>
          <table:table-cell table:style-name="ce2" table:formula="of:=[.AG86]*[.$B$2]*[.$B$3]*[.$B$6]" office:value-type="float" office:value="160839000" calcext:value-type="float">
            <text:p>160,839,000</text:p>
          </table:table-cell>
          <table:table-cell table:style-name="ce2" table:formula="of:=[.AH86]*[.$B$2]*[.$B$3]*[.$B$6]" office:value-type="float" office:value="166019000" calcext:value-type="float">
            <text:p>166,019,000</text:p>
          </table:table-cell>
          <table:table-cell table:style-name="ce2" table:formula="of:=[.AI86]*[.$B$2]*[.$B$3]*[.$B$6]" office:value-type="float" office:value="171199000" calcext:value-type="float">
            <text:p>171,199,000</text:p>
          </table:table-cell>
          <table:table-cell table:style-name="ce2" table:formula="of:=[.AJ86]*[.$B$2]*[.$B$3]*[.$B$6]" office:value-type="float" office:value="176379000" calcext:value-type="float">
            <text:p>176,379,000</text:p>
          </table:table-cell>
          <table:table-cell table:style-name="ce2" table:formula="of:=[.AK86]*[.$B$2]*[.$B$3]*[.$B$6]" office:value-type="float" office:value="181559000" calcext:value-type="float">
            <text:p>181,559,000</text:p>
          </table:table-cell>
          <table:table-cell table:style-name="ce2" table:formula="of:=[.AL86]*[.$B$2]*[.$B$3]*[.$B$6]" office:value-type="float" office:value="186739000" calcext:value-type="float">
            <text:p>186,739,000</text:p>
          </table:table-cell>
          <table:table-cell table:style-name="ce2" table:formula="of:=[.AM86]*[.$B$2]*[.$B$3]*[.$B$6]" office:value-type="float" office:value="191919000" calcext:value-type="float">
            <text:p>191,919,000</text:p>
          </table:table-cell>
          <table:table-cell table:style-name="ce2" table:formula="of:=[.AN86]*[.$B$2]*[.$B$3]*[.$B$6]" office:value-type="float" office:value="197099000" calcext:value-type="float">
            <text:p>197,099,000</text:p>
          </table:table-cell>
          <table:table-cell table:style-name="ce2" table:formula="of:=[.AO86]*[.$B$2]*[.$B$3]*[.$B$6]" office:value-type="float" office:value="202279000" calcext:value-type="float">
            <text:p>202,279,000</text:p>
          </table:table-cell>
          <table:table-cell table:style-name="ce2" table:formula="of:=[.AP86]*[.$B$2]*[.$B$3]*[.$B$6]" office:value-type="float" office:value="207459000" calcext:value-type="float">
            <text:p>207,459,000</text:p>
          </table:table-cell>
          <table:table-cell table:style-name="ce2" table:formula="of:=[.AQ86]*[.$B$2]*[.$B$3]*[.$B$6]" office:value-type="float" office:value="212639000" calcext:value-type="float">
            <text:p>212,639,000</text:p>
          </table:table-cell>
          <table:table-cell table:style-name="ce2" table:formula="of:=[.AR86]*[.$B$2]*[.$B$3]*[.$B$6]" office:value-type="float" office:value="217819000" calcext:value-type="float">
            <text:p>217,819,000</text:p>
          </table:table-cell>
          <table:table-cell table:style-name="ce2" table:formula="of:=[.AS86]*[.$B$2]*[.$B$3]*[.$B$6]" office:value-type="float" office:value="222999000" calcext:value-type="float">
            <text:p>222,999,000</text:p>
          </table:table-cell>
          <table:table-cell table:style-name="ce2" table:formula="of:=[.AT86]*[.$B$2]*[.$B$3]*[.$B$6]" office:value-type="float" office:value="228179000" calcext:value-type="float">
            <text:p>228,179,000</text:p>
          </table:table-cell>
          <table:table-cell table:style-name="ce2" table:formula="of:=[.AU86]*[.$B$2]*[.$B$3]*[.$B$6]" office:value-type="float" office:value="233359000" calcext:value-type="float">
            <text:p>233,359,000</text:p>
          </table:table-cell>
          <table:table-cell table:style-name="ce2" table:formula="of:=[.AV86]*[.$B$2]*[.$B$3]*[.$B$6]" office:value-type="float" office:value="238539000" calcext:value-type="float">
            <text:p>238,539,000</text:p>
          </table:table-cell>
          <table:table-cell table:style-name="ce2" table:formula="of:=[.AW86]*[.$B$2]*[.$B$3]*[.$B$6]" office:value-type="float" office:value="243719000" calcext:value-type="float">
            <text:p>243,719,000</text:p>
          </table:table-cell>
          <table:table-cell table:style-name="ce2" table:formula="of:=[.AX86]*[.$B$2]*[.$B$3]*[.$B$6]" office:value-type="float" office:value="248899000" calcext:value-type="float">
            <text:p>248,899,000</text:p>
          </table:table-cell>
          <table:table-cell table:style-name="ce2" table:formula="of:=[.AY86]*[.$B$2]*[.$B$3]*[.$B$6]" office:value-type="float" office:value="254079000" calcext:value-type="float">
            <text:p>254,079,000</text:p>
          </table:table-cell>
          <table:table-cell table:style-name="ce2" table:formula="of:=[.AZ86]*[.$B$2]*[.$B$3]*[.$B$6]" office:value-type="float" office:value="259259000" calcext:value-type="float">
            <text:p>259,259,000</text:p>
          </table:table-cell>
          <table:table-cell table:style-name="ce2" table:formula="of:=[.BA86]*[.$B$2]*[.$B$3]*[.$B$6]" office:value-type="float" office:value="264439000" calcext:value-type="float">
            <text:p>264,439,000</text:p>
          </table:table-cell>
          <table:table-cell table:style-name="ce2" table:formula="of:=[.BB86]*[.$B$2]*[.$B$3]*[.$B$6]" office:value-type="float" office:value="269619000" calcext:value-type="float">
            <text:p>269,619,000</text:p>
          </table:table-cell>
          <table:table-cell table:style-name="ce2" table:formula="of:=[.BC86]*[.$B$2]*[.$B$3]*[.$B$6]" office:value-type="float" office:value="274799000" calcext:value-type="float">
            <text:p>274,799,000</text:p>
          </table:table-cell>
          <table:table-cell table:style-name="ce2" table:formula="of:=[.BD86]*[.$B$2]*[.$B$3]*[.$B$6]" office:value-type="float" office:value="279979000" calcext:value-type="float">
            <text:p>279,979,000</text:p>
          </table:table-cell>
          <table:table-cell table:style-name="ce2" table:formula="of:=[.BE86]*[.$B$2]*[.$B$3]*[.$B$6]" office:value-type="float" office:value="285159000" calcext:value-type="float">
            <text:p>285,159,000</text:p>
          </table:table-cell>
          <table:table-cell table:style-name="ce2" table:formula="of:=[.BF86]*[.$B$2]*[.$B$3]*[.$B$6]" office:value-type="float" office:value="290339000" calcext:value-type="float">
            <text:p>290,339,000</text:p>
          </table:table-cell>
          <table:table-cell table:style-name="ce2" table:formula="of:=[.BG86]*[.$B$2]*[.$B$3]*[.$B$6]" office:value-type="float" office:value="295519000" calcext:value-type="float">
            <text:p>295,519,000</text:p>
          </table:table-cell>
          <table:table-cell table:style-name="ce2" table:formula="of:=[.BH86]*[.$B$2]*[.$B$3]*[.$B$6]" office:value-type="float" office:value="300699000" calcext:value-type="float">
            <text:p>300,699,000</text:p>
          </table:table-cell>
          <table:table-cell table:style-name="ce2" table:formula="of:=[.BI86]*[.$B$2]*[.$B$3]*[.$B$6]" office:value-type="float" office:value="305879000" calcext:value-type="float">
            <text:p>305,879,000</text:p>
          </table:table-cell>
          <table:table-cell table:style-name="ce2" table:formula="of:=[.BJ86]*[.$B$2]*[.$B$3]*[.$B$6]" office:value-type="float" office:value="311059000" calcext:value-type="float">
            <text:p>311,059,000</text:p>
          </table:table-cell>
          <table:table-cell table:style-name="ce2" table:formula="of:=[.BK86]*[.$B$2]*[.$B$3]*[.$B$6]" office:value-type="float" office:value="316239000" calcext:value-type="float">
            <text:p>316,239,000</text:p>
          </table:table-cell>
          <table:table-cell table:style-name="ce2" table:formula="of:=[.BL86]*[.$B$2]*[.$B$3]*[.$B$6]" office:value-type="float" office:value="321419000" calcext:value-type="float">
            <text:p>321,419,000</text:p>
          </table:table-cell>
          <table:table-cell table:style-name="ce2" table:formula="of:=[.BM86]*[.$B$2]*[.$B$3]*[.$B$6]" office:value-type="float" office:value="326599000" calcext:value-type="float">
            <text:p>326,599,000</text:p>
          </table:table-cell>
          <table:table-cell table:style-name="ce2" table:formula="of:=[.BN86]*[.$B$2]*[.$B$3]*[.$B$6]" office:value-type="float" office:value="331779000" calcext:value-type="float">
            <text:p>331,779,000</text:p>
          </table:table-cell>
          <table:table-cell table:style-name="ce2" table:formula="of:=[.BO86]*[.$B$2]*[.$B$3]*[.$B$6]" office:value-type="float" office:value="336959000" calcext:value-type="float">
            <text:p>336,959,000</text:p>
          </table:table-cell>
          <table:table-cell table:style-name="ce2" table:formula="of:=[.BP86]*[.$B$2]*[.$B$3]*[.$B$6]" office:value-type="float" office:value="342139000" calcext:value-type="float">
            <text:p>342,139,000</text:p>
          </table:table-cell>
          <table:table-cell table:style-name="ce2" table:formula="of:=[.BQ86]*[.$B$2]*[.$B$3]*[.$B$6]" office:value-type="float" office:value="347319000" calcext:value-type="float">
            <text:p>347,319,000</text:p>
          </table:table-cell>
          <table:table-cell table:style-name="ce2" table:formula="of:=[.BR86]*[.$B$2]*[.$B$3]*[.$B$6]" office:value-type="float" office:value="352499000" calcext:value-type="float">
            <text:p>352,499,000</text:p>
          </table:table-cell>
          <table:table-cell table:style-name="ce2" table:formula="of:=[.BS86]*[.$B$2]*[.$B$3]*[.$B$6]" office:value-type="float" office:value="357679000" calcext:value-type="float">
            <text:p>357,679,000</text:p>
          </table:table-cell>
          <table:table-cell table:style-name="ce2" table:formula="of:=[.BT86]*[.$B$2]*[.$B$3]*[.$B$6]" office:value-type="float" office:value="362859000" calcext:value-type="float">
            <text:p>362,859,000</text:p>
          </table:table-cell>
          <table:table-cell table:style-name="ce2" table:formula="of:=[.BU86]*[.$B$2]*[.$B$3]*[.$B$6]" office:value-type="float" office:value="368039000" calcext:value-type="float">
            <text:p>368,039,000</text:p>
          </table:table-cell>
          <table:table-cell table:style-name="ce2" table:formula="of:=[.BV86]*[.$B$2]*[.$B$3]*[.$B$6]" office:value-type="float" office:value="373219000" calcext:value-type="float">
            <text:p>373,219,000</text:p>
          </table:table-cell>
          <table:table-cell table:style-name="ce2" table:formula="of:=[.BW86]*[.$B$2]*[.$B$3]*[.$B$6]" office:value-type="float" office:value="378399000" calcext:value-type="float">
            <text:p>378,399,000</text:p>
          </table:table-cell>
          <table:table-cell table:style-name="ce2" table:formula="of:=[.BX86]*[.$B$2]*[.$B$3]*[.$B$6]" office:value-type="float" office:value="383579000" calcext:value-type="float">
            <text:p>383,579,000</text:p>
          </table:table-cell>
          <table:table-cell table:style-name="ce2" table:formula="of:=[.BY86]*[.$B$2]*[.$B$3]*[.$B$6]" office:value-type="float" office:value="388759000" calcext:value-type="float">
            <text:p>388,759,000</text:p>
          </table:table-cell>
          <table:table-cell table:style-name="ce2" table:formula="of:=[.BZ86]*[.$B$2]*[.$B$3]*[.$B$6]" office:value-type="float" office:value="393939000" calcext:value-type="float">
            <text:p>393,939,000</text:p>
          </table:table-cell>
          <table:table-cell table:style-name="ce2" table:formula="of:=[.CA86]*[.$B$2]*[.$B$3]*[.$B$6]" office:value-type="float" office:value="399119000" calcext:value-type="float">
            <text:p>399,119,000</text:p>
          </table:table-cell>
          <table:table-cell table:style-name="ce2" table:formula="of:=[.CB86]*[.$B$2]*[.$B$3]*[.$B$6]" office:value-type="float" office:value="404299000" calcext:value-type="float">
            <text:p>404,299,000</text:p>
          </table:table-cell>
          <table:table-cell table:style-name="ce2" table:formula="of:=[.CC86]*[.$B$2]*[.$B$3]*[.$B$6]" office:value-type="float" office:value="409479000" calcext:value-type="float">
            <text:p>409,479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3" table:formula="of:=[.B89]/1000000" office:value-type="float" office:value="3.75" calcext:value-type="float">
            <text:p>3.75</text:p>
          </table:table-cell>
          <table:table-cell table:style-name="ce3" table:formula="of:=[.C89]/1000000" office:value-type="float" office:value="472.5" calcext:value-type="float">
            <text:p>472.50</text:p>
          </table:table-cell>
          <table:table-cell table:style-name="ce3" table:formula="of:=[.D89]/1000000" office:value-type="float" office:value="1691.25" calcext:value-type="float">
            <text:p>1,691.25</text:p>
          </table:table-cell>
          <table:table-cell table:style-name="ce3" table:formula="of:=[.E89]/1000000" office:value-type="float" office:value="3660" calcext:value-type="float">
            <text:p>3,660.00</text:p>
          </table:table-cell>
          <table:table-cell table:style-name="ce3" table:formula="of:=[.F89]/1000000" office:value-type="float" office:value="6378.75" calcext:value-type="float">
            <text:p>6,378.75</text:p>
          </table:table-cell>
          <table:table-cell table:style-name="ce3" table:formula="of:=[.G89]/1000000" office:value-type="float" office:value="9847.5" calcext:value-type="float">
            <text:p>9,847.50</text:p>
          </table:table-cell>
          <table:table-cell table:style-name="ce3" table:formula="of:=[.H89]/1000000" office:value-type="float" office:value="14066.25" calcext:value-type="float">
            <text:p>14,066.25</text:p>
          </table:table-cell>
          <table:table-cell table:style-name="ce3" table:formula="of:=[.I89]/1000000" office:value-type="float" office:value="19035" calcext:value-type="float">
            <text:p>19,035.00</text:p>
          </table:table-cell>
          <table:table-cell table:style-name="ce3" table:formula="of:=[.J89]/1000000" office:value-type="float" office:value="24753.75" calcext:value-type="float">
            <text:p>24,753.75</text:p>
          </table:table-cell>
          <table:table-cell table:style-name="ce3" table:formula="of:=[.K89]/1000000" office:value-type="float" office:value="31222.5" calcext:value-type="float">
            <text:p>31,222.50</text:p>
          </table:table-cell>
          <table:table-cell table:style-name="ce3" table:formula="of:=[.L89]/1000000" office:value-type="float" office:value="38441.25" calcext:value-type="float">
            <text:p>38,441.25</text:p>
          </table:table-cell>
          <table:table-cell table:style-name="ce3" table:formula="of:=[.M89]/1000000" office:value-type="float" office:value="46410" calcext:value-type="float">
            <text:p>46,410.00</text:p>
          </table:table-cell>
          <table:table-cell table:style-name="ce3" table:formula="of:=[.N89]/1000000" office:value-type="float" office:value="55128.75" calcext:value-type="float">
            <text:p>55,128.75</text:p>
          </table:table-cell>
          <table:table-cell table:style-name="ce3" table:formula="of:=[.O89]/1000000" office:value-type="float" office:value="64597.5" calcext:value-type="float">
            <text:p>64,597.50</text:p>
          </table:table-cell>
          <table:table-cell table:style-name="ce3" table:formula="of:=[.P89]/1000000" office:value-type="float" office:value="74816.25" calcext:value-type="float">
            <text:p>74,816.25</text:p>
          </table:table-cell>
          <table:table-cell table:style-name="ce3" table:formula="of:=[.Q89]/1000000" office:value-type="float" office:value="85785" calcext:value-type="float">
            <text:p>85,785.00</text:p>
          </table:table-cell>
          <table:table-cell table:style-name="ce3" table:formula="of:=[.R89]/1000000" office:value-type="float" office:value="97503.75" calcext:value-type="float">
            <text:p>97,503.75</text:p>
          </table:table-cell>
          <table:table-cell table:style-name="ce3" table:formula="of:=[.S89]/1000000" office:value-type="float" office:value="109972.5" calcext:value-type="float">
            <text:p>109,972.50</text:p>
          </table:table-cell>
          <table:table-cell table:style-name="ce3" table:formula="of:=[.T89]/1000000" office:value-type="float" office:value="123191.25" calcext:value-type="float">
            <text:p>123,191.25</text:p>
          </table:table-cell>
          <table:table-cell table:style-name="ce3" table:formula="of:=[.U89]/1000000" office:value-type="float" office:value="137160" calcext:value-type="float">
            <text:p>137,160.00</text:p>
          </table:table-cell>
          <table:table-cell table:style-name="ce3" table:formula="of:=[.V89]/1000000" office:value-type="float" office:value="151878.75" calcext:value-type="float">
            <text:p>151,878.75</text:p>
          </table:table-cell>
          <table:table-cell table:style-name="ce3" table:formula="of:=[.W89]/1000000" office:value-type="float" office:value="167347.5" calcext:value-type="float">
            <text:p>167,347.50</text:p>
          </table:table-cell>
          <table:table-cell table:style-name="ce3" table:formula="of:=[.X89]/1000000" office:value-type="float" office:value="183566.25" calcext:value-type="float">
            <text:p>183,566.25</text:p>
          </table:table-cell>
          <table:table-cell table:style-name="ce3" table:formula="of:=[.Y89]/1000000" office:value-type="float" office:value="200535" calcext:value-type="float">
            <text:p>200,535.00</text:p>
          </table:table-cell>
          <table:table-cell table:style-name="ce3" table:formula="of:=[.Z89]/1000000" office:value-type="float" office:value="218253.75" calcext:value-type="float">
            <text:p>218,253.75</text:p>
          </table:table-cell>
          <table:table-cell table:style-name="ce3" table:formula="of:=[.AA89]/1000000" office:value-type="float" office:value="236722.5" calcext:value-type="float">
            <text:p>236,722.50</text:p>
          </table:table-cell>
          <table:table-cell table:style-name="ce3" table:formula="of:=[.AB89]/1000000" office:value-type="float" office:value="255941.25" calcext:value-type="float">
            <text:p>255,941.25</text:p>
          </table:table-cell>
          <table:table-cell table:style-name="ce3" table:formula="of:=[.AC89]/1000000" office:value-type="float" office:value="275910" calcext:value-type="float">
            <text:p>275,910.00</text:p>
          </table:table-cell>
          <table:table-cell table:style-name="ce3" table:formula="of:=[.AD89]/1000000" office:value-type="float" office:value="296628.75" calcext:value-type="float">
            <text:p>296,628.75</text:p>
          </table:table-cell>
          <table:table-cell table:style-name="ce3" table:formula="of:=[.AE89]/1000000" office:value-type="float" office:value="318097.5" calcext:value-type="float">
            <text:p>318,097.50</text:p>
          </table:table-cell>
          <table:table-cell table:style-name="ce3" table:formula="of:=[.AF89]/1000000" office:value-type="float" office:value="340316.25" calcext:value-type="float">
            <text:p>340,316.25</text:p>
          </table:table-cell>
          <table:table-cell table:style-name="ce3" table:formula="of:=[.AG89]/1000000" office:value-type="float" office:value="363285" calcext:value-type="float">
            <text:p>363,285.00</text:p>
          </table:table-cell>
          <table:table-cell table:style-name="ce3" table:formula="of:=[.AH89]/1000000" office:value-type="float" office:value="387003.75" calcext:value-type="float">
            <text:p>387,003.75</text:p>
          </table:table-cell>
          <table:table-cell table:style-name="ce3" table:formula="of:=[.AI89]/1000000" office:value-type="float" office:value="411472.5" calcext:value-type="float">
            <text:p>411,472.50</text:p>
          </table:table-cell>
          <table:table-cell table:style-name="ce3" table:formula="of:=[.AJ89]/1000000" office:value-type="float" office:value="436691.25" calcext:value-type="float">
            <text:p>436,691.25</text:p>
          </table:table-cell>
          <table:table-cell table:style-name="ce3" table:formula="of:=[.AK89]/1000000" office:value-type="float" office:value="462660" calcext:value-type="float">
            <text:p>462,660.00</text:p>
          </table:table-cell>
          <table:table-cell table:style-name="ce3" table:formula="of:=[.AL89]/1000000" office:value-type="float" office:value="489378.75" calcext:value-type="float">
            <text:p>489,378.75</text:p>
          </table:table-cell>
          <table:table-cell table:style-name="ce3" table:formula="of:=[.AM89]/1000000" office:value-type="float" office:value="516847.5" calcext:value-type="float">
            <text:p>516,847.50</text:p>
          </table:table-cell>
          <table:table-cell table:style-name="ce3" table:formula="of:=[.AN89]/1000000" office:value-type="float" office:value="545066.25" calcext:value-type="float">
            <text:p>545,066.25</text:p>
          </table:table-cell>
          <table:table-cell table:style-name="ce3" table:formula="of:=[.AO89]/1000000" office:value-type="float" office:value="574035" calcext:value-type="float">
            <text:p>574,035.00</text:p>
          </table:table-cell>
          <table:table-cell table:style-name="ce3" table:formula="of:=[.AP89]/1000000" office:value-type="float" office:value="603753.75" calcext:value-type="float">
            <text:p>603,753.75</text:p>
          </table:table-cell>
          <table:table-cell table:style-name="ce3" table:formula="of:=[.AQ89]/1000000" office:value-type="float" office:value="634222.5" calcext:value-type="float">
            <text:p>634,222.50</text:p>
          </table:table-cell>
          <table:table-cell table:style-name="ce3" table:formula="of:=[.AR89]/1000000" office:value-type="float" office:value="665441.25" calcext:value-type="float">
            <text:p>665,441.25</text:p>
          </table:table-cell>
          <table:table-cell table:style-name="ce3" table:formula="of:=[.AS89]/1000000" office:value-type="float" office:value="697410" calcext:value-type="float">
            <text:p>697,410.00</text:p>
          </table:table-cell>
          <table:table-cell table:style-name="ce3" table:formula="of:=[.AT89]/1000000" office:value-type="float" office:value="730128.75" calcext:value-type="float">
            <text:p>730,128.75</text:p>
          </table:table-cell>
          <table:table-cell table:style-name="ce3" table:formula="of:=[.AU89]/1000000" office:value-type="float" office:value="763597.5" calcext:value-type="float">
            <text:p>763,597.50</text:p>
          </table:table-cell>
          <table:table-cell table:style-name="ce3" table:formula="of:=[.AV89]/1000000" office:value-type="float" office:value="797816.25" calcext:value-type="float">
            <text:p>797,816.25</text:p>
          </table:table-cell>
          <table:table-cell table:style-name="ce3" table:formula="of:=[.AW89]/1000000" office:value-type="float" office:value="832785" calcext:value-type="float">
            <text:p>832,785.00</text:p>
          </table:table-cell>
          <table:table-cell table:style-name="ce3" table:formula="of:=[.AX89]/1000000" office:value-type="float" office:value="868503.75" calcext:value-type="float">
            <text:p>868,503.75</text:p>
          </table:table-cell>
          <table:table-cell table:style-name="ce3" table:formula="of:=[.AY89]/1000000" office:value-type="float" office:value="904972.5" calcext:value-type="float">
            <text:p>904,972.50</text:p>
          </table:table-cell>
          <table:table-cell table:style-name="ce3" table:formula="of:=[.AZ89]/1000000" office:value-type="float" office:value="942191.25" calcext:value-type="float">
            <text:p>942,191.25</text:p>
          </table:table-cell>
          <table:table-cell table:style-name="ce3" table:formula="of:=[.BA89]/1000000" office:value-type="float" office:value="980160" calcext:value-type="float">
            <text:p>980,160.00</text:p>
          </table:table-cell>
          <table:table-cell table:style-name="ce3" table:formula="of:=[.BB89]/1000000" office:value-type="float" office:value="1018878.75" calcext:value-type="float">
            <text:p>1,018,878.75</text:p>
          </table:table-cell>
          <table:table-cell table:style-name="ce3" table:formula="of:=[.BC89]/1000000" office:value-type="float" office:value="1058347.5" calcext:value-type="float">
            <text:p>1,058,347.50</text:p>
          </table:table-cell>
          <table:table-cell table:style-name="ce3" table:formula="of:=[.BD89]/1000000" office:value-type="float" office:value="1098566.25" calcext:value-type="float">
            <text:p>1,098,566.25</text:p>
          </table:table-cell>
          <table:table-cell table:style-name="ce3" table:formula="of:=[.BE89]/1000000" office:value-type="float" office:value="1139535" calcext:value-type="float">
            <text:p>1,139,535.00</text:p>
          </table:table-cell>
          <table:table-cell table:style-name="ce3" table:formula="of:=[.BF89]/1000000" office:value-type="float" office:value="1181253.75" calcext:value-type="float">
            <text:p>1,181,253.75</text:p>
          </table:table-cell>
          <table:table-cell table:style-name="ce3" table:formula="of:=[.BG89]/1000000" office:value-type="float" office:value="1223722.5" calcext:value-type="float">
            <text:p>1,223,722.50</text:p>
          </table:table-cell>
          <table:table-cell table:style-name="ce3" table:formula="of:=[.BH89]/1000000" office:value-type="float" office:value="1266941.25" calcext:value-type="float">
            <text:p>1,266,941.25</text:p>
          </table:table-cell>
          <table:table-cell table:style-name="ce3" table:formula="of:=[.BI89]/1000000" office:value-type="float" office:value="1310910" calcext:value-type="float">
            <text:p>1,310,910.00</text:p>
          </table:table-cell>
          <table:table-cell table:style-name="ce3" table:formula="of:=[.BJ89]/1000000" office:value-type="float" office:value="1355628.75" calcext:value-type="float">
            <text:p>1,355,628.75</text:p>
          </table:table-cell>
          <table:table-cell table:style-name="ce3" table:formula="of:=[.BK89]/1000000" office:value-type="float" office:value="1401097.5" calcext:value-type="float">
            <text:p>1,401,097.50</text:p>
          </table:table-cell>
          <table:table-cell table:style-name="ce3" table:formula="of:=[.BL89]/1000000" office:value-type="float" office:value="1447316.25" calcext:value-type="float">
            <text:p>1,447,316.25</text:p>
          </table:table-cell>
          <table:table-cell table:style-name="ce3" table:formula="of:=[.BM89]/1000000" office:value-type="float" office:value="1494285" calcext:value-type="float">
            <text:p>1,494,285.00</text:p>
          </table:table-cell>
          <table:table-cell table:style-name="ce3" table:formula="of:=[.BN89]/1000000" office:value-type="float" office:value="1542003.75" calcext:value-type="float">
            <text:p>1,542,003.75</text:p>
          </table:table-cell>
          <table:table-cell table:style-name="ce3" table:formula="of:=[.BO89]/1000000" office:value-type="float" office:value="1590472.5" calcext:value-type="float">
            <text:p>1,590,472.50</text:p>
          </table:table-cell>
          <table:table-cell table:style-name="ce3" table:formula="of:=[.BP89]/1000000" office:value-type="float" office:value="1639691.25" calcext:value-type="float">
            <text:p>1,639,691.25</text:p>
          </table:table-cell>
          <table:table-cell table:style-name="ce3" table:formula="of:=[.BQ89]/1000000" office:value-type="float" office:value="1689660" calcext:value-type="float">
            <text:p>1,689,660.00</text:p>
          </table:table-cell>
          <table:table-cell table:style-name="ce3" table:formula="of:=[.BR89]/1000000" office:value-type="float" office:value="1740378.75" calcext:value-type="float">
            <text:p>1,740,378.75</text:p>
          </table:table-cell>
          <table:table-cell table:style-name="ce3" table:formula="of:=[.BS89]/1000000" office:value-type="float" office:value="1791847.5" calcext:value-type="float">
            <text:p>1,791,847.50</text:p>
          </table:table-cell>
          <table:table-cell table:style-name="ce3" table:formula="of:=[.BT89]/1000000" office:value-type="float" office:value="1844066.25" calcext:value-type="float">
            <text:p>1,844,066.25</text:p>
          </table:table-cell>
          <table:table-cell table:style-name="ce3" table:formula="of:=[.BU89]/1000000" office:value-type="float" office:value="1897035" calcext:value-type="float">
            <text:p>1,897,035.00</text:p>
          </table:table-cell>
          <table:table-cell table:style-name="ce3" table:formula="of:=[.BV89]/1000000" office:value-type="float" office:value="1950753.75" calcext:value-type="float">
            <text:p>1,950,753.75</text:p>
          </table:table-cell>
          <table:table-cell table:style-name="ce3" table:formula="of:=[.BW89]/1000000" office:value-type="float" office:value="2005222.5" calcext:value-type="float">
            <text:p>2,005,222.50</text:p>
          </table:table-cell>
          <table:table-cell table:style-name="ce3" table:formula="of:=[.BX89]/1000000" office:value-type="float" office:value="2060441.25" calcext:value-type="float">
            <text:p>2,060,441.25</text:p>
          </table:table-cell>
          <table:table-cell table:style-name="ce3" table:formula="of:=[.BY89]/1000000" office:value-type="float" office:value="2116410" calcext:value-type="float">
            <text:p>2,116,410.00</text:p>
          </table:table-cell>
          <table:table-cell table:style-name="ce3" table:formula="of:=[.BZ89]/1000000" office:value-type="float" office:value="2173128.75" calcext:value-type="float">
            <text:p>2,173,128.75</text:p>
          </table:table-cell>
          <table:table-cell table:style-name="ce3" table:formula="of:=[.CA89]/1000000" office:value-type="float" office:value="2230597.5" calcext:value-type="float">
            <text:p>2,230,597.50</text:p>
          </table:table-cell>
          <table:table-cell table:style-name="ce3" table:formula="of:=[.CB89]/1000000" office:value-type="float" office:value="2288816.25" calcext:value-type="float">
            <text:p>2,288,816.25</text:p>
          </table:table-cell>
          <table:table-cell table:style-name="ce3" table:formula="of:=[.CC89]/1000000" office:value-type="float" office:value="2347785" calcext:value-type="float">
            <text:p>2,347,785.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3" table:formula="of:=[.B90]/1000000" office:value-type="float" office:value="37" calcext:value-type="float">
            <text:p>37.00</text:p>
          </table:table-cell>
          <table:table-cell table:style-name="ce3" table:formula="of:=[.C90]/1000000" office:value-type="float" office:value="4662" calcext:value-type="float">
            <text:p>4,662.00</text:p>
          </table:table-cell>
          <table:table-cell table:style-name="ce3" table:formula="of:=[.D90]/1000000" office:value-type="float" office:value="16687" calcext:value-type="float">
            <text:p>16,687.00</text:p>
          </table:table-cell>
          <table:table-cell table:style-name="ce3" table:formula="of:=[.E90]/1000000" office:value-type="float" office:value="36112" calcext:value-type="float">
            <text:p>36,112.00</text:p>
          </table:table-cell>
          <table:table-cell table:style-name="ce3" table:formula="of:=[.F90]/1000000" office:value-type="float" office:value="62937" calcext:value-type="float">
            <text:p>62,937.00</text:p>
          </table:table-cell>
          <table:table-cell table:style-name="ce3" table:formula="of:=[.G90]/1000000" office:value-type="float" office:value="97162" calcext:value-type="float">
            <text:p>97,162.00</text:p>
          </table:table-cell>
          <table:table-cell table:style-name="ce3" table:formula="of:=[.H90]/1000000" office:value-type="float" office:value="138787" calcext:value-type="float">
            <text:p>138,787.00</text:p>
          </table:table-cell>
          <table:table-cell table:style-name="ce3" table:formula="of:=[.I90]/1000000" office:value-type="float" office:value="187812" calcext:value-type="float">
            <text:p>187,812.00</text:p>
          </table:table-cell>
          <table:table-cell table:style-name="ce3" table:formula="of:=[.J90]/1000000" office:value-type="float" office:value="244237" calcext:value-type="float">
            <text:p>244,237.00</text:p>
          </table:table-cell>
          <table:table-cell table:style-name="ce3" table:formula="of:=[.K90]/1000000" office:value-type="float" office:value="308062" calcext:value-type="float">
            <text:p>308,062.00</text:p>
          </table:table-cell>
          <table:table-cell table:style-name="ce3" table:formula="of:=[.L90]/1000000" office:value-type="float" office:value="379287" calcext:value-type="float">
            <text:p>379,287.00</text:p>
          </table:table-cell>
          <table:table-cell table:style-name="ce3" table:formula="of:=[.M90]/1000000" office:value-type="float" office:value="457912" calcext:value-type="float">
            <text:p>457,912.00</text:p>
          </table:table-cell>
          <table:table-cell table:style-name="ce3" table:formula="of:=[.N90]/1000000" office:value-type="float" office:value="543937" calcext:value-type="float">
            <text:p>543,937.00</text:p>
          </table:table-cell>
          <table:table-cell table:style-name="ce3" table:formula="of:=[.O90]/1000000" office:value-type="float" office:value="637362" calcext:value-type="float">
            <text:p>637,362.00</text:p>
          </table:table-cell>
          <table:table-cell table:style-name="ce3" table:formula="of:=[.P90]/1000000" office:value-type="float" office:value="738187" calcext:value-type="float">
            <text:p>738,187.00</text:p>
          </table:table-cell>
          <table:table-cell table:style-name="ce3" table:formula="of:=[.Q90]/1000000" office:value-type="float" office:value="846412" calcext:value-type="float">
            <text:p>846,412.00</text:p>
          </table:table-cell>
          <table:table-cell table:style-name="ce3" table:formula="of:=[.R90]/1000000" office:value-type="float" office:value="962037" calcext:value-type="float">
            <text:p>962,037.00</text:p>
          </table:table-cell>
          <table:table-cell table:style-name="ce3" table:formula="of:=[.S90]/1000000" office:value-type="float" office:value="1085062" calcext:value-type="float">
            <text:p>1,085,062.00</text:p>
          </table:table-cell>
          <table:table-cell table:style-name="ce3" table:formula="of:=[.T90]/1000000" office:value-type="float" office:value="1215487" calcext:value-type="float">
            <text:p>1,215,487.00</text:p>
          </table:table-cell>
          <table:table-cell table:style-name="ce3" table:formula="of:=[.U90]/1000000" office:value-type="float" office:value="1353312" calcext:value-type="float">
            <text:p>1,353,312.00</text:p>
          </table:table-cell>
          <table:table-cell table:style-name="ce3" table:formula="of:=[.V90]/1000000" office:value-type="float" office:value="1498537" calcext:value-type="float">
            <text:p>1,498,537.00</text:p>
          </table:table-cell>
          <table:table-cell table:style-name="ce3" table:formula="of:=[.W90]/1000000" office:value-type="float" office:value="1651162" calcext:value-type="float">
            <text:p>1,651,162.00</text:p>
          </table:table-cell>
          <table:table-cell table:style-name="ce3" table:formula="of:=[.X90]/1000000" office:value-type="float" office:value="1811187" calcext:value-type="float">
            <text:p>1,811,187.00</text:p>
          </table:table-cell>
          <table:table-cell table:style-name="ce3" table:formula="of:=[.Y90]/1000000" office:value-type="float" office:value="1978612" calcext:value-type="float">
            <text:p>1,978,612.00</text:p>
          </table:table-cell>
          <table:table-cell table:style-name="ce3" table:formula="of:=[.Z90]/1000000" office:value-type="float" office:value="2153437" calcext:value-type="float">
            <text:p>2,153,437.00</text:p>
          </table:table-cell>
          <table:table-cell table:style-name="ce3" table:formula="of:=[.AA90]/1000000" office:value-type="float" office:value="2335662" calcext:value-type="float">
            <text:p>2,335,662.00</text:p>
          </table:table-cell>
          <table:table-cell table:style-name="ce3" table:formula="of:=[.AB90]/1000000" office:value-type="float" office:value="2525287" calcext:value-type="float">
            <text:p>2,525,287.00</text:p>
          </table:table-cell>
          <table:table-cell table:style-name="ce3" table:formula="of:=[.AC90]/1000000" office:value-type="float" office:value="2722312" calcext:value-type="float">
            <text:p>2,722,312.00</text:p>
          </table:table-cell>
          <table:table-cell table:style-name="ce3" table:formula="of:=[.AD90]/1000000" office:value-type="float" office:value="2926737" calcext:value-type="float">
            <text:p>2,926,737.00</text:p>
          </table:table-cell>
          <table:table-cell table:style-name="ce3" table:formula="of:=[.AE90]/1000000" office:value-type="float" office:value="3138562" calcext:value-type="float">
            <text:p>3,138,562.00</text:p>
          </table:table-cell>
          <table:table-cell table:style-name="ce3" table:formula="of:=[.AF90]/1000000" office:value-type="float" office:value="3357787" calcext:value-type="float">
            <text:p>3,357,787.00</text:p>
          </table:table-cell>
          <table:table-cell table:style-name="ce3" table:formula="of:=[.AG90]/1000000" office:value-type="float" office:value="3584412" calcext:value-type="float">
            <text:p>3,584,412.00</text:p>
          </table:table-cell>
          <table:table-cell table:style-name="ce3" table:formula="of:=[.AH90]/1000000" office:value-type="float" office:value="3818437" calcext:value-type="float">
            <text:p>3,818,437.00</text:p>
          </table:table-cell>
          <table:table-cell table:style-name="ce3" table:formula="of:=[.AI90]/1000000" office:value-type="float" office:value="4059862" calcext:value-type="float">
            <text:p>4,059,862.00</text:p>
          </table:table-cell>
          <table:table-cell table:style-name="ce3" table:formula="of:=[.AJ90]/1000000" office:value-type="float" office:value="4308687" calcext:value-type="float">
            <text:p>4,308,687.00</text:p>
          </table:table-cell>
          <table:table-cell table:style-name="ce3" table:formula="of:=[.AK90]/1000000" office:value-type="float" office:value="4564912" calcext:value-type="float">
            <text:p>4,564,912.00</text:p>
          </table:table-cell>
          <table:table-cell table:style-name="ce3" table:formula="of:=[.AL90]/1000000" office:value-type="float" office:value="4828537" calcext:value-type="float">
            <text:p>4,828,537.00</text:p>
          </table:table-cell>
          <table:table-cell table:style-name="ce3" table:formula="of:=[.AM90]/1000000" office:value-type="float" office:value="5099562" calcext:value-type="float">
            <text:p>5,099,562.00</text:p>
          </table:table-cell>
          <table:table-cell table:style-name="ce3" table:formula="of:=[.AN90]/1000000" office:value-type="float" office:value="5377987" calcext:value-type="float">
            <text:p>5,377,987.00</text:p>
          </table:table-cell>
          <table:table-cell table:style-name="ce3" table:formula="of:=[.AO90]/1000000" office:value-type="float" office:value="5663812" calcext:value-type="float">
            <text:p>5,663,812.00</text:p>
          </table:table-cell>
          <table:table-cell table:style-name="ce3" table:formula="of:=[.AP90]/1000000" office:value-type="float" office:value="5957037" calcext:value-type="float">
            <text:p>5,957,037.00</text:p>
          </table:table-cell>
          <table:table-cell table:style-name="ce3" table:formula="of:=[.AQ90]/1000000" office:value-type="float" office:value="6257662" calcext:value-type="float">
            <text:p>6,257,662.00</text:p>
          </table:table-cell>
          <table:table-cell table:style-name="ce3" table:formula="of:=[.AR90]/1000000" office:value-type="float" office:value="6565687" calcext:value-type="float">
            <text:p>6,565,687.00</text:p>
          </table:table-cell>
          <table:table-cell table:style-name="ce3" table:formula="of:=[.AS90]/1000000" office:value-type="float" office:value="6881112" calcext:value-type="float">
            <text:p>6,881,112.00</text:p>
          </table:table-cell>
          <table:table-cell table:style-name="ce3" table:formula="of:=[.AT90]/1000000" office:value-type="float" office:value="7203937" calcext:value-type="float">
            <text:p>7,203,937.00</text:p>
          </table:table-cell>
          <table:table-cell table:style-name="ce3" table:formula="of:=[.AU90]/1000000" office:value-type="float" office:value="7534162" calcext:value-type="float">
            <text:p>7,534,162.00</text:p>
          </table:table-cell>
          <table:table-cell table:style-name="ce3" table:formula="of:=[.AV90]/1000000" office:value-type="float" office:value="7871787" calcext:value-type="float">
            <text:p>7,871,787.00</text:p>
          </table:table-cell>
          <table:table-cell table:style-name="ce3" table:formula="of:=[.AW90]/1000000" office:value-type="float" office:value="8216812" calcext:value-type="float">
            <text:p>8,216,812.00</text:p>
          </table:table-cell>
          <table:table-cell table:style-name="ce3" table:formula="of:=[.AX90]/1000000" office:value-type="float" office:value="8569237" calcext:value-type="float">
            <text:p>8,569,237.00</text:p>
          </table:table-cell>
          <table:table-cell table:style-name="ce3" table:formula="of:=[.AY90]/1000000" office:value-type="float" office:value="8929062" calcext:value-type="float">
            <text:p>8,929,062.00</text:p>
          </table:table-cell>
          <table:table-cell table:style-name="ce3" table:formula="of:=[.AZ90]/1000000" office:value-type="float" office:value="9296287" calcext:value-type="float">
            <text:p>9,296,287.00</text:p>
          </table:table-cell>
          <table:table-cell table:style-name="ce3" table:formula="of:=[.BA90]/1000000" office:value-type="float" office:value="9670912" calcext:value-type="float">
            <text:p>9,670,912.00</text:p>
          </table:table-cell>
          <table:table-cell table:style-name="ce3" table:formula="of:=[.BB90]/1000000" office:value-type="float" office:value="10052937" calcext:value-type="float">
            <text:p>10,052,937.00</text:p>
          </table:table-cell>
          <table:table-cell table:style-name="ce3" table:formula="of:=[.BC90]/1000000" office:value-type="float" office:value="10442362" calcext:value-type="float">
            <text:p>10,442,362.00</text:p>
          </table:table-cell>
          <table:table-cell table:style-name="ce3" table:formula="of:=[.BD90]/1000000" office:value-type="float" office:value="10839187" calcext:value-type="float">
            <text:p>10,839,187.00</text:p>
          </table:table-cell>
          <table:table-cell table:style-name="ce3" table:formula="of:=[.BE90]/1000000" office:value-type="float" office:value="11243412" calcext:value-type="float">
            <text:p>11,243,412.00</text:p>
          </table:table-cell>
          <table:table-cell table:style-name="ce3" table:formula="of:=[.BF90]/1000000" office:value-type="float" office:value="11655037" calcext:value-type="float">
            <text:p>11,655,037.00</text:p>
          </table:table-cell>
          <table:table-cell table:style-name="ce3" table:formula="of:=[.BG90]/1000000" office:value-type="float" office:value="12074062" calcext:value-type="float">
            <text:p>12,074,062.00</text:p>
          </table:table-cell>
          <table:table-cell table:style-name="ce3" table:formula="of:=[.BH90]/1000000" office:value-type="float" office:value="12500487" calcext:value-type="float">
            <text:p>12,500,487.00</text:p>
          </table:table-cell>
          <table:table-cell table:style-name="ce3" table:formula="of:=[.BI90]/1000000" office:value-type="float" office:value="12934312" calcext:value-type="float">
            <text:p>12,934,312.00</text:p>
          </table:table-cell>
          <table:table-cell table:style-name="ce3" table:formula="of:=[.BJ90]/1000000" office:value-type="float" office:value="13375537" calcext:value-type="float">
            <text:p>13,375,537.00</text:p>
          </table:table-cell>
          <table:table-cell table:style-name="ce3" table:formula="of:=[.BK90]/1000000" office:value-type="float" office:value="13824162" calcext:value-type="float">
            <text:p>13,824,162.00</text:p>
          </table:table-cell>
          <table:table-cell table:style-name="ce3" table:formula="of:=[.BL90]/1000000" office:value-type="float" office:value="14280187" calcext:value-type="float">
            <text:p>14,280,187.00</text:p>
          </table:table-cell>
          <table:table-cell table:style-name="ce3" table:formula="of:=[.BM90]/1000000" office:value-type="float" office:value="14743612" calcext:value-type="float">
            <text:p>14,743,612.00</text:p>
          </table:table-cell>
          <table:table-cell table:style-name="ce3" table:formula="of:=[.BN90]/1000000" office:value-type="float" office:value="15214437" calcext:value-type="float">
            <text:p>15,214,437.00</text:p>
          </table:table-cell>
          <table:table-cell table:style-name="ce3" table:formula="of:=[.BO90]/1000000" office:value-type="float" office:value="15692662" calcext:value-type="float">
            <text:p>15,692,662.00</text:p>
          </table:table-cell>
          <table:table-cell table:style-name="ce3" table:formula="of:=[.BP90]/1000000" office:value-type="float" office:value="16178287" calcext:value-type="float">
            <text:p>16,178,287.00</text:p>
          </table:table-cell>
          <table:table-cell table:style-name="ce3" table:formula="of:=[.BQ90]/1000000" office:value-type="float" office:value="16671312" calcext:value-type="float">
            <text:p>16,671,312.00</text:p>
          </table:table-cell>
          <table:table-cell table:style-name="ce3" table:formula="of:=[.BR90]/1000000" office:value-type="float" office:value="17171737" calcext:value-type="float">
            <text:p>17,171,737.00</text:p>
          </table:table-cell>
          <table:table-cell table:style-name="ce3" table:formula="of:=[.BS90]/1000000" office:value-type="float" office:value="17679562" calcext:value-type="float">
            <text:p>17,679,562.00</text:p>
          </table:table-cell>
          <table:table-cell table:style-name="ce3" table:formula="of:=[.BT90]/1000000" office:value-type="float" office:value="18194787" calcext:value-type="float">
            <text:p>18,194,787.00</text:p>
          </table:table-cell>
          <table:table-cell table:style-name="ce3" table:formula="of:=[.BU90]/1000000" office:value-type="float" office:value="18717412" calcext:value-type="float">
            <text:p>18,717,412.00</text:p>
          </table:table-cell>
          <table:table-cell table:style-name="ce3" table:formula="of:=[.BV90]/1000000" office:value-type="float" office:value="19247437" calcext:value-type="float">
            <text:p>19,247,437.00</text:p>
          </table:table-cell>
          <table:table-cell table:style-name="ce3" table:formula="of:=[.BW90]/1000000" office:value-type="float" office:value="19784862" calcext:value-type="float">
            <text:p>19,784,862.00</text:p>
          </table:table-cell>
          <table:table-cell table:style-name="ce3" table:formula="of:=[.BX90]/1000000" office:value-type="float" office:value="20329687" calcext:value-type="float">
            <text:p>20,329,687.00</text:p>
          </table:table-cell>
          <table:table-cell table:style-name="ce3" table:formula="of:=[.BY90]/1000000" office:value-type="float" office:value="20881912" calcext:value-type="float">
            <text:p>20,881,912.00</text:p>
          </table:table-cell>
          <table:table-cell table:style-name="ce3" table:formula="of:=[.BZ90]/1000000" office:value-type="float" office:value="21441537" calcext:value-type="float">
            <text:p>21,441,537.00</text:p>
          </table:table-cell>
          <table:table-cell table:style-name="ce3" table:formula="of:=[.CA90]/1000000" office:value-type="float" office:value="22008562" calcext:value-type="float">
            <text:p>22,008,562.00</text:p>
          </table:table-cell>
          <table:table-cell table:style-name="ce3" table:formula="of:=[.CB90]/1000000" office:value-type="float" office:value="22582987" calcext:value-type="float">
            <text:p>22,582,987.00</text:p>
          </table:table-cell>
          <table:table-cell table:style-name="ce3" table:formula="of:=[.CC90]/1000000" office:value-type="float" office:value="23164812" calcext:value-type="float">
            <text:p>23,164,812.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3" table:formula="of:=[.B91]/1000000" office:value-type="float" office:value="0.259" calcext:value-type="float">
            <text:p>0.26</text:p>
          </table:table-cell>
          <table:table-cell table:style-name="ce3" table:formula="of:=[.C91]/1000000" office:value-type="float" office:value="5.439" calcext:value-type="float">
            <text:p>5.44</text:p>
          </table:table-cell>
          <table:table-cell table:style-name="ce3" table:formula="of:=[.D91]/1000000" office:value-type="float" office:value="10.619" calcext:value-type="float">
            <text:p>10.62</text:p>
          </table:table-cell>
          <table:table-cell table:style-name="ce3" table:formula="of:=[.E91]/1000000" office:value-type="float" office:value="15.799" calcext:value-type="float">
            <text:p>15.80</text:p>
          </table:table-cell>
          <table:table-cell table:style-name="ce3" table:formula="of:=[.F91]/1000000" office:value-type="float" office:value="20.979" calcext:value-type="float">
            <text:p>20.98</text:p>
          </table:table-cell>
          <table:table-cell table:style-name="ce3" table:formula="of:=[.G91]/1000000" office:value-type="float" office:value="26.159" calcext:value-type="float">
            <text:p>26.16</text:p>
          </table:table-cell>
          <table:table-cell table:style-name="ce3" table:formula="of:=[.H91]/1000000" office:value-type="float" office:value="31.339" calcext:value-type="float">
            <text:p>31.34</text:p>
          </table:table-cell>
          <table:table-cell table:style-name="ce3" table:formula="of:=[.I91]/1000000" office:value-type="float" office:value="36.519" calcext:value-type="float">
            <text:p>36.52</text:p>
          </table:table-cell>
          <table:table-cell table:style-name="ce3" table:formula="of:=[.J91]/1000000" office:value-type="float" office:value="41.699" calcext:value-type="float">
            <text:p>41.70</text:p>
          </table:table-cell>
          <table:table-cell table:style-name="ce3" table:formula="of:=[.K91]/1000000" office:value-type="float" office:value="46.879" calcext:value-type="float">
            <text:p>46.88</text:p>
          </table:table-cell>
          <table:table-cell table:style-name="ce3" table:formula="of:=[.L91]/1000000" office:value-type="float" office:value="52.059" calcext:value-type="float">
            <text:p>52.06</text:p>
          </table:table-cell>
          <table:table-cell table:style-name="ce3" table:formula="of:=[.M91]/1000000" office:value-type="float" office:value="57.239" calcext:value-type="float">
            <text:p>57.24</text:p>
          </table:table-cell>
          <table:table-cell table:style-name="ce3" table:formula="of:=[.N91]/1000000" office:value-type="float" office:value="62.419" calcext:value-type="float">
            <text:p>62.42</text:p>
          </table:table-cell>
          <table:table-cell table:style-name="ce3" table:formula="of:=[.O91]/1000000" office:value-type="float" office:value="67.599" calcext:value-type="float">
            <text:p>67.60</text:p>
          </table:table-cell>
          <table:table-cell table:style-name="ce3" table:formula="of:=[.P91]/1000000" office:value-type="float" office:value="72.779" calcext:value-type="float">
            <text:p>72.78</text:p>
          </table:table-cell>
          <table:table-cell table:style-name="ce3" table:formula="of:=[.Q91]/1000000" office:value-type="float" office:value="77.959" calcext:value-type="float">
            <text:p>77.96</text:p>
          </table:table-cell>
          <table:table-cell table:style-name="ce3" table:formula="of:=[.R91]/1000000" office:value-type="float" office:value="83.139" calcext:value-type="float">
            <text:p>83.14</text:p>
          </table:table-cell>
          <table:table-cell table:style-name="ce3" table:formula="of:=[.S91]/1000000" office:value-type="float" office:value="88.319" calcext:value-type="float">
            <text:p>88.32</text:p>
          </table:table-cell>
          <table:table-cell table:style-name="ce3" table:formula="of:=[.T91]/1000000" office:value-type="float" office:value="93.499" calcext:value-type="float">
            <text:p>93.50</text:p>
          </table:table-cell>
          <table:table-cell table:style-name="ce3" table:formula="of:=[.U91]/1000000" office:value-type="float" office:value="98.679" calcext:value-type="float">
            <text:p>98.68</text:p>
          </table:table-cell>
          <table:table-cell table:style-name="ce3" table:formula="of:=[.V91]/1000000" office:value-type="float" office:value="103.859" calcext:value-type="float">
            <text:p>103.86</text:p>
          </table:table-cell>
          <table:table-cell table:style-name="ce3" table:formula="of:=[.W91]/1000000" office:value-type="float" office:value="109.039" calcext:value-type="float">
            <text:p>109.04</text:p>
          </table:table-cell>
          <table:table-cell table:style-name="ce3" table:formula="of:=[.X91]/1000000" office:value-type="float" office:value="114.219" calcext:value-type="float">
            <text:p>114.22</text:p>
          </table:table-cell>
          <table:table-cell table:style-name="ce3" table:formula="of:=[.Y91]/1000000" office:value-type="float" office:value="119.399" calcext:value-type="float">
            <text:p>119.40</text:p>
          </table:table-cell>
          <table:table-cell table:style-name="ce3" table:formula="of:=[.Z91]/1000000" office:value-type="float" office:value="124.579" calcext:value-type="float">
            <text:p>124.58</text:p>
          </table:table-cell>
          <table:table-cell table:style-name="ce3" table:formula="of:=[.AA91]/1000000" office:value-type="float" office:value="129.759" calcext:value-type="float">
            <text:p>129.76</text:p>
          </table:table-cell>
          <table:table-cell table:style-name="ce3" table:formula="of:=[.AB91]/1000000" office:value-type="float" office:value="134.939" calcext:value-type="float">
            <text:p>134.94</text:p>
          </table:table-cell>
          <table:table-cell table:style-name="ce3" table:formula="of:=[.AC91]/1000000" office:value-type="float" office:value="140.119" calcext:value-type="float">
            <text:p>140.12</text:p>
          </table:table-cell>
          <table:table-cell table:style-name="ce3" table:formula="of:=[.AD91]/1000000" office:value-type="float" office:value="145.299" calcext:value-type="float">
            <text:p>145.30</text:p>
          </table:table-cell>
          <table:table-cell table:style-name="ce3" table:formula="of:=[.AE91]/1000000" office:value-type="float" office:value="150.479" calcext:value-type="float">
            <text:p>150.48</text:p>
          </table:table-cell>
          <table:table-cell table:style-name="ce3" table:formula="of:=[.AF91]/1000000" office:value-type="float" office:value="155.659" calcext:value-type="float">
            <text:p>155.66</text:p>
          </table:table-cell>
          <table:table-cell table:style-name="ce3" table:formula="of:=[.AG91]/1000000" office:value-type="float" office:value="160.839" calcext:value-type="float">
            <text:p>160.84</text:p>
          </table:table-cell>
          <table:table-cell table:style-name="ce3" table:formula="of:=[.AH91]/1000000" office:value-type="float" office:value="166.019" calcext:value-type="float">
            <text:p>166.02</text:p>
          </table:table-cell>
          <table:table-cell table:style-name="ce3" table:formula="of:=[.AI91]/1000000" office:value-type="float" office:value="171.199" calcext:value-type="float">
            <text:p>171.20</text:p>
          </table:table-cell>
          <table:table-cell table:style-name="ce3" table:formula="of:=[.AJ91]/1000000" office:value-type="float" office:value="176.379" calcext:value-type="float">
            <text:p>176.38</text:p>
          </table:table-cell>
          <table:table-cell table:style-name="ce3" table:formula="of:=[.AK91]/1000000" office:value-type="float" office:value="181.559" calcext:value-type="float">
            <text:p>181.56</text:p>
          </table:table-cell>
          <table:table-cell table:style-name="ce3" table:formula="of:=[.AL91]/1000000" office:value-type="float" office:value="186.739" calcext:value-type="float">
            <text:p>186.74</text:p>
          </table:table-cell>
          <table:table-cell table:style-name="ce3" table:formula="of:=[.AM91]/1000000" office:value-type="float" office:value="191.919" calcext:value-type="float">
            <text:p>191.92</text:p>
          </table:table-cell>
          <table:table-cell table:style-name="ce3" table:formula="of:=[.AN91]/1000000" office:value-type="float" office:value="197.099" calcext:value-type="float">
            <text:p>197.10</text:p>
          </table:table-cell>
          <table:table-cell table:style-name="ce3" table:formula="of:=[.AO91]/1000000" office:value-type="float" office:value="202.279" calcext:value-type="float">
            <text:p>202.28</text:p>
          </table:table-cell>
          <table:table-cell table:style-name="ce3" table:formula="of:=[.AP91]/1000000" office:value-type="float" office:value="207.459" calcext:value-type="float">
            <text:p>207.46</text:p>
          </table:table-cell>
          <table:table-cell table:style-name="ce3" table:formula="of:=[.AQ91]/1000000" office:value-type="float" office:value="212.639" calcext:value-type="float">
            <text:p>212.64</text:p>
          </table:table-cell>
          <table:table-cell table:style-name="ce3" table:formula="of:=[.AR91]/1000000" office:value-type="float" office:value="217.819" calcext:value-type="float">
            <text:p>217.82</text:p>
          </table:table-cell>
          <table:table-cell table:style-name="ce3" table:formula="of:=[.AS91]/1000000" office:value-type="float" office:value="222.999" calcext:value-type="float">
            <text:p>223.00</text:p>
          </table:table-cell>
          <table:table-cell table:style-name="ce3" table:formula="of:=[.AT91]/1000000" office:value-type="float" office:value="228.179" calcext:value-type="float">
            <text:p>228.18</text:p>
          </table:table-cell>
          <table:table-cell table:style-name="ce3" table:formula="of:=[.AU91]/1000000" office:value-type="float" office:value="233.359" calcext:value-type="float">
            <text:p>233.36</text:p>
          </table:table-cell>
          <table:table-cell table:style-name="ce3" table:formula="of:=[.AV91]/1000000" office:value-type="float" office:value="238.539" calcext:value-type="float">
            <text:p>238.54</text:p>
          </table:table-cell>
          <table:table-cell table:style-name="ce3" table:formula="of:=[.AW91]/1000000" office:value-type="float" office:value="243.719" calcext:value-type="float">
            <text:p>243.72</text:p>
          </table:table-cell>
          <table:table-cell table:style-name="ce3" table:formula="of:=[.AX91]/1000000" office:value-type="float" office:value="248.899" calcext:value-type="float">
            <text:p>248.90</text:p>
          </table:table-cell>
          <table:table-cell table:style-name="ce3" table:formula="of:=[.AY91]/1000000" office:value-type="float" office:value="254.079" calcext:value-type="float">
            <text:p>254.08</text:p>
          </table:table-cell>
          <table:table-cell table:style-name="ce3" table:formula="of:=[.AZ91]/1000000" office:value-type="float" office:value="259.259" calcext:value-type="float">
            <text:p>259.26</text:p>
          </table:table-cell>
          <table:table-cell table:style-name="ce3" table:formula="of:=[.BA91]/1000000" office:value-type="float" office:value="264.439" calcext:value-type="float">
            <text:p>264.44</text:p>
          </table:table-cell>
          <table:table-cell table:style-name="ce3" table:formula="of:=[.BB91]/1000000" office:value-type="float" office:value="269.619" calcext:value-type="float">
            <text:p>269.62</text:p>
          </table:table-cell>
          <table:table-cell table:style-name="ce3" table:formula="of:=[.BC91]/1000000" office:value-type="float" office:value="274.799" calcext:value-type="float">
            <text:p>274.80</text:p>
          </table:table-cell>
          <table:table-cell table:style-name="ce3" table:formula="of:=[.BD91]/1000000" office:value-type="float" office:value="279.979" calcext:value-type="float">
            <text:p>279.98</text:p>
          </table:table-cell>
          <table:table-cell table:style-name="ce3" table:formula="of:=[.BE91]/1000000" office:value-type="float" office:value="285.159" calcext:value-type="float">
            <text:p>285.16</text:p>
          </table:table-cell>
          <table:table-cell table:style-name="ce3" table:formula="of:=[.BF91]/1000000" office:value-type="float" office:value="290.339" calcext:value-type="float">
            <text:p>290.34</text:p>
          </table:table-cell>
          <table:table-cell table:style-name="ce3" table:formula="of:=[.BG91]/1000000" office:value-type="float" office:value="295.519" calcext:value-type="float">
            <text:p>295.52</text:p>
          </table:table-cell>
          <table:table-cell table:style-name="ce3" table:formula="of:=[.BH91]/1000000" office:value-type="float" office:value="300.699" calcext:value-type="float">
            <text:p>300.70</text:p>
          </table:table-cell>
          <table:table-cell table:style-name="ce3" table:formula="of:=[.BI91]/1000000" office:value-type="float" office:value="305.879" calcext:value-type="float">
            <text:p>305.88</text:p>
          </table:table-cell>
          <table:table-cell table:style-name="ce3" table:formula="of:=[.BJ91]/1000000" office:value-type="float" office:value="311.059" calcext:value-type="float">
            <text:p>311.06</text:p>
          </table:table-cell>
          <table:table-cell table:style-name="ce3" table:formula="of:=[.BK91]/1000000" office:value-type="float" office:value="316.239" calcext:value-type="float">
            <text:p>316.24</text:p>
          </table:table-cell>
          <table:table-cell table:style-name="ce3" table:formula="of:=[.BL91]/1000000" office:value-type="float" office:value="321.419" calcext:value-type="float">
            <text:p>321.42</text:p>
          </table:table-cell>
          <table:table-cell table:style-name="ce3" table:formula="of:=[.BM91]/1000000" office:value-type="float" office:value="326.599" calcext:value-type="float">
            <text:p>326.60</text:p>
          </table:table-cell>
          <table:table-cell table:style-name="ce3" table:formula="of:=[.BN91]/1000000" office:value-type="float" office:value="331.779" calcext:value-type="float">
            <text:p>331.78</text:p>
          </table:table-cell>
          <table:table-cell table:style-name="ce3" table:formula="of:=[.BO91]/1000000" office:value-type="float" office:value="336.959" calcext:value-type="float">
            <text:p>336.96</text:p>
          </table:table-cell>
          <table:table-cell table:style-name="ce3" table:formula="of:=[.BP91]/1000000" office:value-type="float" office:value="342.139" calcext:value-type="float">
            <text:p>342.14</text:p>
          </table:table-cell>
          <table:table-cell table:style-name="ce3" table:formula="of:=[.BQ91]/1000000" office:value-type="float" office:value="347.319" calcext:value-type="float">
            <text:p>347.32</text:p>
          </table:table-cell>
          <table:table-cell table:style-name="ce3" table:formula="of:=[.BR91]/1000000" office:value-type="float" office:value="352.499" calcext:value-type="float">
            <text:p>352.50</text:p>
          </table:table-cell>
          <table:table-cell table:style-name="ce3" table:formula="of:=[.BS91]/1000000" office:value-type="float" office:value="357.679" calcext:value-type="float">
            <text:p>357.68</text:p>
          </table:table-cell>
          <table:table-cell table:style-name="ce3" table:formula="of:=[.BT91]/1000000" office:value-type="float" office:value="362.859" calcext:value-type="float">
            <text:p>362.86</text:p>
          </table:table-cell>
          <table:table-cell table:style-name="ce3" table:formula="of:=[.BU91]/1000000" office:value-type="float" office:value="368.039" calcext:value-type="float">
            <text:p>368.04</text:p>
          </table:table-cell>
          <table:table-cell table:style-name="ce3" table:formula="of:=[.BV91]/1000000" office:value-type="float" office:value="373.219" calcext:value-type="float">
            <text:p>373.22</text:p>
          </table:table-cell>
          <table:table-cell table:style-name="ce3" table:formula="of:=[.BW91]/1000000" office:value-type="float" office:value="378.399" calcext:value-type="float">
            <text:p>378.40</text:p>
          </table:table-cell>
          <table:table-cell table:style-name="ce3" table:formula="of:=[.BX91]/1000000" office:value-type="float" office:value="383.579" calcext:value-type="float">
            <text:p>383.58</text:p>
          </table:table-cell>
          <table:table-cell table:style-name="ce3" table:formula="of:=[.BY91]/1000000" office:value-type="float" office:value="388.759" calcext:value-type="float">
            <text:p>388.76</text:p>
          </table:table-cell>
          <table:table-cell table:style-name="ce3" table:formula="of:=[.BZ91]/1000000" office:value-type="float" office:value="393.939" calcext:value-type="float">
            <text:p>393.94</text:p>
          </table:table-cell>
          <table:table-cell table:style-name="ce3" table:formula="of:=[.CA91]/1000000" office:value-type="float" office:value="399.119" calcext:value-type="float">
            <text:p>399.12</text:p>
          </table:table-cell>
          <table:table-cell table:style-name="ce3" table:formula="of:=[.CB91]/1000000" office:value-type="float" office:value="404.299" calcext:value-type="float">
            <text:p>404.30</text:p>
          </table:table-cell>
          <table:table-cell table:style-name="ce3" table:formula="of:=[.CC91]/1000000" office:value-type="float" office:value="409.479" calcext:value-type="float">
            <text:p>409.48</text:p>
          </table:table-cell>
          <table:table-cell table:number-columns-repeated="943"/>
        </table:table-row>
      </table:table>
      <table:table table:name="Events-increase" table:style-name="ta1">
        <table:shapes>
          <draw:frame draw:z-index="0" draw:style-name="gr1" draw:text-style-name="P1" svg:width="160.07mm" svg:height="90.06mm" svg:x="66.02mm" svg:y="0.75mm">
            <draw:object draw:notify-on-update-of-ranges="'Events-increase'.B24:'Events-increase'.B158 'Events-increase'.J24:'Events-increase'.J158 'Events-increase'.U24:'Events-increase'.U15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247.94mm" svg:y="2.57mm">
            <draw:object draw:notify-on-update-of-ranges="'Events-increase'.A24:'Events-increase'.A155 'Events-increase'.AA24:'Events-increase'.AA15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426.38mm" svg:y="1.52mm">
            <draw:object draw:notify-on-update-of-ranges="'Events-increase'.Z23:'Events-increase'.Z23 'Events-increase'.Z24:'Events-increase'.Z15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5" table:number-columns-repeated="2" table:default-cell-style-name="ce5"/>
        <table:table-column table:style-name="co7" table:default-cell-style-name="ce1"/>
        <table:table-column table:style-name="co5" table:default-cell-style-name="ce5"/>
        <table:table-column table:style-name="co5" table:default-cell-style-name="Default"/>
        <table:table-column table:style-name="co5" table:default-cell-style-name="ce5"/>
        <table:table-column table:style-name="co5" table:number-columns-repeated="3" table:default-cell-style-name="ce2"/>
        <table:table-column table:style-name="co5" table:number-columns-repeated="4" table:default-cell-style-name="ce3"/>
        <table:table-column table:style-name="co5" table:number-columns-repeated="17" table:default-cell-style-name="Default"/>
        <table:table-row table:style-name="ro1">
          <table:table-cell table:style-name="Default" office:value-type="string" calcext:value-type="string">
            <text:p>FIXED-VALUES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measure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Stat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By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Floa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ce4" office:value-type="string" calcext:value-type="string">
            <text:p>EVENTS increase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EXPECTATION</text:p>
          </table:table-cell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string" calcext:value-type="string">
            <text:p>REAL SIMULATION</text:p>
          </table:table-cell>
          <table:table-cell table:number-columns-repeated="10"/>
          <table:table-cell table:style-name="ce4" table:formula="of:=AVERAGE([.Z24:.Z158])" office:value-type="float" office:value="1.02323064507279" calcext:value-type="float">
            <text:p>1.0232306450727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races</text:p>
          </table:table-cell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AVG event per trace</text:p>
          </table:table-cell>
          <table:table-cell table:style-name="Default" office:value-type="string" calcext:value-type="string">
            <text:p>Constraints</text:p>
          </table:table-cell>
          <table:table-cell/>
          <table:table-cell table:style-name="Default" office:value-type="string" calcext:value-type="string">
            <text:p>TOT (b)</text:p>
          </table:table-cell>
          <table:table-cell table:style-name="ce15" office:value-type="string" calcext:value-type="string">
            <text:p>EVENTS matrix (b)</text:p>
          </table:table-cell>
          <table:table-cell table:style-name="ce17" office:value-type="string" calcext:value-type="string">
            <text:p>TRACES matrix (b)</text:p>
          </table:table-cell>
          <table:table-cell table:style-name="Default" office:value-type="string" calcext:value-type="string">
            <text:p>LOG matrix (b)</text:p>
          </table:table-cell>
          <table:table-cell table:style-name="Default" office:value-type="string" calcext:value-type="string">
            <text:p>TOT (Mb)</text:p>
          </table:table-cell>
          <table:table-cell table:style-name="Default" office:value-type="string" calcext:value-type="string">
            <text:p>EVENTS matrix (Mb)</text:p>
          </table:table-cell>
          <table:table-cell table:style-name="Default" office:value-type="string" calcext:value-type="string">
            <text:p>TRACES matrix (Mb)</text:p>
          </table:table-cell>
          <table:table-cell table:style-name="Default" office:value-type="string" calcext:value-type="string">
            <text:p>LOG matrix (Mb)</text:p>
          </table:table-cell>
          <table:table-cell/>
          <table:table-cell office:value-type="string" calcext:value-type="string">
            <text:p>trace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VG event per trac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OT%</text:p>
          </table:table-cell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4]*[.C24]" office:value-type="float" office:value="15000" calcext:value-type="float">
            <text:p>1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4:.I24])" office:value-type="float" office:value="1804396" calcext:value-type="float">
            <text:p>1,804,396</text:p>
          </table:table-cell>
          <table:table-cell table:style-name="ce9" table:formula="of:=[.A24]*[.C24]*[.D24]*[.$B$5]" office:value-type="float" office:value="165000" calcext:value-type="float">
            <text:p>165,000</text:p>
          </table:table-cell>
          <table:table-cell table:formula="of:=[.A24]*[.D24]*[.$B$2]*[.$B$6]" office:value-type="float" office:value="1628000" calcext:value-type="float">
            <text:p>1,628,000</text:p>
          </table:table-cell>
          <table:table-cell table:formula="of:=[.D24]*[.$B$2]*[.$B$3]*[.$B$6]" office:value-type="float" office:value="11396" calcext:value-type="float">
            <text:p>11,396</text:p>
          </table:table-cell>
          <table:table-cell table:formula="of:=[.F24]/1000000" office:value-type="float" office:value="1.804396" calcext:value-type="float">
            <text:p>1.80</text:p>
          </table:table-cell>
          <table:table-cell table:formula="of:=[.G24]/1000000" office:value-type="float" office:value="0.165" calcext:value-type="float">
            <text:p>0.17</text:p>
          </table:table-cell>
          <table:table-cell table:formula="of:=[.H24]/1000000" office:value-type="float" office:value="1.628" calcext:value-type="float">
            <text:p>1.63</text:p>
          </table:table-cell>
          <table:table-cell table:formula="of:=[.I2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4]/[.O24]" office:value-type="float" office:value="14.999" calcext:value-type="float">
            <text:p>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4:.X24])" office:value-type="float" office:value="2.03485584259033" calcext:value-type="float">
            <text:p>2.03485584259033</text:p>
          </table:table-cell>
          <table:table-cell office:value-type="float" office:value="0.2718505859375" calcext:value-type="float">
            <text:p>0.2718505859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4]/[.J24]" office:value-type="float" office:value="1.1277213220326" calcext:value-type="float">
            <text:p>1.1277213220326</text:p>
          </table:table-cell>
          <table:table-cell table:formula="of:=[.U24]-[.J24]" office:value-type="float" office:value="0.230459842590328" calcext:value-type="float">
            <text:p>0.230459842590328</text:p>
          </table:table-cell>
          <table:table-cell table:formula="of:=[.X24]-[.K24]" office:value-type="float" office:value="-0.0690708541870117" calcext:value-type="float">
            <text:p>-0.069070854187012</text:p>
          </table:table-cell>
          <table:table-cell table:formula="of:=[.W24]-[.L24]" office:value-type="float" office:value="0.0390761108398399" calcext:value-type="float">
            <text:p>0.03907611083984</text:p>
          </table:table-cell>
          <table:table-cell table:formula="of:=[.X24]-[.M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5]*[.C25]" office:value-type="float" office:value="20000" calcext:value-type="float">
            <text:p>20,000</text:p>
          </table:table-cell>
          <table:table-cell office:value-type="float" office:value="20" calcext:value-type="float">
            <text:p>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5:.I25])" office:value-type="float" office:value="1859396" calcext:value-type="float">
            <text:p>1,859,396</text:p>
          </table:table-cell>
          <table:table-cell table:formula="of:=[.A25]*[.C25]*[.D25]*[.$B$5]" office:value-type="float" office:value="220000" calcext:value-type="float">
            <text:p>220,000</text:p>
          </table:table-cell>
          <table:table-cell table:formula="of:=[.A25]*[.D25]*[.$B$2]*[.$B$6]" office:value-type="float" office:value="1628000" calcext:value-type="float">
            <text:p>1,628,000</text:p>
          </table:table-cell>
          <table:table-cell table:formula="of:=[.D25]*[.$B$2]*[.$B$3]*[.$B$6]" office:value-type="float" office:value="11396" calcext:value-type="float">
            <text:p>11,396</text:p>
          </table:table-cell>
          <table:table-cell table:formula="of:=[.F25]/1000000" office:value-type="float" office:value="1.859396" calcext:value-type="float">
            <text:p>1.86</text:p>
          </table:table-cell>
          <table:table-cell table:formula="of:=[.G25]/1000000" office:value-type="float" office:value="0.22" calcext:value-type="float">
            <text:p>0.22</text:p>
          </table:table-cell>
          <table:table-cell table:formula="of:=[.H25]/1000000" office:value-type="float" office:value="1.628" calcext:value-type="float">
            <text:p>1.63</text:p>
          </table:table-cell>
          <table:table-cell table:formula="of:=[.I2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999" calcext:value-type="float">
            <text:p>19999</text:p>
          </table:table-cell>
          <table:table-cell table:formula="of:=[.P25]/[.O25]" office:value-type="float" office:value="19.999" calcext:value-type="float">
            <text:p>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5:.X25])" office:value-type="float" office:value="2.08730792999267" calcext:value-type="float">
            <text:p>2.08730792999267</text:p>
          </table:table-cell>
          <table:table-cell office:value-type="float" office:value="0.324302673339844" calcext:value-type="float">
            <text:p>0.3243026733398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5]/[.J25]" office:value-type="float" office:value="1.1225730990024" calcext:value-type="float">
            <text:p>1.1225730990024</text:p>
          </table:table-cell>
          <table:table-cell table:formula="of:=[.U25]-[.J25]" office:value-type="float" office:value="0.227911929992672" calcext:value-type="float">
            <text:p>0.227911929992672</text:p>
          </table:table-cell>
          <table:table-cell table:formula="of:=[.X25]-[.K25]" office:value-type="float" office:value="-0.124070854187012" calcext:value-type="float">
            <text:p>-0.124070854187012</text:p>
          </table:table-cell>
          <table:table-cell table:formula="of:=[.W25]-[.L25]" office:value-type="float" office:value="0.0390761108398399" calcext:value-type="float">
            <text:p>0.03907611083984</text:p>
          </table:table-cell>
          <table:table-cell table:formula="of:=[.X25]-[.M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6]*[.C26]" office:value-type="float" office:value="25000" calcext:value-type="float">
            <text:p>25,000</text:p>
          </table:table-cell>
          <table:table-cell office:value-type="float" office:value="25" calcext:value-type="float">
            <text:p>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6:.I26])" office:value-type="float" office:value="1914396" calcext:value-type="float">
            <text:p>1,914,396</text:p>
          </table:table-cell>
          <table:table-cell table:formula="of:=[.A26]*[.C26]*[.D26]*[.$B$5]" office:value-type="float" office:value="275000" calcext:value-type="float">
            <text:p>275,000</text:p>
          </table:table-cell>
          <table:table-cell table:formula="of:=[.A26]*[.D26]*[.$B$2]*[.$B$6]" office:value-type="float" office:value="1628000" calcext:value-type="float">
            <text:p>1,628,000</text:p>
          </table:table-cell>
          <table:table-cell table:formula="of:=[.D26]*[.$B$2]*[.$B$3]*[.$B$6]" office:value-type="float" office:value="11396" calcext:value-type="float">
            <text:p>11,396</text:p>
          </table:table-cell>
          <table:table-cell table:formula="of:=[.F26]/1000000" office:value-type="float" office:value="1.914396" calcext:value-type="float">
            <text:p>1.91</text:p>
          </table:table-cell>
          <table:table-cell table:formula="of:=[.G26]/1000000" office:value-type="float" office:value="0.275" calcext:value-type="float">
            <text:p>0.28</text:p>
          </table:table-cell>
          <table:table-cell table:formula="of:=[.H26]/1000000" office:value-type="float" office:value="1.628" calcext:value-type="float">
            <text:p>1.63</text:p>
          </table:table-cell>
          <table:table-cell table:formula="of:=[.I2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table:formula="of:=[.P26]/[.O26]" office:value-type="float" office:value="24.999" calcext:value-type="float">
            <text:p>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6:.X26])" office:value-type="float" office:value="2.13976001739501" calcext:value-type="float">
            <text:p>2.13976001739501</text:p>
          </table:table-cell>
          <table:table-cell office:value-type="float" office:value="0.376754760742187" calcext:value-type="float">
            <text:p>0.37675476074218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6]/[.J26]" office:value-type="float" office:value="1.11772068965617" calcext:value-type="float">
            <text:p>1.11772068965617</text:p>
          </table:table-cell>
          <table:table-cell table:formula="of:=[.U26]-[.J26]" office:value-type="float" office:value="0.225364017395015" calcext:value-type="float">
            <text:p>0.225364017395015</text:p>
          </table:table-cell>
          <table:table-cell table:formula="of:=[.X26]-[.K26]" office:value-type="float" office:value="-0.179070854187012" calcext:value-type="float">
            <text:p>-0.179070854187012</text:p>
          </table:table-cell>
          <table:table-cell table:formula="of:=[.W26]-[.L26]" office:value-type="float" office:value="0.0390761108398399" calcext:value-type="float">
            <text:p>0.03907611083984</text:p>
          </table:table-cell>
          <table:table-cell table:formula="of:=[.X26]-[.M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7]*[.C27]" office:value-type="float" office:value="30000" calcext:value-type="float">
            <text:p>30,000</text:p>
          </table:table-cell>
          <table:table-cell office:value-type="float" office:value="30" calcext:value-type="float">
            <text:p>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7:.I27])" office:value-type="float" office:value="1969396" calcext:value-type="float">
            <text:p>1,969,396</text:p>
          </table:table-cell>
          <table:table-cell table:formula="of:=[.A27]*[.C27]*[.D27]*[.$B$5]" office:value-type="float" office:value="330000" calcext:value-type="float">
            <text:p>330,000</text:p>
          </table:table-cell>
          <table:table-cell table:formula="of:=[.A27]*[.D27]*[.$B$2]*[.$B$6]" office:value-type="float" office:value="1628000" calcext:value-type="float">
            <text:p>1,628,000</text:p>
          </table:table-cell>
          <table:table-cell table:formula="of:=[.D27]*[.$B$2]*[.$B$3]*[.$B$6]" office:value-type="float" office:value="11396" calcext:value-type="float">
            <text:p>11,396</text:p>
          </table:table-cell>
          <table:table-cell table:formula="of:=[.F27]/1000000" office:value-type="float" office:value="1.969396" calcext:value-type="float">
            <text:p>1.97</text:p>
          </table:table-cell>
          <table:table-cell table:formula="of:=[.G27]/1000000" office:value-type="float" office:value="0.33" calcext:value-type="float">
            <text:p>0.33</text:p>
          </table:table-cell>
          <table:table-cell table:formula="of:=[.H27]/1000000" office:value-type="float" office:value="1.628" calcext:value-type="float">
            <text:p>1.63</text:p>
          </table:table-cell>
          <table:table-cell table:formula="of:=[.I2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999" calcext:value-type="float">
            <text:p>29999</text:p>
          </table:table-cell>
          <table:table-cell table:formula="of:=[.P27]/[.O27]" office:value-type="float" office:value="29.999" calcext:value-type="float">
            <text:p>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7:.X27])" office:value-type="float" office:value="2.19221210479736" calcext:value-type="float">
            <text:p>2.19221210479736</text:p>
          </table:table-cell>
          <table:table-cell office:value-type="float" office:value="0.429206848144531" calcext:value-type="float">
            <text:p>0.4292068481445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7]/[.J27]" office:value-type="float" office:value="1.11313931012217" calcext:value-type="float">
            <text:p>1.11313931012217</text:p>
          </table:table-cell>
          <table:table-cell table:formula="of:=[.U27]-[.J27]" office:value-type="float" office:value="0.222816104797359" calcext:value-type="float">
            <text:p>0.222816104797359</text:p>
          </table:table-cell>
          <table:table-cell table:formula="of:=[.X27]-[.K27]" office:value-type="float" office:value="-0.234070854187012" calcext:value-type="float">
            <text:p>-0.234070854187012</text:p>
          </table:table-cell>
          <table:table-cell table:formula="of:=[.W27]-[.L27]" office:value-type="float" office:value="0.0390761108398399" calcext:value-type="float">
            <text:p>0.03907611083984</text:p>
          </table:table-cell>
          <table:table-cell table:formula="of:=[.X27]-[.M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8]*[.C28]" office:value-type="float" office:value="35000" calcext:value-type="float">
            <text:p>35,000</text:p>
          </table:table-cell>
          <table:table-cell office:value-type="float" office:value="35" calcext:value-type="float">
            <text:p>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8:.I28])" office:value-type="float" office:value="2024396" calcext:value-type="float">
            <text:p>2,024,396</text:p>
          </table:table-cell>
          <table:table-cell table:formula="of:=[.A28]*[.C28]*[.D28]*[.$B$5]" office:value-type="float" office:value="385000" calcext:value-type="float">
            <text:p>385,000</text:p>
          </table:table-cell>
          <table:table-cell table:formula="of:=[.A28]*[.D28]*[.$B$2]*[.$B$6]" office:value-type="float" office:value="1628000" calcext:value-type="float">
            <text:p>1,628,000</text:p>
          </table:table-cell>
          <table:table-cell table:formula="of:=[.D28]*[.$B$2]*[.$B$3]*[.$B$6]" office:value-type="float" office:value="11396" calcext:value-type="float">
            <text:p>11,396</text:p>
          </table:table-cell>
          <table:table-cell table:formula="of:=[.F28]/1000000" office:value-type="float" office:value="2.024396" calcext:value-type="float">
            <text:p>2.02</text:p>
          </table:table-cell>
          <table:table-cell table:formula="of:=[.G28]/1000000" office:value-type="float" office:value="0.385" calcext:value-type="float">
            <text:p>0.39</text:p>
          </table:table-cell>
          <table:table-cell table:formula="of:=[.H28]/1000000" office:value-type="float" office:value="1.628" calcext:value-type="float">
            <text:p>1.63</text:p>
          </table:table-cell>
          <table:table-cell table:formula="of:=[.I2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999" calcext:value-type="float">
            <text:p>34999</text:p>
          </table:table-cell>
          <table:table-cell table:formula="of:=[.P28]/[.O28]" office:value-type="float" office:value="34.999" calcext:value-type="float">
            <text:p>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8:.X28])" office:value-type="float" office:value="2.2446641921997" calcext:value-type="float">
            <text:p>2.2446641921997</text:p>
          </table:table-cell>
          <table:table-cell office:value-type="float" office:value="0.481658935546875" calcext:value-type="float">
            <text:p>0.481658935546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8]/[.J28]" office:value-type="float" office:value="1.1088068699008" calcext:value-type="float">
            <text:p>1.1088068699008</text:p>
          </table:table-cell>
          <table:table-cell table:formula="of:=[.U28]-[.J28]" office:value-type="float" office:value="0.220268192199704" calcext:value-type="float">
            <text:p>0.220268192199704</text:p>
          </table:table-cell>
          <table:table-cell table:formula="of:=[.X28]-[.K28]" office:value-type="float" office:value="-0.289070854187012" calcext:value-type="float">
            <text:p>-0.289070854187012</text:p>
          </table:table-cell>
          <table:table-cell table:formula="of:=[.W28]-[.L28]" office:value-type="float" office:value="0.0390761108398399" calcext:value-type="float">
            <text:p>0.03907611083984</text:p>
          </table:table-cell>
          <table:table-cell table:formula="of:=[.X28]-[.M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9]*[.C29]" office:value-type="float" office:value="40000" calcext:value-type="float">
            <text:p>40,000</text:p>
          </table:table-cell>
          <table:table-cell office:value-type="float" office:value="40" calcext:value-type="float">
            <text:p>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9:.I29])" office:value-type="float" office:value="2079396" calcext:value-type="float">
            <text:p>2,079,396</text:p>
          </table:table-cell>
          <table:table-cell table:formula="of:=[.A29]*[.C29]*[.D29]*[.$B$5]" office:value-type="float" office:value="440000" calcext:value-type="float">
            <text:p>440,000</text:p>
          </table:table-cell>
          <table:table-cell table:formula="of:=[.A29]*[.D29]*[.$B$2]*[.$B$6]" office:value-type="float" office:value="1628000" calcext:value-type="float">
            <text:p>1,628,000</text:p>
          </table:table-cell>
          <table:table-cell table:formula="of:=[.D29]*[.$B$2]*[.$B$3]*[.$B$6]" office:value-type="float" office:value="11396" calcext:value-type="float">
            <text:p>11,396</text:p>
          </table:table-cell>
          <table:table-cell table:formula="of:=[.F29]/1000000" office:value-type="float" office:value="2.079396" calcext:value-type="float">
            <text:p>2.08</text:p>
          </table:table-cell>
          <table:table-cell table:formula="of:=[.G29]/1000000" office:value-type="float" office:value="0.44" calcext:value-type="float">
            <text:p>0.44</text:p>
          </table:table-cell>
          <table:table-cell table:formula="of:=[.H29]/1000000" office:value-type="float" office:value="1.628" calcext:value-type="float">
            <text:p>1.63</text:p>
          </table:table-cell>
          <table:table-cell table:formula="of:=[.I2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999" calcext:value-type="float">
            <text:p>39999</text:p>
          </table:table-cell>
          <table:table-cell table:formula="of:=[.P29]/[.O29]" office:value-type="float" office:value="39.999" calcext:value-type="float">
            <text:p>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9:.X29])" office:value-type="float" office:value="2.29711627960205" calcext:value-type="float">
            <text:p>2.29711627960205</text:p>
          </table:table-cell>
          <table:table-cell office:value-type="float" office:value="0.534111022949219" calcext:value-type="float">
            <text:p>0.5341110229492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9]/[.J29]" office:value-type="float" office:value="1.1047036156663" calcext:value-type="float">
            <text:p>1.1047036156663</text:p>
          </table:table-cell>
          <table:table-cell table:formula="of:=[.U29]-[.J29]" office:value-type="float" office:value="0.217720279602047" calcext:value-type="float">
            <text:p>0.217720279602047</text:p>
          </table:table-cell>
          <table:table-cell table:formula="of:=[.X29]-[.K29]" office:value-type="float" office:value="-0.344070854187012" calcext:value-type="float">
            <text:p>-0.344070854187012</text:p>
          </table:table-cell>
          <table:table-cell table:formula="of:=[.W29]-[.L29]" office:value-type="float" office:value="0.0390761108398399" calcext:value-type="float">
            <text:p>0.03907611083984</text:p>
          </table:table-cell>
          <table:table-cell table:formula="of:=[.X29]-[.M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0]*[.C30]" office:value-type="float" office:value="45000" calcext:value-type="float">
            <text:p>45,000</text:p>
          </table:table-cell>
          <table:table-cell office:value-type="float" office:value="45" calcext:value-type="float">
            <text:p>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0:.I30])" office:value-type="float" office:value="2134396" calcext:value-type="float">
            <text:p>2,134,396</text:p>
          </table:table-cell>
          <table:table-cell table:formula="of:=[.A30]*[.C30]*[.D30]*[.$B$5]" office:value-type="float" office:value="495000" calcext:value-type="float">
            <text:p>495,000</text:p>
          </table:table-cell>
          <table:table-cell table:formula="of:=[.A30]*[.D30]*[.$B$2]*[.$B$6]" office:value-type="float" office:value="1628000" calcext:value-type="float">
            <text:p>1,628,000</text:p>
          </table:table-cell>
          <table:table-cell table:formula="of:=[.D30]*[.$B$2]*[.$B$3]*[.$B$6]" office:value-type="float" office:value="11396" calcext:value-type="float">
            <text:p>11,396</text:p>
          </table:table-cell>
          <table:table-cell table:formula="of:=[.F30]/1000000" office:value-type="float" office:value="2.134396" calcext:value-type="float">
            <text:p>2.13</text:p>
          </table:table-cell>
          <table:table-cell table:formula="of:=[.G30]/1000000" office:value-type="float" office:value="0.495" calcext:value-type="float">
            <text:p>0.50</text:p>
          </table:table-cell>
          <table:table-cell table:formula="of:=[.H30]/1000000" office:value-type="float" office:value="1.628" calcext:value-type="float">
            <text:p>1.63</text:p>
          </table:table-cell>
          <table:table-cell table:formula="of:=[.I3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999" calcext:value-type="float">
            <text:p>44999</text:p>
          </table:table-cell>
          <table:table-cell table:formula="of:=[.P30]/[.O30]" office:value-type="float" office:value="44.999" calcext:value-type="float">
            <text:p>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0:.X30])" office:value-type="float" office:value="2.34956836700439" calcext:value-type="float">
            <text:p>2.34956836700439</text:p>
          </table:table-cell>
          <table:table-cell office:value-type="float" office:value="0.586563110351563" calcext:value-type="float">
            <text:p>0.58656311035156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0]/[.J30]" office:value-type="float" office:value="1.10081183014042" calcext:value-type="float">
            <text:p>1.10081183014042</text:p>
          </table:table-cell>
          <table:table-cell table:formula="of:=[.U30]-[.J30]" office:value-type="float" office:value="0.215172367004391" calcext:value-type="float">
            <text:p>0.215172367004391</text:p>
          </table:table-cell>
          <table:table-cell table:formula="of:=[.X30]-[.K30]" office:value-type="float" office:value="-0.399070854187012" calcext:value-type="float">
            <text:p>-0.399070854187012</text:p>
          </table:table-cell>
          <table:table-cell table:formula="of:=[.W30]-[.L30]" office:value-type="float" office:value="0.0390761108398399" calcext:value-type="float">
            <text:p>0.03907611083984</text:p>
          </table:table-cell>
          <table:table-cell table:formula="of:=[.X30]-[.M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1]*[.C31]" office:value-type="float" office:value="50000" calcext:value-type="float">
            <text:p>50,000</text:p>
          </table:table-cell>
          <table:table-cell office:value-type="float" office:value="50" calcext:value-type="float">
            <text:p>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1:.I31])" office:value-type="float" office:value="2189396" calcext:value-type="float">
            <text:p>2,189,396</text:p>
          </table:table-cell>
          <table:table-cell table:formula="of:=[.A31]*[.C31]*[.D31]*[.$B$5]" office:value-type="float" office:value="550000" calcext:value-type="float">
            <text:p>550,000</text:p>
          </table:table-cell>
          <table:table-cell table:formula="of:=[.A31]*[.D31]*[.$B$2]*[.$B$6]" office:value-type="float" office:value="1628000" calcext:value-type="float">
            <text:p>1,628,000</text:p>
          </table:table-cell>
          <table:table-cell table:formula="of:=[.D31]*[.$B$2]*[.$B$3]*[.$B$6]" office:value-type="float" office:value="11396" calcext:value-type="float">
            <text:p>11,396</text:p>
          </table:table-cell>
          <table:table-cell table:formula="of:=[.F31]/1000000" office:value-type="float" office:value="2.189396" calcext:value-type="float">
            <text:p>2.19</text:p>
          </table:table-cell>
          <table:table-cell table:formula="of:=[.G31]/1000000" office:value-type="float" office:value="0.55" calcext:value-type="float">
            <text:p>0.55</text:p>
          </table:table-cell>
          <table:table-cell table:formula="of:=[.H31]/1000000" office:value-type="float" office:value="1.628" calcext:value-type="float">
            <text:p>1.63</text:p>
          </table:table-cell>
          <table:table-cell table:formula="of:=[.I3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999" calcext:value-type="float">
            <text:p>49999</text:p>
          </table:table-cell>
          <table:table-cell table:formula="of:=[.P31]/[.O31]" office:value-type="float" office:value="49.999" calcext:value-type="float">
            <text:p>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1:.X31])" office:value-type="float" office:value="2.40202045440673" calcext:value-type="float">
            <text:p>2.40202045440673</text:p>
          </table:table-cell>
          <table:table-cell office:value-type="float" office:value="0.639015197753906" calcext:value-type="float">
            <text:p>0.6390151977539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1]/[.J31]" office:value-type="float" office:value="1.09711557635381" calcext:value-type="float">
            <text:p>1.09711557635381</text:p>
          </table:table-cell>
          <table:table-cell table:formula="of:=[.U31]-[.J31]" office:value-type="float" office:value="0.212624454406734" calcext:value-type="float">
            <text:p>0.212624454406734</text:p>
          </table:table-cell>
          <table:table-cell table:formula="of:=[.X31]-[.K31]" office:value-type="float" office:value="-0.454070854187012" calcext:value-type="float">
            <text:p>-0.454070854187012</text:p>
          </table:table-cell>
          <table:table-cell table:formula="of:=[.W31]-[.L31]" office:value-type="float" office:value="0.0390761108398399" calcext:value-type="float">
            <text:p>0.03907611083984</text:p>
          </table:table-cell>
          <table:table-cell table:formula="of:=[.X31]-[.M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2]*[.C32]" office:value-type="float" office:value="55000" calcext:value-type="float">
            <text:p>55,000</text:p>
          </table:table-cell>
          <table:table-cell office:value-type="float" office:value="55" calcext:value-type="float">
            <text:p>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2:.I32])" office:value-type="float" office:value="2244396" calcext:value-type="float">
            <text:p>2,244,396</text:p>
          </table:table-cell>
          <table:table-cell table:formula="of:=[.A32]*[.C32]*[.D32]*[.$B$5]" office:value-type="float" office:value="605000" calcext:value-type="float">
            <text:p>605,000</text:p>
          </table:table-cell>
          <table:table-cell table:formula="of:=[.A32]*[.D32]*[.$B$2]*[.$B$6]" office:value-type="float" office:value="1628000" calcext:value-type="float">
            <text:p>1,628,000</text:p>
          </table:table-cell>
          <table:table-cell table:formula="of:=[.D32]*[.$B$2]*[.$B$3]*[.$B$6]" office:value-type="float" office:value="11396" calcext:value-type="float">
            <text:p>11,396</text:p>
          </table:table-cell>
          <table:table-cell table:formula="of:=[.F32]/1000000" office:value-type="float" office:value="2.244396" calcext:value-type="float">
            <text:p>2.24</text:p>
          </table:table-cell>
          <table:table-cell table:formula="of:=[.G32]/1000000" office:value-type="float" office:value="0.605" calcext:value-type="float">
            <text:p>0.61</text:p>
          </table:table-cell>
          <table:table-cell table:formula="of:=[.H32]/1000000" office:value-type="float" office:value="1.628" calcext:value-type="float">
            <text:p>1.63</text:p>
          </table:table-cell>
          <table:table-cell table:formula="of:=[.I3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999" calcext:value-type="float">
            <text:p>54999</text:p>
          </table:table-cell>
          <table:table-cell table:formula="of:=[.P32]/[.O32]" office:value-type="float" office:value="54.999" calcext:value-type="float">
            <text:p>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2:.X32])" office:value-type="float" office:value="2.45447254180908" calcext:value-type="float">
            <text:p>2.45447254180908</text:p>
          </table:table-cell>
          <table:table-cell office:value-type="float" office:value="0.69146728515625" calcext:value-type="float">
            <text:p>0.69146728515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2]/[.J32]" office:value-type="float" office:value="1.09360047950944" calcext:value-type="float">
            <text:p>1.09360047950944</text:p>
          </table:table-cell>
          <table:table-cell table:formula="of:=[.U32]-[.J32]" office:value-type="float" office:value="0.210076541809078" calcext:value-type="float">
            <text:p>0.210076541809078</text:p>
          </table:table-cell>
          <table:table-cell table:formula="of:=[.X32]-[.K32]" office:value-type="float" office:value="-0.509070854187012" calcext:value-type="float">
            <text:p>-0.509070854187012</text:p>
          </table:table-cell>
          <table:table-cell table:formula="of:=[.W32]-[.L32]" office:value-type="float" office:value="0.0390761108398399" calcext:value-type="float">
            <text:p>0.03907611083984</text:p>
          </table:table-cell>
          <table:table-cell table:formula="of:=[.X32]-[.M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3]*[.C33]" office:value-type="float" office:value="60000" calcext:value-type="float">
            <text:p>60,000</text:p>
          </table:table-cell>
          <table:table-cell office:value-type="float" office:value="60" calcext:value-type="float">
            <text:p>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3:.I33])" office:value-type="float" office:value="2299396" calcext:value-type="float">
            <text:p>2,299,396</text:p>
          </table:table-cell>
          <table:table-cell table:formula="of:=[.A33]*[.C33]*[.D33]*[.$B$5]" office:value-type="float" office:value="660000" calcext:value-type="float">
            <text:p>660,000</text:p>
          </table:table-cell>
          <table:table-cell table:formula="of:=[.A33]*[.D33]*[.$B$2]*[.$B$6]" office:value-type="float" office:value="1628000" calcext:value-type="float">
            <text:p>1,628,000</text:p>
          </table:table-cell>
          <table:table-cell table:formula="of:=[.D33]*[.$B$2]*[.$B$3]*[.$B$6]" office:value-type="float" office:value="11396" calcext:value-type="float">
            <text:p>11,396</text:p>
          </table:table-cell>
          <table:table-cell table:formula="of:=[.F33]/1000000" office:value-type="float" office:value="2.299396" calcext:value-type="float">
            <text:p>2.30</text:p>
          </table:table-cell>
          <table:table-cell table:formula="of:=[.G33]/1000000" office:value-type="float" office:value="0.66" calcext:value-type="float">
            <text:p>0.66</text:p>
          </table:table-cell>
          <table:table-cell table:formula="of:=[.H33]/1000000" office:value-type="float" office:value="1.628" calcext:value-type="float">
            <text:p>1.63</text:p>
          </table:table-cell>
          <table:table-cell table:formula="of:=[.I3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999" calcext:value-type="float">
            <text:p>59999</text:p>
          </table:table-cell>
          <table:table-cell table:formula="of:=[.P33]/[.O33]" office:value-type="float" office:value="59.999" calcext:value-type="float">
            <text:p>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3:.X33])" office:value-type="float" office:value="2.50692462921142" calcext:value-type="float">
            <text:p>2.50692462921142</text:p>
          </table:table-cell>
          <table:table-cell office:value-type="float" office:value="0.743919372558594" calcext:value-type="float">
            <text:p>0.7439193725585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3]/[.J33]" office:value-type="float" office:value="1.09025354015203" calcext:value-type="float">
            <text:p>1.09025354015203</text:p>
          </table:table-cell>
          <table:table-cell table:formula="of:=[.U33]-[.J33]" office:value-type="float" office:value="0.207528629211422" calcext:value-type="float">
            <text:p>0.207528629211422</text:p>
          </table:table-cell>
          <table:table-cell table:formula="of:=[.X33]-[.K33]" office:value-type="float" office:value="-0.564070854187012" calcext:value-type="float">
            <text:p>-0.564070854187012</text:p>
          </table:table-cell>
          <table:table-cell table:formula="of:=[.W33]-[.L33]" office:value-type="float" office:value="0.0390761108398399" calcext:value-type="float">
            <text:p>0.03907611083984</text:p>
          </table:table-cell>
          <table:table-cell table:formula="of:=[.X33]-[.M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4]*[.C34]" office:value-type="float" office:value="65000" calcext:value-type="float">
            <text:p>65,000</text:p>
          </table:table-cell>
          <table:table-cell office:value-type="float" office:value="65" calcext:value-type="float">
            <text:p>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4:.I34])" office:value-type="float" office:value="2354396" calcext:value-type="float">
            <text:p>2,354,396</text:p>
          </table:table-cell>
          <table:table-cell table:style-name="ce9" table:formula="of:=[.A34]*[.C34]*[.D34]*[.$B$5]" office:value-type="float" office:value="715000" calcext:value-type="float">
            <text:p>715,000</text:p>
          </table:table-cell>
          <table:table-cell table:formula="of:=[.A34]*[.D34]*[.$B$2]*[.$B$6]" office:value-type="float" office:value="1628000" calcext:value-type="float">
            <text:p>1,628,000</text:p>
          </table:table-cell>
          <table:table-cell table:formula="of:=[.D34]*[.$B$2]*[.$B$3]*[.$B$6]" office:value-type="float" office:value="11396" calcext:value-type="float">
            <text:p>11,396</text:p>
          </table:table-cell>
          <table:table-cell table:formula="of:=[.F34]/1000000" office:value-type="float" office:value="2.354396" calcext:value-type="float">
            <text:p>2.35</text:p>
          </table:table-cell>
          <table:table-cell table:formula="of:=[.G34]/1000000" office:value-type="float" office:value="0.715" calcext:value-type="float">
            <text:p>0.72</text:p>
          </table:table-cell>
          <table:table-cell table:formula="of:=[.H34]/1000000" office:value-type="float" office:value="1.628" calcext:value-type="float">
            <text:p>1.63</text:p>
          </table:table-cell>
          <table:table-cell table:formula="of:=[.I3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999" calcext:value-type="float">
            <text:p>64999</text:p>
          </table:table-cell>
          <table:table-cell table:formula="of:=[.P34]/[.O34]" office:value-type="float" office:value="64.999" calcext:value-type="float">
            <text:p>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4:.X34])" office:value-type="float" office:value="2.55937671661377" calcext:value-type="float">
            <text:p>2.55937671661377</text:p>
          </table:table-cell>
          <table:table-cell office:value-type="float" office:value="0.796371459960938" calcext:value-type="float">
            <text:p>0.7963714599609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4]/[.J34]" office:value-type="float" office:value="1.08706297352432" calcext:value-type="float">
            <text:p>1.08706297352432</text:p>
          </table:table-cell>
          <table:table-cell table:formula="of:=[.U34]-[.J34]" office:value-type="float" office:value="0.204980716613766" calcext:value-type="float">
            <text:p>0.204980716613766</text:p>
          </table:table-cell>
          <table:table-cell table:formula="of:=[.X34]-[.K34]" office:value-type="float" office:value="-0.619070854187012" calcext:value-type="float">
            <text:p>-0.619070854187012</text:p>
          </table:table-cell>
          <table:table-cell table:formula="of:=[.W34]-[.L34]" office:value-type="float" office:value="0.0390761108398399" calcext:value-type="float">
            <text:p>0.03907611083984</text:p>
          </table:table-cell>
          <table:table-cell table:formula="of:=[.X34]-[.M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5]*[.C35]" office:value-type="float" office:value="70000" calcext:value-type="float">
            <text:p>70,000</text:p>
          </table:table-cell>
          <table:table-cell office:value-type="float" office:value="70" calcext:value-type="float">
            <text:p>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5:.I35])" office:value-type="float" office:value="2409396" calcext:value-type="float">
            <text:p>2,409,396</text:p>
          </table:table-cell>
          <table:table-cell table:formula="of:=[.A35]*[.C35]*[.D35]*[.$B$5]" office:value-type="float" office:value="770000" calcext:value-type="float">
            <text:p>770,000</text:p>
          </table:table-cell>
          <table:table-cell table:formula="of:=[.A35]*[.D35]*[.$B$2]*[.$B$6]" office:value-type="float" office:value="1628000" calcext:value-type="float">
            <text:p>1,628,000</text:p>
          </table:table-cell>
          <table:table-cell table:formula="of:=[.D35]*[.$B$2]*[.$B$3]*[.$B$6]" office:value-type="float" office:value="11396" calcext:value-type="float">
            <text:p>11,396</text:p>
          </table:table-cell>
          <table:table-cell table:formula="of:=[.F35]/1000000" office:value-type="float" office:value="2.409396" calcext:value-type="float">
            <text:p>2.41</text:p>
          </table:table-cell>
          <table:table-cell table:formula="of:=[.G35]/1000000" office:value-type="float" office:value="0.77" calcext:value-type="float">
            <text:p>0.77</text:p>
          </table:table-cell>
          <table:table-cell table:formula="of:=[.H35]/1000000" office:value-type="float" office:value="1.628" calcext:value-type="float">
            <text:p>1.63</text:p>
          </table:table-cell>
          <table:table-cell table:formula="of:=[.I3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9999" calcext:value-type="float">
            <text:p>69999</text:p>
          </table:table-cell>
          <table:table-cell table:formula="of:=[.P35]/[.O35]" office:value-type="float" office:value="69.999" calcext:value-type="float">
            <text:p>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5:.X35])" office:value-type="float" office:value="2.61182880401611" calcext:value-type="float">
            <text:p>2.61182880401611</text:p>
          </table:table-cell>
          <table:table-cell office:value-type="float" office:value="0.848823547363281" calcext:value-type="float">
            <text:p>0.8488235473632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5]/[.J35]" office:value-type="float" office:value="1.0840180709257" calcext:value-type="float">
            <text:p>1.0840180709257</text:p>
          </table:table-cell>
          <table:table-cell table:formula="of:=[.U35]-[.J35]" office:value-type="float" office:value="0.202432804016109" calcext:value-type="float">
            <text:p>0.202432804016109</text:p>
          </table:table-cell>
          <table:table-cell table:formula="of:=[.X35]-[.K35]" office:value-type="float" office:value="-0.674070854187012" calcext:value-type="float">
            <text:p>-0.674070854187012</text:p>
          </table:table-cell>
          <table:table-cell table:formula="of:=[.W35]-[.L35]" office:value-type="float" office:value="0.0390761108398399" calcext:value-type="float">
            <text:p>0.03907611083984</text:p>
          </table:table-cell>
          <table:table-cell table:formula="of:=[.X35]-[.M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6]*[.C36]" office:value-type="float" office:value="75000" calcext:value-type="float">
            <text:p>75,000</text:p>
          </table:table-cell>
          <table:table-cell office:value-type="float" office:value="75" calcext:value-type="float">
            <text:p>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6:.I36])" office:value-type="float" office:value="2464396" calcext:value-type="float">
            <text:p>2,464,396</text:p>
          </table:table-cell>
          <table:table-cell table:formula="of:=[.A36]*[.C36]*[.D36]*[.$B$5]" office:value-type="float" office:value="825000" calcext:value-type="float">
            <text:p>825,000</text:p>
          </table:table-cell>
          <table:table-cell table:formula="of:=[.A36]*[.D36]*[.$B$2]*[.$B$6]" office:value-type="float" office:value="1628000" calcext:value-type="float">
            <text:p>1,628,000</text:p>
          </table:table-cell>
          <table:table-cell table:formula="of:=[.D36]*[.$B$2]*[.$B$3]*[.$B$6]" office:value-type="float" office:value="11396" calcext:value-type="float">
            <text:p>11,396</text:p>
          </table:table-cell>
          <table:table-cell table:formula="of:=[.F36]/1000000" office:value-type="float" office:value="2.464396" calcext:value-type="float">
            <text:p>2.46</text:p>
          </table:table-cell>
          <table:table-cell table:formula="of:=[.G36]/1000000" office:value-type="float" office:value="0.825" calcext:value-type="float">
            <text:p>0.83</text:p>
          </table:table-cell>
          <table:table-cell table:formula="of:=[.H36]/1000000" office:value-type="float" office:value="1.628" calcext:value-type="float">
            <text:p>1.63</text:p>
          </table:table-cell>
          <table:table-cell table:formula="of:=[.I3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4999" calcext:value-type="float">
            <text:p>74999</text:p>
          </table:table-cell>
          <table:table-cell table:formula="of:=[.P36]/[.O36]" office:value-type="float" office:value="74.999" calcext:value-type="float">
            <text:p>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6:.X36])" office:value-type="float" office:value="2.66428089141845" calcext:value-type="float">
            <text:p>2.66428089141845</text:p>
          </table:table-cell>
          <table:table-cell office:value-type="float" office:value="0.901275634765625" calcext:value-type="float">
            <text:p>0.901275634765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6]/[.J36]" office:value-type="float" office:value="1.08110907963592" calcext:value-type="float">
            <text:p>1.08110907963592</text:p>
          </table:table-cell>
          <table:table-cell table:formula="of:=[.U36]-[.J36]" office:value-type="float" office:value="0.199884891418454" calcext:value-type="float">
            <text:p>0.199884891418454</text:p>
          </table:table-cell>
          <table:table-cell table:formula="of:=[.X36]-[.K36]" office:value-type="float" office:value="-0.729070854187012" calcext:value-type="float">
            <text:p>-0.729070854187012</text:p>
          </table:table-cell>
          <table:table-cell table:formula="of:=[.W36]-[.L36]" office:value-type="float" office:value="0.0390761108398399" calcext:value-type="float">
            <text:p>0.03907611083984</text:p>
          </table:table-cell>
          <table:table-cell table:formula="of:=[.X36]-[.M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7]*[.C37]" office:value-type="float" office:value="80000" calcext:value-type="float">
            <text:p>80,000</text:p>
          </table:table-cell>
          <table:table-cell office:value-type="float" office:value="80" calcext:value-type="float">
            <text:p>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7:.I37])" office:value-type="float" office:value="2519396" calcext:value-type="float">
            <text:p>2,519,396</text:p>
          </table:table-cell>
          <table:table-cell table:formula="of:=[.A37]*[.C37]*[.D37]*[.$B$5]" office:value-type="float" office:value="880000" calcext:value-type="float">
            <text:p>880,000</text:p>
          </table:table-cell>
          <table:table-cell table:formula="of:=[.A37]*[.D37]*[.$B$2]*[.$B$6]" office:value-type="float" office:value="1628000" calcext:value-type="float">
            <text:p>1,628,000</text:p>
          </table:table-cell>
          <table:table-cell table:formula="of:=[.D37]*[.$B$2]*[.$B$3]*[.$B$6]" office:value-type="float" office:value="11396" calcext:value-type="float">
            <text:p>11,396</text:p>
          </table:table-cell>
          <table:table-cell table:formula="of:=[.F37]/1000000" office:value-type="float" office:value="2.519396" calcext:value-type="float">
            <text:p>2.52</text:p>
          </table:table-cell>
          <table:table-cell table:formula="of:=[.G37]/1000000" office:value-type="float" office:value="0.88" calcext:value-type="float">
            <text:p>0.88</text:p>
          </table:table-cell>
          <table:table-cell table:formula="of:=[.H37]/1000000" office:value-type="float" office:value="1.628" calcext:value-type="float">
            <text:p>1.63</text:p>
          </table:table-cell>
          <table:table-cell table:formula="of:=[.I3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9999" calcext:value-type="float">
            <text:p>79999</text:p>
          </table:table-cell>
          <table:table-cell table:formula="of:=[.P37]/[.O37]" office:value-type="float" office:value="79.999" calcext:value-type="float">
            <text:p>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7:.X37])" office:value-type="float" office:value="2.7167329788208" calcext:value-type="float">
            <text:p>2.7167329788208</text:p>
          </table:table-cell>
          <table:table-cell office:value-type="float" office:value="0.953727722167969" calcext:value-type="float">
            <text:p>0.9537277221679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7]/[.J37]" office:value-type="float" office:value="1.0783270985668" calcext:value-type="float">
            <text:p>1.0783270985668</text:p>
          </table:table-cell>
          <table:table-cell table:formula="of:=[.U37]-[.J37]" office:value-type="float" office:value="0.197336978820797" calcext:value-type="float">
            <text:p>0.197336978820797</text:p>
          </table:table-cell>
          <table:table-cell table:formula="of:=[.X37]-[.K37]" office:value-type="float" office:value="-0.784070854187012" calcext:value-type="float">
            <text:p>-0.784070854187012</text:p>
          </table:table-cell>
          <table:table-cell table:formula="of:=[.W37]-[.L37]" office:value-type="float" office:value="0.0390761108398399" calcext:value-type="float">
            <text:p>0.03907611083984</text:p>
          </table:table-cell>
          <table:table-cell table:formula="of:=[.X37]-[.M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8]*[.C38]" office:value-type="float" office:value="85000" calcext:value-type="float">
            <text:p>85,000</text:p>
          </table:table-cell>
          <table:table-cell office:value-type="float" office:value="85" calcext:value-type="float">
            <text:p>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8:.I38])" office:value-type="float" office:value="2574396" calcext:value-type="float">
            <text:p>2,574,396</text:p>
          </table:table-cell>
          <table:table-cell table:formula="of:=[.A38]*[.C38]*[.D38]*[.$B$5]" office:value-type="float" office:value="935000" calcext:value-type="float">
            <text:p>935,000</text:p>
          </table:table-cell>
          <table:table-cell table:formula="of:=[.A38]*[.D38]*[.$B$2]*[.$B$6]" office:value-type="float" office:value="1628000" calcext:value-type="float">
            <text:p>1,628,000</text:p>
          </table:table-cell>
          <table:table-cell table:formula="of:=[.D38]*[.$B$2]*[.$B$3]*[.$B$6]" office:value-type="float" office:value="11396" calcext:value-type="float">
            <text:p>11,396</text:p>
          </table:table-cell>
          <table:table-cell table:formula="of:=[.F38]/1000000" office:value-type="float" office:value="2.574396" calcext:value-type="float">
            <text:p>2.57</text:p>
          </table:table-cell>
          <table:table-cell table:formula="of:=[.G38]/1000000" office:value-type="float" office:value="0.935" calcext:value-type="float">
            <text:p>0.94</text:p>
          </table:table-cell>
          <table:table-cell table:formula="of:=[.H38]/1000000" office:value-type="float" office:value="1.628" calcext:value-type="float">
            <text:p>1.63</text:p>
          </table:table-cell>
          <table:table-cell table:formula="of:=[.I3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4999" calcext:value-type="float">
            <text:p>84999</text:p>
          </table:table-cell>
          <table:table-cell table:formula="of:=[.P38]/[.O38]" office:value-type="float" office:value="84.999" calcext:value-type="float">
            <text:p>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8:.X38])" office:value-type="float" office:value="2.76918506622314" calcext:value-type="float">
            <text:p>2.76918506622314</text:p>
          </table:table-cell>
          <table:table-cell office:value-type="float" office:value="1.00617980957031" calcext:value-type="float">
            <text:p>1.006179809570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8]/[.J38]" office:value-type="float" office:value="1.07566398728989" calcext:value-type="float">
            <text:p>1.07566398728989</text:p>
          </table:table-cell>
          <table:table-cell table:formula="of:=[.U38]-[.J38]" office:value-type="float" office:value="0.194789066223138" calcext:value-type="float">
            <text:p>0.194789066223138</text:p>
          </table:table-cell>
          <table:table-cell table:formula="of:=[.X38]-[.K38]" office:value-type="float" office:value="-0.839070854187012" calcext:value-type="float">
            <text:p>-0.839070854187012</text:p>
          </table:table-cell>
          <table:table-cell table:formula="of:=[.W38]-[.L38]" office:value-type="float" office:value="0.0390761108398399" calcext:value-type="float">
            <text:p>0.03907611083984</text:p>
          </table:table-cell>
          <table:table-cell table:formula="of:=[.X38]-[.M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9]*[.C39]" office:value-type="float" office:value="90000" calcext:value-type="float">
            <text:p>90,000</text:p>
          </table:table-cell>
          <table:table-cell office:value-type="float" office:value="90" calcext:value-type="float">
            <text:p>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9:.I39])" office:value-type="float" office:value="2629396" calcext:value-type="float">
            <text:p>2,629,396</text:p>
          </table:table-cell>
          <table:table-cell table:formula="of:=[.A39]*[.C39]*[.D39]*[.$B$5]" office:value-type="float" office:value="990000" calcext:value-type="float">
            <text:p>990,000</text:p>
          </table:table-cell>
          <table:table-cell table:formula="of:=[.A39]*[.D39]*[.$B$2]*[.$B$6]" office:value-type="float" office:value="1628000" calcext:value-type="float">
            <text:p>1,628,000</text:p>
          </table:table-cell>
          <table:table-cell table:formula="of:=[.D39]*[.$B$2]*[.$B$3]*[.$B$6]" office:value-type="float" office:value="11396" calcext:value-type="float">
            <text:p>11,396</text:p>
          </table:table-cell>
          <table:table-cell table:formula="of:=[.F39]/1000000" office:value-type="float" office:value="2.629396" calcext:value-type="float">
            <text:p>2.63</text:p>
          </table:table-cell>
          <table:table-cell table:formula="of:=[.G39]/1000000" office:value-type="float" office:value="0.99" calcext:value-type="float">
            <text:p>0.99</text:p>
          </table:table-cell>
          <table:table-cell table:formula="of:=[.H39]/1000000" office:value-type="float" office:value="1.628" calcext:value-type="float">
            <text:p>1.63</text:p>
          </table:table-cell>
          <table:table-cell table:formula="of:=[.I3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9999" calcext:value-type="float">
            <text:p>89999</text:p>
          </table:table-cell>
          <table:table-cell table:formula="of:=[.P39]/[.O39]" office:value-type="float" office:value="89.999" calcext:value-type="float">
            <text:p>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9:.X39])" office:value-type="float" office:value="2.82163715362549" calcext:value-type="float">
            <text:p>2.82163715362549</text:p>
          </table:table-cell>
          <table:table-cell office:value-type="float" office:value="1.05863189697266" calcext:value-type="float">
            <text:p>1.058631896972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9]/[.J39]" office:value-type="float" office:value="1.07311228648157" calcext:value-type="float">
            <text:p>1.07311228648157</text:p>
          </table:table-cell>
          <table:table-cell table:formula="of:=[.U39]-[.J39]" office:value-type="float" office:value="0.192241153625488" calcext:value-type="float">
            <text:p>0.192241153625488</text:p>
          </table:table-cell>
          <table:table-cell table:formula="of:=[.X39]-[.K39]" office:value-type="float" office:value="-0.894070854187012" calcext:value-type="float">
            <text:p>-0.894070854187012</text:p>
          </table:table-cell>
          <table:table-cell table:formula="of:=[.W39]-[.L39]" office:value-type="float" office:value="0.0390761108398399" calcext:value-type="float">
            <text:p>0.03907611083984</text:p>
          </table:table-cell>
          <table:table-cell table:formula="of:=[.X39]-[.M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0]*[.C40]" office:value-type="float" office:value="95000" calcext:value-type="float">
            <text:p>95,000</text:p>
          </table:table-cell>
          <table:table-cell office:value-type="float" office:value="95" calcext:value-type="float">
            <text:p>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0:.I40])" office:value-type="float" office:value="2684396" calcext:value-type="float">
            <text:p>2,684,396</text:p>
          </table:table-cell>
          <table:table-cell table:formula="of:=[.A40]*[.C40]*[.D40]*[.$B$5]" office:value-type="float" office:value="1045000" calcext:value-type="float">
            <text:p>1,045,000</text:p>
          </table:table-cell>
          <table:table-cell table:formula="of:=[.A40]*[.D40]*[.$B$2]*[.$B$6]" office:value-type="float" office:value="1628000" calcext:value-type="float">
            <text:p>1,628,000</text:p>
          </table:table-cell>
          <table:table-cell table:formula="of:=[.D40]*[.$B$2]*[.$B$3]*[.$B$6]" office:value-type="float" office:value="11396" calcext:value-type="float">
            <text:p>11,396</text:p>
          </table:table-cell>
          <table:table-cell table:formula="of:=[.F40]/1000000" office:value-type="float" office:value="2.684396" calcext:value-type="float">
            <text:p>2.68</text:p>
          </table:table-cell>
          <table:table-cell table:formula="of:=[.G40]/1000000" office:value-type="float" office:value="1.045" calcext:value-type="float">
            <text:p>1.05</text:p>
          </table:table-cell>
          <table:table-cell table:formula="of:=[.H40]/1000000" office:value-type="float" office:value="1.628" calcext:value-type="float">
            <text:p>1.63</text:p>
          </table:table-cell>
          <table:table-cell table:formula="of:=[.I4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4999" calcext:value-type="float">
            <text:p>94999</text:p>
          </table:table-cell>
          <table:table-cell table:formula="of:=[.P40]/[.O40]" office:value-type="float" office:value="94.999" calcext:value-type="float">
            <text:p>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0:.X40])" office:value-type="float" office:value="2.87408924102783" calcext:value-type="float">
            <text:p>2.87408924102783</text:p>
          </table:table-cell>
          <table:table-cell office:value-type="float" office:value="1.111083984375" calcext:value-type="float">
            <text:p>1.11108398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0]/[.J40]" office:value-type="float" office:value="1.07066514814797" calcext:value-type="float">
            <text:p>1.07066514814797</text:p>
          </table:table-cell>
          <table:table-cell table:formula="of:=[.U40]-[.J40]" office:value-type="float" office:value="0.189693241027828" calcext:value-type="float">
            <text:p>0.189693241027828</text:p>
          </table:table-cell>
          <table:table-cell table:formula="of:=[.X40]-[.K40]" office:value-type="float" office:value="-0.949070854187012" calcext:value-type="float">
            <text:p>-0.949070854187012</text:p>
          </table:table-cell>
          <table:table-cell table:formula="of:=[.W40]-[.L40]" office:value-type="float" office:value="0.0390761108398399" calcext:value-type="float">
            <text:p>0.03907611083984</text:p>
          </table:table-cell>
          <table:table-cell table:formula="of:=[.X40]-[.M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1]*[.C41]" office:value-type="float" office:value="100000" calcext:value-type="float">
            <text:p>100,000</text:p>
          </table:table-cell>
          <table:table-cell office:value-type="float" office:value="100" calcext:value-type="float">
            <text:p>1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1:.I41])" office:value-type="float" office:value="2739396" calcext:value-type="float">
            <text:p>2,739,396</text:p>
          </table:table-cell>
          <table:table-cell table:formula="of:=[.A41]*[.C41]*[.D41]*[.$B$5]" office:value-type="float" office:value="1100000" calcext:value-type="float">
            <text:p>1,100,000</text:p>
          </table:table-cell>
          <table:table-cell table:formula="of:=[.A41]*[.D41]*[.$B$2]*[.$B$6]" office:value-type="float" office:value="1628000" calcext:value-type="float">
            <text:p>1,628,000</text:p>
          </table:table-cell>
          <table:table-cell table:formula="of:=[.D41]*[.$B$2]*[.$B$3]*[.$B$6]" office:value-type="float" office:value="11396" calcext:value-type="float">
            <text:p>11,396</text:p>
          </table:table-cell>
          <table:table-cell table:formula="of:=[.F41]/1000000" office:value-type="float" office:value="2.739396" calcext:value-type="float">
            <text:p>2.74</text:p>
          </table:table-cell>
          <table:table-cell table:formula="of:=[.G41]/1000000" office:value-type="float" office:value="1.1" calcext:value-type="float">
            <text:p>1.10</text:p>
          </table:table-cell>
          <table:table-cell table:formula="of:=[.H41]/1000000" office:value-type="float" office:value="1.628" calcext:value-type="float">
            <text:p>1.63</text:p>
          </table:table-cell>
          <table:table-cell table:formula="of:=[.I4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9999" calcext:value-type="float">
            <text:p>99999</text:p>
          </table:table-cell>
          <table:table-cell table:formula="of:=[.P41]/[.O41]" office:value-type="float" office:value="99.999" calcext:value-type="float">
            <text:p>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1:.X41])" office:value-type="float" office:value="2.92654132843017" calcext:value-type="float">
            <text:p>2.92654132843017</text:p>
          </table:table-cell>
          <table:table-cell office:value-type="float" office:value="1.16353607177734" calcext:value-type="float">
            <text:p>1.163536071777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1]/[.J41]" office:value-type="float" office:value="1.06831627425541" calcext:value-type="float">
            <text:p>1.06831627425541</text:p>
          </table:table-cell>
          <table:table-cell table:formula="of:=[.U41]-[.J41]" office:value-type="float" office:value="0.187145328430168" calcext:value-type="float">
            <text:p>0.187145328430168</text:p>
          </table:table-cell>
          <table:table-cell table:formula="of:=[.X41]-[.K41]" office:value-type="float" office:value="-1.00407085418701" calcext:value-type="float">
            <text:p>-1.00407085418701</text:p>
          </table:table-cell>
          <table:table-cell table:formula="of:=[.W41]-[.L41]" office:value-type="float" office:value="0.0390761108398399" calcext:value-type="float">
            <text:p>0.03907611083984</text:p>
          </table:table-cell>
          <table:table-cell table:formula="of:=[.X41]-[.M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2]*[.C42]" office:value-type="float" office:value="105000" calcext:value-type="float">
            <text:p>105,000</text:p>
          </table:table-cell>
          <table:table-cell office:value-type="float" office:value="105" calcext:value-type="float">
            <text:p>1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2:.I42])" office:value-type="float" office:value="2794396" calcext:value-type="float">
            <text:p>2,794,396</text:p>
          </table:table-cell>
          <table:table-cell table:style-name="ce9" table:formula="of:=[.A42]*[.C42]*[.D42]*[.$B$5]" office:value-type="float" office:value="1155000" calcext:value-type="float">
            <text:p>1,155,000</text:p>
          </table:table-cell>
          <table:table-cell table:formula="of:=[.A42]*[.D42]*[.$B$2]*[.$B$6]" office:value-type="float" office:value="1628000" calcext:value-type="float">
            <text:p>1,628,000</text:p>
          </table:table-cell>
          <table:table-cell table:formula="of:=[.D42]*[.$B$2]*[.$B$3]*[.$B$6]" office:value-type="float" office:value="11396" calcext:value-type="float">
            <text:p>11,396</text:p>
          </table:table-cell>
          <table:table-cell table:formula="of:=[.F42]/1000000" office:value-type="float" office:value="2.794396" calcext:value-type="float">
            <text:p>2.79</text:p>
          </table:table-cell>
          <table:table-cell table:formula="of:=[.G42]/1000000" office:value-type="float" office:value="1.155" calcext:value-type="float">
            <text:p>1.16</text:p>
          </table:table-cell>
          <table:table-cell table:formula="of:=[.H42]/1000000" office:value-type="float" office:value="1.628" calcext:value-type="float">
            <text:p>1.63</text:p>
          </table:table-cell>
          <table:table-cell table:formula="of:=[.I4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4999" calcext:value-type="float">
            <text:p>104999</text:p>
          </table:table-cell>
          <table:table-cell table:formula="of:=[.P42]/[.O42]" office:value-type="float" office:value="104.999" calcext:value-type="float">
            <text:p>1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2:.X42])" office:value-type="float" office:value="2.97899341583252" calcext:value-type="float">
            <text:p>2.97899341583252</text:p>
          </table:table-cell>
          <table:table-cell office:value-type="float" office:value="1.21598815917969" calcext:value-type="float">
            <text:p>1.215988159179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2]/[.J42]" office:value-type="float" office:value="1.06605986260806" calcext:value-type="float">
            <text:p>1.06605986260806</text:p>
          </table:table-cell>
          <table:table-cell table:formula="of:=[.U42]-[.J42]" office:value-type="float" office:value="0.184597415832518" calcext:value-type="float">
            <text:p>0.184597415832518</text:p>
          </table:table-cell>
          <table:table-cell table:formula="of:=[.X42]-[.K42]" office:value-type="float" office:value="-1.05907085418701" calcext:value-type="float">
            <text:p>-1.05907085418701</text:p>
          </table:table-cell>
          <table:table-cell table:formula="of:=[.W42]-[.L42]" office:value-type="float" office:value="0.0390761108398399" calcext:value-type="float">
            <text:p>0.03907611083984</text:p>
          </table:table-cell>
          <table:table-cell table:formula="of:=[.X42]-[.M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3]*[.C43]" office:value-type="float" office:value="110000" calcext:value-type="float">
            <text:p>110,000</text:p>
          </table:table-cell>
          <table:table-cell office:value-type="float" office:value="110" calcext:value-type="float">
            <text:p>1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3:.I43])" office:value-type="float" office:value="2849396" calcext:value-type="float">
            <text:p>2,849,396</text:p>
          </table:table-cell>
          <table:table-cell table:formula="of:=[.A43]*[.C43]*[.D43]*[.$B$5]" office:value-type="float" office:value="1210000" calcext:value-type="float">
            <text:p>1,210,000</text:p>
          </table:table-cell>
          <table:table-cell table:formula="of:=[.A43]*[.D43]*[.$B$2]*[.$B$6]" office:value-type="float" office:value="1628000" calcext:value-type="float">
            <text:p>1,628,000</text:p>
          </table:table-cell>
          <table:table-cell table:formula="of:=[.D43]*[.$B$2]*[.$B$3]*[.$B$6]" office:value-type="float" office:value="11396" calcext:value-type="float">
            <text:p>11,396</text:p>
          </table:table-cell>
          <table:table-cell table:formula="of:=[.F43]/1000000" office:value-type="float" office:value="2.849396" calcext:value-type="float">
            <text:p>2.85</text:p>
          </table:table-cell>
          <table:table-cell table:formula="of:=[.G43]/1000000" office:value-type="float" office:value="1.21" calcext:value-type="float">
            <text:p>1.21</text:p>
          </table:table-cell>
          <table:table-cell table:formula="of:=[.H43]/1000000" office:value-type="float" office:value="1.628" calcext:value-type="float">
            <text:p>1.63</text:p>
          </table:table-cell>
          <table:table-cell table:formula="of:=[.I4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9999" calcext:value-type="float">
            <text:p>109999</text:p>
          </table:table-cell>
          <table:table-cell table:formula="of:=[.P43]/[.O43]" office:value-type="float" office:value="109.999" calcext:value-type="float">
            <text:p>1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3:.X43])" office:value-type="float" office:value="3.03144550323486" calcext:value-type="float">
            <text:p>3.03144550323486</text:p>
          </table:table-cell>
          <table:table-cell office:value-type="float" office:value="1.26844024658203" calcext:value-type="float">
            <text:p>1.268440246582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3]/[.J43]" office:value-type="float" office:value="1.06389055899386" calcext:value-type="float">
            <text:p>1.06389055899386</text:p>
          </table:table-cell>
          <table:table-cell table:formula="of:=[.U43]-[.J43]" office:value-type="float" office:value="0.182049503234858" calcext:value-type="float">
            <text:p>0.182049503234858</text:p>
          </table:table-cell>
          <table:table-cell table:formula="of:=[.X43]-[.K43]" office:value-type="float" office:value="-1.11407085418701" calcext:value-type="float">
            <text:p>-1.11407085418701</text:p>
          </table:table-cell>
          <table:table-cell table:formula="of:=[.W43]-[.L43]" office:value-type="float" office:value="0.0390761108398399" calcext:value-type="float">
            <text:p>0.03907611083984</text:p>
          </table:table-cell>
          <table:table-cell table:formula="of:=[.X43]-[.M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4]*[.C44]" office:value-type="float" office:value="115000" calcext:value-type="float">
            <text:p>115,000</text:p>
          </table:table-cell>
          <table:table-cell office:value-type="float" office:value="115" calcext:value-type="float">
            <text:p>1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4:.I44])" office:value-type="float" office:value="2904396" calcext:value-type="float">
            <text:p>2,904,396</text:p>
          </table:table-cell>
          <table:table-cell table:formula="of:=[.A44]*[.C44]*[.D44]*[.$B$5]" office:value-type="float" office:value="1265000" calcext:value-type="float">
            <text:p>1,265,000</text:p>
          </table:table-cell>
          <table:table-cell table:formula="of:=[.A44]*[.D44]*[.$B$2]*[.$B$6]" office:value-type="float" office:value="1628000" calcext:value-type="float">
            <text:p>1,628,000</text:p>
          </table:table-cell>
          <table:table-cell table:formula="of:=[.D44]*[.$B$2]*[.$B$3]*[.$B$6]" office:value-type="float" office:value="11396" calcext:value-type="float">
            <text:p>11,396</text:p>
          </table:table-cell>
          <table:table-cell table:formula="of:=[.F44]/1000000" office:value-type="float" office:value="2.904396" calcext:value-type="float">
            <text:p>2.90</text:p>
          </table:table-cell>
          <table:table-cell table:formula="of:=[.G44]/1000000" office:value-type="float" office:value="1.265" calcext:value-type="float">
            <text:p>1.27</text:p>
          </table:table-cell>
          <table:table-cell table:formula="of:=[.H44]/1000000" office:value-type="float" office:value="1.628" calcext:value-type="float">
            <text:p>1.63</text:p>
          </table:table-cell>
          <table:table-cell table:formula="of:=[.I4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14999" calcext:value-type="float">
            <text:p>114999</text:p>
          </table:table-cell>
          <table:table-cell table:formula="of:=[.P44]/[.O44]" office:value-type="float" office:value="114.999" calcext:value-type="float">
            <text:p>1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4:.X44])" office:value-type="float" office:value="3.08389759063721" calcext:value-type="float">
            <text:p>3.08389759063721</text:p>
          </table:table-cell>
          <table:table-cell office:value-type="float" office:value="1.32089233398438" calcext:value-type="float">
            <text:p>1.320892333984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4]/[.J44]" office:value-type="float" office:value="1.06180341476755" calcext:value-type="float">
            <text:p>1.06180341476755</text:p>
          </table:table-cell>
          <table:table-cell table:formula="of:=[.U44]-[.J44]" office:value-type="float" office:value="0.179501590637208" calcext:value-type="float">
            <text:p>0.179501590637208</text:p>
          </table:table-cell>
          <table:table-cell table:formula="of:=[.X44]-[.K44]" office:value-type="float" office:value="-1.16907085418701" calcext:value-type="float">
            <text:p>-1.16907085418701</text:p>
          </table:table-cell>
          <table:table-cell table:formula="of:=[.W44]-[.L44]" office:value-type="float" office:value="0.0390761108398399" calcext:value-type="float">
            <text:p>0.03907611083984</text:p>
          </table:table-cell>
          <table:table-cell table:formula="of:=[.X44]-[.M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5]*[.C45]" office:value-type="float" office:value="120000" calcext:value-type="float">
            <text:p>120,000</text:p>
          </table:table-cell>
          <table:table-cell office:value-type="float" office:value="120" calcext:value-type="float">
            <text:p>1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5:.I45])" office:value-type="float" office:value="2959396" calcext:value-type="float">
            <text:p>2,959,396</text:p>
          </table:table-cell>
          <table:table-cell table:formula="of:=[.A45]*[.C45]*[.D45]*[.$B$5]" office:value-type="float" office:value="1320000" calcext:value-type="float">
            <text:p>1,320,000</text:p>
          </table:table-cell>
          <table:table-cell table:formula="of:=[.A45]*[.D45]*[.$B$2]*[.$B$6]" office:value-type="float" office:value="1628000" calcext:value-type="float">
            <text:p>1,628,000</text:p>
          </table:table-cell>
          <table:table-cell table:formula="of:=[.D45]*[.$B$2]*[.$B$3]*[.$B$6]" office:value-type="float" office:value="11396" calcext:value-type="float">
            <text:p>11,396</text:p>
          </table:table-cell>
          <table:table-cell table:formula="of:=[.F45]/1000000" office:value-type="float" office:value="2.959396" calcext:value-type="float">
            <text:p>2.96</text:p>
          </table:table-cell>
          <table:table-cell table:formula="of:=[.G45]/1000000" office:value-type="float" office:value="1.32" calcext:value-type="float">
            <text:p>1.32</text:p>
          </table:table-cell>
          <table:table-cell table:formula="of:=[.H45]/1000000" office:value-type="float" office:value="1.628" calcext:value-type="float">
            <text:p>1.63</text:p>
          </table:table-cell>
          <table:table-cell table:formula="of:=[.I4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19999" calcext:value-type="float">
            <text:p>119999</text:p>
          </table:table-cell>
          <table:table-cell table:formula="of:=[.P45]/[.O45]" office:value-type="float" office:value="119.999" calcext:value-type="float">
            <text:p>1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5:.X45])" office:value-type="float" office:value="3.13634967803955" calcext:value-type="float">
            <text:p>3.13634967803955</text:p>
          </table:table-cell>
          <table:table-cell office:value-type="float" office:value="1.37334442138672" calcext:value-type="float">
            <text:p>1.373344421386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5]/[.J45]" office:value-type="float" office:value="1.05979384916366" calcext:value-type="float">
            <text:p>1.05979384916366</text:p>
          </table:table-cell>
          <table:table-cell table:formula="of:=[.U45]-[.J45]" office:value-type="float" office:value="0.176953678039548" calcext:value-type="float">
            <text:p>0.176953678039548</text:p>
          </table:table-cell>
          <table:table-cell table:formula="of:=[.X45]-[.K45]" office:value-type="float" office:value="-1.22407085418701" calcext:value-type="float">
            <text:p>-1.22407085418701</text:p>
          </table:table-cell>
          <table:table-cell table:formula="of:=[.W45]-[.L45]" office:value-type="float" office:value="0.0390761108398399" calcext:value-type="float">
            <text:p>0.03907611083984</text:p>
          </table:table-cell>
          <table:table-cell table:formula="of:=[.X45]-[.M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6]*[.C46]" office:value-type="float" office:value="125000" calcext:value-type="float">
            <text:p>125,000</text:p>
          </table:table-cell>
          <table:table-cell office:value-type="float" office:value="125" calcext:value-type="float">
            <text:p>1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6:.I46])" office:value-type="float" office:value="3014396" calcext:value-type="float">
            <text:p>3,014,396</text:p>
          </table:table-cell>
          <table:table-cell table:formula="of:=[.A46]*[.C46]*[.D46]*[.$B$5]" office:value-type="float" office:value="1375000" calcext:value-type="float">
            <text:p>1,375,000</text:p>
          </table:table-cell>
          <table:table-cell table:formula="of:=[.A46]*[.D46]*[.$B$2]*[.$B$6]" office:value-type="float" office:value="1628000" calcext:value-type="float">
            <text:p>1,628,000</text:p>
          </table:table-cell>
          <table:table-cell table:formula="of:=[.D46]*[.$B$2]*[.$B$3]*[.$B$6]" office:value-type="float" office:value="11396" calcext:value-type="float">
            <text:p>11,396</text:p>
          </table:table-cell>
          <table:table-cell table:formula="of:=[.F46]/1000000" office:value-type="float" office:value="3.014396" calcext:value-type="float">
            <text:p>3.01</text:p>
          </table:table-cell>
          <table:table-cell table:formula="of:=[.G46]/1000000" office:value-type="float" office:value="1.375" calcext:value-type="float">
            <text:p>1.38</text:p>
          </table:table-cell>
          <table:table-cell table:formula="of:=[.H46]/1000000" office:value-type="float" office:value="1.628" calcext:value-type="float">
            <text:p>1.63</text:p>
          </table:table-cell>
          <table:table-cell table:formula="of:=[.I4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4999" calcext:value-type="float">
            <text:p>124999</text:p>
          </table:table-cell>
          <table:table-cell table:formula="of:=[.P46]/[.O46]" office:value-type="float" office:value="124.999" calcext:value-type="float">
            <text:p>1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6:.X46])" office:value-type="float" office:value="3.18880176544189" calcext:value-type="float">
            <text:p>3.18880176544189</text:p>
          </table:table-cell>
          <table:table-cell office:value-type="float" office:value="1.42579650878906" calcext:value-type="float">
            <text:p>1.425796508789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6]/[.J46]" office:value-type="float" office:value="1.05785761573525" calcext:value-type="float">
            <text:p>1.05785761573525</text:p>
          </table:table-cell>
          <table:table-cell table:formula="of:=[.U46]-[.J46]" office:value-type="float" office:value="0.174405765441888" calcext:value-type="float">
            <text:p>0.174405765441888</text:p>
          </table:table-cell>
          <table:table-cell table:formula="of:=[.X46]-[.K46]" office:value-type="float" office:value="-1.27907085418701" calcext:value-type="float">
            <text:p>-1.27907085418701</text:p>
          </table:table-cell>
          <table:table-cell table:formula="of:=[.W46]-[.L46]" office:value-type="float" office:value="0.0390761108398399" calcext:value-type="float">
            <text:p>0.03907611083984</text:p>
          </table:table-cell>
          <table:table-cell table:formula="of:=[.X46]-[.M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7]*[.C47]" office:value-type="float" office:value="130000" calcext:value-type="float">
            <text:p>130,000</text:p>
          </table:table-cell>
          <table:table-cell office:value-type="float" office:value="130" calcext:value-type="float">
            <text:p>1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7:.I47])" office:value-type="float" office:value="3069396" calcext:value-type="float">
            <text:p>3,069,396</text:p>
          </table:table-cell>
          <table:table-cell table:formula="of:=[.A47]*[.C47]*[.D47]*[.$B$5]" office:value-type="float" office:value="1430000" calcext:value-type="float">
            <text:p>1,430,000</text:p>
          </table:table-cell>
          <table:table-cell table:formula="of:=[.A47]*[.D47]*[.$B$2]*[.$B$6]" office:value-type="float" office:value="1628000" calcext:value-type="float">
            <text:p>1,628,000</text:p>
          </table:table-cell>
          <table:table-cell table:formula="of:=[.D47]*[.$B$2]*[.$B$3]*[.$B$6]" office:value-type="float" office:value="11396" calcext:value-type="float">
            <text:p>11,396</text:p>
          </table:table-cell>
          <table:table-cell table:formula="of:=[.F47]/1000000" office:value-type="float" office:value="3.069396" calcext:value-type="float">
            <text:p>3.07</text:p>
          </table:table-cell>
          <table:table-cell table:formula="of:=[.G47]/1000000" office:value-type="float" office:value="1.43" calcext:value-type="float">
            <text:p>1.43</text:p>
          </table:table-cell>
          <table:table-cell table:formula="of:=[.H47]/1000000" office:value-type="float" office:value="1.628" calcext:value-type="float">
            <text:p>1.63</text:p>
          </table:table-cell>
          <table:table-cell table:formula="of:=[.I4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9999" calcext:value-type="float">
            <text:p>129999</text:p>
          </table:table-cell>
          <table:table-cell table:formula="of:=[.P47]/[.O47]" office:value-type="float" office:value="129.999" calcext:value-type="float">
            <text:p>1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7:.X47])" office:value-type="float" office:value="3.24125385284424" calcext:value-type="float">
            <text:p>3.24125385284424</text:p>
          </table:table-cell>
          <table:table-cell office:value-type="float" office:value="1.47824859619141" calcext:value-type="float">
            <text:p>1.478248596191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7]/[.J47]" office:value-type="float" office:value="1.0559907724009" calcext:value-type="float">
            <text:p>1.0559907724009</text:p>
          </table:table-cell>
          <table:table-cell table:formula="of:=[.U47]-[.J47]" office:value-type="float" office:value="0.171857852844239" calcext:value-type="float">
            <text:p>0.171857852844239</text:p>
          </table:table-cell>
          <table:table-cell table:formula="of:=[.X47]-[.K47]" office:value-type="float" office:value="-1.33407085418701" calcext:value-type="float">
            <text:p>-1.33407085418701</text:p>
          </table:table-cell>
          <table:table-cell table:formula="of:=[.W47]-[.L47]" office:value-type="float" office:value="0.0390761108398399" calcext:value-type="float">
            <text:p>0.03907611083984</text:p>
          </table:table-cell>
          <table:table-cell table:formula="of:=[.X47]-[.M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8]*[.C48]" office:value-type="float" office:value="135000" calcext:value-type="float">
            <text:p>135,000</text:p>
          </table:table-cell>
          <table:table-cell office:value-type="float" office:value="135" calcext:value-type="float">
            <text:p>1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8:.I48])" office:value-type="float" office:value="3124396" calcext:value-type="float">
            <text:p>3,124,396</text:p>
          </table:table-cell>
          <table:table-cell table:formula="of:=[.A48]*[.C48]*[.D48]*[.$B$5]" office:value-type="float" office:value="1485000" calcext:value-type="float">
            <text:p>1,485,000</text:p>
          </table:table-cell>
          <table:table-cell table:formula="of:=[.A48]*[.D48]*[.$B$2]*[.$B$6]" office:value-type="float" office:value="1628000" calcext:value-type="float">
            <text:p>1,628,000</text:p>
          </table:table-cell>
          <table:table-cell table:formula="of:=[.D48]*[.$B$2]*[.$B$3]*[.$B$6]" office:value-type="float" office:value="11396" calcext:value-type="float">
            <text:p>11,396</text:p>
          </table:table-cell>
          <table:table-cell table:formula="of:=[.F48]/1000000" office:value-type="float" office:value="3.124396" calcext:value-type="float">
            <text:p>3.12</text:p>
          </table:table-cell>
          <table:table-cell table:formula="of:=[.G48]/1000000" office:value-type="float" office:value="1.485" calcext:value-type="float">
            <text:p>1.49</text:p>
          </table:table-cell>
          <table:table-cell table:formula="of:=[.H48]/1000000" office:value-type="float" office:value="1.628" calcext:value-type="float">
            <text:p>1.63</text:p>
          </table:table-cell>
          <table:table-cell table:formula="of:=[.I4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34999" calcext:value-type="float">
            <text:p>134999</text:p>
          </table:table-cell>
          <table:table-cell table:formula="of:=[.P48]/[.O48]" office:value-type="float" office:value="134.999" calcext:value-type="float">
            <text:p>1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8:.X48])" office:value-type="float" office:value="3.29370594024658" calcext:value-type="float">
            <text:p>3.29370594024658</text:p>
          </table:table-cell>
          <table:table-cell office:value-type="float" office:value="1.53070068359375" calcext:value-type="float">
            <text:p>1.53070068359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8]/[.J48]" office:value-type="float" office:value="1.05418965465536" calcext:value-type="float">
            <text:p>1.05418965465536</text:p>
          </table:table-cell>
          <table:table-cell table:formula="of:=[.U48]-[.J48]" office:value-type="float" office:value="0.169309940246579" calcext:value-type="float">
            <text:p>0.169309940246579</text:p>
          </table:table-cell>
          <table:table-cell table:formula="of:=[.X48]-[.K48]" office:value-type="float" office:value="-1.38907085418701" calcext:value-type="float">
            <text:p>-1.38907085418701</text:p>
          </table:table-cell>
          <table:table-cell table:formula="of:=[.W48]-[.L48]" office:value-type="float" office:value="0.0390761108398399" calcext:value-type="float">
            <text:p>0.03907611083984</text:p>
          </table:table-cell>
          <table:table-cell table:formula="of:=[.X48]-[.M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9]*[.C49]" office:value-type="float" office:value="140000" calcext:value-type="float">
            <text:p>140,000</text:p>
          </table:table-cell>
          <table:table-cell office:value-type="float" office:value="140" calcext:value-type="float">
            <text:p>1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9:.I49])" office:value-type="float" office:value="3179396" calcext:value-type="float">
            <text:p>3,179,396</text:p>
          </table:table-cell>
          <table:table-cell table:formula="of:=[.A49]*[.C49]*[.D49]*[.$B$5]" office:value-type="float" office:value="1540000" calcext:value-type="float">
            <text:p>1,540,000</text:p>
          </table:table-cell>
          <table:table-cell table:formula="of:=[.A49]*[.D49]*[.$B$2]*[.$B$6]" office:value-type="float" office:value="1628000" calcext:value-type="float">
            <text:p>1,628,000</text:p>
          </table:table-cell>
          <table:table-cell table:formula="of:=[.D49]*[.$B$2]*[.$B$3]*[.$B$6]" office:value-type="float" office:value="11396" calcext:value-type="float">
            <text:p>11,396</text:p>
          </table:table-cell>
          <table:table-cell table:formula="of:=[.F49]/1000000" office:value-type="float" office:value="3.179396" calcext:value-type="float">
            <text:p>3.18</text:p>
          </table:table-cell>
          <table:table-cell table:formula="of:=[.G49]/1000000" office:value-type="float" office:value="1.54" calcext:value-type="float">
            <text:p>1.54</text:p>
          </table:table-cell>
          <table:table-cell table:formula="of:=[.H49]/1000000" office:value-type="float" office:value="1.628" calcext:value-type="float">
            <text:p>1.63</text:p>
          </table:table-cell>
          <table:table-cell table:formula="of:=[.I4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39999" calcext:value-type="float">
            <text:p>139999</text:p>
          </table:table-cell>
          <table:table-cell table:formula="of:=[.P49]/[.O49]" office:value-type="float" office:value="139.999" calcext:value-type="float">
            <text:p>1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9:.X49])" office:value-type="float" office:value="3.34615802764892" calcext:value-type="float">
            <text:p>3.34615802764892</text:p>
          </table:table-cell>
          <table:table-cell office:value-type="float" office:value="1.58315277099609" calcext:value-type="float">
            <text:p>1.583152770996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9]/[.J49]" office:value-type="float" office:value="1.05245085156077" calcext:value-type="float">
            <text:p>1.05245085156077</text:p>
          </table:table-cell>
          <table:table-cell table:formula="of:=[.U49]-[.J49]" office:value-type="float" office:value="0.166762027648918" calcext:value-type="float">
            <text:p>0.166762027648918</text:p>
          </table:table-cell>
          <table:table-cell table:formula="of:=[.X49]-[.K49]" office:value-type="float" office:value="-1.44407085418701" calcext:value-type="float">
            <text:p>-1.44407085418701</text:p>
          </table:table-cell>
          <table:table-cell table:formula="of:=[.W49]-[.L49]" office:value-type="float" office:value="0.0390761108398399" calcext:value-type="float">
            <text:p>0.03907611083984</text:p>
          </table:table-cell>
          <table:table-cell table:formula="of:=[.X49]-[.M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0]*[.C50]" office:value-type="float" office:value="145000" calcext:value-type="float">
            <text:p>145,000</text:p>
          </table:table-cell>
          <table:table-cell office:value-type="float" office:value="145" calcext:value-type="float">
            <text:p>1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0:.I50])" office:value-type="float" office:value="3234396" calcext:value-type="float">
            <text:p>3,234,396</text:p>
          </table:table-cell>
          <table:table-cell table:formula="of:=[.A50]*[.C50]*[.D50]*[.$B$5]" office:value-type="float" office:value="1595000" calcext:value-type="float">
            <text:p>1,595,000</text:p>
          </table:table-cell>
          <table:table-cell table:formula="of:=[.A50]*[.D50]*[.$B$2]*[.$B$6]" office:value-type="float" office:value="1628000" calcext:value-type="float">
            <text:p>1,628,000</text:p>
          </table:table-cell>
          <table:table-cell table:formula="of:=[.D50]*[.$B$2]*[.$B$3]*[.$B$6]" office:value-type="float" office:value="11396" calcext:value-type="float">
            <text:p>11,396</text:p>
          </table:table-cell>
          <table:table-cell table:formula="of:=[.F50]/1000000" office:value-type="float" office:value="3.234396" calcext:value-type="float">
            <text:p>3.23</text:p>
          </table:table-cell>
          <table:table-cell table:formula="of:=[.G50]/1000000" office:value-type="float" office:value="1.595" calcext:value-type="float">
            <text:p>1.60</text:p>
          </table:table-cell>
          <table:table-cell table:formula="of:=[.H50]/1000000" office:value-type="float" office:value="1.628" calcext:value-type="float">
            <text:p>1.63</text:p>
          </table:table-cell>
          <table:table-cell table:formula="of:=[.I5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4999" calcext:value-type="float">
            <text:p>144999</text:p>
          </table:table-cell>
          <table:table-cell table:formula="of:=[.P50]/[.O50]" office:value-type="float" office:value="144.999" calcext:value-type="float">
            <text:p>1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0:.X50])" office:value-type="float" office:value="3.39861011505127" calcext:value-type="float">
            <text:p>3.39861011505127</text:p>
          </table:table-cell>
          <table:table-cell office:value-type="float" office:value="1.63560485839844" calcext:value-type="float">
            <text:p>1.635604858398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0]/[.J50]" office:value-type="float" office:value="1.05077118418749" calcext:value-type="float">
            <text:p>1.05077118418749</text:p>
          </table:table-cell>
          <table:table-cell table:formula="of:=[.U50]-[.J50]" office:value-type="float" office:value="0.164214115051269" calcext:value-type="float">
            <text:p>0.164214115051269</text:p>
          </table:table-cell>
          <table:table-cell table:formula="of:=[.X50]-[.K50]" office:value-type="float" office:value="-1.49907085418701" calcext:value-type="float">
            <text:p>-1.49907085418701</text:p>
          </table:table-cell>
          <table:table-cell table:formula="of:=[.W50]-[.L50]" office:value-type="float" office:value="0.0390761108398399" calcext:value-type="float">
            <text:p>0.03907611083984</text:p>
          </table:table-cell>
          <table:table-cell table:formula="of:=[.X50]-[.M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1]*[.C51]" office:value-type="float" office:value="150000" calcext:value-type="float">
            <text:p>150,000</text:p>
          </table:table-cell>
          <table:table-cell office:value-type="float" office:value="150" calcext:value-type="float">
            <text:p>1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1:.I51])" office:value-type="float" office:value="3289396" calcext:value-type="float">
            <text:p>3,289,396</text:p>
          </table:table-cell>
          <table:table-cell table:formula="of:=[.A51]*[.C51]*[.D51]*[.$B$5]" office:value-type="float" office:value="1650000" calcext:value-type="float">
            <text:p>1,650,000</text:p>
          </table:table-cell>
          <table:table-cell table:formula="of:=[.A51]*[.D51]*[.$B$2]*[.$B$6]" office:value-type="float" office:value="1628000" calcext:value-type="float">
            <text:p>1,628,000</text:p>
          </table:table-cell>
          <table:table-cell table:formula="of:=[.D51]*[.$B$2]*[.$B$3]*[.$B$6]" office:value-type="float" office:value="11396" calcext:value-type="float">
            <text:p>11,396</text:p>
          </table:table-cell>
          <table:table-cell table:formula="of:=[.F51]/1000000" office:value-type="float" office:value="3.289396" calcext:value-type="float">
            <text:p>3.29</text:p>
          </table:table-cell>
          <table:table-cell table:formula="of:=[.G51]/1000000" office:value-type="float" office:value="1.65" calcext:value-type="float">
            <text:p>1.65</text:p>
          </table:table-cell>
          <table:table-cell table:formula="of:=[.H51]/1000000" office:value-type="float" office:value="1.628" calcext:value-type="float">
            <text:p>1.63</text:p>
          </table:table-cell>
          <table:table-cell table:formula="of:=[.I5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9" calcext:value-type="float">
            <text:p>149999</text:p>
          </table:table-cell>
          <table:table-cell table:formula="of:=[.P51]/[.O51]" office:value-type="float" office:value="149.999" calcext:value-type="float">
            <text:p>1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1:.X51])" office:value-type="float" office:value="3.45106220245361" calcext:value-type="float">
            <text:p>3.45106220245361</text:p>
          </table:table-cell>
          <table:table-cell office:value-type="float" office:value="1.68805694580078" calcext:value-type="float">
            <text:p>1.688056945800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1]/[.J51]" office:value-type="float" office:value="1.04914768621765" calcext:value-type="float">
            <text:p>1.04914768621765</text:p>
          </table:table-cell>
          <table:table-cell table:formula="of:=[.U51]-[.J51]" office:value-type="float" office:value="0.161666202453608" calcext:value-type="float">
            <text:p>0.161666202453608</text:p>
          </table:table-cell>
          <table:table-cell table:formula="of:=[.X51]-[.K51]" office:value-type="float" office:value="-1.55407085418701" calcext:value-type="float">
            <text:p>-1.55407085418701</text:p>
          </table:table-cell>
          <table:table-cell table:formula="of:=[.W51]-[.L51]" office:value-type="float" office:value="0.0390761108398399" calcext:value-type="float">
            <text:p>0.03907611083984</text:p>
          </table:table-cell>
          <table:table-cell table:formula="of:=[.X51]-[.M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2]*[.C52]" office:value-type="float" office:value="155000" calcext:value-type="float">
            <text:p>155,000</text:p>
          </table:table-cell>
          <table:table-cell office:value-type="float" office:value="155" calcext:value-type="float">
            <text:p>1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2:.I52])" office:value-type="float" office:value="3344396" calcext:value-type="float">
            <text:p>3,344,396</text:p>
          </table:table-cell>
          <table:table-cell table:style-name="ce9" table:formula="of:=[.A52]*[.C52]*[.D52]*[.$B$5]" office:value-type="float" office:value="1705000" calcext:value-type="float">
            <text:p>1,705,000</text:p>
          </table:table-cell>
          <table:table-cell table:formula="of:=[.A52]*[.D52]*[.$B$2]*[.$B$6]" office:value-type="float" office:value="1628000" calcext:value-type="float">
            <text:p>1,628,000</text:p>
          </table:table-cell>
          <table:table-cell table:formula="of:=[.D52]*[.$B$2]*[.$B$3]*[.$B$6]" office:value-type="float" office:value="11396" calcext:value-type="float">
            <text:p>11,396</text:p>
          </table:table-cell>
          <table:table-cell table:formula="of:=[.F52]/1000000" office:value-type="float" office:value="3.344396" calcext:value-type="float">
            <text:p>3.34</text:p>
          </table:table-cell>
          <table:table-cell table:formula="of:=[.G52]/1000000" office:value-type="float" office:value="1.705" calcext:value-type="float">
            <text:p>1.71</text:p>
          </table:table-cell>
          <table:table-cell table:formula="of:=[.H52]/1000000" office:value-type="float" office:value="1.628" calcext:value-type="float">
            <text:p>1.63</text:p>
          </table:table-cell>
          <table:table-cell table:formula="of:=[.I5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4999" calcext:value-type="float">
            <text:p>154999</text:p>
          </table:table-cell>
          <table:table-cell table:formula="of:=[.P52]/[.O52]" office:value-type="float" office:value="154.999" calcext:value-type="float">
            <text:p>1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2:.X52])" office:value-type="float" office:value="3.50351428985596" calcext:value-type="float">
            <text:p>3.50351428985596</text:p>
          </table:table-cell>
          <table:table-cell office:value-type="float" office:value="1.74050903320313" calcext:value-type="float">
            <text:p>1.7405090332031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2]/[.J52]" office:value-type="float" office:value="1.04757758646283" calcext:value-type="float">
            <text:p>1.04757758646283</text:p>
          </table:table-cell>
          <table:table-cell table:formula="of:=[.U52]-[.J52]" office:value-type="float" office:value="0.159118289855958" calcext:value-type="float">
            <text:p>0.159118289855958</text:p>
          </table:table-cell>
          <table:table-cell table:formula="of:=[.X52]-[.K52]" office:value-type="float" office:value="-1.60907085418701" calcext:value-type="float">
            <text:p>-1.60907085418701</text:p>
          </table:table-cell>
          <table:table-cell table:formula="of:=[.W52]-[.L52]" office:value-type="float" office:value="0.0390761108398399" calcext:value-type="float">
            <text:p>0.03907611083984</text:p>
          </table:table-cell>
          <table:table-cell table:formula="of:=[.X52]-[.M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3]*[.C53]" office:value-type="float" office:value="160000" calcext:value-type="float">
            <text:p>160,000</text:p>
          </table:table-cell>
          <table:table-cell office:value-type="float" office:value="160" calcext:value-type="float">
            <text:p>1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3:.I53])" office:value-type="float" office:value="3399396" calcext:value-type="float">
            <text:p>3,399,396</text:p>
          </table:table-cell>
          <table:table-cell table:formula="of:=[.A53]*[.C53]*[.D53]*[.$B$5]" office:value-type="float" office:value="1760000" calcext:value-type="float">
            <text:p>1,760,000</text:p>
          </table:table-cell>
          <table:table-cell table:formula="of:=[.A53]*[.D53]*[.$B$2]*[.$B$6]" office:value-type="float" office:value="1628000" calcext:value-type="float">
            <text:p>1,628,000</text:p>
          </table:table-cell>
          <table:table-cell table:formula="of:=[.D53]*[.$B$2]*[.$B$3]*[.$B$6]" office:value-type="float" office:value="11396" calcext:value-type="float">
            <text:p>11,396</text:p>
          </table:table-cell>
          <table:table-cell table:formula="of:=[.F53]/1000000" office:value-type="float" office:value="3.399396" calcext:value-type="float">
            <text:p>3.40</text:p>
          </table:table-cell>
          <table:table-cell table:formula="of:=[.G53]/1000000" office:value-type="float" office:value="1.76" calcext:value-type="float">
            <text:p>1.76</text:p>
          </table:table-cell>
          <table:table-cell table:formula="of:=[.H53]/1000000" office:value-type="float" office:value="1.628" calcext:value-type="float">
            <text:p>1.63</text:p>
          </table:table-cell>
          <table:table-cell table:formula="of:=[.I5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9999" calcext:value-type="float">
            <text:p>159999</text:p>
          </table:table-cell>
          <table:table-cell table:formula="of:=[.P53]/[.O53]" office:value-type="float" office:value="159.999" calcext:value-type="float">
            <text:p>1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3:.X53])" office:value-type="float" office:value="3.5559663772583" calcext:value-type="float">
            <text:p>3.5559663772583</text:p>
          </table:table-cell>
          <table:table-cell office:value-type="float" office:value="1.79296112060547" calcext:value-type="float">
            <text:p>1.792961120605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3]/[.J53]" office:value-type="float" office:value="1.04605829307862" calcext:value-type="float">
            <text:p>1.04605829307862</text:p>
          </table:table-cell>
          <table:table-cell table:formula="of:=[.U53]-[.J53]" office:value-type="float" office:value="0.156570377258298" calcext:value-type="float">
            <text:p>0.156570377258298</text:p>
          </table:table-cell>
          <table:table-cell table:formula="of:=[.X53]-[.K53]" office:value-type="float" office:value="-1.66407085418701" calcext:value-type="float">
            <text:p>-1.66407085418701</text:p>
          </table:table-cell>
          <table:table-cell table:formula="of:=[.W53]-[.L53]" office:value-type="float" office:value="0.0390761108398399" calcext:value-type="float">
            <text:p>0.03907611083984</text:p>
          </table:table-cell>
          <table:table-cell table:formula="of:=[.X53]-[.M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4]*[.C54]" office:value-type="float" office:value="165000" calcext:value-type="float">
            <text:p>165,000</text:p>
          </table:table-cell>
          <table:table-cell office:value-type="float" office:value="165" calcext:value-type="float">
            <text:p>1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4:.I54])" office:value-type="float" office:value="3454396" calcext:value-type="float">
            <text:p>3,454,396</text:p>
          </table:table-cell>
          <table:table-cell table:formula="of:=[.A54]*[.C54]*[.D54]*[.$B$5]" office:value-type="float" office:value="1815000" calcext:value-type="float">
            <text:p>1,815,000</text:p>
          </table:table-cell>
          <table:table-cell table:formula="of:=[.A54]*[.D54]*[.$B$2]*[.$B$6]" office:value-type="float" office:value="1628000" calcext:value-type="float">
            <text:p>1,628,000</text:p>
          </table:table-cell>
          <table:table-cell table:formula="of:=[.D54]*[.$B$2]*[.$B$3]*[.$B$6]" office:value-type="float" office:value="11396" calcext:value-type="float">
            <text:p>11,396</text:p>
          </table:table-cell>
          <table:table-cell table:formula="of:=[.F54]/1000000" office:value-type="float" office:value="3.454396" calcext:value-type="float">
            <text:p>3.45</text:p>
          </table:table-cell>
          <table:table-cell table:formula="of:=[.G54]/1000000" office:value-type="float" office:value="1.815" calcext:value-type="float">
            <text:p>1.82</text:p>
          </table:table-cell>
          <table:table-cell table:formula="of:=[.H54]/1000000" office:value-type="float" office:value="1.628" calcext:value-type="float">
            <text:p>1.63</text:p>
          </table:table-cell>
          <table:table-cell table:formula="of:=[.I5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999" calcext:value-type="float">
            <text:p>164999</text:p>
          </table:table-cell>
          <table:table-cell table:formula="of:=[.P54]/[.O54]" office:value-type="float" office:value="164.999" calcext:value-type="float">
            <text:p>1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4:.X54])" office:value-type="float" office:value="3.60841846466064" calcext:value-type="float">
            <text:p>3.60841846466064</text:p>
          </table:table-cell>
          <table:table-cell office:value-type="float" office:value="1.84541320800781" calcext:value-type="float">
            <text:p>1.845413208007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4]/[.J54]" office:value-type="float" office:value="1.04458737928733" calcext:value-type="float">
            <text:p>1.04458737928733</text:p>
          </table:table-cell>
          <table:table-cell table:formula="of:=[.U54]-[.J54]" office:value-type="float" office:value="0.154022464660638" calcext:value-type="float">
            <text:p>0.154022464660638</text:p>
          </table:table-cell>
          <table:table-cell table:formula="of:=[.X54]-[.K54]" office:value-type="float" office:value="-1.71907085418701" calcext:value-type="float">
            <text:p>-1.71907085418701</text:p>
          </table:table-cell>
          <table:table-cell table:formula="of:=[.W54]-[.L54]" office:value-type="float" office:value="0.0390761108398399" calcext:value-type="float">
            <text:p>0.03907611083984</text:p>
          </table:table-cell>
          <table:table-cell table:formula="of:=[.X54]-[.M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5]*[.C55]" office:value-type="float" office:value="170000" calcext:value-type="float">
            <text:p>170,000</text:p>
          </table:table-cell>
          <table:table-cell office:value-type="float" office:value="170" calcext:value-type="float">
            <text:p>1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5:.I55])" office:value-type="float" office:value="3509396" calcext:value-type="float">
            <text:p>3,509,396</text:p>
          </table:table-cell>
          <table:table-cell table:formula="of:=[.A55]*[.C55]*[.D55]*[.$B$5]" office:value-type="float" office:value="1870000" calcext:value-type="float">
            <text:p>1,870,000</text:p>
          </table:table-cell>
          <table:table-cell table:formula="of:=[.A55]*[.D55]*[.$B$2]*[.$B$6]" office:value-type="float" office:value="1628000" calcext:value-type="float">
            <text:p>1,628,000</text:p>
          </table:table-cell>
          <table:table-cell table:formula="of:=[.D55]*[.$B$2]*[.$B$3]*[.$B$6]" office:value-type="float" office:value="11396" calcext:value-type="float">
            <text:p>11,396</text:p>
          </table:table-cell>
          <table:table-cell table:formula="of:=[.F55]/1000000" office:value-type="float" office:value="3.509396" calcext:value-type="float">
            <text:p>3.51</text:p>
          </table:table-cell>
          <table:table-cell table:formula="of:=[.G55]/1000000" office:value-type="float" office:value="1.87" calcext:value-type="float">
            <text:p>1.87</text:p>
          </table:table-cell>
          <table:table-cell table:formula="of:=[.H55]/1000000" office:value-type="float" office:value="1.628" calcext:value-type="float">
            <text:p>1.63</text:p>
          </table:table-cell>
          <table:table-cell table:formula="of:=[.I5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9999" calcext:value-type="float">
            <text:p>169999</text:p>
          </table:table-cell>
          <table:table-cell table:formula="of:=[.P55]/[.O55]" office:value-type="float" office:value="169.999" calcext:value-type="float">
            <text:p>1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5:.X55])" office:value-type="float" office:value="3.66087055206299" calcext:value-type="float">
            <text:p>3.66087055206299</text:p>
          </table:table-cell>
          <table:table-cell office:value-type="float" office:value="1.89786529541016" calcext:value-type="float">
            <text:p>1.897865295410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5]/[.J55]" office:value-type="float" office:value="1.04316257044317" calcext:value-type="float">
            <text:p>1.04316257044317</text:p>
          </table:table-cell>
          <table:table-cell table:formula="of:=[.U55]-[.J55]" office:value-type="float" office:value="0.151474552062989" calcext:value-type="float">
            <text:p>0.151474552062989</text:p>
          </table:table-cell>
          <table:table-cell table:formula="of:=[.X55]-[.K55]" office:value-type="float" office:value="-1.77407085418701" calcext:value-type="float">
            <text:p>-1.77407085418701</text:p>
          </table:table-cell>
          <table:table-cell table:formula="of:=[.W55]-[.L55]" office:value-type="float" office:value="0.0390761108398399" calcext:value-type="float">
            <text:p>0.03907611083984</text:p>
          </table:table-cell>
          <table:table-cell table:formula="of:=[.X55]-[.M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6]*[.C56]" office:value-type="float" office:value="175000" calcext:value-type="float">
            <text:p>175,000</text:p>
          </table:table-cell>
          <table:table-cell office:value-type="float" office:value="175" calcext:value-type="float">
            <text:p>1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6:.I56])" office:value-type="float" office:value="3564396" calcext:value-type="float">
            <text:p>3,564,396</text:p>
          </table:table-cell>
          <table:table-cell table:formula="of:=[.A56]*[.C56]*[.D56]*[.$B$5]" office:value-type="float" office:value="1925000" calcext:value-type="float">
            <text:p>1,925,000</text:p>
          </table:table-cell>
          <table:table-cell table:formula="of:=[.A56]*[.D56]*[.$B$2]*[.$B$6]" office:value-type="float" office:value="1628000" calcext:value-type="float">
            <text:p>1,628,000</text:p>
          </table:table-cell>
          <table:table-cell table:formula="of:=[.D56]*[.$B$2]*[.$B$3]*[.$B$6]" office:value-type="float" office:value="11396" calcext:value-type="float">
            <text:p>11,396</text:p>
          </table:table-cell>
          <table:table-cell table:formula="of:=[.F56]/1000000" office:value-type="float" office:value="3.564396" calcext:value-type="float">
            <text:p>3.56</text:p>
          </table:table-cell>
          <table:table-cell table:formula="of:=[.G56]/1000000" office:value-type="float" office:value="1.925" calcext:value-type="float">
            <text:p>1.93</text:p>
          </table:table-cell>
          <table:table-cell table:formula="of:=[.H56]/1000000" office:value-type="float" office:value="1.628" calcext:value-type="float">
            <text:p>1.63</text:p>
          </table:table-cell>
          <table:table-cell table:formula="of:=[.I5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4999" calcext:value-type="float">
            <text:p>174999</text:p>
          </table:table-cell>
          <table:table-cell table:formula="of:=[.P56]/[.O56]" office:value-type="float" office:value="174.999" calcext:value-type="float">
            <text:p>1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6:.X56])" office:value-type="float" office:value="3.71332263946533" calcext:value-type="float">
            <text:p>3.71332263946533</text:p>
          </table:table-cell>
          <table:table-cell office:value-type="float" office:value="1.9503173828125" calcext:value-type="float">
            <text:p>1.950317382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6]/[.J56]" office:value-type="float" office:value="1.04178173229499" calcext:value-type="float">
            <text:p>1.04178173229499</text:p>
          </table:table-cell>
          <table:table-cell table:formula="of:=[.U56]-[.J56]" office:value-type="float" office:value="0.148926639465329" calcext:value-type="float">
            <text:p>0.148926639465329</text:p>
          </table:table-cell>
          <table:table-cell table:formula="of:=[.X56]-[.K56]" office:value-type="float" office:value="-1.82907085418701" calcext:value-type="float">
            <text:p>-1.82907085418701</text:p>
          </table:table-cell>
          <table:table-cell table:formula="of:=[.W56]-[.L56]" office:value-type="float" office:value="0.0390761108398399" calcext:value-type="float">
            <text:p>0.03907611083984</text:p>
          </table:table-cell>
          <table:table-cell table:formula="of:=[.X56]-[.M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7]*[.C57]" office:value-type="float" office:value="180000" calcext:value-type="float">
            <text:p>180,000</text:p>
          </table:table-cell>
          <table:table-cell office:value-type="float" office:value="180" calcext:value-type="float">
            <text:p>1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7:.I57])" office:value-type="float" office:value="3619396" calcext:value-type="float">
            <text:p>3,619,396</text:p>
          </table:table-cell>
          <table:table-cell table:formula="of:=[.A57]*[.C57]*[.D57]*[.$B$5]" office:value-type="float" office:value="1980000" calcext:value-type="float">
            <text:p>1,980,000</text:p>
          </table:table-cell>
          <table:table-cell table:formula="of:=[.A57]*[.D57]*[.$B$2]*[.$B$6]" office:value-type="float" office:value="1628000" calcext:value-type="float">
            <text:p>1,628,000</text:p>
          </table:table-cell>
          <table:table-cell table:formula="of:=[.D57]*[.$B$2]*[.$B$3]*[.$B$6]" office:value-type="float" office:value="11396" calcext:value-type="float">
            <text:p>11,396</text:p>
          </table:table-cell>
          <table:table-cell table:formula="of:=[.F57]/1000000" office:value-type="float" office:value="3.619396" calcext:value-type="float">
            <text:p>3.62</text:p>
          </table:table-cell>
          <table:table-cell table:formula="of:=[.G57]/1000000" office:value-type="float" office:value="1.98" calcext:value-type="float">
            <text:p>1.98</text:p>
          </table:table-cell>
          <table:table-cell table:formula="of:=[.H57]/1000000" office:value-type="float" office:value="1.628" calcext:value-type="float">
            <text:p>1.63</text:p>
          </table:table-cell>
          <table:table-cell table:formula="of:=[.I5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9999" calcext:value-type="float">
            <text:p>179999</text:p>
          </table:table-cell>
          <table:table-cell table:formula="of:=[.P57]/[.O57]" office:value-type="float" office:value="179.999" calcext:value-type="float">
            <text:p>1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7:.X57])" office:value-type="float" office:value="3.76577472686767" calcext:value-type="float">
            <text:p>3.76577472686767</text:p>
          </table:table-cell>
          <table:table-cell office:value-type="float" office:value="2.00276947021484" calcext:value-type="float">
            <text:p>2.002769470214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7]/[.J57]" office:value-type="float" office:value="1.04044286031914" calcext:value-type="float">
            <text:p>1.04044286031914</text:p>
          </table:table-cell>
          <table:table-cell table:formula="of:=[.U57]-[.J57]" office:value-type="float" office:value="0.146378726867669" calcext:value-type="float">
            <text:p>0.146378726867669</text:p>
          </table:table-cell>
          <table:table-cell table:formula="of:=[.X57]-[.K57]" office:value-type="float" office:value="-1.88407085418701" calcext:value-type="float">
            <text:p>-1.88407085418701</text:p>
          </table:table-cell>
          <table:table-cell table:formula="of:=[.W57]-[.L57]" office:value-type="float" office:value="0.0390761108398399" calcext:value-type="float">
            <text:p>0.03907611083984</text:p>
          </table:table-cell>
          <table:table-cell table:formula="of:=[.X57]-[.M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8]*[.C58]" office:value-type="float" office:value="185000" calcext:value-type="float">
            <text:p>185,000</text:p>
          </table:table-cell>
          <table:table-cell office:value-type="float" office:value="185" calcext:value-type="float">
            <text:p>1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8:.I58])" office:value-type="float" office:value="3674396" calcext:value-type="float">
            <text:p>3,674,396</text:p>
          </table:table-cell>
          <table:table-cell table:formula="of:=[.A58]*[.C58]*[.D58]*[.$B$5]" office:value-type="float" office:value="2035000" calcext:value-type="float">
            <text:p>2,035,000</text:p>
          </table:table-cell>
          <table:table-cell table:formula="of:=[.A58]*[.D58]*[.$B$2]*[.$B$6]" office:value-type="float" office:value="1628000" calcext:value-type="float">
            <text:p>1,628,000</text:p>
          </table:table-cell>
          <table:table-cell table:formula="of:=[.D58]*[.$B$2]*[.$B$3]*[.$B$6]" office:value-type="float" office:value="11396" calcext:value-type="float">
            <text:p>11,396</text:p>
          </table:table-cell>
          <table:table-cell table:formula="of:=[.F58]/1000000" office:value-type="float" office:value="3.674396" calcext:value-type="float">
            <text:p>3.67</text:p>
          </table:table-cell>
          <table:table-cell table:formula="of:=[.G58]/1000000" office:value-type="float" office:value="2.035" calcext:value-type="float">
            <text:p>2.04</text:p>
          </table:table-cell>
          <table:table-cell table:formula="of:=[.H58]/1000000" office:value-type="float" office:value="1.628" calcext:value-type="float">
            <text:p>1.63</text:p>
          </table:table-cell>
          <table:table-cell table:formula="of:=[.I5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84999" calcext:value-type="float">
            <text:p>184999</text:p>
          </table:table-cell>
          <table:table-cell table:formula="of:=[.P58]/[.O58]" office:value-type="float" office:value="184.999" calcext:value-type="float">
            <text:p>1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8:.X58])" office:value-type="float" office:value="3.81822681427002" calcext:value-type="float">
            <text:p>3.81822681427002</text:p>
          </table:table-cell>
          <table:table-cell office:value-type="float" office:value="2.05522155761719" calcext:value-type="float">
            <text:p>2.055221557617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8]/[.J58]" office:value-type="float" office:value="1.03914407001042" calcext:value-type="float">
            <text:p>1.03914407001042</text:p>
          </table:table-cell>
          <table:table-cell table:formula="of:=[.U58]-[.J58]" office:value-type="float" office:value="0.143830814270019" calcext:value-type="float">
            <text:p>0.143830814270019</text:p>
          </table:table-cell>
          <table:table-cell table:formula="of:=[.X58]-[.K58]" office:value-type="float" office:value="-1.93907085418701" calcext:value-type="float">
            <text:p>-1.93907085418701</text:p>
          </table:table-cell>
          <table:table-cell table:formula="of:=[.W58]-[.L58]" office:value-type="float" office:value="0.0390761108398399" calcext:value-type="float">
            <text:p>0.03907611083984</text:p>
          </table:table-cell>
          <table:table-cell table:formula="of:=[.X58]-[.M5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9]*[.C59]" office:value-type="float" office:value="190000" calcext:value-type="float">
            <text:p>190,000</text:p>
          </table:table-cell>
          <table:table-cell office:value-type="float" office:value="190" calcext:value-type="float">
            <text:p>1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9:.I59])" office:value-type="float" office:value="3729396" calcext:value-type="float">
            <text:p>3,729,396</text:p>
          </table:table-cell>
          <table:table-cell table:formula="of:=[.A59]*[.C59]*[.D59]*[.$B$5]" office:value-type="float" office:value="2090000" calcext:value-type="float">
            <text:p>2,090,000</text:p>
          </table:table-cell>
          <table:table-cell table:formula="of:=[.A59]*[.D59]*[.$B$2]*[.$B$6]" office:value-type="float" office:value="1628000" calcext:value-type="float">
            <text:p>1,628,000</text:p>
          </table:table-cell>
          <table:table-cell table:formula="of:=[.D59]*[.$B$2]*[.$B$3]*[.$B$6]" office:value-type="float" office:value="11396" calcext:value-type="float">
            <text:p>11,396</text:p>
          </table:table-cell>
          <table:table-cell table:formula="of:=[.F59]/1000000" office:value-type="float" office:value="3.729396" calcext:value-type="float">
            <text:p>3.73</text:p>
          </table:table-cell>
          <table:table-cell table:formula="of:=[.G59]/1000000" office:value-type="float" office:value="2.09" calcext:value-type="float">
            <text:p>2.09</text:p>
          </table:table-cell>
          <table:table-cell table:formula="of:=[.H59]/1000000" office:value-type="float" office:value="1.628" calcext:value-type="float">
            <text:p>1.63</text:p>
          </table:table-cell>
          <table:table-cell table:formula="of:=[.I5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89999" calcext:value-type="float">
            <text:p>189999</text:p>
          </table:table-cell>
          <table:table-cell table:formula="of:=[.P59]/[.O59]" office:value-type="float" office:value="189.999" calcext:value-type="float">
            <text:p>1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9:.X59])" office:value-type="float" office:value="3.87067890167236" calcext:value-type="float">
            <text:p>3.87067890167236</text:p>
          </table:table-cell>
          <table:table-cell office:value-type="float" office:value="2.10767364501953" calcext:value-type="float">
            <text:p>2.107673645019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9]/[.J59]" office:value-type="float" office:value="1.03788358803205" calcext:value-type="float">
            <text:p>1.03788358803205</text:p>
          </table:table-cell>
          <table:table-cell table:formula="of:=[.U59]-[.J59]" office:value-type="float" office:value="0.141282901672358" calcext:value-type="float">
            <text:p>0.141282901672358</text:p>
          </table:table-cell>
          <table:table-cell table:formula="of:=[.X59]-[.K59]" office:value-type="float" office:value="-1.99407085418701" calcext:value-type="float">
            <text:p>-1.99407085418701</text:p>
          </table:table-cell>
          <table:table-cell table:formula="of:=[.W59]-[.L59]" office:value-type="float" office:value="0.0390761108398399" calcext:value-type="float">
            <text:p>0.03907611083984</text:p>
          </table:table-cell>
          <table:table-cell table:formula="of:=[.X59]-[.M5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0]*[.C60]" office:value-type="float" office:value="195000" calcext:value-type="float">
            <text:p>195,000</text:p>
          </table:table-cell>
          <table:table-cell office:value-type="float" office:value="195" calcext:value-type="float">
            <text:p>1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0:.I60])" office:value-type="float" office:value="3784396" calcext:value-type="float">
            <text:p>3,784,396</text:p>
          </table:table-cell>
          <table:table-cell table:style-name="ce9" table:formula="of:=[.A60]*[.C60]*[.D60]*[.$B$5]" office:value-type="float" office:value="2145000" calcext:value-type="float">
            <text:p>2,145,000</text:p>
          </table:table-cell>
          <table:table-cell table:formula="of:=[.A60]*[.D60]*[.$B$2]*[.$B$6]" office:value-type="float" office:value="1628000" calcext:value-type="float">
            <text:p>1,628,000</text:p>
          </table:table-cell>
          <table:table-cell table:formula="of:=[.D60]*[.$B$2]*[.$B$3]*[.$B$6]" office:value-type="float" office:value="11396" calcext:value-type="float">
            <text:p>11,396</text:p>
          </table:table-cell>
          <table:table-cell table:formula="of:=[.F60]/1000000" office:value-type="float" office:value="3.784396" calcext:value-type="float">
            <text:p>3.78</text:p>
          </table:table-cell>
          <table:table-cell table:formula="of:=[.G60]/1000000" office:value-type="float" office:value="2.145" calcext:value-type="float">
            <text:p>2.15</text:p>
          </table:table-cell>
          <table:table-cell table:formula="of:=[.H60]/1000000" office:value-type="float" office:value="1.628" calcext:value-type="float">
            <text:p>1.63</text:p>
          </table:table-cell>
          <table:table-cell table:formula="of:=[.I6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4999" calcext:value-type="float">
            <text:p>194999</text:p>
          </table:table-cell>
          <table:table-cell table:formula="of:=[.P60]/[.O60]" office:value-type="float" office:value="194.999" calcext:value-type="float">
            <text:p>1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0:.X60])" office:value-type="float" office:value="3.9231309890747" calcext:value-type="float">
            <text:p>3.9231309890747</text:p>
          </table:table-cell>
          <table:table-cell office:value-type="float" office:value="2.16012573242187" calcext:value-type="float">
            <text:p>2.1601257324218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0]/[.J60]" office:value-type="float" office:value="1.03665974413743" calcext:value-type="float">
            <text:p>1.03665974413743</text:p>
          </table:table-cell>
          <table:table-cell table:formula="of:=[.U60]-[.J60]" office:value-type="float" office:value="0.138734989074698" calcext:value-type="float">
            <text:p>0.138734989074698</text:p>
          </table:table-cell>
          <table:table-cell table:formula="of:=[.X60]-[.K60]" office:value-type="float" office:value="-2.04907085418701" calcext:value-type="float">
            <text:p>-2.04907085418701</text:p>
          </table:table-cell>
          <table:table-cell table:formula="of:=[.W60]-[.L60]" office:value-type="float" office:value="0.0390761108398399" calcext:value-type="float">
            <text:p>0.03907611083984</text:p>
          </table:table-cell>
          <table:table-cell table:formula="of:=[.X60]-[.M6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1]*[.C61]" office:value-type="float" office:value="200000" calcext:value-type="float">
            <text:p>200,000</text:p>
          </table:table-cell>
          <table:table-cell office:value-type="float" office:value="200" calcext:value-type="float">
            <text:p>2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1:.I61])" office:value-type="float" office:value="3839396" calcext:value-type="float">
            <text:p>3,839,396</text:p>
          </table:table-cell>
          <table:table-cell table:formula="of:=[.A61]*[.C61]*[.D61]*[.$B$5]" office:value-type="float" office:value="2200000" calcext:value-type="float">
            <text:p>2,200,000</text:p>
          </table:table-cell>
          <table:table-cell table:formula="of:=[.A61]*[.D61]*[.$B$2]*[.$B$6]" office:value-type="float" office:value="1628000" calcext:value-type="float">
            <text:p>1,628,000</text:p>
          </table:table-cell>
          <table:table-cell table:formula="of:=[.D61]*[.$B$2]*[.$B$3]*[.$B$6]" office:value-type="float" office:value="11396" calcext:value-type="float">
            <text:p>11,396</text:p>
          </table:table-cell>
          <table:table-cell table:formula="of:=[.F61]/1000000" office:value-type="float" office:value="3.839396" calcext:value-type="float">
            <text:p>3.84</text:p>
          </table:table-cell>
          <table:table-cell table:formula="of:=[.G61]/1000000" office:value-type="float" office:value="2.2" calcext:value-type="float">
            <text:p>2.20</text:p>
          </table:table-cell>
          <table:table-cell table:formula="of:=[.H61]/1000000" office:value-type="float" office:value="1.628" calcext:value-type="float">
            <text:p>1.63</text:p>
          </table:table-cell>
          <table:table-cell table:formula="of:=[.I6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9999" calcext:value-type="float">
            <text:p>199999</text:p>
          </table:table-cell>
          <table:table-cell table:formula="of:=[.P61]/[.O61]" office:value-type="float" office:value="199.999" calcext:value-type="float">
            <text:p>1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1:.X61])" office:value-type="float" office:value="3.97558307647705" calcext:value-type="float">
            <text:p>3.97558307647705</text:p>
          </table:table-cell>
          <table:table-cell office:value-type="float" office:value="2.21257781982422" calcext:value-type="float">
            <text:p>2.212577819824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1]/[.J61]" office:value-type="float" office:value="1.03547096378624" calcext:value-type="float">
            <text:p>1.03547096378624</text:p>
          </table:table-cell>
          <table:table-cell table:formula="of:=[.U61]-[.J61]" office:value-type="float" office:value="0.136187076477048" calcext:value-type="float">
            <text:p>0.136187076477048</text:p>
          </table:table-cell>
          <table:table-cell table:formula="of:=[.X61]-[.K61]" office:value-type="float" office:value="-2.10407085418701" calcext:value-type="float">
            <text:p>-2.10407085418701</text:p>
          </table:table-cell>
          <table:table-cell table:formula="of:=[.W61]-[.L61]" office:value-type="float" office:value="0.0390761108398399" calcext:value-type="float">
            <text:p>0.03907611083984</text:p>
          </table:table-cell>
          <table:table-cell table:formula="of:=[.X61]-[.M6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2]*[.C62]" office:value-type="float" office:value="205000" calcext:value-type="float">
            <text:p>205,000</text:p>
          </table:table-cell>
          <table:table-cell office:value-type="float" office:value="205" calcext:value-type="float">
            <text:p>2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2:.I62])" office:value-type="float" office:value="3894396" calcext:value-type="float">
            <text:p>3,894,396</text:p>
          </table:table-cell>
          <table:table-cell table:formula="of:=[.A62]*[.C62]*[.D62]*[.$B$5]" office:value-type="float" office:value="2255000" calcext:value-type="float">
            <text:p>2,255,000</text:p>
          </table:table-cell>
          <table:table-cell table:formula="of:=[.A62]*[.D62]*[.$B$2]*[.$B$6]" office:value-type="float" office:value="1628000" calcext:value-type="float">
            <text:p>1,628,000</text:p>
          </table:table-cell>
          <table:table-cell table:formula="of:=[.D62]*[.$B$2]*[.$B$3]*[.$B$6]" office:value-type="float" office:value="11396" calcext:value-type="float">
            <text:p>11,396</text:p>
          </table:table-cell>
          <table:table-cell table:formula="of:=[.F62]/1000000" office:value-type="float" office:value="3.894396" calcext:value-type="float">
            <text:p>3.89</text:p>
          </table:table-cell>
          <table:table-cell table:formula="of:=[.G62]/1000000" office:value-type="float" office:value="2.255" calcext:value-type="float">
            <text:p>2.26</text:p>
          </table:table-cell>
          <table:table-cell table:formula="of:=[.H62]/1000000" office:value-type="float" office:value="1.628" calcext:value-type="float">
            <text:p>1.63</text:p>
          </table:table-cell>
          <table:table-cell table:formula="of:=[.I6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4999" calcext:value-type="float">
            <text:p>204999</text:p>
          </table:table-cell>
          <table:table-cell table:formula="of:=[.P62]/[.O62]" office:value-type="float" office:value="204.999" calcext:value-type="float">
            <text:p>2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2:.X62])" office:value-type="float" office:value="4.02803516387939" calcext:value-type="float">
            <text:p>4.02803516387939</text:p>
          </table:table-cell>
          <table:table-cell office:value-type="float" office:value="2.26502990722656" calcext:value-type="float">
            <text:p>2.265029907226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2]/[.J62]" office:value-type="float" office:value="1.0343157613862" calcext:value-type="float">
            <text:p>1.0343157613862</text:p>
          </table:table-cell>
          <table:table-cell table:formula="of:=[.U62]-[.J62]" office:value-type="float" office:value="0.133639163879388" calcext:value-type="float">
            <text:p>0.133639163879388</text:p>
          </table:table-cell>
          <table:table-cell table:formula="of:=[.X62]-[.K62]" office:value-type="float" office:value="-2.15907085418701" calcext:value-type="float">
            <text:p>-2.15907085418701</text:p>
          </table:table-cell>
          <table:table-cell table:formula="of:=[.W62]-[.L62]" office:value-type="float" office:value="0.0390761108398399" calcext:value-type="float">
            <text:p>0.03907611083984</text:p>
          </table:table-cell>
          <table:table-cell table:formula="of:=[.X62]-[.M6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3]*[.C63]" office:value-type="float" office:value="210000" calcext:value-type="float">
            <text:p>210,000</text:p>
          </table:table-cell>
          <table:table-cell office:value-type="float" office:value="210" calcext:value-type="float">
            <text:p>2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3:.I63])" office:value-type="float" office:value="3949396" calcext:value-type="float">
            <text:p>3,949,396</text:p>
          </table:table-cell>
          <table:table-cell table:formula="of:=[.A63]*[.C63]*[.D63]*[.$B$5]" office:value-type="float" office:value="2310000" calcext:value-type="float">
            <text:p>2,310,000</text:p>
          </table:table-cell>
          <table:table-cell table:formula="of:=[.A63]*[.D63]*[.$B$2]*[.$B$6]" office:value-type="float" office:value="1628000" calcext:value-type="float">
            <text:p>1,628,000</text:p>
          </table:table-cell>
          <table:table-cell table:formula="of:=[.D63]*[.$B$2]*[.$B$3]*[.$B$6]" office:value-type="float" office:value="11396" calcext:value-type="float">
            <text:p>11,396</text:p>
          </table:table-cell>
          <table:table-cell table:formula="of:=[.F63]/1000000" office:value-type="float" office:value="3.949396" calcext:value-type="float">
            <text:p>3.95</text:p>
          </table:table-cell>
          <table:table-cell table:formula="of:=[.G63]/1000000" office:value-type="float" office:value="2.31" calcext:value-type="float">
            <text:p>2.31</text:p>
          </table:table-cell>
          <table:table-cell table:formula="of:=[.H63]/1000000" office:value-type="float" office:value="1.628" calcext:value-type="float">
            <text:p>1.63</text:p>
          </table:table-cell>
          <table:table-cell table:formula="of:=[.I6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9999" calcext:value-type="float">
            <text:p>209999</text:p>
          </table:table-cell>
          <table:table-cell table:formula="of:=[.P63]/[.O63]" office:value-type="float" office:value="209.999" calcext:value-type="float">
            <text:p>2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3:.X63])" office:value-type="float" office:value="4.08048725128174" calcext:value-type="float">
            <text:p>4.08048725128174</text:p>
          </table:table-cell>
          <table:table-cell office:value-type="float" office:value="2.31748199462891" calcext:value-type="float">
            <text:p>2.3174819946289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3]/[.J63]" office:value-type="float" office:value="1.03319273409953" calcext:value-type="float">
            <text:p>1.03319273409953</text:p>
          </table:table-cell>
          <table:table-cell table:formula="of:=[.U63]-[.J63]" office:value-type="float" office:value="0.131091251281738" calcext:value-type="float">
            <text:p>0.131091251281738</text:p>
          </table:table-cell>
          <table:table-cell table:formula="of:=[.X63]-[.K63]" office:value-type="float" office:value="-2.21407085418701" calcext:value-type="float">
            <text:p>-2.21407085418701</text:p>
          </table:table-cell>
          <table:table-cell table:formula="of:=[.W63]-[.L63]" office:value-type="float" office:value="0.0390761108398399" calcext:value-type="float">
            <text:p>0.03907611083984</text:p>
          </table:table-cell>
          <table:table-cell table:formula="of:=[.X63]-[.M6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4]*[.C64]" office:value-type="float" office:value="215000" calcext:value-type="float">
            <text:p>215,000</text:p>
          </table:table-cell>
          <table:table-cell office:value-type="float" office:value="215" calcext:value-type="float">
            <text:p>2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4:.I64])" office:value-type="float" office:value="4004396" calcext:value-type="float">
            <text:p>4,004,396</text:p>
          </table:table-cell>
          <table:table-cell table:formula="of:=[.A64]*[.C64]*[.D64]*[.$B$5]" office:value-type="float" office:value="2365000" calcext:value-type="float">
            <text:p>2,365,000</text:p>
          </table:table-cell>
          <table:table-cell table:formula="of:=[.A64]*[.D64]*[.$B$2]*[.$B$6]" office:value-type="float" office:value="1628000" calcext:value-type="float">
            <text:p>1,628,000</text:p>
          </table:table-cell>
          <table:table-cell table:formula="of:=[.D64]*[.$B$2]*[.$B$3]*[.$B$6]" office:value-type="float" office:value="11396" calcext:value-type="float">
            <text:p>11,396</text:p>
          </table:table-cell>
          <table:table-cell table:formula="of:=[.F64]/1000000" office:value-type="float" office:value="4.004396" calcext:value-type="float">
            <text:p>4.00</text:p>
          </table:table-cell>
          <table:table-cell table:formula="of:=[.G64]/1000000" office:value-type="float" office:value="2.365" calcext:value-type="float">
            <text:p>2.37</text:p>
          </table:table-cell>
          <table:table-cell table:formula="of:=[.H64]/1000000" office:value-type="float" office:value="1.628" calcext:value-type="float">
            <text:p>1.63</text:p>
          </table:table-cell>
          <table:table-cell table:formula="of:=[.I6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4999" calcext:value-type="float">
            <text:p>214999</text:p>
          </table:table-cell>
          <table:table-cell table:formula="of:=[.P64]/[.O64]" office:value-type="float" office:value="214.999" calcext:value-type="float">
            <text:p>2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4:.X64])" office:value-type="float" office:value="4.13293933868408" calcext:value-type="float">
            <text:p>4.13293933868408</text:p>
          </table:table-cell>
          <table:table-cell office:value-type="float" office:value="2.36993408203125" calcext:value-type="float">
            <text:p>2.36993408203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4]/[.J64]" office:value-type="float" office:value="1.0321005561598" calcext:value-type="float">
            <text:p>1.0321005561598</text:p>
          </table:table-cell>
          <table:table-cell table:formula="of:=[.U64]-[.J64]" office:value-type="float" office:value="0.128543338684079" calcext:value-type="float">
            <text:p>0.128543338684079</text:p>
          </table:table-cell>
          <table:table-cell table:formula="of:=[.X64]-[.K64]" office:value-type="float" office:value="-2.26907085418701" calcext:value-type="float">
            <text:p>-2.26907085418701</text:p>
          </table:table-cell>
          <table:table-cell table:formula="of:=[.W64]-[.L64]" office:value-type="float" office:value="0.0390761108398399" calcext:value-type="float">
            <text:p>0.03907611083984</text:p>
          </table:table-cell>
          <table:table-cell table:formula="of:=[.X64]-[.M6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5]*[.C65]" office:value-type="float" office:value="220000" calcext:value-type="float">
            <text:p>220,000</text:p>
          </table:table-cell>
          <table:table-cell office:value-type="float" office:value="220" calcext:value-type="float">
            <text:p>2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5:.I65])" office:value-type="float" office:value="4059396" calcext:value-type="float">
            <text:p>4,059,396</text:p>
          </table:table-cell>
          <table:table-cell table:formula="of:=[.A65]*[.C65]*[.D65]*[.$B$5]" office:value-type="float" office:value="2420000" calcext:value-type="float">
            <text:p>2,420,000</text:p>
          </table:table-cell>
          <table:table-cell table:formula="of:=[.A65]*[.D65]*[.$B$2]*[.$B$6]" office:value-type="float" office:value="1628000" calcext:value-type="float">
            <text:p>1,628,000</text:p>
          </table:table-cell>
          <table:table-cell table:formula="of:=[.D65]*[.$B$2]*[.$B$3]*[.$B$6]" office:value-type="float" office:value="11396" calcext:value-type="float">
            <text:p>11,396</text:p>
          </table:table-cell>
          <table:table-cell table:formula="of:=[.F65]/1000000" office:value-type="float" office:value="4.059396" calcext:value-type="float">
            <text:p>4.06</text:p>
          </table:table-cell>
          <table:table-cell table:formula="of:=[.G65]/1000000" office:value-type="float" office:value="2.42" calcext:value-type="float">
            <text:p>2.42</text:p>
          </table:table-cell>
          <table:table-cell table:formula="of:=[.H65]/1000000" office:value-type="float" office:value="1.628" calcext:value-type="float">
            <text:p>1.63</text:p>
          </table:table-cell>
          <table:table-cell table:formula="of:=[.I6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9999" calcext:value-type="float">
            <text:p>219999</text:p>
          </table:table-cell>
          <table:table-cell table:formula="of:=[.P65]/[.O65]" office:value-type="float" office:value="219.999" calcext:value-type="float">
            <text:p>2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5:.X65])" office:value-type="float" office:value="4.18539142608642" calcext:value-type="float">
            <text:p>4.18539142608642</text:p>
          </table:table-cell>
          <table:table-cell office:value-type="float" office:value="2.42238616943359" calcext:value-type="float">
            <text:p>2.4223861694335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5]/[.J65]" office:value-type="float" office:value="1.03103797365086" calcext:value-type="float">
            <text:p>1.03103797365086</text:p>
          </table:table-cell>
          <table:table-cell table:formula="of:=[.U65]-[.J65]" office:value-type="float" office:value="0.125995426086419" calcext:value-type="float">
            <text:p>0.125995426086419</text:p>
          </table:table-cell>
          <table:table-cell table:formula="of:=[.X65]-[.K65]" office:value-type="float" office:value="-2.32407085418701" calcext:value-type="float">
            <text:p>-2.32407085418701</text:p>
          </table:table-cell>
          <table:table-cell table:formula="of:=[.W65]-[.L65]" office:value-type="float" office:value="0.0390761108398399" calcext:value-type="float">
            <text:p>0.03907611083984</text:p>
          </table:table-cell>
          <table:table-cell table:formula="of:=[.X65]-[.M6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6]*[.C66]" office:value-type="float" office:value="225000" calcext:value-type="float">
            <text:p>225,000</text:p>
          </table:table-cell>
          <table:table-cell office:value-type="float" office:value="225" calcext:value-type="float">
            <text:p>2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6:.I66])" office:value-type="float" office:value="4114396" calcext:value-type="float">
            <text:p>4,114,396</text:p>
          </table:table-cell>
          <table:table-cell table:formula="of:=[.A66]*[.C66]*[.D66]*[.$B$5]" office:value-type="float" office:value="2475000" calcext:value-type="float">
            <text:p>2,475,000</text:p>
          </table:table-cell>
          <table:table-cell table:formula="of:=[.A66]*[.D66]*[.$B$2]*[.$B$6]" office:value-type="float" office:value="1628000" calcext:value-type="float">
            <text:p>1,628,000</text:p>
          </table:table-cell>
          <table:table-cell table:formula="of:=[.D66]*[.$B$2]*[.$B$3]*[.$B$6]" office:value-type="float" office:value="11396" calcext:value-type="float">
            <text:p>11,396</text:p>
          </table:table-cell>
          <table:table-cell table:formula="of:=[.F66]/1000000" office:value-type="float" office:value="4.114396" calcext:value-type="float">
            <text:p>4.11</text:p>
          </table:table-cell>
          <table:table-cell table:formula="of:=[.G66]/1000000" office:value-type="float" office:value="2.475" calcext:value-type="float">
            <text:p>2.48</text:p>
          </table:table-cell>
          <table:table-cell table:formula="of:=[.H66]/1000000" office:value-type="float" office:value="1.628" calcext:value-type="float">
            <text:p>1.63</text:p>
          </table:table-cell>
          <table:table-cell table:formula="of:=[.I6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4999" calcext:value-type="float">
            <text:p>224999</text:p>
          </table:table-cell>
          <table:table-cell table:formula="of:=[.P66]/[.O66]" office:value-type="float" office:value="224.999" calcext:value-type="float">
            <text:p>2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6:.X66])" office:value-type="float" office:value="4.23784351348877" calcext:value-type="float">
            <text:p>4.23784351348877</text:p>
          </table:table-cell>
          <table:table-cell office:value-type="float" office:value="2.47483825683594" calcext:value-type="float">
            <text:p>2.474838256835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6]/[.J66]" office:value-type="float" office:value="1.03000379970444" calcext:value-type="float">
            <text:p>1.03000379970444</text:p>
          </table:table-cell>
          <table:table-cell table:formula="of:=[.U66]-[.J66]" office:value-type="float" office:value="0.123447513488768" calcext:value-type="float">
            <text:p>0.123447513488768</text:p>
          </table:table-cell>
          <table:table-cell table:formula="of:=[.X66]-[.K66]" office:value-type="float" office:value="-2.37907085418701" calcext:value-type="float">
            <text:p>-2.37907085418701</text:p>
          </table:table-cell>
          <table:table-cell table:formula="of:=[.W66]-[.L66]" office:value-type="float" office:value="0.0390761108398399" calcext:value-type="float">
            <text:p>0.03907611083984</text:p>
          </table:table-cell>
          <table:table-cell table:formula="of:=[.X66]-[.M6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7]*[.C67]" office:value-type="float" office:value="230000" calcext:value-type="float">
            <text:p>230,000</text:p>
          </table:table-cell>
          <table:table-cell office:value-type="float" office:value="230" calcext:value-type="float">
            <text:p>2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7:.I67])" office:value-type="float" office:value="4169396" calcext:value-type="float">
            <text:p>4,169,396</text:p>
          </table:table-cell>
          <table:table-cell table:formula="of:=[.A67]*[.C67]*[.D67]*[.$B$5]" office:value-type="float" office:value="2530000" calcext:value-type="float">
            <text:p>2,530,000</text:p>
          </table:table-cell>
          <table:table-cell table:formula="of:=[.A67]*[.D67]*[.$B$2]*[.$B$6]" office:value-type="float" office:value="1628000" calcext:value-type="float">
            <text:p>1,628,000</text:p>
          </table:table-cell>
          <table:table-cell table:formula="of:=[.D67]*[.$B$2]*[.$B$3]*[.$B$6]" office:value-type="float" office:value="11396" calcext:value-type="float">
            <text:p>11,396</text:p>
          </table:table-cell>
          <table:table-cell table:formula="of:=[.F67]/1000000" office:value-type="float" office:value="4.169396" calcext:value-type="float">
            <text:p>4.17</text:p>
          </table:table-cell>
          <table:table-cell table:formula="of:=[.G67]/1000000" office:value-type="float" office:value="2.53" calcext:value-type="float">
            <text:p>2.53</text:p>
          </table:table-cell>
          <table:table-cell table:formula="of:=[.H67]/1000000" office:value-type="float" office:value="1.628" calcext:value-type="float">
            <text:p>1.63</text:p>
          </table:table-cell>
          <table:table-cell table:formula="of:=[.I6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9999" calcext:value-type="float">
            <text:p>229999</text:p>
          </table:table-cell>
          <table:table-cell table:formula="of:=[.P67]/[.O67]" office:value-type="float" office:value="229.999" calcext:value-type="float">
            <text:p>2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7:.X67])" office:value-type="float" office:value="4.29029560089111" calcext:value-type="float">
            <text:p>4.29029560089111</text:p>
          </table:table-cell>
          <table:table-cell office:value-type="float" office:value="2.52729034423828" calcext:value-type="float">
            <text:p>2.5272903442382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7]/[.J67]" office:value-type="float" office:value="1.02899691007789" calcext:value-type="float">
            <text:p>1.02899691007789</text:p>
          </table:table-cell>
          <table:table-cell table:formula="of:=[.U67]-[.J67]" office:value-type="float" office:value="0.120899600891108" calcext:value-type="float">
            <text:p>0.120899600891108</text:p>
          </table:table-cell>
          <table:table-cell table:formula="of:=[.X67]-[.K67]" office:value-type="float" office:value="-2.43407085418701" calcext:value-type="float">
            <text:p>-2.43407085418701</text:p>
          </table:table-cell>
          <table:table-cell table:formula="of:=[.W67]-[.L67]" office:value-type="float" office:value="0.0390761108398399" calcext:value-type="float">
            <text:p>0.03907611083984</text:p>
          </table:table-cell>
          <table:table-cell table:formula="of:=[.X67]-[.M6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8]*[.C68]" office:value-type="float" office:value="235000" calcext:value-type="float">
            <text:p>235,000</text:p>
          </table:table-cell>
          <table:table-cell office:value-type="float" office:value="235" calcext:value-type="float">
            <text:p>2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8:.I68])" office:value-type="float" office:value="4224396" calcext:value-type="float">
            <text:p>4,224,396</text:p>
          </table:table-cell>
          <table:table-cell table:formula="of:=[.A68]*[.C68]*[.D68]*[.$B$5]" office:value-type="float" office:value="2585000" calcext:value-type="float">
            <text:p>2,585,000</text:p>
          </table:table-cell>
          <table:table-cell table:formula="of:=[.A68]*[.D68]*[.$B$2]*[.$B$6]" office:value-type="float" office:value="1628000" calcext:value-type="float">
            <text:p>1,628,000</text:p>
          </table:table-cell>
          <table:table-cell table:formula="of:=[.D68]*[.$B$2]*[.$B$3]*[.$B$6]" office:value-type="float" office:value="11396" calcext:value-type="float">
            <text:p>11,396</text:p>
          </table:table-cell>
          <table:table-cell table:formula="of:=[.F68]/1000000" office:value-type="float" office:value="4.224396" calcext:value-type="float">
            <text:p>4.22</text:p>
          </table:table-cell>
          <table:table-cell table:formula="of:=[.G68]/1000000" office:value-type="float" office:value="2.585" calcext:value-type="float">
            <text:p>2.59</text:p>
          </table:table-cell>
          <table:table-cell table:formula="of:=[.H68]/1000000" office:value-type="float" office:value="1.628" calcext:value-type="float">
            <text:p>1.63</text:p>
          </table:table-cell>
          <table:table-cell table:formula="of:=[.I6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34999" calcext:value-type="float">
            <text:p>234999</text:p>
          </table:table-cell>
          <table:table-cell table:formula="of:=[.P68]/[.O68]" office:value-type="float" office:value="234.999" calcext:value-type="float">
            <text:p>2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8:.X68])" office:value-type="float" office:value="4.34274768829345" calcext:value-type="float">
            <text:p>4.34274768829345</text:p>
          </table:table-cell>
          <table:table-cell office:value-type="float" office:value="2.57974243164062" calcext:value-type="float">
            <text:p>2.5797424316406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8]/[.J68]" office:value-type="float" office:value="1.02801623907736" calcext:value-type="float">
            <text:p>1.02801623907736</text:p>
          </table:table-cell>
          <table:table-cell table:formula="of:=[.U68]-[.J68]" office:value-type="float" office:value="0.118351688293449" calcext:value-type="float">
            <text:p>0.118351688293449</text:p>
          </table:table-cell>
          <table:table-cell table:formula="of:=[.X68]-[.K68]" office:value-type="float" office:value="-2.48907085418701" calcext:value-type="float">
            <text:p>-2.48907085418701</text:p>
          </table:table-cell>
          <table:table-cell table:formula="of:=[.W68]-[.L68]" office:value-type="float" office:value="0.0390761108398399" calcext:value-type="float">
            <text:p>0.03907611083984</text:p>
          </table:table-cell>
          <table:table-cell table:formula="of:=[.X68]-[.M6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9]*[.C69]" office:value-type="float" office:value="240000" calcext:value-type="float">
            <text:p>240,000</text:p>
          </table:table-cell>
          <table:table-cell office:value-type="float" office:value="240" calcext:value-type="float">
            <text:p>2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9:.I69])" office:value-type="float" office:value="4279396" calcext:value-type="float">
            <text:p>4,279,396</text:p>
          </table:table-cell>
          <table:table-cell table:formula="of:=[.A69]*[.C69]*[.D69]*[.$B$5]" office:value-type="float" office:value="2640000" calcext:value-type="float">
            <text:p>2,640,000</text:p>
          </table:table-cell>
          <table:table-cell table:formula="of:=[.A69]*[.D69]*[.$B$2]*[.$B$6]" office:value-type="float" office:value="1628000" calcext:value-type="float">
            <text:p>1,628,000</text:p>
          </table:table-cell>
          <table:table-cell table:formula="of:=[.D69]*[.$B$2]*[.$B$3]*[.$B$6]" office:value-type="float" office:value="11396" calcext:value-type="float">
            <text:p>11,396</text:p>
          </table:table-cell>
          <table:table-cell table:formula="of:=[.F69]/1000000" office:value-type="float" office:value="4.279396" calcext:value-type="float">
            <text:p>4.28</text:p>
          </table:table-cell>
          <table:table-cell table:formula="of:=[.G69]/1000000" office:value-type="float" office:value="2.64" calcext:value-type="float">
            <text:p>2.64</text:p>
          </table:table-cell>
          <table:table-cell table:formula="of:=[.H69]/1000000" office:value-type="float" office:value="1.628" calcext:value-type="float">
            <text:p>1.63</text:p>
          </table:table-cell>
          <table:table-cell table:formula="of:=[.I6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39999" calcext:value-type="float">
            <text:p>239999</text:p>
          </table:table-cell>
          <table:table-cell table:formula="of:=[.P69]/[.O69]" office:value-type="float" office:value="239.999" calcext:value-type="float">
            <text:p>2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9:.X69])" office:value-type="float" office:value="4.3951997756958" calcext:value-type="float">
            <text:p>4.3951997756958</text:p>
          </table:table-cell>
          <table:table-cell office:value-type="float" office:value="2.63219451904297" calcext:value-type="float">
            <text:p>2.6321945190429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9]/[.J69]" office:value-type="float" office:value="1.02706077579542" calcext:value-type="float">
            <text:p>1.02706077579542</text:p>
          </table:table-cell>
          <table:table-cell table:formula="of:=[.U69]-[.J69]" office:value-type="float" office:value="0.115803775695798" calcext:value-type="float">
            <text:p>0.115803775695798</text:p>
          </table:table-cell>
          <table:table-cell table:formula="of:=[.X69]-[.K69]" office:value-type="float" office:value="-2.54407085418701" calcext:value-type="float">
            <text:p>-2.54407085418701</text:p>
          </table:table-cell>
          <table:table-cell table:formula="of:=[.W69]-[.L69]" office:value-type="float" office:value="0.0390761108398399" calcext:value-type="float">
            <text:p>0.03907611083984</text:p>
          </table:table-cell>
          <table:table-cell table:formula="of:=[.X69]-[.M6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0]*[.C70]" office:value-type="float" office:value="245000" calcext:value-type="float">
            <text:p>245,000</text:p>
          </table:table-cell>
          <table:table-cell office:value-type="float" office:value="245" calcext:value-type="float">
            <text:p>2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0:.I70])" office:value-type="float" office:value="4334396" calcext:value-type="float">
            <text:p>4,334,396</text:p>
          </table:table-cell>
          <table:table-cell table:style-name="ce9" table:formula="of:=[.A70]*[.C70]*[.D70]*[.$B$5]" office:value-type="float" office:value="2695000" calcext:value-type="float">
            <text:p>2,695,000</text:p>
          </table:table-cell>
          <table:table-cell table:formula="of:=[.A70]*[.D70]*[.$B$2]*[.$B$6]" office:value-type="float" office:value="1628000" calcext:value-type="float">
            <text:p>1,628,000</text:p>
          </table:table-cell>
          <table:table-cell table:formula="of:=[.D70]*[.$B$2]*[.$B$3]*[.$B$6]" office:value-type="float" office:value="11396" calcext:value-type="float">
            <text:p>11,396</text:p>
          </table:table-cell>
          <table:table-cell table:formula="of:=[.F70]/1000000" office:value-type="float" office:value="4.334396" calcext:value-type="float">
            <text:p>4.33</text:p>
          </table:table-cell>
          <table:table-cell table:formula="of:=[.G70]/1000000" office:value-type="float" office:value="2.695" calcext:value-type="float">
            <text:p>2.70</text:p>
          </table:table-cell>
          <table:table-cell table:formula="of:=[.H70]/1000000" office:value-type="float" office:value="1.628" calcext:value-type="float">
            <text:p>1.63</text:p>
          </table:table-cell>
          <table:table-cell table:formula="of:=[.I7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4999" calcext:value-type="float">
            <text:p>244999</text:p>
          </table:table-cell>
          <table:table-cell table:formula="of:=[.P70]/[.O70]" office:value-type="float" office:value="244.999" calcext:value-type="float">
            <text:p>2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0:.X70])" office:value-type="float" office:value="4.44765186309814" calcext:value-type="float">
            <text:p>4.44765186309814</text:p>
          </table:table-cell>
          <table:table-cell office:value-type="float" office:value="2.68464660644531" calcext:value-type="float">
            <text:p>2.684646606445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0]/[.J70]" office:value-type="float" office:value="1.02612956063501" calcext:value-type="float">
            <text:p>1.02612956063501</text:p>
          </table:table-cell>
          <table:table-cell table:formula="of:=[.U70]-[.J70]" office:value-type="float" office:value="0.113255863098138" calcext:value-type="float">
            <text:p>0.113255863098138</text:p>
          </table:table-cell>
          <table:table-cell table:formula="of:=[.X70]-[.K70]" office:value-type="float" office:value="-2.59907085418701" calcext:value-type="float">
            <text:p>-2.59907085418701</text:p>
          </table:table-cell>
          <table:table-cell table:formula="of:=[.W70]-[.L70]" office:value-type="float" office:value="0.0390761108398399" calcext:value-type="float">
            <text:p>0.03907611083984</text:p>
          </table:table-cell>
          <table:table-cell table:formula="of:=[.X70]-[.M7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1]*[.C71]" office:value-type="float" office:value="250000" calcext:value-type="float">
            <text:p>250,000</text:p>
          </table:table-cell>
          <table:table-cell office:value-type="float" office:value="250" calcext:value-type="float">
            <text:p>2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1:.I71])" office:value-type="float" office:value="4389396" calcext:value-type="float">
            <text:p>4,389,396</text:p>
          </table:table-cell>
          <table:table-cell table:formula="of:=[.A71]*[.C71]*[.D71]*[.$B$5]" office:value-type="float" office:value="2750000" calcext:value-type="float">
            <text:p>2,750,000</text:p>
          </table:table-cell>
          <table:table-cell table:formula="of:=[.A71]*[.D71]*[.$B$2]*[.$B$6]" office:value-type="float" office:value="1628000" calcext:value-type="float">
            <text:p>1,628,000</text:p>
          </table:table-cell>
          <table:table-cell table:formula="of:=[.D71]*[.$B$2]*[.$B$3]*[.$B$6]" office:value-type="float" office:value="11396" calcext:value-type="float">
            <text:p>11,396</text:p>
          </table:table-cell>
          <table:table-cell table:formula="of:=[.F71]/1000000" office:value-type="float" office:value="4.389396" calcext:value-type="float">
            <text:p>4.39</text:p>
          </table:table-cell>
          <table:table-cell table:formula="of:=[.G71]/1000000" office:value-type="float" office:value="2.75" calcext:value-type="float">
            <text:p>2.75</text:p>
          </table:table-cell>
          <table:table-cell table:formula="of:=[.H71]/1000000" office:value-type="float" office:value="1.628" calcext:value-type="float">
            <text:p>1.63</text:p>
          </table:table-cell>
          <table:table-cell table:formula="of:=[.I7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9999" calcext:value-type="float">
            <text:p>249999</text:p>
          </table:table-cell>
          <table:table-cell table:formula="of:=[.P71]/[.O71]" office:value-type="float" office:value="249.999" calcext:value-type="float">
            <text:p>2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1:.X71])" office:value-type="float" office:value="4.50010395050049" calcext:value-type="float">
            <text:p>4.50010395050049</text:p>
          </table:table-cell>
          <table:table-cell office:value-type="float" office:value="2.73709869384766" calcext:value-type="float">
            <text:p>2.737098693847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1]/[.J71]" office:value-type="float" office:value="1.02522168209487" calcext:value-type="float">
            <text:p>1.02522168209487</text:p>
          </table:table-cell>
          <table:table-cell table:formula="of:=[.U71]-[.J71]" office:value-type="float" office:value="0.110707950500489" calcext:value-type="float">
            <text:p>0.110707950500489</text:p>
          </table:table-cell>
          <table:table-cell table:formula="of:=[.X71]-[.K71]" office:value-type="float" office:value="-2.65407085418701" calcext:value-type="float">
            <text:p>-2.65407085418701</text:p>
          </table:table-cell>
          <table:table-cell table:formula="of:=[.W71]-[.L71]" office:value-type="float" office:value="0.0390761108398399" calcext:value-type="float">
            <text:p>0.03907611083984</text:p>
          </table:table-cell>
          <table:table-cell table:formula="of:=[.X71]-[.M7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2]*[.C72]" office:value-type="float" office:value="255000" calcext:value-type="float">
            <text:p>255,000</text:p>
          </table:table-cell>
          <table:table-cell office:value-type="float" office:value="255" calcext:value-type="float">
            <text:p>2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2:.I72])" office:value-type="float" office:value="4444396" calcext:value-type="float">
            <text:p>4,444,396</text:p>
          </table:table-cell>
          <table:table-cell table:formula="of:=[.A72]*[.C72]*[.D72]*[.$B$5]" office:value-type="float" office:value="2805000" calcext:value-type="float">
            <text:p>2,805,000</text:p>
          </table:table-cell>
          <table:table-cell table:formula="of:=[.A72]*[.D72]*[.$B$2]*[.$B$6]" office:value-type="float" office:value="1628000" calcext:value-type="float">
            <text:p>1,628,000</text:p>
          </table:table-cell>
          <table:table-cell table:formula="of:=[.D72]*[.$B$2]*[.$B$3]*[.$B$6]" office:value-type="float" office:value="11396" calcext:value-type="float">
            <text:p>11,396</text:p>
          </table:table-cell>
          <table:table-cell table:formula="of:=[.F72]/1000000" office:value-type="float" office:value="4.444396" calcext:value-type="float">
            <text:p>4.44</text:p>
          </table:table-cell>
          <table:table-cell table:formula="of:=[.G72]/1000000" office:value-type="float" office:value="2.805" calcext:value-type="float">
            <text:p>2.81</text:p>
          </table:table-cell>
          <table:table-cell table:formula="of:=[.H72]/1000000" office:value-type="float" office:value="1.628" calcext:value-type="float">
            <text:p>1.63</text:p>
          </table:table-cell>
          <table:table-cell table:formula="of:=[.I7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4999" calcext:value-type="float">
            <text:p>254999</text:p>
          </table:table-cell>
          <table:table-cell table:formula="of:=[.P72]/[.O72]" office:value-type="float" office:value="254.999" calcext:value-type="float">
            <text:p>2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2:.X72])" office:value-type="float" office:value="4.55255603790283" calcext:value-type="float">
            <text:p>4.55255603790283</text:p>
          </table:table-cell>
          <table:table-cell office:value-type="float" office:value="2.78955078125" calcext:value-type="float">
            <text:p>2.7895507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2]/[.J72]" office:value-type="float" office:value="1.02433627379352" calcext:value-type="float">
            <text:p>1.02433627379352</text:p>
          </table:table-cell>
          <table:table-cell table:formula="of:=[.U72]-[.J72]" office:value-type="float" office:value="0.108160037902828" calcext:value-type="float">
            <text:p>0.108160037902828</text:p>
          </table:table-cell>
          <table:table-cell table:formula="of:=[.X72]-[.K72]" office:value-type="float" office:value="-2.70907085418701" calcext:value-type="float">
            <text:p>-2.70907085418701</text:p>
          </table:table-cell>
          <table:table-cell table:formula="of:=[.W72]-[.L72]" office:value-type="float" office:value="0.0390761108398399" calcext:value-type="float">
            <text:p>0.03907611083984</text:p>
          </table:table-cell>
          <table:table-cell table:formula="of:=[.X72]-[.M7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3]*[.C73]" office:value-type="float" office:value="260000" calcext:value-type="float">
            <text:p>260,000</text:p>
          </table:table-cell>
          <table:table-cell office:value-type="float" office:value="260" calcext:value-type="float">
            <text:p>2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3:.I73])" office:value-type="float" office:value="4499396" calcext:value-type="float">
            <text:p>4,499,396</text:p>
          </table:table-cell>
          <table:table-cell table:formula="of:=[.A73]*[.C73]*[.D73]*[.$B$5]" office:value-type="float" office:value="2860000" calcext:value-type="float">
            <text:p>2,860,000</text:p>
          </table:table-cell>
          <table:table-cell table:formula="of:=[.A73]*[.D73]*[.$B$2]*[.$B$6]" office:value-type="float" office:value="1628000" calcext:value-type="float">
            <text:p>1,628,000</text:p>
          </table:table-cell>
          <table:table-cell table:formula="of:=[.D73]*[.$B$2]*[.$B$3]*[.$B$6]" office:value-type="float" office:value="11396" calcext:value-type="float">
            <text:p>11,396</text:p>
          </table:table-cell>
          <table:table-cell table:formula="of:=[.F73]/1000000" office:value-type="float" office:value="4.499396" calcext:value-type="float">
            <text:p>4.50</text:p>
          </table:table-cell>
          <table:table-cell table:formula="of:=[.G73]/1000000" office:value-type="float" office:value="2.86" calcext:value-type="float">
            <text:p>2.86</text:p>
          </table:table-cell>
          <table:table-cell table:formula="of:=[.H73]/1000000" office:value-type="float" office:value="1.628" calcext:value-type="float">
            <text:p>1.63</text:p>
          </table:table-cell>
          <table:table-cell table:formula="of:=[.I7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9999" calcext:value-type="float">
            <text:p>259999</text:p>
          </table:table-cell>
          <table:table-cell table:formula="of:=[.P73]/[.O73]" office:value-type="float" office:value="259.999" calcext:value-type="float">
            <text:p>2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3:.X73])" office:value-type="float" office:value="4.60500812530517" calcext:value-type="float">
            <text:p>4.60500812530517</text:p>
          </table:table-cell>
          <table:table-cell office:value-type="float" office:value="2.84200286865234" calcext:value-type="float">
            <text:p>2.842002868652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3]/[.J73]" office:value-type="float" office:value="1.02347251171161" calcext:value-type="float">
            <text:p>1.02347251171161</text:p>
          </table:table-cell>
          <table:table-cell table:formula="of:=[.U73]-[.J73]" office:value-type="float" office:value="0.105612125305169" calcext:value-type="float">
            <text:p>0.105612125305169</text:p>
          </table:table-cell>
          <table:table-cell table:formula="of:=[.X73]-[.K73]" office:value-type="float" office:value="-2.76407085418701" calcext:value-type="float">
            <text:p>-2.76407085418701</text:p>
          </table:table-cell>
          <table:table-cell table:formula="of:=[.W73]-[.L73]" office:value-type="float" office:value="0.0390761108398399" calcext:value-type="float">
            <text:p>0.03907611083984</text:p>
          </table:table-cell>
          <table:table-cell table:formula="of:=[.X73]-[.M7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4]*[.C74]" office:value-type="float" office:value="265000" calcext:value-type="float">
            <text:p>265,000</text:p>
          </table:table-cell>
          <table:table-cell office:value-type="float" office:value="265" calcext:value-type="float">
            <text:p>2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4:.I74])" office:value-type="float" office:value="4554396" calcext:value-type="float">
            <text:p>4,554,396</text:p>
          </table:table-cell>
          <table:table-cell table:formula="of:=[.A74]*[.C74]*[.D74]*[.$B$5]" office:value-type="float" office:value="2915000" calcext:value-type="float">
            <text:p>2,915,000</text:p>
          </table:table-cell>
          <table:table-cell table:formula="of:=[.A74]*[.D74]*[.$B$2]*[.$B$6]" office:value-type="float" office:value="1628000" calcext:value-type="float">
            <text:p>1,628,000</text:p>
          </table:table-cell>
          <table:table-cell table:formula="of:=[.D74]*[.$B$2]*[.$B$3]*[.$B$6]" office:value-type="float" office:value="11396" calcext:value-type="float">
            <text:p>11,396</text:p>
          </table:table-cell>
          <table:table-cell table:formula="of:=[.F74]/1000000" office:value-type="float" office:value="4.554396" calcext:value-type="float">
            <text:p>4.55</text:p>
          </table:table-cell>
          <table:table-cell table:formula="of:=[.G74]/1000000" office:value-type="float" office:value="2.915" calcext:value-type="float">
            <text:p>2.92</text:p>
          </table:table-cell>
          <table:table-cell table:formula="of:=[.H74]/1000000" office:value-type="float" office:value="1.628" calcext:value-type="float">
            <text:p>1.63</text:p>
          </table:table-cell>
          <table:table-cell table:formula="of:=[.I7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4999" calcext:value-type="float">
            <text:p>264999</text:p>
          </table:table-cell>
          <table:table-cell table:formula="of:=[.P74]/[.O74]" office:value-type="float" office:value="264.999" calcext:value-type="float">
            <text:p>2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4:.X74])" office:value-type="float" office:value="4.65746021270752" calcext:value-type="float">
            <text:p>4.65746021270752</text:p>
          </table:table-cell>
          <table:table-cell office:value-type="float" office:value="2.89445495605469" calcext:value-type="float">
            <text:p>2.894454956054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4]/[.J74]" office:value-type="float" office:value="1.02262961163402" calcext:value-type="float">
            <text:p>1.02262961163402</text:p>
          </table:table-cell>
          <table:table-cell table:formula="of:=[.U74]-[.J74]" office:value-type="float" office:value="0.103064212707519" calcext:value-type="float">
            <text:p>0.103064212707519</text:p>
          </table:table-cell>
          <table:table-cell table:formula="of:=[.X74]-[.K74]" office:value-type="float" office:value="-2.81907085418701" calcext:value-type="float">
            <text:p>-2.81907085418701</text:p>
          </table:table-cell>
          <table:table-cell table:formula="of:=[.W74]-[.L74]" office:value-type="float" office:value="0.0390761108398399" calcext:value-type="float">
            <text:p>0.03907611083984</text:p>
          </table:table-cell>
          <table:table-cell table:formula="of:=[.X74]-[.M7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5]*[.C75]" office:value-type="float" office:value="270000" calcext:value-type="float">
            <text:p>270,000</text:p>
          </table:table-cell>
          <table:table-cell office:value-type="float" office:value="270" calcext:value-type="float">
            <text:p>2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5:.I75])" office:value-type="float" office:value="4609396" calcext:value-type="float">
            <text:p>4,609,396</text:p>
          </table:table-cell>
          <table:table-cell table:formula="of:=[.A75]*[.C75]*[.D75]*[.$B$5]" office:value-type="float" office:value="2970000" calcext:value-type="float">
            <text:p>2,970,000</text:p>
          </table:table-cell>
          <table:table-cell table:formula="of:=[.A75]*[.D75]*[.$B$2]*[.$B$6]" office:value-type="float" office:value="1628000" calcext:value-type="float">
            <text:p>1,628,000</text:p>
          </table:table-cell>
          <table:table-cell table:formula="of:=[.D75]*[.$B$2]*[.$B$3]*[.$B$6]" office:value-type="float" office:value="11396" calcext:value-type="float">
            <text:p>11,396</text:p>
          </table:table-cell>
          <table:table-cell table:formula="of:=[.F75]/1000000" office:value-type="float" office:value="4.609396" calcext:value-type="float">
            <text:p>4.61</text:p>
          </table:table-cell>
          <table:table-cell table:formula="of:=[.G75]/1000000" office:value-type="float" office:value="2.97" calcext:value-type="float">
            <text:p>2.97</text:p>
          </table:table-cell>
          <table:table-cell table:formula="of:=[.H75]/1000000" office:value-type="float" office:value="1.628" calcext:value-type="float">
            <text:p>1.63</text:p>
          </table:table-cell>
          <table:table-cell table:formula="of:=[.I7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9999" calcext:value-type="float">
            <text:p>269999</text:p>
          </table:table-cell>
          <table:table-cell table:formula="of:=[.P75]/[.O75]" office:value-type="float" office:value="269.999" calcext:value-type="float">
            <text:p>2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5:.X75])" office:value-type="float" office:value="4.70991230010986" calcext:value-type="float">
            <text:p>4.70991230010986</text:p>
          </table:table-cell>
          <table:table-cell office:value-type="float" office:value="2.94690704345703" calcext:value-type="float">
            <text:p>2.946907043457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5]/[.J75]" office:value-type="float" office:value="1.0218068267751" calcext:value-type="float">
            <text:p>1.0218068267751</text:p>
          </table:table-cell>
          <table:table-cell table:formula="of:=[.U75]-[.J75]" office:value-type="float" office:value="0.100516300109858" calcext:value-type="float">
            <text:p>0.100516300109858</text:p>
          </table:table-cell>
          <table:table-cell table:formula="of:=[.X75]-[.K75]" office:value-type="float" office:value="-2.87407085418701" calcext:value-type="float">
            <text:p>-2.87407085418701</text:p>
          </table:table-cell>
          <table:table-cell table:formula="of:=[.W75]-[.L75]" office:value-type="float" office:value="0.0390761108398399" calcext:value-type="float">
            <text:p>0.03907611083984</text:p>
          </table:table-cell>
          <table:table-cell table:formula="of:=[.X75]-[.M7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6]*[.C76]" office:value-type="float" office:value="275000" calcext:value-type="float">
            <text:p>275,000</text:p>
          </table:table-cell>
          <table:table-cell office:value-type="float" office:value="275" calcext:value-type="float">
            <text:p>2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6:.I76])" office:value-type="float" office:value="4664396" calcext:value-type="float">
            <text:p>4,664,396</text:p>
          </table:table-cell>
          <table:table-cell table:formula="of:=[.A76]*[.C76]*[.D76]*[.$B$5]" office:value-type="float" office:value="3025000" calcext:value-type="float">
            <text:p>3,025,000</text:p>
          </table:table-cell>
          <table:table-cell table:formula="of:=[.A76]*[.D76]*[.$B$2]*[.$B$6]" office:value-type="float" office:value="1628000" calcext:value-type="float">
            <text:p>1,628,000</text:p>
          </table:table-cell>
          <table:table-cell table:formula="of:=[.D76]*[.$B$2]*[.$B$3]*[.$B$6]" office:value-type="float" office:value="11396" calcext:value-type="float">
            <text:p>11,396</text:p>
          </table:table-cell>
          <table:table-cell table:formula="of:=[.F76]/1000000" office:value-type="float" office:value="4.664396" calcext:value-type="float">
            <text:p>4.66</text:p>
          </table:table-cell>
          <table:table-cell table:formula="of:=[.G76]/1000000" office:value-type="float" office:value="3.025" calcext:value-type="float">
            <text:p>3.03</text:p>
          </table:table-cell>
          <table:table-cell table:formula="of:=[.H76]/1000000" office:value-type="float" office:value="1.628" calcext:value-type="float">
            <text:p>1.63</text:p>
          </table:table-cell>
          <table:table-cell table:formula="of:=[.I7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4999" calcext:value-type="float">
            <text:p>274999</text:p>
          </table:table-cell>
          <table:table-cell table:formula="of:=[.P76]/[.O76]" office:value-type="float" office:value="274.999" calcext:value-type="float">
            <text:p>2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6:.X76])" office:value-type="float" office:value="4.7623643875122" calcext:value-type="float">
            <text:p>4.7623643875122</text:p>
          </table:table-cell>
          <table:table-cell office:value-type="float" office:value="2.99935913085937" calcext:value-type="float">
            <text:p>2.9993591308593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6]/[.J76]" office:value-type="float" office:value="1.02100344557199" calcext:value-type="float">
            <text:p>1.02100344557199</text:p>
          </table:table-cell>
          <table:table-cell table:formula="of:=[.U76]-[.J76]" office:value-type="float" office:value="0.0979683875121982" calcext:value-type="float">
            <text:p>0.097968387512198</text:p>
          </table:table-cell>
          <table:table-cell table:formula="of:=[.X76]-[.K76]" office:value-type="float" office:value="-2.92907085418701" calcext:value-type="float">
            <text:p>-2.92907085418701</text:p>
          </table:table-cell>
          <table:table-cell table:formula="of:=[.W76]-[.L76]" office:value-type="float" office:value="0.0390761108398399" calcext:value-type="float">
            <text:p>0.03907611083984</text:p>
          </table:table-cell>
          <table:table-cell table:formula="of:=[.X76]-[.M7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7]*[.C77]" office:value-type="float" office:value="280000" calcext:value-type="float">
            <text:p>280,000</text:p>
          </table:table-cell>
          <table:table-cell office:value-type="float" office:value="280" calcext:value-type="float">
            <text:p>2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7:.I77])" office:value-type="float" office:value="4719396" calcext:value-type="float">
            <text:p>4,719,396</text:p>
          </table:table-cell>
          <table:table-cell table:formula="of:=[.A77]*[.C77]*[.D77]*[.$B$5]" office:value-type="float" office:value="3080000" calcext:value-type="float">
            <text:p>3,080,000</text:p>
          </table:table-cell>
          <table:table-cell table:formula="of:=[.A77]*[.D77]*[.$B$2]*[.$B$6]" office:value-type="float" office:value="1628000" calcext:value-type="float">
            <text:p>1,628,000</text:p>
          </table:table-cell>
          <table:table-cell table:formula="of:=[.D77]*[.$B$2]*[.$B$3]*[.$B$6]" office:value-type="float" office:value="11396" calcext:value-type="float">
            <text:p>11,396</text:p>
          </table:table-cell>
          <table:table-cell table:formula="of:=[.F77]/1000000" office:value-type="float" office:value="4.719396" calcext:value-type="float">
            <text:p>4.72</text:p>
          </table:table-cell>
          <table:table-cell table:formula="of:=[.G77]/1000000" office:value-type="float" office:value="3.08" calcext:value-type="float">
            <text:p>3.08</text:p>
          </table:table-cell>
          <table:table-cell table:formula="of:=[.H77]/1000000" office:value-type="float" office:value="1.628" calcext:value-type="float">
            <text:p>1.63</text:p>
          </table:table-cell>
          <table:table-cell table:formula="of:=[.I7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9999" calcext:value-type="float">
            <text:p>279999</text:p>
          </table:table-cell>
          <table:table-cell table:formula="of:=[.P77]/[.O77]" office:value-type="float" office:value="279.999" calcext:value-type="float">
            <text:p>2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7:.X77])" office:value-type="float" office:value="4.81481647491455" calcext:value-type="float">
            <text:p>4.81481647491455</text:p>
          </table:table-cell>
          <table:table-cell office:value-type="float" office:value="3.05181121826172" calcext:value-type="float">
            <text:p>3.051811218261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7]/[.J77]" office:value-type="float" office:value="1.02021878963209" calcext:value-type="float">
            <text:p>1.02021878963209</text:p>
          </table:table-cell>
          <table:table-cell table:formula="of:=[.U77]-[.J77]" office:value-type="float" office:value="0.0954204749145484" calcext:value-type="float">
            <text:p>0.095420474914549</text:p>
          </table:table-cell>
          <table:table-cell table:formula="of:=[.X77]-[.K77]" office:value-type="float" office:value="-2.98407085418701" calcext:value-type="float">
            <text:p>-2.98407085418701</text:p>
          </table:table-cell>
          <table:table-cell table:formula="of:=[.W77]-[.L77]" office:value-type="float" office:value="0.0390761108398399" calcext:value-type="float">
            <text:p>0.03907611083984</text:p>
          </table:table-cell>
          <table:table-cell table:formula="of:=[.X77]-[.M7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8]*[.C78]" office:value-type="float" office:value="285000" calcext:value-type="float">
            <text:p>285,000</text:p>
          </table:table-cell>
          <table:table-cell office:value-type="float" office:value="285" calcext:value-type="float">
            <text:p>2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8:.I78])" office:value-type="float" office:value="4774396" calcext:value-type="float">
            <text:p>4,774,396</text:p>
          </table:table-cell>
          <table:table-cell table:style-name="ce9" table:formula="of:=[.A78]*[.C78]*[.D78]*[.$B$5]" office:value-type="float" office:value="3135000" calcext:value-type="float">
            <text:p>3,135,000</text:p>
          </table:table-cell>
          <table:table-cell table:formula="of:=[.A78]*[.D78]*[.$B$2]*[.$B$6]" office:value-type="float" office:value="1628000" calcext:value-type="float">
            <text:p>1,628,000</text:p>
          </table:table-cell>
          <table:table-cell table:formula="of:=[.D78]*[.$B$2]*[.$B$3]*[.$B$6]" office:value-type="float" office:value="11396" calcext:value-type="float">
            <text:p>11,396</text:p>
          </table:table-cell>
          <table:table-cell table:formula="of:=[.F78]/1000000" office:value-type="float" office:value="4.774396" calcext:value-type="float">
            <text:p>4.77</text:p>
          </table:table-cell>
          <table:table-cell table:formula="of:=[.G78]/1000000" office:value-type="float" office:value="3.135" calcext:value-type="float">
            <text:p>3.14</text:p>
          </table:table-cell>
          <table:table-cell table:formula="of:=[.H78]/1000000" office:value-type="float" office:value="1.628" calcext:value-type="float">
            <text:p>1.63</text:p>
          </table:table-cell>
          <table:table-cell table:formula="of:=[.I7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84999" calcext:value-type="float">
            <text:p>284999</text:p>
          </table:table-cell>
          <table:table-cell table:formula="of:=[.P78]/[.O78]" office:value-type="float" office:value="284.999" calcext:value-type="float">
            <text:p>2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8:.X78])" office:value-type="float" office:value="4.86726856231689" calcext:value-type="float">
            <text:p>4.86726856231689</text:p>
          </table:table-cell>
          <table:table-cell office:value-type="float" office:value="3.10426330566406" calcext:value-type="float">
            <text:p>3.104263305664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8]/[.J78]" office:value-type="float" office:value="1.01945221182258" calcext:value-type="float">
            <text:p>1.01945221182258</text:p>
          </table:table-cell>
          <table:table-cell table:formula="of:=[.U78]-[.J78]" office:value-type="float" office:value="0.092872562316888" calcext:value-type="float">
            <text:p>0.092872562316888</text:p>
          </table:table-cell>
          <table:table-cell table:formula="of:=[.X78]-[.K78]" office:value-type="float" office:value="-3.03907085418701" calcext:value-type="float">
            <text:p>-3.03907085418701</text:p>
          </table:table-cell>
          <table:table-cell table:formula="of:=[.W78]-[.L78]" office:value-type="float" office:value="0.0390761108398399" calcext:value-type="float">
            <text:p>0.03907611083984</text:p>
          </table:table-cell>
          <table:table-cell table:formula="of:=[.X78]-[.M7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9]*[.C79]" office:value-type="float" office:value="290000" calcext:value-type="float">
            <text:p>290,000</text:p>
          </table:table-cell>
          <table:table-cell office:value-type="float" office:value="290" calcext:value-type="float">
            <text:p>2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9:.I79])" office:value-type="float" office:value="4829396" calcext:value-type="float">
            <text:p>4,829,396</text:p>
          </table:table-cell>
          <table:table-cell table:formula="of:=[.A79]*[.C79]*[.D79]*[.$B$5]" office:value-type="float" office:value="3190000" calcext:value-type="float">
            <text:p>3,190,000</text:p>
          </table:table-cell>
          <table:table-cell table:formula="of:=[.A79]*[.D79]*[.$B$2]*[.$B$6]" office:value-type="float" office:value="1628000" calcext:value-type="float">
            <text:p>1,628,000</text:p>
          </table:table-cell>
          <table:table-cell table:formula="of:=[.D79]*[.$B$2]*[.$B$3]*[.$B$6]" office:value-type="float" office:value="11396" calcext:value-type="float">
            <text:p>11,396</text:p>
          </table:table-cell>
          <table:table-cell table:formula="of:=[.F79]/1000000" office:value-type="float" office:value="4.829396" calcext:value-type="float">
            <text:p>4.83</text:p>
          </table:table-cell>
          <table:table-cell table:formula="of:=[.G79]/1000000" office:value-type="float" office:value="3.19" calcext:value-type="float">
            <text:p>3.19</text:p>
          </table:table-cell>
          <table:table-cell table:formula="of:=[.H79]/1000000" office:value-type="float" office:value="1.628" calcext:value-type="float">
            <text:p>1.63</text:p>
          </table:table-cell>
          <table:table-cell table:formula="of:=[.I7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89999" calcext:value-type="float">
            <text:p>289999</text:p>
          </table:table-cell>
          <table:table-cell table:formula="of:=[.P79]/[.O79]" office:value-type="float" office:value="289.999" calcext:value-type="float">
            <text:p>2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9:.X79])" office:value-type="float" office:value="4.91972064971924" calcext:value-type="float">
            <text:p>4.91972064971924</text:p>
          </table:table-cell>
          <table:table-cell office:value-type="float" office:value="3.15671539306641" calcext:value-type="float">
            <text:p>3.156715393066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9]/[.J79]" office:value-type="float" office:value="1.01870309449033" calcext:value-type="float">
            <text:p>1.01870309449033</text:p>
          </table:table-cell>
          <table:table-cell table:formula="of:=[.U79]-[.J79]" office:value-type="float" office:value="0.0903246497192383" calcext:value-type="float">
            <text:p>0.090324649719238</text:p>
          </table:table-cell>
          <table:table-cell table:formula="of:=[.X79]-[.K79]" office:value-type="float" office:value="-3.09407085418701" calcext:value-type="float">
            <text:p>-3.09407085418701</text:p>
          </table:table-cell>
          <table:table-cell table:formula="of:=[.W79]-[.L79]" office:value-type="float" office:value="0.0390761108398399" calcext:value-type="float">
            <text:p>0.03907611083984</text:p>
          </table:table-cell>
          <table:table-cell table:formula="of:=[.X79]-[.M7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0]*[.C80]" office:value-type="float" office:value="295000" calcext:value-type="float">
            <text:p>295,000</text:p>
          </table:table-cell>
          <table:table-cell office:value-type="float" office:value="295" calcext:value-type="float">
            <text:p>2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0:.I80])" office:value-type="float" office:value="4884396" calcext:value-type="float">
            <text:p>4,884,396</text:p>
          </table:table-cell>
          <table:table-cell table:formula="of:=[.A80]*[.C80]*[.D80]*[.$B$5]" office:value-type="float" office:value="3245000" calcext:value-type="float">
            <text:p>3,245,000</text:p>
          </table:table-cell>
          <table:table-cell table:formula="of:=[.A80]*[.D80]*[.$B$2]*[.$B$6]" office:value-type="float" office:value="1628000" calcext:value-type="float">
            <text:p>1,628,000</text:p>
          </table:table-cell>
          <table:table-cell table:formula="of:=[.D80]*[.$B$2]*[.$B$3]*[.$B$6]" office:value-type="float" office:value="11396" calcext:value-type="float">
            <text:p>11,396</text:p>
          </table:table-cell>
          <table:table-cell table:formula="of:=[.F80]/1000000" office:value-type="float" office:value="4.884396" calcext:value-type="float">
            <text:p>4.88</text:p>
          </table:table-cell>
          <table:table-cell table:formula="of:=[.G80]/1000000" office:value-type="float" office:value="3.245" calcext:value-type="float">
            <text:p>3.25</text:p>
          </table:table-cell>
          <table:table-cell table:formula="of:=[.H80]/1000000" office:value-type="float" office:value="1.628" calcext:value-type="float">
            <text:p>1.63</text:p>
          </table:table-cell>
          <table:table-cell table:formula="of:=[.I8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4999" calcext:value-type="float">
            <text:p>294999</text:p>
          </table:table-cell>
          <table:table-cell table:formula="of:=[.P80]/[.O80]" office:value-type="float" office:value="294.999" calcext:value-type="float">
            <text:p>2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0:.X80])" office:value-type="float" office:value="4.97217273712158" calcext:value-type="float">
            <text:p>4.97217273712158</text:p>
          </table:table-cell>
          <table:table-cell office:value-type="float" office:value="3.20916748046875" calcext:value-type="float">
            <text:p>3.20916748046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0]/[.J80]" office:value-type="float" office:value="1.01797084780218" calcext:value-type="float">
            <text:p>1.01797084780218</text:p>
          </table:table-cell>
          <table:table-cell table:formula="of:=[.U80]-[.J80]" office:value-type="float" office:value="0.0877767371215787" calcext:value-type="float">
            <text:p>0.087776737121579</text:p>
          </table:table-cell>
          <table:table-cell table:formula="of:=[.X80]-[.K80]" office:value-type="float" office:value="-3.14907085418701" calcext:value-type="float">
            <text:p>-3.14907085418701</text:p>
          </table:table-cell>
          <table:table-cell table:formula="of:=[.W80]-[.L80]" office:value-type="float" office:value="0.0390761108398399" calcext:value-type="float">
            <text:p>0.03907611083984</text:p>
          </table:table-cell>
          <table:table-cell table:formula="of:=[.X80]-[.M8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1]*[.C81]" office:value-type="float" office:value="300000" calcext:value-type="float">
            <text:p>300,000</text:p>
          </table:table-cell>
          <table:table-cell office:value-type="float" office:value="300" calcext:value-type="float">
            <text:p>3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1:.I81])" office:value-type="float" office:value="4939396" calcext:value-type="float">
            <text:p>4,939,396</text:p>
          </table:table-cell>
          <table:table-cell table:formula="of:=[.A81]*[.C81]*[.D81]*[.$B$5]" office:value-type="float" office:value="3300000" calcext:value-type="float">
            <text:p>3,300,000</text:p>
          </table:table-cell>
          <table:table-cell table:formula="of:=[.A81]*[.D81]*[.$B$2]*[.$B$6]" office:value-type="float" office:value="1628000" calcext:value-type="float">
            <text:p>1,628,000</text:p>
          </table:table-cell>
          <table:table-cell table:formula="of:=[.D81]*[.$B$2]*[.$B$3]*[.$B$6]" office:value-type="float" office:value="11396" calcext:value-type="float">
            <text:p>11,396</text:p>
          </table:table-cell>
          <table:table-cell table:formula="of:=[.F81]/1000000" office:value-type="float" office:value="4.939396" calcext:value-type="float">
            <text:p>4.94</text:p>
          </table:table-cell>
          <table:table-cell table:formula="of:=[.G81]/1000000" office:value-type="float" office:value="3.3" calcext:value-type="float">
            <text:p>3.30</text:p>
          </table:table-cell>
          <table:table-cell table:formula="of:=[.H81]/1000000" office:value-type="float" office:value="1.628" calcext:value-type="float">
            <text:p>1.63</text:p>
          </table:table-cell>
          <table:table-cell table:formula="of:=[.I8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9999" calcext:value-type="float">
            <text:p>299999</text:p>
          </table:table-cell>
          <table:table-cell table:formula="of:=[.P81]/[.O81]" office:value-type="float" office:value="299.999" calcext:value-type="float">
            <text:p>2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1:.X81])" office:value-type="float" office:value="5.02462482452392" calcext:value-type="float">
            <text:p>5.02462482452392</text:p>
          </table:table-cell>
          <table:table-cell office:value-type="float" office:value="3.26161956787109" calcext:value-type="float">
            <text:p>3.261619567871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1]/[.J81]" office:value-type="float" office:value="1.01725490819605" calcext:value-type="float">
            <text:p>1.01725490819605</text:p>
          </table:table-cell>
          <table:table-cell table:formula="of:=[.U81]-[.J81]" office:value-type="float" office:value="0.0852288245239183" calcext:value-type="float">
            <text:p>0.085228824523918</text:p>
          </table:table-cell>
          <table:table-cell table:formula="of:=[.X81]-[.K81]" office:value-type="float" office:value="-3.20407085418701" calcext:value-type="float">
            <text:p>-3.20407085418701</text:p>
          </table:table-cell>
          <table:table-cell table:formula="of:=[.W81]-[.L81]" office:value-type="float" office:value="0.0390761108398399" calcext:value-type="float">
            <text:p>0.03907611083984</text:p>
          </table:table-cell>
          <table:table-cell table:formula="of:=[.X81]-[.M8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2]*[.C82]" office:value-type="float" office:value="305000" calcext:value-type="float">
            <text:p>305,000</text:p>
          </table:table-cell>
          <table:table-cell office:value-type="float" office:value="305" calcext:value-type="float">
            <text:p>3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2:.I82])" office:value-type="float" office:value="4994396" calcext:value-type="float">
            <text:p>4,994,396</text:p>
          </table:table-cell>
          <table:table-cell table:formula="of:=[.A82]*[.C82]*[.D82]*[.$B$5]" office:value-type="float" office:value="3355000" calcext:value-type="float">
            <text:p>3,355,000</text:p>
          </table:table-cell>
          <table:table-cell table:formula="of:=[.A82]*[.D82]*[.$B$2]*[.$B$6]" office:value-type="float" office:value="1628000" calcext:value-type="float">
            <text:p>1,628,000</text:p>
          </table:table-cell>
          <table:table-cell table:formula="of:=[.D82]*[.$B$2]*[.$B$3]*[.$B$6]" office:value-type="float" office:value="11396" calcext:value-type="float">
            <text:p>11,396</text:p>
          </table:table-cell>
          <table:table-cell table:formula="of:=[.F82]/1000000" office:value-type="float" office:value="4.994396" calcext:value-type="float">
            <text:p>4.99</text:p>
          </table:table-cell>
          <table:table-cell table:formula="of:=[.G82]/1000000" office:value-type="float" office:value="3.355" calcext:value-type="float">
            <text:p>3.36</text:p>
          </table:table-cell>
          <table:table-cell table:formula="of:=[.H82]/1000000" office:value-type="float" office:value="1.628" calcext:value-type="float">
            <text:p>1.63</text:p>
          </table:table-cell>
          <table:table-cell table:formula="of:=[.I8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04999" calcext:value-type="float">
            <text:p>304999</text:p>
          </table:table-cell>
          <table:table-cell table:formula="of:=[.P82]/[.O82]" office:value-type="float" office:value="304.999" calcext:value-type="float">
            <text:p>3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2:.X82])" office:value-type="float" office:value="5.07707691192627" calcext:value-type="float">
            <text:p>5.07707691192627</text:p>
          </table:table-cell>
          <table:table-cell office:value-type="float" office:value="3.31407165527344" calcext:value-type="float">
            <text:p>3.314071655273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2]/[.J82]" office:value-type="float" office:value="1.01655473693441" calcext:value-type="float">
            <text:p>1.01655473693441</text:p>
          </table:table-cell>
          <table:table-cell table:formula="of:=[.U82]-[.J82]" office:value-type="float" office:value="0.0826809119262686" calcext:value-type="float">
            <text:p>0.082680911926269</text:p>
          </table:table-cell>
          <table:table-cell table:formula="of:=[.X82]-[.K82]" office:value-type="float" office:value="-3.25907085418701" calcext:value-type="float">
            <text:p>-3.25907085418701</text:p>
          </table:table-cell>
          <table:table-cell table:formula="of:=[.W82]-[.L82]" office:value-type="float" office:value="0.0390761108398399" calcext:value-type="float">
            <text:p>0.03907611083984</text:p>
          </table:table-cell>
          <table:table-cell table:formula="of:=[.X82]-[.M8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3]*[.C83]" office:value-type="float" office:value="310000" calcext:value-type="float">
            <text:p>310,000</text:p>
          </table:table-cell>
          <table:table-cell office:value-type="float" office:value="310" calcext:value-type="float">
            <text:p>3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3:.I83])" office:value-type="float" office:value="5049396" calcext:value-type="float">
            <text:p>5,049,396</text:p>
          </table:table-cell>
          <table:table-cell table:formula="of:=[.A83]*[.C83]*[.D83]*[.$B$5]" office:value-type="float" office:value="3410000" calcext:value-type="float">
            <text:p>3,410,000</text:p>
          </table:table-cell>
          <table:table-cell table:formula="of:=[.A83]*[.D83]*[.$B$2]*[.$B$6]" office:value-type="float" office:value="1628000" calcext:value-type="float">
            <text:p>1,628,000</text:p>
          </table:table-cell>
          <table:table-cell table:formula="of:=[.D83]*[.$B$2]*[.$B$3]*[.$B$6]" office:value-type="float" office:value="11396" calcext:value-type="float">
            <text:p>11,396</text:p>
          </table:table-cell>
          <table:table-cell table:formula="of:=[.F83]/1000000" office:value-type="float" office:value="5.049396" calcext:value-type="float">
            <text:p>5.05</text:p>
          </table:table-cell>
          <table:table-cell table:formula="of:=[.G83]/1000000" office:value-type="float" office:value="3.41" calcext:value-type="float">
            <text:p>3.41</text:p>
          </table:table-cell>
          <table:table-cell table:formula="of:=[.H83]/1000000" office:value-type="float" office:value="1.628" calcext:value-type="float">
            <text:p>1.63</text:p>
          </table:table-cell>
          <table:table-cell table:formula="of:=[.I8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09999" calcext:value-type="float">
            <text:p>309999</text:p>
          </table:table-cell>
          <table:table-cell table:formula="of:=[.P83]/[.O83]" office:value-type="float" office:value="309.999" calcext:value-type="float">
            <text:p>3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3:.X83])" office:value-type="float" office:value="5.12952899932861" calcext:value-type="float">
            <text:p>5.12952899932861</text:p>
          </table:table-cell>
          <table:table-cell office:value-type="float" office:value="3.36652374267578" calcext:value-type="float">
            <text:p>3.366523742675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3]/[.J83]" office:value-type="float" office:value="1.0158698187523" calcext:value-type="float">
            <text:p>1.0158698187523</text:p>
          </table:table-cell>
          <table:table-cell table:formula="of:=[.U83]-[.J83]" office:value-type="float" office:value="0.0801329993286082" calcext:value-type="float">
            <text:p>0.080132999328608</text:p>
          </table:table-cell>
          <table:table-cell table:formula="of:=[.X83]-[.K83]" office:value-type="float" office:value="-3.31407085418701" calcext:value-type="float">
            <text:p>-3.31407085418701</text:p>
          </table:table-cell>
          <table:table-cell table:formula="of:=[.W83]-[.L83]" office:value-type="float" office:value="0.0390761108398399" calcext:value-type="float">
            <text:p>0.03907611083984</text:p>
          </table:table-cell>
          <table:table-cell table:formula="of:=[.X83]-[.M8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4]*[.C84]" office:value-type="float" office:value="315000" calcext:value-type="float">
            <text:p>315,000</text:p>
          </table:table-cell>
          <table:table-cell office:value-type="float" office:value="315" calcext:value-type="float">
            <text:p>3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4:.I84])" office:value-type="float" office:value="5104396" calcext:value-type="float">
            <text:p>5,104,396</text:p>
          </table:table-cell>
          <table:table-cell table:formula="of:=[.A84]*[.C84]*[.D84]*[.$B$5]" office:value-type="float" office:value="3465000" calcext:value-type="float">
            <text:p>3,465,000</text:p>
          </table:table-cell>
          <table:table-cell table:formula="of:=[.A84]*[.D84]*[.$B$2]*[.$B$6]" office:value-type="float" office:value="1628000" calcext:value-type="float">
            <text:p>1,628,000</text:p>
          </table:table-cell>
          <table:table-cell table:formula="of:=[.D84]*[.$B$2]*[.$B$3]*[.$B$6]" office:value-type="float" office:value="11396" calcext:value-type="float">
            <text:p>11,396</text:p>
          </table:table-cell>
          <table:table-cell table:formula="of:=[.F84]/1000000" office:value-type="float" office:value="5.104396" calcext:value-type="float">
            <text:p>5.10</text:p>
          </table:table-cell>
          <table:table-cell table:formula="of:=[.G84]/1000000" office:value-type="float" office:value="3.465" calcext:value-type="float">
            <text:p>3.47</text:p>
          </table:table-cell>
          <table:table-cell table:formula="of:=[.H84]/1000000" office:value-type="float" office:value="1.628" calcext:value-type="float">
            <text:p>1.63</text:p>
          </table:table-cell>
          <table:table-cell table:formula="of:=[.I8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14999" calcext:value-type="float">
            <text:p>314999</text:p>
          </table:table-cell>
          <table:table-cell table:formula="of:=[.P84]/[.O84]" office:value-type="float" office:value="314.999" calcext:value-type="float">
            <text:p>3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4:.X84])" office:value-type="float" office:value="5.18198108673095" calcext:value-type="float">
            <text:p>5.18198108673095</text:p>
          </table:table-cell>
          <table:table-cell office:value-type="float" office:value="3.41897583007812" calcext:value-type="float">
            <text:p>3.4189758300781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4]/[.J84]" office:value-type="float" office:value="1.01519966059274" calcext:value-type="float">
            <text:p>1.01519966059274</text:p>
          </table:table-cell>
          <table:table-cell table:formula="of:=[.U84]-[.J84]" office:value-type="float" office:value="0.0775850867309478" calcext:value-type="float">
            <text:p>0.077585086730948</text:p>
          </table:table-cell>
          <table:table-cell table:formula="of:=[.X84]-[.K84]" office:value-type="float" office:value="-3.36907085418701" calcext:value-type="float">
            <text:p>-3.36907085418701</text:p>
          </table:table-cell>
          <table:table-cell table:formula="of:=[.W84]-[.L84]" office:value-type="float" office:value="0.0390761108398399" calcext:value-type="float">
            <text:p>0.03907611083984</text:p>
          </table:table-cell>
          <table:table-cell table:formula="of:=[.X84]-[.M8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5]*[.C85]" office:value-type="float" office:value="320000" calcext:value-type="float">
            <text:p>320,000</text:p>
          </table:table-cell>
          <table:table-cell office:value-type="float" office:value="320" calcext:value-type="float">
            <text:p>3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5:.I85])" office:value-type="float" office:value="5159396" calcext:value-type="float">
            <text:p>5,159,396</text:p>
          </table:table-cell>
          <table:table-cell table:formula="of:=[.A85]*[.C85]*[.D85]*[.$B$5]" office:value-type="float" office:value="3520000" calcext:value-type="float">
            <text:p>3,520,000</text:p>
          </table:table-cell>
          <table:table-cell table:formula="of:=[.A85]*[.D85]*[.$B$2]*[.$B$6]" office:value-type="float" office:value="1628000" calcext:value-type="float">
            <text:p>1,628,000</text:p>
          </table:table-cell>
          <table:table-cell table:formula="of:=[.D85]*[.$B$2]*[.$B$3]*[.$B$6]" office:value-type="float" office:value="11396" calcext:value-type="float">
            <text:p>11,396</text:p>
          </table:table-cell>
          <table:table-cell table:formula="of:=[.F85]/1000000" office:value-type="float" office:value="5.159396" calcext:value-type="float">
            <text:p>5.16</text:p>
          </table:table-cell>
          <table:table-cell table:formula="of:=[.G85]/1000000" office:value-type="float" office:value="3.52" calcext:value-type="float">
            <text:p>3.52</text:p>
          </table:table-cell>
          <table:table-cell table:formula="of:=[.H85]/1000000" office:value-type="float" office:value="1.628" calcext:value-type="float">
            <text:p>1.63</text:p>
          </table:table-cell>
          <table:table-cell table:formula="of:=[.I8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19999" calcext:value-type="float">
            <text:p>319999</text:p>
          </table:table-cell>
          <table:table-cell table:formula="of:=[.P85]/[.O85]" office:value-type="float" office:value="319.999" calcext:value-type="float">
            <text:p>3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5:.X85])" office:value-type="float" office:value="5.2344331741333" calcext:value-type="float">
            <text:p>5.2344331741333</text:p>
          </table:table-cell>
          <table:table-cell office:value-type="float" office:value="3.47142791748047" calcext:value-type="float">
            <text:p>3.471427917480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5]/[.J85]" office:value-type="float" office:value="1.01454379042301" calcext:value-type="float">
            <text:p>1.01454379042301</text:p>
          </table:table-cell>
          <table:table-cell table:formula="of:=[.U85]-[.J85]" office:value-type="float" office:value="0.075037174133298" calcext:value-type="float">
            <text:p>0.075037174133298</text:p>
          </table:table-cell>
          <table:table-cell table:formula="of:=[.X85]-[.K85]" office:value-type="float" office:value="-3.42407085418701" calcext:value-type="float">
            <text:p>-3.42407085418701</text:p>
          </table:table-cell>
          <table:table-cell table:formula="of:=[.W85]-[.L85]" office:value-type="float" office:value="0.0390761108398399" calcext:value-type="float">
            <text:p>0.03907611083984</text:p>
          </table:table-cell>
          <table:table-cell table:formula="of:=[.X85]-[.M8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6]*[.C86]" office:value-type="float" office:value="325000" calcext:value-type="float">
            <text:p>325,000</text:p>
          </table:table-cell>
          <table:table-cell office:value-type="float" office:value="325" calcext:value-type="float">
            <text:p>3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6:.I86])" office:value-type="float" office:value="5214396" calcext:value-type="float">
            <text:p>5,214,396</text:p>
          </table:table-cell>
          <table:table-cell table:formula="of:=[.A86]*[.C86]*[.D86]*[.$B$5]" office:value-type="float" office:value="3575000" calcext:value-type="float">
            <text:p>3,575,000</text:p>
          </table:table-cell>
          <table:table-cell table:formula="of:=[.A86]*[.D86]*[.$B$2]*[.$B$6]" office:value-type="float" office:value="1628000" calcext:value-type="float">
            <text:p>1,628,000</text:p>
          </table:table-cell>
          <table:table-cell table:formula="of:=[.D86]*[.$B$2]*[.$B$3]*[.$B$6]" office:value-type="float" office:value="11396" calcext:value-type="float">
            <text:p>11,396</text:p>
          </table:table-cell>
          <table:table-cell table:formula="of:=[.F86]/1000000" office:value-type="float" office:value="5.214396" calcext:value-type="float">
            <text:p>5.21</text:p>
          </table:table-cell>
          <table:table-cell table:formula="of:=[.G86]/1000000" office:value-type="float" office:value="3.575" calcext:value-type="float">
            <text:p>3.58</text:p>
          </table:table-cell>
          <table:table-cell table:formula="of:=[.H86]/1000000" office:value-type="float" office:value="1.628" calcext:value-type="float">
            <text:p>1.63</text:p>
          </table:table-cell>
          <table:table-cell table:formula="of:=[.I8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4999" calcext:value-type="float">
            <text:p>324999</text:p>
          </table:table-cell>
          <table:table-cell table:formula="of:=[.P86]/[.O86]" office:value-type="float" office:value="324.999" calcext:value-type="float">
            <text:p>3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6:.X86])" office:value-type="float" office:value="5.28688526153564" calcext:value-type="float">
            <text:p>5.28688526153564</text:p>
          </table:table-cell>
          <table:table-cell office:value-type="float" office:value="3.52388000488281" calcext:value-type="float">
            <text:p>3.523880004882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6]/[.J86]" office:value-type="float" office:value="1.01390175612586" calcext:value-type="float">
            <text:p>1.01390175612586</text:p>
          </table:table-cell>
          <table:table-cell table:formula="of:=[.U86]-[.J86]" office:value-type="float" office:value="0.0724892615356385" calcext:value-type="float">
            <text:p>0.072489261535639</text:p>
          </table:table-cell>
          <table:table-cell table:formula="of:=[.X86]-[.K86]" office:value-type="float" office:value="-3.47907085418701" calcext:value-type="float">
            <text:p>-3.47907085418701</text:p>
          </table:table-cell>
          <table:table-cell table:formula="of:=[.W86]-[.L86]" office:value-type="float" office:value="0.0390761108398399" calcext:value-type="float">
            <text:p>0.03907611083984</text:p>
          </table:table-cell>
          <table:table-cell table:formula="of:=[.X86]-[.M8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7]*[.C87]" office:value-type="float" office:value="330000" calcext:value-type="float">
            <text:p>330,000</text:p>
          </table:table-cell>
          <table:table-cell office:value-type="float" office:value="330" calcext:value-type="float">
            <text:p>3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7:.I87])" office:value-type="float" office:value="5269396" calcext:value-type="float">
            <text:p>5,269,396</text:p>
          </table:table-cell>
          <table:table-cell table:formula="of:=[.A87]*[.C87]*[.D87]*[.$B$5]" office:value-type="float" office:value="3630000" calcext:value-type="float">
            <text:p>3,630,000</text:p>
          </table:table-cell>
          <table:table-cell table:formula="of:=[.A87]*[.D87]*[.$B$2]*[.$B$6]" office:value-type="float" office:value="1628000" calcext:value-type="float">
            <text:p>1,628,000</text:p>
          </table:table-cell>
          <table:table-cell table:formula="of:=[.D87]*[.$B$2]*[.$B$3]*[.$B$6]" office:value-type="float" office:value="11396" calcext:value-type="float">
            <text:p>11,396</text:p>
          </table:table-cell>
          <table:table-cell table:formula="of:=[.F87]/1000000" office:value-type="float" office:value="5.269396" calcext:value-type="float">
            <text:p>5.27</text:p>
          </table:table-cell>
          <table:table-cell table:formula="of:=[.G87]/1000000" office:value-type="float" office:value="3.63" calcext:value-type="float">
            <text:p>3.63</text:p>
          </table:table-cell>
          <table:table-cell table:formula="of:=[.H87]/1000000" office:value-type="float" office:value="1.628" calcext:value-type="float">
            <text:p>1.63</text:p>
          </table:table-cell>
          <table:table-cell table:formula="of:=[.I8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9999" calcext:value-type="float">
            <text:p>329999</text:p>
          </table:table-cell>
          <table:table-cell table:formula="of:=[.P87]/[.O87]" office:value-type="float" office:value="329.999" calcext:value-type="float">
            <text:p>3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7:.X87])" office:value-type="float" office:value="5.33933734893799" calcext:value-type="float">
            <text:p>5.33933734893799</text:p>
          </table:table-cell>
          <table:table-cell office:value-type="float" office:value="3.57633209228516" calcext:value-type="float">
            <text:p>3.576332092285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7]/[.J87]" office:value-type="float" office:value="1.01327312446018" calcext:value-type="float">
            <text:p>1.01327312446018</text:p>
          </table:table-cell>
          <table:table-cell table:formula="of:=[.U87]-[.J87]" office:value-type="float" office:value="0.0699413489379879" calcext:value-type="float">
            <text:p>0.069941348937988</text:p>
          </table:table-cell>
          <table:table-cell table:formula="of:=[.X87]-[.K87]" office:value-type="float" office:value="-3.53407085418701" calcext:value-type="float">
            <text:p>-3.53407085418701</text:p>
          </table:table-cell>
          <table:table-cell table:formula="of:=[.W87]-[.L87]" office:value-type="float" office:value="0.0390761108398399" calcext:value-type="float">
            <text:p>0.03907611083984</text:p>
          </table:table-cell>
          <table:table-cell table:formula="of:=[.X87]-[.M8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8]*[.C88]" office:value-type="float" office:value="335000" calcext:value-type="float">
            <text:p>335,000</text:p>
          </table:table-cell>
          <table:table-cell office:value-type="float" office:value="335" calcext:value-type="float">
            <text:p>3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8:.I88])" office:value-type="float" office:value="5324396" calcext:value-type="float">
            <text:p>5,324,396</text:p>
          </table:table-cell>
          <table:table-cell table:style-name="ce9" table:formula="of:=[.A88]*[.C88]*[.D88]*[.$B$5]" office:value-type="float" office:value="3685000" calcext:value-type="float">
            <text:p>3,685,000</text:p>
          </table:table-cell>
          <table:table-cell table:formula="of:=[.A88]*[.D88]*[.$B$2]*[.$B$6]" office:value-type="float" office:value="1628000" calcext:value-type="float">
            <text:p>1,628,000</text:p>
          </table:table-cell>
          <table:table-cell table:formula="of:=[.D88]*[.$B$2]*[.$B$3]*[.$B$6]" office:value-type="float" office:value="11396" calcext:value-type="float">
            <text:p>11,396</text:p>
          </table:table-cell>
          <table:table-cell table:formula="of:=[.F88]/1000000" office:value-type="float" office:value="5.324396" calcext:value-type="float">
            <text:p>5.32</text:p>
          </table:table-cell>
          <table:table-cell table:formula="of:=[.G88]/1000000" office:value-type="float" office:value="3.685" calcext:value-type="float">
            <text:p>3.69</text:p>
          </table:table-cell>
          <table:table-cell table:formula="of:=[.H88]/1000000" office:value-type="float" office:value="1.628" calcext:value-type="float">
            <text:p>1.63</text:p>
          </table:table-cell>
          <table:table-cell table:formula="of:=[.I8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34999" calcext:value-type="float">
            <text:p>334999</text:p>
          </table:table-cell>
          <table:table-cell table:formula="of:=[.P88]/[.O88]" office:value-type="float" office:value="334.999" calcext:value-type="float">
            <text:p>3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8:.X88])" office:value-type="float" office:value="5.39178943634033" calcext:value-type="float">
            <text:p>5.39178943634033</text:p>
          </table:table-cell>
          <table:table-cell office:value-type="float" office:value="3.6287841796875" calcext:value-type="float">
            <text:p>3.6287841796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8]/[.J88]" office:value-type="float" office:value="1.01265748008607" calcext:value-type="float">
            <text:p>1.01265748008607</text:p>
          </table:table-cell>
          <table:table-cell table:formula="of:=[.U88]-[.J88]" office:value-type="float" office:value="0.0673934363403284" calcext:value-type="float">
            <text:p>0.067393436340328</text:p>
          </table:table-cell>
          <table:table-cell table:formula="of:=[.X88]-[.K88]" office:value-type="float" office:value="-3.58907085418701" calcext:value-type="float">
            <text:p>-3.58907085418701</text:p>
          </table:table-cell>
          <table:table-cell table:formula="of:=[.W88]-[.L88]" office:value-type="float" office:value="0.0390761108398399" calcext:value-type="float">
            <text:p>0.03907611083984</text:p>
          </table:table-cell>
          <table:table-cell table:formula="of:=[.X88]-[.M8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9]*[.C89]" office:value-type="float" office:value="340000" calcext:value-type="float">
            <text:p>340,000</text:p>
          </table:table-cell>
          <table:table-cell office:value-type="float" office:value="340" calcext:value-type="float">
            <text:p>3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9:.I89])" office:value-type="float" office:value="5379396" calcext:value-type="float">
            <text:p>5,379,396</text:p>
          </table:table-cell>
          <table:table-cell table:formula="of:=[.A89]*[.C89]*[.D89]*[.$B$5]" office:value-type="float" office:value="3740000" calcext:value-type="float">
            <text:p>3,740,000</text:p>
          </table:table-cell>
          <table:table-cell table:formula="of:=[.A89]*[.D89]*[.$B$2]*[.$B$6]" office:value-type="float" office:value="1628000" calcext:value-type="float">
            <text:p>1,628,000</text:p>
          </table:table-cell>
          <table:table-cell table:formula="of:=[.D89]*[.$B$2]*[.$B$3]*[.$B$6]" office:value-type="float" office:value="11396" calcext:value-type="float">
            <text:p>11,396</text:p>
          </table:table-cell>
          <table:table-cell table:formula="of:=[.F89]/1000000" office:value-type="float" office:value="5.379396" calcext:value-type="float">
            <text:p>5.38</text:p>
          </table:table-cell>
          <table:table-cell table:formula="of:=[.G89]/1000000" office:value-type="float" office:value="3.74" calcext:value-type="float">
            <text:p>3.74</text:p>
          </table:table-cell>
          <table:table-cell table:formula="of:=[.H89]/1000000" office:value-type="float" office:value="1.628" calcext:value-type="float">
            <text:p>1.63</text:p>
          </table:table-cell>
          <table:table-cell table:formula="of:=[.I8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39999" calcext:value-type="float">
            <text:p>339999</text:p>
          </table:table-cell>
          <table:table-cell table:formula="of:=[.P89]/[.O89]" office:value-type="float" office:value="339.999" calcext:value-type="float">
            <text:p>3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9:.X89])" office:value-type="float" office:value="5.44424152374267" calcext:value-type="float">
            <text:p>5.44424152374267</text:p>
          </table:table-cell>
          <table:table-cell office:value-type="float" office:value="3.68123626708984" calcext:value-type="float">
            <text:p>3.681236267089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9]/[.J89]" office:value-type="float" office:value="1.01205442464966" calcext:value-type="float">
            <text:p>1.01205442464966</text:p>
          </table:table-cell>
          <table:table-cell table:formula="of:=[.U89]-[.J89]" office:value-type="float" office:value="0.0648455237426688" calcext:value-type="float">
            <text:p>0.064845523742669</text:p>
          </table:table-cell>
          <table:table-cell table:formula="of:=[.X89]-[.K89]" office:value-type="float" office:value="-3.64407085418701" calcext:value-type="float">
            <text:p>-3.64407085418701</text:p>
          </table:table-cell>
          <table:table-cell table:formula="of:=[.W89]-[.L89]" office:value-type="float" office:value="0.0390761108398399" calcext:value-type="float">
            <text:p>0.03907611083984</text:p>
          </table:table-cell>
          <table:table-cell table:formula="of:=[.X89]-[.M8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0]*[.C90]" office:value-type="float" office:value="345000" calcext:value-type="float">
            <text:p>345,000</text:p>
          </table:table-cell>
          <table:table-cell office:value-type="float" office:value="345" calcext:value-type="float">
            <text:p>3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0:.I90])" office:value-type="float" office:value="5434396" calcext:value-type="float">
            <text:p>5,434,396</text:p>
          </table:table-cell>
          <table:table-cell table:formula="of:=[.A90]*[.C90]*[.D90]*[.$B$5]" office:value-type="float" office:value="3795000" calcext:value-type="float">
            <text:p>3,795,000</text:p>
          </table:table-cell>
          <table:table-cell table:formula="of:=[.A90]*[.D90]*[.$B$2]*[.$B$6]" office:value-type="float" office:value="1628000" calcext:value-type="float">
            <text:p>1,628,000</text:p>
          </table:table-cell>
          <table:table-cell table:formula="of:=[.D90]*[.$B$2]*[.$B$3]*[.$B$6]" office:value-type="float" office:value="11396" calcext:value-type="float">
            <text:p>11,396</text:p>
          </table:table-cell>
          <table:table-cell table:formula="of:=[.F90]/1000000" office:value-type="float" office:value="5.434396" calcext:value-type="float">
            <text:p>5.43</text:p>
          </table:table-cell>
          <table:table-cell table:formula="of:=[.G90]/1000000" office:value-type="float" office:value="3.795" calcext:value-type="float">
            <text:p>3.80</text:p>
          </table:table-cell>
          <table:table-cell table:formula="of:=[.H90]/1000000" office:value-type="float" office:value="1.628" calcext:value-type="float">
            <text:p>1.63</text:p>
          </table:table-cell>
          <table:table-cell table:formula="of:=[.I9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4999" calcext:value-type="float">
            <text:p>344999</text:p>
          </table:table-cell>
          <table:table-cell table:formula="of:=[.P90]/[.O90]" office:value-type="float" office:value="344.999" calcext:value-type="float">
            <text:p>3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0:.X90])" office:value-type="float" office:value="5.49669361114502" calcext:value-type="float">
            <text:p>5.49669361114502</text:p>
          </table:table-cell>
          <table:table-cell office:value-type="float" office:value="3.73368835449219" calcext:value-type="float">
            <text:p>3.733688354492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0]/[.J90]" office:value-type="float" office:value="1.01146357592362" calcext:value-type="float">
            <text:p>1.01146357592362</text:p>
          </table:table-cell>
          <table:table-cell table:formula="of:=[.U90]-[.J90]" office:value-type="float" office:value="0.0622976111450191" calcext:value-type="float">
            <text:p>0.062297611145019</text:p>
          </table:table-cell>
          <table:table-cell table:formula="of:=[.X90]-[.K90]" office:value-type="float" office:value="-3.69907085418701" calcext:value-type="float">
            <text:p>-3.69907085418701</text:p>
          </table:table-cell>
          <table:table-cell table:formula="of:=[.W90]-[.L90]" office:value-type="float" office:value="0.0390761108398399" calcext:value-type="float">
            <text:p>0.03907611083984</text:p>
          </table:table-cell>
          <table:table-cell table:formula="of:=[.X90]-[.M9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1]*[.C91]" office:value-type="float" office:value="350000" calcext:value-type="float">
            <text:p>350,000</text:p>
          </table:table-cell>
          <table:table-cell office:value-type="float" office:value="350" calcext:value-type="float">
            <text:p>3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1:.I91])" office:value-type="float" office:value="5489396" calcext:value-type="float">
            <text:p>5,489,396</text:p>
          </table:table-cell>
          <table:table-cell table:formula="of:=[.A91]*[.C91]*[.D91]*[.$B$5]" office:value-type="float" office:value="3850000" calcext:value-type="float">
            <text:p>3,850,000</text:p>
          </table:table-cell>
          <table:table-cell table:formula="of:=[.A91]*[.D91]*[.$B$2]*[.$B$6]" office:value-type="float" office:value="1628000" calcext:value-type="float">
            <text:p>1,628,000</text:p>
          </table:table-cell>
          <table:table-cell table:formula="of:=[.D91]*[.$B$2]*[.$B$3]*[.$B$6]" office:value-type="float" office:value="11396" calcext:value-type="float">
            <text:p>11,396</text:p>
          </table:table-cell>
          <table:table-cell table:formula="of:=[.F91]/1000000" office:value-type="float" office:value="5.489396" calcext:value-type="float">
            <text:p>5.49</text:p>
          </table:table-cell>
          <table:table-cell table:formula="of:=[.G91]/1000000" office:value-type="float" office:value="3.85" calcext:value-type="float">
            <text:p>3.85</text:p>
          </table:table-cell>
          <table:table-cell table:formula="of:=[.H91]/1000000" office:value-type="float" office:value="1.628" calcext:value-type="float">
            <text:p>1.63</text:p>
          </table:table-cell>
          <table:table-cell table:formula="of:=[.I9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9999" calcext:value-type="float">
            <text:p>349999</text:p>
          </table:table-cell>
          <table:table-cell table:formula="of:=[.P91]/[.O91]" office:value-type="float" office:value="349.999" calcext:value-type="float">
            <text:p>3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1:.X91])" office:value-type="float" office:value="5.54914569854736" calcext:value-type="float">
            <text:p>5.54914569854736</text:p>
          </table:table-cell>
          <table:table-cell office:value-type="float" office:value="3.78614044189453" calcext:value-type="float">
            <text:p>3.786140441894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1]/[.J91]" office:value-type="float" office:value="1.01088456699924" calcext:value-type="float">
            <text:p>1.01088456699924</text:p>
          </table:table-cell>
          <table:table-cell table:formula="of:=[.U91]-[.J91]" office:value-type="float" office:value="0.0597496985473578" calcext:value-type="float">
            <text:p>0.059749698547358</text:p>
          </table:table-cell>
          <table:table-cell table:formula="of:=[.X91]-[.K91]" office:value-type="float" office:value="-3.75407085418701" calcext:value-type="float">
            <text:p>-3.75407085418701</text:p>
          </table:table-cell>
          <table:table-cell table:formula="of:=[.W91]-[.L91]" office:value-type="float" office:value="0.0390761108398399" calcext:value-type="float">
            <text:p>0.03907611083984</text:p>
          </table:table-cell>
          <table:table-cell table:formula="of:=[.X91]-[.M9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2]*[.C92]" office:value-type="float" office:value="355000" calcext:value-type="float">
            <text:p>355,000</text:p>
          </table:table-cell>
          <table:table-cell office:value-type="float" office:value="355" calcext:value-type="float">
            <text:p>3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2:.I92])" office:value-type="float" office:value="5544396" calcext:value-type="float">
            <text:p>5,544,396</text:p>
          </table:table-cell>
          <table:table-cell table:formula="of:=[.A92]*[.C92]*[.D92]*[.$B$5]" office:value-type="float" office:value="3905000" calcext:value-type="float">
            <text:p>3,905,000</text:p>
          </table:table-cell>
          <table:table-cell table:formula="of:=[.A92]*[.D92]*[.$B$2]*[.$B$6]" office:value-type="float" office:value="1628000" calcext:value-type="float">
            <text:p>1,628,000</text:p>
          </table:table-cell>
          <table:table-cell table:formula="of:=[.D92]*[.$B$2]*[.$B$3]*[.$B$6]" office:value-type="float" office:value="11396" calcext:value-type="float">
            <text:p>11,396</text:p>
          </table:table-cell>
          <table:table-cell table:formula="of:=[.F92]/1000000" office:value-type="float" office:value="5.544396" calcext:value-type="float">
            <text:p>5.54</text:p>
          </table:table-cell>
          <table:table-cell table:formula="of:=[.G92]/1000000" office:value-type="float" office:value="3.905" calcext:value-type="float">
            <text:p>3.91</text:p>
          </table:table-cell>
          <table:table-cell table:formula="of:=[.H92]/1000000" office:value-type="float" office:value="1.628" calcext:value-type="float">
            <text:p>1.63</text:p>
          </table:table-cell>
          <table:table-cell table:formula="of:=[.I9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4999" calcext:value-type="float">
            <text:p>354999</text:p>
          </table:table-cell>
          <table:table-cell table:formula="of:=[.P92]/[.O92]" office:value-type="float" office:value="354.999" calcext:value-type="float">
            <text:p>3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2:.X92])" office:value-type="float" office:value="5.6015977859497" calcext:value-type="float">
            <text:p>5.6015977859497</text:p>
          </table:table-cell>
          <table:table-cell office:value-type="float" office:value="3.83859252929687" calcext:value-type="float">
            <text:p>3.8385925292968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2]/[.J92]" office:value-type="float" office:value="1.01031704552664" calcext:value-type="float">
            <text:p>1.01031704552664</text:p>
          </table:table-cell>
          <table:table-cell table:formula="of:=[.U92]-[.J92]" office:value-type="float" office:value="0.0572017859496983" calcext:value-type="float">
            <text:p>0.057201785949698</text:p>
          </table:table-cell>
          <table:table-cell table:formula="of:=[.X92]-[.K92]" office:value-type="float" office:value="-3.80907085418701" calcext:value-type="float">
            <text:p>-3.80907085418701</text:p>
          </table:table-cell>
          <table:table-cell table:formula="of:=[.W92]-[.L92]" office:value-type="float" office:value="0.0390761108398399" calcext:value-type="float">
            <text:p>0.03907611083984</text:p>
          </table:table-cell>
          <table:table-cell table:formula="of:=[.X92]-[.M9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3]*[.C93]" office:value-type="float" office:value="360000" calcext:value-type="float">
            <text:p>360,000</text:p>
          </table:table-cell>
          <table:table-cell office:value-type="float" office:value="360" calcext:value-type="float">
            <text:p>3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3:.I93])" office:value-type="float" office:value="5599396" calcext:value-type="float">
            <text:p>5,599,396</text:p>
          </table:table-cell>
          <table:table-cell table:formula="of:=[.A93]*[.C93]*[.D93]*[.$B$5]" office:value-type="float" office:value="3960000" calcext:value-type="float">
            <text:p>3,960,000</text:p>
          </table:table-cell>
          <table:table-cell table:formula="of:=[.A93]*[.D93]*[.$B$2]*[.$B$6]" office:value-type="float" office:value="1628000" calcext:value-type="float">
            <text:p>1,628,000</text:p>
          </table:table-cell>
          <table:table-cell table:formula="of:=[.D93]*[.$B$2]*[.$B$3]*[.$B$6]" office:value-type="float" office:value="11396" calcext:value-type="float">
            <text:p>11,396</text:p>
          </table:table-cell>
          <table:table-cell table:formula="of:=[.F93]/1000000" office:value-type="float" office:value="5.599396" calcext:value-type="float">
            <text:p>5.60</text:p>
          </table:table-cell>
          <table:table-cell table:formula="of:=[.G93]/1000000" office:value-type="float" office:value="3.96" calcext:value-type="float">
            <text:p>3.96</text:p>
          </table:table-cell>
          <table:table-cell table:formula="of:=[.H93]/1000000" office:value-type="float" office:value="1.628" calcext:value-type="float">
            <text:p>1.63</text:p>
          </table:table-cell>
          <table:table-cell table:formula="of:=[.I9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9999" calcext:value-type="float">
            <text:p>359999</text:p>
          </table:table-cell>
          <table:table-cell table:formula="of:=[.P93]/[.O93]" office:value-type="float" office:value="359.999" calcext:value-type="float">
            <text:p>3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3:.X93])" office:value-type="float" office:value="5.65404987335205" calcext:value-type="float">
            <text:p>5.65404987335205</text:p>
          </table:table-cell>
          <table:table-cell office:value-type="float" office:value="3.89104461669922" calcext:value-type="float">
            <text:p>3.891044616699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3]/[.J93]" office:value-type="float" office:value="1.00976067299974" calcext:value-type="float">
            <text:p>1.00976067299974</text:p>
          </table:table-cell>
          <table:table-cell table:formula="of:=[.U93]-[.J93]" office:value-type="float" office:value="0.0546538733520485" calcext:value-type="float">
            <text:p>0.054653873352049</text:p>
          </table:table-cell>
          <table:table-cell table:formula="of:=[.X93]-[.K93]" office:value-type="float" office:value="-3.86407085418701" calcext:value-type="float">
            <text:p>-3.86407085418701</text:p>
          </table:table-cell>
          <table:table-cell table:formula="of:=[.W93]-[.L93]" office:value-type="float" office:value="0.0390761108398399" calcext:value-type="float">
            <text:p>0.03907611083984</text:p>
          </table:table-cell>
          <table:table-cell table:formula="of:=[.X93]-[.M9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4]*[.C94]" office:value-type="float" office:value="365000" calcext:value-type="float">
            <text:p>365,000</text:p>
          </table:table-cell>
          <table:table-cell office:value-type="float" office:value="365" calcext:value-type="float">
            <text:p>3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4:.I94])" office:value-type="float" office:value="5654396" calcext:value-type="float">
            <text:p>5,654,396</text:p>
          </table:table-cell>
          <table:table-cell table:formula="of:=[.A94]*[.C94]*[.D94]*[.$B$5]" office:value-type="float" office:value="4015000" calcext:value-type="float">
            <text:p>4,015,000</text:p>
          </table:table-cell>
          <table:table-cell table:formula="of:=[.A94]*[.D94]*[.$B$2]*[.$B$6]" office:value-type="float" office:value="1628000" calcext:value-type="float">
            <text:p>1,628,000</text:p>
          </table:table-cell>
          <table:table-cell table:formula="of:=[.D94]*[.$B$2]*[.$B$3]*[.$B$6]" office:value-type="float" office:value="11396" calcext:value-type="float">
            <text:p>11,396</text:p>
          </table:table-cell>
          <table:table-cell table:formula="of:=[.F94]/1000000" office:value-type="float" office:value="5.654396" calcext:value-type="float">
            <text:p>5.65</text:p>
          </table:table-cell>
          <table:table-cell table:formula="of:=[.G94]/1000000" office:value-type="float" office:value="4.015" calcext:value-type="float">
            <text:p>4.02</text:p>
          </table:table-cell>
          <table:table-cell table:formula="of:=[.H94]/1000000" office:value-type="float" office:value="1.628" calcext:value-type="float">
            <text:p>1.63</text:p>
          </table:table-cell>
          <table:table-cell table:formula="of:=[.I9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64999" calcext:value-type="float">
            <text:p>364999</text:p>
          </table:table-cell>
          <table:table-cell table:formula="of:=[.P94]/[.O94]" office:value-type="float" office:value="364.999" calcext:value-type="float">
            <text:p>3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4:.X94])" office:value-type="float" office:value="5.70650196075439" calcext:value-type="float">
            <text:p>5.70650196075439</text:p>
          </table:table-cell>
          <table:table-cell office:value-type="float" office:value="3.94349670410156" calcext:value-type="float">
            <text:p>3.943496704101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4]/[.J94]" office:value-type="float" office:value="1.00921512408299" calcext:value-type="float">
            <text:p>1.00921512408299</text:p>
          </table:table-cell>
          <table:table-cell table:formula="of:=[.U94]-[.J94]" office:value-type="float" office:value="0.0521059607543881" calcext:value-type="float">
            <text:p>0.052105960754388</text:p>
          </table:table-cell>
          <table:table-cell table:formula="of:=[.X94]-[.K94]" office:value-type="float" office:value="-3.91907085418701" calcext:value-type="float">
            <text:p>-3.91907085418701</text:p>
          </table:table-cell>
          <table:table-cell table:formula="of:=[.W94]-[.L94]" office:value-type="float" office:value="0.0390761108398399" calcext:value-type="float">
            <text:p>0.03907611083984</text:p>
          </table:table-cell>
          <table:table-cell table:formula="of:=[.X94]-[.M9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5]*[.C95]" office:value-type="float" office:value="370000" calcext:value-type="float">
            <text:p>370,000</text:p>
          </table:table-cell>
          <table:table-cell office:value-type="float" office:value="370" calcext:value-type="float">
            <text:p>3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5:.I95])" office:value-type="float" office:value="5709396" calcext:value-type="float">
            <text:p>5,709,396</text:p>
          </table:table-cell>
          <table:table-cell table:formula="of:=[.A95]*[.C95]*[.D95]*[.$B$5]" office:value-type="float" office:value="4070000" calcext:value-type="float">
            <text:p>4,070,000</text:p>
          </table:table-cell>
          <table:table-cell table:formula="of:=[.A95]*[.D95]*[.$B$2]*[.$B$6]" office:value-type="float" office:value="1628000" calcext:value-type="float">
            <text:p>1,628,000</text:p>
          </table:table-cell>
          <table:table-cell table:formula="of:=[.D95]*[.$B$2]*[.$B$3]*[.$B$6]" office:value-type="float" office:value="11396" calcext:value-type="float">
            <text:p>11,396</text:p>
          </table:table-cell>
          <table:table-cell table:formula="of:=[.F95]/1000000" office:value-type="float" office:value="5.709396" calcext:value-type="float">
            <text:p>5.71</text:p>
          </table:table-cell>
          <table:table-cell table:formula="of:=[.G95]/1000000" office:value-type="float" office:value="4.07" calcext:value-type="float">
            <text:p>4.07</text:p>
          </table:table-cell>
          <table:table-cell table:formula="of:=[.H95]/1000000" office:value-type="float" office:value="1.628" calcext:value-type="float">
            <text:p>1.63</text:p>
          </table:table-cell>
          <table:table-cell table:formula="of:=[.I9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69999" calcext:value-type="float">
            <text:p>369999</text:p>
          </table:table-cell>
          <table:table-cell table:formula="of:=[.P95]/[.O95]" office:value-type="float" office:value="369.999" calcext:value-type="float">
            <text:p>3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5:.X95])" office:value-type="float" office:value="5.75895404815674" calcext:value-type="float">
            <text:p>5.75895404815674</text:p>
          </table:table-cell>
          <table:table-cell office:value-type="float" office:value="3.99594879150391" calcext:value-type="float">
            <text:p>3.9959487915039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5]/[.J95]" office:value-type="float" office:value="1.008680085977" calcext:value-type="float">
            <text:p>1.008680085977</text:p>
          </table:table-cell>
          <table:table-cell table:formula="of:=[.U95]-[.J95]" office:value-type="float" office:value="0.0495580481567384" calcext:value-type="float">
            <text:p>0.049558048156738</text:p>
          </table:table-cell>
          <table:table-cell table:formula="of:=[.X95]-[.K95]" office:value-type="float" office:value="-3.97407085418701" calcext:value-type="float">
            <text:p>-3.97407085418701</text:p>
          </table:table-cell>
          <table:table-cell table:formula="of:=[.W95]-[.L95]" office:value-type="float" office:value="0.0390761108398399" calcext:value-type="float">
            <text:p>0.03907611083984</text:p>
          </table:table-cell>
          <table:table-cell table:formula="of:=[.X95]-[.M9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6]*[.C96]" office:value-type="float" office:value="375000" calcext:value-type="float">
            <text:p>375,000</text:p>
          </table:table-cell>
          <table:table-cell office:value-type="float" office:value="375" calcext:value-type="float">
            <text:p>3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6:.I96])" office:value-type="float" office:value="5764396" calcext:value-type="float">
            <text:p>5,764,396</text:p>
          </table:table-cell>
          <table:table-cell table:style-name="ce9" table:formula="of:=[.A96]*[.C96]*[.D96]*[.$B$5]" office:value-type="float" office:value="4125000" calcext:value-type="float">
            <text:p>4,125,000</text:p>
          </table:table-cell>
          <table:table-cell table:formula="of:=[.A96]*[.D96]*[.$B$2]*[.$B$6]" office:value-type="float" office:value="1628000" calcext:value-type="float">
            <text:p>1,628,000</text:p>
          </table:table-cell>
          <table:table-cell table:formula="of:=[.D96]*[.$B$2]*[.$B$3]*[.$B$6]" office:value-type="float" office:value="11396" calcext:value-type="float">
            <text:p>11,396</text:p>
          </table:table-cell>
          <table:table-cell table:formula="of:=[.F96]/1000000" office:value-type="float" office:value="5.764396" calcext:value-type="float">
            <text:p>5.76</text:p>
          </table:table-cell>
          <table:table-cell table:formula="of:=[.G96]/1000000" office:value-type="float" office:value="4.125" calcext:value-type="float">
            <text:p>4.13</text:p>
          </table:table-cell>
          <table:table-cell table:formula="of:=[.H96]/1000000" office:value-type="float" office:value="1.628" calcext:value-type="float">
            <text:p>1.63</text:p>
          </table:table-cell>
          <table:table-cell table:formula="of:=[.I9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999" calcext:value-type="float">
            <text:p>374999</text:p>
          </table:table-cell>
          <table:table-cell table:formula="of:=[.P96]/[.O96]" office:value-type="float" office:value="374.999" calcext:value-type="float">
            <text:p>3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6:.X96])" office:value-type="float" office:value="5.81140613555908" calcext:value-type="float">
            <text:p>5.81140613555908</text:p>
          </table:table-cell>
          <table:table-cell office:value-type="float" office:value="4.04840087890625" calcext:value-type="float">
            <text:p>4.04840087890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6]/[.J96]" office:value-type="float" office:value="1.00815525782043" calcext:value-type="float">
            <text:p>1.00815525782043</text:p>
          </table:table-cell>
          <table:table-cell table:formula="of:=[.U96]-[.J96]" office:value-type="float" office:value="0.0470101355590789" calcext:value-type="float">
            <text:p>0.047010135559079</text:p>
          </table:table-cell>
          <table:table-cell table:formula="of:=[.X96]-[.K96]" office:value-type="float" office:value="-4.02907085418701" calcext:value-type="float">
            <text:p>-4.02907085418701</text:p>
          </table:table-cell>
          <table:table-cell table:formula="of:=[.W96]-[.L96]" office:value-type="float" office:value="0.0390761108398399" calcext:value-type="float">
            <text:p>0.03907611083984</text:p>
          </table:table-cell>
          <table:table-cell table:formula="of:=[.X96]-[.M9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7]*[.C97]" office:value-type="float" office:value="380000" calcext:value-type="float">
            <text:p>380,000</text:p>
          </table:table-cell>
          <table:table-cell office:value-type="float" office:value="380" calcext:value-type="float">
            <text:p>3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7:.I97])" office:value-type="float" office:value="5819396" calcext:value-type="float">
            <text:p>5,819,396</text:p>
          </table:table-cell>
          <table:table-cell table:formula="of:=[.A97]*[.C97]*[.D97]*[.$B$5]" office:value-type="float" office:value="4180000" calcext:value-type="float">
            <text:p>4,180,000</text:p>
          </table:table-cell>
          <table:table-cell table:formula="of:=[.A97]*[.D97]*[.$B$2]*[.$B$6]" office:value-type="float" office:value="1628000" calcext:value-type="float">
            <text:p>1,628,000</text:p>
          </table:table-cell>
          <table:table-cell table:formula="of:=[.D97]*[.$B$2]*[.$B$3]*[.$B$6]" office:value-type="float" office:value="11396" calcext:value-type="float">
            <text:p>11,396</text:p>
          </table:table-cell>
          <table:table-cell table:formula="of:=[.F97]/1000000" office:value-type="float" office:value="5.819396" calcext:value-type="float">
            <text:p>5.82</text:p>
          </table:table-cell>
          <table:table-cell table:formula="of:=[.G97]/1000000" office:value-type="float" office:value="4.18" calcext:value-type="float">
            <text:p>4.18</text:p>
          </table:table-cell>
          <table:table-cell table:formula="of:=[.H97]/1000000" office:value-type="float" office:value="1.628" calcext:value-type="float">
            <text:p>1.63</text:p>
          </table:table-cell>
          <table:table-cell table:formula="of:=[.I9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9999" calcext:value-type="float">
            <text:p>379999</text:p>
          </table:table-cell>
          <table:table-cell table:formula="of:=[.P97]/[.O97]" office:value-type="float" office:value="379.999" calcext:value-type="float">
            <text:p>3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7:.X97])" office:value-type="float" office:value="5.86385822296142" calcext:value-type="float">
            <text:p>5.86385822296142</text:p>
          </table:table-cell>
          <table:table-cell office:value-type="float" office:value="4.10085296630859" calcext:value-type="float">
            <text:p>4.1008529663085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7]/[.J97]" office:value-type="float" office:value="1.00764035012593" calcext:value-type="float">
            <text:p>1.00764035012593</text:p>
          </table:table-cell>
          <table:table-cell table:formula="of:=[.U97]-[.J97]" office:value-type="float" office:value="0.0444622229614184" calcext:value-type="float">
            <text:p>0.044462222961419</text:p>
          </table:table-cell>
          <table:table-cell table:formula="of:=[.X97]-[.K97]" office:value-type="float" office:value="-4.08407085418701" calcext:value-type="float">
            <text:p>-4.08407085418701</text:p>
          </table:table-cell>
          <table:table-cell table:formula="of:=[.W97]-[.L97]" office:value-type="float" office:value="0.0390761108398399" calcext:value-type="float">
            <text:p>0.03907611083984</text:p>
          </table:table-cell>
          <table:table-cell table:formula="of:=[.X97]-[.M9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8]*[.C98]" office:value-type="float" office:value="385000" calcext:value-type="float">
            <text:p>385,000</text:p>
          </table:table-cell>
          <table:table-cell office:value-type="float" office:value="385" calcext:value-type="float">
            <text:p>3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8:.I98])" office:value-type="float" office:value="5874396" calcext:value-type="float">
            <text:p>5,874,396</text:p>
          </table:table-cell>
          <table:table-cell table:formula="of:=[.A98]*[.C98]*[.D98]*[.$B$5]" office:value-type="float" office:value="4235000" calcext:value-type="float">
            <text:p>4,235,000</text:p>
          </table:table-cell>
          <table:table-cell table:formula="of:=[.A98]*[.D98]*[.$B$2]*[.$B$6]" office:value-type="float" office:value="1628000" calcext:value-type="float">
            <text:p>1,628,000</text:p>
          </table:table-cell>
          <table:table-cell table:formula="of:=[.D98]*[.$B$2]*[.$B$3]*[.$B$6]" office:value-type="float" office:value="11396" calcext:value-type="float">
            <text:p>11,396</text:p>
          </table:table-cell>
          <table:table-cell table:formula="of:=[.F98]/1000000" office:value-type="float" office:value="5.874396" calcext:value-type="float">
            <text:p>5.87</text:p>
          </table:table-cell>
          <table:table-cell table:formula="of:=[.G98]/1000000" office:value-type="float" office:value="4.235" calcext:value-type="float">
            <text:p>4.24</text:p>
          </table:table-cell>
          <table:table-cell table:formula="of:=[.H98]/1000000" office:value-type="float" office:value="1.628" calcext:value-type="float">
            <text:p>1.63</text:p>
          </table:table-cell>
          <table:table-cell table:formula="of:=[.I9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84999" calcext:value-type="float">
            <text:p>384999</text:p>
          </table:table-cell>
          <table:table-cell table:formula="of:=[.P98]/[.O98]" office:value-type="float" office:value="384.999" calcext:value-type="float">
            <text:p>3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8:.X98])" office:value-type="float" office:value="5.91631031036377" calcext:value-type="float">
            <text:p>5.91631031036377</text:p>
          </table:table-cell>
          <table:table-cell office:value-type="float" office:value="4.15330505371094" calcext:value-type="float">
            <text:p>4.153305053710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8]/[.J98]" office:value-type="float" office:value="1.0071350842476" calcext:value-type="float">
            <text:p>1.0071350842476</text:p>
          </table:table-cell>
          <table:table-cell table:formula="of:=[.U98]-[.J98]" office:value-type="float" office:value="0.0419143103637687" calcext:value-type="float">
            <text:p>0.041914310363769</text:p>
          </table:table-cell>
          <table:table-cell table:formula="of:=[.X98]-[.K98]" office:value-type="float" office:value="-4.13907085418701" calcext:value-type="float">
            <text:p>-4.13907085418701</text:p>
          </table:table-cell>
          <table:table-cell table:formula="of:=[.W98]-[.L98]" office:value-type="float" office:value="0.0390761108398399" calcext:value-type="float">
            <text:p>0.03907611083984</text:p>
          </table:table-cell>
          <table:table-cell table:formula="of:=[.X98]-[.M9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9]*[.C99]" office:value-type="float" office:value="390000" calcext:value-type="float">
            <text:p>390,000</text:p>
          </table:table-cell>
          <table:table-cell office:value-type="float" office:value="390" calcext:value-type="float">
            <text:p>3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9:.I99])" office:value-type="float" office:value="5929396" calcext:value-type="float">
            <text:p>5,929,396</text:p>
          </table:table-cell>
          <table:table-cell table:formula="of:=[.A99]*[.C99]*[.D99]*[.$B$5]" office:value-type="float" office:value="4290000" calcext:value-type="float">
            <text:p>4,290,000</text:p>
          </table:table-cell>
          <table:table-cell table:formula="of:=[.A99]*[.D99]*[.$B$2]*[.$B$6]" office:value-type="float" office:value="1628000" calcext:value-type="float">
            <text:p>1,628,000</text:p>
          </table:table-cell>
          <table:table-cell table:formula="of:=[.D99]*[.$B$2]*[.$B$3]*[.$B$6]" office:value-type="float" office:value="11396" calcext:value-type="float">
            <text:p>11,396</text:p>
          </table:table-cell>
          <table:table-cell table:formula="of:=[.F99]/1000000" office:value-type="float" office:value="5.929396" calcext:value-type="float">
            <text:p>5.93</text:p>
          </table:table-cell>
          <table:table-cell table:formula="of:=[.G99]/1000000" office:value-type="float" office:value="4.29" calcext:value-type="float">
            <text:p>4.29</text:p>
          </table:table-cell>
          <table:table-cell table:formula="of:=[.H99]/1000000" office:value-type="float" office:value="1.628" calcext:value-type="float">
            <text:p>1.63</text:p>
          </table:table-cell>
          <table:table-cell table:formula="of:=[.I9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89999" calcext:value-type="float">
            <text:p>389999</text:p>
          </table:table-cell>
          <table:table-cell table:formula="of:=[.P99]/[.O99]" office:value-type="float" office:value="389.999" calcext:value-type="float">
            <text:p>3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9:.X99])" office:value-type="float" office:value="5.96876239776611" calcext:value-type="float">
            <text:p>5.96876239776611</text:p>
          </table:table-cell>
          <table:table-cell office:value-type="float" office:value="4.20575714111328" calcext:value-type="float">
            <text:p>4.2057571411132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9]/[.J99]" office:value-type="float" office:value="1.00663919187825" calcext:value-type="float">
            <text:p>1.00663919187825</text:p>
          </table:table-cell>
          <table:table-cell table:formula="of:=[.U99]-[.J99]" office:value-type="float" office:value="0.0393663977661092" calcext:value-type="float">
            <text:p>0.039366397766109</text:p>
          </table:table-cell>
          <table:table-cell table:formula="of:=[.X99]-[.K99]" office:value-type="float" office:value="-4.19407085418701" calcext:value-type="float">
            <text:p>-4.19407085418701</text:p>
          </table:table-cell>
          <table:table-cell table:formula="of:=[.W99]-[.L99]" office:value-type="float" office:value="0.0390761108398399" calcext:value-type="float">
            <text:p>0.03907611083984</text:p>
          </table:table-cell>
          <table:table-cell table:formula="of:=[.X99]-[.M9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0]*[.C100]" office:value-type="float" office:value="395000" calcext:value-type="float">
            <text:p>395,000</text:p>
          </table:table-cell>
          <table:table-cell office:value-type="float" office:value="395" calcext:value-type="float">
            <text:p>3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0:.I100])" office:value-type="float" office:value="5984396" calcext:value-type="float">
            <text:p>5,984,396</text:p>
          </table:table-cell>
          <table:table-cell table:formula="of:=[.A100]*[.C100]*[.D100]*[.$B$5]" office:value-type="float" office:value="4345000" calcext:value-type="float">
            <text:p>4,345,000</text:p>
          </table:table-cell>
          <table:table-cell table:formula="of:=[.A100]*[.D100]*[.$B$2]*[.$B$6]" office:value-type="float" office:value="1628000" calcext:value-type="float">
            <text:p>1,628,000</text:p>
          </table:table-cell>
          <table:table-cell table:formula="of:=[.D100]*[.$B$2]*[.$B$3]*[.$B$6]" office:value-type="float" office:value="11396" calcext:value-type="float">
            <text:p>11,396</text:p>
          </table:table-cell>
          <table:table-cell table:formula="of:=[.F100]/1000000" office:value-type="float" office:value="5.984396" calcext:value-type="float">
            <text:p>5.98</text:p>
          </table:table-cell>
          <table:table-cell table:formula="of:=[.G100]/1000000" office:value-type="float" office:value="4.345" calcext:value-type="float">
            <text:p>4.35</text:p>
          </table:table-cell>
          <table:table-cell table:formula="of:=[.H100]/1000000" office:value-type="float" office:value="1.628" calcext:value-type="float">
            <text:p>1.63</text:p>
          </table:table-cell>
          <table:table-cell table:formula="of:=[.I10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4999" calcext:value-type="float">
            <text:p>394999</text:p>
          </table:table-cell>
          <table:table-cell table:formula="of:=[.P100]/[.O100]" office:value-type="float" office:value="394.999" calcext:value-type="float">
            <text:p>3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0:.X100])" office:value-type="float" office:value="6.02121448516846" calcext:value-type="float">
            <text:p>6.02121448516846</text:p>
          </table:table-cell>
          <table:table-cell office:value-type="float" office:value="4.25820922851563" calcext:value-type="float">
            <text:p>4.2582092285156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0]/[.J100]" office:value-type="float" office:value="1.00615241457425" calcext:value-type="float">
            <text:p>1.00615241457425</text:p>
          </table:table-cell>
          <table:table-cell table:formula="of:=[.U100]-[.J100]" office:value-type="float" office:value="0.0368184851684585" calcext:value-type="float">
            <text:p>0.036818485168459</text:p>
          </table:table-cell>
          <table:table-cell table:formula="of:=[.X100]-[.K100]" office:value-type="float" office:value="-4.24907085418701" calcext:value-type="float">
            <text:p>-4.24907085418701</text:p>
          </table:table-cell>
          <table:table-cell table:formula="of:=[.W100]-[.L100]" office:value-type="float" office:value="0.0390761108398399" calcext:value-type="float">
            <text:p>0.03907611083984</text:p>
          </table:table-cell>
          <table:table-cell table:formula="of:=[.X100]-[.M10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1]*[.C101]" office:value-type="float" office:value="400000" calcext:value-type="float">
            <text:p>400,000</text:p>
          </table:table-cell>
          <table:table-cell office:value-type="float" office:value="400" calcext:value-type="float">
            <text:p>4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1:.I101])" office:value-type="float" office:value="6039396" calcext:value-type="float">
            <text:p>6,039,396</text:p>
          </table:table-cell>
          <table:table-cell table:formula="of:=[.A101]*[.C101]*[.D101]*[.$B$5]" office:value-type="float" office:value="4400000" calcext:value-type="float">
            <text:p>4,400,000</text:p>
          </table:table-cell>
          <table:table-cell table:formula="of:=[.A101]*[.D101]*[.$B$2]*[.$B$6]" office:value-type="float" office:value="1628000" calcext:value-type="float">
            <text:p>1,628,000</text:p>
          </table:table-cell>
          <table:table-cell table:formula="of:=[.D101]*[.$B$2]*[.$B$3]*[.$B$6]" office:value-type="float" office:value="11396" calcext:value-type="float">
            <text:p>11,396</text:p>
          </table:table-cell>
          <table:table-cell table:formula="of:=[.F101]/1000000" office:value-type="float" office:value="6.039396" calcext:value-type="float">
            <text:p>6.04</text:p>
          </table:table-cell>
          <table:table-cell table:formula="of:=[.G101]/1000000" office:value-type="float" office:value="4.4" calcext:value-type="float">
            <text:p>4.40</text:p>
          </table:table-cell>
          <table:table-cell table:formula="of:=[.H101]/1000000" office:value-type="float" office:value="1.628" calcext:value-type="float">
            <text:p>1.63</text:p>
          </table:table-cell>
          <table:table-cell table:formula="of:=[.I10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9999" calcext:value-type="float">
            <text:p>399999</text:p>
          </table:table-cell>
          <table:table-cell table:formula="of:=[.P101]/[.O101]" office:value-type="float" office:value="399.999" calcext:value-type="float">
            <text:p>3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1:.X101])" office:value-type="float" office:value="6.0736665725708" calcext:value-type="float">
            <text:p>6.0736665725708</text:p>
          </table:table-cell>
          <table:table-cell office:value-type="float" office:value="4.31066131591797" calcext:value-type="float">
            <text:p>4.3106613159179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1]/[.J101]" office:value-type="float" office:value="1.00567450330642" calcext:value-type="float">
            <text:p>1.00567450330642</text:p>
          </table:table-cell>
          <table:table-cell table:formula="of:=[.U101]-[.J101]" office:value-type="float" office:value="0.0342705725707981" calcext:value-type="float">
            <text:p>0.034270572570798</text:p>
          </table:table-cell>
          <table:table-cell table:formula="of:=[.X101]-[.K101]" office:value-type="float" office:value="-4.30407085418701" calcext:value-type="float">
            <text:p>-4.30407085418701</text:p>
          </table:table-cell>
          <table:table-cell table:formula="of:=[.W101]-[.L101]" office:value-type="float" office:value="0.0390761108398399" calcext:value-type="float">
            <text:p>0.03907611083984</text:p>
          </table:table-cell>
          <table:table-cell table:formula="of:=[.X101]-[.M10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2]*[.C102]" office:value-type="float" office:value="405000" calcext:value-type="float">
            <text:p>405,000</text:p>
          </table:table-cell>
          <table:table-cell office:value-type="float" office:value="405" calcext:value-type="float">
            <text:p>4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2:.I102])" office:value-type="float" office:value="6094396" calcext:value-type="float">
            <text:p>6,094,396</text:p>
          </table:table-cell>
          <table:table-cell table:formula="of:=[.A102]*[.C102]*[.D102]*[.$B$5]" office:value-type="float" office:value="4455000" calcext:value-type="float">
            <text:p>4,455,000</text:p>
          </table:table-cell>
          <table:table-cell table:formula="of:=[.A102]*[.D102]*[.$B$2]*[.$B$6]" office:value-type="float" office:value="1628000" calcext:value-type="float">
            <text:p>1,628,000</text:p>
          </table:table-cell>
          <table:table-cell table:formula="of:=[.D102]*[.$B$2]*[.$B$3]*[.$B$6]" office:value-type="float" office:value="11396" calcext:value-type="float">
            <text:p>11,396</text:p>
          </table:table-cell>
          <table:table-cell table:formula="of:=[.F102]/1000000" office:value-type="float" office:value="6.094396" calcext:value-type="float">
            <text:p>6.09</text:p>
          </table:table-cell>
          <table:table-cell table:formula="of:=[.G102]/1000000" office:value-type="float" office:value="4.455" calcext:value-type="float">
            <text:p>4.46</text:p>
          </table:table-cell>
          <table:table-cell table:formula="of:=[.H102]/1000000" office:value-type="float" office:value="1.628" calcext:value-type="float">
            <text:p>1.63</text:p>
          </table:table-cell>
          <table:table-cell table:formula="of:=[.I10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4999" calcext:value-type="float">
            <text:p>404999</text:p>
          </table:table-cell>
          <table:table-cell table:formula="of:=[.P102]/[.O102]" office:value-type="float" office:value="404.999" calcext:value-type="float">
            <text:p>4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2:.X102])" office:value-type="float" office:value="6.12611865997314" calcext:value-type="float">
            <text:p>6.12611865997314</text:p>
          </table:table-cell>
          <table:table-cell office:value-type="float" office:value="4.36311340332031" calcext:value-type="float">
            <text:p>4.363113403320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2]/[.J102]" office:value-type="float" office:value="1.00520521803525" calcext:value-type="float">
            <text:p>1.00520521803525</text:p>
          </table:table-cell>
          <table:table-cell table:formula="of:=[.U102]-[.J102]" office:value-type="float" office:value="0.0317226599731386" calcext:value-type="float">
            <text:p>0.031722659973139</text:p>
          </table:table-cell>
          <table:table-cell table:formula="of:=[.X102]-[.K102]" office:value-type="float" office:value="-4.35907085418701" calcext:value-type="float">
            <text:p>-4.35907085418701</text:p>
          </table:table-cell>
          <table:table-cell table:formula="of:=[.W102]-[.L102]" office:value-type="float" office:value="0.0390761108398399" calcext:value-type="float">
            <text:p>0.03907611083984</text:p>
          </table:table-cell>
          <table:table-cell table:formula="of:=[.X102]-[.M10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3]*[.C103]" office:value-type="float" office:value="410000" calcext:value-type="float">
            <text:p>410,000</text:p>
          </table:table-cell>
          <table:table-cell office:value-type="float" office:value="410" calcext:value-type="float">
            <text:p>4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3:.I103])" office:value-type="float" office:value="6149396" calcext:value-type="float">
            <text:p>6,149,396</text:p>
          </table:table-cell>
          <table:table-cell table:formula="of:=[.A103]*[.C103]*[.D103]*[.$B$5]" office:value-type="float" office:value="4510000" calcext:value-type="float">
            <text:p>4,510,000</text:p>
          </table:table-cell>
          <table:table-cell table:formula="of:=[.A103]*[.D103]*[.$B$2]*[.$B$6]" office:value-type="float" office:value="1628000" calcext:value-type="float">
            <text:p>1,628,000</text:p>
          </table:table-cell>
          <table:table-cell table:formula="of:=[.D103]*[.$B$2]*[.$B$3]*[.$B$6]" office:value-type="float" office:value="11396" calcext:value-type="float">
            <text:p>11,396</text:p>
          </table:table-cell>
          <table:table-cell table:formula="of:=[.F103]/1000000" office:value-type="float" office:value="6.149396" calcext:value-type="float">
            <text:p>6.15</text:p>
          </table:table-cell>
          <table:table-cell table:formula="of:=[.G103]/1000000" office:value-type="float" office:value="4.51" calcext:value-type="float">
            <text:p>4.51</text:p>
          </table:table-cell>
          <table:table-cell table:formula="of:=[.H103]/1000000" office:value-type="float" office:value="1.628" calcext:value-type="float">
            <text:p>1.63</text:p>
          </table:table-cell>
          <table:table-cell table:formula="of:=[.I10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9999" calcext:value-type="float">
            <text:p>409999</text:p>
          </table:table-cell>
          <table:table-cell table:formula="of:=[.P103]/[.O103]" office:value-type="float" office:value="409.999" calcext:value-type="float">
            <text:p>4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3:.X103])" office:value-type="float" office:value="6.17857074737549" calcext:value-type="float">
            <text:p>6.17857074737549</text:p>
          </table:table-cell>
          <table:table-cell office:value-type="float" office:value="4.41556549072266" calcext:value-type="float">
            <text:p>4.415565490722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3]/[.J103]" office:value-type="float" office:value="1.00474432730881" calcext:value-type="float">
            <text:p>1.00474432730881</text:p>
          </table:table-cell>
          <table:table-cell table:formula="of:=[.U103]-[.J103]" office:value-type="float" office:value="0.029174747375488" calcext:value-type="float">
            <text:p>0.029174747375488</text:p>
          </table:table-cell>
          <table:table-cell table:formula="of:=[.X103]-[.K103]" office:value-type="float" office:value="-4.41407085418701" calcext:value-type="float">
            <text:p>-4.41407085418701</text:p>
          </table:table-cell>
          <table:table-cell table:formula="of:=[.W103]-[.L103]" office:value-type="float" office:value="0.0390761108398399" calcext:value-type="float">
            <text:p>0.03907611083984</text:p>
          </table:table-cell>
          <table:table-cell table:formula="of:=[.X103]-[.M10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4]*[.C104]" office:value-type="float" office:value="415000" calcext:value-type="float">
            <text:p>415,000</text:p>
          </table:table-cell>
          <table:table-cell office:value-type="float" office:value="415" calcext:value-type="float">
            <text:p>4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4:.I104])" office:value-type="float" office:value="6204396" calcext:value-type="float">
            <text:p>6,204,396</text:p>
          </table:table-cell>
          <table:table-cell table:formula="of:=[.A104]*[.C104]*[.D104]*[.$B$5]" office:value-type="float" office:value="4565000" calcext:value-type="float">
            <text:p>4,565,000</text:p>
          </table:table-cell>
          <table:table-cell table:formula="of:=[.A104]*[.D104]*[.$B$2]*[.$B$6]" office:value-type="float" office:value="1628000" calcext:value-type="float">
            <text:p>1,628,000</text:p>
          </table:table-cell>
          <table:table-cell table:formula="of:=[.D104]*[.$B$2]*[.$B$3]*[.$B$6]" office:value-type="float" office:value="11396" calcext:value-type="float">
            <text:p>11,396</text:p>
          </table:table-cell>
          <table:table-cell table:formula="of:=[.F104]/1000000" office:value-type="float" office:value="6.204396" calcext:value-type="float">
            <text:p>6.20</text:p>
          </table:table-cell>
          <table:table-cell table:formula="of:=[.G104]/1000000" office:value-type="float" office:value="4.565" calcext:value-type="float">
            <text:p>4.57</text:p>
          </table:table-cell>
          <table:table-cell table:formula="of:=[.H104]/1000000" office:value-type="float" office:value="1.628" calcext:value-type="float">
            <text:p>1.63</text:p>
          </table:table-cell>
          <table:table-cell table:formula="of:=[.I10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14999" calcext:value-type="float">
            <text:p>414999</text:p>
          </table:table-cell>
          <table:table-cell table:formula="of:=[.P104]/[.O104]" office:value-type="float" office:value="414.999" calcext:value-type="float">
            <text:p>4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4:.X104])" office:value-type="float" office:value="6.23102283477783" calcext:value-type="float">
            <text:p>6.23102283477783</text:p>
          </table:table-cell>
          <table:table-cell office:value-type="float" office:value="4.468017578125" calcext:value-type="float">
            <text:p>4.46801757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4]/[.J104]" office:value-type="float" office:value="1.00429160788219" calcext:value-type="float">
            <text:p>1.00429160788219</text:p>
          </table:table-cell>
          <table:table-cell table:formula="of:=[.U104]-[.J104]" office:value-type="float" office:value="0.0266268347778285" calcext:value-type="float">
            <text:p>0.026626834777829</text:p>
          </table:table-cell>
          <table:table-cell table:formula="of:=[.X104]-[.K104]" office:value-type="float" office:value="-4.46907085418701" calcext:value-type="float">
            <text:p>-4.46907085418701</text:p>
          </table:table-cell>
          <table:table-cell table:formula="of:=[.W104]-[.L104]" office:value-type="float" office:value="0.0390761108398399" calcext:value-type="float">
            <text:p>0.03907611083984</text:p>
          </table:table-cell>
          <table:table-cell table:formula="of:=[.X104]-[.M10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5]*[.C105]" office:value-type="float" office:value="420000" calcext:value-type="float">
            <text:p>420,000</text:p>
          </table:table-cell>
          <table:table-cell office:value-type="float" office:value="420" calcext:value-type="float">
            <text:p>4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5:.I105])" office:value-type="float" office:value="6259396" calcext:value-type="float">
            <text:p>6,259,396</text:p>
          </table:table-cell>
          <table:table-cell table:formula="of:=[.A105]*[.C105]*[.D105]*[.$B$5]" office:value-type="float" office:value="4620000" calcext:value-type="float">
            <text:p>4,620,000</text:p>
          </table:table-cell>
          <table:table-cell table:formula="of:=[.A105]*[.D105]*[.$B$2]*[.$B$6]" office:value-type="float" office:value="1628000" calcext:value-type="float">
            <text:p>1,628,000</text:p>
          </table:table-cell>
          <table:table-cell table:formula="of:=[.D105]*[.$B$2]*[.$B$3]*[.$B$6]" office:value-type="float" office:value="11396" calcext:value-type="float">
            <text:p>11,396</text:p>
          </table:table-cell>
          <table:table-cell table:formula="of:=[.F105]/1000000" office:value-type="float" office:value="6.259396" calcext:value-type="float">
            <text:p>6.26</text:p>
          </table:table-cell>
          <table:table-cell table:formula="of:=[.G105]/1000000" office:value-type="float" office:value="4.62" calcext:value-type="float">
            <text:p>4.62</text:p>
          </table:table-cell>
          <table:table-cell table:formula="of:=[.H105]/1000000" office:value-type="float" office:value="1.628" calcext:value-type="float">
            <text:p>1.63</text:p>
          </table:table-cell>
          <table:table-cell table:formula="of:=[.I10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19999" calcext:value-type="float">
            <text:p>419999</text:p>
          </table:table-cell>
          <table:table-cell table:formula="of:=[.P105]/[.O105]" office:value-type="float" office:value="419.999" calcext:value-type="float">
            <text:p>4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5:.X105])" office:value-type="float" office:value="6.28347492218017" calcext:value-type="float">
            <text:p>6.28347492218017</text:p>
          </table:table-cell>
          <table:table-cell office:value-type="float" office:value="4.52046966552734" calcext:value-type="float">
            <text:p>4.520469665527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5]/[.J105]" office:value-type="float" office:value="1.00384684435689" calcext:value-type="float">
            <text:p>1.00384684435689</text:p>
          </table:table-cell>
          <table:table-cell table:formula="of:=[.U105]-[.J105]" office:value-type="float" office:value="0.0240789221801689" calcext:value-type="float">
            <text:p>0.024078922180169</text:p>
          </table:table-cell>
          <table:table-cell table:formula="of:=[.X105]-[.K105]" office:value-type="float" office:value="-4.52407085418701" calcext:value-type="float">
            <text:p>-4.52407085418701</text:p>
          </table:table-cell>
          <table:table-cell table:formula="of:=[.W105]-[.L105]" office:value-type="float" office:value="0.0390761108398399" calcext:value-type="float">
            <text:p>0.03907611083984</text:p>
          </table:table-cell>
          <table:table-cell table:formula="of:=[.X105]-[.M10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6]*[.C106]" office:value-type="float" office:value="425000" calcext:value-type="float">
            <text:p>425,000</text:p>
          </table:table-cell>
          <table:table-cell office:value-type="float" office:value="425" calcext:value-type="float">
            <text:p>4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6:.I106])" office:value-type="float" office:value="6314396" calcext:value-type="float">
            <text:p>6,314,396</text:p>
          </table:table-cell>
          <table:table-cell table:style-name="ce9" table:formula="of:=[.A106]*[.C106]*[.D106]*[.$B$5]" office:value-type="float" office:value="4675000" calcext:value-type="float">
            <text:p>4,675,000</text:p>
          </table:table-cell>
          <table:table-cell table:formula="of:=[.A106]*[.D106]*[.$B$2]*[.$B$6]" office:value-type="float" office:value="1628000" calcext:value-type="float">
            <text:p>1,628,000</text:p>
          </table:table-cell>
          <table:table-cell table:formula="of:=[.D106]*[.$B$2]*[.$B$3]*[.$B$6]" office:value-type="float" office:value="11396" calcext:value-type="float">
            <text:p>11,396</text:p>
          </table:table-cell>
          <table:table-cell table:formula="of:=[.F106]/1000000" office:value-type="float" office:value="6.314396" calcext:value-type="float">
            <text:p>6.31</text:p>
          </table:table-cell>
          <table:table-cell table:formula="of:=[.G106]/1000000" office:value-type="float" office:value="4.675" calcext:value-type="float">
            <text:p>4.68</text:p>
          </table:table-cell>
          <table:table-cell table:formula="of:=[.H106]/1000000" office:value-type="float" office:value="1.628" calcext:value-type="float">
            <text:p>1.63</text:p>
          </table:table-cell>
          <table:table-cell table:formula="of:=[.I10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4999" calcext:value-type="float">
            <text:p>424999</text:p>
          </table:table-cell>
          <table:table-cell table:formula="of:=[.P106]/[.O106]" office:value-type="float" office:value="424.999" calcext:value-type="float">
            <text:p>4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6:.X106])" office:value-type="float" office:value="6.33592700958252" calcext:value-type="float">
            <text:p>6.33592700958252</text:p>
          </table:table-cell>
          <table:table-cell office:value-type="float" office:value="4.57292175292969" calcext:value-type="float">
            <text:p>4.572921752929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6]/[.J106]" office:value-type="float" office:value="1.00340982883913" calcext:value-type="float">
            <text:p>1.00340982883913</text:p>
          </table:table-cell>
          <table:table-cell table:formula="of:=[.U106]-[.J106]" office:value-type="float" office:value="0.0215310095825183" calcext:value-type="float">
            <text:p>0.021531009582518</text:p>
          </table:table-cell>
          <table:table-cell table:formula="of:=[.X106]-[.K106]" office:value-type="float" office:value="-4.57907085418701" calcext:value-type="float">
            <text:p>-4.57907085418701</text:p>
          </table:table-cell>
          <table:table-cell table:formula="of:=[.W106]-[.L106]" office:value-type="float" office:value="0.0390761108398399" calcext:value-type="float">
            <text:p>0.03907611083984</text:p>
          </table:table-cell>
          <table:table-cell table:formula="of:=[.X106]-[.M10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7]*[.C107]" office:value-type="float" office:value="430000" calcext:value-type="float">
            <text:p>430,000</text:p>
          </table:table-cell>
          <table:table-cell office:value-type="float" office:value="430" calcext:value-type="float">
            <text:p>4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7:.I107])" office:value-type="float" office:value="6369396" calcext:value-type="float">
            <text:p>6,369,396</text:p>
          </table:table-cell>
          <table:table-cell table:formula="of:=[.A107]*[.C107]*[.D107]*[.$B$5]" office:value-type="float" office:value="4730000" calcext:value-type="float">
            <text:p>4,730,000</text:p>
          </table:table-cell>
          <table:table-cell table:formula="of:=[.A107]*[.D107]*[.$B$2]*[.$B$6]" office:value-type="float" office:value="1628000" calcext:value-type="float">
            <text:p>1,628,000</text:p>
          </table:table-cell>
          <table:table-cell table:formula="of:=[.D107]*[.$B$2]*[.$B$3]*[.$B$6]" office:value-type="float" office:value="11396" calcext:value-type="float">
            <text:p>11,396</text:p>
          </table:table-cell>
          <table:table-cell table:formula="of:=[.F107]/1000000" office:value-type="float" office:value="6.369396" calcext:value-type="float">
            <text:p>6.37</text:p>
          </table:table-cell>
          <table:table-cell table:formula="of:=[.G107]/1000000" office:value-type="float" office:value="4.73" calcext:value-type="float">
            <text:p>4.73</text:p>
          </table:table-cell>
          <table:table-cell table:formula="of:=[.H107]/1000000" office:value-type="float" office:value="1.628" calcext:value-type="float">
            <text:p>1.63</text:p>
          </table:table-cell>
          <table:table-cell table:formula="of:=[.I10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9999" calcext:value-type="float">
            <text:p>429999</text:p>
          </table:table-cell>
          <table:table-cell table:formula="of:=[.P107]/[.O107]" office:value-type="float" office:value="429.999" calcext:value-type="float">
            <text:p>4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7:.X107])" office:value-type="float" office:value="6.38837909698486" calcext:value-type="float">
            <text:p>6.38837909698486</text:p>
          </table:table-cell>
          <table:table-cell office:value-type="float" office:value="4.62537384033203" calcext:value-type="float">
            <text:p>4.625373840332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7]/[.J107]" office:value-type="float" office:value="1.0029803606158" calcext:value-type="float">
            <text:p>1.0029803606158</text:p>
          </table:table-cell>
          <table:table-cell table:formula="of:=[.U107]-[.J107]" office:value-type="float" office:value="0.0189830969848588" calcext:value-type="float">
            <text:p>0.018983096984859</text:p>
          </table:table-cell>
          <table:table-cell table:formula="of:=[.X107]-[.K107]" office:value-type="float" office:value="-4.63407085418701" calcext:value-type="float">
            <text:p>-4.63407085418701</text:p>
          </table:table-cell>
          <table:table-cell table:formula="of:=[.W107]-[.L107]" office:value-type="float" office:value="0.0390761108398399" calcext:value-type="float">
            <text:p>0.03907611083984</text:p>
          </table:table-cell>
          <table:table-cell table:formula="of:=[.X107]-[.M10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8]*[.C108]" office:value-type="float" office:value="435000" calcext:value-type="float">
            <text:p>435,000</text:p>
          </table:table-cell>
          <table:table-cell office:value-type="float" office:value="435" calcext:value-type="float">
            <text:p>4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8:.I108])" office:value-type="float" office:value="6424396" calcext:value-type="float">
            <text:p>6,424,396</text:p>
          </table:table-cell>
          <table:table-cell table:formula="of:=[.A108]*[.C108]*[.D108]*[.$B$5]" office:value-type="float" office:value="4785000" calcext:value-type="float">
            <text:p>4,785,000</text:p>
          </table:table-cell>
          <table:table-cell table:formula="of:=[.A108]*[.D108]*[.$B$2]*[.$B$6]" office:value-type="float" office:value="1628000" calcext:value-type="float">
            <text:p>1,628,000</text:p>
          </table:table-cell>
          <table:table-cell table:formula="of:=[.D108]*[.$B$2]*[.$B$3]*[.$B$6]" office:value-type="float" office:value="11396" calcext:value-type="float">
            <text:p>11,396</text:p>
          </table:table-cell>
          <table:table-cell table:formula="of:=[.F108]/1000000" office:value-type="float" office:value="6.424396" calcext:value-type="float">
            <text:p>6.42</text:p>
          </table:table-cell>
          <table:table-cell table:formula="of:=[.G108]/1000000" office:value-type="float" office:value="4.785" calcext:value-type="float">
            <text:p>4.79</text:p>
          </table:table-cell>
          <table:table-cell table:formula="of:=[.H108]/1000000" office:value-type="float" office:value="1.628" calcext:value-type="float">
            <text:p>1.63</text:p>
          </table:table-cell>
          <table:table-cell table:formula="of:=[.I10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4999" calcext:value-type="float">
            <text:p>434999</text:p>
          </table:table-cell>
          <table:table-cell table:formula="of:=[.P108]/[.O108]" office:value-type="float" office:value="434.999" calcext:value-type="float">
            <text:p>4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8:.X108])" office:value-type="float" office:value="6.44083118438721" calcext:value-type="float">
            <text:p>6.44083118438721</text:p>
          </table:table-cell>
          <table:table-cell office:value-type="float" office:value="4.67782592773438" calcext:value-type="float">
            <text:p>4.677825927734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8]/[.J108]" office:value-type="float" office:value="1.00255824584711" calcext:value-type="float">
            <text:p>1.00255824584711</text:p>
          </table:table-cell>
          <table:table-cell table:formula="of:=[.U108]-[.J108]" office:value-type="float" office:value="0.016435184387209" calcext:value-type="float">
            <text:p>0.016435184387209</text:p>
          </table:table-cell>
          <table:table-cell table:formula="of:=[.X108]-[.K108]" office:value-type="float" office:value="-4.68907085418701" calcext:value-type="float">
            <text:p>-4.68907085418701</text:p>
          </table:table-cell>
          <table:table-cell table:formula="of:=[.W108]-[.L108]" office:value-type="float" office:value="0.0390761108398399" calcext:value-type="float">
            <text:p>0.03907611083984</text:p>
          </table:table-cell>
          <table:table-cell table:formula="of:=[.X108]-[.M10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9]*[.C109]" office:value-type="float" office:value="440000" calcext:value-type="float">
            <text:p>440,000</text:p>
          </table:table-cell>
          <table:table-cell office:value-type="float" office:value="440" calcext:value-type="float">
            <text:p>4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9:.I109])" office:value-type="float" office:value="6479396" calcext:value-type="float">
            <text:p>6,479,396</text:p>
          </table:table-cell>
          <table:table-cell table:formula="of:=[.A109]*[.C109]*[.D109]*[.$B$5]" office:value-type="float" office:value="4840000" calcext:value-type="float">
            <text:p>4,840,000</text:p>
          </table:table-cell>
          <table:table-cell table:formula="of:=[.A109]*[.D109]*[.$B$2]*[.$B$6]" office:value-type="float" office:value="1628000" calcext:value-type="float">
            <text:p>1,628,000</text:p>
          </table:table-cell>
          <table:table-cell table:formula="of:=[.D109]*[.$B$2]*[.$B$3]*[.$B$6]" office:value-type="float" office:value="11396" calcext:value-type="float">
            <text:p>11,396</text:p>
          </table:table-cell>
          <table:table-cell table:formula="of:=[.F109]/1000000" office:value-type="float" office:value="6.479396" calcext:value-type="float">
            <text:p>6.48</text:p>
          </table:table-cell>
          <table:table-cell table:formula="of:=[.G109]/1000000" office:value-type="float" office:value="4.84" calcext:value-type="float">
            <text:p>4.84</text:p>
          </table:table-cell>
          <table:table-cell table:formula="of:=[.H109]/1000000" office:value-type="float" office:value="1.628" calcext:value-type="float">
            <text:p>1.63</text:p>
          </table:table-cell>
          <table:table-cell table:formula="of:=[.I10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999" calcext:value-type="float">
            <text:p>439999</text:p>
          </table:table-cell>
          <table:table-cell table:formula="of:=[.P109]/[.O109]" office:value-type="float" office:value="439.999" calcext:value-type="float">
            <text:p>4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9:.X109])" office:value-type="float" office:value="6.49328327178955" calcext:value-type="float">
            <text:p>6.49328327178955</text:p>
          </table:table-cell>
          <table:table-cell office:value-type="float" office:value="4.73027801513672" calcext:value-type="float">
            <text:p>4.730278015136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9]/[.J109]" office:value-type="float" office:value="1.00214329727486" calcext:value-type="float">
            <text:p>1.00214329727486</text:p>
          </table:table-cell>
          <table:table-cell table:formula="of:=[.U109]-[.J109]" office:value-type="float" office:value="0.0138872717895477" calcext:value-type="float">
            <text:p>0.013887271789548</text:p>
          </table:table-cell>
          <table:table-cell table:formula="of:=[.X109]-[.K109]" office:value-type="float" office:value="-4.74407085418701" calcext:value-type="float">
            <text:p>-4.74407085418701</text:p>
          </table:table-cell>
          <table:table-cell table:formula="of:=[.W109]-[.L109]" office:value-type="float" office:value="0.0390761108398399" calcext:value-type="float">
            <text:p>0.03907611083984</text:p>
          </table:table-cell>
          <table:table-cell table:formula="of:=[.X109]-[.M10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0]*[.C110]" office:value-type="float" office:value="445000" calcext:value-type="float">
            <text:p>445,000</text:p>
          </table:table-cell>
          <table:table-cell office:value-type="float" office:value="445" calcext:value-type="float">
            <text:p>4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0:.I110])" office:value-type="float" office:value="6534396" calcext:value-type="float">
            <text:p>6,534,396</text:p>
          </table:table-cell>
          <table:table-cell table:formula="of:=[.A110]*[.C110]*[.D110]*[.$B$5]" office:value-type="float" office:value="4895000" calcext:value-type="float">
            <text:p>4,895,000</text:p>
          </table:table-cell>
          <table:table-cell table:formula="of:=[.A110]*[.D110]*[.$B$2]*[.$B$6]" office:value-type="float" office:value="1628000" calcext:value-type="float">
            <text:p>1,628,000</text:p>
          </table:table-cell>
          <table:table-cell table:formula="of:=[.D110]*[.$B$2]*[.$B$3]*[.$B$6]" office:value-type="float" office:value="11396" calcext:value-type="float">
            <text:p>11,396</text:p>
          </table:table-cell>
          <table:table-cell table:formula="of:=[.F110]/1000000" office:value-type="float" office:value="6.534396" calcext:value-type="float">
            <text:p>6.53</text:p>
          </table:table-cell>
          <table:table-cell table:formula="of:=[.G110]/1000000" office:value-type="float" office:value="4.895" calcext:value-type="float">
            <text:p>4.90</text:p>
          </table:table-cell>
          <table:table-cell table:formula="of:=[.H110]/1000000" office:value-type="float" office:value="1.628" calcext:value-type="float">
            <text:p>1.63</text:p>
          </table:table-cell>
          <table:table-cell table:formula="of:=[.I11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4999" calcext:value-type="float">
            <text:p>444999</text:p>
          </table:table-cell>
          <table:table-cell table:formula="of:=[.P110]/[.O110]" office:value-type="float" office:value="444.999" calcext:value-type="float">
            <text:p>4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0:.X110])" office:value-type="float" office:value="6.54573535919189" calcext:value-type="float">
            <text:p>6.54573535919189</text:p>
          </table:table-cell>
          <table:table-cell office:value-type="float" office:value="4.78273010253906" calcext:value-type="float">
            <text:p>4.782730102539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0]/[.J110]" office:value-type="float" office:value="1.00173533394546" calcext:value-type="float">
            <text:p>1.00173533394546</text:p>
          </table:table-cell>
          <table:table-cell table:formula="of:=[.U110]-[.J110]" office:value-type="float" office:value="0.0113393591918882" calcext:value-type="float">
            <text:p>0.011339359191888</text:p>
          </table:table-cell>
          <table:table-cell table:formula="of:=[.X110]-[.K110]" office:value-type="float" office:value="-4.79907085418701" calcext:value-type="float">
            <text:p>-4.79907085418701</text:p>
          </table:table-cell>
          <table:table-cell table:formula="of:=[.W110]-[.L110]" office:value-type="float" office:value="0.0390761108398399" calcext:value-type="float">
            <text:p>0.03907611083984</text:p>
          </table:table-cell>
          <table:table-cell table:formula="of:=[.X110]-[.M11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1]*[.C111]" office:value-type="float" office:value="450000" calcext:value-type="float">
            <text:p>450,000</text:p>
          </table:table-cell>
          <table:table-cell office:value-type="float" office:value="450" calcext:value-type="float">
            <text:p>4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1:.I111])" office:value-type="float" office:value="6589396" calcext:value-type="float">
            <text:p>6,589,396</text:p>
          </table:table-cell>
          <table:table-cell table:formula="of:=[.A111]*[.C111]*[.D111]*[.$B$5]" office:value-type="float" office:value="4950000" calcext:value-type="float">
            <text:p>4,950,000</text:p>
          </table:table-cell>
          <table:table-cell table:formula="of:=[.A111]*[.D111]*[.$B$2]*[.$B$6]" office:value-type="float" office:value="1628000" calcext:value-type="float">
            <text:p>1,628,000</text:p>
          </table:table-cell>
          <table:table-cell table:formula="of:=[.D111]*[.$B$2]*[.$B$3]*[.$B$6]" office:value-type="float" office:value="11396" calcext:value-type="float">
            <text:p>11,396</text:p>
          </table:table-cell>
          <table:table-cell table:formula="of:=[.F111]/1000000" office:value-type="float" office:value="6.589396" calcext:value-type="float">
            <text:p>6.59</text:p>
          </table:table-cell>
          <table:table-cell table:formula="of:=[.G111]/1000000" office:value-type="float" office:value="4.95" calcext:value-type="float">
            <text:p>4.95</text:p>
          </table:table-cell>
          <table:table-cell table:formula="of:=[.H111]/1000000" office:value-type="float" office:value="1.628" calcext:value-type="float">
            <text:p>1.63</text:p>
          </table:table-cell>
          <table:table-cell table:formula="of:=[.I11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9999" calcext:value-type="float">
            <text:p>449999</text:p>
          </table:table-cell>
          <table:table-cell table:formula="of:=[.P111]/[.O111]" office:value-type="float" office:value="449.999" calcext:value-type="float">
            <text:p>4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1:.X111])" office:value-type="float" office:value="6.59818744659424" calcext:value-type="float">
            <text:p>6.59818744659424</text:p>
          </table:table-cell>
          <table:table-cell office:value-type="float" office:value="4.83518218994141" calcext:value-type="float">
            <text:p>4.835182189941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1]/[.J111]" office:value-type="float" office:value="1.00133418094682" calcext:value-type="float">
            <text:p>1.00133418094682</text:p>
          </table:table-cell>
          <table:table-cell table:formula="of:=[.U111]-[.J111]" office:value-type="float" office:value="0.00879144659423847" calcext:value-type="float">
            <text:p>0.008791446594238</text:p>
          </table:table-cell>
          <table:table-cell table:formula="of:=[.X111]-[.K111]" office:value-type="float" office:value="-4.85407085418701" calcext:value-type="float">
            <text:p>-4.85407085418701</text:p>
          </table:table-cell>
          <table:table-cell table:formula="of:=[.W111]-[.L111]" office:value-type="float" office:value="0.0390761108398399" calcext:value-type="float">
            <text:p>0.03907611083984</text:p>
          </table:table-cell>
          <table:table-cell table:formula="of:=[.X111]-[.M11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2]*[.C112]" office:value-type="float" office:value="455000" calcext:value-type="float">
            <text:p>455,000</text:p>
          </table:table-cell>
          <table:table-cell office:value-type="float" office:value="455" calcext:value-type="float">
            <text:p>4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2:.I112])" office:value-type="float" office:value="6644396" calcext:value-type="float">
            <text:p>6,644,396</text:p>
          </table:table-cell>
          <table:table-cell table:formula="of:=[.A112]*[.C112]*[.D112]*[.$B$5]" office:value-type="float" office:value="5005000" calcext:value-type="float">
            <text:p>5,005,000</text:p>
          </table:table-cell>
          <table:table-cell table:formula="of:=[.A112]*[.D112]*[.$B$2]*[.$B$6]" office:value-type="float" office:value="1628000" calcext:value-type="float">
            <text:p>1,628,000</text:p>
          </table:table-cell>
          <table:table-cell table:formula="of:=[.D112]*[.$B$2]*[.$B$3]*[.$B$6]" office:value-type="float" office:value="11396" calcext:value-type="float">
            <text:p>11,396</text:p>
          </table:table-cell>
          <table:table-cell table:formula="of:=[.F112]/1000000" office:value-type="float" office:value="6.644396" calcext:value-type="float">
            <text:p>6.64</text:p>
          </table:table-cell>
          <table:table-cell table:formula="of:=[.G112]/1000000" office:value-type="float" office:value="5.005" calcext:value-type="float">
            <text:p>5.01</text:p>
          </table:table-cell>
          <table:table-cell table:formula="of:=[.H112]/1000000" office:value-type="float" office:value="1.628" calcext:value-type="float">
            <text:p>1.63</text:p>
          </table:table-cell>
          <table:table-cell table:formula="of:=[.I11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54999" calcext:value-type="float">
            <text:p>454999</text:p>
          </table:table-cell>
          <table:table-cell table:formula="of:=[.P112]/[.O112]" office:value-type="float" office:value="454.999" calcext:value-type="float">
            <text:p>4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2:.X112])" office:value-type="float" office:value="6.65063953399658" calcext:value-type="float">
            <text:p>6.65063953399658</text:p>
          </table:table-cell>
          <table:table-cell office:value-type="float" office:value="4.88763427734375" calcext:value-type="float">
            <text:p>4.8876342773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2]/[.J112]" office:value-type="float" office:value="1.00093966915828" calcext:value-type="float">
            <text:p>1.00093966915828</text:p>
          </table:table-cell>
          <table:table-cell table:formula="of:=[.U112]-[.J112]" office:value-type="float" office:value="0.00624353399657807" calcext:value-type="float">
            <text:p>0.006243533996578</text:p>
          </table:table-cell>
          <table:table-cell table:formula="of:=[.X112]-[.K112]" office:value-type="float" office:value="-4.90907085418701" calcext:value-type="float">
            <text:p>-4.90907085418701</text:p>
          </table:table-cell>
          <table:table-cell table:formula="of:=[.W112]-[.L112]" office:value-type="float" office:value="0.0390761108398399" calcext:value-type="float">
            <text:p>0.03907611083984</text:p>
          </table:table-cell>
          <table:table-cell table:formula="of:=[.X112]-[.M11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3]*[.C113]" office:value-type="float" office:value="460000" calcext:value-type="float">
            <text:p>460,000</text:p>
          </table:table-cell>
          <table:table-cell office:value-type="float" office:value="460" calcext:value-type="float">
            <text:p>4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3:.I113])" office:value-type="float" office:value="6699396" calcext:value-type="float">
            <text:p>6,699,396</text:p>
          </table:table-cell>
          <table:table-cell table:formula="of:=[.A113]*[.C113]*[.D113]*[.$B$5]" office:value-type="float" office:value="5060000" calcext:value-type="float">
            <text:p>5,060,000</text:p>
          </table:table-cell>
          <table:table-cell table:formula="of:=[.A113]*[.D113]*[.$B$2]*[.$B$6]" office:value-type="float" office:value="1628000" calcext:value-type="float">
            <text:p>1,628,000</text:p>
          </table:table-cell>
          <table:table-cell table:formula="of:=[.D113]*[.$B$2]*[.$B$3]*[.$B$6]" office:value-type="float" office:value="11396" calcext:value-type="float">
            <text:p>11,396</text:p>
          </table:table-cell>
          <table:table-cell table:formula="of:=[.F113]/1000000" office:value-type="float" office:value="6.699396" calcext:value-type="float">
            <text:p>6.70</text:p>
          </table:table-cell>
          <table:table-cell table:formula="of:=[.G113]/1000000" office:value-type="float" office:value="5.06" calcext:value-type="float">
            <text:p>5.06</text:p>
          </table:table-cell>
          <table:table-cell table:formula="of:=[.H113]/1000000" office:value-type="float" office:value="1.628" calcext:value-type="float">
            <text:p>1.63</text:p>
          </table:table-cell>
          <table:table-cell table:formula="of:=[.I11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59999" calcext:value-type="float">
            <text:p>459999</text:p>
          </table:table-cell>
          <table:table-cell table:formula="of:=[.P113]/[.O113]" office:value-type="float" office:value="459.999" calcext:value-type="float">
            <text:p>4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3:.X113])" office:value-type="float" office:value="6.70309162139892" calcext:value-type="float">
            <text:p>6.70309162139892</text:p>
          </table:table-cell>
          <table:table-cell office:value-type="float" office:value="4.94008636474609" calcext:value-type="float">
            <text:p>4.940086364746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3]/[.J113]" office:value-type="float" office:value="1.00055163501291" calcext:value-type="float">
            <text:p>1.00055163501291</text:p>
          </table:table-cell>
          <table:table-cell table:formula="of:=[.U113]-[.J113]" office:value-type="float" office:value="0.00369562139891855" calcext:value-type="float">
            <text:p>0.003695621398919</text:p>
          </table:table-cell>
          <table:table-cell table:formula="of:=[.X113]-[.K113]" office:value-type="float" office:value="-4.96407085418701" calcext:value-type="float">
            <text:p>-4.96407085418701</text:p>
          </table:table-cell>
          <table:table-cell table:formula="of:=[.W113]-[.L113]" office:value-type="float" office:value="0.0390761108398399" calcext:value-type="float">
            <text:p>0.03907611083984</text:p>
          </table:table-cell>
          <table:table-cell table:formula="of:=[.X113]-[.M11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4]*[.C114]" office:value-type="float" office:value="465000" calcext:value-type="float">
            <text:p>465,000</text:p>
          </table:table-cell>
          <table:table-cell office:value-type="float" office:value="465" calcext:value-type="float">
            <text:p>4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4:.I114])" office:value-type="float" office:value="6754396" calcext:value-type="float">
            <text:p>6,754,396</text:p>
          </table:table-cell>
          <table:table-cell table:style-name="ce9" table:formula="of:=[.A114]*[.C114]*[.D114]*[.$B$5]" office:value-type="float" office:value="5115000" calcext:value-type="float">
            <text:p>5,115,000</text:p>
          </table:table-cell>
          <table:table-cell table:formula="of:=[.A114]*[.D114]*[.$B$2]*[.$B$6]" office:value-type="float" office:value="1628000" calcext:value-type="float">
            <text:p>1,628,000</text:p>
          </table:table-cell>
          <table:table-cell table:formula="of:=[.D114]*[.$B$2]*[.$B$3]*[.$B$6]" office:value-type="float" office:value="11396" calcext:value-type="float">
            <text:p>11,396</text:p>
          </table:table-cell>
          <table:table-cell table:formula="of:=[.F114]/1000000" office:value-type="float" office:value="6.754396" calcext:value-type="float">
            <text:p>6.75</text:p>
          </table:table-cell>
          <table:table-cell table:formula="of:=[.G114]/1000000" office:value-type="float" office:value="5.115" calcext:value-type="float">
            <text:p>5.12</text:p>
          </table:table-cell>
          <table:table-cell table:formula="of:=[.H114]/1000000" office:value-type="float" office:value="1.628" calcext:value-type="float">
            <text:p>1.63</text:p>
          </table:table-cell>
          <table:table-cell table:formula="of:=[.I11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4999" calcext:value-type="float">
            <text:p>464999</text:p>
          </table:table-cell>
          <table:table-cell table:formula="of:=[.P114]/[.O114]" office:value-type="float" office:value="464.999" calcext:value-type="float">
            <text:p>4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4:.X114])" office:value-type="float" office:value="6.75554370880127" calcext:value-type="float">
            <text:p>6.75554370880127</text:p>
          </table:table-cell>
          <table:table-cell office:value-type="float" office:value="4.99253845214844" calcext:value-type="float">
            <text:p>4.992538452148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4]/[.J114]" office:value-type="float" office:value="1.00016992027137" calcext:value-type="float">
            <text:p>1.00016992027137</text:p>
          </table:table-cell>
          <table:table-cell table:formula="of:=[.U114]-[.J114]" office:value-type="float" office:value="0.0011477088012688" calcext:value-type="float">
            <text:p>0.001147708801269</text:p>
          </table:table-cell>
          <table:table-cell table:formula="of:=[.X114]-[.K114]" office:value-type="float" office:value="-5.01907085418701" calcext:value-type="float">
            <text:p>-5.01907085418701</text:p>
          </table:table-cell>
          <table:table-cell table:formula="of:=[.W114]-[.L114]" office:value-type="float" office:value="0.0390761108398399" calcext:value-type="float">
            <text:p>0.03907611083984</text:p>
          </table:table-cell>
          <table:table-cell table:formula="of:=[.X114]-[.M11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5]*[.C115]" office:value-type="float" office:value="470000" calcext:value-type="float">
            <text:p>470,000</text:p>
          </table:table-cell>
          <table:table-cell office:value-type="float" office:value="470" calcext:value-type="float">
            <text:p>4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5:.I115])" office:value-type="float" office:value="6809396" calcext:value-type="float">
            <text:p>6,809,396</text:p>
          </table:table-cell>
          <table:table-cell table:formula="of:=[.A115]*[.C115]*[.D115]*[.$B$5]" office:value-type="float" office:value="5170000" calcext:value-type="float">
            <text:p>5,170,000</text:p>
          </table:table-cell>
          <table:table-cell table:formula="of:=[.A115]*[.D115]*[.$B$2]*[.$B$6]" office:value-type="float" office:value="1628000" calcext:value-type="float">
            <text:p>1,628,000</text:p>
          </table:table-cell>
          <table:table-cell table:formula="of:=[.D115]*[.$B$2]*[.$B$3]*[.$B$6]" office:value-type="float" office:value="11396" calcext:value-type="float">
            <text:p>11,396</text:p>
          </table:table-cell>
          <table:table-cell table:formula="of:=[.F115]/1000000" office:value-type="float" office:value="6.809396" calcext:value-type="float">
            <text:p>6.81</text:p>
          </table:table-cell>
          <table:table-cell table:formula="of:=[.G115]/1000000" office:value-type="float" office:value="5.17" calcext:value-type="float">
            <text:p>5.17</text:p>
          </table:table-cell>
          <table:table-cell table:formula="of:=[.H115]/1000000" office:value-type="float" office:value="1.628" calcext:value-type="float">
            <text:p>1.63</text:p>
          </table:table-cell>
          <table:table-cell table:formula="of:=[.I11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9999" calcext:value-type="float">
            <text:p>469999</text:p>
          </table:table-cell>
          <table:table-cell table:formula="of:=[.P115]/[.O115]" office:value-type="float" office:value="469.999" calcext:value-type="float">
            <text:p>4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5:.X115])" office:value-type="float" office:value="6.80799579620361" calcext:value-type="float">
            <text:p>6.80799579620361</text:p>
          </table:table-cell>
          <table:table-cell office:value-type="float" office:value="5.04499053955078" calcext:value-type="float">
            <text:p>5.044990539550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5]/[.J115]" office:value-type="float" office:value="0.999794371806781" calcext:value-type="float">
            <text:p>0.999794371806781</text:p>
          </table:table-cell>
          <table:table-cell table:formula="of:=[.U115]-[.J115]" office:value-type="float" office:value="-0.00140020379639072" calcext:value-type="float">
            <text:p>-0.001400203796391</text:p>
          </table:table-cell>
          <table:table-cell table:formula="of:=[.X115]-[.K115]" office:value-type="float" office:value="-5.07407085418701" calcext:value-type="float">
            <text:p>-5.07407085418701</text:p>
          </table:table-cell>
          <table:table-cell table:formula="of:=[.W115]-[.L115]" office:value-type="float" office:value="0.0390761108398399" calcext:value-type="float">
            <text:p>0.03907611083984</text:p>
          </table:table-cell>
          <table:table-cell table:formula="of:=[.X115]-[.M11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6]*[.C116]" office:value-type="float" office:value="475000" calcext:value-type="float">
            <text:p>475,000</text:p>
          </table:table-cell>
          <table:table-cell office:value-type="float" office:value="475" calcext:value-type="float">
            <text:p>4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6:.I116])" office:value-type="float" office:value="6864396" calcext:value-type="float">
            <text:p>6,864,396</text:p>
          </table:table-cell>
          <table:table-cell table:formula="of:=[.A116]*[.C116]*[.D116]*[.$B$5]" office:value-type="float" office:value="5225000" calcext:value-type="float">
            <text:p>5,225,000</text:p>
          </table:table-cell>
          <table:table-cell table:formula="of:=[.A116]*[.D116]*[.$B$2]*[.$B$6]" office:value-type="float" office:value="1628000" calcext:value-type="float">
            <text:p>1,628,000</text:p>
          </table:table-cell>
          <table:table-cell table:formula="of:=[.D116]*[.$B$2]*[.$B$3]*[.$B$6]" office:value-type="float" office:value="11396" calcext:value-type="float">
            <text:p>11,396</text:p>
          </table:table-cell>
          <table:table-cell table:formula="of:=[.F116]/1000000" office:value-type="float" office:value="6.864396" calcext:value-type="float">
            <text:p>6.86</text:p>
          </table:table-cell>
          <table:table-cell table:formula="of:=[.G116]/1000000" office:value-type="float" office:value="5.225" calcext:value-type="float">
            <text:p>5.23</text:p>
          </table:table-cell>
          <table:table-cell table:formula="of:=[.H116]/1000000" office:value-type="float" office:value="1.628" calcext:value-type="float">
            <text:p>1.63</text:p>
          </table:table-cell>
          <table:table-cell table:formula="of:=[.I11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74999" calcext:value-type="float">
            <text:p>474999</text:p>
          </table:table-cell>
          <table:table-cell table:formula="of:=[.P116]/[.O116]" office:value-type="float" office:value="474.999" calcext:value-type="float">
            <text:p>4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6:.X116])" office:value-type="float" office:value="6.86044788360596" calcext:value-type="float">
            <text:p>6.86044788360596</text:p>
          </table:table-cell>
          <table:table-cell office:value-type="float" office:value="5.09744262695313" calcext:value-type="float">
            <text:p>5.0974426269531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6]/[.J116]" office:value-type="float" office:value="0.999424841399878" calcext:value-type="float">
            <text:p>0.999424841399878</text:p>
          </table:table-cell>
          <table:table-cell table:formula="of:=[.U116]-[.J116]" office:value-type="float" office:value="-0.00394811639404136" calcext:value-type="float">
            <text:p>-0.003948116394041</text:p>
          </table:table-cell>
          <table:table-cell table:formula="of:=[.X116]-[.K116]" office:value-type="float" office:value="-5.12907085418701" calcext:value-type="float">
            <text:p>-5.12907085418701</text:p>
          </table:table-cell>
          <table:table-cell table:formula="of:=[.W116]-[.L116]" office:value-type="float" office:value="0.0390761108398399" calcext:value-type="float">
            <text:p>0.03907611083984</text:p>
          </table:table-cell>
          <table:table-cell table:formula="of:=[.X116]-[.M11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7]*[.C117]" office:value-type="float" office:value="480000" calcext:value-type="float">
            <text:p>480,000</text:p>
          </table:table-cell>
          <table:table-cell office:value-type="float" office:value="480" calcext:value-type="float">
            <text:p>4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7:.I117])" office:value-type="float" office:value="6919396" calcext:value-type="float">
            <text:p>6,919,396</text:p>
          </table:table-cell>
          <table:table-cell table:formula="of:=[.A117]*[.C117]*[.D117]*[.$B$5]" office:value-type="float" office:value="5280000" calcext:value-type="float">
            <text:p>5,280,000</text:p>
          </table:table-cell>
          <table:table-cell table:formula="of:=[.A117]*[.D117]*[.$B$2]*[.$B$6]" office:value-type="float" office:value="1628000" calcext:value-type="float">
            <text:p>1,628,000</text:p>
          </table:table-cell>
          <table:table-cell table:formula="of:=[.D117]*[.$B$2]*[.$B$3]*[.$B$6]" office:value-type="float" office:value="11396" calcext:value-type="float">
            <text:p>11,396</text:p>
          </table:table-cell>
          <table:table-cell table:formula="of:=[.F117]/1000000" office:value-type="float" office:value="6.919396" calcext:value-type="float">
            <text:p>6.92</text:p>
          </table:table-cell>
          <table:table-cell table:formula="of:=[.G117]/1000000" office:value-type="float" office:value="5.28" calcext:value-type="float">
            <text:p>5.28</text:p>
          </table:table-cell>
          <table:table-cell table:formula="of:=[.H117]/1000000" office:value-type="float" office:value="1.628" calcext:value-type="float">
            <text:p>1.63</text:p>
          </table:table-cell>
          <table:table-cell table:formula="of:=[.I11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79999" calcext:value-type="float">
            <text:p>479999</text:p>
          </table:table-cell>
          <table:table-cell table:formula="of:=[.P117]/[.O117]" office:value-type="float" office:value="479.999" calcext:value-type="float">
            <text:p>4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7:.X117])" office:value-type="float" office:value="6.9128999710083" calcext:value-type="float">
            <text:p>6.9128999710083</text:p>
          </table:table-cell>
          <table:table-cell office:value-type="float" office:value="5.14989471435547" calcext:value-type="float">
            <text:p>5.149894714355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7]/[.J117]" office:value-type="float" office:value="0.999061185543984" calcext:value-type="float">
            <text:p>0.999061185543984</text:p>
          </table:table-cell>
          <table:table-cell table:formula="of:=[.U117]-[.J117]" office:value-type="float" office:value="-0.00649602899170176" calcext:value-type="float">
            <text:p>-0.006496028991702</text:p>
          </table:table-cell>
          <table:table-cell table:formula="of:=[.X117]-[.K117]" office:value-type="float" office:value="-5.18407085418701" calcext:value-type="float">
            <text:p>-5.18407085418701</text:p>
          </table:table-cell>
          <table:table-cell table:formula="of:=[.W117]-[.L117]" office:value-type="float" office:value="0.0390761108398399" calcext:value-type="float">
            <text:p>0.03907611083984</text:p>
          </table:table-cell>
          <table:table-cell table:formula="of:=[.X117]-[.M11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8]*[.C118]" office:value-type="float" office:value="485000" calcext:value-type="float">
            <text:p>485,000</text:p>
          </table:table-cell>
          <table:table-cell office:value-type="float" office:value="485" calcext:value-type="float">
            <text:p>4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8:.I118])" office:value-type="float" office:value="6974396" calcext:value-type="float">
            <text:p>6,974,396</text:p>
          </table:table-cell>
          <table:table-cell table:formula="of:=[.A118]*[.C118]*[.D118]*[.$B$5]" office:value-type="float" office:value="5335000" calcext:value-type="float">
            <text:p>5,335,000</text:p>
          </table:table-cell>
          <table:table-cell table:formula="of:=[.A118]*[.D118]*[.$B$2]*[.$B$6]" office:value-type="float" office:value="1628000" calcext:value-type="float">
            <text:p>1,628,000</text:p>
          </table:table-cell>
          <table:table-cell table:formula="of:=[.D118]*[.$B$2]*[.$B$3]*[.$B$6]" office:value-type="float" office:value="11396" calcext:value-type="float">
            <text:p>11,396</text:p>
          </table:table-cell>
          <table:table-cell table:formula="of:=[.F118]/1000000" office:value-type="float" office:value="6.974396" calcext:value-type="float">
            <text:p>6.97</text:p>
          </table:table-cell>
          <table:table-cell table:formula="of:=[.G118]/1000000" office:value-type="float" office:value="5.335" calcext:value-type="float">
            <text:p>5.34</text:p>
          </table:table-cell>
          <table:table-cell table:formula="of:=[.H118]/1000000" office:value-type="float" office:value="1.628" calcext:value-type="float">
            <text:p>1.63</text:p>
          </table:table-cell>
          <table:table-cell table:formula="of:=[.I11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84999" calcext:value-type="float">
            <text:p>484999</text:p>
          </table:table-cell>
          <table:table-cell table:formula="of:=[.P118]/[.O118]" office:value-type="float" office:value="484.999" calcext:value-type="float">
            <text:p>4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8:.X118])" office:value-type="float" office:value="6.96535205841064" calcext:value-type="float">
            <text:p>6.96535205841064</text:p>
          </table:table-cell>
          <table:table-cell office:value-type="float" office:value="5.20234680175781" calcext:value-type="float">
            <text:p>5.202346801757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8]/[.J118]" office:value-type="float" office:value="0.998703265259191" calcext:value-type="float">
            <text:p>0.998703265259191</text:p>
          </table:table-cell>
          <table:table-cell table:formula="of:=[.U118]-[.J118]" office:value-type="float" office:value="-0.00904394158936128" calcext:value-type="float">
            <text:p>-0.009043941589361</text:p>
          </table:table-cell>
          <table:table-cell table:formula="of:=[.X118]-[.K118]" office:value-type="float" office:value="-5.23907085418701" calcext:value-type="float">
            <text:p>-5.23907085418701</text:p>
          </table:table-cell>
          <table:table-cell table:formula="of:=[.W118]-[.L118]" office:value-type="float" office:value="0.0390761108398399" calcext:value-type="float">
            <text:p>0.03907611083984</text:p>
          </table:table-cell>
          <table:table-cell table:formula="of:=[.X118]-[.M11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9]*[.C119]" office:value-type="float" office:value="490000" calcext:value-type="float">
            <text:p>490,000</text:p>
          </table:table-cell>
          <table:table-cell office:value-type="float" office:value="490" calcext:value-type="float">
            <text:p>4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9:.I119])" office:value-type="float" office:value="7029396" calcext:value-type="float">
            <text:p>7,029,396</text:p>
          </table:table-cell>
          <table:table-cell table:formula="of:=[.A119]*[.C119]*[.D119]*[.$B$5]" office:value-type="float" office:value="5390000" calcext:value-type="float">
            <text:p>5,390,000</text:p>
          </table:table-cell>
          <table:table-cell table:formula="of:=[.A119]*[.D119]*[.$B$2]*[.$B$6]" office:value-type="float" office:value="1628000" calcext:value-type="float">
            <text:p>1,628,000</text:p>
          </table:table-cell>
          <table:table-cell table:formula="of:=[.D119]*[.$B$2]*[.$B$3]*[.$B$6]" office:value-type="float" office:value="11396" calcext:value-type="float">
            <text:p>11,396</text:p>
          </table:table-cell>
          <table:table-cell table:formula="of:=[.F119]/1000000" office:value-type="float" office:value="7.029396" calcext:value-type="float">
            <text:p>7.03</text:p>
          </table:table-cell>
          <table:table-cell table:formula="of:=[.G119]/1000000" office:value-type="float" office:value="5.39" calcext:value-type="float">
            <text:p>5.39</text:p>
          </table:table-cell>
          <table:table-cell table:formula="of:=[.H119]/1000000" office:value-type="float" office:value="1.628" calcext:value-type="float">
            <text:p>1.63</text:p>
          </table:table-cell>
          <table:table-cell table:formula="of:=[.I11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89999" calcext:value-type="float">
            <text:p>489999</text:p>
          </table:table-cell>
          <table:table-cell table:formula="of:=[.P119]/[.O119]" office:value-type="float" office:value="489.999" calcext:value-type="float">
            <text:p>4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9:.X119])" office:value-type="float" office:value="7.01780414581299" calcext:value-type="float">
            <text:p>7.01780414581299</text:p>
          </table:table-cell>
          <table:table-cell office:value-type="float" office:value="5.25479888916016" calcext:value-type="float">
            <text:p>5.254798889160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9]/[.J119]" office:value-type="float" office:value="0.998350945915266" calcext:value-type="float">
            <text:p>0.998350945915266</text:p>
          </table:table-cell>
          <table:table-cell table:formula="of:=[.U119]-[.J119]" office:value-type="float" office:value="-0.0115918541870119" calcext:value-type="float">
            <text:p>-0.011591854187012</text:p>
          </table:table-cell>
          <table:table-cell table:formula="of:=[.X119]-[.K119]" office:value-type="float" office:value="-5.29407085418701" calcext:value-type="float">
            <text:p>-5.29407085418701</text:p>
          </table:table-cell>
          <table:table-cell table:formula="of:=[.W119]-[.L119]" office:value-type="float" office:value="0.0390761108398399" calcext:value-type="float">
            <text:p>0.03907611083984</text:p>
          </table:table-cell>
          <table:table-cell table:formula="of:=[.X119]-[.M11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0]*[.C120]" office:value-type="float" office:value="495000" calcext:value-type="float">
            <text:p>495,000</text:p>
          </table:table-cell>
          <table:table-cell office:value-type="float" office:value="495" calcext:value-type="float">
            <text:p>4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0:.I120])" office:value-type="float" office:value="7084396" calcext:value-type="float">
            <text:p>7,084,396</text:p>
          </table:table-cell>
          <table:table-cell table:formula="of:=[.A120]*[.C120]*[.D120]*[.$B$5]" office:value-type="float" office:value="5445000" calcext:value-type="float">
            <text:p>5,445,000</text:p>
          </table:table-cell>
          <table:table-cell table:formula="of:=[.A120]*[.D120]*[.$B$2]*[.$B$6]" office:value-type="float" office:value="1628000" calcext:value-type="float">
            <text:p>1,628,000</text:p>
          </table:table-cell>
          <table:table-cell table:formula="of:=[.D120]*[.$B$2]*[.$B$3]*[.$B$6]" office:value-type="float" office:value="11396" calcext:value-type="float">
            <text:p>11,396</text:p>
          </table:table-cell>
          <table:table-cell table:formula="of:=[.F120]/1000000" office:value-type="float" office:value="7.084396" calcext:value-type="float">
            <text:p>7.08</text:p>
          </table:table-cell>
          <table:table-cell table:formula="of:=[.G120]/1000000" office:value-type="float" office:value="5.445" calcext:value-type="float">
            <text:p>5.45</text:p>
          </table:table-cell>
          <table:table-cell table:formula="of:=[.H120]/1000000" office:value-type="float" office:value="1.628" calcext:value-type="float">
            <text:p>1.63</text:p>
          </table:table-cell>
          <table:table-cell table:formula="of:=[.I12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4999" calcext:value-type="float">
            <text:p>494999</text:p>
          </table:table-cell>
          <table:table-cell table:formula="of:=[.P120]/[.O120]" office:value-type="float" office:value="494.999" calcext:value-type="float">
            <text:p>4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0:.X120])" office:value-type="float" office:value="7.07025623321533" calcext:value-type="float">
            <text:p>7.07025623321533</text:p>
          </table:table-cell>
          <table:table-cell office:value-type="float" office:value="5.3072509765625" calcext:value-type="float">
            <text:p>5.3072509765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0]/[.J120]" office:value-type="float" office:value="0.998004097062802" calcext:value-type="float">
            <text:p>0.998004097062802</text:p>
          </table:table-cell>
          <table:table-cell table:formula="of:=[.U120]-[.J120]" office:value-type="float" office:value="-0.0141397667846714" calcext:value-type="float">
            <text:p>-0.014139766784672</text:p>
          </table:table-cell>
          <table:table-cell table:formula="of:=[.X120]-[.K120]" office:value-type="float" office:value="-5.34907085418701" calcext:value-type="float">
            <text:p>-5.34907085418701</text:p>
          </table:table-cell>
          <table:table-cell table:formula="of:=[.W120]-[.L120]" office:value-type="float" office:value="0.0390761108398399" calcext:value-type="float">
            <text:p>0.03907611083984</text:p>
          </table:table-cell>
          <table:table-cell table:formula="of:=[.X120]-[.M12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1]*[.C121]" office:value-type="float" office:value="500000" calcext:value-type="float">
            <text:p>500,000</text:p>
          </table:table-cell>
          <table:table-cell office:value-type="float" office:value="500" calcext:value-type="float">
            <text:p>5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1:.I121])" office:value-type="float" office:value="7139396" calcext:value-type="float">
            <text:p>7,139,396</text:p>
          </table:table-cell>
          <table:table-cell table:formula="of:=[.A121]*[.C121]*[.D121]*[.$B$5]" office:value-type="float" office:value="5500000" calcext:value-type="float">
            <text:p>5,500,000</text:p>
          </table:table-cell>
          <table:table-cell table:formula="of:=[.A121]*[.D121]*[.$B$2]*[.$B$6]" office:value-type="float" office:value="1628000" calcext:value-type="float">
            <text:p>1,628,000</text:p>
          </table:table-cell>
          <table:table-cell table:formula="of:=[.D121]*[.$B$2]*[.$B$3]*[.$B$6]" office:value-type="float" office:value="11396" calcext:value-type="float">
            <text:p>11,396</text:p>
          </table:table-cell>
          <table:table-cell table:formula="of:=[.F121]/1000000" office:value-type="float" office:value="7.139396" calcext:value-type="float">
            <text:p>7.14</text:p>
          </table:table-cell>
          <table:table-cell table:formula="of:=[.G121]/1000000" office:value-type="float" office:value="5.5" calcext:value-type="float">
            <text:p>5.50</text:p>
          </table:table-cell>
          <table:table-cell table:formula="of:=[.H121]/1000000" office:value-type="float" office:value="1.628" calcext:value-type="float">
            <text:p>1.63</text:p>
          </table:table-cell>
          <table:table-cell table:formula="of:=[.I12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9999" calcext:value-type="float">
            <text:p>499999</text:p>
          </table:table-cell>
          <table:table-cell table:formula="of:=[.P121]/[.O121]" office:value-type="float" office:value="499.999" calcext:value-type="float">
            <text:p>4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1:.X121])" office:value-type="float" office:value="7.12270832061767" calcext:value-type="float">
            <text:p>7.12270832061767</text:p>
          </table:table-cell>
          <table:table-cell office:value-type="float" office:value="5.35970306396484" calcext:value-type="float">
            <text:p>5.359703063964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1]/[.J121]" office:value-type="float" office:value="0.997662592272185" calcext:value-type="float">
            <text:p>0.997662592272185</text:p>
          </table:table-cell>
          <table:table-cell table:formula="of:=[.U121]-[.J121]" office:value-type="float" office:value="-0.016687679382331" calcext:value-type="float">
            <text:p>-0.016687679382331</text:p>
          </table:table-cell>
          <table:table-cell table:formula="of:=[.X121]-[.K121]" office:value-type="float" office:value="-5.40407085418701" calcext:value-type="float">
            <text:p>-5.40407085418701</text:p>
          </table:table-cell>
          <table:table-cell table:formula="of:=[.W121]-[.L121]" office:value-type="float" office:value="0.0390761108398399" calcext:value-type="float">
            <text:p>0.03907611083984</text:p>
          </table:table-cell>
          <table:table-cell table:formula="of:=[.X121]-[.M12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2]*[.C122]" office:value-type="float" office:value="505000" calcext:value-type="float">
            <text:p>505,000</text:p>
          </table:table-cell>
          <table:table-cell office:value-type="float" office:value="505" calcext:value-type="float">
            <text:p>5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2:.I122])" office:value-type="float" office:value="7194396" calcext:value-type="float">
            <text:p>7,194,396</text:p>
          </table:table-cell>
          <table:table-cell table:formula="of:=[.A122]*[.C122]*[.D122]*[.$B$5]" office:value-type="float" office:value="5555000" calcext:value-type="float">
            <text:p>5,555,000</text:p>
          </table:table-cell>
          <table:table-cell table:formula="of:=[.A122]*[.D122]*[.$B$2]*[.$B$6]" office:value-type="float" office:value="1628000" calcext:value-type="float">
            <text:p>1,628,000</text:p>
          </table:table-cell>
          <table:table-cell table:formula="of:=[.D122]*[.$B$2]*[.$B$3]*[.$B$6]" office:value-type="float" office:value="11396" calcext:value-type="float">
            <text:p>11,396</text:p>
          </table:table-cell>
          <table:table-cell table:formula="of:=[.F122]/1000000" office:value-type="float" office:value="7.194396" calcext:value-type="float">
            <text:p>7.19</text:p>
          </table:table-cell>
          <table:table-cell table:formula="of:=[.G122]/1000000" office:value-type="float" office:value="5.555" calcext:value-type="float">
            <text:p>5.56</text:p>
          </table:table-cell>
          <table:table-cell table:formula="of:=[.H122]/1000000" office:value-type="float" office:value="1.628" calcext:value-type="float">
            <text:p>1.63</text:p>
          </table:table-cell>
          <table:table-cell table:formula="of:=[.I12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4999" calcext:value-type="float">
            <text:p>504999</text:p>
          </table:table-cell>
          <table:table-cell table:formula="of:=[.P122]/[.O122]" office:value-type="float" office:value="504.999" calcext:value-type="float">
            <text:p>5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2:.X122])" office:value-type="float" office:value="7.17516040802002" calcext:value-type="float">
            <text:p>7.17516040802002</text:p>
          </table:table-cell>
          <table:table-cell office:value-type="float" office:value="5.41215515136719" calcext:value-type="float">
            <text:p>5.412155151367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2]/[.J122]" office:value-type="float" office:value="0.997326308979936" calcext:value-type="float">
            <text:p>0.997326308979936</text:p>
          </table:table-cell>
          <table:table-cell table:formula="of:=[.U122]-[.J122]" office:value-type="float" office:value="-0.0192355919799816" calcext:value-type="float">
            <text:p>-0.019235591979982</text:p>
          </table:table-cell>
          <table:table-cell table:formula="of:=[.X122]-[.K122]" office:value-type="float" office:value="-5.45907085418701" calcext:value-type="float">
            <text:p>-5.45907085418701</text:p>
          </table:table-cell>
          <table:table-cell table:formula="of:=[.W122]-[.L122]" office:value-type="float" office:value="0.0390761108398399" calcext:value-type="float">
            <text:p>0.03907611083984</text:p>
          </table:table-cell>
          <table:table-cell table:formula="of:=[.X122]-[.M12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3]*[.C123]" office:value-type="float" office:value="510000" calcext:value-type="float">
            <text:p>510,000</text:p>
          </table:table-cell>
          <table:table-cell office:value-type="float" office:value="510" calcext:value-type="float">
            <text:p>5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3:.I123])" office:value-type="float" office:value="7249396" calcext:value-type="float">
            <text:p>7,249,396</text:p>
          </table:table-cell>
          <table:table-cell table:formula="of:=[.A123]*[.C123]*[.D123]*[.$B$5]" office:value-type="float" office:value="5610000" calcext:value-type="float">
            <text:p>5,610,000</text:p>
          </table:table-cell>
          <table:table-cell table:formula="of:=[.A123]*[.D123]*[.$B$2]*[.$B$6]" office:value-type="float" office:value="1628000" calcext:value-type="float">
            <text:p>1,628,000</text:p>
          </table:table-cell>
          <table:table-cell table:formula="of:=[.D123]*[.$B$2]*[.$B$3]*[.$B$6]" office:value-type="float" office:value="11396" calcext:value-type="float">
            <text:p>11,396</text:p>
          </table:table-cell>
          <table:table-cell table:formula="of:=[.F123]/1000000" office:value-type="float" office:value="7.249396" calcext:value-type="float">
            <text:p>7.25</text:p>
          </table:table-cell>
          <table:table-cell table:formula="of:=[.G123]/1000000" office:value-type="float" office:value="5.61" calcext:value-type="float">
            <text:p>5.61</text:p>
          </table:table-cell>
          <table:table-cell table:formula="of:=[.H123]/1000000" office:value-type="float" office:value="1.628" calcext:value-type="float">
            <text:p>1.63</text:p>
          </table:table-cell>
          <table:table-cell table:formula="of:=[.I12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9999" calcext:value-type="float">
            <text:p>509999</text:p>
          </table:table-cell>
          <table:table-cell table:formula="of:=[.P123]/[.O123]" office:value-type="float" office:value="509.999" calcext:value-type="float">
            <text:p>5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3:.X123])" office:value-type="float" office:value="7.22761249542236" calcext:value-type="float">
            <text:p>7.22761249542236</text:p>
          </table:table-cell>
          <table:table-cell office:value-type="float" office:value="5.46460723876953" calcext:value-type="float">
            <text:p>5.464607238769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3]/[.J123]" office:value-type="float" office:value="0.996995128342052" calcext:value-type="float">
            <text:p>0.996995128342052</text:p>
          </table:table-cell>
          <table:table-cell table:formula="of:=[.U123]-[.J123]" office:value-type="float" office:value="-0.0217835045776411" calcext:value-type="float">
            <text:p>-0.021783504577641</text:p>
          </table:table-cell>
          <table:table-cell table:formula="of:=[.X123]-[.K123]" office:value-type="float" office:value="-5.51407085418701" calcext:value-type="float">
            <text:p>-5.51407085418701</text:p>
          </table:table-cell>
          <table:table-cell table:formula="of:=[.W123]-[.L123]" office:value-type="float" office:value="0.0390761108398399" calcext:value-type="float">
            <text:p>0.03907611083984</text:p>
          </table:table-cell>
          <table:table-cell table:formula="of:=[.X123]-[.M12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4]*[.C124]" office:value-type="float" office:value="515000" calcext:value-type="float">
            <text:p>515,000</text:p>
          </table:table-cell>
          <table:table-cell office:value-type="float" office:value="515" calcext:value-type="float">
            <text:p>5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4:.I124])" office:value-type="float" office:value="7304396" calcext:value-type="float">
            <text:p>7,304,396</text:p>
          </table:table-cell>
          <table:table-cell table:style-name="ce9" table:formula="of:=[.A124]*[.C124]*[.D124]*[.$B$5]" office:value-type="float" office:value="5665000" calcext:value-type="float">
            <text:p>5,665,000</text:p>
          </table:table-cell>
          <table:table-cell table:formula="of:=[.A124]*[.D124]*[.$B$2]*[.$B$6]" office:value-type="float" office:value="1628000" calcext:value-type="float">
            <text:p>1,628,000</text:p>
          </table:table-cell>
          <table:table-cell table:formula="of:=[.D124]*[.$B$2]*[.$B$3]*[.$B$6]" office:value-type="float" office:value="11396" calcext:value-type="float">
            <text:p>11,396</text:p>
          </table:table-cell>
          <table:table-cell table:formula="of:=[.F124]/1000000" office:value-type="float" office:value="7.304396" calcext:value-type="float">
            <text:p>7.30</text:p>
          </table:table-cell>
          <table:table-cell table:formula="of:=[.G124]/1000000" office:value-type="float" office:value="5.665" calcext:value-type="float">
            <text:p>5.67</text:p>
          </table:table-cell>
          <table:table-cell table:formula="of:=[.H124]/1000000" office:value-type="float" office:value="1.628" calcext:value-type="float">
            <text:p>1.63</text:p>
          </table:table-cell>
          <table:table-cell table:formula="of:=[.I12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14999" calcext:value-type="float">
            <text:p>514999</text:p>
          </table:table-cell>
          <table:table-cell table:formula="of:=[.P124]/[.O124]" office:value-type="float" office:value="514.999" calcext:value-type="float">
            <text:p>5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4:.X124])" office:value-type="float" office:value="7.28006458282471" calcext:value-type="float">
            <text:p>7.28006458282471</text:p>
          </table:table-cell>
          <table:table-cell office:value-type="float" office:value="5.51705932617188" calcext:value-type="float">
            <text:p>5.5170593261718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4]/[.J124]" office:value-type="float" office:value="0.996668935093978" calcext:value-type="float">
            <text:p>0.996668935093978</text:p>
          </table:table-cell>
          <table:table-cell table:formula="of:=[.U124]-[.J124]" office:value-type="float" office:value="-0.0243314171752909" calcext:value-type="float">
            <text:p>-0.024331417175291</text:p>
          </table:table-cell>
          <table:table-cell table:formula="of:=[.X124]-[.K124]" office:value-type="float" office:value="-5.56907085418701" calcext:value-type="float">
            <text:p>-5.56907085418701</text:p>
          </table:table-cell>
          <table:table-cell table:formula="of:=[.W124]-[.L124]" office:value-type="float" office:value="0.0390761108398399" calcext:value-type="float">
            <text:p>0.03907611083984</text:p>
          </table:table-cell>
          <table:table-cell table:formula="of:=[.X124]-[.M1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5]*[.C125]" office:value-type="float" office:value="520000" calcext:value-type="float">
            <text:p>520,000</text:p>
          </table:table-cell>
          <table:table-cell office:value-type="float" office:value="520" calcext:value-type="float">
            <text:p>5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5:.I125])" office:value-type="float" office:value="7359396" calcext:value-type="float">
            <text:p>7,359,396</text:p>
          </table:table-cell>
          <table:table-cell table:formula="of:=[.A125]*[.C125]*[.D125]*[.$B$5]" office:value-type="float" office:value="5720000" calcext:value-type="float">
            <text:p>5,720,000</text:p>
          </table:table-cell>
          <table:table-cell table:formula="of:=[.A125]*[.D125]*[.$B$2]*[.$B$6]" office:value-type="float" office:value="1628000" calcext:value-type="float">
            <text:p>1,628,000</text:p>
          </table:table-cell>
          <table:table-cell table:formula="of:=[.D125]*[.$B$2]*[.$B$3]*[.$B$6]" office:value-type="float" office:value="11396" calcext:value-type="float">
            <text:p>11,396</text:p>
          </table:table-cell>
          <table:table-cell table:formula="of:=[.F125]/1000000" office:value-type="float" office:value="7.359396" calcext:value-type="float">
            <text:p>7.36</text:p>
          </table:table-cell>
          <table:table-cell table:formula="of:=[.G125]/1000000" office:value-type="float" office:value="5.72" calcext:value-type="float">
            <text:p>5.72</text:p>
          </table:table-cell>
          <table:table-cell table:formula="of:=[.H125]/1000000" office:value-type="float" office:value="1.628" calcext:value-type="float">
            <text:p>1.63</text:p>
          </table:table-cell>
          <table:table-cell table:formula="of:=[.I12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19999" calcext:value-type="float">
            <text:p>519999</text:p>
          </table:table-cell>
          <table:table-cell table:formula="of:=[.P125]/[.O125]" office:value-type="float" office:value="519.999" calcext:value-type="float">
            <text:p>5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5:.X125])" office:value-type="float" office:value="7.33251667022705" calcext:value-type="float">
            <text:p>7.33251667022705</text:p>
          </table:table-cell>
          <table:table-cell office:value-type="float" office:value="5.56951141357422" calcext:value-type="float">
            <text:p>5.569511413574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5]/[.J125]" office:value-type="float" office:value="0.996347617416843" calcext:value-type="float">
            <text:p>0.996347617416843</text:p>
          </table:table-cell>
          <table:table-cell table:formula="of:=[.U125]-[.J125]" office:value-type="float" office:value="-0.0268793297729522" calcext:value-type="float">
            <text:p>-0.026879329772952</text:p>
          </table:table-cell>
          <table:table-cell table:formula="of:=[.X125]-[.K125]" office:value-type="float" office:value="-5.62407085418701" calcext:value-type="float">
            <text:p>-5.62407085418701</text:p>
          </table:table-cell>
          <table:table-cell table:formula="of:=[.W125]-[.L125]" office:value-type="float" office:value="0.0390761108398399" calcext:value-type="float">
            <text:p>0.03907611083984</text:p>
          </table:table-cell>
          <table:table-cell table:formula="of:=[.X125]-[.M1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6]*[.C126]" office:value-type="float" office:value="525000" calcext:value-type="float">
            <text:p>525,000</text:p>
          </table:table-cell>
          <table:table-cell office:value-type="float" office:value="525" calcext:value-type="float">
            <text:p>5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6:.I126])" office:value-type="float" office:value="7414396" calcext:value-type="float">
            <text:p>7,414,396</text:p>
          </table:table-cell>
          <table:table-cell table:formula="of:=[.A126]*[.C126]*[.D126]*[.$B$5]" office:value-type="float" office:value="5775000" calcext:value-type="float">
            <text:p>5,775,000</text:p>
          </table:table-cell>
          <table:table-cell table:formula="of:=[.A126]*[.D126]*[.$B$2]*[.$B$6]" office:value-type="float" office:value="1628000" calcext:value-type="float">
            <text:p>1,628,000</text:p>
          </table:table-cell>
          <table:table-cell table:formula="of:=[.D126]*[.$B$2]*[.$B$3]*[.$B$6]" office:value-type="float" office:value="11396" calcext:value-type="float">
            <text:p>11,396</text:p>
          </table:table-cell>
          <table:table-cell table:formula="of:=[.F126]/1000000" office:value-type="float" office:value="7.414396" calcext:value-type="float">
            <text:p>7.41</text:p>
          </table:table-cell>
          <table:table-cell table:formula="of:=[.G126]/1000000" office:value-type="float" office:value="5.775" calcext:value-type="float">
            <text:p>5.78</text:p>
          </table:table-cell>
          <table:table-cell table:formula="of:=[.H126]/1000000" office:value-type="float" office:value="1.628" calcext:value-type="float">
            <text:p>1.63</text:p>
          </table:table-cell>
          <table:table-cell table:formula="of:=[.I12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24999" calcext:value-type="float">
            <text:p>524999</text:p>
          </table:table-cell>
          <table:table-cell table:formula="of:=[.P126]/[.O126]" office:value-type="float" office:value="524.999" calcext:value-type="float">
            <text:p>5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6:.X126])" office:value-type="float" office:value="7.38496875762939" calcext:value-type="float">
            <text:p>7.38496875762939</text:p>
          </table:table-cell>
          <table:table-cell office:value-type="float" office:value="5.62196350097656" calcext:value-type="float">
            <text:p>5.621963500976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6]/[.J126]" office:value-type="float" office:value="0.996031066809675" calcext:value-type="float">
            <text:p>0.996031066809675</text:p>
          </table:table-cell>
          <table:table-cell table:formula="of:=[.U126]-[.J126]" office:value-type="float" office:value="-0.0294272423706117" calcext:value-type="float">
            <text:p>-0.029427242370612</text:p>
          </table:table-cell>
          <table:table-cell table:formula="of:=[.X126]-[.K126]" office:value-type="float" office:value="-5.67907085418701" calcext:value-type="float">
            <text:p>-5.67907085418701</text:p>
          </table:table-cell>
          <table:table-cell table:formula="of:=[.W126]-[.L126]" office:value-type="float" office:value="0.0390761108398399" calcext:value-type="float">
            <text:p>0.03907611083984</text:p>
          </table:table-cell>
          <table:table-cell table:formula="of:=[.X126]-[.M1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7]*[.C127]" office:value-type="float" office:value="530000" calcext:value-type="float">
            <text:p>530,000</text:p>
          </table:table-cell>
          <table:table-cell office:value-type="float" office:value="530" calcext:value-type="float">
            <text:p>5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7:.I127])" office:value-type="float" office:value="7469396" calcext:value-type="float">
            <text:p>7,469,396</text:p>
          </table:table-cell>
          <table:table-cell table:formula="of:=[.A127]*[.C127]*[.D127]*[.$B$5]" office:value-type="float" office:value="5830000" calcext:value-type="float">
            <text:p>5,830,000</text:p>
          </table:table-cell>
          <table:table-cell table:formula="of:=[.A127]*[.D127]*[.$B$2]*[.$B$6]" office:value-type="float" office:value="1628000" calcext:value-type="float">
            <text:p>1,628,000</text:p>
          </table:table-cell>
          <table:table-cell table:formula="of:=[.D127]*[.$B$2]*[.$B$3]*[.$B$6]" office:value-type="float" office:value="11396" calcext:value-type="float">
            <text:p>11,396</text:p>
          </table:table-cell>
          <table:table-cell table:formula="of:=[.F127]/1000000" office:value-type="float" office:value="7.469396" calcext:value-type="float">
            <text:p>7.47</text:p>
          </table:table-cell>
          <table:table-cell table:formula="of:=[.G127]/1000000" office:value-type="float" office:value="5.83" calcext:value-type="float">
            <text:p>5.83</text:p>
          </table:table-cell>
          <table:table-cell table:formula="of:=[.H127]/1000000" office:value-type="float" office:value="1.628" calcext:value-type="float">
            <text:p>1.63</text:p>
          </table:table-cell>
          <table:table-cell table:formula="of:=[.I12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29999" calcext:value-type="float">
            <text:p>529999</text:p>
          </table:table-cell>
          <table:table-cell table:formula="of:=[.P127]/[.O127]" office:value-type="float" office:value="529.999" calcext:value-type="float">
            <text:p>5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7:.X127])" office:value-type="float" office:value="7.43742084503174" calcext:value-type="float">
            <text:p>7.43742084503174</text:p>
          </table:table-cell>
          <table:table-cell office:value-type="float" office:value="5.67441558837891" calcext:value-type="float">
            <text:p>5.6744155883789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7]/[.J127]" office:value-type="float" office:value="0.995719177967233" calcext:value-type="float">
            <text:p>0.995719177967233</text:p>
          </table:table-cell>
          <table:table-cell table:formula="of:=[.U127]-[.J127]" office:value-type="float" office:value="-0.0319751549682614" calcext:value-type="float">
            <text:p>-0.031975154968262</text:p>
          </table:table-cell>
          <table:table-cell table:formula="of:=[.X127]-[.K127]" office:value-type="float" office:value="-5.73407085418701" calcext:value-type="float">
            <text:p>-5.73407085418701</text:p>
          </table:table-cell>
          <table:table-cell table:formula="of:=[.W127]-[.L127]" office:value-type="float" office:value="0.0390761108398399" calcext:value-type="float">
            <text:p>0.03907611083984</text:p>
          </table:table-cell>
          <table:table-cell table:formula="of:=[.X127]-[.M1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8]*[.C128]" office:value-type="float" office:value="535000" calcext:value-type="float">
            <text:p>535,000</text:p>
          </table:table-cell>
          <table:table-cell office:value-type="float" office:value="535" calcext:value-type="float">
            <text:p>5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8:.I128])" office:value-type="float" office:value="7524396" calcext:value-type="float">
            <text:p>7,524,396</text:p>
          </table:table-cell>
          <table:table-cell table:formula="of:=[.A128]*[.C128]*[.D128]*[.$B$5]" office:value-type="float" office:value="5885000" calcext:value-type="float">
            <text:p>5,885,000</text:p>
          </table:table-cell>
          <table:table-cell table:formula="of:=[.A128]*[.D128]*[.$B$2]*[.$B$6]" office:value-type="float" office:value="1628000" calcext:value-type="float">
            <text:p>1,628,000</text:p>
          </table:table-cell>
          <table:table-cell table:formula="of:=[.D128]*[.$B$2]*[.$B$3]*[.$B$6]" office:value-type="float" office:value="11396" calcext:value-type="float">
            <text:p>11,396</text:p>
          </table:table-cell>
          <table:table-cell table:formula="of:=[.F128]/1000000" office:value-type="float" office:value="7.524396" calcext:value-type="float">
            <text:p>7.52</text:p>
          </table:table-cell>
          <table:table-cell table:formula="of:=[.G128]/1000000" office:value-type="float" office:value="5.885" calcext:value-type="float">
            <text:p>5.89</text:p>
          </table:table-cell>
          <table:table-cell table:formula="of:=[.H128]/1000000" office:value-type="float" office:value="1.628" calcext:value-type="float">
            <text:p>1.63</text:p>
          </table:table-cell>
          <table:table-cell table:formula="of:=[.I12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34999" calcext:value-type="float">
            <text:p>534999</text:p>
          </table:table-cell>
          <table:table-cell table:formula="of:=[.P128]/[.O128]" office:value-type="float" office:value="534.999" calcext:value-type="float">
            <text:p>5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8:.X128])" office:value-type="float" office:value="7.48987293243408" calcext:value-type="float">
            <text:p>7.48987293243408</text:p>
          </table:table-cell>
          <table:table-cell office:value-type="float" office:value="5.72686767578125" calcext:value-type="float">
            <text:p>5.7268676757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8]/[.J128]" office:value-type="float" office:value="0.995411848663212" calcext:value-type="float">
            <text:p>0.995411848663212</text:p>
          </table:table-cell>
          <table:table-cell table:formula="of:=[.U128]-[.J128]" office:value-type="float" office:value="-0.0345230675659218" calcext:value-type="float">
            <text:p>-0.034523067565922</text:p>
          </table:table-cell>
          <table:table-cell table:formula="of:=[.X128]-[.K128]" office:value-type="float" office:value="-5.78907085418701" calcext:value-type="float">
            <text:p>-5.78907085418701</text:p>
          </table:table-cell>
          <table:table-cell table:formula="of:=[.W128]-[.L128]" office:value-type="float" office:value="0.0390761108398399" calcext:value-type="float">
            <text:p>0.03907611083984</text:p>
          </table:table-cell>
          <table:table-cell table:formula="of:=[.X128]-[.M1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9]*[.C129]" office:value-type="float" office:value="540000" calcext:value-type="float">
            <text:p>540,000</text:p>
          </table:table-cell>
          <table:table-cell office:value-type="float" office:value="540" calcext:value-type="float">
            <text:p>5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9:.I129])" office:value-type="float" office:value="7579396" calcext:value-type="float">
            <text:p>7,579,396</text:p>
          </table:table-cell>
          <table:table-cell table:formula="of:=[.A129]*[.C129]*[.D129]*[.$B$5]" office:value-type="float" office:value="5940000" calcext:value-type="float">
            <text:p>5,940,000</text:p>
          </table:table-cell>
          <table:table-cell table:formula="of:=[.A129]*[.D129]*[.$B$2]*[.$B$6]" office:value-type="float" office:value="1628000" calcext:value-type="float">
            <text:p>1,628,000</text:p>
          </table:table-cell>
          <table:table-cell table:formula="of:=[.D129]*[.$B$2]*[.$B$3]*[.$B$6]" office:value-type="float" office:value="11396" calcext:value-type="float">
            <text:p>11,396</text:p>
          </table:table-cell>
          <table:table-cell table:formula="of:=[.F129]/1000000" office:value-type="float" office:value="7.579396" calcext:value-type="float">
            <text:p>7.58</text:p>
          </table:table-cell>
          <table:table-cell table:formula="of:=[.G129]/1000000" office:value-type="float" office:value="5.94" calcext:value-type="float">
            <text:p>5.94</text:p>
          </table:table-cell>
          <table:table-cell table:formula="of:=[.H129]/1000000" office:value-type="float" office:value="1.628" calcext:value-type="float">
            <text:p>1.63</text:p>
          </table:table-cell>
          <table:table-cell table:formula="of:=[.I12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39999" calcext:value-type="float">
            <text:p>539999</text:p>
          </table:table-cell>
          <table:table-cell table:formula="of:=[.P129]/[.O129]" office:value-type="float" office:value="539.999" calcext:value-type="float">
            <text:p>5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9:.X129])" office:value-type="float" office:value="7.54232501983642" calcext:value-type="float">
            <text:p>7.54232501983642</text:p>
          </table:table-cell>
          <table:table-cell office:value-type="float" office:value="5.77931976318359" calcext:value-type="float">
            <text:p>5.7793197631835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9]/[.J129]" office:value-type="float" office:value="0.995108979638538" calcext:value-type="float">
            <text:p>0.995108979638538</text:p>
          </table:table-cell>
          <table:table-cell table:formula="of:=[.U129]-[.J129]" office:value-type="float" office:value="-0.0370709801635813" calcext:value-type="float">
            <text:p>-0.037070980163581</text:p>
          </table:table-cell>
          <table:table-cell table:formula="of:=[.X129]-[.K129]" office:value-type="float" office:value="-5.84407085418701" calcext:value-type="float">
            <text:p>-5.84407085418701</text:p>
          </table:table-cell>
          <table:table-cell table:formula="of:=[.W129]-[.L129]" office:value-type="float" office:value="0.0390761108398399" calcext:value-type="float">
            <text:p>0.03907611083984</text:p>
          </table:table-cell>
          <table:table-cell table:formula="of:=[.X129]-[.M1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0]*[.C130]" office:value-type="float" office:value="545000" calcext:value-type="float">
            <text:p>545,000</text:p>
          </table:table-cell>
          <table:table-cell office:value-type="float" office:value="545" calcext:value-type="float">
            <text:p>5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0:.I130])" office:value-type="float" office:value="7634396" calcext:value-type="float">
            <text:p>7,634,396</text:p>
          </table:table-cell>
          <table:table-cell table:formula="of:=[.A130]*[.C130]*[.D130]*[.$B$5]" office:value-type="float" office:value="5995000" calcext:value-type="float">
            <text:p>5,995,000</text:p>
          </table:table-cell>
          <table:table-cell table:formula="of:=[.A130]*[.D130]*[.$B$2]*[.$B$6]" office:value-type="float" office:value="1628000" calcext:value-type="float">
            <text:p>1,628,000</text:p>
          </table:table-cell>
          <table:table-cell table:formula="of:=[.D130]*[.$B$2]*[.$B$3]*[.$B$6]" office:value-type="float" office:value="11396" calcext:value-type="float">
            <text:p>11,396</text:p>
          </table:table-cell>
          <table:table-cell table:formula="of:=[.F130]/1000000" office:value-type="float" office:value="7.634396" calcext:value-type="float">
            <text:p>7.63</text:p>
          </table:table-cell>
          <table:table-cell table:formula="of:=[.G130]/1000000" office:value-type="float" office:value="5.995" calcext:value-type="float">
            <text:p>6.00</text:p>
          </table:table-cell>
          <table:table-cell table:formula="of:=[.H130]/1000000" office:value-type="float" office:value="1.628" calcext:value-type="float">
            <text:p>1.63</text:p>
          </table:table-cell>
          <table:table-cell table:formula="of:=[.I13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4999" calcext:value-type="float">
            <text:p>544999</text:p>
          </table:table-cell>
          <table:table-cell table:formula="of:=[.P130]/[.O130]" office:value-type="float" office:value="544.999" calcext:value-type="float">
            <text:p>5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0:.X130])" office:value-type="float" office:value="7.59477710723877" calcext:value-type="float">
            <text:p>7.59477710723877</text:p>
          </table:table-cell>
          <table:table-cell office:value-type="float" office:value="5.83177185058594" calcext:value-type="float">
            <text:p>5.831771850585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0]/[.J130]" office:value-type="float" office:value="0.994810474494481" calcext:value-type="float">
            <text:p>0.994810474494481</text:p>
          </table:table-cell>
          <table:table-cell table:formula="of:=[.U130]-[.J130]" office:value-type="float" office:value="-0.0396188927612311" calcext:value-type="float">
            <text:p>-0.039618892761231</text:p>
          </table:table-cell>
          <table:table-cell table:formula="of:=[.X130]-[.K130]" office:value-type="float" office:value="-5.89907085418701" calcext:value-type="float">
            <text:p>-5.89907085418701</text:p>
          </table:table-cell>
          <table:table-cell table:formula="of:=[.W130]-[.L130]" office:value-type="float" office:value="0.0390761108398399" calcext:value-type="float">
            <text:p>0.03907611083984</text:p>
          </table:table-cell>
          <table:table-cell table:formula="of:=[.X130]-[.M1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1]*[.C131]" office:value-type="float" office:value="550000" calcext:value-type="float">
            <text:p>550,000</text:p>
          </table:table-cell>
          <table:table-cell office:value-type="float" office:value="550" calcext:value-type="float">
            <text:p>5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1:.I131])" office:value-type="float" office:value="7689396" calcext:value-type="float">
            <text:p>7,689,396</text:p>
          </table:table-cell>
          <table:table-cell table:formula="of:=[.A131]*[.C131]*[.D131]*[.$B$5]" office:value-type="float" office:value="6050000" calcext:value-type="float">
            <text:p>6,050,000</text:p>
          </table:table-cell>
          <table:table-cell table:formula="of:=[.A131]*[.D131]*[.$B$2]*[.$B$6]" office:value-type="float" office:value="1628000" calcext:value-type="float">
            <text:p>1,628,000</text:p>
          </table:table-cell>
          <table:table-cell table:formula="of:=[.D131]*[.$B$2]*[.$B$3]*[.$B$6]" office:value-type="float" office:value="11396" calcext:value-type="float">
            <text:p>11,396</text:p>
          </table:table-cell>
          <table:table-cell table:formula="of:=[.F131]/1000000" office:value-type="float" office:value="7.689396" calcext:value-type="float">
            <text:p>7.69</text:p>
          </table:table-cell>
          <table:table-cell table:formula="of:=[.G131]/1000000" office:value-type="float" office:value="6.05" calcext:value-type="float">
            <text:p>6.05</text:p>
          </table:table-cell>
          <table:table-cell table:formula="of:=[.H131]/1000000" office:value-type="float" office:value="1.628" calcext:value-type="float">
            <text:p>1.63</text:p>
          </table:table-cell>
          <table:table-cell table:formula="of:=[.I13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9999" calcext:value-type="float">
            <text:p>549999</text:p>
          </table:table-cell>
          <table:table-cell table:formula="of:=[.P131]/[.O131]" office:value-type="float" office:value="549.999" calcext:value-type="float">
            <text:p>5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1:.X131])" office:value-type="float" office:value="7.64722919464111" calcext:value-type="float">
            <text:p>7.64722919464111</text:p>
          </table:table-cell>
          <table:table-cell office:value-type="float" office:value="5.88422393798828" calcext:value-type="float">
            <text:p>5.8842239379882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1]/[.J131]" office:value-type="float" office:value="0.994516239590354" calcext:value-type="float">
            <text:p>0.994516239590354</text:p>
          </table:table-cell>
          <table:table-cell table:formula="of:=[.U131]-[.J131]" office:value-type="float" office:value="-0.0421668053588915" calcext:value-type="float">
            <text:p>-0.042166805358892</text:p>
          </table:table-cell>
          <table:table-cell table:formula="of:=[.X131]-[.K131]" office:value-type="float" office:value="-5.95407085418701" calcext:value-type="float">
            <text:p>-5.95407085418701</text:p>
          </table:table-cell>
          <table:table-cell table:formula="of:=[.W131]-[.L131]" office:value-type="float" office:value="0.0390761108398399" calcext:value-type="float">
            <text:p>0.03907611083984</text:p>
          </table:table-cell>
          <table:table-cell table:formula="of:=[.X131]-[.M1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2]*[.C132]" office:value-type="float" office:value="555000" calcext:value-type="float">
            <text:p>555,000</text:p>
          </table:table-cell>
          <table:table-cell office:value-type="float" office:value="555" calcext:value-type="float">
            <text:p>5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2:.I132])" office:value-type="float" office:value="7744396" calcext:value-type="float">
            <text:p>7,744,396</text:p>
          </table:table-cell>
          <table:table-cell table:style-name="ce9" table:formula="of:=[.A132]*[.C132]*[.D132]*[.$B$5]" office:value-type="float" office:value="6105000" calcext:value-type="float">
            <text:p>6,105,000</text:p>
          </table:table-cell>
          <table:table-cell table:formula="of:=[.A132]*[.D132]*[.$B$2]*[.$B$6]" office:value-type="float" office:value="1628000" calcext:value-type="float">
            <text:p>1,628,000</text:p>
          </table:table-cell>
          <table:table-cell table:formula="of:=[.D132]*[.$B$2]*[.$B$3]*[.$B$6]" office:value-type="float" office:value="11396" calcext:value-type="float">
            <text:p>11,396</text:p>
          </table:table-cell>
          <table:table-cell table:formula="of:=[.F132]/1000000" office:value-type="float" office:value="7.744396" calcext:value-type="float">
            <text:p>7.74</text:p>
          </table:table-cell>
          <table:table-cell table:formula="of:=[.G132]/1000000" office:value-type="float" office:value="6.105" calcext:value-type="float">
            <text:p>6.11</text:p>
          </table:table-cell>
          <table:table-cell table:formula="of:=[.H132]/1000000" office:value-type="float" office:value="1.628" calcext:value-type="float">
            <text:p>1.63</text:p>
          </table:table-cell>
          <table:table-cell table:formula="of:=[.I13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54999" calcext:value-type="float">
            <text:p>554999</text:p>
          </table:table-cell>
          <table:table-cell table:formula="of:=[.P132]/[.O132]" office:value-type="float" office:value="554.999" calcext:value-type="float">
            <text:p>5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2:.X132])" office:value-type="float" office:value="7.69968128204346" calcext:value-type="float">
            <text:p>7.69968128204346</text:p>
          </table:table-cell>
          <table:table-cell office:value-type="float" office:value="5.93667602539063" calcext:value-type="float">
            <text:p>5.9366760253906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2]/[.J132]" office:value-type="float" office:value="0.994226183945586" calcext:value-type="float">
            <text:p>0.994226183945586</text:p>
          </table:table-cell>
          <table:table-cell table:formula="of:=[.U132]-[.J132]" office:value-type="float" office:value="-0.0447147179565413" calcext:value-type="float">
            <text:p>-0.044714717956541</text:p>
          </table:table-cell>
          <table:table-cell table:formula="of:=[.X132]-[.K132]" office:value-type="float" office:value="-6.00907085418701" calcext:value-type="float">
            <text:p>-6.00907085418701</text:p>
          </table:table-cell>
          <table:table-cell table:formula="of:=[.W132]-[.L132]" office:value-type="float" office:value="0.0390761108398399" calcext:value-type="float">
            <text:p>0.03907611083984</text:p>
          </table:table-cell>
          <table:table-cell table:formula="of:=[.X132]-[.M1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3]*[.C133]" office:value-type="float" office:value="560000" calcext:value-type="float">
            <text:p>560,000</text:p>
          </table:table-cell>
          <table:table-cell office:value-type="float" office:value="560" calcext:value-type="float">
            <text:p>5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3:.I133])" office:value-type="float" office:value="7799396" calcext:value-type="float">
            <text:p>7,799,396</text:p>
          </table:table-cell>
          <table:table-cell table:formula="of:=[.A133]*[.C133]*[.D133]*[.$B$5]" office:value-type="float" office:value="6160000" calcext:value-type="float">
            <text:p>6,160,000</text:p>
          </table:table-cell>
          <table:table-cell table:formula="of:=[.A133]*[.D133]*[.$B$2]*[.$B$6]" office:value-type="float" office:value="1628000" calcext:value-type="float">
            <text:p>1,628,000</text:p>
          </table:table-cell>
          <table:table-cell table:formula="of:=[.D133]*[.$B$2]*[.$B$3]*[.$B$6]" office:value-type="float" office:value="11396" calcext:value-type="float">
            <text:p>11,396</text:p>
          </table:table-cell>
          <table:table-cell table:formula="of:=[.F133]/1000000" office:value-type="float" office:value="7.799396" calcext:value-type="float">
            <text:p>7.80</text:p>
          </table:table-cell>
          <table:table-cell table:formula="of:=[.G133]/1000000" office:value-type="float" office:value="6.16" calcext:value-type="float">
            <text:p>6.16</text:p>
          </table:table-cell>
          <table:table-cell table:formula="of:=[.H133]/1000000" office:value-type="float" office:value="1.628" calcext:value-type="float">
            <text:p>1.63</text:p>
          </table:table-cell>
          <table:table-cell table:formula="of:=[.I13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59999" calcext:value-type="float">
            <text:p>559999</text:p>
          </table:table-cell>
          <table:table-cell table:formula="of:=[.P133]/[.O133]" office:value-type="float" office:value="559.999" calcext:value-type="float">
            <text:p>5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3:.X133])" office:value-type="float" office:value="7.7521333694458" calcext:value-type="float">
            <text:p>7.7521333694458</text:p>
          </table:table-cell>
          <table:table-cell office:value-type="float" office:value="5.98912811279297" calcext:value-type="float">
            <text:p>5.9891281127929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3]/[.J133]" office:value-type="float" office:value="0.993940219145918" calcext:value-type="float">
            <text:p>0.993940219145918</text:p>
          </table:table-cell>
          <table:table-cell table:formula="of:=[.U133]-[.J133]" office:value-type="float" office:value="-0.0472626305542017" calcext:value-type="float">
            <text:p>-0.047262630554202</text:p>
          </table:table-cell>
          <table:table-cell table:formula="of:=[.X133]-[.K133]" office:value-type="float" office:value="-6.06407085418701" calcext:value-type="float">
            <text:p>-6.06407085418701</text:p>
          </table:table-cell>
          <table:table-cell table:formula="of:=[.W133]-[.L133]" office:value-type="float" office:value="0.0390761108398399" calcext:value-type="float">
            <text:p>0.03907611083984</text:p>
          </table:table-cell>
          <table:table-cell table:formula="of:=[.X133]-[.M1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4]*[.C134]" office:value-type="float" office:value="565000" calcext:value-type="float">
            <text:p>565,000</text:p>
          </table:table-cell>
          <table:table-cell office:value-type="float" office:value="565" calcext:value-type="float">
            <text:p>5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4:.I134])" office:value-type="float" office:value="7854396" calcext:value-type="float">
            <text:p>7,854,396</text:p>
          </table:table-cell>
          <table:table-cell table:formula="of:=[.A134]*[.C134]*[.D134]*[.$B$5]" office:value-type="float" office:value="6215000" calcext:value-type="float">
            <text:p>6,215,000</text:p>
          </table:table-cell>
          <table:table-cell table:formula="of:=[.A134]*[.D134]*[.$B$2]*[.$B$6]" office:value-type="float" office:value="1628000" calcext:value-type="float">
            <text:p>1,628,000</text:p>
          </table:table-cell>
          <table:table-cell table:formula="of:=[.D134]*[.$B$2]*[.$B$3]*[.$B$6]" office:value-type="float" office:value="11396" calcext:value-type="float">
            <text:p>11,396</text:p>
          </table:table-cell>
          <table:table-cell table:formula="of:=[.F134]/1000000" office:value-type="float" office:value="7.854396" calcext:value-type="float">
            <text:p>7.85</text:p>
          </table:table-cell>
          <table:table-cell table:formula="of:=[.G134]/1000000" office:value-type="float" office:value="6.215" calcext:value-type="float">
            <text:p>6.22</text:p>
          </table:table-cell>
          <table:table-cell table:formula="of:=[.H134]/1000000" office:value-type="float" office:value="1.628" calcext:value-type="float">
            <text:p>1.63</text:p>
          </table:table-cell>
          <table:table-cell table:formula="of:=[.I13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64999" calcext:value-type="float">
            <text:p>564999</text:p>
          </table:table-cell>
          <table:table-cell table:formula="of:=[.P134]/[.O134]" office:value-type="float" office:value="564.999" calcext:value-type="float">
            <text:p>5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4:.X134])" office:value-type="float" office:value="7.80458545684814" calcext:value-type="float">
            <text:p>7.80458545684814</text:p>
          </table:table-cell>
          <table:table-cell office:value-type="float" office:value="6.04158020019531" calcext:value-type="float">
            <text:p>6.041580200195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4]/[.J134]" office:value-type="float" office:value="0.993658259253562" calcext:value-type="float">
            <text:p>0.993658259253562</text:p>
          </table:table-cell>
          <table:table-cell table:formula="of:=[.U134]-[.J134]" office:value-type="float" office:value="-0.0498105431518612" calcext:value-type="float">
            <text:p>-0.049810543151861</text:p>
          </table:table-cell>
          <table:table-cell table:formula="of:=[.X134]-[.K134]" office:value-type="float" office:value="-6.11907085418701" calcext:value-type="float">
            <text:p>-6.11907085418701</text:p>
          </table:table-cell>
          <table:table-cell table:formula="of:=[.W134]-[.L134]" office:value-type="float" office:value="0.0390761108398399" calcext:value-type="float">
            <text:p>0.03907611083984</text:p>
          </table:table-cell>
          <table:table-cell table:formula="of:=[.X134]-[.M1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5]*[.C135]" office:value-type="float" office:value="570000" calcext:value-type="float">
            <text:p>570,000</text:p>
          </table:table-cell>
          <table:table-cell office:value-type="float" office:value="570" calcext:value-type="float">
            <text:p>5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5:.I135])" office:value-type="float" office:value="7909396" calcext:value-type="float">
            <text:p>7,909,396</text:p>
          </table:table-cell>
          <table:table-cell table:formula="of:=[.A135]*[.C135]*[.D135]*[.$B$5]" office:value-type="float" office:value="6270000" calcext:value-type="float">
            <text:p>6,270,000</text:p>
          </table:table-cell>
          <table:table-cell table:formula="of:=[.A135]*[.D135]*[.$B$2]*[.$B$6]" office:value-type="float" office:value="1628000" calcext:value-type="float">
            <text:p>1,628,000</text:p>
          </table:table-cell>
          <table:table-cell table:formula="of:=[.D135]*[.$B$2]*[.$B$3]*[.$B$6]" office:value-type="float" office:value="11396" calcext:value-type="float">
            <text:p>11,396</text:p>
          </table:table-cell>
          <table:table-cell table:formula="of:=[.F135]/1000000" office:value-type="float" office:value="7.909396" calcext:value-type="float">
            <text:p>7.91</text:p>
          </table:table-cell>
          <table:table-cell table:formula="of:=[.G135]/1000000" office:value-type="float" office:value="6.27" calcext:value-type="float">
            <text:p>6.27</text:p>
          </table:table-cell>
          <table:table-cell table:formula="of:=[.H135]/1000000" office:value-type="float" office:value="1.628" calcext:value-type="float">
            <text:p>1.63</text:p>
          </table:table-cell>
          <table:table-cell table:formula="of:=[.I13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69999" calcext:value-type="float">
            <text:p>569999</text:p>
          </table:table-cell>
          <table:table-cell table:formula="of:=[.P135]/[.O135]" office:value-type="float" office:value="569.999" calcext:value-type="float">
            <text:p>5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5:.X135])" office:value-type="float" office:value="7.85703754425049" calcext:value-type="float">
            <text:p>7.85703754425049</text:p>
          </table:table-cell>
          <table:table-cell office:value-type="float" office:value="6.09403228759766" calcext:value-type="float">
            <text:p>6.094032287597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5]/[.J135]" office:value-type="float" office:value="0.993380220721088" calcext:value-type="float">
            <text:p>0.993380220721088</text:p>
          </table:table-cell>
          <table:table-cell table:formula="of:=[.U135]-[.J135]" office:value-type="float" office:value="-0.0523584557495118" calcext:value-type="float">
            <text:p>-0.052358455749512</text:p>
          </table:table-cell>
          <table:table-cell table:formula="of:=[.X135]-[.K135]" office:value-type="float" office:value="-6.17407085418701" calcext:value-type="float">
            <text:p>-6.17407085418701</text:p>
          </table:table-cell>
          <table:table-cell table:formula="of:=[.W135]-[.L135]" office:value-type="float" office:value="0.0390761108398399" calcext:value-type="float">
            <text:p>0.03907611083984</text:p>
          </table:table-cell>
          <table:table-cell table:formula="of:=[.X135]-[.M1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6]*[.C136]" office:value-type="float" office:value="575000" calcext:value-type="float">
            <text:p>575,000</text:p>
          </table:table-cell>
          <table:table-cell office:value-type="float" office:value="575" calcext:value-type="float">
            <text:p>5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6:.I136])" office:value-type="float" office:value="7964396" calcext:value-type="float">
            <text:p>7,964,396</text:p>
          </table:table-cell>
          <table:table-cell table:formula="of:=[.A136]*[.C136]*[.D136]*[.$B$5]" office:value-type="float" office:value="6325000" calcext:value-type="float">
            <text:p>6,325,000</text:p>
          </table:table-cell>
          <table:table-cell table:formula="of:=[.A136]*[.D136]*[.$B$2]*[.$B$6]" office:value-type="float" office:value="1628000" calcext:value-type="float">
            <text:p>1,628,000</text:p>
          </table:table-cell>
          <table:table-cell table:formula="of:=[.D136]*[.$B$2]*[.$B$3]*[.$B$6]" office:value-type="float" office:value="11396" calcext:value-type="float">
            <text:p>11,396</text:p>
          </table:table-cell>
          <table:table-cell table:formula="of:=[.F136]/1000000" office:value-type="float" office:value="7.964396" calcext:value-type="float">
            <text:p>7.96</text:p>
          </table:table-cell>
          <table:table-cell table:formula="of:=[.G136]/1000000" office:value-type="float" office:value="6.325" calcext:value-type="float">
            <text:p>6.33</text:p>
          </table:table-cell>
          <table:table-cell table:formula="of:=[.H136]/1000000" office:value-type="float" office:value="1.628" calcext:value-type="float">
            <text:p>1.63</text:p>
          </table:table-cell>
          <table:table-cell table:formula="of:=[.I13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74999" calcext:value-type="float">
            <text:p>574999</text:p>
          </table:table-cell>
          <table:table-cell table:formula="of:=[.P136]/[.O136]" office:value-type="float" office:value="574.999" calcext:value-type="float">
            <text:p>5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6:.X136])" office:value-type="float" office:value="7.90948963165283" calcext:value-type="float">
            <text:p>7.90948963165283</text:p>
          </table:table-cell>
          <table:table-cell office:value-type="float" office:value="6.146484375" calcext:value-type="float">
            <text:p>6.14648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6]/[.J136]" office:value-type="float" office:value="0.993106022308889" calcext:value-type="float">
            <text:p>0.993106022308889</text:p>
          </table:table-cell>
          <table:table-cell table:formula="of:=[.U136]-[.J136]" office:value-type="float" office:value="-0.0549063683471713" calcext:value-type="float">
            <text:p>-0.054906368347171</text:p>
          </table:table-cell>
          <table:table-cell table:formula="of:=[.X136]-[.K136]" office:value-type="float" office:value="-6.22907085418701" calcext:value-type="float">
            <text:p>-6.22907085418701</text:p>
          </table:table-cell>
          <table:table-cell table:formula="of:=[.W136]-[.L136]" office:value-type="float" office:value="0.0390761108398399" calcext:value-type="float">
            <text:p>0.03907611083984</text:p>
          </table:table-cell>
          <table:table-cell table:formula="of:=[.X136]-[.M1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7]*[.C137]" office:value-type="float" office:value="580000" calcext:value-type="float">
            <text:p>580,000</text:p>
          </table:table-cell>
          <table:table-cell office:value-type="float" office:value="580" calcext:value-type="float">
            <text:p>5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7:.I137])" office:value-type="float" office:value="8019396" calcext:value-type="float">
            <text:p>8,019,396</text:p>
          </table:table-cell>
          <table:table-cell table:formula="of:=[.A137]*[.C137]*[.D137]*[.$B$5]" office:value-type="float" office:value="6380000" calcext:value-type="float">
            <text:p>6,380,000</text:p>
          </table:table-cell>
          <table:table-cell table:formula="of:=[.A137]*[.D137]*[.$B$2]*[.$B$6]" office:value-type="float" office:value="1628000" calcext:value-type="float">
            <text:p>1,628,000</text:p>
          </table:table-cell>
          <table:table-cell table:formula="of:=[.D137]*[.$B$2]*[.$B$3]*[.$B$6]" office:value-type="float" office:value="11396" calcext:value-type="float">
            <text:p>11,396</text:p>
          </table:table-cell>
          <table:table-cell table:formula="of:=[.F137]/1000000" office:value-type="float" office:value="8.019396" calcext:value-type="float">
            <text:p>8.02</text:p>
          </table:table-cell>
          <table:table-cell table:formula="of:=[.G137]/1000000" office:value-type="float" office:value="6.38" calcext:value-type="float">
            <text:p>6.38</text:p>
          </table:table-cell>
          <table:table-cell table:formula="of:=[.H137]/1000000" office:value-type="float" office:value="1.628" calcext:value-type="float">
            <text:p>1.63</text:p>
          </table:table-cell>
          <table:table-cell table:formula="of:=[.I13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79999" calcext:value-type="float">
            <text:p>579999</text:p>
          </table:table-cell>
          <table:table-cell table:formula="of:=[.P137]/[.O137]" office:value-type="float" office:value="579.999" calcext:value-type="float">
            <text:p>5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7:.X137])" office:value-type="float" office:value="7.96194171905517" calcext:value-type="float">
            <text:p>7.96194171905517</text:p>
          </table:table-cell>
          <table:table-cell office:value-type="float" office:value="6.19893646240234" calcext:value-type="float">
            <text:p>6.198936462402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7]/[.J137]" office:value-type="float" office:value="0.992835585006049" calcext:value-type="float">
            <text:p>0.992835585006049</text:p>
          </table:table-cell>
          <table:table-cell table:formula="of:=[.U137]-[.J137]" office:value-type="float" office:value="-0.0574542809448317" calcext:value-type="float">
            <text:p>-0.057454280944832</text:p>
          </table:table-cell>
          <table:table-cell table:formula="of:=[.X137]-[.K137]" office:value-type="float" office:value="-6.28407085418701" calcext:value-type="float">
            <text:p>-6.28407085418701</text:p>
          </table:table-cell>
          <table:table-cell table:formula="of:=[.W137]-[.L137]" office:value-type="float" office:value="0.0390761108398399" calcext:value-type="float">
            <text:p>0.03907611083984</text:p>
          </table:table-cell>
          <table:table-cell table:formula="of:=[.X137]-[.M1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8]*[.C138]" office:value-type="float" office:value="585000" calcext:value-type="float">
            <text:p>585,000</text:p>
          </table:table-cell>
          <table:table-cell office:value-type="float" office:value="585" calcext:value-type="float">
            <text:p>5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8:.I138])" office:value-type="float" office:value="8074396" calcext:value-type="float">
            <text:p>8,074,396</text:p>
          </table:table-cell>
          <table:table-cell table:formula="of:=[.A138]*[.C138]*[.D138]*[.$B$5]" office:value-type="float" office:value="6435000" calcext:value-type="float">
            <text:p>6,435,000</text:p>
          </table:table-cell>
          <table:table-cell table:formula="of:=[.A138]*[.D138]*[.$B$2]*[.$B$6]" office:value-type="float" office:value="1628000" calcext:value-type="float">
            <text:p>1,628,000</text:p>
          </table:table-cell>
          <table:table-cell table:formula="of:=[.D138]*[.$B$2]*[.$B$3]*[.$B$6]" office:value-type="float" office:value="11396" calcext:value-type="float">
            <text:p>11,396</text:p>
          </table:table-cell>
          <table:table-cell table:formula="of:=[.F138]/1000000" office:value-type="float" office:value="8.074396" calcext:value-type="float">
            <text:p>8.07</text:p>
          </table:table-cell>
          <table:table-cell table:formula="of:=[.G138]/1000000" office:value-type="float" office:value="6.435" calcext:value-type="float">
            <text:p>6.44</text:p>
          </table:table-cell>
          <table:table-cell table:formula="of:=[.H138]/1000000" office:value-type="float" office:value="1.628" calcext:value-type="float">
            <text:p>1.63</text:p>
          </table:table-cell>
          <table:table-cell table:formula="of:=[.I13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84999" calcext:value-type="float">
            <text:p>584999</text:p>
          </table:table-cell>
          <table:table-cell table:formula="of:=[.P138]/[.O138]" office:value-type="float" office:value="584.999" calcext:value-type="float">
            <text:p>5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8:.X138])" office:value-type="float" office:value="8.01439380645752" calcext:value-type="float">
            <text:p>8.01439380645752</text:p>
          </table:table-cell>
          <table:table-cell office:value-type="float" office:value="6.25138854980469" calcext:value-type="float">
            <text:p>6.251388549804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8]/[.J138]" office:value-type="float" office:value="0.992568831954429" calcext:value-type="float">
            <text:p>0.992568831954429</text:p>
          </table:table-cell>
          <table:table-cell table:formula="of:=[.U138]-[.J138]" office:value-type="float" office:value="-0.0600021935424824" calcext:value-type="float">
            <text:p>-0.060002193542482</text:p>
          </table:table-cell>
          <table:table-cell table:formula="of:=[.X138]-[.K138]" office:value-type="float" office:value="-6.33907085418701" calcext:value-type="float">
            <text:p>-6.33907085418701</text:p>
          </table:table-cell>
          <table:table-cell table:formula="of:=[.W138]-[.L138]" office:value-type="float" office:value="0.0390761108398399" calcext:value-type="float">
            <text:p>0.03907611083984</text:p>
          </table:table-cell>
          <table:table-cell table:formula="of:=[.X138]-[.M1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9]*[.C139]" office:value-type="float" office:value="590000" calcext:value-type="float">
            <text:p>590,000</text:p>
          </table:table-cell>
          <table:table-cell office:value-type="float" office:value="590" calcext:value-type="float">
            <text:p>5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9:.I139])" office:value-type="float" office:value="8129396" calcext:value-type="float">
            <text:p>8,129,396</text:p>
          </table:table-cell>
          <table:table-cell table:formula="of:=[.A139]*[.C139]*[.D139]*[.$B$5]" office:value-type="float" office:value="6490000" calcext:value-type="float">
            <text:p>6,490,000</text:p>
          </table:table-cell>
          <table:table-cell table:formula="of:=[.A139]*[.D139]*[.$B$2]*[.$B$6]" office:value-type="float" office:value="1628000" calcext:value-type="float">
            <text:p>1,628,000</text:p>
          </table:table-cell>
          <table:table-cell table:formula="of:=[.D139]*[.$B$2]*[.$B$3]*[.$B$6]" office:value-type="float" office:value="11396" calcext:value-type="float">
            <text:p>11,396</text:p>
          </table:table-cell>
          <table:table-cell table:formula="of:=[.F139]/1000000" office:value-type="float" office:value="8.129396" calcext:value-type="float">
            <text:p>8.13</text:p>
          </table:table-cell>
          <table:table-cell table:formula="of:=[.G139]/1000000" office:value-type="float" office:value="6.49" calcext:value-type="float">
            <text:p>6.49</text:p>
          </table:table-cell>
          <table:table-cell table:formula="of:=[.H139]/1000000" office:value-type="float" office:value="1.628" calcext:value-type="float">
            <text:p>1.63</text:p>
          </table:table-cell>
          <table:table-cell table:formula="of:=[.I13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89999" calcext:value-type="float">
            <text:p>589999</text:p>
          </table:table-cell>
          <table:table-cell table:formula="of:=[.P139]/[.O139]" office:value-type="float" office:value="589.999" calcext:value-type="float">
            <text:p>5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9:.X139])" office:value-type="float" office:value="8.06684589385986" calcext:value-type="float">
            <text:p>8.06684589385986</text:p>
          </table:table-cell>
          <table:table-cell office:value-type="float" office:value="6.30384063720703" calcext:value-type="float">
            <text:p>6.303840637207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9]/[.J139]" office:value-type="float" office:value="0.992305688375847" calcext:value-type="float">
            <text:p>0.992305688375847</text:p>
          </table:table-cell>
          <table:table-cell table:formula="of:=[.U139]-[.J139]" office:value-type="float" office:value="-0.0625501061401419" calcext:value-type="float">
            <text:p>-0.062550106140142</text:p>
          </table:table-cell>
          <table:table-cell table:formula="of:=[.X139]-[.K139]" office:value-type="float" office:value="-6.39407085418701" calcext:value-type="float">
            <text:p>-6.39407085418701</text:p>
          </table:table-cell>
          <table:table-cell table:formula="of:=[.W139]-[.L139]" office:value-type="float" office:value="0.0390761108398399" calcext:value-type="float">
            <text:p>0.03907611083984</text:p>
          </table:table-cell>
          <table:table-cell table:formula="of:=[.X139]-[.M1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0]*[.C140]" office:value-type="float" office:value="595000" calcext:value-type="float">
            <text:p>595,000</text:p>
          </table:table-cell>
          <table:table-cell office:value-type="float" office:value="595" calcext:value-type="float">
            <text:p>5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0:.I140])" office:value-type="float" office:value="8184396" calcext:value-type="float">
            <text:p>8,184,396</text:p>
          </table:table-cell>
          <table:table-cell table:formula="of:=[.A140]*[.C140]*[.D140]*[.$B$5]" office:value-type="float" office:value="6545000" calcext:value-type="float">
            <text:p>6,545,000</text:p>
          </table:table-cell>
          <table:table-cell table:formula="of:=[.A140]*[.D140]*[.$B$2]*[.$B$6]" office:value-type="float" office:value="1628000" calcext:value-type="float">
            <text:p>1,628,000</text:p>
          </table:table-cell>
          <table:table-cell table:formula="of:=[.D140]*[.$B$2]*[.$B$3]*[.$B$6]" office:value-type="float" office:value="11396" calcext:value-type="float">
            <text:p>11,396</text:p>
          </table:table-cell>
          <table:table-cell table:formula="of:=[.F140]/1000000" office:value-type="float" office:value="8.184396" calcext:value-type="float">
            <text:p>8.18</text:p>
          </table:table-cell>
          <table:table-cell table:formula="of:=[.G140]/1000000" office:value-type="float" office:value="6.545" calcext:value-type="float">
            <text:p>6.55</text:p>
          </table:table-cell>
          <table:table-cell table:formula="of:=[.H140]/1000000" office:value-type="float" office:value="1.628" calcext:value-type="float">
            <text:p>1.63</text:p>
          </table:table-cell>
          <table:table-cell table:formula="of:=[.I14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4999" calcext:value-type="float">
            <text:p>594999</text:p>
          </table:table-cell>
          <table:table-cell table:formula="of:=[.P140]/[.O140]" office:value-type="float" office:value="594.999" calcext:value-type="float">
            <text:p>5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0:.X140])" office:value-type="float" office:value="8.11929798126221" calcext:value-type="float">
            <text:p>8.11929798126221</text:p>
          </table:table-cell>
          <table:table-cell office:value-type="float" office:value="6.35629272460938" calcext:value-type="float">
            <text:p>6.356292724609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0]/[.J140]" office:value-type="float" office:value="0.992046081502191" calcext:value-type="float">
            <text:p>0.992046081502191</text:p>
          </table:table-cell>
          <table:table-cell table:formula="of:=[.U140]-[.J140]" office:value-type="float" office:value="-0.0650980187377908" calcext:value-type="float">
            <text:p>-0.065098018737791</text:p>
          </table:table-cell>
          <table:table-cell table:formula="of:=[.X140]-[.K140]" office:value-type="float" office:value="-6.44907085418701" calcext:value-type="float">
            <text:p>-6.44907085418701</text:p>
          </table:table-cell>
          <table:table-cell table:formula="of:=[.W140]-[.L140]" office:value-type="float" office:value="0.0390761108398399" calcext:value-type="float">
            <text:p>0.03907611083984</text:p>
          </table:table-cell>
          <table:table-cell table:formula="of:=[.X140]-[.M1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1]*[.C141]" office:value-type="float" office:value="600000" calcext:value-type="float">
            <text:p>600,000</text:p>
          </table:table-cell>
          <table:table-cell office:value-type="float" office:value="600" calcext:value-type="float">
            <text:p>6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1:.I141])" office:value-type="float" office:value="8239396" calcext:value-type="float">
            <text:p>8,239,396</text:p>
          </table:table-cell>
          <table:table-cell table:formula="of:=[.A141]*[.C141]*[.D141]*[.$B$5]" office:value-type="float" office:value="6600000" calcext:value-type="float">
            <text:p>6,600,000</text:p>
          </table:table-cell>
          <table:table-cell table:formula="of:=[.A141]*[.D141]*[.$B$2]*[.$B$6]" office:value-type="float" office:value="1628000" calcext:value-type="float">
            <text:p>1,628,000</text:p>
          </table:table-cell>
          <table:table-cell table:formula="of:=[.D141]*[.$B$2]*[.$B$3]*[.$B$6]" office:value-type="float" office:value="11396" calcext:value-type="float">
            <text:p>11,396</text:p>
          </table:table-cell>
          <table:table-cell table:formula="of:=[.F141]/1000000" office:value-type="float" office:value="8.239396" calcext:value-type="float">
            <text:p>8.24</text:p>
          </table:table-cell>
          <table:table-cell table:formula="of:=[.G141]/1000000" office:value-type="float" office:value="6.6" calcext:value-type="float">
            <text:p>6.60</text:p>
          </table:table-cell>
          <table:table-cell table:formula="of:=[.H141]/1000000" office:value-type="float" office:value="1.628" calcext:value-type="float">
            <text:p>1.63</text:p>
          </table:table-cell>
          <table:table-cell table:formula="of:=[.I14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9999" calcext:value-type="float">
            <text:p>599999</text:p>
          </table:table-cell>
          <table:table-cell table:formula="of:=[.P141]/[.O141]" office:value-type="float" office:value="599.999" calcext:value-type="float">
            <text:p>5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1:.X141])" office:value-type="float" office:value="8.17175006866455" calcext:value-type="float">
            <text:p>8.17175006866455</text:p>
          </table:table-cell>
          <table:table-cell office:value-type="float" office:value="6.40874481201172" calcext:value-type="float">
            <text:p>6.408744812011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1]/[.J141]" office:value-type="float" office:value="0.991789940508327" calcext:value-type="float">
            <text:p>0.991789940508327</text:p>
          </table:table-cell>
          <table:table-cell table:formula="of:=[.U141]-[.J141]" office:value-type="float" office:value="-0.0676459313354521" calcext:value-type="float">
            <text:p>-0.067645931335452</text:p>
          </table:table-cell>
          <table:table-cell table:formula="of:=[.X141]-[.K141]" office:value-type="float" office:value="-6.50407085418701" calcext:value-type="float">
            <text:p>-6.50407085418701</text:p>
          </table:table-cell>
          <table:table-cell table:formula="of:=[.W141]-[.L141]" office:value-type="float" office:value="0.0390761108398399" calcext:value-type="float">
            <text:p>0.03907611083984</text:p>
          </table:table-cell>
          <table:table-cell table:formula="of:=[.X141]-[.M1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2]*[.C142]" office:value-type="float" office:value="605000" calcext:value-type="float">
            <text:p>605,000</text:p>
          </table:table-cell>
          <table:table-cell office:value-type="float" office:value="605" calcext:value-type="float">
            <text:p>6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2:.I142])" office:value-type="float" office:value="8294396" calcext:value-type="float">
            <text:p>8,294,396</text:p>
          </table:table-cell>
          <table:table-cell table:style-name="ce9" table:formula="of:=[.A142]*[.C142]*[.D142]*[.$B$5]" office:value-type="float" office:value="6655000" calcext:value-type="float">
            <text:p>6,655,000</text:p>
          </table:table-cell>
          <table:table-cell table:formula="of:=[.A142]*[.D142]*[.$B$2]*[.$B$6]" office:value-type="float" office:value="1628000" calcext:value-type="float">
            <text:p>1,628,000</text:p>
          </table:table-cell>
          <table:table-cell table:formula="of:=[.D142]*[.$B$2]*[.$B$3]*[.$B$6]" office:value-type="float" office:value="11396" calcext:value-type="float">
            <text:p>11,396</text:p>
          </table:table-cell>
          <table:table-cell table:formula="of:=[.F142]/1000000" office:value-type="float" office:value="8.294396" calcext:value-type="float">
            <text:p>8.29</text:p>
          </table:table-cell>
          <table:table-cell table:formula="of:=[.G142]/1000000" office:value-type="float" office:value="6.655" calcext:value-type="float">
            <text:p>6.66</text:p>
          </table:table-cell>
          <table:table-cell table:formula="of:=[.H142]/1000000" office:value-type="float" office:value="1.628" calcext:value-type="float">
            <text:p>1.63</text:p>
          </table:table-cell>
          <table:table-cell table:formula="of:=[.I14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04999" calcext:value-type="float">
            <text:p>604999</text:p>
          </table:table-cell>
          <table:table-cell table:formula="of:=[.P142]/[.O142]" office:value-type="float" office:value="604.999" calcext:value-type="float">
            <text:p>6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2:.X142])" office:value-type="float" office:value="8.22420215606689" calcext:value-type="float">
            <text:p>8.22420215606689</text:p>
          </table:table-cell>
          <table:table-cell office:value-type="float" office:value="6.46119689941406" calcext:value-type="float">
            <text:p>6.461196899414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2]/[.J142]" office:value-type="float" office:value="0.991537196447684" calcext:value-type="float">
            <text:p>0.991537196447684</text:p>
          </table:table-cell>
          <table:table-cell table:formula="of:=[.U142]-[.J142]" office:value-type="float" office:value="-0.0701938439331133" calcext:value-type="float">
            <text:p>-0.070193843933113</text:p>
          </table:table-cell>
          <table:table-cell table:formula="of:=[.X142]-[.K142]" office:value-type="float" office:value="-6.55907085418701" calcext:value-type="float">
            <text:p>-6.55907085418701</text:p>
          </table:table-cell>
          <table:table-cell table:formula="of:=[.W142]-[.L142]" office:value-type="float" office:value="0.0390761108398399" calcext:value-type="float">
            <text:p>0.03907611083984</text:p>
          </table:table-cell>
          <table:table-cell table:formula="of:=[.X142]-[.M1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3]*[.C143]" office:value-type="float" office:value="610000" calcext:value-type="float">
            <text:p>610,000</text:p>
          </table:table-cell>
          <table:table-cell office:value-type="float" office:value="610" calcext:value-type="float">
            <text:p>6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3:.I143])" office:value-type="float" office:value="8349396" calcext:value-type="float">
            <text:p>8,349,396</text:p>
          </table:table-cell>
          <table:table-cell table:formula="of:=[.A143]*[.C143]*[.D143]*[.$B$5]" office:value-type="float" office:value="6710000" calcext:value-type="float">
            <text:p>6,710,000</text:p>
          </table:table-cell>
          <table:table-cell table:formula="of:=[.A143]*[.D143]*[.$B$2]*[.$B$6]" office:value-type="float" office:value="1628000" calcext:value-type="float">
            <text:p>1,628,000</text:p>
          </table:table-cell>
          <table:table-cell table:formula="of:=[.D143]*[.$B$2]*[.$B$3]*[.$B$6]" office:value-type="float" office:value="11396" calcext:value-type="float">
            <text:p>11,396</text:p>
          </table:table-cell>
          <table:table-cell table:formula="of:=[.F143]/1000000" office:value-type="float" office:value="8.349396" calcext:value-type="float">
            <text:p>8.35</text:p>
          </table:table-cell>
          <table:table-cell table:formula="of:=[.G143]/1000000" office:value-type="float" office:value="6.71" calcext:value-type="float">
            <text:p>6.71</text:p>
          </table:table-cell>
          <table:table-cell table:formula="of:=[.H143]/1000000" office:value-type="float" office:value="1.628" calcext:value-type="float">
            <text:p>1.63</text:p>
          </table:table-cell>
          <table:table-cell table:formula="of:=[.I14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09999" calcext:value-type="float">
            <text:p>609999</text:p>
          </table:table-cell>
          <table:table-cell table:formula="of:=[.P143]/[.O143]" office:value-type="float" office:value="609.999" calcext:value-type="float">
            <text:p>6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3:.X143])" office:value-type="float" office:value="8.27665424346924" calcext:value-type="float">
            <text:p>8.27665424346924</text:p>
          </table:table-cell>
          <table:table-cell office:value-type="float" office:value="6.51364898681641" calcext:value-type="float">
            <text:p>6.513648986816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3]/[.J143]" office:value-type="float" office:value="0.991287782190381" calcext:value-type="float">
            <text:p>0.991287782190381</text:p>
          </table:table-cell>
          <table:table-cell table:formula="of:=[.U143]-[.J143]" office:value-type="float" office:value="-0.0727417565307622" calcext:value-type="float">
            <text:p>-0.072741756530762</text:p>
          </table:table-cell>
          <table:table-cell table:formula="of:=[.X143]-[.K143]" office:value-type="float" office:value="-6.61407085418701" calcext:value-type="float">
            <text:p>-6.61407085418701</text:p>
          </table:table-cell>
          <table:table-cell table:formula="of:=[.W143]-[.L143]" office:value-type="float" office:value="0.0390761108398399" calcext:value-type="float">
            <text:p>0.03907611083984</text:p>
          </table:table-cell>
          <table:table-cell table:formula="of:=[.X143]-[.M1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4]*[.C144]" office:value-type="float" office:value="615000" calcext:value-type="float">
            <text:p>615,000</text:p>
          </table:table-cell>
          <table:table-cell office:value-type="float" office:value="615" calcext:value-type="float">
            <text:p>6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4:.I144])" office:value-type="float" office:value="8404396" calcext:value-type="float">
            <text:p>8,404,396</text:p>
          </table:table-cell>
          <table:table-cell table:formula="of:=[.A144]*[.C144]*[.D144]*[.$B$5]" office:value-type="float" office:value="6765000" calcext:value-type="float">
            <text:p>6,765,000</text:p>
          </table:table-cell>
          <table:table-cell table:formula="of:=[.A144]*[.D144]*[.$B$2]*[.$B$6]" office:value-type="float" office:value="1628000" calcext:value-type="float">
            <text:p>1,628,000</text:p>
          </table:table-cell>
          <table:table-cell table:formula="of:=[.D144]*[.$B$2]*[.$B$3]*[.$B$6]" office:value-type="float" office:value="11396" calcext:value-type="float">
            <text:p>11,396</text:p>
          </table:table-cell>
          <table:table-cell table:formula="of:=[.F144]/1000000" office:value-type="float" office:value="8.404396" calcext:value-type="float">
            <text:p>8.40</text:p>
          </table:table-cell>
          <table:table-cell table:formula="of:=[.G144]/1000000" office:value-type="float" office:value="6.765" calcext:value-type="float">
            <text:p>6.77</text:p>
          </table:table-cell>
          <table:table-cell table:formula="of:=[.H144]/1000000" office:value-type="float" office:value="1.628" calcext:value-type="float">
            <text:p>1.63</text:p>
          </table:table-cell>
          <table:table-cell table:formula="of:=[.I14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14999" calcext:value-type="float">
            <text:p>614999</text:p>
          </table:table-cell>
          <table:table-cell table:formula="of:=[.P144]/[.O144]" office:value-type="float" office:value="614.999" calcext:value-type="float">
            <text:p>6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4:.X144])" office:value-type="float" office:value="8.32910633087158" calcext:value-type="float">
            <text:p>8.32910633087158</text:p>
          </table:table-cell>
          <table:table-cell office:value-type="float" office:value="6.56610107421875" calcext:value-type="float">
            <text:p>6.56610107421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4]/[.J144]" office:value-type="float" office:value="0.991041632363775" calcext:value-type="float">
            <text:p>0.991041632363775</text:p>
          </table:table-cell>
          <table:table-cell table:formula="of:=[.U144]-[.J144]" office:value-type="float" office:value="-0.0752896691284217" calcext:value-type="float">
            <text:p>-0.075289669128422</text:p>
          </table:table-cell>
          <table:table-cell table:formula="of:=[.X144]-[.K144]" office:value-type="float" office:value="-6.66907085418701" calcext:value-type="float">
            <text:p>-6.66907085418701</text:p>
          </table:table-cell>
          <table:table-cell table:formula="of:=[.W144]-[.L144]" office:value-type="float" office:value="0.0390761108398399" calcext:value-type="float">
            <text:p>0.03907611083984</text:p>
          </table:table-cell>
          <table:table-cell table:formula="of:=[.X144]-[.M1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5]*[.C145]" office:value-type="float" office:value="620000" calcext:value-type="float">
            <text:p>620,000</text:p>
          </table:table-cell>
          <table:table-cell office:value-type="float" office:value="620" calcext:value-type="float">
            <text:p>6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5:.I145])" office:value-type="float" office:value="8459396" calcext:value-type="float">
            <text:p>8,459,396</text:p>
          </table:table-cell>
          <table:table-cell table:formula="of:=[.A145]*[.C145]*[.D145]*[.$B$5]" office:value-type="float" office:value="6820000" calcext:value-type="float">
            <text:p>6,820,000</text:p>
          </table:table-cell>
          <table:table-cell table:formula="of:=[.A145]*[.D145]*[.$B$2]*[.$B$6]" office:value-type="float" office:value="1628000" calcext:value-type="float">
            <text:p>1,628,000</text:p>
          </table:table-cell>
          <table:table-cell table:formula="of:=[.D145]*[.$B$2]*[.$B$3]*[.$B$6]" office:value-type="float" office:value="11396" calcext:value-type="float">
            <text:p>11,396</text:p>
          </table:table-cell>
          <table:table-cell table:formula="of:=[.F145]/1000000" office:value-type="float" office:value="8.459396" calcext:value-type="float">
            <text:p>8.46</text:p>
          </table:table-cell>
          <table:table-cell table:formula="of:=[.G145]/1000000" office:value-type="float" office:value="6.82" calcext:value-type="float">
            <text:p>6.82</text:p>
          </table:table-cell>
          <table:table-cell table:formula="of:=[.H145]/1000000" office:value-type="float" office:value="1.628" calcext:value-type="float">
            <text:p>1.63</text:p>
          </table:table-cell>
          <table:table-cell table:formula="of:=[.I14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19999" calcext:value-type="float">
            <text:p>619999</text:p>
          </table:table-cell>
          <table:table-cell table:formula="of:=[.P145]/[.O145]" office:value-type="float" office:value="619.999" calcext:value-type="float">
            <text:p>6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5:.X145])" office:value-type="float" office:value="8.38155841827392" calcext:value-type="float">
            <text:p>8.38155841827392</text:p>
          </table:table-cell>
          <table:table-cell office:value-type="float" office:value="6.61855316162109" calcext:value-type="float">
            <text:p>6.618553161621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5]/[.J145]" office:value-type="float" office:value="0.990798683295346" calcext:value-type="float">
            <text:p>0.990798683295346</text:p>
          </table:table-cell>
          <table:table-cell table:formula="of:=[.U145]-[.J145]" office:value-type="float" office:value="-0.0778375817260812" calcext:value-type="float">
            <text:p>-0.077837581726081</text:p>
          </table:table-cell>
          <table:table-cell table:formula="of:=[.X145]-[.K145]" office:value-type="float" office:value="-6.72407085418701" calcext:value-type="float">
            <text:p>-6.72407085418701</text:p>
          </table:table-cell>
          <table:table-cell table:formula="of:=[.W145]-[.L145]" office:value-type="float" office:value="0.0390761108398399" calcext:value-type="float">
            <text:p>0.03907611083984</text:p>
          </table:table-cell>
          <table:table-cell table:formula="of:=[.X145]-[.M1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6]*[.C146]" office:value-type="float" office:value="625000" calcext:value-type="float">
            <text:p>625,000</text:p>
          </table:table-cell>
          <table:table-cell office:value-type="float" office:value="625" calcext:value-type="float">
            <text:p>6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6:.I146])" office:value-type="float" office:value="8514396" calcext:value-type="float">
            <text:p>8,514,396</text:p>
          </table:table-cell>
          <table:table-cell table:formula="of:=[.A146]*[.C146]*[.D146]*[.$B$5]" office:value-type="float" office:value="6875000" calcext:value-type="float">
            <text:p>6,875,000</text:p>
          </table:table-cell>
          <table:table-cell table:formula="of:=[.A146]*[.D146]*[.$B$2]*[.$B$6]" office:value-type="float" office:value="1628000" calcext:value-type="float">
            <text:p>1,628,000</text:p>
          </table:table-cell>
          <table:table-cell table:formula="of:=[.D146]*[.$B$2]*[.$B$3]*[.$B$6]" office:value-type="float" office:value="11396" calcext:value-type="float">
            <text:p>11,396</text:p>
          </table:table-cell>
          <table:table-cell table:formula="of:=[.F146]/1000000" office:value-type="float" office:value="8.514396" calcext:value-type="float">
            <text:p>8.51</text:p>
          </table:table-cell>
          <table:table-cell table:formula="of:=[.G146]/1000000" office:value-type="float" office:value="6.875" calcext:value-type="float">
            <text:p>6.88</text:p>
          </table:table-cell>
          <table:table-cell table:formula="of:=[.H146]/1000000" office:value-type="float" office:value="1.628" calcext:value-type="float">
            <text:p>1.63</text:p>
          </table:table-cell>
          <table:table-cell table:formula="of:=[.I14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24999" calcext:value-type="float">
            <text:p>624999</text:p>
          </table:table-cell>
          <table:table-cell table:formula="of:=[.P146]/[.O146]" office:value-type="float" office:value="624.999" calcext:value-type="float">
            <text:p>6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6:.X146])" office:value-type="float" office:value="8.43401050567627" calcext:value-type="float">
            <text:p>8.43401050567627</text:p>
          </table:table-cell>
          <table:table-cell office:value-type="float" office:value="6.67100524902344" calcext:value-type="float">
            <text:p>6.671005249023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6]/[.J146]" office:value-type="float" office:value="0.990558872957784" calcext:value-type="float">
            <text:p>0.990558872957784</text:p>
          </table:table-cell>
          <table:table-cell table:formula="of:=[.U146]-[.J146]" office:value-type="float" office:value="-0.0803854943237319" calcext:value-type="float">
            <text:p>-0.080385494323732</text:p>
          </table:table-cell>
          <table:table-cell table:formula="of:=[.X146]-[.K146]" office:value-type="float" office:value="-6.77907085418701" calcext:value-type="float">
            <text:p>-6.77907085418701</text:p>
          </table:table-cell>
          <table:table-cell table:formula="of:=[.W146]-[.L146]" office:value-type="float" office:value="0.0390761108398399" calcext:value-type="float">
            <text:p>0.03907611083984</text:p>
          </table:table-cell>
          <table:table-cell table:formula="of:=[.X146]-[.M1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7]*[.C147]" office:value-type="float" office:value="630000" calcext:value-type="float">
            <text:p>630,000</text:p>
          </table:table-cell>
          <table:table-cell office:value-type="float" office:value="630" calcext:value-type="float">
            <text:p>6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7:.I147])" office:value-type="float" office:value="8569396" calcext:value-type="float">
            <text:p>8,569,396</text:p>
          </table:table-cell>
          <table:table-cell table:formula="of:=[.A147]*[.C147]*[.D147]*[.$B$5]" office:value-type="float" office:value="6930000" calcext:value-type="float">
            <text:p>6,930,000</text:p>
          </table:table-cell>
          <table:table-cell table:formula="of:=[.A147]*[.D147]*[.$B$2]*[.$B$6]" office:value-type="float" office:value="1628000" calcext:value-type="float">
            <text:p>1,628,000</text:p>
          </table:table-cell>
          <table:table-cell table:formula="of:=[.D147]*[.$B$2]*[.$B$3]*[.$B$6]" office:value-type="float" office:value="11396" calcext:value-type="float">
            <text:p>11,396</text:p>
          </table:table-cell>
          <table:table-cell table:formula="of:=[.F147]/1000000" office:value-type="float" office:value="8.569396" calcext:value-type="float">
            <text:p>8.57</text:p>
          </table:table-cell>
          <table:table-cell table:formula="of:=[.G147]/1000000" office:value-type="float" office:value="6.93" calcext:value-type="float">
            <text:p>6.93</text:p>
          </table:table-cell>
          <table:table-cell table:formula="of:=[.H147]/1000000" office:value-type="float" office:value="1.628" calcext:value-type="float">
            <text:p>1.63</text:p>
          </table:table-cell>
          <table:table-cell table:formula="of:=[.I14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29999" calcext:value-type="float">
            <text:p>629999</text:p>
          </table:table-cell>
          <table:table-cell table:formula="of:=[.P147]/[.O147]" office:value-type="float" office:value="629.999" calcext:value-type="float">
            <text:p>6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7:.X147])" office:value-type="float" office:value="8.48646259307861" calcext:value-type="float">
            <text:p>8.48646259307861</text:p>
          </table:table-cell>
          <table:table-cell office:value-type="float" office:value="6.72345733642578" calcext:value-type="float">
            <text:p>6.723457336425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7]/[.J147]" office:value-type="float" office:value="0.990322140916187" calcext:value-type="float">
            <text:p>0.990322140916187</text:p>
          </table:table-cell>
          <table:table-cell table:formula="of:=[.U147]-[.J147]" office:value-type="float" office:value="-0.0829334069213914" calcext:value-type="float">
            <text:p>-0.082933406921391</text:p>
          </table:table-cell>
          <table:table-cell table:formula="of:=[.X147]-[.K147]" office:value-type="float" office:value="-6.83407085418701" calcext:value-type="float">
            <text:p>-6.83407085418701</text:p>
          </table:table-cell>
          <table:table-cell table:formula="of:=[.W147]-[.L147]" office:value-type="float" office:value="0.0390761108398399" calcext:value-type="float">
            <text:p>0.03907611083984</text:p>
          </table:table-cell>
          <table:table-cell table:formula="of:=[.X147]-[.M1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8]*[.C148]" office:value-type="float" office:value="635000" calcext:value-type="float">
            <text:p>635,000</text:p>
          </table:table-cell>
          <table:table-cell office:value-type="float" office:value="635" calcext:value-type="float">
            <text:p>6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8:.I148])" office:value-type="float" office:value="8624396" calcext:value-type="float">
            <text:p>8,624,396</text:p>
          </table:table-cell>
          <table:table-cell table:formula="of:=[.A148]*[.C148]*[.D148]*[.$B$5]" office:value-type="float" office:value="6985000" calcext:value-type="float">
            <text:p>6,985,000</text:p>
          </table:table-cell>
          <table:table-cell table:formula="of:=[.A148]*[.D148]*[.$B$2]*[.$B$6]" office:value-type="float" office:value="1628000" calcext:value-type="float">
            <text:p>1,628,000</text:p>
          </table:table-cell>
          <table:table-cell table:formula="of:=[.D148]*[.$B$2]*[.$B$3]*[.$B$6]" office:value-type="float" office:value="11396" calcext:value-type="float">
            <text:p>11,396</text:p>
          </table:table-cell>
          <table:table-cell table:formula="of:=[.F148]/1000000" office:value-type="float" office:value="8.624396" calcext:value-type="float">
            <text:p>8.62</text:p>
          </table:table-cell>
          <table:table-cell table:formula="of:=[.G148]/1000000" office:value-type="float" office:value="6.985" calcext:value-type="float">
            <text:p>6.99</text:p>
          </table:table-cell>
          <table:table-cell table:formula="of:=[.H148]/1000000" office:value-type="float" office:value="1.628" calcext:value-type="float">
            <text:p>1.63</text:p>
          </table:table-cell>
          <table:table-cell table:formula="of:=[.I14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34999" calcext:value-type="float">
            <text:p>634999</text:p>
          </table:table-cell>
          <table:table-cell table:formula="of:=[.P148]/[.O148]" office:value-type="float" office:value="634.999" calcext:value-type="float">
            <text:p>6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8:.X148])" office:value-type="float" office:value="8.53891468048096" calcext:value-type="float">
            <text:p>8.53891468048096</text:p>
          </table:table-cell>
          <table:table-cell office:value-type="float" office:value="6.77590942382813" calcext:value-type="float">
            <text:p>6.7759094238281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8]/[.J148]" office:value-type="float" office:value="0.990088428277291" calcext:value-type="float">
            <text:p>0.990088428277291</text:p>
          </table:table-cell>
          <table:table-cell table:formula="of:=[.U148]-[.J148]" office:value-type="float" office:value="-0.085481319519042" calcext:value-type="float">
            <text:p>-0.085481319519042</text:p>
          </table:table-cell>
          <table:table-cell table:formula="of:=[.X148]-[.K148]" office:value-type="float" office:value="-6.88907085418701" calcext:value-type="float">
            <text:p>-6.88907085418701</text:p>
          </table:table-cell>
          <table:table-cell table:formula="of:=[.W148]-[.L148]" office:value-type="float" office:value="0.0390761108398399" calcext:value-type="float">
            <text:p>0.03907611083984</text:p>
          </table:table-cell>
          <table:table-cell table:formula="of:=[.X148]-[.M1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9]*[.C149]" office:value-type="float" office:value="640000" calcext:value-type="float">
            <text:p>640,000</text:p>
          </table:table-cell>
          <table:table-cell office:value-type="float" office:value="640" calcext:value-type="float">
            <text:p>6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9:.I149])" office:value-type="float" office:value="8679396" calcext:value-type="float">
            <text:p>8,679,396</text:p>
          </table:table-cell>
          <table:table-cell table:formula="of:=[.A149]*[.C149]*[.D149]*[.$B$5]" office:value-type="float" office:value="7040000" calcext:value-type="float">
            <text:p>7,040,000</text:p>
          </table:table-cell>
          <table:table-cell table:formula="of:=[.A149]*[.D149]*[.$B$2]*[.$B$6]" office:value-type="float" office:value="1628000" calcext:value-type="float">
            <text:p>1,628,000</text:p>
          </table:table-cell>
          <table:table-cell table:formula="of:=[.D149]*[.$B$2]*[.$B$3]*[.$B$6]" office:value-type="float" office:value="11396" calcext:value-type="float">
            <text:p>11,396</text:p>
          </table:table-cell>
          <table:table-cell table:formula="of:=[.F149]/1000000" office:value-type="float" office:value="8.679396" calcext:value-type="float">
            <text:p>8.68</text:p>
          </table:table-cell>
          <table:table-cell table:formula="of:=[.G149]/1000000" office:value-type="float" office:value="7.04" calcext:value-type="float">
            <text:p>7.04</text:p>
          </table:table-cell>
          <table:table-cell table:formula="of:=[.H149]/1000000" office:value-type="float" office:value="1.628" calcext:value-type="float">
            <text:p>1.63</text:p>
          </table:table-cell>
          <table:table-cell table:formula="of:=[.I14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39999" calcext:value-type="float">
            <text:p>639999</text:p>
          </table:table-cell>
          <table:table-cell table:formula="of:=[.P149]/[.O149]" office:value-type="float" office:value="639.999" calcext:value-type="float">
            <text:p>6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9:.X149])" office:value-type="float" office:value="8.5913667678833" calcext:value-type="float">
            <text:p>8.5913667678833</text:p>
          </table:table-cell>
          <table:table-cell office:value-type="float" office:value="6.82836151123047" calcext:value-type="float">
            <text:p>6.828361511230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9]/[.J149]" office:value-type="float" office:value="0.989857677640621" calcext:value-type="float">
            <text:p>0.989857677640621</text:p>
          </table:table-cell>
          <table:table-cell table:formula="of:=[.U149]-[.J149]" office:value-type="float" office:value="-0.0880292321167033" calcext:value-type="float">
            <text:p>-0.088029232116703</text:p>
          </table:table-cell>
          <table:table-cell table:formula="of:=[.X149]-[.K149]" office:value-type="float" office:value="-6.94407085418701" calcext:value-type="float">
            <text:p>-6.94407085418701</text:p>
          </table:table-cell>
          <table:table-cell table:formula="of:=[.W149]-[.L149]" office:value-type="float" office:value="0.0390761108398399" calcext:value-type="float">
            <text:p>0.03907611083984</text:p>
          </table:table-cell>
          <table:table-cell table:formula="of:=[.X149]-[.M1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0]*[.C150]" office:value-type="float" office:value="645000" calcext:value-type="float">
            <text:p>645,000</text:p>
          </table:table-cell>
          <table:table-cell office:value-type="float" office:value="645" calcext:value-type="float">
            <text:p>6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0:.I150])" office:value-type="float" office:value="8734396" calcext:value-type="float">
            <text:p>8,734,396</text:p>
          </table:table-cell>
          <table:table-cell table:style-name="ce9" table:formula="of:=[.A150]*[.C150]*[.D150]*[.$B$5]" office:value-type="float" office:value="7095000" calcext:value-type="float">
            <text:p>7,095,000</text:p>
          </table:table-cell>
          <table:table-cell table:formula="of:=[.A150]*[.D150]*[.$B$2]*[.$B$6]" office:value-type="float" office:value="1628000" calcext:value-type="float">
            <text:p>1,628,000</text:p>
          </table:table-cell>
          <table:table-cell table:formula="of:=[.D150]*[.$B$2]*[.$B$3]*[.$B$6]" office:value-type="float" office:value="11396" calcext:value-type="float">
            <text:p>11,396</text:p>
          </table:table-cell>
          <table:table-cell table:formula="of:=[.F150]/1000000" office:value-type="float" office:value="8.734396" calcext:value-type="float">
            <text:p>8.73</text:p>
          </table:table-cell>
          <table:table-cell table:formula="of:=[.G150]/1000000" office:value-type="float" office:value="7.095" calcext:value-type="float">
            <text:p>7.10</text:p>
          </table:table-cell>
          <table:table-cell table:formula="of:=[.H150]/1000000" office:value-type="float" office:value="1.628" calcext:value-type="float">
            <text:p>1.63</text:p>
          </table:table-cell>
          <table:table-cell table:formula="of:=[.I15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4999" calcext:value-type="float">
            <text:p>644999</text:p>
          </table:table-cell>
          <table:table-cell table:formula="of:=[.P150]/[.O150]" office:value-type="float" office:value="644.999" calcext:value-type="float">
            <text:p>6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0:.X150])" office:value-type="float" office:value="8.64381885528564" calcext:value-type="float">
            <text:p>8.64381885528564</text:p>
          </table:table-cell>
          <table:table-cell office:value-type="float" office:value="6.88081359863281" calcext:value-type="float">
            <text:p>6.880813598632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0]/[.J150]" office:value-type="float" office:value="0.989629833051494" calcext:value-type="float">
            <text:p>0.989629833051494</text:p>
          </table:table-cell>
          <table:table-cell table:formula="of:=[.U150]-[.J150]" office:value-type="float" office:value="-0.0905771447143628" calcext:value-type="float">
            <text:p>-0.090577144714363</text:p>
          </table:table-cell>
          <table:table-cell table:formula="of:=[.X150]-[.K150]" office:value-type="float" office:value="-6.99907085418701" calcext:value-type="float">
            <text:p>-6.99907085418701</text:p>
          </table:table-cell>
          <table:table-cell table:formula="of:=[.W150]-[.L150]" office:value-type="float" office:value="0.0390761108398399" calcext:value-type="float">
            <text:p>0.03907611083984</text:p>
          </table:table-cell>
          <table:table-cell table:formula="of:=[.X150]-[.M1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1]*[.C151]" office:value-type="float" office:value="650000" calcext:value-type="float">
            <text:p>650,000</text:p>
          </table:table-cell>
          <table:table-cell office:value-type="float" office:value="650" calcext:value-type="float">
            <text:p>6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1:.I151])" office:value-type="float" office:value="8789396" calcext:value-type="float">
            <text:p>8,789,396</text:p>
          </table:table-cell>
          <table:table-cell table:formula="of:=[.A151]*[.C151]*[.D151]*[.$B$5]" office:value-type="float" office:value="7150000" calcext:value-type="float">
            <text:p>7,150,000</text:p>
          </table:table-cell>
          <table:table-cell table:formula="of:=[.A151]*[.D151]*[.$B$2]*[.$B$6]" office:value-type="float" office:value="1628000" calcext:value-type="float">
            <text:p>1,628,000</text:p>
          </table:table-cell>
          <table:table-cell table:formula="of:=[.D151]*[.$B$2]*[.$B$3]*[.$B$6]" office:value-type="float" office:value="11396" calcext:value-type="float">
            <text:p>11,396</text:p>
          </table:table-cell>
          <table:table-cell table:formula="of:=[.F151]/1000000" office:value-type="float" office:value="8.789396" calcext:value-type="float">
            <text:p>8.79</text:p>
          </table:table-cell>
          <table:table-cell table:formula="of:=[.G151]/1000000" office:value-type="float" office:value="7.15" calcext:value-type="float">
            <text:p>7.15</text:p>
          </table:table-cell>
          <table:table-cell table:formula="of:=[.H151]/1000000" office:value-type="float" office:value="1.628" calcext:value-type="float">
            <text:p>1.63</text:p>
          </table:table-cell>
          <table:table-cell table:formula="of:=[.I15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9999" calcext:value-type="float">
            <text:p>649999</text:p>
          </table:table-cell>
          <table:table-cell table:formula="of:=[.P151]/[.O151]" office:value-type="float" office:value="649.999" calcext:value-type="float">
            <text:p>6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1:.X151])" office:value-type="float" office:value="8.69627094268799" calcext:value-type="float">
            <text:p>8.69627094268799</text:p>
          </table:table-cell>
          <table:table-cell office:value-type="float" office:value="6.93326568603516" calcext:value-type="float">
            <text:p>6.933265686035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1]/[.J151]" office:value-type="float" office:value="0.989404839955782" calcext:value-type="float">
            <text:p>0.989404839955782</text:p>
          </table:table-cell>
          <table:table-cell table:formula="of:=[.U151]-[.J151]" office:value-type="float" office:value="-0.0931250573120117" calcext:value-type="float">
            <text:p>-0.093125057312012</text:p>
          </table:table-cell>
          <table:table-cell table:formula="of:=[.X151]-[.K151]" office:value-type="float" office:value="-7.05407085418701" calcext:value-type="float">
            <text:p>-7.05407085418701</text:p>
          </table:table-cell>
          <table:table-cell table:formula="of:=[.W151]-[.L151]" office:value-type="float" office:value="0.0390761108398399" calcext:value-type="float">
            <text:p>0.03907611083984</text:p>
          </table:table-cell>
          <table:table-cell table:formula="of:=[.X151]-[.M1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2]*[.C152]" office:value-type="float" office:value="655000" calcext:value-type="float">
            <text:p>655,000</text:p>
          </table:table-cell>
          <table:table-cell office:value-type="float" office:value="655" calcext:value-type="float">
            <text:p>6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2:.I152])" office:value-type="float" office:value="8844396" calcext:value-type="float">
            <text:p>8,844,396</text:p>
          </table:table-cell>
          <table:table-cell table:formula="of:=[.A152]*[.C152]*[.D152]*[.$B$5]" office:value-type="float" office:value="7205000" calcext:value-type="float">
            <text:p>7,205,000</text:p>
          </table:table-cell>
          <table:table-cell table:formula="of:=[.A152]*[.D152]*[.$B$2]*[.$B$6]" office:value-type="float" office:value="1628000" calcext:value-type="float">
            <text:p>1,628,000</text:p>
          </table:table-cell>
          <table:table-cell table:formula="of:=[.D152]*[.$B$2]*[.$B$3]*[.$B$6]" office:value-type="float" office:value="11396" calcext:value-type="float">
            <text:p>11,396</text:p>
          </table:table-cell>
          <table:table-cell table:formula="of:=[.F152]/1000000" office:value-type="float" office:value="8.844396" calcext:value-type="float">
            <text:p>8.84</text:p>
          </table:table-cell>
          <table:table-cell table:formula="of:=[.G152]/1000000" office:value-type="float" office:value="7.205" calcext:value-type="float">
            <text:p>7.21</text:p>
          </table:table-cell>
          <table:table-cell table:formula="of:=[.H152]/1000000" office:value-type="float" office:value="1.628" calcext:value-type="float">
            <text:p>1.63</text:p>
          </table:table-cell>
          <table:table-cell table:formula="of:=[.I15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54999" calcext:value-type="float">
            <text:p>654999</text:p>
          </table:table-cell>
          <table:table-cell table:formula="of:=[.P152]/[.O152]" office:value-type="float" office:value="654.999" calcext:value-type="float">
            <text:p>6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2:.X152])" office:value-type="float" office:value="8.74872303009033" calcext:value-type="float">
            <text:p>8.74872303009033</text:p>
          </table:table-cell>
          <table:table-cell office:value-type="float" office:value="6.9857177734375" calcext:value-type="float">
            <text:p>6.985717773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2]/[.J152]" office:value-type="float" office:value="0.98918264515636" calcext:value-type="float">
            <text:p>0.98918264515636</text:p>
          </table:table-cell>
          <table:table-cell table:formula="of:=[.U152]-[.J152]" office:value-type="float" office:value="-0.0956729699096712" calcext:value-type="float">
            <text:p>-0.095672969909671</text:p>
          </table:table-cell>
          <table:table-cell table:formula="of:=[.X152]-[.K152]" office:value-type="float" office:value="-7.10907085418701" calcext:value-type="float">
            <text:p>-7.10907085418701</text:p>
          </table:table-cell>
          <table:table-cell table:formula="of:=[.W152]-[.L152]" office:value-type="float" office:value="0.0390761108398399" calcext:value-type="float">
            <text:p>0.03907611083984</text:p>
          </table:table-cell>
          <table:table-cell table:formula="of:=[.X152]-[.M1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3]*[.C153]" office:value-type="float" office:value="660000" calcext:value-type="float">
            <text:p>660,000</text:p>
          </table:table-cell>
          <table:table-cell office:value-type="float" office:value="660" calcext:value-type="float">
            <text:p>6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3:.I153])" office:value-type="float" office:value="8899396" calcext:value-type="float">
            <text:p>8,899,396</text:p>
          </table:table-cell>
          <table:table-cell table:formula="of:=[.A153]*[.C153]*[.D153]*[.$B$5]" office:value-type="float" office:value="7260000" calcext:value-type="float">
            <text:p>7,260,000</text:p>
          </table:table-cell>
          <table:table-cell table:formula="of:=[.A153]*[.D153]*[.$B$2]*[.$B$6]" office:value-type="float" office:value="1628000" calcext:value-type="float">
            <text:p>1,628,000</text:p>
          </table:table-cell>
          <table:table-cell table:formula="of:=[.D153]*[.$B$2]*[.$B$3]*[.$B$6]" office:value-type="float" office:value="11396" calcext:value-type="float">
            <text:p>11,396</text:p>
          </table:table-cell>
          <table:table-cell table:formula="of:=[.F153]/1000000" office:value-type="float" office:value="8.899396" calcext:value-type="float">
            <text:p>8.90</text:p>
          </table:table-cell>
          <table:table-cell table:formula="of:=[.G153]/1000000" office:value-type="float" office:value="7.26" calcext:value-type="float">
            <text:p>7.26</text:p>
          </table:table-cell>
          <table:table-cell table:formula="of:=[.H153]/1000000" office:value-type="float" office:value="1.628" calcext:value-type="float">
            <text:p>1.63</text:p>
          </table:table-cell>
          <table:table-cell table:formula="of:=[.I15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59999" calcext:value-type="float">
            <text:p>659999</text:p>
          </table:table-cell>
          <table:table-cell table:formula="of:=[.P153]/[.O153]" office:value-type="float" office:value="659.999" calcext:value-type="float">
            <text:p>6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3:.X153])" office:value-type="float" office:value="8.80117511749267" calcext:value-type="float">
            <text:p>8.80117511749267</text:p>
          </table:table-cell>
          <table:table-cell office:value-type="float" office:value="7.03816986083984" calcext:value-type="float">
            <text:p>7.038169860839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3]/[.J153]" office:value-type="float" office:value="0.988963196771182" calcext:value-type="float">
            <text:p>0.988963196771182</text:p>
          </table:table-cell>
          <table:table-cell table:formula="of:=[.U153]-[.J153]" office:value-type="float" office:value="-0.0982208825073307" calcext:value-type="float">
            <text:p>-0.098220882507331</text:p>
          </table:table-cell>
          <table:table-cell table:formula="of:=[.X153]-[.K153]" office:value-type="float" office:value="-7.16407085418701" calcext:value-type="float">
            <text:p>-7.16407085418701</text:p>
          </table:table-cell>
          <table:table-cell table:formula="of:=[.W153]-[.L153]" office:value-type="float" office:value="0.0390761108398399" calcext:value-type="float">
            <text:p>0.03907611083984</text:p>
          </table:table-cell>
          <table:table-cell table:formula="of:=[.X153]-[.M1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4]*[.C154]" office:value-type="float" office:value="665000" calcext:value-type="float">
            <text:p>665,000</text:p>
          </table:table-cell>
          <table:table-cell office:value-type="float" office:value="665" calcext:value-type="float">
            <text:p>6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4:.I154])" office:value-type="float" office:value="8954396" calcext:value-type="float">
            <text:p>8,954,396</text:p>
          </table:table-cell>
          <table:table-cell table:formula="of:=[.A154]*[.C154]*[.D154]*[.$B$5]" office:value-type="float" office:value="7315000" calcext:value-type="float">
            <text:p>7,315,000</text:p>
          </table:table-cell>
          <table:table-cell table:formula="of:=[.A154]*[.D154]*[.$B$2]*[.$B$6]" office:value-type="float" office:value="1628000" calcext:value-type="float">
            <text:p>1,628,000</text:p>
          </table:table-cell>
          <table:table-cell table:formula="of:=[.D154]*[.$B$2]*[.$B$3]*[.$B$6]" office:value-type="float" office:value="11396" calcext:value-type="float">
            <text:p>11,396</text:p>
          </table:table-cell>
          <table:table-cell table:formula="of:=[.F154]/1000000" office:value-type="float" office:value="8.954396" calcext:value-type="float">
            <text:p>8.95</text:p>
          </table:table-cell>
          <table:table-cell table:formula="of:=[.G154]/1000000" office:value-type="float" office:value="7.315" calcext:value-type="float">
            <text:p>7.32</text:p>
          </table:table-cell>
          <table:table-cell table:formula="of:=[.H154]/1000000" office:value-type="float" office:value="1.628" calcext:value-type="float">
            <text:p>1.63</text:p>
          </table:table-cell>
          <table:table-cell table:formula="of:=[.I15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64999" calcext:value-type="float">
            <text:p>664999</text:p>
          </table:table-cell>
          <table:table-cell table:formula="of:=[.P154]/[.O154]" office:value-type="float" office:value="664.999" calcext:value-type="float">
            <text:p>6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4:.X154])" office:value-type="float" office:value="8.85362720489502" calcext:value-type="float">
            <text:p>8.85362720489502</text:p>
          </table:table-cell>
          <table:table-cell office:value-type="float" office:value="7.09062194824219" calcext:value-type="float">
            <text:p>7.090621948242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4]/[.J154]" office:value-type="float" office:value="0.988746444192888" calcext:value-type="float">
            <text:p>0.988746444192888</text:p>
          </table:table-cell>
          <table:table-cell table:formula="of:=[.U154]-[.J154]" office:value-type="float" office:value="-0.100768795104981" calcext:value-type="float">
            <text:p>-0.100768795104981</text:p>
          </table:table-cell>
          <table:table-cell table:formula="of:=[.X154]-[.K154]" office:value-type="float" office:value="-7.21907085418701" calcext:value-type="float">
            <text:p>-7.21907085418701</text:p>
          </table:table-cell>
          <table:table-cell table:formula="of:=[.W154]-[.L154]" office:value-type="float" office:value="0.0390761108398399" calcext:value-type="float">
            <text:p>0.03907611083984</text:p>
          </table:table-cell>
          <table:table-cell table:formula="of:=[.X154]-[.M1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5]*[.C155]" office:value-type="float" office:value="670000" calcext:value-type="float">
            <text:p>670,000</text:p>
          </table:table-cell>
          <table:table-cell office:value-type="float" office:value="670" calcext:value-type="float">
            <text:p>6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5:.I155])" office:value-type="float" office:value="9009396" calcext:value-type="float">
            <text:p>9,009,396</text:p>
          </table:table-cell>
          <table:table-cell table:formula="of:=[.A155]*[.C155]*[.D155]*[.$B$5]" office:value-type="float" office:value="7370000" calcext:value-type="float">
            <text:p>7,370,000</text:p>
          </table:table-cell>
          <table:table-cell table:formula="of:=[.A155]*[.D155]*[.$B$2]*[.$B$6]" office:value-type="float" office:value="1628000" calcext:value-type="float">
            <text:p>1,628,000</text:p>
          </table:table-cell>
          <table:table-cell table:formula="of:=[.D155]*[.$B$2]*[.$B$3]*[.$B$6]" office:value-type="float" office:value="11396" calcext:value-type="float">
            <text:p>11,396</text:p>
          </table:table-cell>
          <table:table-cell table:formula="of:=[.F155]/1000000" office:value-type="float" office:value="9.009396" calcext:value-type="float">
            <text:p>9.01</text:p>
          </table:table-cell>
          <table:table-cell table:formula="of:=[.G155]/1000000" office:value-type="float" office:value="7.37" calcext:value-type="float">
            <text:p>7.37</text:p>
          </table:table-cell>
          <table:table-cell table:formula="of:=[.H155]/1000000" office:value-type="float" office:value="1.628" calcext:value-type="float">
            <text:p>1.63</text:p>
          </table:table-cell>
          <table:table-cell table:formula="of:=[.I15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69999" calcext:value-type="float">
            <text:p>669999</text:p>
          </table:table-cell>
          <table:table-cell table:formula="of:=[.P155]/[.O155]" office:value-type="float" office:value="669.999" calcext:value-type="float">
            <text:p>6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5:.X155])" office:value-type="float" office:value="8.90607929229736" calcext:value-type="float">
            <text:p>8.90607929229736</text:p>
          </table:table-cell>
          <table:table-cell office:value-type="float" office:value="7.14307403564453" calcext:value-type="float">
            <text:p>7.143074035644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5]/[.J155]" office:value-type="float" office:value="0.988532338049893" calcext:value-type="float">
            <text:p>0.988532338049893</text:p>
          </table:table-cell>
          <table:table-cell table:formula="of:=[.U155]-[.J155]" office:value-type="float" office:value="-0.103316707702643" calcext:value-type="float">
            <text:p>-0.103316707702643</text:p>
          </table:table-cell>
          <table:table-cell table:formula="of:=[.X155]-[.K155]" office:value-type="float" office:value="-7.27407085418701" calcext:value-type="float">
            <text:p>-7.27407085418701</text:p>
          </table:table-cell>
          <table:table-cell table:formula="of:=[.W155]-[.L155]" office:value-type="float" office:value="0.0390761108398399" calcext:value-type="float">
            <text:p>0.03907611083984</text:p>
          </table:table-cell>
          <table:table-cell table:formula="of:=[.X155]-[.M1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6]*[.C156]" office:value-type="float" office:value="675000" calcext:value-type="float">
            <text:p>675,000</text:p>
          </table:table-cell>
          <table:table-cell office:value-type="float" office:value="675" calcext:value-type="float">
            <text:p>6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6:.I156])" office:value-type="float" office:value="9064396" calcext:value-type="float">
            <text:p>9,064,396</text:p>
          </table:table-cell>
          <table:table-cell table:formula="of:=[.A156]*[.C156]*[.D156]*[.$B$5]" office:value-type="float" office:value="7425000" calcext:value-type="float">
            <text:p>7,425,000</text:p>
          </table:table-cell>
          <table:table-cell table:formula="of:=[.A156]*[.D156]*[.$B$2]*[.$B$6]" office:value-type="float" office:value="1628000" calcext:value-type="float">
            <text:p>1,628,000</text:p>
          </table:table-cell>
          <table:table-cell table:formula="of:=[.D156]*[.$B$2]*[.$B$3]*[.$B$6]" office:value-type="float" office:value="11396" calcext:value-type="float">
            <text:p>11,396</text:p>
          </table:table-cell>
          <table:table-cell table:formula="of:=[.F156]/1000000" office:value-type="float" office:value="9.064396" calcext:value-type="float">
            <text:p>9.06</text:p>
          </table:table-cell>
          <table:table-cell table:formula="of:=[.G156]/1000000" office:value-type="float" office:value="7.425" calcext:value-type="float">
            <text:p>7.43</text:p>
          </table:table-cell>
          <table:table-cell table:formula="of:=[.H156]/1000000" office:value-type="float" office:value="1.628" calcext:value-type="float">
            <text:p>1.63</text:p>
          </table:table-cell>
          <table:table-cell table:formula="of:=[.I15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74999" calcext:value-type="float">
            <text:p>674999</text:p>
          </table:table-cell>
          <table:table-cell table:formula="of:=[.P156]/[.O156]" office:value-type="float" office:value="674.999" calcext:value-type="float">
            <text:p>6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6:.X156])" office:value-type="float" office:value="8.95853137969971" calcext:value-type="float">
            <text:p>8.95853137969971</text:p>
          </table:table-cell>
          <table:table-cell office:value-type="float" office:value="7.19552612304688" calcext:value-type="float">
            <text:p>7.1955261230468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6]/[.J156]" office:value-type="float" office:value="0.988320830168906" calcext:value-type="float">
            <text:p>0.988320830168906</text:p>
          </table:table-cell>
          <table:table-cell table:formula="of:=[.U156]-[.J156]" office:value-type="float" office:value="-0.105864620300292" calcext:value-type="float">
            <text:p>-0.105864620300292</text:p>
          </table:table-cell>
          <table:table-cell table:formula="of:=[.X156]-[.K156]" office:value-type="float" office:value="-7.32907085418701" calcext:value-type="float">
            <text:p>-7.32907085418701</text:p>
          </table:table-cell>
          <table:table-cell table:formula="of:=[.W156]-[.L156]" office:value-type="float" office:value="0.0390761108398399" calcext:value-type="float">
            <text:p>0.03907611083984</text:p>
          </table:table-cell>
          <table:table-cell table:formula="of:=[.X156]-[.M1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7]*[.C157]" office:value-type="float" office:value="680000" calcext:value-type="float">
            <text:p>680,000</text:p>
          </table:table-cell>
          <table:table-cell office:value-type="float" office:value="680" calcext:value-type="float">
            <text:p>6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7:.I157])" office:value-type="float" office:value="9119396" calcext:value-type="float">
            <text:p>9,119,396</text:p>
          </table:table-cell>
          <table:table-cell table:formula="of:=[.A157]*[.C157]*[.D157]*[.$B$5]" office:value-type="float" office:value="7480000" calcext:value-type="float">
            <text:p>7,480,000</text:p>
          </table:table-cell>
          <table:table-cell table:formula="of:=[.A157]*[.D157]*[.$B$2]*[.$B$6]" office:value-type="float" office:value="1628000" calcext:value-type="float">
            <text:p>1,628,000</text:p>
          </table:table-cell>
          <table:table-cell table:formula="of:=[.D157]*[.$B$2]*[.$B$3]*[.$B$6]" office:value-type="float" office:value="11396" calcext:value-type="float">
            <text:p>11,396</text:p>
          </table:table-cell>
          <table:table-cell table:formula="of:=[.F157]/1000000" office:value-type="float" office:value="9.119396" calcext:value-type="float">
            <text:p>9.12</text:p>
          </table:table-cell>
          <table:table-cell table:formula="of:=[.G157]/1000000" office:value-type="float" office:value="7.48" calcext:value-type="float">
            <text:p>7.48</text:p>
          </table:table-cell>
          <table:table-cell table:formula="of:=[.H157]/1000000" office:value-type="float" office:value="1.628" calcext:value-type="float">
            <text:p>1.63</text:p>
          </table:table-cell>
          <table:table-cell table:formula="of:=[.I15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79999" calcext:value-type="float">
            <text:p>679999</text:p>
          </table:table-cell>
          <table:table-cell table:formula="of:=[.P157]/[.O157]" office:value-type="float" office:value="679.999" calcext:value-type="float">
            <text:p>6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7:.X157])" office:value-type="float" office:value="9.01098346710205" calcext:value-type="float">
            <text:p>9.01098346710205</text:p>
          </table:table-cell>
          <table:table-cell office:value-type="float" office:value="7.24797821044922" calcext:value-type="float">
            <text:p>7.247978210449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7]/[.J157]" office:value-type="float" office:value="0.988111873538779" calcext:value-type="float">
            <text:p>0.988111873538779</text:p>
          </table:table-cell>
          <table:table-cell table:formula="of:=[.U157]-[.J157]" office:value-type="float" office:value="-0.108412532897953" calcext:value-type="float">
            <text:p>-0.108412532897953</text:p>
          </table:table-cell>
          <table:table-cell table:formula="of:=[.X157]-[.K157]" office:value-type="float" office:value="-7.38407085418701" calcext:value-type="float">
            <text:p>-7.38407085418701</text:p>
          </table:table-cell>
          <table:table-cell table:formula="of:=[.W157]-[.L157]" office:value-type="float" office:value="0.0390761108398399" calcext:value-type="float">
            <text:p>0.03907611083984</text:p>
          </table:table-cell>
          <table:table-cell table:formula="of:=[.X157]-[.M1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8]*[.C158]" office:value-type="float" office:value="685000" calcext:value-type="float">
            <text:p>685,000</text:p>
          </table:table-cell>
          <table:table-cell office:value-type="float" office:value="685" calcext:value-type="float">
            <text:p>6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8:.I158])" office:value-type="float" office:value="9174396" calcext:value-type="float">
            <text:p>9,174,396</text:p>
          </table:table-cell>
          <table:table-cell table:formula="of:=[.A158]*[.C158]*[.D158]*[.$B$5]" office:value-type="float" office:value="7535000" calcext:value-type="float">
            <text:p>7,535,000</text:p>
          </table:table-cell>
          <table:table-cell table:formula="of:=[.A158]*[.D158]*[.$B$2]*[.$B$6]" office:value-type="float" office:value="1628000" calcext:value-type="float">
            <text:p>1,628,000</text:p>
          </table:table-cell>
          <table:table-cell table:formula="of:=[.D158]*[.$B$2]*[.$B$3]*[.$B$6]" office:value-type="float" office:value="11396" calcext:value-type="float">
            <text:p>11,396</text:p>
          </table:table-cell>
          <table:table-cell table:formula="of:=[.F158]/1000000" office:value-type="float" office:value="9.174396" calcext:value-type="float">
            <text:p>9.17</text:p>
          </table:table-cell>
          <table:table-cell table:formula="of:=[.G158]/1000000" office:value-type="float" office:value="7.535" calcext:value-type="float">
            <text:p>7.54</text:p>
          </table:table-cell>
          <table:table-cell table:formula="of:=[.H158]/1000000" office:value-type="float" office:value="1.628" calcext:value-type="float">
            <text:p>1.63</text:p>
          </table:table-cell>
          <table:table-cell table:formula="of:=[.I15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84999" calcext:value-type="float">
            <text:p>684999</text:p>
          </table:table-cell>
          <table:table-cell table:formula="of:=[.P158]/[.O158]" office:value-type="float" office:value="684.999" calcext:value-type="float">
            <text:p>6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8:.X158])" office:value-type="float" office:value="9.06343555450439" calcext:value-type="float">
            <text:p>9.06343555450439</text:p>
          </table:table-cell>
          <table:table-cell office:value-type="float" office:value="7.30043029785156" calcext:value-type="float">
            <text:p>7.300430297851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8]/[.J158]" office:value-type="float" office:value="0.987905422275689" calcext:value-type="float">
            <text:p>0.987905422275689</text:p>
          </table:table-cell>
          <table:table-cell table:formula="of:=[.U158]-[.J158]" office:value-type="float" office:value="-0.110960445495612" calcext:value-type="float">
            <text:p>-0.110960445495612</text:p>
          </table:table-cell>
          <table:table-cell table:formula="of:=[.X158]-[.K158]" office:value-type="float" office:value="-7.43907085418701" calcext:value-type="float">
            <text:p>-7.43907085418701</text:p>
          </table:table-cell>
          <table:table-cell table:formula="of:=[.W158]-[.L158]" office:value-type="float" office:value="0.0390761108398399" calcext:value-type="float">
            <text:p>0.03907611083984</text:p>
          </table:table-cell>
          <table:table-cell table:formula="of:=[.X158]-[.M158]" office:value-type="float" office:value="0.0845331458129883" calcext:value-type="float">
            <text:p>0.084533145812988</text:p>
          </table:table-cell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race-increase" table:style-name="ta1">
        <table:shapes>
          <draw:frame draw:z-index="0" draw:style-name="gr1" draw:text-style-name="P1" svg:width="160.07mm" svg:height="90.06mm" svg:x="66.02mm" svg:y="0.75mm">
            <draw:object draw:notify-on-update-of-ranges="'Trace-increase'.A24:'Trace-increase'.A158 'Trace-increase'.J24:'Trace-increase'.J158 'Trace-increase'.U24:'Trace-increase'.U15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247.94mm" svg:y="2.57mm">
            <draw:object draw:notify-on-update-of-ranges="'Trace-increase'.A24:'Trace-increase'.A158 'Trace-increase'.AA24:'Trace-increase'.AA15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426.38mm" svg:y="1.52mm">
            <draw:object draw:notify-on-update-of-ranges="'Trace-increase'.Z23:'Trace-increase'.Z23 'Trace-increase'.Z24:'Trace-increase'.Z1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5" table:number-columns-repeated="2" table:default-cell-style-name="ce5"/>
        <table:table-column table:style-name="co7" table:default-cell-style-name="ce1"/>
        <table:table-column table:style-name="co5" table:default-cell-style-name="ce5"/>
        <table:table-column table:style-name="co5" table:default-cell-style-name="Default"/>
        <table:table-column table:style-name="co5" table:default-cell-style-name="ce5"/>
        <table:table-column table:style-name="co5" table:number-columns-repeated="3" table:default-cell-style-name="ce2"/>
        <table:table-column table:style-name="co5" table:number-columns-repeated="4" table:default-cell-style-name="ce3"/>
        <table:table-column table:style-name="co5" table:number-columns-repeated="17" table:default-cell-style-name="Default"/>
        <table:table-row table:style-name="ro1">
          <table:table-cell table:style-name="Default" office:value-type="string" calcext:value-type="string">
            <text:p>FIXED-VALUES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measure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Stat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By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Floa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ce4" office:value-type="string" calcext:value-type="string">
            <text:p>TRACES increase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EXPECTATION</text:p>
          </table:table-cell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string" calcext:value-type="string">
            <text:p>REAL SIMULATION</text:p>
          </table:table-cell>
          <table:table-cell table:number-columns-repeated="10"/>
          <table:table-cell table:style-name="ce4" table:formula="of:=AVERAGE([.Z24:.Z158])" office:value-type="float" office:value="1.08640118821778" calcext:value-type="float">
            <text:p>1.0864011882177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races</text:p>
          </table:table-cell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AVG event per trace</text:p>
          </table:table-cell>
          <table:table-cell table:style-name="Default" office:value-type="string" calcext:value-type="string">
            <text:p>Constraints</text:p>
          </table:table-cell>
          <table:table-cell/>
          <table:table-cell table:style-name="Default" office:value-type="string" calcext:value-type="string">
            <text:p>TOT (b)</text:p>
          </table:table-cell>
          <table:table-cell table:style-name="ce15" office:value-type="string" calcext:value-type="string">
            <text:p>EVENTS matrix (b)</text:p>
          </table:table-cell>
          <table:table-cell table:style-name="ce15" office:value-type="string" calcext:value-type="string">
            <text:p>TRACES matrix (b)</text:p>
          </table:table-cell>
          <table:table-cell table:style-name="Default" office:value-type="string" calcext:value-type="string">
            <text:p>LOG matrix (b)</text:p>
          </table:table-cell>
          <table:table-cell table:style-name="Default" office:value-type="string" calcext:value-type="string">
            <text:p>TOT (Mb)</text:p>
          </table:table-cell>
          <table:table-cell table:style-name="Default" office:value-type="string" calcext:value-type="string">
            <text:p>EVENTS matrix (Mb)</text:p>
          </table:table-cell>
          <table:table-cell table:style-name="Default" office:value-type="string" calcext:value-type="string">
            <text:p>TRACES matrix (Mb)</text:p>
          </table:table-cell>
          <table:table-cell table:style-name="Default" office:value-type="string" calcext:value-type="string">
            <text:p>LOG matrix (Mb)</text:p>
          </table:table-cell>
          <table:table-cell/>
          <table:table-cell office:value-type="string" calcext:value-type="string">
            <text:p>trace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VG event per trac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OT%</text:p>
          </table:table-cell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4]*[.C24]" office:value-type="float" office:value="15000" calcext:value-type="float">
            <text:p>1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4:.I24])" office:value-type="float" office:value="1804396" calcext:value-type="float">
            <text:p>1,804,396</text:p>
          </table:table-cell>
          <table:table-cell table:style-name="ce9" table:formula="of:=[.A24]*[.C24]*[.D24]*[.$B$5]" office:value-type="float" office:value="165000" calcext:value-type="float">
            <text:p>165,000</text:p>
          </table:table-cell>
          <table:table-cell table:style-name="ce9" table:formula="of:=[.A24]*[.D24]*[.$B$2]*[.$B$6]" office:value-type="float" office:value="1628000" calcext:value-type="float">
            <text:p>1,628,000</text:p>
          </table:table-cell>
          <table:table-cell table:formula="of:=[.D24]*[.$B$2]*[.$B$3]*[.$B$6]" office:value-type="float" office:value="11396" calcext:value-type="float">
            <text:p>11,396</text:p>
          </table:table-cell>
          <table:table-cell table:formula="of:=[.F24]/1000000" office:value-type="float" office:value="1.804396" calcext:value-type="float">
            <text:p>1.80</text:p>
          </table:table-cell>
          <table:table-cell table:formula="of:=[.G24]/1000000" office:value-type="float" office:value="0.165" calcext:value-type="float">
            <text:p>0.17</text:p>
          </table:table-cell>
          <table:table-cell table:formula="of:=[.H24]/1000000" office:value-type="float" office:value="1.628" calcext:value-type="float">
            <text:p>1.63</text:p>
          </table:table-cell>
          <table:table-cell table:formula="of:=[.I2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4:.X24])" office:value-type="float" office:value="2.03485584259033" calcext:value-type="float">
            <text:p>2.03485584259033</text:p>
          </table:table-cell>
          <table:table-cell office:value-type="float" office:value="0.2718505859375" calcext:value-type="float">
            <text:p>0.2718505859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4]/[.J24]" office:value-type="float" office:value="1.1277213220326" calcext:value-type="float">
            <text:p>1.1277213220326</text:p>
          </table:table-cell>
          <table:table-cell table:formula="of:=[.U24]-[.J24]" office:value-type="float" office:value="0.230459842590328" calcext:value-type="float">
            <text:p>0.230459842590328</text:p>
          </table:table-cell>
          <table:table-cell table:formula="of:=[.V24]-[.K24]" office:value-type="float" office:value="0.1068505859375" calcext:value-type="float">
            <text:p>0.1068505859375</text:p>
          </table:table-cell>
          <table:table-cell table:formula="of:=[.W24]-[.L24]" office:value-type="float" office:value="0.0390761108398399" calcext:value-type="float">
            <text:p>0.03907611083984</text:p>
          </table:table-cell>
          <table:table-cell table:formula="of:=[.X24]-[.M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50" calcext:value-type="float">
            <text:p>1,250</text:p>
          </table:table-cell>
          <table:table-cell table:formula="of:=[.A25]*[.C25]" office:value-type="float" office:value="18750" calcext:value-type="float">
            <text:p>1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5:.I25])" office:value-type="float" office:value="2252646" calcext:value-type="float">
            <text:p>2,252,646</text:p>
          </table:table-cell>
          <table:table-cell table:formula="of:=[.A25]*[.C25]*[.D25]*[.$B$5]" office:value-type="float" office:value="206250" calcext:value-type="float">
            <text:p>206,250</text:p>
          </table:table-cell>
          <table:table-cell table:formula="of:=[.A25]*[.D25]*[.$B$2]*[.$B$6]" office:value-type="float" office:value="2035000" calcext:value-type="float">
            <text:p>2,035,000</text:p>
          </table:table-cell>
          <table:table-cell table:formula="of:=[.D25]*[.$B$2]*[.$B$3]*[.$B$6]" office:value-type="float" office:value="11396" calcext:value-type="float">
            <text:p>11,396</text:p>
          </table:table-cell>
          <table:table-cell table:formula="of:=[.F25]/1000000" office:value-type="float" office:value="2.252646" calcext:value-type="float">
            <text:p>2.25</text:p>
          </table:table-cell>
          <table:table-cell table:formula="of:=[.G25]/1000000" office:value-type="float" office:value="0.20625" calcext:value-type="float">
            <text:p>0.21</text:p>
          </table:table-cell>
          <table:table-cell table:formula="of:=[.H25]/1000000" office:value-type="float" office:value="2.035" calcext:value-type="float">
            <text:p>2.04</text:p>
          </table:table-cell>
          <table:table-cell table:formula="of:=[.I25]/1000000" office:value-type="float" office:value="0.011396" calcext:value-type="float">
            <text:p>0.01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8749" calcext:value-type="float">
            <text:p>1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5:.X25])" office:value-type="float" office:value="2.5195608139038" calcext:value-type="float">
            <text:p>2.5195608139038</text:p>
          </table:table-cell>
          <table:table-cell office:value-type="float" office:value="0.339799880981445" calcext:value-type="float">
            <text:p>0.339799880981445</text:p>
          </table:table-cell>
          <table:table-cell office:value-type="float" office:value="2.08383178710937" calcext:value-type="float">
            <text:p>2.0838317871093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5]/[.J25]" office:value-type="float" office:value="1.11848946257148" calcext:value-type="float">
            <text:p>1.11848946257148</text:p>
          </table:table-cell>
          <table:table-cell table:formula="of:=[.U25]-[.J25]" office:value-type="float" office:value="0.266914813903803" calcext:value-type="float">
            <text:p>0.266914813903803</text:p>
          </table:table-cell>
          <table:table-cell table:formula="of:=[.V25]-[.K25]" office:value-type="float" office:value="0.133549880981445" calcext:value-type="float">
            <text:p>0.133549880981445</text:p>
          </table:table-cell>
          <table:table-cell table:formula="of:=[.W25]-[.L25]" office:value-type="float" office:value="0.04883178710937" calcext:value-type="float">
            <text:p>0.04883178710937</text:p>
          </table:table-cell>
          <table:table-cell table:formula="of:=[.X25]-[.M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00" calcext:value-type="float">
            <text:p>1,500</text:p>
          </table:table-cell>
          <table:table-cell table:formula="of:=[.A26]*[.C26]" office:value-type="float" office:value="22500" calcext:value-type="float">
            <text:p>2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6:.I26])" office:value-type="float" office:value="2700896" calcext:value-type="float">
            <text:p>2,700,896</text:p>
          </table:table-cell>
          <table:table-cell table:formula="of:=[.A26]*[.C26]*[.D26]*[.$B$5]" office:value-type="float" office:value="247500" calcext:value-type="float">
            <text:p>247,500</text:p>
          </table:table-cell>
          <table:table-cell table:formula="of:=[.A26]*[.D26]*[.$B$2]*[.$B$6]" office:value-type="float" office:value="2442000" calcext:value-type="float">
            <text:p>2,442,000</text:p>
          </table:table-cell>
          <table:table-cell table:formula="of:=[.D26]*[.$B$2]*[.$B$3]*[.$B$6]" office:value-type="float" office:value="11396" calcext:value-type="float">
            <text:p>11,396</text:p>
          </table:table-cell>
          <table:table-cell table:formula="of:=[.F26]/1000000" office:value-type="float" office:value="2.700896" calcext:value-type="float">
            <text:p>2.70</text:p>
          </table:table-cell>
          <table:table-cell table:formula="of:=[.G26]/1000000" office:value-type="float" office:value="0.2475" calcext:value-type="float">
            <text:p>0.25</text:p>
          </table:table-cell>
          <table:table-cell table:formula="of:=[.H26]/1000000" office:value-type="float" office:value="2.442" calcext:value-type="float">
            <text:p>2.44</text:p>
          </table:table-cell>
          <table:table-cell table:formula="of:=[.I26]/1000000" office:value-type="float" office:value="0.011396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2499" calcext:value-type="float">
            <text:p>2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6:.X26])" office:value-type="float" office:value="3.00426578521729" calcext:value-type="float">
            <text:p>3.00426578521729</text:p>
          </table:table-cell>
          <table:table-cell office:value-type="float" office:value="0.407749176025391" calcext:value-type="float">
            <text:p>0.407749176025391</text:p>
          </table:table-cell>
          <table:table-cell office:value-type="float" office:value="2.50058746337891" calcext:value-type="float">
            <text:p>2.5005874633789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6]/[.J26]" office:value-type="float" office:value="1.11232190547777" calcext:value-type="float">
            <text:p>1.11232190547777</text:p>
          </table:table-cell>
          <table:table-cell table:formula="of:=[.U26]-[.J26]" office:value-type="float" office:value="0.303369785217289" calcext:value-type="float">
            <text:p>0.303369785217289</text:p>
          </table:table-cell>
          <table:table-cell table:formula="of:=[.V26]-[.K26]" office:value-type="float" office:value="0.160249176025391" calcext:value-type="float">
            <text:p>0.160249176025391</text:p>
          </table:table-cell>
          <table:table-cell table:formula="of:=[.W26]-[.L26]" office:value-type="float" office:value="0.0585874633789096" calcext:value-type="float">
            <text:p>0.05858746337891</text:p>
          </table:table-cell>
          <table:table-cell table:formula="of:=[.X26]-[.M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50" calcext:value-type="float">
            <text:p>1,750</text:p>
          </table:table-cell>
          <table:table-cell table:formula="of:=[.A27]*[.C27]" office:value-type="float" office:value="26250" calcext:value-type="float">
            <text:p>2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7:.I27])" office:value-type="float" office:value="3149146" calcext:value-type="float">
            <text:p>3,149,146</text:p>
          </table:table-cell>
          <table:table-cell table:formula="of:=[.A27]*[.C27]*[.D27]*[.$B$5]" office:value-type="float" office:value="288750" calcext:value-type="float">
            <text:p>288,750</text:p>
          </table:table-cell>
          <table:table-cell table:formula="of:=[.A27]*[.D27]*[.$B$2]*[.$B$6]" office:value-type="float" office:value="2849000" calcext:value-type="float">
            <text:p>2,849,000</text:p>
          </table:table-cell>
          <table:table-cell table:formula="of:=[.D27]*[.$B$2]*[.$B$3]*[.$B$6]" office:value-type="float" office:value="11396" calcext:value-type="float">
            <text:p>11,396</text:p>
          </table:table-cell>
          <table:table-cell table:formula="of:=[.F27]/1000000" office:value-type="float" office:value="3.149146" calcext:value-type="float">
            <text:p>3.15</text:p>
          </table:table-cell>
          <table:table-cell table:formula="of:=[.G27]/1000000" office:value-type="float" office:value="0.28875" calcext:value-type="float">
            <text:p>0.29</text:p>
          </table:table-cell>
          <table:table-cell table:formula="of:=[.H27]/1000000" office:value-type="float" office:value="2.849" calcext:value-type="float">
            <text:p>2.85</text:p>
          </table:table-cell>
          <table:table-cell table:formula="of:=[.I27]/1000000" office:value-type="float" office:value="0.011396" calcext:value-type="float">
            <text:p>0.01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26249" calcext:value-type="float">
            <text:p>2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7:.X27])" office:value-type="float" office:value="3.48897075653076" calcext:value-type="float">
            <text:p>3.48897075653076</text:p>
          </table:table-cell>
          <table:table-cell office:value-type="float" office:value="0.475698471069336" calcext:value-type="float">
            <text:p>0.475698471069336</text:p>
          </table:table-cell>
          <table:table-cell office:value-type="float" office:value="2.91734313964844" calcext:value-type="float">
            <text:p>2.9173431396484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7]/[.J27]" office:value-type="float" office:value="1.10791013072457" calcext:value-type="float">
            <text:p>1.10791013072457</text:p>
          </table:table-cell>
          <table:table-cell table:formula="of:=[.U27]-[.J27]" office:value-type="float" office:value="0.339824756530764" calcext:value-type="float">
            <text:p>0.339824756530764</text:p>
          </table:table-cell>
          <table:table-cell table:formula="of:=[.V27]-[.K27]" office:value-type="float" office:value="0.186948471069336" calcext:value-type="float">
            <text:p>0.186948471069336</text:p>
          </table:table-cell>
          <table:table-cell table:formula="of:=[.W27]-[.L27]" office:value-type="float" office:value="0.06834313964844" calcext:value-type="float">
            <text:p>0.06834313964844</text:p>
          </table:table-cell>
          <table:table-cell table:formula="of:=[.X27]-[.M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00" calcext:value-type="float">
            <text:p>2,000</text:p>
          </table:table-cell>
          <table:table-cell table:formula="of:=[.A28]*[.C28]" office:value-type="float" office:value="30000" calcext:value-type="float">
            <text:p>3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8:.I28])" office:value-type="float" office:value="3597396" calcext:value-type="float">
            <text:p>3,597,396</text:p>
          </table:table-cell>
          <table:table-cell table:formula="of:=[.A28]*[.C28]*[.D28]*[.$B$5]" office:value-type="float" office:value="330000" calcext:value-type="float">
            <text:p>330,000</text:p>
          </table:table-cell>
          <table:table-cell table:formula="of:=[.A28]*[.D28]*[.$B$2]*[.$B$6]" office:value-type="float" office:value="3256000" calcext:value-type="float">
            <text:p>3,256,000</text:p>
          </table:table-cell>
          <table:table-cell table:formula="of:=[.D28]*[.$B$2]*[.$B$3]*[.$B$6]" office:value-type="float" office:value="11396" calcext:value-type="float">
            <text:p>11,396</text:p>
          </table:table-cell>
          <table:table-cell table:formula="of:=[.F28]/1000000" office:value-type="float" office:value="3.597396" calcext:value-type="float">
            <text:p>3.60</text:p>
          </table:table-cell>
          <table:table-cell table:formula="of:=[.G28]/1000000" office:value-type="float" office:value="0.33" calcext:value-type="float">
            <text:p>0.33</text:p>
          </table:table-cell>
          <table:table-cell table:formula="of:=[.H28]/1000000" office:value-type="float" office:value="3.256" calcext:value-type="float">
            <text:p>3.26</text:p>
          </table:table-cell>
          <table:table-cell table:formula="of:=[.I28]/1000000" office:value-type="float" office:value="0.011396" calcext:value-type="float">
            <text:p>0.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9999" calcext:value-type="float">
            <text:p>2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8:.X28])" office:value-type="float" office:value="3.97367572784424" calcext:value-type="float">
            <text:p>3.97367572784424</text:p>
          </table:table-cell>
          <table:table-cell office:value-type="float" office:value="0.543647766113281" calcext:value-type="float">
            <text:p>0.543647766113281</text:p>
          </table:table-cell>
          <table:table-cell office:value-type="float" office:value="3.33409881591797" calcext:value-type="float">
            <text:p>3.3340988159179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8]/[.J28]" office:value-type="float" office:value="1.10459780570286" calcext:value-type="float">
            <text:p>1.10459780570286</text:p>
          </table:table-cell>
          <table:table-cell table:formula="of:=[.U28]-[.J28]" office:value-type="float" office:value="0.376279727844239" calcext:value-type="float">
            <text:p>0.376279727844239</text:p>
          </table:table-cell>
          <table:table-cell table:formula="of:=[.V28]-[.K28]" office:value-type="float" office:value="0.213647766113281" calcext:value-type="float">
            <text:p>0.213647766113281</text:p>
          </table:table-cell>
          <table:table-cell table:formula="of:=[.W28]-[.L28]" office:value-type="float" office:value="0.0780988159179699" calcext:value-type="float">
            <text:p>0.07809881591797</text:p>
          </table:table-cell>
          <table:table-cell table:formula="of:=[.X28]-[.M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50" calcext:value-type="float">
            <text:p>2,250</text:p>
          </table:table-cell>
          <table:table-cell table:formula="of:=[.A29]*[.C29]" office:value-type="float" office:value="33750" calcext:value-type="float">
            <text:p>3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9:.I29])" office:value-type="float" office:value="4045646" calcext:value-type="float">
            <text:p>4,045,646</text:p>
          </table:table-cell>
          <table:table-cell table:formula="of:=[.A29]*[.C29]*[.D29]*[.$B$5]" office:value-type="float" office:value="371250" calcext:value-type="float">
            <text:p>371,250</text:p>
          </table:table-cell>
          <table:table-cell table:formula="of:=[.A29]*[.D29]*[.$B$2]*[.$B$6]" office:value-type="float" office:value="3663000" calcext:value-type="float">
            <text:p>3,663,000</text:p>
          </table:table-cell>
          <table:table-cell table:formula="of:=[.D29]*[.$B$2]*[.$B$3]*[.$B$6]" office:value-type="float" office:value="11396" calcext:value-type="float">
            <text:p>11,396</text:p>
          </table:table-cell>
          <table:table-cell table:formula="of:=[.F29]/1000000" office:value-type="float" office:value="4.045646" calcext:value-type="float">
            <text:p>4.05</text:p>
          </table:table-cell>
          <table:table-cell table:formula="of:=[.G29]/1000000" office:value-type="float" office:value="0.37125" calcext:value-type="float">
            <text:p>0.37</text:p>
          </table:table-cell>
          <table:table-cell table:formula="of:=[.H29]/1000000" office:value-type="float" office:value="3.663" calcext:value-type="float">
            <text:p>3.66</text:p>
          </table:table-cell>
          <table:table-cell table:formula="of:=[.I29]/1000000" office:value-type="float" office:value="0.011396" calcext:value-type="float">
            <text:p>0.01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33749" calcext:value-type="float">
            <text:p>3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9:.X29])" office:value-type="float" office:value="4.45838069915772" calcext:value-type="float">
            <text:p>4.45838069915772</text:p>
          </table:table-cell>
          <table:table-cell office:value-type="float" office:value="0.611597061157227" calcext:value-type="float">
            <text:p>0.611597061157227</text:p>
          </table:table-cell>
          <table:table-cell office:value-type="float" office:value="3.7508544921875" calcext:value-type="float">
            <text:p>3.75085449218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9]/[.J29]" office:value-type="float" office:value="1.10201947949912" calcext:value-type="float">
            <text:p>1.10201947949912</text:p>
          </table:table-cell>
          <table:table-cell table:formula="of:=[.U29]-[.J29]" office:value-type="float" office:value="0.412734699157715" calcext:value-type="float">
            <text:p>0.412734699157715</text:p>
          </table:table-cell>
          <table:table-cell table:formula="of:=[.V29]-[.K29]" office:value-type="float" office:value="0.240347061157227" calcext:value-type="float">
            <text:p>0.240347061157227</text:p>
          </table:table-cell>
          <table:table-cell table:formula="of:=[.W29]-[.L29]" office:value-type="float" office:value="0.0878544921874997" calcext:value-type="float">
            <text:p>0.0878544921875</text:p>
          </table:table-cell>
          <table:table-cell table:formula="of:=[.X29]-[.M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00" calcext:value-type="float">
            <text:p>2,500</text:p>
          </table:table-cell>
          <table:table-cell table:formula="of:=[.A30]*[.C30]" office:value-type="float" office:value="37500" calcext:value-type="float">
            <text:p>3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0:.I30])" office:value-type="float" office:value="4493896" calcext:value-type="float">
            <text:p>4,493,896</text:p>
          </table:table-cell>
          <table:table-cell table:formula="of:=[.A30]*[.C30]*[.D30]*[.$B$5]" office:value-type="float" office:value="412500" calcext:value-type="float">
            <text:p>412,500</text:p>
          </table:table-cell>
          <table:table-cell table:formula="of:=[.A30]*[.D30]*[.$B$2]*[.$B$6]" office:value-type="float" office:value="4070000" calcext:value-type="float">
            <text:p>4,070,000</text:p>
          </table:table-cell>
          <table:table-cell table:formula="of:=[.D30]*[.$B$2]*[.$B$3]*[.$B$6]" office:value-type="float" office:value="11396" calcext:value-type="float">
            <text:p>11,396</text:p>
          </table:table-cell>
          <table:table-cell table:formula="of:=[.F30]/1000000" office:value-type="float" office:value="4.493896" calcext:value-type="float">
            <text:p>4.49</text:p>
          </table:table-cell>
          <table:table-cell table:formula="of:=[.G30]/1000000" office:value-type="float" office:value="0.4125" calcext:value-type="float">
            <text:p>0.41</text:p>
          </table:table-cell>
          <table:table-cell table:formula="of:=[.H30]/1000000" office:value-type="float" office:value="4.07" calcext:value-type="float">
            <text:p>4.07</text:p>
          </table:table-cell>
          <table:table-cell table:formula="of:=[.I30]/1000000" office:value-type="float" office:value="0.011396" calcext:value-type="float">
            <text:p>0.01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37499" calcext:value-type="float">
            <text:p>3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0:.X30])" office:value-type="float" office:value="4.94308567047119" calcext:value-type="float">
            <text:p>4.94308567047119</text:p>
          </table:table-cell>
          <table:table-cell office:value-type="float" office:value="0.679546356201172" calcext:value-type="float">
            <text:p>0.679546356201172</text:p>
          </table:table-cell>
          <table:table-cell office:value-type="float" office:value="4.16761016845703" calcext:value-type="float">
            <text:p>4.1676101684570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0]/[.J30]" office:value-type="float" office:value="1.09995551086879" calcext:value-type="float">
            <text:p>1.09995551086879</text:p>
          </table:table-cell>
          <table:table-cell table:formula="of:=[.U30]-[.J30]" office:value-type="float" office:value="0.44918967047119" calcext:value-type="float">
            <text:p>0.44918967047119</text:p>
          </table:table-cell>
          <table:table-cell table:formula="of:=[.V30]-[.K30]" office:value-type="float" office:value="0.267046356201172" calcext:value-type="float">
            <text:p>0.267046356201172</text:p>
          </table:table-cell>
          <table:table-cell table:formula="of:=[.W30]-[.L30]" office:value-type="float" office:value="0.0976101684570301" calcext:value-type="float">
            <text:p>0.09761016845703</text:p>
          </table:table-cell>
          <table:table-cell table:formula="of:=[.X30]-[.M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50" calcext:value-type="float">
            <text:p>2,750</text:p>
          </table:table-cell>
          <table:table-cell table:formula="of:=[.A31]*[.C31]" office:value-type="float" office:value="41250" calcext:value-type="float">
            <text:p>4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1:.I31])" office:value-type="float" office:value="4942146" calcext:value-type="float">
            <text:p>4,942,146</text:p>
          </table:table-cell>
          <table:table-cell table:formula="of:=[.A31]*[.C31]*[.D31]*[.$B$5]" office:value-type="float" office:value="453750" calcext:value-type="float">
            <text:p>453,750</text:p>
          </table:table-cell>
          <table:table-cell table:formula="of:=[.A31]*[.D31]*[.$B$2]*[.$B$6]" office:value-type="float" office:value="4477000" calcext:value-type="float">
            <text:p>4,477,000</text:p>
          </table:table-cell>
          <table:table-cell table:formula="of:=[.D31]*[.$B$2]*[.$B$3]*[.$B$6]" office:value-type="float" office:value="11396" calcext:value-type="float">
            <text:p>11,396</text:p>
          </table:table-cell>
          <table:table-cell table:formula="of:=[.F31]/1000000" office:value-type="float" office:value="4.942146" calcext:value-type="float">
            <text:p>4.94</text:p>
          </table:table-cell>
          <table:table-cell table:formula="of:=[.G31]/1000000" office:value-type="float" office:value="0.45375" calcext:value-type="float">
            <text:p>0.45</text:p>
          </table:table-cell>
          <table:table-cell table:formula="of:=[.H31]/1000000" office:value-type="float" office:value="4.477" calcext:value-type="float">
            <text:p>4.48</text:p>
          </table:table-cell>
          <table:table-cell table:formula="of:=[.I31]/1000000" office:value-type="float" office:value="0.011396" calcext:value-type="float">
            <text:p>0.01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41249" calcext:value-type="float">
            <text:p>4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1:.X31])" office:value-type="float" office:value="5.42779064178467" calcext:value-type="float">
            <text:p>5.42779064178467</text:p>
          </table:table-cell>
          <table:table-cell office:value-type="float" office:value="0.747495651245117" calcext:value-type="float">
            <text:p>0.747495651245117</text:p>
          </table:table-cell>
          <table:table-cell office:value-type="float" office:value="4.58436584472656" calcext:value-type="float">
            <text:p>4.5843658447265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1]/[.J31]" office:value-type="float" office:value="1.09826594394109" calcext:value-type="float">
            <text:p>1.09826594394109</text:p>
          </table:table-cell>
          <table:table-cell table:formula="of:=[.U31]-[.J31]" office:value-type="float" office:value="0.485644641784665" calcext:value-type="float">
            <text:p>0.485644641784665</text:p>
          </table:table-cell>
          <table:table-cell table:formula="of:=[.V31]-[.K31]" office:value-type="float" office:value="0.293745651245117" calcext:value-type="float">
            <text:p>0.293745651245117</text:p>
          </table:table-cell>
          <table:table-cell table:formula="of:=[.W31]-[.L31]" office:value-type="float" office:value="0.10736584472656" calcext:value-type="float">
            <text:p>0.10736584472656</text:p>
          </table:table-cell>
          <table:table-cell table:formula="of:=[.X31]-[.M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00" calcext:value-type="float">
            <text:p>3,000</text:p>
          </table:table-cell>
          <table:table-cell table:formula="of:=[.A32]*[.C32]" office:value-type="float" office:value="45000" calcext:value-type="float">
            <text:p>4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2:.I32])" office:value-type="float" office:value="5390396" calcext:value-type="float">
            <text:p>5,390,396</text:p>
          </table:table-cell>
          <table:table-cell table:formula="of:=[.A32]*[.C32]*[.D32]*[.$B$5]" office:value-type="float" office:value="495000" calcext:value-type="float">
            <text:p>495,000</text:p>
          </table:table-cell>
          <table:table-cell table:formula="of:=[.A32]*[.D32]*[.$B$2]*[.$B$6]" office:value-type="float" office:value="4884000" calcext:value-type="float">
            <text:p>4,884,000</text:p>
          </table:table-cell>
          <table:table-cell table:formula="of:=[.D32]*[.$B$2]*[.$B$3]*[.$B$6]" office:value-type="float" office:value="11396" calcext:value-type="float">
            <text:p>11,396</text:p>
          </table:table-cell>
          <table:table-cell table:formula="of:=[.F32]/1000000" office:value-type="float" office:value="5.390396" calcext:value-type="float">
            <text:p>5.39</text:p>
          </table:table-cell>
          <table:table-cell table:formula="of:=[.G32]/1000000" office:value-type="float" office:value="0.495" calcext:value-type="float">
            <text:p>0.50</text:p>
          </table:table-cell>
          <table:table-cell table:formula="of:=[.H32]/1000000" office:value-type="float" office:value="4.884" calcext:value-type="float">
            <text:p>4.88</text:p>
          </table:table-cell>
          <table:table-cell table:formula="of:=[.I32]/1000000" office:value-type="float" office:value="0.011396" calcext:value-type="float">
            <text:p>0.0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4999" calcext:value-type="float">
            <text:p>4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2:.X32])" office:value-type="float" office:value="5.91249561309814" calcext:value-type="float">
            <text:p>5.91249561309814</text:p>
          </table:table-cell>
          <table:table-cell office:value-type="float" office:value="0.815444946289063" calcext:value-type="float">
            <text:p>0.815444946289063</text:p>
          </table:table-cell>
          <table:table-cell office:value-type="float" office:value="5.00112152099609" calcext:value-type="float">
            <text:p>5.0011215209960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2]/[.J32]" office:value-type="float" office:value="1.09685737617387" calcext:value-type="float">
            <text:p>1.09685737617387</text:p>
          </table:table-cell>
          <table:table-cell table:formula="of:=[.U32]-[.J32]" office:value-type="float" office:value="0.522099613098142" calcext:value-type="float">
            <text:p>0.522099613098142</text:p>
          </table:table-cell>
          <table:table-cell table:formula="of:=[.V32]-[.K32]" office:value-type="float" office:value="0.320444946289063" calcext:value-type="float">
            <text:p>0.320444946289063</text:p>
          </table:table-cell>
          <table:table-cell table:formula="of:=[.W32]-[.L32]" office:value-type="float" office:value="0.11712152099609" calcext:value-type="float">
            <text:p>0.11712152099609</text:p>
          </table:table-cell>
          <table:table-cell table:formula="of:=[.X32]-[.M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50" calcext:value-type="float">
            <text:p>3,250</text:p>
          </table:table-cell>
          <table:table-cell table:formula="of:=[.A33]*[.C33]" office:value-type="float" office:value="48750" calcext:value-type="float">
            <text:p>4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3:.I33])" office:value-type="float" office:value="5838646" calcext:value-type="float">
            <text:p>5,838,646</text:p>
          </table:table-cell>
          <table:table-cell table:formula="of:=[.A33]*[.C33]*[.D33]*[.$B$5]" office:value-type="float" office:value="536250" calcext:value-type="float">
            <text:p>536,250</text:p>
          </table:table-cell>
          <table:table-cell table:formula="of:=[.A33]*[.D33]*[.$B$2]*[.$B$6]" office:value-type="float" office:value="5291000" calcext:value-type="float">
            <text:p>5,291,000</text:p>
          </table:table-cell>
          <table:table-cell table:formula="of:=[.D33]*[.$B$2]*[.$B$3]*[.$B$6]" office:value-type="float" office:value="11396" calcext:value-type="float">
            <text:p>11,396</text:p>
          </table:table-cell>
          <table:table-cell table:formula="of:=[.F33]/1000000" office:value-type="float" office:value="5.838646" calcext:value-type="float">
            <text:p>5.84</text:p>
          </table:table-cell>
          <table:table-cell table:formula="of:=[.G33]/1000000" office:value-type="float" office:value="0.53625" calcext:value-type="float">
            <text:p>0.54</text:p>
          </table:table-cell>
          <table:table-cell table:formula="of:=[.H33]/1000000" office:value-type="float" office:value="5.291" calcext:value-type="float">
            <text:p>5.29</text:p>
          </table:table-cell>
          <table:table-cell table:formula="of:=[.I33]/1000000" office:value-type="float" office:value="0.011396" calcext:value-type="float">
            <text:p>0.01</text:p>
          </table:table-cell>
          <table:table-cell/>
          <table:table-cell office:value-type="float" office:value="3250" calcext:value-type="float">
            <text:p>3250</text:p>
          </table:table-cell>
          <table:table-cell office:value-type="float" office:value="48749" calcext:value-type="float">
            <text:p>4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3:.X33])" office:value-type="float" office:value="6.39720058441163" calcext:value-type="float">
            <text:p>6.39720058441163</text:p>
          </table:table-cell>
          <table:table-cell office:value-type="float" office:value="0.883394241333008" calcext:value-type="float">
            <text:p>0.883394241333008</text:p>
          </table:table-cell>
          <table:table-cell office:value-type="float" office:value="5.41787719726563" calcext:value-type="float">
            <text:p>5.4178771972656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3]/[.J33]" office:value-type="float" office:value="1.09566508817483" calcext:value-type="float">
            <text:p>1.09566508817483</text:p>
          </table:table-cell>
          <table:table-cell table:formula="of:=[.U33]-[.J33]" office:value-type="float" office:value="0.558554584411627" calcext:value-type="float">
            <text:p>0.558554584411627</text:p>
          </table:table-cell>
          <table:table-cell table:formula="of:=[.V33]-[.K33]" office:value-type="float" office:value="0.347144241333008" calcext:value-type="float">
            <text:p>0.347144241333008</text:p>
          </table:table-cell>
          <table:table-cell table:formula="of:=[.W33]-[.L33]" office:value-type="float" office:value="0.12687719726563" calcext:value-type="float">
            <text:p>0.12687719726563</text:p>
          </table:table-cell>
          <table:table-cell table:formula="of:=[.X33]-[.M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500" calcext:value-type="float">
            <text:p>3,500</text:p>
          </table:table-cell>
          <table:table-cell table:formula="of:=[.A34]*[.C34]" office:value-type="float" office:value="52500" calcext:value-type="float">
            <text:p>5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4:.I34])" office:value-type="float" office:value="6286896" calcext:value-type="float">
            <text:p>6,286,896</text:p>
          </table:table-cell>
          <table:table-cell table:style-name="ce9" table:formula="of:=[.A34]*[.C34]*[.D34]*[.$B$5]" office:value-type="float" office:value="577500" calcext:value-type="float">
            <text:p>577,500</text:p>
          </table:table-cell>
          <table:table-cell table:style-name="ce9" table:formula="of:=[.A34]*[.D34]*[.$B$2]*[.$B$6]" office:value-type="float" office:value="5698000" calcext:value-type="float">
            <text:p>5,698,000</text:p>
          </table:table-cell>
          <table:table-cell table:formula="of:=[.D34]*[.$B$2]*[.$B$3]*[.$B$6]" office:value-type="float" office:value="11396" calcext:value-type="float">
            <text:p>11,396</text:p>
          </table:table-cell>
          <table:table-cell table:formula="of:=[.F34]/1000000" office:value-type="float" office:value="6.286896" calcext:value-type="float">
            <text:p>6.29</text:p>
          </table:table-cell>
          <table:table-cell table:formula="of:=[.G34]/1000000" office:value-type="float" office:value="0.5775" calcext:value-type="float">
            <text:p>0.58</text:p>
          </table:table-cell>
          <table:table-cell table:formula="of:=[.H34]/1000000" office:value-type="float" office:value="5.698" calcext:value-type="float">
            <text:p>5.70</text:p>
          </table:table-cell>
          <table:table-cell table:formula="of:=[.I34]/1000000" office:value-type="float" office:value="0.011396" calcext:value-type="float">
            <text:p>0.01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52499" calcext:value-type="float">
            <text:p>5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4:.X34])" office:value-type="float" office:value="6.8819055557251" calcext:value-type="float">
            <text:p>6.8819055557251</text:p>
          </table:table-cell>
          <table:table-cell office:value-type="float" office:value="0.951343536376953" calcext:value-type="float">
            <text:p>0.951343536376953</text:p>
          </table:table-cell>
          <table:table-cell office:value-type="float" office:value="5.83463287353516" calcext:value-type="float">
            <text:p>5.8346328735351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4]/[.J34]" office:value-type="float" office:value="1.09464281828825" calcext:value-type="float">
            <text:p>1.09464281828825</text:p>
          </table:table-cell>
          <table:table-cell table:formula="of:=[.U34]-[.J34]" office:value-type="float" office:value="0.595009555725102" calcext:value-type="float">
            <text:p>0.595009555725102</text:p>
          </table:table-cell>
          <table:table-cell table:formula="of:=[.V34]-[.K34]" office:value-type="float" office:value="0.373843536376953" calcext:value-type="float">
            <text:p>0.373843536376953</text:p>
          </table:table-cell>
          <table:table-cell table:formula="of:=[.W34]-[.L34]" office:value-type="float" office:value="0.136632873535159" calcext:value-type="float">
            <text:p>0.136632873535159</text:p>
          </table:table-cell>
          <table:table-cell table:formula="of:=[.X34]-[.M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750" calcext:value-type="float">
            <text:p>3,750</text:p>
          </table:table-cell>
          <table:table-cell table:formula="of:=[.A35]*[.C35]" office:value-type="float" office:value="56250" calcext:value-type="float">
            <text:p>5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5:.I35])" office:value-type="float" office:value="6735146" calcext:value-type="float">
            <text:p>6,735,146</text:p>
          </table:table-cell>
          <table:table-cell table:formula="of:=[.A35]*[.C35]*[.D35]*[.$B$5]" office:value-type="float" office:value="618750" calcext:value-type="float">
            <text:p>618,750</text:p>
          </table:table-cell>
          <table:table-cell table:formula="of:=[.A35]*[.D35]*[.$B$2]*[.$B$6]" office:value-type="float" office:value="6105000" calcext:value-type="float">
            <text:p>6,105,000</text:p>
          </table:table-cell>
          <table:table-cell table:formula="of:=[.D35]*[.$B$2]*[.$B$3]*[.$B$6]" office:value-type="float" office:value="11396" calcext:value-type="float">
            <text:p>11,396</text:p>
          </table:table-cell>
          <table:table-cell table:formula="of:=[.F35]/1000000" office:value-type="float" office:value="6.735146" calcext:value-type="float">
            <text:p>6.74</text:p>
          </table:table-cell>
          <table:table-cell table:formula="of:=[.G35]/1000000" office:value-type="float" office:value="0.61875" calcext:value-type="float">
            <text:p>0.62</text:p>
          </table:table-cell>
          <table:table-cell table:formula="of:=[.H35]/1000000" office:value-type="float" office:value="6.105" calcext:value-type="float">
            <text:p>6.11</text:p>
          </table:table-cell>
          <table:table-cell table:formula="of:=[.I35]/1000000" office:value-type="float" office:value="0.011396" calcext:value-type="float">
            <text:p>0.01</text:p>
          </table:table-cell>
          <table:table-cell/>
          <table:table-cell office:value-type="float" office:value="3750" calcext:value-type="float">
            <text:p>3750</text:p>
          </table:table-cell>
          <table:table-cell office:value-type="float" office:value="56249" calcext:value-type="float">
            <text:p>5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5:.X35])" office:value-type="float" office:value="7.36661052703858" calcext:value-type="float">
            <text:p>7.36661052703858</text:p>
          </table:table-cell>
          <table:table-cell office:value-type="float" office:value="1.0192928314209" calcext:value-type="float">
            <text:p>1.0192928314209</text:p>
          </table:table-cell>
          <table:table-cell office:value-type="float" office:value="6.25138854980469" calcext:value-type="float">
            <text:p>6.2513885498046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5]/[.J35]" office:value-type="float" office:value="1.09375662042643" calcext:value-type="float">
            <text:p>1.09375662042643</text:p>
          </table:table-cell>
          <table:table-cell table:formula="of:=[.U35]-[.J35]" office:value-type="float" office:value="0.631464527038578" calcext:value-type="float">
            <text:p>0.631464527038578</text:p>
          </table:table-cell>
          <table:table-cell table:formula="of:=[.V35]-[.K35]" office:value-type="float" office:value="0.4005428314209" calcext:value-type="float">
            <text:p>0.4005428314209</text:p>
          </table:table-cell>
          <table:table-cell table:formula="of:=[.W35]-[.L35]" office:value-type="float" office:value="0.14638854980469" calcext:value-type="float">
            <text:p>0.14638854980469</text:p>
          </table:table-cell>
          <table:table-cell table:formula="of:=[.X35]-[.M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000" calcext:value-type="float">
            <text:p>4,000</text:p>
          </table:table-cell>
          <table:table-cell table:formula="of:=[.A36]*[.C36]" office:value-type="float" office:value="60000" calcext:value-type="float">
            <text:p>6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6:.I36])" office:value-type="float" office:value="7183396" calcext:value-type="float">
            <text:p>7,183,396</text:p>
          </table:table-cell>
          <table:table-cell table:formula="of:=[.A36]*[.C36]*[.D36]*[.$B$5]" office:value-type="float" office:value="660000" calcext:value-type="float">
            <text:p>660,000</text:p>
          </table:table-cell>
          <table:table-cell table:formula="of:=[.A36]*[.D36]*[.$B$2]*[.$B$6]" office:value-type="float" office:value="6512000" calcext:value-type="float">
            <text:p>6,512,000</text:p>
          </table:table-cell>
          <table:table-cell table:formula="of:=[.D36]*[.$B$2]*[.$B$3]*[.$B$6]" office:value-type="float" office:value="11396" calcext:value-type="float">
            <text:p>11,396</text:p>
          </table:table-cell>
          <table:table-cell table:formula="of:=[.F36]/1000000" office:value-type="float" office:value="7.183396" calcext:value-type="float">
            <text:p>7.18</text:p>
          </table:table-cell>
          <table:table-cell table:formula="of:=[.G36]/1000000" office:value-type="float" office:value="0.66" calcext:value-type="float">
            <text:p>0.66</text:p>
          </table:table-cell>
          <table:table-cell table:formula="of:=[.H36]/1000000" office:value-type="float" office:value="6.512" calcext:value-type="float">
            <text:p>6.51</text:p>
          </table:table-cell>
          <table:table-cell table:formula="of:=[.I36]/1000000" office:value-type="float" office:value="0.011396" calcext:value-type="float">
            <text:p>0.0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59999" calcext:value-type="float">
            <text:p>5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6:.X36])" office:value-type="float" office:value="7.85131549835205" calcext:value-type="float">
            <text:p>7.85131549835205</text:p>
          </table:table-cell>
          <table:table-cell office:value-type="float" office:value="1.08724212646484" calcext:value-type="float">
            <text:p>1.08724212646484</text:p>
          </table:table-cell>
          <table:table-cell office:value-type="float" office:value="6.66814422607422" calcext:value-type="float">
            <text:p>6.6681442260742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6]/[.J36]" office:value-type="float" office:value="1.09298102156028" calcext:value-type="float">
            <text:p>1.09298102156028</text:p>
          </table:table-cell>
          <table:table-cell table:formula="of:=[.U36]-[.J36]" office:value-type="float" office:value="0.667919498352048" calcext:value-type="float">
            <text:p>0.667919498352048</text:p>
          </table:table-cell>
          <table:table-cell table:formula="of:=[.V36]-[.K36]" office:value-type="float" office:value="0.42724212646484" calcext:value-type="float">
            <text:p>0.42724212646484</text:p>
          </table:table-cell>
          <table:table-cell table:formula="of:=[.W36]-[.L36]" office:value-type="float" office:value="0.156144226074219" calcext:value-type="float">
            <text:p>0.156144226074219</text:p>
          </table:table-cell>
          <table:table-cell table:formula="of:=[.X36]-[.M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250" calcext:value-type="float">
            <text:p>4,250</text:p>
          </table:table-cell>
          <table:table-cell table:formula="of:=[.A37]*[.C37]" office:value-type="float" office:value="63750" calcext:value-type="float">
            <text:p>6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7:.I37])" office:value-type="float" office:value="7631646" calcext:value-type="float">
            <text:p>7,631,646</text:p>
          </table:table-cell>
          <table:table-cell table:formula="of:=[.A37]*[.C37]*[.D37]*[.$B$5]" office:value-type="float" office:value="701250" calcext:value-type="float">
            <text:p>701,250</text:p>
          </table:table-cell>
          <table:table-cell table:formula="of:=[.A37]*[.D37]*[.$B$2]*[.$B$6]" office:value-type="float" office:value="6919000" calcext:value-type="float">
            <text:p>6,919,000</text:p>
          </table:table-cell>
          <table:table-cell table:formula="of:=[.D37]*[.$B$2]*[.$B$3]*[.$B$6]" office:value-type="float" office:value="11396" calcext:value-type="float">
            <text:p>11,396</text:p>
          </table:table-cell>
          <table:table-cell table:formula="of:=[.F37]/1000000" office:value-type="float" office:value="7.631646" calcext:value-type="float">
            <text:p>7.63</text:p>
          </table:table-cell>
          <table:table-cell table:formula="of:=[.G37]/1000000" office:value-type="float" office:value="0.70125" calcext:value-type="float">
            <text:p>0.70</text:p>
          </table:table-cell>
          <table:table-cell table:formula="of:=[.H37]/1000000" office:value-type="float" office:value="6.919" calcext:value-type="float">
            <text:p>6.92</text:p>
          </table:table-cell>
          <table:table-cell table:formula="of:=[.I37]/1000000" office:value-type="float" office:value="0.011396" calcext:value-type="float">
            <text:p>0.0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63749" calcext:value-type="float">
            <text:p>6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7:.X37])" office:value-type="float" office:value="8.33602046966553" calcext:value-type="float">
            <text:p>8.33602046966553</text:p>
          </table:table-cell>
          <table:table-cell office:value-type="float" office:value="1.15519142150879" calcext:value-type="float">
            <text:p>1.15519142150879</text:p>
          </table:table-cell>
          <table:table-cell office:value-type="float" office:value="7.08489990234375" calcext:value-type="float">
            <text:p>7.08489990234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7]/[.J37]" office:value-type="float" office:value="1.09229653336456" calcext:value-type="float">
            <text:p>1.09229653336456</text:p>
          </table:table-cell>
          <table:table-cell table:formula="of:=[.U37]-[.J37]" office:value-type="float" office:value="0.704374469665527" calcext:value-type="float">
            <text:p>0.704374469665527</text:p>
          </table:table-cell>
          <table:table-cell table:formula="of:=[.V37]-[.K37]" office:value-type="float" office:value="0.45394142150879" calcext:value-type="float">
            <text:p>0.45394142150879</text:p>
          </table:table-cell>
          <table:table-cell table:formula="of:=[.W37]-[.L37]" office:value-type="float" office:value="0.16589990234375" calcext:value-type="float">
            <text:p>0.16589990234375</text:p>
          </table:table-cell>
          <table:table-cell table:formula="of:=[.X37]-[.M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500" calcext:value-type="float">
            <text:p>4,500</text:p>
          </table:table-cell>
          <table:table-cell table:formula="of:=[.A38]*[.C38]" office:value-type="float" office:value="67500" calcext:value-type="float">
            <text:p>6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8:.I38])" office:value-type="float" office:value="8079896" calcext:value-type="float">
            <text:p>8,079,896</text:p>
          </table:table-cell>
          <table:table-cell table:formula="of:=[.A38]*[.C38]*[.D38]*[.$B$5]" office:value-type="float" office:value="742500" calcext:value-type="float">
            <text:p>742,500</text:p>
          </table:table-cell>
          <table:table-cell table:formula="of:=[.A38]*[.D38]*[.$B$2]*[.$B$6]" office:value-type="float" office:value="7326000" calcext:value-type="float">
            <text:p>7,326,000</text:p>
          </table:table-cell>
          <table:table-cell table:formula="of:=[.D38]*[.$B$2]*[.$B$3]*[.$B$6]" office:value-type="float" office:value="11396" calcext:value-type="float">
            <text:p>11,396</text:p>
          </table:table-cell>
          <table:table-cell table:formula="of:=[.F38]/1000000" office:value-type="float" office:value="8.079896" calcext:value-type="float">
            <text:p>8.08</text:p>
          </table:table-cell>
          <table:table-cell table:formula="of:=[.G38]/1000000" office:value-type="float" office:value="0.7425" calcext:value-type="float">
            <text:p>0.74</text:p>
          </table:table-cell>
          <table:table-cell table:formula="of:=[.H38]/1000000" office:value-type="float" office:value="7.326" calcext:value-type="float">
            <text:p>7.33</text:p>
          </table:table-cell>
          <table:table-cell table:formula="of:=[.I38]/1000000" office:value-type="float" office:value="0.011396" calcext:value-type="float">
            <text:p>0.0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67499" calcext:value-type="float">
            <text:p>6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8:.X38])" office:value-type="float" office:value="8.820725440979" calcext:value-type="float">
            <text:p>8.820725440979</text:p>
          </table:table-cell>
          <table:table-cell office:value-type="float" office:value="1.22314071655273" calcext:value-type="float">
            <text:p>1.22314071655273</text:p>
          </table:table-cell>
          <table:table-cell office:value-type="float" office:value="7.50165557861328" calcext:value-type="float">
            <text:p>7.5016555786132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8]/[.J38]" office:value-type="float" office:value="1.09168799214482" calcext:value-type="float">
            <text:p>1.09168799214482</text:p>
          </table:table-cell>
          <table:table-cell table:formula="of:=[.U38]-[.J38]" office:value-type="float" office:value="0.740829440978999" calcext:value-type="float">
            <text:p>0.740829440978999</text:p>
          </table:table-cell>
          <table:table-cell table:formula="of:=[.V38]-[.K38]" office:value-type="float" office:value="0.48064071655273" calcext:value-type="float">
            <text:p>0.48064071655273</text:p>
          </table:table-cell>
          <table:table-cell table:formula="of:=[.W38]-[.L38]" office:value-type="float" office:value="0.175655578613281" calcext:value-type="float">
            <text:p>0.175655578613281</text:p>
          </table:table-cell>
          <table:table-cell table:formula="of:=[.X38]-[.M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750" calcext:value-type="float">
            <text:p>4,750</text:p>
          </table:table-cell>
          <table:table-cell table:formula="of:=[.A39]*[.C39]" office:value-type="float" office:value="71250" calcext:value-type="float">
            <text:p>7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9:.I39])" office:value-type="float" office:value="8528146" calcext:value-type="float">
            <text:p>8,528,146</text:p>
          </table:table-cell>
          <table:table-cell table:formula="of:=[.A39]*[.C39]*[.D39]*[.$B$5]" office:value-type="float" office:value="783750" calcext:value-type="float">
            <text:p>783,750</text:p>
          </table:table-cell>
          <table:table-cell table:formula="of:=[.A39]*[.D39]*[.$B$2]*[.$B$6]" office:value-type="float" office:value="7733000" calcext:value-type="float">
            <text:p>7,733,000</text:p>
          </table:table-cell>
          <table:table-cell table:formula="of:=[.D39]*[.$B$2]*[.$B$3]*[.$B$6]" office:value-type="float" office:value="11396" calcext:value-type="float">
            <text:p>11,396</text:p>
          </table:table-cell>
          <table:table-cell table:formula="of:=[.F39]/1000000" office:value-type="float" office:value="8.528146" calcext:value-type="float">
            <text:p>8.53</text:p>
          </table:table-cell>
          <table:table-cell table:formula="of:=[.G39]/1000000" office:value-type="float" office:value="0.78375" calcext:value-type="float">
            <text:p>0.78</text:p>
          </table:table-cell>
          <table:table-cell table:formula="of:=[.H39]/1000000" office:value-type="float" office:value="7.733" calcext:value-type="float">
            <text:p>7.73</text:p>
          </table:table-cell>
          <table:table-cell table:formula="of:=[.I39]/1000000" office:value-type="float" office:value="0.011396" calcext:value-type="float">
            <text:p>0.01</text:p>
          </table:table-cell>
          <table:table-cell/>
          <table:table-cell office:value-type="float" office:value="4750" calcext:value-type="float">
            <text:p>4750</text:p>
          </table:table-cell>
          <table:table-cell office:value-type="float" office:value="71249" calcext:value-type="float">
            <text:p>7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9:.X39])" office:value-type="float" office:value="9.30543041229248" calcext:value-type="float">
            <text:p>9.30543041229248</text:p>
          </table:table-cell>
          <table:table-cell office:value-type="float" office:value="1.29109001159668" calcext:value-type="float">
            <text:p>1.29109001159668</text:p>
          </table:table-cell>
          <table:table-cell office:value-type="float" office:value="7.91841125488281" calcext:value-type="float">
            <text:p>7.9184112548828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9]/[.J39]" office:value-type="float" office:value="1.09114342229747" calcext:value-type="float">
            <text:p>1.09114342229747</text:p>
          </table:table-cell>
          <table:table-cell table:formula="of:=[.U39]-[.J39]" office:value-type="float" office:value="0.777284412292479" calcext:value-type="float">
            <text:p>0.777284412292479</text:p>
          </table:table-cell>
          <table:table-cell table:formula="of:=[.V39]-[.K39]" office:value-type="float" office:value="0.50734001159668" calcext:value-type="float">
            <text:p>0.50734001159668</text:p>
          </table:table-cell>
          <table:table-cell table:formula="of:=[.W39]-[.L39]" office:value-type="float" office:value="0.18541125488281" calcext:value-type="float">
            <text:p>0.18541125488281</text:p>
          </table:table-cell>
          <table:table-cell table:formula="of:=[.X39]-[.M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000" calcext:value-type="float">
            <text:p>5,000</text:p>
          </table:table-cell>
          <table:table-cell table:formula="of:=[.A40]*[.C40]" office:value-type="float" office:value="75000" calcext:value-type="float">
            <text:p>7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0:.I40])" office:value-type="float" office:value="8976396" calcext:value-type="float">
            <text:p>8,976,396</text:p>
          </table:table-cell>
          <table:table-cell table:formula="of:=[.A40]*[.C40]*[.D40]*[.$B$5]" office:value-type="float" office:value="825000" calcext:value-type="float">
            <text:p>825,000</text:p>
          </table:table-cell>
          <table:table-cell table:formula="of:=[.A40]*[.D40]*[.$B$2]*[.$B$6]" office:value-type="float" office:value="8140000" calcext:value-type="float">
            <text:p>8,140,000</text:p>
          </table:table-cell>
          <table:table-cell table:formula="of:=[.D40]*[.$B$2]*[.$B$3]*[.$B$6]" office:value-type="float" office:value="11396" calcext:value-type="float">
            <text:p>11,396</text:p>
          </table:table-cell>
          <table:table-cell table:formula="of:=[.F40]/1000000" office:value-type="float" office:value="8.976396" calcext:value-type="float">
            <text:p>8.98</text:p>
          </table:table-cell>
          <table:table-cell table:formula="of:=[.G40]/1000000" office:value-type="float" office:value="0.825" calcext:value-type="float">
            <text:p>0.83</text:p>
          </table:table-cell>
          <table:table-cell table:formula="of:=[.H40]/1000000" office:value-type="float" office:value="8.14" calcext:value-type="float">
            <text:p>8.14</text:p>
          </table:table-cell>
          <table:table-cell table:formula="of:=[.I40]/1000000" office:value-type="float" office:value="0.011396" calcext:value-type="float">
            <text:p>0.0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4999" calcext:value-type="float">
            <text:p>7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0:.X40])" office:value-type="float" office:value="9.79013538360596" calcext:value-type="float">
            <text:p>9.79013538360596</text:p>
          </table:table-cell>
          <table:table-cell office:value-type="float" office:value="1.35903930664063" calcext:value-type="float">
            <text:p>1.35903930664063</text:p>
          </table:table-cell>
          <table:table-cell office:value-type="float" office:value="8.33516693115234" calcext:value-type="float">
            <text:p>8.3351669311523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0]/[.J40]" office:value-type="float" office:value="1.09065324029889" calcext:value-type="float">
            <text:p>1.09065324029889</text:p>
          </table:table-cell>
          <table:table-cell table:formula="of:=[.U40]-[.J40]" office:value-type="float" office:value="0.813739383605959" calcext:value-type="float">
            <text:p>0.813739383605959</text:p>
          </table:table-cell>
          <table:table-cell table:formula="of:=[.V40]-[.K40]" office:value-type="float" office:value="0.53403930664063" calcext:value-type="float">
            <text:p>0.53403930664063</text:p>
          </table:table-cell>
          <table:table-cell table:formula="of:=[.W40]-[.L40]" office:value-type="float" office:value="0.19516693115234" calcext:value-type="float">
            <text:p>0.19516693115234</text:p>
          </table:table-cell>
          <table:table-cell table:formula="of:=[.X40]-[.M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250" calcext:value-type="float">
            <text:p>5,250</text:p>
          </table:table-cell>
          <table:table-cell table:formula="of:=[.A41]*[.C41]" office:value-type="float" office:value="78750" calcext:value-type="float">
            <text:p>7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1:.I41])" office:value-type="float" office:value="9424646" calcext:value-type="float">
            <text:p>9,424,646</text:p>
          </table:table-cell>
          <table:table-cell table:formula="of:=[.A41]*[.C41]*[.D41]*[.$B$5]" office:value-type="float" office:value="866250" calcext:value-type="float">
            <text:p>866,250</text:p>
          </table:table-cell>
          <table:table-cell table:formula="of:=[.A41]*[.D41]*[.$B$2]*[.$B$6]" office:value-type="float" office:value="8547000" calcext:value-type="float">
            <text:p>8,547,000</text:p>
          </table:table-cell>
          <table:table-cell table:formula="of:=[.D41]*[.$B$2]*[.$B$3]*[.$B$6]" office:value-type="float" office:value="11396" calcext:value-type="float">
            <text:p>11,396</text:p>
          </table:table-cell>
          <table:table-cell table:formula="of:=[.F41]/1000000" office:value-type="float" office:value="9.424646" calcext:value-type="float">
            <text:p>9.42</text:p>
          </table:table-cell>
          <table:table-cell table:formula="of:=[.G41]/1000000" office:value-type="float" office:value="0.86625" calcext:value-type="float">
            <text:p>0.87</text:p>
          </table:table-cell>
          <table:table-cell table:formula="of:=[.H41]/1000000" office:value-type="float" office:value="8.547" calcext:value-type="float">
            <text:p>8.55</text:p>
          </table:table-cell>
          <table:table-cell table:formula="of:=[.I41]/1000000" office:value-type="float" office:value="0.011396" calcext:value-type="float">
            <text:p>0.01</text:p>
          </table:table-cell>
          <table:table-cell/>
          <table:table-cell office:value-type="float" office:value="5250" calcext:value-type="float">
            <text:p>5250</text:p>
          </table:table-cell>
          <table:table-cell office:value-type="float" office:value="78749" calcext:value-type="float">
            <text:p>7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1:.X41])" office:value-type="float" office:value="10.2748403549194" calcext:value-type="float">
            <text:p>10.2748403549194</text:p>
          </table:table-cell>
          <table:table-cell office:value-type="float" office:value="1.42698860168457" calcext:value-type="float">
            <text:p>1.42698860168457</text:p>
          </table:table-cell>
          <table:table-cell office:value-type="float" office:value="8.75192260742188" calcext:value-type="float">
            <text:p>8.7519226074218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1]/[.J41]" office:value-type="float" office:value="1.09020968585127" calcext:value-type="float">
            <text:p>1.09020968585127</text:p>
          </table:table-cell>
          <table:table-cell table:formula="of:=[.U41]-[.J41]" office:value-type="float" office:value="0.85019435491944" calcext:value-type="float">
            <text:p>0.85019435491944</text:p>
          </table:table-cell>
          <table:table-cell table:formula="of:=[.V41]-[.K41]" office:value-type="float" office:value="0.56073860168457" calcext:value-type="float">
            <text:p>0.56073860168457</text:p>
          </table:table-cell>
          <table:table-cell table:formula="of:=[.W41]-[.L41]" office:value-type="float" office:value="0.20492260742188" calcext:value-type="float">
            <text:p>0.20492260742188</text:p>
          </table:table-cell>
          <table:table-cell table:formula="of:=[.X41]-[.M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500" calcext:value-type="float">
            <text:p>5,500</text:p>
          </table:table-cell>
          <table:table-cell table:formula="of:=[.A42]*[.C42]" office:value-type="float" office:value="82500" calcext:value-type="float">
            <text:p>8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2:.I42])" office:value-type="float" office:value="9872896" calcext:value-type="float">
            <text:p>9,872,896</text:p>
          </table:table-cell>
          <table:table-cell table:formula="of:=[.A42]*[.C42]*[.D42]*[.$B$5]" office:value-type="float" office:value="907500" calcext:value-type="float">
            <text:p>907,500</text:p>
          </table:table-cell>
          <table:table-cell table:formula="of:=[.A42]*[.D42]*[.$B$2]*[.$B$6]" office:value-type="float" office:value="8954000" calcext:value-type="float">
            <text:p>8,954,000</text:p>
          </table:table-cell>
          <table:table-cell table:formula="of:=[.D42]*[.$B$2]*[.$B$3]*[.$B$6]" office:value-type="float" office:value="11396" calcext:value-type="float">
            <text:p>11,396</text:p>
          </table:table-cell>
          <table:table-cell table:formula="of:=[.F42]/1000000" office:value-type="float" office:value="9.872896" calcext:value-type="float">
            <text:p>9.87</text:p>
          </table:table-cell>
          <table:table-cell table:formula="of:=[.G42]/1000000" office:value-type="float" office:value="0.9075" calcext:value-type="float">
            <text:p>0.91</text:p>
          </table:table-cell>
          <table:table-cell table:formula="of:=[.H42]/1000000" office:value-type="float" office:value="8.954" calcext:value-type="float">
            <text:p>8.95</text:p>
          </table:table-cell>
          <table:table-cell table:formula="of:=[.I42]/1000000" office:value-type="float" office:value="0.011396" calcext:value-type="float">
            <text:p>0.0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82499" calcext:value-type="float">
            <text:p>8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2:.X42])" office:value-type="float" office:value="10.7595453262329" calcext:value-type="float">
            <text:p>10.7595453262329</text:p>
          </table:table-cell>
          <table:table-cell office:value-type="float" office:value="1.49493789672852" calcext:value-type="float">
            <text:p>1.49493789672852</text:p>
          </table:table-cell>
          <table:table-cell office:value-type="float" office:value="9.16867828369141" calcext:value-type="float">
            <text:p>9.1686782836914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2]/[.J42]" office:value-type="float" office:value="1.08980640799143" calcext:value-type="float">
            <text:p>1.08980640799143</text:p>
          </table:table-cell>
          <table:table-cell table:formula="of:=[.U42]-[.J42]" office:value-type="float" office:value="0.886649326232917" calcext:value-type="float">
            <text:p>0.886649326232917</text:p>
          </table:table-cell>
          <table:table-cell table:formula="of:=[.V42]-[.K42]" office:value-type="float" office:value="0.58743789672852" calcext:value-type="float">
            <text:p>0.58743789672852</text:p>
          </table:table-cell>
          <table:table-cell table:formula="of:=[.W42]-[.L42]" office:value-type="float" office:value="0.214678283691409" calcext:value-type="float">
            <text:p>0.214678283691409</text:p>
          </table:table-cell>
          <table:table-cell table:formula="of:=[.X42]-[.M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750" calcext:value-type="float">
            <text:p>5,750</text:p>
          </table:table-cell>
          <table:table-cell table:formula="of:=[.A43]*[.C43]" office:value-type="float" office:value="86250" calcext:value-type="float">
            <text:p>8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3:.I43])" office:value-type="float" office:value="10321146" calcext:value-type="float">
            <text:p>10,321,146</text:p>
          </table:table-cell>
          <table:table-cell table:formula="of:=[.A43]*[.C43]*[.D43]*[.$B$5]" office:value-type="float" office:value="948750" calcext:value-type="float">
            <text:p>948,750</text:p>
          </table:table-cell>
          <table:table-cell table:formula="of:=[.A43]*[.D43]*[.$B$2]*[.$B$6]" office:value-type="float" office:value="9361000" calcext:value-type="float">
            <text:p>9,361,000</text:p>
          </table:table-cell>
          <table:table-cell table:formula="of:=[.D43]*[.$B$2]*[.$B$3]*[.$B$6]" office:value-type="float" office:value="11396" calcext:value-type="float">
            <text:p>11,396</text:p>
          </table:table-cell>
          <table:table-cell table:formula="of:=[.F43]/1000000" office:value-type="float" office:value="10.321146" calcext:value-type="float">
            <text:p>10.32</text:p>
          </table:table-cell>
          <table:table-cell table:formula="of:=[.G43]/1000000" office:value-type="float" office:value="0.94875" calcext:value-type="float">
            <text:p>0.95</text:p>
          </table:table-cell>
          <table:table-cell table:formula="of:=[.H43]/1000000" office:value-type="float" office:value="9.361" calcext:value-type="float">
            <text:p>9.36</text:p>
          </table:table-cell>
          <table:table-cell table:formula="of:=[.I43]/1000000" office:value-type="float" office:value="0.011396" calcext:value-type="float">
            <text:p>0.01</text:p>
          </table:table-cell>
          <table:table-cell/>
          <table:table-cell office:value-type="float" office:value="5750" calcext:value-type="float">
            <text:p>5750</text:p>
          </table:table-cell>
          <table:table-cell office:value-type="float" office:value="86249" calcext:value-type="float">
            <text:p>8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3:.X43])" office:value-type="float" office:value="11.2442502975464" calcext:value-type="float">
            <text:p>11.2442502975464</text:p>
          </table:table-cell>
          <table:table-cell office:value-type="float" office:value="1.56288719177246" calcext:value-type="float">
            <text:p>1.56288719177246</text:p>
          </table:table-cell>
          <table:table-cell office:value-type="float" office:value="9.58543395996094" calcext:value-type="float">
            <text:p>9.5854339599609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3]/[.J43]" office:value-type="float" office:value="1.08943815905195" calcext:value-type="float">
            <text:p>1.08943815905195</text:p>
          </table:table-cell>
          <table:table-cell table:formula="of:=[.U43]-[.J43]" office:value-type="float" office:value="0.923104297546386" calcext:value-type="float">
            <text:p>0.923104297546386</text:p>
          </table:table-cell>
          <table:table-cell table:formula="of:=[.V43]-[.K43]" office:value-type="float" office:value="0.61413719177246" calcext:value-type="float">
            <text:p>0.61413719177246</text:p>
          </table:table-cell>
          <table:table-cell table:formula="of:=[.W43]-[.L43]" office:value-type="float" office:value="0.224433959960939" calcext:value-type="float">
            <text:p>0.224433959960939</text:p>
          </table:table-cell>
          <table:table-cell table:formula="of:=[.X43]-[.M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000" calcext:value-type="float">
            <text:p>6,000</text:p>
          </table:table-cell>
          <table:table-cell table:formula="of:=[.A44]*[.C44]" office:value-type="float" office:value="90000" calcext:value-type="float">
            <text:p>9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4:.I44])" office:value-type="float" office:value="10769396" calcext:value-type="float">
            <text:p>10,769,396</text:p>
          </table:table-cell>
          <table:table-cell table:style-name="ce9" table:formula="of:=[.A44]*[.C44]*[.D44]*[.$B$5]" office:value-type="float" office:value="990000" calcext:value-type="float">
            <text:p>990,000</text:p>
          </table:table-cell>
          <table:table-cell table:style-name="ce9" table:formula="of:=[.A44]*[.D44]*[.$B$2]*[.$B$6]" office:value-type="float" office:value="9768000" calcext:value-type="float">
            <text:p>9,768,000</text:p>
          </table:table-cell>
          <table:table-cell table:formula="of:=[.D44]*[.$B$2]*[.$B$3]*[.$B$6]" office:value-type="float" office:value="11396" calcext:value-type="float">
            <text:p>11,396</text:p>
          </table:table-cell>
          <table:table-cell table:formula="of:=[.F44]/1000000" office:value-type="float" office:value="10.769396" calcext:value-type="float">
            <text:p>10.77</text:p>
          </table:table-cell>
          <table:table-cell table:formula="of:=[.G44]/1000000" office:value-type="float" office:value="0.99" calcext:value-type="float">
            <text:p>0.99</text:p>
          </table:table-cell>
          <table:table-cell table:formula="of:=[.H44]/1000000" office:value-type="float" office:value="9.768" calcext:value-type="float">
            <text:p>9.77</text:p>
          </table:table-cell>
          <table:table-cell table:formula="of:=[.I44]/1000000" office:value-type="float" office:value="0.011396" calcext:value-type="float">
            <text:p>0.01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9999" calcext:value-type="float">
            <text:p>8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4:.X44])" office:value-type="float" office:value="11.7289552688599" calcext:value-type="float">
            <text:p>11.7289552688599</text:p>
          </table:table-cell>
          <table:table-cell office:value-type="float" office:value="1.63083648681641" calcext:value-type="float">
            <text:p>1.63083648681641</text:p>
          </table:table-cell>
          <table:table-cell office:value-type="float" office:value="10.0021896362305" calcext:value-type="float">
            <text:p>10.002189636230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4]/[.J44]" office:value-type="float" office:value="1.08910056505118" calcext:value-type="float">
            <text:p>1.08910056505118</text:p>
          </table:table-cell>
          <table:table-cell table:formula="of:=[.U44]-[.J44]" office:value-type="float" office:value="0.959559268859898" calcext:value-type="float">
            <text:p>0.959559268859898</text:p>
          </table:table-cell>
          <table:table-cell table:formula="of:=[.V44]-[.K44]" office:value-type="float" office:value="0.64083648681641" calcext:value-type="float">
            <text:p>0.64083648681641</text:p>
          </table:table-cell>
          <table:table-cell table:formula="of:=[.W44]-[.L44]" office:value-type="float" office:value="0.2341896362305" calcext:value-type="float">
            <text:p>0.2341896362305</text:p>
          </table:table-cell>
          <table:table-cell table:formula="of:=[.X44]-[.M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250" calcext:value-type="float">
            <text:p>6,250</text:p>
          </table:table-cell>
          <table:table-cell table:formula="of:=[.A45]*[.C45]" office:value-type="float" office:value="93750" calcext:value-type="float">
            <text:p>9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5:.I45])" office:value-type="float" office:value="11217646" calcext:value-type="float">
            <text:p>11,217,646</text:p>
          </table:table-cell>
          <table:table-cell table:formula="of:=[.A45]*[.C45]*[.D45]*[.$B$5]" office:value-type="float" office:value="1031250" calcext:value-type="float">
            <text:p>1,031,250</text:p>
          </table:table-cell>
          <table:table-cell table:formula="of:=[.A45]*[.D45]*[.$B$2]*[.$B$6]" office:value-type="float" office:value="10175000" calcext:value-type="float">
            <text:p>10,175,000</text:p>
          </table:table-cell>
          <table:table-cell table:formula="of:=[.D45]*[.$B$2]*[.$B$3]*[.$B$6]" office:value-type="float" office:value="11396" calcext:value-type="float">
            <text:p>11,396</text:p>
          </table:table-cell>
          <table:table-cell table:formula="of:=[.F45]/1000000" office:value-type="float" office:value="11.217646" calcext:value-type="float">
            <text:p>11.22</text:p>
          </table:table-cell>
          <table:table-cell table:formula="of:=[.G45]/1000000" office:value-type="float" office:value="1.03125" calcext:value-type="float">
            <text:p>1.03</text:p>
          </table:table-cell>
          <table:table-cell table:formula="of:=[.H45]/1000000" office:value-type="float" office:value="10.175" calcext:value-type="float">
            <text:p>10.18</text:p>
          </table:table-cell>
          <table:table-cell table:formula="of:=[.I45]/1000000" office:value-type="float" office:value="0.011396" calcext:value-type="float">
            <text:p>0.01</text:p>
          </table:table-cell>
          <table:table-cell/>
          <table:table-cell office:value-type="float" office:value="6250" calcext:value-type="float">
            <text:p>6250</text:p>
          </table:table-cell>
          <table:table-cell office:value-type="float" office:value="93749" calcext:value-type="float">
            <text:p>9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5:.X45])" office:value-type="float" office:value="12.2136602401733" calcext:value-type="float">
            <text:p>12.2136602401733</text:p>
          </table:table-cell>
          <table:table-cell office:value-type="float" office:value="1.69878578186035" calcext:value-type="float">
            <text:p>1.69878578186035</text:p>
          </table:table-cell>
          <table:table-cell office:value-type="float" office:value="10.4189453125" calcext:value-type="float">
            <text:p>10.41894531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5]/[.J45]" office:value-type="float" office:value="1.08878995113354" calcext:value-type="float">
            <text:p>1.08878995113354</text:p>
          </table:table-cell>
          <table:table-cell table:formula="of:=[.U45]-[.J45]" office:value-type="float" office:value="0.996014240173338" calcext:value-type="float">
            <text:p>0.996014240173338</text:p>
          </table:table-cell>
          <table:table-cell table:formula="of:=[.V45]-[.K45]" office:value-type="float" office:value="0.66753578186035" calcext:value-type="float">
            <text:p>0.66753578186035</text:p>
          </table:table-cell>
          <table:table-cell table:formula="of:=[.W45]-[.L45]" office:value-type="float" office:value="0.243945312499999" calcext:value-type="float">
            <text:p>0.243945312499999</text:p>
          </table:table-cell>
          <table:table-cell table:formula="of:=[.X45]-[.M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500" calcext:value-type="float">
            <text:p>6,500</text:p>
          </table:table-cell>
          <table:table-cell table:formula="of:=[.A46]*[.C46]" office:value-type="float" office:value="97500" calcext:value-type="float">
            <text:p>9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6:.I46])" office:value-type="float" office:value="11665896" calcext:value-type="float">
            <text:p>11,665,896</text:p>
          </table:table-cell>
          <table:table-cell table:formula="of:=[.A46]*[.C46]*[.D46]*[.$B$5]" office:value-type="float" office:value="1072500" calcext:value-type="float">
            <text:p>1,072,500</text:p>
          </table:table-cell>
          <table:table-cell table:formula="of:=[.A46]*[.D46]*[.$B$2]*[.$B$6]" office:value-type="float" office:value="10582000" calcext:value-type="float">
            <text:p>10,582,000</text:p>
          </table:table-cell>
          <table:table-cell table:formula="of:=[.D46]*[.$B$2]*[.$B$3]*[.$B$6]" office:value-type="float" office:value="11396" calcext:value-type="float">
            <text:p>11,396</text:p>
          </table:table-cell>
          <table:table-cell table:formula="of:=[.F46]/1000000" office:value-type="float" office:value="11.665896" calcext:value-type="float">
            <text:p>11.67</text:p>
          </table:table-cell>
          <table:table-cell table:formula="of:=[.G46]/1000000" office:value-type="float" office:value="1.0725" calcext:value-type="float">
            <text:p>1.07</text:p>
          </table:table-cell>
          <table:table-cell table:formula="of:=[.H46]/1000000" office:value-type="float" office:value="10.582" calcext:value-type="float">
            <text:p>10.58</text:p>
          </table:table-cell>
          <table:table-cell table:formula="of:=[.I46]/1000000" office:value-type="float" office:value="0.011396" calcext:value-type="float">
            <text:p>0.01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97499" calcext:value-type="float">
            <text:p>9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6:.X46])" office:value-type="float" office:value="12.6983652114868" calcext:value-type="float">
            <text:p>12.6983652114868</text:p>
          </table:table-cell>
          <table:table-cell office:value-type="float" office:value="1.7667350769043" calcext:value-type="float">
            <text:p>1.7667350769043</text:p>
          </table:table-cell>
          <table:table-cell office:value-type="float" office:value="10.8357009887695" calcext:value-type="float">
            <text:p>10.835700988769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6]/[.J46]" office:value-type="float" office:value="1.08850320725359" calcext:value-type="float">
            <text:p>1.08850320725359</text:p>
          </table:table-cell>
          <table:table-cell table:formula="of:=[.U46]-[.J46]" office:value-type="float" office:value="1.03246921148679" calcext:value-type="float">
            <text:p>1.03246921148679</text:p>
          </table:table-cell>
          <table:table-cell table:formula="of:=[.V46]-[.K46]" office:value-type="float" office:value="0.6942350769043" calcext:value-type="float">
            <text:p>0.6942350769043</text:p>
          </table:table-cell>
          <table:table-cell table:formula="of:=[.W46]-[.L46]" office:value-type="float" office:value="0.253700988769499" calcext:value-type="float">
            <text:p>0.253700988769499</text:p>
          </table:table-cell>
          <table:table-cell table:formula="of:=[.X46]-[.M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750" calcext:value-type="float">
            <text:p>6,750</text:p>
          </table:table-cell>
          <table:table-cell table:formula="of:=[.A47]*[.C47]" office:value-type="float" office:value="101250" calcext:value-type="float">
            <text:p>10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7:.I47])" office:value-type="float" office:value="12114146" calcext:value-type="float">
            <text:p>12,114,146</text:p>
          </table:table-cell>
          <table:table-cell table:formula="of:=[.A47]*[.C47]*[.D47]*[.$B$5]" office:value-type="float" office:value="1113750" calcext:value-type="float">
            <text:p>1,113,750</text:p>
          </table:table-cell>
          <table:table-cell table:formula="of:=[.A47]*[.D47]*[.$B$2]*[.$B$6]" office:value-type="float" office:value="10989000" calcext:value-type="float">
            <text:p>10,989,000</text:p>
          </table:table-cell>
          <table:table-cell table:formula="of:=[.D47]*[.$B$2]*[.$B$3]*[.$B$6]" office:value-type="float" office:value="11396" calcext:value-type="float">
            <text:p>11,396</text:p>
          </table:table-cell>
          <table:table-cell table:formula="of:=[.F47]/1000000" office:value-type="float" office:value="12.114146" calcext:value-type="float">
            <text:p>12.11</text:p>
          </table:table-cell>
          <table:table-cell table:formula="of:=[.G47]/1000000" office:value-type="float" office:value="1.11375" calcext:value-type="float">
            <text:p>1.11</text:p>
          </table:table-cell>
          <table:table-cell table:formula="of:=[.H47]/1000000" office:value-type="float" office:value="10.989" calcext:value-type="float">
            <text:p>10.99</text:p>
          </table:table-cell>
          <table:table-cell table:formula="of:=[.I47]/1000000" office:value-type="float" office:value="0.011396" calcext:value-type="float">
            <text:p>0.01</text:p>
          </table:table-cell>
          <table:table-cell/>
          <table:table-cell office:value-type="float" office:value="6750" calcext:value-type="float">
            <text:p>6750</text:p>
          </table:table-cell>
          <table:table-cell office:value-type="float" office:value="101249" calcext:value-type="float">
            <text:p>10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7:.X47])" office:value-type="float" office:value="13.1830701828003" calcext:value-type="float">
            <text:p>13.1830701828003</text:p>
          </table:table-cell>
          <table:table-cell office:value-type="float" office:value="1.83468437194824" calcext:value-type="float">
            <text:p>1.83468437194824</text:p>
          </table:table-cell>
          <table:table-cell office:value-type="float" office:value="11.2524566650391" calcext:value-type="float">
            <text:p>11.252456665039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7]/[.J47]" office:value-type="float" office:value="1.08823768367992" calcext:value-type="float">
            <text:p>1.08823768367992</text:p>
          </table:table-cell>
          <table:table-cell table:formula="of:=[.U47]-[.J47]" office:value-type="float" office:value="1.06892418280033" calcext:value-type="float">
            <text:p>1.06892418280033</text:p>
          </table:table-cell>
          <table:table-cell table:formula="of:=[.V47]-[.K47]" office:value-type="float" office:value="0.72093437194824" calcext:value-type="float">
            <text:p>0.72093437194824</text:p>
          </table:table-cell>
          <table:table-cell table:formula="of:=[.W47]-[.L47]" office:value-type="float" office:value="0.263456665039099" calcext:value-type="float">
            <text:p>0.263456665039099</text:p>
          </table:table-cell>
          <table:table-cell table:formula="of:=[.X47]-[.M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000" calcext:value-type="float">
            <text:p>7,000</text:p>
          </table:table-cell>
          <table:table-cell table:formula="of:=[.A48]*[.C48]" office:value-type="float" office:value="105000" calcext:value-type="float">
            <text:p>10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8:.I48])" office:value-type="float" office:value="12562396" calcext:value-type="float">
            <text:p>12,562,396</text:p>
          </table:table-cell>
          <table:table-cell table:formula="of:=[.A48]*[.C48]*[.D48]*[.$B$5]" office:value-type="float" office:value="1155000" calcext:value-type="float">
            <text:p>1,155,000</text:p>
          </table:table-cell>
          <table:table-cell table:formula="of:=[.A48]*[.D48]*[.$B$2]*[.$B$6]" office:value-type="float" office:value="11396000" calcext:value-type="float">
            <text:p>11,396,000</text:p>
          </table:table-cell>
          <table:table-cell table:formula="of:=[.D48]*[.$B$2]*[.$B$3]*[.$B$6]" office:value-type="float" office:value="11396" calcext:value-type="float">
            <text:p>11,396</text:p>
          </table:table-cell>
          <table:table-cell table:formula="of:=[.F48]/1000000" office:value-type="float" office:value="12.562396" calcext:value-type="float">
            <text:p>12.56</text:p>
          </table:table-cell>
          <table:table-cell table:formula="of:=[.G48]/1000000" office:value-type="float" office:value="1.155" calcext:value-type="float">
            <text:p>1.16</text:p>
          </table:table-cell>
          <table:table-cell table:formula="of:=[.H48]/1000000" office:value-type="float" office:value="11.396" calcext:value-type="float">
            <text:p>11.40</text:p>
          </table:table-cell>
          <table:table-cell table:formula="of:=[.I48]/1000000" office:value-type="float" office:value="0.011396" calcext:value-type="float">
            <text:p>0.01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104999" calcext:value-type="float">
            <text:p>10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8:.X48])" office:value-type="float" office:value="13.6677751541138" calcext:value-type="float">
            <text:p>13.6677751541138</text:p>
          </table:table-cell>
          <table:table-cell office:value-type="float" office:value="1.90263366699219" calcext:value-type="float">
            <text:p>1.90263366699219</text:p>
          </table:table-cell>
          <table:table-cell office:value-type="float" office:value="11.6692123413086" calcext:value-type="float">
            <text:p>11.669212341308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8]/[.J48]" office:value-type="float" office:value="1.08799110887077" calcext:value-type="float">
            <text:p>1.08799110887077</text:p>
          </table:table-cell>
          <table:table-cell table:formula="of:=[.U48]-[.J48]" office:value-type="float" office:value="1.10537915411378" calcext:value-type="float">
            <text:p>1.10537915411378</text:p>
          </table:table-cell>
          <table:table-cell table:formula="of:=[.V48]-[.K48]" office:value-type="float" office:value="0.74763366699219" calcext:value-type="float">
            <text:p>0.74763366699219</text:p>
          </table:table-cell>
          <table:table-cell table:formula="of:=[.W48]-[.L48]" office:value-type="float" office:value="0.2732123413086" calcext:value-type="float">
            <text:p>0.2732123413086</text:p>
          </table:table-cell>
          <table:table-cell table:formula="of:=[.X48]-[.M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250" calcext:value-type="float">
            <text:p>7,250</text:p>
          </table:table-cell>
          <table:table-cell table:formula="of:=[.A49]*[.C49]" office:value-type="float" office:value="108750" calcext:value-type="float">
            <text:p>10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9:.I49])" office:value-type="float" office:value="13010646" calcext:value-type="float">
            <text:p>13,010,646</text:p>
          </table:table-cell>
          <table:table-cell table:formula="of:=[.A49]*[.C49]*[.D49]*[.$B$5]" office:value-type="float" office:value="1196250" calcext:value-type="float">
            <text:p>1,196,250</text:p>
          </table:table-cell>
          <table:table-cell table:formula="of:=[.A49]*[.D49]*[.$B$2]*[.$B$6]" office:value-type="float" office:value="11803000" calcext:value-type="float">
            <text:p>11,803,000</text:p>
          </table:table-cell>
          <table:table-cell table:formula="of:=[.D49]*[.$B$2]*[.$B$3]*[.$B$6]" office:value-type="float" office:value="11396" calcext:value-type="float">
            <text:p>11,396</text:p>
          </table:table-cell>
          <table:table-cell table:formula="of:=[.F49]/1000000" office:value-type="float" office:value="13.010646" calcext:value-type="float">
            <text:p>13.01</text:p>
          </table:table-cell>
          <table:table-cell table:formula="of:=[.G49]/1000000" office:value-type="float" office:value="1.19625" calcext:value-type="float">
            <text:p>1.20</text:p>
          </table:table-cell>
          <table:table-cell table:formula="of:=[.H49]/1000000" office:value-type="float" office:value="11.803" calcext:value-type="float">
            <text:p>11.80</text:p>
          </table:table-cell>
          <table:table-cell table:formula="of:=[.I49]/1000000" office:value-type="float" office:value="0.011396" calcext:value-type="float">
            <text:p>0.0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08749" calcext:value-type="float">
            <text:p>10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9:.X49])" office:value-type="float" office:value="14.1524801254272" calcext:value-type="float">
            <text:p>14.1524801254272</text:p>
          </table:table-cell>
          <table:table-cell office:value-type="float" office:value="1.97058296203613" calcext:value-type="float">
            <text:p>1.97058296203613</text:p>
          </table:table-cell>
          <table:table-cell office:value-type="float" office:value="12.0859680175781" calcext:value-type="float">
            <text:p>12.085968017578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9]/[.J49]" office:value-type="float" office:value="1.0877615243261" calcext:value-type="float">
            <text:p>1.0877615243261</text:p>
          </table:table-cell>
          <table:table-cell table:formula="of:=[.U49]-[.J49]" office:value-type="float" office:value="1.14183412542722" calcext:value-type="float">
            <text:p>1.14183412542722</text:p>
          </table:table-cell>
          <table:table-cell table:formula="of:=[.V49]-[.K49]" office:value-type="float" office:value="0.77433296203613" calcext:value-type="float">
            <text:p>0.77433296203613</text:p>
          </table:table-cell>
          <table:table-cell table:formula="of:=[.W49]-[.L49]" office:value-type="float" office:value="0.282968017578099" calcext:value-type="float">
            <text:p>0.282968017578099</text:p>
          </table:table-cell>
          <table:table-cell table:formula="of:=[.X49]-[.M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500" calcext:value-type="float">
            <text:p>7,500</text:p>
          </table:table-cell>
          <table:table-cell table:formula="of:=[.A50]*[.C50]" office:value-type="float" office:value="112500" calcext:value-type="float">
            <text:p>11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0:.I50])" office:value-type="float" office:value="13458896" calcext:value-type="float">
            <text:p>13,458,896</text:p>
          </table:table-cell>
          <table:table-cell table:formula="of:=[.A50]*[.C50]*[.D50]*[.$B$5]" office:value-type="float" office:value="1237500" calcext:value-type="float">
            <text:p>1,237,500</text:p>
          </table:table-cell>
          <table:table-cell table:formula="of:=[.A50]*[.D50]*[.$B$2]*[.$B$6]" office:value-type="float" office:value="12210000" calcext:value-type="float">
            <text:p>12,210,000</text:p>
          </table:table-cell>
          <table:table-cell table:formula="of:=[.D50]*[.$B$2]*[.$B$3]*[.$B$6]" office:value-type="float" office:value="11396" calcext:value-type="float">
            <text:p>11,396</text:p>
          </table:table-cell>
          <table:table-cell table:formula="of:=[.F50]/1000000" office:value-type="float" office:value="13.458896" calcext:value-type="float">
            <text:p>13.46</text:p>
          </table:table-cell>
          <table:table-cell table:formula="of:=[.G50]/1000000" office:value-type="float" office:value="1.2375" calcext:value-type="float">
            <text:p>1.24</text:p>
          </table:table-cell>
          <table:table-cell table:formula="of:=[.H50]/1000000" office:value-type="float" office:value="12.21" calcext:value-type="float">
            <text:p>12.21</text:p>
          </table:table-cell>
          <table:table-cell table:formula="of:=[.I50]/1000000" office:value-type="float" office:value="0.011396" calcext:value-type="float">
            <text:p>0.01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12499" calcext:value-type="float">
            <text:p>11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0:.X50])" office:value-type="float" office:value="14.6371850967408" calcext:value-type="float">
            <text:p>14.6371850967408</text:p>
          </table:table-cell>
          <table:table-cell office:value-type="float" office:value="2.03853225708008" calcext:value-type="float">
            <text:p>2.03853225708008</text:p>
          </table:table-cell>
          <table:table-cell office:value-type="float" office:value="12.5027236938477" calcext:value-type="float">
            <text:p>12.502723693847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0]/[.J50]" office:value-type="float" office:value="1.08754723245805" calcext:value-type="float">
            <text:p>1.08754723245805</text:p>
          </table:table-cell>
          <table:table-cell table:formula="of:=[.U50]-[.J50]" office:value-type="float" office:value="1.17828909674077" calcext:value-type="float">
            <text:p>1.17828909674077</text:p>
          </table:table-cell>
          <table:table-cell table:formula="of:=[.V50]-[.K50]" office:value-type="float" office:value="0.80103225708008" calcext:value-type="float">
            <text:p>0.80103225708008</text:p>
          </table:table-cell>
          <table:table-cell table:formula="of:=[.W50]-[.L50]" office:value-type="float" office:value="0.2927236938477" calcext:value-type="float">
            <text:p>0.2927236938477</text:p>
          </table:table-cell>
          <table:table-cell table:formula="of:=[.X50]-[.M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750" calcext:value-type="float">
            <text:p>7,750</text:p>
          </table:table-cell>
          <table:table-cell table:formula="of:=[.A51]*[.C51]" office:value-type="float" office:value="116250" calcext:value-type="float">
            <text:p>11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1:.I51])" office:value-type="float" office:value="13907146" calcext:value-type="float">
            <text:p>13,907,146</text:p>
          </table:table-cell>
          <table:table-cell table:formula="of:=[.A51]*[.C51]*[.D51]*[.$B$5]" office:value-type="float" office:value="1278750" calcext:value-type="float">
            <text:p>1,278,750</text:p>
          </table:table-cell>
          <table:table-cell table:formula="of:=[.A51]*[.D51]*[.$B$2]*[.$B$6]" office:value-type="float" office:value="12617000" calcext:value-type="float">
            <text:p>12,617,000</text:p>
          </table:table-cell>
          <table:table-cell table:formula="of:=[.D51]*[.$B$2]*[.$B$3]*[.$B$6]" office:value-type="float" office:value="11396" calcext:value-type="float">
            <text:p>11,396</text:p>
          </table:table-cell>
          <table:table-cell table:formula="of:=[.F51]/1000000" office:value-type="float" office:value="13.907146" calcext:value-type="float">
            <text:p>13.91</text:p>
          </table:table-cell>
          <table:table-cell table:formula="of:=[.G51]/1000000" office:value-type="float" office:value="1.27875" calcext:value-type="float">
            <text:p>1.28</text:p>
          </table:table-cell>
          <table:table-cell table:formula="of:=[.H51]/1000000" office:value-type="float" office:value="12.617" calcext:value-type="float">
            <text:p>12.62</text:p>
          </table:table-cell>
          <table:table-cell table:formula="of:=[.I51]/1000000" office:value-type="float" office:value="0.011396" calcext:value-type="float">
            <text:p>0.01</text:p>
          </table:table-cell>
          <table:table-cell/>
          <table:table-cell office:value-type="float" office:value="7750" calcext:value-type="float">
            <text:p>7750</text:p>
          </table:table-cell>
          <table:table-cell office:value-type="float" office:value="116249" calcext:value-type="float">
            <text:p>11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1:.X51])" office:value-type="float" office:value="15.1218900680542" calcext:value-type="float">
            <text:p>15.1218900680542</text:p>
          </table:table-cell>
          <table:table-cell office:value-type="float" office:value="2.10648155212402" calcext:value-type="float">
            <text:p>2.10648155212402</text:p>
          </table:table-cell>
          <table:table-cell office:value-type="float" office:value="12.9194793701172" calcext:value-type="float">
            <text:p>12.919479370117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1]/[.J51]" office:value-type="float" office:value="1.0873467545429" calcext:value-type="float">
            <text:p>1.0873467545429</text:p>
          </table:table-cell>
          <table:table-cell table:formula="of:=[.U51]-[.J51]" office:value-type="float" office:value="1.21474406805421" calcext:value-type="float">
            <text:p>1.21474406805421</text:p>
          </table:table-cell>
          <table:table-cell table:formula="of:=[.V51]-[.K51]" office:value-type="float" office:value="0.82773155212402" calcext:value-type="float">
            <text:p>0.82773155212402</text:p>
          </table:table-cell>
          <table:table-cell table:formula="of:=[.W51]-[.L51]" office:value-type="float" office:value="0.302479370117199" calcext:value-type="float">
            <text:p>0.302479370117199</text:p>
          </table:table-cell>
          <table:table-cell table:formula="of:=[.X51]-[.M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000" calcext:value-type="float">
            <text:p>8,000</text:p>
          </table:table-cell>
          <table:table-cell table:formula="of:=[.A52]*[.C52]" office:value-type="float" office:value="120000" calcext:value-type="float">
            <text:p>12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2:.I52])" office:value-type="float" office:value="14355396" calcext:value-type="float">
            <text:p>14,355,396</text:p>
          </table:table-cell>
          <table:table-cell table:formula="of:=[.A52]*[.C52]*[.D52]*[.$B$5]" office:value-type="float" office:value="1320000" calcext:value-type="float">
            <text:p>1,320,000</text:p>
          </table:table-cell>
          <table:table-cell table:formula="of:=[.A52]*[.D52]*[.$B$2]*[.$B$6]" office:value-type="float" office:value="13024000" calcext:value-type="float">
            <text:p>13,024,000</text:p>
          </table:table-cell>
          <table:table-cell table:formula="of:=[.D52]*[.$B$2]*[.$B$3]*[.$B$6]" office:value-type="float" office:value="11396" calcext:value-type="float">
            <text:p>11,396</text:p>
          </table:table-cell>
          <table:table-cell table:formula="of:=[.F52]/1000000" office:value-type="float" office:value="14.355396" calcext:value-type="float">
            <text:p>14.36</text:p>
          </table:table-cell>
          <table:table-cell table:formula="of:=[.G52]/1000000" office:value-type="float" office:value="1.32" calcext:value-type="float">
            <text:p>1.32</text:p>
          </table:table-cell>
          <table:table-cell table:formula="of:=[.H52]/1000000" office:value-type="float" office:value="13.024" calcext:value-type="float">
            <text:p>13.02</text:p>
          </table:table-cell>
          <table:table-cell table:formula="of:=[.I52]/1000000" office:value-type="float" office:value="0.011396" calcext:value-type="float">
            <text:p>0.01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19999" calcext:value-type="float">
            <text:p>11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2:.X52])" office:value-type="float" office:value="15.6065950393677" calcext:value-type="float">
            <text:p>15.6065950393677</text:p>
          </table:table-cell>
          <table:table-cell office:value-type="float" office:value="2.17443084716797" calcext:value-type="float">
            <text:p>2.17443084716797</text:p>
          </table:table-cell>
          <table:table-cell office:value-type="float" office:value="13.3362350463867" calcext:value-type="float">
            <text:p>13.336235046386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2]/[.J52]" office:value-type="float" office:value="1.08715879655063" calcext:value-type="float">
            <text:p>1.08715879655063</text:p>
          </table:table-cell>
          <table:table-cell table:formula="of:=[.U52]-[.J52]" office:value-type="float" office:value="1.25119903936766" calcext:value-type="float">
            <text:p>1.25119903936766</text:p>
          </table:table-cell>
          <table:table-cell table:formula="of:=[.V52]-[.K52]" office:value-type="float" office:value="0.85443084716797" calcext:value-type="float">
            <text:p>0.85443084716797</text:p>
          </table:table-cell>
          <table:table-cell table:formula="of:=[.W52]-[.L52]" office:value-type="float" office:value="0.3122350463867" calcext:value-type="float">
            <text:p>0.3122350463867</text:p>
          </table:table-cell>
          <table:table-cell table:formula="of:=[.X52]-[.M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250" calcext:value-type="float">
            <text:p>8,250</text:p>
          </table:table-cell>
          <table:table-cell table:formula="of:=[.A53]*[.C53]" office:value-type="float" office:value="123750" calcext:value-type="float">
            <text:p>12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3:.I53])" office:value-type="float" office:value="14803646" calcext:value-type="float">
            <text:p>14,803,646</text:p>
          </table:table-cell>
          <table:table-cell table:style-name="ce9" table:formula="of:=[.A53]*[.C53]*[.D53]*[.$B$5]" office:value-type="float" office:value="1361250" calcext:value-type="float">
            <text:p>1,361,250</text:p>
          </table:table-cell>
          <table:table-cell table:style-name="ce9" table:formula="of:=[.A53]*[.D53]*[.$B$2]*[.$B$6]" office:value-type="float" office:value="13431000" calcext:value-type="float">
            <text:p>13,431,000</text:p>
          </table:table-cell>
          <table:table-cell table:formula="of:=[.D53]*[.$B$2]*[.$B$3]*[.$B$6]" office:value-type="float" office:value="11396" calcext:value-type="float">
            <text:p>11,396</text:p>
          </table:table-cell>
          <table:table-cell table:formula="of:=[.F53]/1000000" office:value-type="float" office:value="14.803646" calcext:value-type="float">
            <text:p>14.80</text:p>
          </table:table-cell>
          <table:table-cell table:formula="of:=[.G53]/1000000" office:value-type="float" office:value="1.36125" calcext:value-type="float">
            <text:p>1.36</text:p>
          </table:table-cell>
          <table:table-cell table:formula="of:=[.H53]/1000000" office:value-type="float" office:value="13.431" calcext:value-type="float">
            <text:p>13.43</text:p>
          </table:table-cell>
          <table:table-cell table:formula="of:=[.I53]/1000000" office:value-type="float" office:value="0.011396" calcext:value-type="float">
            <text:p>0.01</text:p>
          </table:table-cell>
          <table:table-cell/>
          <table:table-cell office:value-type="float" office:value="8250" calcext:value-type="float">
            <text:p>8250</text:p>
          </table:table-cell>
          <table:table-cell office:value-type="float" office:value="123749" calcext:value-type="float">
            <text:p>12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3:.X53])" office:value-type="float" office:value="16.0913000106812" calcext:value-type="float">
            <text:p>16.0913000106812</text:p>
          </table:table-cell>
          <table:table-cell office:value-type="float" office:value="2.24238014221191" calcext:value-type="float">
            <text:p>2.24238014221191</text:p>
          </table:table-cell>
          <table:table-cell office:value-type="float" office:value="13.7529907226563" calcext:value-type="float">
            <text:p>13.752990722656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3]/[.J53]" office:value-type="float" office:value="1.08698222118262" calcext:value-type="float">
            <text:p>1.08698222118262</text:p>
          </table:table-cell>
          <table:table-cell table:formula="of:=[.U53]-[.J53]" office:value-type="float" office:value="1.2876540106812" calcext:value-type="float">
            <text:p>1.2876540106812</text:p>
          </table:table-cell>
          <table:table-cell table:formula="of:=[.V53]-[.K53]" office:value-type="float" office:value="0.88113014221191" calcext:value-type="float">
            <text:p>0.88113014221191</text:p>
          </table:table-cell>
          <table:table-cell table:formula="of:=[.W53]-[.L53]" office:value-type="float" office:value="0.321990722656301" calcext:value-type="float">
            <text:p>0.321990722656301</text:p>
          </table:table-cell>
          <table:table-cell table:formula="of:=[.X53]-[.M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500" calcext:value-type="float">
            <text:p>8,500</text:p>
          </table:table-cell>
          <table:table-cell table:formula="of:=[.A54]*[.C54]" office:value-type="float" office:value="127500" calcext:value-type="float">
            <text:p>12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4:.I54])" office:value-type="float" office:value="15251896" calcext:value-type="float">
            <text:p>15,251,896</text:p>
          </table:table-cell>
          <table:table-cell table:formula="of:=[.A54]*[.C54]*[.D54]*[.$B$5]" office:value-type="float" office:value="1402500" calcext:value-type="float">
            <text:p>1,402,500</text:p>
          </table:table-cell>
          <table:table-cell table:formula="of:=[.A54]*[.D54]*[.$B$2]*[.$B$6]" office:value-type="float" office:value="13838000" calcext:value-type="float">
            <text:p>13,838,000</text:p>
          </table:table-cell>
          <table:table-cell table:formula="of:=[.D54]*[.$B$2]*[.$B$3]*[.$B$6]" office:value-type="float" office:value="11396" calcext:value-type="float">
            <text:p>11,396</text:p>
          </table:table-cell>
          <table:table-cell table:formula="of:=[.F54]/1000000" office:value-type="float" office:value="15.251896" calcext:value-type="float">
            <text:p>15.25</text:p>
          </table:table-cell>
          <table:table-cell table:formula="of:=[.G54]/1000000" office:value-type="float" office:value="1.4025" calcext:value-type="float">
            <text:p>1.40</text:p>
          </table:table-cell>
          <table:table-cell table:formula="of:=[.H54]/1000000" office:value-type="float" office:value="13.838" calcext:value-type="float">
            <text:p>13.84</text:p>
          </table:table-cell>
          <table:table-cell table:formula="of:=[.I54]/1000000" office:value-type="float" office:value="0.011396" calcext:value-type="float">
            <text:p>0.01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27499" calcext:value-type="float">
            <text:p>12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4:.X54])" office:value-type="float" office:value="16.5760049819947" calcext:value-type="float">
            <text:p>16.5760049819947</text:p>
          </table:table-cell>
          <table:table-cell office:value-type="float" office:value="2.31032943725586" calcext:value-type="float">
            <text:p>2.31032943725586</text:p>
          </table:table-cell>
          <table:table-cell office:value-type="float" office:value="14.1697463989258" calcext:value-type="float">
            <text:p>14.169746398925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4]/[.J54]" office:value-type="float" office:value="1.0868160248401" calcext:value-type="float">
            <text:p>1.0868160248401</text:p>
          </table:table-cell>
          <table:table-cell table:formula="of:=[.U54]-[.J54]" office:value-type="float" office:value="1.32410898199465" calcext:value-type="float">
            <text:p>1.32410898199465</text:p>
          </table:table-cell>
          <table:table-cell table:formula="of:=[.V54]-[.K54]" office:value-type="float" office:value="0.90782943725586" calcext:value-type="float">
            <text:p>0.90782943725586</text:p>
          </table:table-cell>
          <table:table-cell table:formula="of:=[.W54]-[.L54]" office:value-type="float" office:value="0.331746398925802" calcext:value-type="float">
            <text:p>0.331746398925802</text:p>
          </table:table-cell>
          <table:table-cell table:formula="of:=[.X54]-[.M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750" calcext:value-type="float">
            <text:p>8,750</text:p>
          </table:table-cell>
          <table:table-cell table:formula="of:=[.A55]*[.C55]" office:value-type="float" office:value="131250" calcext:value-type="float">
            <text:p>13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5:.I55])" office:value-type="float" office:value="15700146" calcext:value-type="float">
            <text:p>15,700,146</text:p>
          </table:table-cell>
          <table:table-cell table:formula="of:=[.A55]*[.C55]*[.D55]*[.$B$5]" office:value-type="float" office:value="1443750" calcext:value-type="float">
            <text:p>1,443,750</text:p>
          </table:table-cell>
          <table:table-cell table:formula="of:=[.A55]*[.D55]*[.$B$2]*[.$B$6]" office:value-type="float" office:value="14245000" calcext:value-type="float">
            <text:p>14,245,000</text:p>
          </table:table-cell>
          <table:table-cell table:formula="of:=[.D55]*[.$B$2]*[.$B$3]*[.$B$6]" office:value-type="float" office:value="11396" calcext:value-type="float">
            <text:p>11,396</text:p>
          </table:table-cell>
          <table:table-cell table:formula="of:=[.F55]/1000000" office:value-type="float" office:value="15.700146" calcext:value-type="float">
            <text:p>15.70</text:p>
          </table:table-cell>
          <table:table-cell table:formula="of:=[.G55]/1000000" office:value-type="float" office:value="1.44375" calcext:value-type="float">
            <text:p>1.44</text:p>
          </table:table-cell>
          <table:table-cell table:formula="of:=[.H55]/1000000" office:value-type="float" office:value="14.245" calcext:value-type="float">
            <text:p>14.25</text:p>
          </table:table-cell>
          <table:table-cell table:formula="of:=[.I55]/1000000" office:value-type="float" office:value="0.011396" calcext:value-type="float">
            <text:p>0.01</text:p>
          </table:table-cell>
          <table:table-cell/>
          <table:table-cell office:value-type="float" office:value="8750" calcext:value-type="float">
            <text:p>8750</text:p>
          </table:table-cell>
          <table:table-cell office:value-type="float" office:value="131249" calcext:value-type="float">
            <text:p>13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5:.X55])" office:value-type="float" office:value="17.0607099533081" calcext:value-type="float">
            <text:p>17.0607099533081</text:p>
          </table:table-cell>
          <table:table-cell office:value-type="float" office:value="2.3782787322998" calcext:value-type="float">
            <text:p>2.3782787322998</text:p>
          </table:table-cell>
          <table:table-cell office:value-type="float" office:value="14.5865020751953" calcext:value-type="float">
            <text:p>14.586502075195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5]/[.J55]" office:value-type="float" office:value="1.08665931853806" calcext:value-type="float">
            <text:p>1.08665931853806</text:p>
          </table:table-cell>
          <table:table-cell table:formula="of:=[.U55]-[.J55]" office:value-type="float" office:value="1.36056395330809" calcext:value-type="float">
            <text:p>1.36056395330809</text:p>
          </table:table-cell>
          <table:table-cell table:formula="of:=[.V55]-[.K55]" office:value-type="float" office:value="0.9345287322998" calcext:value-type="float">
            <text:p>0.9345287322998</text:p>
          </table:table-cell>
          <table:table-cell table:formula="of:=[.W55]-[.L55]" office:value-type="float" office:value="0.341502075195301" calcext:value-type="float">
            <text:p>0.341502075195301</text:p>
          </table:table-cell>
          <table:table-cell table:formula="of:=[.X55]-[.M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000" calcext:value-type="float">
            <text:p>9,000</text:p>
          </table:table-cell>
          <table:table-cell table:formula="of:=[.A56]*[.C56]" office:value-type="float" office:value="135000" calcext:value-type="float">
            <text:p>13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6:.I56])" office:value-type="float" office:value="16148396" calcext:value-type="float">
            <text:p>16,148,396</text:p>
          </table:table-cell>
          <table:table-cell table:formula="of:=[.A56]*[.C56]*[.D56]*[.$B$5]" office:value-type="float" office:value="1485000" calcext:value-type="float">
            <text:p>1,485,000</text:p>
          </table:table-cell>
          <table:table-cell table:formula="of:=[.A56]*[.D56]*[.$B$2]*[.$B$6]" office:value-type="float" office:value="14652000" calcext:value-type="float">
            <text:p>14,652,000</text:p>
          </table:table-cell>
          <table:table-cell table:formula="of:=[.D56]*[.$B$2]*[.$B$3]*[.$B$6]" office:value-type="float" office:value="11396" calcext:value-type="float">
            <text:p>11,396</text:p>
          </table:table-cell>
          <table:table-cell table:formula="of:=[.F56]/1000000" office:value-type="float" office:value="16.148396" calcext:value-type="float">
            <text:p>16.15</text:p>
          </table:table-cell>
          <table:table-cell table:formula="of:=[.G56]/1000000" office:value-type="float" office:value="1.485" calcext:value-type="float">
            <text:p>1.49</text:p>
          </table:table-cell>
          <table:table-cell table:formula="of:=[.H56]/1000000" office:value-type="float" office:value="14.652" calcext:value-type="float">
            <text:p>14.65</text:p>
          </table:table-cell>
          <table:table-cell table:formula="of:=[.I56]/1000000" office:value-type="float" office:value="0.011396" calcext:value-type="float">
            <text:p>0.01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34999" calcext:value-type="float">
            <text:p>13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6:.X56])" office:value-type="float" office:value="17.5454149246215" calcext:value-type="float">
            <text:p>17.5454149246215</text:p>
          </table:table-cell>
          <table:table-cell office:value-type="float" office:value="2.44622802734375" calcext:value-type="float">
            <text:p>2.44622802734375</text:p>
          </table:table-cell>
          <table:table-cell office:value-type="float" office:value="15.0032577514648" calcext:value-type="float">
            <text:p>15.003257751464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6]/[.J56]" office:value-type="float" office:value="1.08651131199789" calcext:value-type="float">
            <text:p>1.08651131199789</text:p>
          </table:table-cell>
          <table:table-cell table:formula="of:=[.U56]-[.J56]" office:value-type="float" office:value="1.39701892462154" calcext:value-type="float">
            <text:p>1.39701892462154</text:p>
          </table:table-cell>
          <table:table-cell table:formula="of:=[.V56]-[.K56]" office:value-type="float" office:value="0.96122802734375" calcext:value-type="float">
            <text:p>0.96122802734375</text:p>
          </table:table-cell>
          <table:table-cell table:formula="of:=[.W56]-[.L56]" office:value-type="float" office:value="0.3512577514648" calcext:value-type="float">
            <text:p>0.3512577514648</text:p>
          </table:table-cell>
          <table:table-cell table:formula="of:=[.X56]-[.M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250" calcext:value-type="float">
            <text:p>9,250</text:p>
          </table:table-cell>
          <table:table-cell table:formula="of:=[.A57]*[.C57]" office:value-type="float" office:value="138750" calcext:value-type="float">
            <text:p>13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7:.I57])" office:value-type="float" office:value="16596646" calcext:value-type="float">
            <text:p>16,596,646</text:p>
          </table:table-cell>
          <table:table-cell table:formula="of:=[.A57]*[.C57]*[.D57]*[.$B$5]" office:value-type="float" office:value="1526250" calcext:value-type="float">
            <text:p>1,526,250</text:p>
          </table:table-cell>
          <table:table-cell table:formula="of:=[.A57]*[.D57]*[.$B$2]*[.$B$6]" office:value-type="float" office:value="15059000" calcext:value-type="float">
            <text:p>15,059,000</text:p>
          </table:table-cell>
          <table:table-cell table:formula="of:=[.D57]*[.$B$2]*[.$B$3]*[.$B$6]" office:value-type="float" office:value="11396" calcext:value-type="float">
            <text:p>11,396</text:p>
          </table:table-cell>
          <table:table-cell table:formula="of:=[.F57]/1000000" office:value-type="float" office:value="16.596646" calcext:value-type="float">
            <text:p>16.60</text:p>
          </table:table-cell>
          <table:table-cell table:formula="of:=[.G57]/1000000" office:value-type="float" office:value="1.52625" calcext:value-type="float">
            <text:p>1.53</text:p>
          </table:table-cell>
          <table:table-cell table:formula="of:=[.H57]/1000000" office:value-type="float" office:value="15.059" calcext:value-type="float">
            <text:p>15.06</text:p>
          </table:table-cell>
          <table:table-cell table:formula="of:=[.I57]/1000000" office:value-type="float" office:value="0.011396" calcext:value-type="float">
            <text:p>0.01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38749" calcext:value-type="float">
            <text:p>13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7:.X57])" office:value-type="float" office:value="18.0301198959351" calcext:value-type="float">
            <text:p>18.0301198959351</text:p>
          </table:table-cell>
          <table:table-cell office:value-type="float" office:value="2.5141773223877" calcext:value-type="float">
            <text:p>2.5141773223877</text:p>
          </table:table-cell>
          <table:table-cell office:value-type="float" office:value="15.4200134277344" calcext:value-type="float">
            <text:p>15.420013427734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7]/[.J57]" office:value-type="float" office:value="1.08637130031785" calcext:value-type="float">
            <text:p>1.08637130031785</text:p>
          </table:table-cell>
          <table:table-cell table:formula="of:=[.U57]-[.J57]" office:value-type="float" office:value="1.43347389593509" calcext:value-type="float">
            <text:p>1.43347389593509</text:p>
          </table:table-cell>
          <table:table-cell table:formula="of:=[.V57]-[.K57]" office:value-type="float" office:value="0.9879273223877" calcext:value-type="float">
            <text:p>0.9879273223877</text:p>
          </table:table-cell>
          <table:table-cell table:formula="of:=[.W57]-[.L57]" office:value-type="float" office:value="0.361013427734401" calcext:value-type="float">
            <text:p>0.361013427734401</text:p>
          </table:table-cell>
          <table:table-cell table:formula="of:=[.X57]-[.M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500" calcext:value-type="float">
            <text:p>9,500</text:p>
          </table:table-cell>
          <table:table-cell table:formula="of:=[.A58]*[.C58]" office:value-type="float" office:value="142500" calcext:value-type="float">
            <text:p>14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8:.I58])" office:value-type="float" office:value="17044896" calcext:value-type="float">
            <text:p>17,044,896</text:p>
          </table:table-cell>
          <table:table-cell table:formula="of:=[.A58]*[.C58]*[.D58]*[.$B$5]" office:value-type="float" office:value="1567500" calcext:value-type="float">
            <text:p>1,567,500</text:p>
          </table:table-cell>
          <table:table-cell table:formula="of:=[.A58]*[.D58]*[.$B$2]*[.$B$6]" office:value-type="float" office:value="15466000" calcext:value-type="float">
            <text:p>15,466,000</text:p>
          </table:table-cell>
          <table:table-cell table:formula="of:=[.D58]*[.$B$2]*[.$B$3]*[.$B$6]" office:value-type="float" office:value="11396" calcext:value-type="float">
            <text:p>11,396</text:p>
          </table:table-cell>
          <table:table-cell table:formula="of:=[.F58]/1000000" office:value-type="float" office:value="17.044896" calcext:value-type="float">
            <text:p>17.04</text:p>
          </table:table-cell>
          <table:table-cell table:formula="of:=[.G58]/1000000" office:value-type="float" office:value="1.5675" calcext:value-type="float">
            <text:p>1.57</text:p>
          </table:table-cell>
          <table:table-cell table:formula="of:=[.H58]/1000000" office:value-type="float" office:value="15.466" calcext:value-type="float">
            <text:p>15.47</text:p>
          </table:table-cell>
          <table:table-cell table:formula="of:=[.I58]/1000000" office:value-type="float" office:value="0.011396" calcext:value-type="float">
            <text:p>0.01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142499" calcext:value-type="float">
            <text:p>14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8:.X58])" office:value-type="float" office:value="18.5148248672485" calcext:value-type="float">
            <text:p>18.5148248672485</text:p>
          </table:table-cell>
          <table:table-cell office:value-type="float" office:value="2.58212661743164" calcext:value-type="float">
            <text:p>2.58212661743164</text:p>
          </table:table-cell>
          <table:table-cell office:value-type="float" office:value="15.8367691040039" calcext:value-type="float">
            <text:p>15.836769104003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8]/[.J58]" office:value-type="float" office:value="1.08623865274675" calcext:value-type="float">
            <text:p>1.08623865274675</text:p>
          </table:table-cell>
          <table:table-cell table:formula="of:=[.U58]-[.J58]" office:value-type="float" office:value="1.46992886724853" calcext:value-type="float">
            <text:p>1.46992886724853</text:p>
          </table:table-cell>
          <table:table-cell table:formula="of:=[.V58]-[.K58]" office:value-type="float" office:value="1.01462661743164" calcext:value-type="float">
            <text:p>1.01462661743164</text:p>
          </table:table-cell>
          <table:table-cell table:formula="of:=[.W58]-[.L58]" office:value-type="float" office:value="0.3707691040039" calcext:value-type="float">
            <text:p>0.3707691040039</text:p>
          </table:table-cell>
          <table:table-cell table:formula="of:=[.X58]-[.M5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750" calcext:value-type="float">
            <text:p>9,750</text:p>
          </table:table-cell>
          <table:table-cell table:formula="of:=[.A59]*[.C59]" office:value-type="float" office:value="146250" calcext:value-type="float">
            <text:p>14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9:.I59])" office:value-type="float" office:value="17493146" calcext:value-type="float">
            <text:p>17,493,146</text:p>
          </table:table-cell>
          <table:table-cell table:formula="of:=[.A59]*[.C59]*[.D59]*[.$B$5]" office:value-type="float" office:value="1608750" calcext:value-type="float">
            <text:p>1,608,750</text:p>
          </table:table-cell>
          <table:table-cell table:formula="of:=[.A59]*[.D59]*[.$B$2]*[.$B$6]" office:value-type="float" office:value="15873000" calcext:value-type="float">
            <text:p>15,873,000</text:p>
          </table:table-cell>
          <table:table-cell table:formula="of:=[.D59]*[.$B$2]*[.$B$3]*[.$B$6]" office:value-type="float" office:value="11396" calcext:value-type="float">
            <text:p>11,396</text:p>
          </table:table-cell>
          <table:table-cell table:formula="of:=[.F59]/1000000" office:value-type="float" office:value="17.493146" calcext:value-type="float">
            <text:p>17.49</text:p>
          </table:table-cell>
          <table:table-cell table:formula="of:=[.G59]/1000000" office:value-type="float" office:value="1.60875" calcext:value-type="float">
            <text:p>1.61</text:p>
          </table:table-cell>
          <table:table-cell table:formula="of:=[.H59]/1000000" office:value-type="float" office:value="15.873" calcext:value-type="float">
            <text:p>15.87</text:p>
          </table:table-cell>
          <table:table-cell table:formula="of:=[.I59]/1000000" office:value-type="float" office:value="0.011396" calcext:value-type="float">
            <text:p>0.01</text:p>
          </table:table-cell>
          <table:table-cell/>
          <table:table-cell office:value-type="float" office:value="9750" calcext:value-type="float">
            <text:p>9750</text:p>
          </table:table-cell>
          <table:table-cell office:value-type="float" office:value="146249" calcext:value-type="float">
            <text:p>14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9:.X59])" office:value-type="float" office:value="18.999529838562" calcext:value-type="float">
            <text:p>18.999529838562</text:p>
          </table:table-cell>
          <table:table-cell office:value-type="float" office:value="2.65007591247559" calcext:value-type="float">
            <text:p>2.65007591247559</text:p>
          </table:table-cell>
          <table:table-cell office:value-type="float" office:value="16.2535247802734" calcext:value-type="float">
            <text:p>16.253524780273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9]/[.J59]" office:value-type="float" office:value="1.08611280318371" calcext:value-type="float">
            <text:p>1.08611280318371</text:p>
          </table:table-cell>
          <table:table-cell table:formula="of:=[.U59]-[.J59]" office:value-type="float" office:value="1.50638383856198" calcext:value-type="float">
            <text:p>1.50638383856198</text:p>
          </table:table-cell>
          <table:table-cell table:formula="of:=[.V59]-[.K59]" office:value-type="float" office:value="1.04132591247559" calcext:value-type="float">
            <text:p>1.04132591247559</text:p>
          </table:table-cell>
          <table:table-cell table:formula="of:=[.W59]-[.L59]" office:value-type="float" office:value="0.380524780273399" calcext:value-type="float">
            <text:p>0.380524780273399</text:p>
          </table:table-cell>
          <table:table-cell table:formula="of:=[.X59]-[.M5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0" calcext:value-type="float">
            <text:p>10,000</text:p>
          </table:table-cell>
          <table:table-cell table:formula="of:=[.A60]*[.C60]" office:value-type="float" office:value="150000" calcext:value-type="float">
            <text:p>15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0:.I60])" office:value-type="float" office:value="17941396" calcext:value-type="float">
            <text:p>17,941,396</text:p>
          </table:table-cell>
          <table:table-cell table:formula="of:=[.A60]*[.C60]*[.D60]*[.$B$5]" office:value-type="float" office:value="1650000" calcext:value-type="float">
            <text:p>1,650,000</text:p>
          </table:table-cell>
          <table:table-cell table:formula="of:=[.A60]*[.D60]*[.$B$2]*[.$B$6]" office:value-type="float" office:value="16280000" calcext:value-type="float">
            <text:p>16,280,000</text:p>
          </table:table-cell>
          <table:table-cell table:formula="of:=[.D60]*[.$B$2]*[.$B$3]*[.$B$6]" office:value-type="float" office:value="11396" calcext:value-type="float">
            <text:p>11,396</text:p>
          </table:table-cell>
          <table:table-cell table:formula="of:=[.F60]/1000000" office:value-type="float" office:value="17.941396" calcext:value-type="float">
            <text:p>17.94</text:p>
          </table:table-cell>
          <table:table-cell table:formula="of:=[.G60]/1000000" office:value-type="float" office:value="1.65" calcext:value-type="float">
            <text:p>1.65</text:p>
          </table:table-cell>
          <table:table-cell table:formula="of:=[.H60]/1000000" office:value-type="float" office:value="16.28" calcext:value-type="float">
            <text:p>16.28</text:p>
          </table:table-cell>
          <table:table-cell table:formula="of:=[.I60]/1000000" office:value-type="float" office:value="0.011396" calcext:value-type="float">
            <text:p>0.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49999" calcext:value-type="float">
            <text:p>14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0:.X60])" office:value-type="float" office:value="19.4842348098755" calcext:value-type="float">
            <text:p>19.4842348098755</text:p>
          </table:table-cell>
          <table:table-cell office:value-type="float" office:value="2.71802520751953" calcext:value-type="float">
            <text:p>2.71802520751953</text:p>
          </table:table-cell>
          <table:table-cell office:value-type="float" office:value="16.670280456543" calcext:value-type="float">
            <text:p>16.67028045654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0]/[.J60]" office:value-type="float" office:value="1.08599324210198" calcext:value-type="float">
            <text:p>1.08599324210198</text:p>
          </table:table-cell>
          <table:table-cell table:formula="of:=[.U60]-[.J60]" office:value-type="float" office:value="1.54283880987552" calcext:value-type="float">
            <text:p>1.54283880987552</text:p>
          </table:table-cell>
          <table:table-cell table:formula="of:=[.V60]-[.K60]" office:value-type="float" office:value="1.06802520751953" calcext:value-type="float">
            <text:p>1.06802520751953</text:p>
          </table:table-cell>
          <table:table-cell table:formula="of:=[.W60]-[.L60]" office:value-type="float" office:value="0.390280456543" calcext:value-type="float">
            <text:p>0.390280456543</text:p>
          </table:table-cell>
          <table:table-cell table:formula="of:=[.X60]-[.M6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250" calcext:value-type="float">
            <text:p>10,250</text:p>
          </table:table-cell>
          <table:table-cell table:formula="of:=[.A61]*[.C61]" office:value-type="float" office:value="153750" calcext:value-type="float">
            <text:p>15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1:.I61])" office:value-type="float" office:value="18389646" calcext:value-type="float">
            <text:p>18,389,646</text:p>
          </table:table-cell>
          <table:table-cell table:formula="of:=[.A61]*[.C61]*[.D61]*[.$B$5]" office:value-type="float" office:value="1691250" calcext:value-type="float">
            <text:p>1,691,250</text:p>
          </table:table-cell>
          <table:table-cell table:formula="of:=[.A61]*[.D61]*[.$B$2]*[.$B$6]" office:value-type="float" office:value="16687000" calcext:value-type="float">
            <text:p>16,687,000</text:p>
          </table:table-cell>
          <table:table-cell table:formula="of:=[.D61]*[.$B$2]*[.$B$3]*[.$B$6]" office:value-type="float" office:value="11396" calcext:value-type="float">
            <text:p>11,396</text:p>
          </table:table-cell>
          <table:table-cell table:formula="of:=[.F61]/1000000" office:value-type="float" office:value="18.389646" calcext:value-type="float">
            <text:p>18.39</text:p>
          </table:table-cell>
          <table:table-cell table:formula="of:=[.G61]/1000000" office:value-type="float" office:value="1.69125" calcext:value-type="float">
            <text:p>1.69</text:p>
          </table:table-cell>
          <table:table-cell table:formula="of:=[.H61]/1000000" office:value-type="float" office:value="16.687" calcext:value-type="float">
            <text:p>16.69</text:p>
          </table:table-cell>
          <table:table-cell table:formula="of:=[.I61]/1000000" office:value-type="float" office:value="0.011396" calcext:value-type="float">
            <text:p>0.01</text:p>
          </table:table-cell>
          <table:table-cell/>
          <table:table-cell office:value-type="float" office:value="10250" calcext:value-type="float">
            <text:p>10250</text:p>
          </table:table-cell>
          <table:table-cell office:value-type="float" office:value="153749" calcext:value-type="float">
            <text:p>15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1:.X61])" office:value-type="float" office:value="19.968939781189" calcext:value-type="float">
            <text:p>19.968939781189</text:p>
          </table:table-cell>
          <table:table-cell office:value-type="float" office:value="2.78597450256348" calcext:value-type="float">
            <text:p>2.78597450256348</text:p>
          </table:table-cell>
          <table:table-cell office:value-type="float" office:value="17.0870361328125" calcext:value-type="float">
            <text:p>17.08703613281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1]/[.J61]" office:value-type="float" office:value="1.08587950965391" calcext:value-type="float">
            <text:p>1.08587950965391</text:p>
          </table:table-cell>
          <table:table-cell table:formula="of:=[.U61]-[.J61]" office:value-type="float" office:value="1.57929378118897" calcext:value-type="float">
            <text:p>1.57929378118897</text:p>
          </table:table-cell>
          <table:table-cell table:formula="of:=[.V61]-[.K61]" office:value-type="float" office:value="1.09472450256348" calcext:value-type="float">
            <text:p>1.09472450256348</text:p>
          </table:table-cell>
          <table:table-cell table:formula="of:=[.W61]-[.L61]" office:value-type="float" office:value="0.400036132812499" calcext:value-type="float">
            <text:p>0.400036132812499</text:p>
          </table:table-cell>
          <table:table-cell table:formula="of:=[.X61]-[.M6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500" calcext:value-type="float">
            <text:p>10,500</text:p>
          </table:table-cell>
          <table:table-cell table:formula="of:=[.A62]*[.C62]" office:value-type="float" office:value="157500" calcext:value-type="float">
            <text:p>15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2:.I62])" office:value-type="float" office:value="18837896" calcext:value-type="float">
            <text:p>18,837,896</text:p>
          </table:table-cell>
          <table:table-cell table:formula="of:=[.A62]*[.C62]*[.D62]*[.$B$5]" office:value-type="float" office:value="1732500" calcext:value-type="float">
            <text:p>1,732,500</text:p>
          </table:table-cell>
          <table:table-cell table:formula="of:=[.A62]*[.D62]*[.$B$2]*[.$B$6]" office:value-type="float" office:value="17094000" calcext:value-type="float">
            <text:p>17,094,000</text:p>
          </table:table-cell>
          <table:table-cell table:formula="of:=[.D62]*[.$B$2]*[.$B$3]*[.$B$6]" office:value-type="float" office:value="11396" calcext:value-type="float">
            <text:p>11,396</text:p>
          </table:table-cell>
          <table:table-cell table:formula="of:=[.F62]/1000000" office:value-type="float" office:value="18.837896" calcext:value-type="float">
            <text:p>18.84</text:p>
          </table:table-cell>
          <table:table-cell table:formula="of:=[.G62]/1000000" office:value-type="float" office:value="1.7325" calcext:value-type="float">
            <text:p>1.73</text:p>
          </table:table-cell>
          <table:table-cell table:formula="of:=[.H62]/1000000" office:value-type="float" office:value="17.094" calcext:value-type="float">
            <text:p>17.09</text:p>
          </table:table-cell>
          <table:table-cell table:formula="of:=[.I62]/1000000" office:value-type="float" office:value="0.011396" calcext:value-type="float">
            <text:p>0.01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157499" calcext:value-type="float">
            <text:p>15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2:.X62])" office:value-type="float" office:value="20.4536447525024" calcext:value-type="float">
            <text:p>20.4536447525024</text:p>
          </table:table-cell>
          <table:table-cell office:value-type="float" office:value="2.85392379760742" calcext:value-type="float">
            <text:p>2.85392379760742</text:p>
          </table:table-cell>
          <table:table-cell office:value-type="float" office:value="17.503791809082" calcext:value-type="float">
            <text:p>17.50379180908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2]/[.J62]" office:value-type="float" office:value="1.08577118976039" calcext:value-type="float">
            <text:p>1.08577118976039</text:p>
          </table:table-cell>
          <table:table-cell table:formula="of:=[.U62]-[.J62]" office:value-type="float" office:value="1.61574875250241" calcext:value-type="float">
            <text:p>1.61574875250241</text:p>
          </table:table-cell>
          <table:table-cell table:formula="of:=[.V62]-[.K62]" office:value-type="float" office:value="1.12142379760742" calcext:value-type="float">
            <text:p>1.12142379760742</text:p>
          </table:table-cell>
          <table:table-cell table:formula="of:=[.W62]-[.L62]" office:value-type="float" office:value="0.409791809081998" calcext:value-type="float">
            <text:p>0.409791809081998</text:p>
          </table:table-cell>
          <table:table-cell table:formula="of:=[.X62]-[.M6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750" calcext:value-type="float">
            <text:p>10,750</text:p>
          </table:table-cell>
          <table:table-cell table:formula="of:=[.A63]*[.C63]" office:value-type="float" office:value="161250" calcext:value-type="float">
            <text:p>16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3:.I63])" office:value-type="float" office:value="19286146" calcext:value-type="float">
            <text:p>19,286,146</text:p>
          </table:table-cell>
          <table:table-cell table:style-name="ce9" table:formula="of:=[.A63]*[.C63]*[.D63]*[.$B$5]" office:value-type="float" office:value="1773750" calcext:value-type="float">
            <text:p>1,773,750</text:p>
          </table:table-cell>
          <table:table-cell table:style-name="ce9" table:formula="of:=[.A63]*[.D63]*[.$B$2]*[.$B$6]" office:value-type="float" office:value="17501000" calcext:value-type="float">
            <text:p>17,501,000</text:p>
          </table:table-cell>
          <table:table-cell table:formula="of:=[.D63]*[.$B$2]*[.$B$3]*[.$B$6]" office:value-type="float" office:value="11396" calcext:value-type="float">
            <text:p>11,396</text:p>
          </table:table-cell>
          <table:table-cell table:formula="of:=[.F63]/1000000" office:value-type="float" office:value="19.286146" calcext:value-type="float">
            <text:p>19.29</text:p>
          </table:table-cell>
          <table:table-cell table:formula="of:=[.G63]/1000000" office:value-type="float" office:value="1.77375" calcext:value-type="float">
            <text:p>1.77</text:p>
          </table:table-cell>
          <table:table-cell table:formula="of:=[.H63]/1000000" office:value-type="float" office:value="17.501" calcext:value-type="float">
            <text:p>17.50</text:p>
          </table:table-cell>
          <table:table-cell table:formula="of:=[.I63]/1000000" office:value-type="float" office:value="0.011396" calcext:value-type="float">
            <text:p>0.01</text:p>
          </table:table-cell>
          <table:table-cell/>
          <table:table-cell office:value-type="float" office:value="10750" calcext:value-type="float">
            <text:p>10750</text:p>
          </table:table-cell>
          <table:table-cell office:value-type="float" office:value="161249" calcext:value-type="float">
            <text:p>16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3:.X63])" office:value-type="float" office:value="20.938349723816" calcext:value-type="float">
            <text:p>20.938349723816</text:p>
          </table:table-cell>
          <table:table-cell office:value-type="float" office:value="2.92187309265137" calcext:value-type="float">
            <text:p>2.92187309265137</text:p>
          </table:table-cell>
          <table:table-cell office:value-type="float" office:value="17.9205474853516" calcext:value-type="float">
            <text:p>17.920547485351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3]/[.J63]" office:value-type="float" office:value="1.08566790502446" calcext:value-type="float">
            <text:p>1.08566790502446</text:p>
          </table:table-cell>
          <table:table-cell table:formula="of:=[.U63]-[.J63]" office:value-type="float" office:value="1.65220372381596" calcext:value-type="float">
            <text:p>1.65220372381596</text:p>
          </table:table-cell>
          <table:table-cell table:formula="of:=[.V63]-[.K63]" office:value-type="float" office:value="1.14812309265137" calcext:value-type="float">
            <text:p>1.14812309265137</text:p>
          </table:table-cell>
          <table:table-cell table:formula="of:=[.W63]-[.L63]" office:value-type="float" office:value="0.4195474853516" calcext:value-type="float">
            <text:p>0.4195474853516</text:p>
          </table:table-cell>
          <table:table-cell table:formula="of:=[.X63]-[.M6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000" calcext:value-type="float">
            <text:p>11,000</text:p>
          </table:table-cell>
          <table:table-cell table:formula="of:=[.A64]*[.C64]" office:value-type="float" office:value="165000" calcext:value-type="float">
            <text:p>16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4:.I64])" office:value-type="float" office:value="19734396" calcext:value-type="float">
            <text:p>19,734,396</text:p>
          </table:table-cell>
          <table:table-cell table:formula="of:=[.A64]*[.C64]*[.D64]*[.$B$5]" office:value-type="float" office:value="1815000" calcext:value-type="float">
            <text:p>1,815,000</text:p>
          </table:table-cell>
          <table:table-cell table:formula="of:=[.A64]*[.D64]*[.$B$2]*[.$B$6]" office:value-type="float" office:value="17908000" calcext:value-type="float">
            <text:p>17,908,000</text:p>
          </table:table-cell>
          <table:table-cell table:formula="of:=[.D64]*[.$B$2]*[.$B$3]*[.$B$6]" office:value-type="float" office:value="11396" calcext:value-type="float">
            <text:p>11,396</text:p>
          </table:table-cell>
          <table:table-cell table:formula="of:=[.F64]/1000000" office:value-type="float" office:value="19.734396" calcext:value-type="float">
            <text:p>19.73</text:p>
          </table:table-cell>
          <table:table-cell table:formula="of:=[.G64]/1000000" office:value-type="float" office:value="1.815" calcext:value-type="float">
            <text:p>1.82</text:p>
          </table:table-cell>
          <table:table-cell table:formula="of:=[.H64]/1000000" office:value-type="float" office:value="17.908" calcext:value-type="float">
            <text:p>17.91</text:p>
          </table:table-cell>
          <table:table-cell table:formula="of:=[.I64]/1000000" office:value-type="float" office:value="0.011396" calcext:value-type="float">
            <text:p>0.01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164999" calcext:value-type="float">
            <text:p>16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4:.X64])" office:value-type="float" office:value="21.4230546951294" calcext:value-type="float">
            <text:p>21.4230546951294</text:p>
          </table:table-cell>
          <table:table-cell office:value-type="float" office:value="2.98982238769531" calcext:value-type="float">
            <text:p>2.98982238769531</text:p>
          </table:table-cell>
          <table:table-cell office:value-type="float" office:value="18.3373031616211" calcext:value-type="float">
            <text:p>18.337303161621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4]/[.J64]" office:value-type="float" office:value="1.08556931233818" calcext:value-type="float">
            <text:p>1.08556931233818</text:p>
          </table:table-cell>
          <table:table-cell table:formula="of:=[.U64]-[.J64]" office:value-type="float" office:value="1.6886586951294" calcext:value-type="float">
            <text:p>1.6886586951294</text:p>
          </table:table-cell>
          <table:table-cell table:formula="of:=[.V64]-[.K64]" office:value-type="float" office:value="1.17482238769531" calcext:value-type="float">
            <text:p>1.17482238769531</text:p>
          </table:table-cell>
          <table:table-cell table:formula="of:=[.W64]-[.L64]" office:value-type="float" office:value="0.4293031616211" calcext:value-type="float">
            <text:p>0.4293031616211</text:p>
          </table:table-cell>
          <table:table-cell table:formula="of:=[.X64]-[.M6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250" calcext:value-type="float">
            <text:p>11,250</text:p>
          </table:table-cell>
          <table:table-cell table:formula="of:=[.A65]*[.C65]" office:value-type="float" office:value="168750" calcext:value-type="float">
            <text:p>16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5:.I65])" office:value-type="float" office:value="20182646" calcext:value-type="float">
            <text:p>20,182,646</text:p>
          </table:table-cell>
          <table:table-cell table:formula="of:=[.A65]*[.C65]*[.D65]*[.$B$5]" office:value-type="float" office:value="1856250" calcext:value-type="float">
            <text:p>1,856,250</text:p>
          </table:table-cell>
          <table:table-cell table:formula="of:=[.A65]*[.D65]*[.$B$2]*[.$B$6]" office:value-type="float" office:value="18315000" calcext:value-type="float">
            <text:p>18,315,000</text:p>
          </table:table-cell>
          <table:table-cell table:formula="of:=[.D65]*[.$B$2]*[.$B$3]*[.$B$6]" office:value-type="float" office:value="11396" calcext:value-type="float">
            <text:p>11,396</text:p>
          </table:table-cell>
          <table:table-cell table:formula="of:=[.F65]/1000000" office:value-type="float" office:value="20.182646" calcext:value-type="float">
            <text:p>20.18</text:p>
          </table:table-cell>
          <table:table-cell table:formula="of:=[.G65]/1000000" office:value-type="float" office:value="1.85625" calcext:value-type="float">
            <text:p>1.86</text:p>
          </table:table-cell>
          <table:table-cell table:formula="of:=[.H65]/1000000" office:value-type="float" office:value="18.315" calcext:value-type="float">
            <text:p>18.32</text:p>
          </table:table-cell>
          <table:table-cell table:formula="of:=[.I65]/1000000" office:value-type="float" office:value="0.011396" calcext:value-type="float">
            <text:p>0.01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168749" calcext:value-type="float">
            <text:p>16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5:.X65])" office:value-type="float" office:value="21.9077596664428" calcext:value-type="float">
            <text:p>21.9077596664428</text:p>
          </table:table-cell>
          <table:table-cell office:value-type="float" office:value="3.05777168273926" calcext:value-type="float">
            <text:p>3.05777168273926</text:p>
          </table:table-cell>
          <table:table-cell office:value-type="float" office:value="18.7540588378906" calcext:value-type="float">
            <text:p>18.754058837890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5]/[.J65]" office:value-type="float" office:value="1.08547509907486" calcext:value-type="float">
            <text:p>1.08547509907486</text:p>
          </table:table-cell>
          <table:table-cell table:formula="of:=[.U65]-[.J65]" office:value-type="float" office:value="1.72511366644285" calcext:value-type="float">
            <text:p>1.72511366644285</text:p>
          </table:table-cell>
          <table:table-cell table:formula="of:=[.V65]-[.K65]" office:value-type="float" office:value="1.20152168273926" calcext:value-type="float">
            <text:p>1.20152168273926</text:p>
          </table:table-cell>
          <table:table-cell table:formula="of:=[.W65]-[.L65]" office:value-type="float" office:value="0.439058837890599" calcext:value-type="float">
            <text:p>0.439058837890599</text:p>
          </table:table-cell>
          <table:table-cell table:formula="of:=[.X65]-[.M6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500" calcext:value-type="float">
            <text:p>11,500</text:p>
          </table:table-cell>
          <table:table-cell table:formula="of:=[.A66]*[.C66]" office:value-type="float" office:value="172500" calcext:value-type="float">
            <text:p>17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6:.I66])" office:value-type="float" office:value="20630896" calcext:value-type="float">
            <text:p>20,630,896</text:p>
          </table:table-cell>
          <table:table-cell table:formula="of:=[.A66]*[.C66]*[.D66]*[.$B$5]" office:value-type="float" office:value="1897500" calcext:value-type="float">
            <text:p>1,897,500</text:p>
          </table:table-cell>
          <table:table-cell table:formula="of:=[.A66]*[.D66]*[.$B$2]*[.$B$6]" office:value-type="float" office:value="18722000" calcext:value-type="float">
            <text:p>18,722,000</text:p>
          </table:table-cell>
          <table:table-cell table:formula="of:=[.D66]*[.$B$2]*[.$B$3]*[.$B$6]" office:value-type="float" office:value="11396" calcext:value-type="float">
            <text:p>11,396</text:p>
          </table:table-cell>
          <table:table-cell table:formula="of:=[.F66]/1000000" office:value-type="float" office:value="20.630896" calcext:value-type="float">
            <text:p>20.63</text:p>
          </table:table-cell>
          <table:table-cell table:formula="of:=[.G66]/1000000" office:value-type="float" office:value="1.8975" calcext:value-type="float">
            <text:p>1.90</text:p>
          </table:table-cell>
          <table:table-cell table:formula="of:=[.H66]/1000000" office:value-type="float" office:value="18.722" calcext:value-type="float">
            <text:p>18.72</text:p>
          </table:table-cell>
          <table:table-cell table:formula="of:=[.I66]/1000000" office:value-type="float" office:value="0.011396" calcext:value-type="float">
            <text:p>0.01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172499" calcext:value-type="float">
            <text:p>17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6:.X66])" office:value-type="float" office:value="22.3924646377564" calcext:value-type="float">
            <text:p>22.3924646377564</text:p>
          </table:table-cell>
          <table:table-cell office:value-type="float" office:value="3.1257209777832" calcext:value-type="float">
            <text:p>3.1257209777832</text:p>
          </table:table-cell>
          <table:table-cell office:value-type="float" office:value="19.1708145141602" calcext:value-type="float">
            <text:p>19.170814514160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6]/[.J66]" office:value-type="float" office:value="1.08538497977773" calcext:value-type="float">
            <text:p>1.08538497977773</text:p>
          </table:table-cell>
          <table:table-cell table:formula="of:=[.U66]-[.J66]" office:value-type="float" office:value="1.76156863775639" calcext:value-type="float">
            <text:p>1.76156863775639</text:p>
          </table:table-cell>
          <table:table-cell table:formula="of:=[.V66]-[.K66]" office:value-type="float" office:value="1.2282209777832" calcext:value-type="float">
            <text:p>1.2282209777832</text:p>
          </table:table-cell>
          <table:table-cell table:formula="of:=[.W66]-[.L66]" office:value-type="float" office:value="0.448814514160198" calcext:value-type="float">
            <text:p>0.448814514160198</text:p>
          </table:table-cell>
          <table:table-cell table:formula="of:=[.X66]-[.M6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750" calcext:value-type="float">
            <text:p>11,750</text:p>
          </table:table-cell>
          <table:table-cell table:formula="of:=[.A67]*[.C67]" office:value-type="float" office:value="176250" calcext:value-type="float">
            <text:p>17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7:.I67])" office:value-type="float" office:value="21079146" calcext:value-type="float">
            <text:p>21,079,146</text:p>
          </table:table-cell>
          <table:table-cell table:formula="of:=[.A67]*[.C67]*[.D67]*[.$B$5]" office:value-type="float" office:value="1938750" calcext:value-type="float">
            <text:p>1,938,750</text:p>
          </table:table-cell>
          <table:table-cell table:formula="of:=[.A67]*[.D67]*[.$B$2]*[.$B$6]" office:value-type="float" office:value="19129000" calcext:value-type="float">
            <text:p>19,129,000</text:p>
          </table:table-cell>
          <table:table-cell table:formula="of:=[.D67]*[.$B$2]*[.$B$3]*[.$B$6]" office:value-type="float" office:value="11396" calcext:value-type="float">
            <text:p>11,396</text:p>
          </table:table-cell>
          <table:table-cell table:formula="of:=[.F67]/1000000" office:value-type="float" office:value="21.079146" calcext:value-type="float">
            <text:p>21.08</text:p>
          </table:table-cell>
          <table:table-cell table:formula="of:=[.G67]/1000000" office:value-type="float" office:value="1.93875" calcext:value-type="float">
            <text:p>1.94</text:p>
          </table:table-cell>
          <table:table-cell table:formula="of:=[.H67]/1000000" office:value-type="float" office:value="19.129" calcext:value-type="float">
            <text:p>19.13</text:p>
          </table:table-cell>
          <table:table-cell table:formula="of:=[.I67]/1000000" office:value-type="float" office:value="0.011396" calcext:value-type="float">
            <text:p>0.01</text:p>
          </table:table-cell>
          <table:table-cell/>
          <table:table-cell office:value-type="float" office:value="11750" calcext:value-type="float">
            <text:p>11750</text:p>
          </table:table-cell>
          <table:table-cell office:value-type="float" office:value="176249" calcext:value-type="float">
            <text:p>17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7:.X67])" office:value-type="float" office:value="22.8771696090698" calcext:value-type="float">
            <text:p>22.8771696090698</text:p>
          </table:table-cell>
          <table:table-cell office:value-type="float" office:value="3.19367027282715" calcext:value-type="float">
            <text:p>3.19367027282715</text:p>
          </table:table-cell>
          <table:table-cell office:value-type="float" office:value="19.5875701904297" calcext:value-type="float">
            <text:p>19.587570190429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7]/[.J67]" office:value-type="float" office:value="1.08529869327106" calcext:value-type="float">
            <text:p>1.08529869327106</text:p>
          </table:table-cell>
          <table:table-cell table:formula="of:=[.U67]-[.J67]" office:value-type="float" office:value="1.79802360906984" calcext:value-type="float">
            <text:p>1.79802360906984</text:p>
          </table:table-cell>
          <table:table-cell table:formula="of:=[.V67]-[.K67]" office:value-type="float" office:value="1.25492027282715" calcext:value-type="float">
            <text:p>1.25492027282715</text:p>
          </table:table-cell>
          <table:table-cell table:formula="of:=[.W67]-[.L67]" office:value-type="float" office:value="0.4585701904297" calcext:value-type="float">
            <text:p>0.4585701904297</text:p>
          </table:table-cell>
          <table:table-cell table:formula="of:=[.X67]-[.M6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000" calcext:value-type="float">
            <text:p>12,000</text:p>
          </table:table-cell>
          <table:table-cell table:formula="of:=[.A68]*[.C68]" office:value-type="float" office:value="180000" calcext:value-type="float">
            <text:p>18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8:.I68])" office:value-type="float" office:value="21527396" calcext:value-type="float">
            <text:p>21,527,396</text:p>
          </table:table-cell>
          <table:table-cell table:formula="of:=[.A68]*[.C68]*[.D68]*[.$B$5]" office:value-type="float" office:value="1980000" calcext:value-type="float">
            <text:p>1,980,000</text:p>
          </table:table-cell>
          <table:table-cell table:formula="of:=[.A68]*[.D68]*[.$B$2]*[.$B$6]" office:value-type="float" office:value="19536000" calcext:value-type="float">
            <text:p>19,536,000</text:p>
          </table:table-cell>
          <table:table-cell table:formula="of:=[.D68]*[.$B$2]*[.$B$3]*[.$B$6]" office:value-type="float" office:value="11396" calcext:value-type="float">
            <text:p>11,396</text:p>
          </table:table-cell>
          <table:table-cell table:formula="of:=[.F68]/1000000" office:value-type="float" office:value="21.527396" calcext:value-type="float">
            <text:p>21.53</text:p>
          </table:table-cell>
          <table:table-cell table:formula="of:=[.G68]/1000000" office:value-type="float" office:value="1.98" calcext:value-type="float">
            <text:p>1.98</text:p>
          </table:table-cell>
          <table:table-cell table:formula="of:=[.H68]/1000000" office:value-type="float" office:value="19.536" calcext:value-type="float">
            <text:p>19.54</text:p>
          </table:table-cell>
          <table:table-cell table:formula="of:=[.I68]/1000000" office:value-type="float" office:value="0.011396" calcext:value-type="float">
            <text:p>0.01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79999" calcext:value-type="float">
            <text:p>17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8:.X68])" office:value-type="float" office:value="23.3618745803833" calcext:value-type="float">
            <text:p>23.3618745803833</text:p>
          </table:table-cell>
          <table:table-cell office:value-type="float" office:value="3.26161956787109" calcext:value-type="float">
            <text:p>3.26161956787109</text:p>
          </table:table-cell>
          <table:table-cell office:value-type="float" office:value="20.0043258666992" calcext:value-type="float">
            <text:p>20.004325866699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8]/[.J68]" office:value-type="float" office:value="1.08521600013226" calcext:value-type="float">
            <text:p>1.08521600013226</text:p>
          </table:table-cell>
          <table:table-cell table:formula="of:=[.U68]-[.J68]" office:value-type="float" office:value="1.83447858038328" calcext:value-type="float">
            <text:p>1.83447858038328</text:p>
          </table:table-cell>
          <table:table-cell table:formula="of:=[.V68]-[.K68]" office:value-type="float" office:value="1.28161956787109" calcext:value-type="float">
            <text:p>1.28161956787109</text:p>
          </table:table-cell>
          <table:table-cell table:formula="of:=[.W68]-[.L68]" office:value-type="float" office:value="0.4683258666992" calcext:value-type="float">
            <text:p>0.4683258666992</text:p>
          </table:table-cell>
          <table:table-cell table:formula="of:=[.X68]-[.M6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250" calcext:value-type="float">
            <text:p>12,250</text:p>
          </table:table-cell>
          <table:table-cell table:formula="of:=[.A69]*[.C69]" office:value-type="float" office:value="183750" calcext:value-type="float">
            <text:p>18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9:.I69])" office:value-type="float" office:value="21975646" calcext:value-type="float">
            <text:p>21,975,646</text:p>
          </table:table-cell>
          <table:table-cell table:formula="of:=[.A69]*[.C69]*[.D69]*[.$B$5]" office:value-type="float" office:value="2021250" calcext:value-type="float">
            <text:p>2,021,250</text:p>
          </table:table-cell>
          <table:table-cell table:formula="of:=[.A69]*[.D69]*[.$B$2]*[.$B$6]" office:value-type="float" office:value="19943000" calcext:value-type="float">
            <text:p>19,943,000</text:p>
          </table:table-cell>
          <table:table-cell table:formula="of:=[.D69]*[.$B$2]*[.$B$3]*[.$B$6]" office:value-type="float" office:value="11396" calcext:value-type="float">
            <text:p>11,396</text:p>
          </table:table-cell>
          <table:table-cell table:formula="of:=[.F69]/1000000" office:value-type="float" office:value="21.975646" calcext:value-type="float">
            <text:p>21.98</text:p>
          </table:table-cell>
          <table:table-cell table:formula="of:=[.G69]/1000000" office:value-type="float" office:value="2.02125" calcext:value-type="float">
            <text:p>2.02</text:p>
          </table:table-cell>
          <table:table-cell table:formula="of:=[.H69]/1000000" office:value-type="float" office:value="19.943" calcext:value-type="float">
            <text:p>19.94</text:p>
          </table:table-cell>
          <table:table-cell table:formula="of:=[.I69]/1000000" office:value-type="float" office:value="0.011396" calcext:value-type="float">
            <text:p>0.01</text:p>
          </table:table-cell>
          <table:table-cell/>
          <table:table-cell office:value-type="float" office:value="12250" calcext:value-type="float">
            <text:p>12250</text:p>
          </table:table-cell>
          <table:table-cell office:value-type="float" office:value="183749" calcext:value-type="float">
            <text:p>18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9:.X69])" office:value-type="float" office:value="23.8465795516967" calcext:value-type="float">
            <text:p>23.8465795516967</text:p>
          </table:table-cell>
          <table:table-cell office:value-type="float" office:value="3.32956886291504" calcext:value-type="float">
            <text:p>3.32956886291504</text:p>
          </table:table-cell>
          <table:table-cell office:value-type="float" office:value="20.4210815429687" calcext:value-type="float">
            <text:p>20.421081542968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9]/[.J69]" office:value-type="float" office:value="1.08513668047332" calcext:value-type="float">
            <text:p>1.08513668047332</text:p>
          </table:table-cell>
          <table:table-cell table:formula="of:=[.U69]-[.J69]" office:value-type="float" office:value="1.87093355169673" calcext:value-type="float">
            <text:p>1.87093355169673</text:p>
          </table:table-cell>
          <table:table-cell table:formula="of:=[.V69]-[.K69]" office:value-type="float" office:value="1.30831886291504" calcext:value-type="float">
            <text:p>1.30831886291504</text:p>
          </table:table-cell>
          <table:table-cell table:formula="of:=[.W69]-[.L69]" office:value-type="float" office:value="0.478081542968699" calcext:value-type="float">
            <text:p>0.478081542968699</text:p>
          </table:table-cell>
          <table:table-cell table:formula="of:=[.X69]-[.M6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500" calcext:value-type="float">
            <text:p>12,500</text:p>
          </table:table-cell>
          <table:table-cell table:formula="of:=[.A70]*[.C70]" office:value-type="float" office:value="187500" calcext:value-type="float">
            <text:p>18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0:.I70])" office:value-type="float" office:value="22423896" calcext:value-type="float">
            <text:p>22,423,896</text:p>
          </table:table-cell>
          <table:table-cell table:formula="of:=[.A70]*[.C70]*[.D70]*[.$B$5]" office:value-type="float" office:value="2062500" calcext:value-type="float">
            <text:p>2,062,500</text:p>
          </table:table-cell>
          <table:table-cell table:formula="of:=[.A70]*[.D70]*[.$B$2]*[.$B$6]" office:value-type="float" office:value="20350000" calcext:value-type="float">
            <text:p>20,350,000</text:p>
          </table:table-cell>
          <table:table-cell table:formula="of:=[.D70]*[.$B$2]*[.$B$3]*[.$B$6]" office:value-type="float" office:value="11396" calcext:value-type="float">
            <text:p>11,396</text:p>
          </table:table-cell>
          <table:table-cell table:formula="of:=[.F70]/1000000" office:value-type="float" office:value="22.423896" calcext:value-type="float">
            <text:p>22.42</text:p>
          </table:table-cell>
          <table:table-cell table:formula="of:=[.G70]/1000000" office:value-type="float" office:value="2.0625" calcext:value-type="float">
            <text:p>2.06</text:p>
          </table:table-cell>
          <table:table-cell table:formula="of:=[.H70]/1000000" office:value-type="float" office:value="20.35" calcext:value-type="float">
            <text:p>20.35</text:p>
          </table:table-cell>
          <table:table-cell table:formula="of:=[.I70]/1000000" office:value-type="float" office:value="0.011396" calcext:value-type="float">
            <text:p>0.01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float" office:value="187499" calcext:value-type="float">
            <text:p>18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0:.X70])" office:value-type="float" office:value="24.3312845230103" calcext:value-type="float">
            <text:p>24.3312845230103</text:p>
          </table:table-cell>
          <table:table-cell office:value-type="float" office:value="3.39751815795898" calcext:value-type="float">
            <text:p>3.39751815795898</text:p>
          </table:table-cell>
          <table:table-cell office:value-type="float" office:value="20.8378372192383" calcext:value-type="float">
            <text:p>20.837837219238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0]/[.J70]" office:value-type="float" office:value="1.0850605319883" calcext:value-type="float">
            <text:p>1.0850605319883</text:p>
          </table:table-cell>
          <table:table-cell table:formula="of:=[.U70]-[.J70]" office:value-type="float" office:value="1.90738852301027" calcext:value-type="float">
            <text:p>1.90738852301027</text:p>
          </table:table-cell>
          <table:table-cell table:formula="of:=[.V70]-[.K70]" office:value-type="float" office:value="1.33501815795898" calcext:value-type="float">
            <text:p>1.33501815795898</text:p>
          </table:table-cell>
          <table:table-cell table:formula="of:=[.W70]-[.L70]" office:value-type="float" office:value="0.487837219238298" calcext:value-type="float">
            <text:p>0.487837219238298</text:p>
          </table:table-cell>
          <table:table-cell table:formula="of:=[.X70]-[.M7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750" calcext:value-type="float">
            <text:p>12,750</text:p>
          </table:table-cell>
          <table:table-cell table:formula="of:=[.A71]*[.C71]" office:value-type="float" office:value="191250" calcext:value-type="float">
            <text:p>19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1:.I71])" office:value-type="float" office:value="22872146" calcext:value-type="float">
            <text:p>22,872,146</text:p>
          </table:table-cell>
          <table:table-cell table:formula="of:=[.A71]*[.C71]*[.D71]*[.$B$5]" office:value-type="float" office:value="2103750" calcext:value-type="float">
            <text:p>2,103,750</text:p>
          </table:table-cell>
          <table:table-cell table:formula="of:=[.A71]*[.D71]*[.$B$2]*[.$B$6]" office:value-type="float" office:value="20757000" calcext:value-type="float">
            <text:p>20,757,000</text:p>
          </table:table-cell>
          <table:table-cell table:formula="of:=[.D71]*[.$B$2]*[.$B$3]*[.$B$6]" office:value-type="float" office:value="11396" calcext:value-type="float">
            <text:p>11,396</text:p>
          </table:table-cell>
          <table:table-cell table:formula="of:=[.F71]/1000000" office:value-type="float" office:value="22.872146" calcext:value-type="float">
            <text:p>22.87</text:p>
          </table:table-cell>
          <table:table-cell table:formula="of:=[.G71]/1000000" office:value-type="float" office:value="2.10375" calcext:value-type="float">
            <text:p>2.10</text:p>
          </table:table-cell>
          <table:table-cell table:formula="of:=[.H71]/1000000" office:value-type="float" office:value="20.757" calcext:value-type="float">
            <text:p>20.76</text:p>
          </table:table-cell>
          <table:table-cell table:formula="of:=[.I71]/1000000" office:value-type="float" office:value="0.011396" calcext:value-type="float">
            <text:p>0.01</text:p>
          </table:table-cell>
          <table:table-cell/>
          <table:table-cell office:value-type="float" office:value="12750" calcext:value-type="float">
            <text:p>12750</text:p>
          </table:table-cell>
          <table:table-cell office:value-type="float" office:value="191249" calcext:value-type="float">
            <text:p>19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1:.X71])" office:value-type="float" office:value="24.8159894943237" calcext:value-type="float">
            <text:p>24.8159894943237</text:p>
          </table:table-cell>
          <table:table-cell office:value-type="float" office:value="3.46546745300293" calcext:value-type="float">
            <text:p>3.46546745300293</text:p>
          </table:table-cell>
          <table:table-cell office:value-type="float" office:value="21.2545928955078" calcext:value-type="float">
            <text:p>21.254592895507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1]/[.J71]" office:value-type="float" office:value="1.0849873682305" calcext:value-type="float">
            <text:p>1.0849873682305</text:p>
          </table:table-cell>
          <table:table-cell table:formula="of:=[.U71]-[.J71]" office:value-type="float" office:value="1.94384349432372" calcext:value-type="float">
            <text:p>1.94384349432372</text:p>
          </table:table-cell>
          <table:table-cell table:formula="of:=[.V71]-[.K71]" office:value-type="float" office:value="1.36171745300293" calcext:value-type="float">
            <text:p>1.36171745300293</text:p>
          </table:table-cell>
          <table:table-cell table:formula="of:=[.W71]-[.L71]" office:value-type="float" office:value="0.497592895507797" calcext:value-type="float">
            <text:p>0.497592895507797</text:p>
          </table:table-cell>
          <table:table-cell table:formula="of:=[.X71]-[.M7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000" calcext:value-type="float">
            <text:p>13,000</text:p>
          </table:table-cell>
          <table:table-cell table:formula="of:=[.A72]*[.C72]" office:value-type="float" office:value="195000" calcext:value-type="float">
            <text:p>19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2:.I72])" office:value-type="float" office:value="23320396" calcext:value-type="float">
            <text:p>23,320,396</text:p>
          </table:table-cell>
          <table:table-cell table:formula="of:=[.A72]*[.C72]*[.D72]*[.$B$5]" office:value-type="float" office:value="2145000" calcext:value-type="float">
            <text:p>2,145,000</text:p>
          </table:table-cell>
          <table:table-cell table:formula="of:=[.A72]*[.D72]*[.$B$2]*[.$B$6]" office:value-type="float" office:value="21164000" calcext:value-type="float">
            <text:p>21,164,000</text:p>
          </table:table-cell>
          <table:table-cell table:formula="of:=[.D72]*[.$B$2]*[.$B$3]*[.$B$6]" office:value-type="float" office:value="11396" calcext:value-type="float">
            <text:p>11,396</text:p>
          </table:table-cell>
          <table:table-cell table:formula="of:=[.F72]/1000000" office:value-type="float" office:value="23.320396" calcext:value-type="float">
            <text:p>23.32</text:p>
          </table:table-cell>
          <table:table-cell table:formula="of:=[.G72]/1000000" office:value-type="float" office:value="2.145" calcext:value-type="float">
            <text:p>2.15</text:p>
          </table:table-cell>
          <table:table-cell table:formula="of:=[.H72]/1000000" office:value-type="float" office:value="21.164" calcext:value-type="float">
            <text:p>21.16</text:p>
          </table:table-cell>
          <table:table-cell table:formula="of:=[.I72]/1000000" office:value-type="float" office:value="0.011396" calcext:value-type="float">
            <text:p>0.01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194999" calcext:value-type="float">
            <text:p>19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2:.X72])" office:value-type="float" office:value="25.3006944656372" calcext:value-type="float">
            <text:p>25.3006944656372</text:p>
          </table:table-cell>
          <table:table-cell office:value-type="float" office:value="3.53341674804687" calcext:value-type="float">
            <text:p>3.53341674804687</text:p>
          </table:table-cell>
          <table:table-cell office:value-type="float" office:value="21.6713485717773" calcext:value-type="float">
            <text:p>21.671348571777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2]/[.J72]" office:value-type="float" office:value="1.08491701708827" calcext:value-type="float">
            <text:p>1.08491701708827</text:p>
          </table:table-cell>
          <table:table-cell table:formula="of:=[.U72]-[.J72]" office:value-type="float" office:value="1.98029846563716" calcext:value-type="float">
            <text:p>1.98029846563716</text:p>
          </table:table-cell>
          <table:table-cell table:formula="of:=[.V72]-[.K72]" office:value-type="float" office:value="1.38841674804687" calcext:value-type="float">
            <text:p>1.38841674804687</text:p>
          </table:table-cell>
          <table:table-cell table:formula="of:=[.W72]-[.L72]" office:value-type="float" office:value="0.5073485717773" calcext:value-type="float">
            <text:p>0.5073485717773</text:p>
          </table:table-cell>
          <table:table-cell table:formula="of:=[.X72]-[.M7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250" calcext:value-type="float">
            <text:p>13,250</text:p>
          </table:table-cell>
          <table:table-cell table:formula="of:=[.A73]*[.C73]" office:value-type="float" office:value="198750" calcext:value-type="float">
            <text:p>19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3:.I73])" office:value-type="float" office:value="23768646" calcext:value-type="float">
            <text:p>23,768,646</text:p>
          </table:table-cell>
          <table:table-cell table:style-name="ce9" table:formula="of:=[.A73]*[.C73]*[.D73]*[.$B$5]" office:value-type="float" office:value="2186250" calcext:value-type="float">
            <text:p>2,186,250</text:p>
          </table:table-cell>
          <table:table-cell table:style-name="ce9" table:formula="of:=[.A73]*[.D73]*[.$B$2]*[.$B$6]" office:value-type="float" office:value="21571000" calcext:value-type="float">
            <text:p>21,571,000</text:p>
          </table:table-cell>
          <table:table-cell table:formula="of:=[.D73]*[.$B$2]*[.$B$3]*[.$B$6]" office:value-type="float" office:value="11396" calcext:value-type="float">
            <text:p>11,396</text:p>
          </table:table-cell>
          <table:table-cell table:formula="of:=[.F73]/1000000" office:value-type="float" office:value="23.768646" calcext:value-type="float">
            <text:p>23.77</text:p>
          </table:table-cell>
          <table:table-cell table:formula="of:=[.G73]/1000000" office:value-type="float" office:value="2.18625" calcext:value-type="float">
            <text:p>2.19</text:p>
          </table:table-cell>
          <table:table-cell table:formula="of:=[.H73]/1000000" office:value-type="float" office:value="21.571" calcext:value-type="float">
            <text:p>21.57</text:p>
          </table:table-cell>
          <table:table-cell table:formula="of:=[.I73]/1000000" office:value-type="float" office:value="0.011396" calcext:value-type="float">
            <text:p>0.01</text:p>
          </table:table-cell>
          <table:table-cell/>
          <table:table-cell office:value-type="float" office:value="13250" calcext:value-type="float">
            <text:p>13250</text:p>
          </table:table-cell>
          <table:table-cell office:value-type="float" office:value="198749" calcext:value-type="float">
            <text:p>19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3:.X73])" office:value-type="float" office:value="25.7853994369507" calcext:value-type="float">
            <text:p>25.7853994369507</text:p>
          </table:table-cell>
          <table:table-cell office:value-type="float" office:value="3.60136604309082" calcext:value-type="float">
            <text:p>3.60136604309082</text:p>
          </table:table-cell>
          <table:table-cell office:value-type="float" office:value="22.0881042480469" calcext:value-type="float">
            <text:p>22.088104248046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3]/[.J73]" office:value-type="float" office:value="1.08484931943329" calcext:value-type="float">
            <text:p>1.08484931943329</text:p>
          </table:table-cell>
          <table:table-cell table:formula="of:=[.U73]-[.J73]" office:value-type="float" office:value="2.01675343695071" calcext:value-type="float">
            <text:p>2.01675343695071</text:p>
          </table:table-cell>
          <table:table-cell table:formula="of:=[.V73]-[.K73]" office:value-type="float" office:value="1.41511604309082" calcext:value-type="float">
            <text:p>1.41511604309082</text:p>
          </table:table-cell>
          <table:table-cell table:formula="of:=[.W73]-[.L73]" office:value-type="float" office:value="0.517104248046898" calcext:value-type="float">
            <text:p>0.517104248046898</text:p>
          </table:table-cell>
          <table:table-cell table:formula="of:=[.X73]-[.M7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500" calcext:value-type="float">
            <text:p>13,500</text:p>
          </table:table-cell>
          <table:table-cell table:formula="of:=[.A74]*[.C74]" office:value-type="float" office:value="202500" calcext:value-type="float">
            <text:p>20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4:.I74])" office:value-type="float" office:value="24216896" calcext:value-type="float">
            <text:p>24,216,896</text:p>
          </table:table-cell>
          <table:table-cell table:formula="of:=[.A74]*[.C74]*[.D74]*[.$B$5]" office:value-type="float" office:value="2227500" calcext:value-type="float">
            <text:p>2,227,500</text:p>
          </table:table-cell>
          <table:table-cell table:formula="of:=[.A74]*[.D74]*[.$B$2]*[.$B$6]" office:value-type="float" office:value="21978000" calcext:value-type="float">
            <text:p>21,978,000</text:p>
          </table:table-cell>
          <table:table-cell table:formula="of:=[.D74]*[.$B$2]*[.$B$3]*[.$B$6]" office:value-type="float" office:value="11396" calcext:value-type="float">
            <text:p>11,396</text:p>
          </table:table-cell>
          <table:table-cell table:formula="of:=[.F74]/1000000" office:value-type="float" office:value="24.216896" calcext:value-type="float">
            <text:p>24.22</text:p>
          </table:table-cell>
          <table:table-cell table:formula="of:=[.G74]/1000000" office:value-type="float" office:value="2.2275" calcext:value-type="float">
            <text:p>2.23</text:p>
          </table:table-cell>
          <table:table-cell table:formula="of:=[.H74]/1000000" office:value-type="float" office:value="21.978" calcext:value-type="float">
            <text:p>21.98</text:p>
          </table:table-cell>
          <table:table-cell table:formula="of:=[.I74]/1000000" office:value-type="float" office:value="0.011396" calcext:value-type="float">
            <text:p>0.01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202499" calcext:value-type="float">
            <text:p>20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4:.X74])" office:value-type="float" office:value="26.2701044082642" calcext:value-type="float">
            <text:p>26.2701044082642</text:p>
          </table:table-cell>
          <table:table-cell office:value-type="float" office:value="3.66931533813477" calcext:value-type="float">
            <text:p>3.66931533813477</text:p>
          </table:table-cell>
          <table:table-cell office:value-type="float" office:value="22.5048599243164" calcext:value-type="float">
            <text:p>22.504859924316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4]/[.J74]" office:value-type="float" office:value="1.08478412791896" calcext:value-type="float">
            <text:p>1.08478412791896</text:p>
          </table:table-cell>
          <table:table-cell table:formula="of:=[.U74]-[.J74]" office:value-type="float" office:value="2.05320840826416" calcext:value-type="float">
            <text:p>2.05320840826416</text:p>
          </table:table-cell>
          <table:table-cell table:formula="of:=[.V74]-[.K74]" office:value-type="float" office:value="1.44181533813477" calcext:value-type="float">
            <text:p>1.44181533813477</text:p>
          </table:table-cell>
          <table:table-cell table:formula="of:=[.W74]-[.L74]" office:value-type="float" office:value="0.526859924316398" calcext:value-type="float">
            <text:p>0.526859924316398</text:p>
          </table:table-cell>
          <table:table-cell table:formula="of:=[.X74]-[.M7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750" calcext:value-type="float">
            <text:p>13,750</text:p>
          </table:table-cell>
          <table:table-cell table:formula="of:=[.A75]*[.C75]" office:value-type="float" office:value="206250" calcext:value-type="float">
            <text:p>20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5:.I75])" office:value-type="float" office:value="24665146" calcext:value-type="float">
            <text:p>24,665,146</text:p>
          </table:table-cell>
          <table:table-cell table:formula="of:=[.A75]*[.C75]*[.D75]*[.$B$5]" office:value-type="float" office:value="2268750" calcext:value-type="float">
            <text:p>2,268,750</text:p>
          </table:table-cell>
          <table:table-cell table:formula="of:=[.A75]*[.D75]*[.$B$2]*[.$B$6]" office:value-type="float" office:value="22385000" calcext:value-type="float">
            <text:p>22,385,000</text:p>
          </table:table-cell>
          <table:table-cell table:formula="of:=[.D75]*[.$B$2]*[.$B$3]*[.$B$6]" office:value-type="float" office:value="11396" calcext:value-type="float">
            <text:p>11,396</text:p>
          </table:table-cell>
          <table:table-cell table:formula="of:=[.F75]/1000000" office:value-type="float" office:value="24.665146" calcext:value-type="float">
            <text:p>24.67</text:p>
          </table:table-cell>
          <table:table-cell table:formula="of:=[.G75]/1000000" office:value-type="float" office:value="2.26875" calcext:value-type="float">
            <text:p>2.27</text:p>
          </table:table-cell>
          <table:table-cell table:formula="of:=[.H75]/1000000" office:value-type="float" office:value="22.385" calcext:value-type="float">
            <text:p>22.39</text:p>
          </table:table-cell>
          <table:table-cell table:formula="of:=[.I75]/1000000" office:value-type="float" office:value="0.011396" calcext:value-type="float">
            <text:p>0.01</text:p>
          </table:table-cell>
          <table:table-cell/>
          <table:table-cell office:value-type="float" office:value="13750" calcext:value-type="float">
            <text:p>13750</text:p>
          </table:table-cell>
          <table:table-cell office:value-type="float" office:value="206249" calcext:value-type="float">
            <text:p>20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5:.X75])" office:value-type="float" office:value="26.7548093795776" calcext:value-type="float">
            <text:p>26.7548093795776</text:p>
          </table:table-cell>
          <table:table-cell office:value-type="float" office:value="3.73726463317871" calcext:value-type="float">
            <text:p>3.73726463317871</text:p>
          </table:table-cell>
          <table:table-cell office:value-type="float" office:value="22.9216156005859" calcext:value-type="float">
            <text:p>22.921615600585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5]/[.J75]" office:value-type="float" office:value="1.08472130590987" calcext:value-type="float">
            <text:p>1.08472130590987</text:p>
          </table:table-cell>
          <table:table-cell table:formula="of:=[.U75]-[.J75]" office:value-type="float" office:value="2.0896633795776" calcext:value-type="float">
            <text:p>2.0896633795776</text:p>
          </table:table-cell>
          <table:table-cell table:formula="of:=[.V75]-[.K75]" office:value-type="float" office:value="1.46851463317871" calcext:value-type="float">
            <text:p>1.46851463317871</text:p>
          </table:table-cell>
          <table:table-cell table:formula="of:=[.W75]-[.L75]" office:value-type="float" office:value="0.536615600585897" calcext:value-type="float">
            <text:p>0.536615600585897</text:p>
          </table:table-cell>
          <table:table-cell table:formula="of:=[.X75]-[.M7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000" calcext:value-type="float">
            <text:p>14,000</text:p>
          </table:table-cell>
          <table:table-cell table:formula="of:=[.A76]*[.C76]" office:value-type="float" office:value="210000" calcext:value-type="float">
            <text:p>21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6:.I76])" office:value-type="float" office:value="25113396" calcext:value-type="float">
            <text:p>25,113,396</text:p>
          </table:table-cell>
          <table:table-cell table:formula="of:=[.A76]*[.C76]*[.D76]*[.$B$5]" office:value-type="float" office:value="2310000" calcext:value-type="float">
            <text:p>2,310,000</text:p>
          </table:table-cell>
          <table:table-cell table:formula="of:=[.A76]*[.D76]*[.$B$2]*[.$B$6]" office:value-type="float" office:value="22792000" calcext:value-type="float">
            <text:p>22,792,000</text:p>
          </table:table-cell>
          <table:table-cell table:formula="of:=[.D76]*[.$B$2]*[.$B$3]*[.$B$6]" office:value-type="float" office:value="11396" calcext:value-type="float">
            <text:p>11,396</text:p>
          </table:table-cell>
          <table:table-cell table:formula="of:=[.F76]/1000000" office:value-type="float" office:value="25.113396" calcext:value-type="float">
            <text:p>25.11</text:p>
          </table:table-cell>
          <table:table-cell table:formula="of:=[.G76]/1000000" office:value-type="float" office:value="2.31" calcext:value-type="float">
            <text:p>2.31</text:p>
          </table:table-cell>
          <table:table-cell table:formula="of:=[.H76]/1000000" office:value-type="float" office:value="22.792" calcext:value-type="float">
            <text:p>22.79</text:p>
          </table:table-cell>
          <table:table-cell table:formula="of:=[.I76]/1000000" office:value-type="float" office:value="0.011396" calcext:value-type="float">
            <text:p>0.0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209999" calcext:value-type="float">
            <text:p>20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6:.X76])" office:value-type="float" office:value="27.2395143508911" calcext:value-type="float">
            <text:p>27.2395143508911</text:p>
          </table:table-cell>
          <table:table-cell office:value-type="float" office:value="3.80521392822266" calcext:value-type="float">
            <text:p>3.80521392822266</text:p>
          </table:table-cell>
          <table:table-cell office:value-type="float" office:value="23.3383712768555" calcext:value-type="float">
            <text:p>23.338371276855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6]/[.J76]" office:value-type="float" office:value="1.08466072652584" calcext:value-type="float">
            <text:p>1.08466072652584</text:p>
          </table:table-cell>
          <table:table-cell table:formula="of:=[.U76]-[.J76]" office:value-type="float" office:value="2.12611835089115" calcext:value-type="float">
            <text:p>2.12611835089115</text:p>
          </table:table-cell>
          <table:table-cell table:formula="of:=[.V76]-[.K76]" office:value-type="float" office:value="1.49521392822266" calcext:value-type="float">
            <text:p>1.49521392822266</text:p>
          </table:table-cell>
          <table:table-cell table:formula="of:=[.W76]-[.L76]" office:value-type="float" office:value="0.546371276855499" calcext:value-type="float">
            <text:p>0.546371276855499</text:p>
          </table:table-cell>
          <table:table-cell table:formula="of:=[.X76]-[.M7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250" calcext:value-type="float">
            <text:p>14,250</text:p>
          </table:table-cell>
          <table:table-cell table:formula="of:=[.A77]*[.C77]" office:value-type="float" office:value="213750" calcext:value-type="float">
            <text:p>21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7:.I77])" office:value-type="float" office:value="25561646" calcext:value-type="float">
            <text:p>25,561,646</text:p>
          </table:table-cell>
          <table:table-cell table:formula="of:=[.A77]*[.C77]*[.D77]*[.$B$5]" office:value-type="float" office:value="2351250" calcext:value-type="float">
            <text:p>2,351,250</text:p>
          </table:table-cell>
          <table:table-cell table:formula="of:=[.A77]*[.D77]*[.$B$2]*[.$B$6]" office:value-type="float" office:value="23199000" calcext:value-type="float">
            <text:p>23,199,000</text:p>
          </table:table-cell>
          <table:table-cell table:formula="of:=[.D77]*[.$B$2]*[.$B$3]*[.$B$6]" office:value-type="float" office:value="11396" calcext:value-type="float">
            <text:p>11,396</text:p>
          </table:table-cell>
          <table:table-cell table:formula="of:=[.F77]/1000000" office:value-type="float" office:value="25.561646" calcext:value-type="float">
            <text:p>25.56</text:p>
          </table:table-cell>
          <table:table-cell table:formula="of:=[.G77]/1000000" office:value-type="float" office:value="2.35125" calcext:value-type="float">
            <text:p>2.35</text:p>
          </table:table-cell>
          <table:table-cell table:formula="of:=[.H77]/1000000" office:value-type="float" office:value="23.199" calcext:value-type="float">
            <text:p>23.20</text:p>
          </table:table-cell>
          <table:table-cell table:formula="of:=[.I77]/1000000" office:value-type="float" office:value="0.011396" calcext:value-type="float">
            <text:p>0.01</text:p>
          </table:table-cell>
          <table:table-cell/>
          <table:table-cell office:value-type="float" office:value="14250" calcext:value-type="float">
            <text:p>14250</text:p>
          </table:table-cell>
          <table:table-cell office:value-type="float" office:value="213749" calcext:value-type="float">
            <text:p>21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7:.X77])" office:value-type="float" office:value="27.7242193222046" calcext:value-type="float">
            <text:p>27.7242193222046</text:p>
          </table:table-cell>
          <table:table-cell office:value-type="float" office:value="3.8731632232666" calcext:value-type="float">
            <text:p>3.8731632232666</text:p>
          </table:table-cell>
          <table:table-cell office:value-type="float" office:value="23.755126953125" calcext:value-type="float">
            <text:p>23.7551269531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7]/[.J77]" office:value-type="float" office:value="1.08460227178659" calcext:value-type="float">
            <text:p>1.08460227178659</text:p>
          </table:table-cell>
          <table:table-cell table:formula="of:=[.U77]-[.J77]" office:value-type="float" office:value="2.16257332220459" calcext:value-type="float">
            <text:p>2.16257332220459</text:p>
          </table:table-cell>
          <table:table-cell table:formula="of:=[.V77]-[.K77]" office:value-type="float" office:value="1.5219132232666" calcext:value-type="float">
            <text:p>1.5219132232666</text:p>
          </table:table-cell>
          <table:table-cell table:formula="of:=[.W77]-[.L77]" office:value-type="float" office:value="0.556126953124998" calcext:value-type="float">
            <text:p>0.556126953124998</text:p>
          </table:table-cell>
          <table:table-cell table:formula="of:=[.X77]-[.M7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500" calcext:value-type="float">
            <text:p>14,500</text:p>
          </table:table-cell>
          <table:table-cell table:formula="of:=[.A78]*[.C78]" office:value-type="float" office:value="217500" calcext:value-type="float">
            <text:p>21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8:.I78])" office:value-type="float" office:value="26009896" calcext:value-type="float">
            <text:p>26,009,896</text:p>
          </table:table-cell>
          <table:table-cell table:formula="of:=[.A78]*[.C78]*[.D78]*[.$B$5]" office:value-type="float" office:value="2392500" calcext:value-type="float">
            <text:p>2,392,500</text:p>
          </table:table-cell>
          <table:table-cell table:formula="of:=[.A78]*[.D78]*[.$B$2]*[.$B$6]" office:value-type="float" office:value="23606000" calcext:value-type="float">
            <text:p>23,606,000</text:p>
          </table:table-cell>
          <table:table-cell table:formula="of:=[.D78]*[.$B$2]*[.$B$3]*[.$B$6]" office:value-type="float" office:value="11396" calcext:value-type="float">
            <text:p>11,396</text:p>
          </table:table-cell>
          <table:table-cell table:formula="of:=[.F78]/1000000" office:value-type="float" office:value="26.009896" calcext:value-type="float">
            <text:p>26.01</text:p>
          </table:table-cell>
          <table:table-cell table:formula="of:=[.G78]/1000000" office:value-type="float" office:value="2.3925" calcext:value-type="float">
            <text:p>2.39</text:p>
          </table:table-cell>
          <table:table-cell table:formula="of:=[.H78]/1000000" office:value-type="float" office:value="23.606" calcext:value-type="float">
            <text:p>23.61</text:p>
          </table:table-cell>
          <table:table-cell table:formula="of:=[.I78]/1000000" office:value-type="float" office:value="0.011396" calcext:value-type="float">
            <text:p>0.01</text:p>
          </table:table-cell>
          <table:table-cell/>
          <table:table-cell office:value-type="float" office:value="14500" calcext:value-type="float">
            <text:p>14500</text:p>
          </table:table-cell>
          <table:table-cell office:value-type="float" office:value="217499" calcext:value-type="float">
            <text:p>21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8:.X78])" office:value-type="float" office:value="28.208924293518" calcext:value-type="float">
            <text:p>28.208924293518</text:p>
          </table:table-cell>
          <table:table-cell office:value-type="float" office:value="3.94111251831055" calcext:value-type="float">
            <text:p>3.94111251831055</text:p>
          </table:table-cell>
          <table:table-cell office:value-type="float" office:value="24.1718826293945" calcext:value-type="float">
            <text:p>24.171882629394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8]/[.J78]" office:value-type="float" office:value="1.08454583184485" calcext:value-type="float">
            <text:p>1.08454583184485</text:p>
          </table:table-cell>
          <table:table-cell table:formula="of:=[.U78]-[.J78]" office:value-type="float" office:value="2.19902829351804" calcext:value-type="float">
            <text:p>2.19902829351804</text:p>
          </table:table-cell>
          <table:table-cell table:formula="of:=[.V78]-[.K78]" office:value-type="float" office:value="1.54861251831055" calcext:value-type="float">
            <text:p>1.54861251831055</text:p>
          </table:table-cell>
          <table:table-cell table:formula="of:=[.W78]-[.L78]" office:value-type="float" office:value="0.565882629394498" calcext:value-type="float">
            <text:p>0.565882629394498</text:p>
          </table:table-cell>
          <table:table-cell table:formula="of:=[.X78]-[.M7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750" calcext:value-type="float">
            <text:p>14,750</text:p>
          </table:table-cell>
          <table:table-cell table:formula="of:=[.A79]*[.C79]" office:value-type="float" office:value="221250" calcext:value-type="float">
            <text:p>22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9:.I79])" office:value-type="float" office:value="26458146" calcext:value-type="float">
            <text:p>26,458,146</text:p>
          </table:table-cell>
          <table:table-cell table:formula="of:=[.A79]*[.C79]*[.D79]*[.$B$5]" office:value-type="float" office:value="2433750" calcext:value-type="float">
            <text:p>2,433,750</text:p>
          </table:table-cell>
          <table:table-cell table:formula="of:=[.A79]*[.D79]*[.$B$2]*[.$B$6]" office:value-type="float" office:value="24013000" calcext:value-type="float">
            <text:p>24,013,000</text:p>
          </table:table-cell>
          <table:table-cell table:formula="of:=[.D79]*[.$B$2]*[.$B$3]*[.$B$6]" office:value-type="float" office:value="11396" calcext:value-type="float">
            <text:p>11,396</text:p>
          </table:table-cell>
          <table:table-cell table:formula="of:=[.F79]/1000000" office:value-type="float" office:value="26.458146" calcext:value-type="float">
            <text:p>26.46</text:p>
          </table:table-cell>
          <table:table-cell table:formula="of:=[.G79]/1000000" office:value-type="float" office:value="2.43375" calcext:value-type="float">
            <text:p>2.43</text:p>
          </table:table-cell>
          <table:table-cell table:formula="of:=[.H79]/1000000" office:value-type="float" office:value="24.013" calcext:value-type="float">
            <text:p>24.01</text:p>
          </table:table-cell>
          <table:table-cell table:formula="of:=[.I79]/1000000" office:value-type="float" office:value="0.011396" calcext:value-type="float">
            <text:p>0.01</text:p>
          </table:table-cell>
          <table:table-cell/>
          <table:table-cell office:value-type="float" office:value="14750" calcext:value-type="float">
            <text:p>14750</text:p>
          </table:table-cell>
          <table:table-cell office:value-type="float" office:value="221249" calcext:value-type="float">
            <text:p>22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9:.X79])" office:value-type="float" office:value="28.6936292648316" calcext:value-type="float">
            <text:p>28.6936292648316</text:p>
          </table:table-cell>
          <table:table-cell office:value-type="float" office:value="4.00906181335449" calcext:value-type="float">
            <text:p>4.00906181335449</text:p>
          </table:table-cell>
          <table:table-cell office:value-type="float" office:value="24.5886383056641" calcext:value-type="float">
            <text:p>24.588638305664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9]/[.J79]" office:value-type="float" office:value="1.08449130429742" calcext:value-type="float">
            <text:p>1.08449130429742</text:p>
          </table:table-cell>
          <table:table-cell table:formula="of:=[.U79]-[.J79]" office:value-type="float" office:value="2.23548326483158" calcext:value-type="float">
            <text:p>2.23548326483158</text:p>
          </table:table-cell>
          <table:table-cell table:formula="of:=[.V79]-[.K79]" office:value-type="float" office:value="1.57531181335449" calcext:value-type="float">
            <text:p>1.57531181335449</text:p>
          </table:table-cell>
          <table:table-cell table:formula="of:=[.W79]-[.L79]" office:value-type="float" office:value="0.5756383056641" calcext:value-type="float">
            <text:p>0.5756383056641</text:p>
          </table:table-cell>
          <table:table-cell table:formula="of:=[.X79]-[.M7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000" calcext:value-type="float">
            <text:p>15,000</text:p>
          </table:table-cell>
          <table:table-cell table:formula="of:=[.A80]*[.C80]" office:value-type="float" office:value="225000" calcext:value-type="float">
            <text:p>22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0:.I80])" office:value-type="float" office:value="26906396" calcext:value-type="float">
            <text:p>26,906,396</text:p>
          </table:table-cell>
          <table:table-cell table:formula="of:=[.A80]*[.C80]*[.D80]*[.$B$5]" office:value-type="float" office:value="2475000" calcext:value-type="float">
            <text:p>2,475,000</text:p>
          </table:table-cell>
          <table:table-cell table:formula="of:=[.A80]*[.D80]*[.$B$2]*[.$B$6]" office:value-type="float" office:value="24420000" calcext:value-type="float">
            <text:p>24,420,000</text:p>
          </table:table-cell>
          <table:table-cell table:formula="of:=[.D80]*[.$B$2]*[.$B$3]*[.$B$6]" office:value-type="float" office:value="11396" calcext:value-type="float">
            <text:p>11,396</text:p>
          </table:table-cell>
          <table:table-cell table:formula="of:=[.F80]/1000000" office:value-type="float" office:value="26.906396" calcext:value-type="float">
            <text:p>26.91</text:p>
          </table:table-cell>
          <table:table-cell table:formula="of:=[.G80]/1000000" office:value-type="float" office:value="2.475" calcext:value-type="float">
            <text:p>2.48</text:p>
          </table:table-cell>
          <table:table-cell table:formula="of:=[.H80]/1000000" office:value-type="float" office:value="24.42" calcext:value-type="float">
            <text:p>24.42</text:p>
          </table:table-cell>
          <table:table-cell table:formula="of:=[.I80]/1000000" office:value-type="float" office:value="0.011396" calcext:value-type="float">
            <text:p>0.01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24999" calcext:value-type="float">
            <text:p>22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0:.X80])" office:value-type="float" office:value="29.178334236145" calcext:value-type="float">
            <text:p>29.178334236145</text:p>
          </table:table-cell>
          <table:table-cell office:value-type="float" office:value="4.07701110839844" calcext:value-type="float">
            <text:p>4.07701110839844</text:p>
          </table:table-cell>
          <table:table-cell office:value-type="float" office:value="25.0053939819336" calcext:value-type="float">
            <text:p>25.005393981933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0]/[.J80]" office:value-type="float" office:value="1.08443859356508" calcext:value-type="float">
            <text:p>1.08443859356508</text:p>
          </table:table-cell>
          <table:table-cell table:formula="of:=[.U80]-[.J80]" office:value-type="float" office:value="2.27193823614503" calcext:value-type="float">
            <text:p>2.27193823614503</text:p>
          </table:table-cell>
          <table:table-cell table:formula="of:=[.V80]-[.K80]" office:value-type="float" office:value="1.60201110839844" calcext:value-type="float">
            <text:p>1.60201110839844</text:p>
          </table:table-cell>
          <table:table-cell table:formula="of:=[.W80]-[.L80]" office:value-type="float" office:value="0.585393981933599" calcext:value-type="float">
            <text:p>0.585393981933599</text:p>
          </table:table-cell>
          <table:table-cell table:formula="of:=[.X80]-[.M8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250" calcext:value-type="float">
            <text:p>15,250</text:p>
          </table:table-cell>
          <table:table-cell table:formula="of:=[.A81]*[.C81]" office:value-type="float" office:value="228750" calcext:value-type="float">
            <text:p>22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1:.I81])" office:value-type="float" office:value="27354646" calcext:value-type="float">
            <text:p>27,354,646</text:p>
          </table:table-cell>
          <table:table-cell table:formula="of:=[.A81]*[.C81]*[.D81]*[.$B$5]" office:value-type="float" office:value="2516250" calcext:value-type="float">
            <text:p>2,516,250</text:p>
          </table:table-cell>
          <table:table-cell table:formula="of:=[.A81]*[.D81]*[.$B$2]*[.$B$6]" office:value-type="float" office:value="24827000" calcext:value-type="float">
            <text:p>24,827,000</text:p>
          </table:table-cell>
          <table:table-cell table:formula="of:=[.D81]*[.$B$2]*[.$B$3]*[.$B$6]" office:value-type="float" office:value="11396" calcext:value-type="float">
            <text:p>11,396</text:p>
          </table:table-cell>
          <table:table-cell table:formula="of:=[.F81]/1000000" office:value-type="float" office:value="27.354646" calcext:value-type="float">
            <text:p>27.35</text:p>
          </table:table-cell>
          <table:table-cell table:formula="of:=[.G81]/1000000" office:value-type="float" office:value="2.51625" calcext:value-type="float">
            <text:p>2.52</text:p>
          </table:table-cell>
          <table:table-cell table:formula="of:=[.H81]/1000000" office:value-type="float" office:value="24.827" calcext:value-type="float">
            <text:p>24.83</text:p>
          </table:table-cell>
          <table:table-cell table:formula="of:=[.I81]/1000000" office:value-type="float" office:value="0.011396" calcext:value-type="float">
            <text:p>0.01</text:p>
          </table:table-cell>
          <table:table-cell/>
          <table:table-cell office:value-type="float" office:value="15250" calcext:value-type="float">
            <text:p>15250</text:p>
          </table:table-cell>
          <table:table-cell office:value-type="float" office:value="228749" calcext:value-type="float">
            <text:p>22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1:.X81])" office:value-type="float" office:value="29.6630392074585" calcext:value-type="float">
            <text:p>29.6630392074585</text:p>
          </table:table-cell>
          <table:table-cell office:value-type="float" office:value="4.14496040344238" calcext:value-type="float">
            <text:p>4.14496040344238</text:p>
          </table:table-cell>
          <table:table-cell office:value-type="float" office:value="25.4221496582031" calcext:value-type="float">
            <text:p>25.422149658203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1]/[.J81]" office:value-type="float" office:value="1.08438761033349" calcext:value-type="float">
            <text:p>1.08438761033349</text:p>
          </table:table-cell>
          <table:table-cell table:formula="of:=[.U81]-[.J81]" office:value-type="float" office:value="2.30839320745847" calcext:value-type="float">
            <text:p>2.30839320745847</text:p>
          </table:table-cell>
          <table:table-cell table:formula="of:=[.V81]-[.K81]" office:value-type="float" office:value="1.62871040344238" calcext:value-type="float">
            <text:p>1.62871040344238</text:p>
          </table:table-cell>
          <table:table-cell table:formula="of:=[.W81]-[.L81]" office:value-type="float" office:value="0.595149658203098" calcext:value-type="float">
            <text:p>0.595149658203098</text:p>
          </table:table-cell>
          <table:table-cell table:formula="of:=[.X81]-[.M8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500" calcext:value-type="float">
            <text:p>15,500</text:p>
          </table:table-cell>
          <table:table-cell table:formula="of:=[.A82]*[.C82]" office:value-type="float" office:value="232500" calcext:value-type="float">
            <text:p>23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2:.I82])" office:value-type="float" office:value="27802896" calcext:value-type="float">
            <text:p>27,802,896</text:p>
          </table:table-cell>
          <table:table-cell table:style-name="ce9" table:formula="of:=[.A82]*[.C82]*[.D82]*[.$B$5]" office:value-type="float" office:value="2557500" calcext:value-type="float">
            <text:p>2,557,500</text:p>
          </table:table-cell>
          <table:table-cell table:style-name="ce9" table:formula="of:=[.A82]*[.D82]*[.$B$2]*[.$B$6]" office:value-type="float" office:value="25234000" calcext:value-type="float">
            <text:p>25,234,000</text:p>
          </table:table-cell>
          <table:table-cell table:formula="of:=[.D82]*[.$B$2]*[.$B$3]*[.$B$6]" office:value-type="float" office:value="11396" calcext:value-type="float">
            <text:p>11,396</text:p>
          </table:table-cell>
          <table:table-cell table:formula="of:=[.F82]/1000000" office:value-type="float" office:value="27.802896" calcext:value-type="float">
            <text:p>27.80</text:p>
          </table:table-cell>
          <table:table-cell table:formula="of:=[.G82]/1000000" office:value-type="float" office:value="2.5575" calcext:value-type="float">
            <text:p>2.56</text:p>
          </table:table-cell>
          <table:table-cell table:formula="of:=[.H82]/1000000" office:value-type="float" office:value="25.234" calcext:value-type="float">
            <text:p>25.23</text:p>
          </table:table-cell>
          <table:table-cell table:formula="of:=[.I82]/1000000" office:value-type="float" office:value="0.011396" calcext:value-type="float">
            <text:p>0.01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32499" calcext:value-type="float">
            <text:p>23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2:.X82])" office:value-type="float" office:value="30.147744178772" calcext:value-type="float">
            <text:p>30.147744178772</text:p>
          </table:table-cell>
          <table:table-cell office:value-type="float" office:value="4.21290969848633" calcext:value-type="float">
            <text:p>4.21290969848633</text:p>
          </table:table-cell>
          <table:table-cell office:value-type="float" office:value="25.8389053344727" calcext:value-type="float">
            <text:p>25.838905334472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2]/[.J82]" office:value-type="float" office:value="1.08433827104817" calcext:value-type="float">
            <text:p>1.08433827104817</text:p>
          </table:table-cell>
          <table:table-cell table:formula="of:=[.U82]-[.J82]" office:value-type="float" office:value="2.34484817877201" calcext:value-type="float">
            <text:p>2.34484817877201</text:p>
          </table:table-cell>
          <table:table-cell table:formula="of:=[.V82]-[.K82]" office:value-type="float" office:value="1.65540969848633" calcext:value-type="float">
            <text:p>1.65540969848633</text:p>
          </table:table-cell>
          <table:table-cell table:formula="of:=[.W82]-[.L82]" office:value-type="float" office:value="0.604905334472697" calcext:value-type="float">
            <text:p>0.604905334472697</text:p>
          </table:table-cell>
          <table:table-cell table:formula="of:=[.X82]-[.M8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750" calcext:value-type="float">
            <text:p>15,750</text:p>
          </table:table-cell>
          <table:table-cell table:formula="of:=[.A83]*[.C83]" office:value-type="float" office:value="236250" calcext:value-type="float">
            <text:p>23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3:.I83])" office:value-type="float" office:value="28251146" calcext:value-type="float">
            <text:p>28,251,146</text:p>
          </table:table-cell>
          <table:table-cell table:formula="of:=[.A83]*[.C83]*[.D83]*[.$B$5]" office:value-type="float" office:value="2598750" calcext:value-type="float">
            <text:p>2,598,750</text:p>
          </table:table-cell>
          <table:table-cell table:formula="of:=[.A83]*[.D83]*[.$B$2]*[.$B$6]" office:value-type="float" office:value="25641000" calcext:value-type="float">
            <text:p>25,641,000</text:p>
          </table:table-cell>
          <table:table-cell table:formula="of:=[.D83]*[.$B$2]*[.$B$3]*[.$B$6]" office:value-type="float" office:value="11396" calcext:value-type="float">
            <text:p>11,396</text:p>
          </table:table-cell>
          <table:table-cell table:formula="of:=[.F83]/1000000" office:value-type="float" office:value="28.251146" calcext:value-type="float">
            <text:p>28.25</text:p>
          </table:table-cell>
          <table:table-cell table:formula="of:=[.G83]/1000000" office:value-type="float" office:value="2.59875" calcext:value-type="float">
            <text:p>2.60</text:p>
          </table:table-cell>
          <table:table-cell table:formula="of:=[.H83]/1000000" office:value-type="float" office:value="25.641" calcext:value-type="float">
            <text:p>25.64</text:p>
          </table:table-cell>
          <table:table-cell table:formula="of:=[.I83]/1000000" office:value-type="float" office:value="0.011396" calcext:value-type="float">
            <text:p>0.01</text:p>
          </table:table-cell>
          <table:table-cell/>
          <table:table-cell office:value-type="float" office:value="15750" calcext:value-type="float">
            <text:p>15750</text:p>
          </table:table-cell>
          <table:table-cell office:value-type="float" office:value="236249" calcext:value-type="float">
            <text:p>23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3:.X83])" office:value-type="float" office:value="30.6324491500855" calcext:value-type="float">
            <text:p>30.6324491500855</text:p>
          </table:table-cell>
          <table:table-cell office:value-type="float" office:value="4.28085899353027" calcext:value-type="float">
            <text:p>4.28085899353027</text:p>
          </table:table-cell>
          <table:table-cell office:value-type="float" office:value="26.2556610107422" calcext:value-type="float">
            <text:p>26.255661010742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3]/[.J83]" office:value-type="float" office:value="1.08429049745754" calcext:value-type="float">
            <text:p>1.08429049745754</text:p>
          </table:table-cell>
          <table:table-cell table:formula="of:=[.U83]-[.J83]" office:value-type="float" office:value="2.38130315008546" calcext:value-type="float">
            <text:p>2.38130315008546</text:p>
          </table:table-cell>
          <table:table-cell table:formula="of:=[.V83]-[.K83]" office:value-type="float" office:value="1.68210899353027" calcext:value-type="float">
            <text:p>1.68210899353027</text:p>
          </table:table-cell>
          <table:table-cell table:formula="of:=[.W83]-[.L83]" office:value-type="float" office:value="0.614661010742204" calcext:value-type="float">
            <text:p>0.614661010742204</text:p>
          </table:table-cell>
          <table:table-cell table:formula="of:=[.X83]-[.M8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000" calcext:value-type="float">
            <text:p>16,000</text:p>
          </table:table-cell>
          <table:table-cell table:formula="of:=[.A84]*[.C84]" office:value-type="float" office:value="240000" calcext:value-type="float">
            <text:p>24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4:.I84])" office:value-type="float" office:value="28699396" calcext:value-type="float">
            <text:p>28,699,396</text:p>
          </table:table-cell>
          <table:table-cell table:formula="of:=[.A84]*[.C84]*[.D84]*[.$B$5]" office:value-type="float" office:value="2640000" calcext:value-type="float">
            <text:p>2,640,000</text:p>
          </table:table-cell>
          <table:table-cell table:formula="of:=[.A84]*[.D84]*[.$B$2]*[.$B$6]" office:value-type="float" office:value="26048000" calcext:value-type="float">
            <text:p>26,048,000</text:p>
          </table:table-cell>
          <table:table-cell table:formula="of:=[.D84]*[.$B$2]*[.$B$3]*[.$B$6]" office:value-type="float" office:value="11396" calcext:value-type="float">
            <text:p>11,396</text:p>
          </table:table-cell>
          <table:table-cell table:formula="of:=[.F84]/1000000" office:value-type="float" office:value="28.699396" calcext:value-type="float">
            <text:p>28.70</text:p>
          </table:table-cell>
          <table:table-cell table:formula="of:=[.G84]/1000000" office:value-type="float" office:value="2.64" calcext:value-type="float">
            <text:p>2.64</text:p>
          </table:table-cell>
          <table:table-cell table:formula="of:=[.H84]/1000000" office:value-type="float" office:value="26.048" calcext:value-type="float">
            <text:p>26.05</text:p>
          </table:table-cell>
          <table:table-cell table:formula="of:=[.I84]/1000000" office:value-type="float" office:value="0.011396" calcext:value-type="float">
            <text:p>0.01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239999" calcext:value-type="float">
            <text:p>23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4:.X84])" office:value-type="float" office:value="31.1171541213989" calcext:value-type="float">
            <text:p>31.1171541213989</text:p>
          </table:table-cell>
          <table:table-cell office:value-type="float" office:value="4.34880828857422" calcext:value-type="float">
            <text:p>4.34880828857422</text:p>
          </table:table-cell>
          <table:table-cell office:value-type="float" office:value="26.6724166870117" calcext:value-type="float">
            <text:p>26.672416687011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4]/[.J84]" office:value-type="float" office:value="1.0842442161988" calcext:value-type="float">
            <text:p>1.0842442161988</text:p>
          </table:table-cell>
          <table:table-cell table:formula="of:=[.U84]-[.J84]" office:value-type="float" office:value="2.41775812139891" calcext:value-type="float">
            <text:p>2.41775812139891</text:p>
          </table:table-cell>
          <table:table-cell table:formula="of:=[.V84]-[.K84]" office:value-type="float" office:value="1.70880828857422" calcext:value-type="float">
            <text:p>1.70880828857422</text:p>
          </table:table-cell>
          <table:table-cell table:formula="of:=[.W84]-[.L84]" office:value-type="float" office:value="0.624416687011703" calcext:value-type="float">
            <text:p>0.624416687011703</text:p>
          </table:table-cell>
          <table:table-cell table:formula="of:=[.X84]-[.M8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250" calcext:value-type="float">
            <text:p>16,250</text:p>
          </table:table-cell>
          <table:table-cell table:formula="of:=[.A85]*[.C85]" office:value-type="float" office:value="243750" calcext:value-type="float">
            <text:p>24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5:.I85])" office:value-type="float" office:value="29147646" calcext:value-type="float">
            <text:p>29,147,646</text:p>
          </table:table-cell>
          <table:table-cell table:formula="of:=[.A85]*[.C85]*[.D85]*[.$B$5]" office:value-type="float" office:value="2681250" calcext:value-type="float">
            <text:p>2,681,250</text:p>
          </table:table-cell>
          <table:table-cell table:formula="of:=[.A85]*[.D85]*[.$B$2]*[.$B$6]" office:value-type="float" office:value="26455000" calcext:value-type="float">
            <text:p>26,455,000</text:p>
          </table:table-cell>
          <table:table-cell table:formula="of:=[.D85]*[.$B$2]*[.$B$3]*[.$B$6]" office:value-type="float" office:value="11396" calcext:value-type="float">
            <text:p>11,396</text:p>
          </table:table-cell>
          <table:table-cell table:formula="of:=[.F85]/1000000" office:value-type="float" office:value="29.147646" calcext:value-type="float">
            <text:p>29.15</text:p>
          </table:table-cell>
          <table:table-cell table:formula="of:=[.G85]/1000000" office:value-type="float" office:value="2.68125" calcext:value-type="float">
            <text:p>2.68</text:p>
          </table:table-cell>
          <table:table-cell table:formula="of:=[.H85]/1000000" office:value-type="float" office:value="26.455" calcext:value-type="float">
            <text:p>26.46</text:p>
          </table:table-cell>
          <table:table-cell table:formula="of:=[.I85]/1000000" office:value-type="float" office:value="0.011396" calcext:value-type="float">
            <text:p>0.01</text:p>
          </table:table-cell>
          <table:table-cell/>
          <table:table-cell office:value-type="float" office:value="16250" calcext:value-type="float">
            <text:p>16250</text:p>
          </table:table-cell>
          <table:table-cell office:value-type="float" office:value="243749" calcext:value-type="float">
            <text:p>24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5:.X85])" office:value-type="float" office:value="31.6018590927123" calcext:value-type="float">
            <text:p>31.6018590927123</text:p>
          </table:table-cell>
          <table:table-cell office:value-type="float" office:value="4.41675758361816" calcext:value-type="float">
            <text:p>4.41675758361816</text:p>
          </table:table-cell>
          <table:table-cell office:value-type="float" office:value="27.0891723632812" calcext:value-type="float">
            <text:p>27.089172363281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5]/[.J85]" office:value-type="float" office:value="1.08419935842203" calcext:value-type="float">
            <text:p>1.08419935842203</text:p>
          </table:table-cell>
          <table:table-cell table:formula="of:=[.U85]-[.J85]" office:value-type="float" office:value="2.45421309271235" calcext:value-type="float">
            <text:p>2.45421309271235</text:p>
          </table:table-cell>
          <table:table-cell table:formula="of:=[.V85]-[.K85]" office:value-type="float" office:value="1.73550758361816" calcext:value-type="float">
            <text:p>1.73550758361816</text:p>
          </table:table-cell>
          <table:table-cell table:formula="of:=[.W85]-[.L85]" office:value-type="float" office:value="0.634172363281202" calcext:value-type="float">
            <text:p>0.634172363281202</text:p>
          </table:table-cell>
          <table:table-cell table:formula="of:=[.X85]-[.M8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500" calcext:value-type="float">
            <text:p>16,500</text:p>
          </table:table-cell>
          <table:table-cell table:formula="of:=[.A86]*[.C86]" office:value-type="float" office:value="247500" calcext:value-type="float">
            <text:p>24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6:.I86])" office:value-type="float" office:value="29595896" calcext:value-type="float">
            <text:p>29,595,896</text:p>
          </table:table-cell>
          <table:table-cell table:formula="of:=[.A86]*[.C86]*[.D86]*[.$B$5]" office:value-type="float" office:value="2722500" calcext:value-type="float">
            <text:p>2,722,500</text:p>
          </table:table-cell>
          <table:table-cell table:formula="of:=[.A86]*[.D86]*[.$B$2]*[.$B$6]" office:value-type="float" office:value="26862000" calcext:value-type="float">
            <text:p>26,862,000</text:p>
          </table:table-cell>
          <table:table-cell table:formula="of:=[.D86]*[.$B$2]*[.$B$3]*[.$B$6]" office:value-type="float" office:value="11396" calcext:value-type="float">
            <text:p>11,396</text:p>
          </table:table-cell>
          <table:table-cell table:formula="of:=[.F86]/1000000" office:value-type="float" office:value="29.595896" calcext:value-type="float">
            <text:p>29.60</text:p>
          </table:table-cell>
          <table:table-cell table:formula="of:=[.G86]/1000000" office:value-type="float" office:value="2.7225" calcext:value-type="float">
            <text:p>2.72</text:p>
          </table:table-cell>
          <table:table-cell table:formula="of:=[.H86]/1000000" office:value-type="float" office:value="26.862" calcext:value-type="float">
            <text:p>26.86</text:p>
          </table:table-cell>
          <table:table-cell table:formula="of:=[.I86]/1000000" office:value-type="float" office:value="0.011396" calcext:value-type="float">
            <text:p>0.01</text:p>
          </table:table-cell>
          <table:table-cell/>
          <table:table-cell office:value-type="float" office:value="16500" calcext:value-type="float">
            <text:p>16500</text:p>
          </table:table-cell>
          <table:table-cell office:value-type="float" office:value="247499" calcext:value-type="float">
            <text:p>24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6:.X86])" office:value-type="float" office:value="32.0865640640259" calcext:value-type="float">
            <text:p>32.0865640640259</text:p>
          </table:table-cell>
          <table:table-cell office:value-type="float" office:value="4.48470687866211" calcext:value-type="float">
            <text:p>4.48470687866211</text:p>
          </table:table-cell>
          <table:table-cell office:value-type="float" office:value="27.5059280395508" calcext:value-type="float">
            <text:p>27.505928039550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6]/[.J86]" office:value-type="float" office:value="1.08415585944841" calcext:value-type="float">
            <text:p>1.08415585944841</text:p>
          </table:table-cell>
          <table:table-cell table:formula="of:=[.U86]-[.J86]" office:value-type="float" office:value="2.4906680640259" calcext:value-type="float">
            <text:p>2.4906680640259</text:p>
          </table:table-cell>
          <table:table-cell table:formula="of:=[.V86]-[.K86]" office:value-type="float" office:value="1.76220687866211" calcext:value-type="float">
            <text:p>1.76220687866211</text:p>
          </table:table-cell>
          <table:table-cell table:formula="of:=[.W86]-[.L86]" office:value-type="float" office:value="0.643928039550801" calcext:value-type="float">
            <text:p>0.643928039550801</text:p>
          </table:table-cell>
          <table:table-cell table:formula="of:=[.X86]-[.M8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750" calcext:value-type="float">
            <text:p>16,750</text:p>
          </table:table-cell>
          <table:table-cell table:formula="of:=[.A87]*[.C87]" office:value-type="float" office:value="251250" calcext:value-type="float">
            <text:p>25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7:.I87])" office:value-type="float" office:value="30044146" calcext:value-type="float">
            <text:p>30,044,146</text:p>
          </table:table-cell>
          <table:table-cell table:formula="of:=[.A87]*[.C87]*[.D87]*[.$B$5]" office:value-type="float" office:value="2763750" calcext:value-type="float">
            <text:p>2,763,750</text:p>
          </table:table-cell>
          <table:table-cell table:formula="of:=[.A87]*[.D87]*[.$B$2]*[.$B$6]" office:value-type="float" office:value="27269000" calcext:value-type="float">
            <text:p>27,269,000</text:p>
          </table:table-cell>
          <table:table-cell table:formula="of:=[.D87]*[.$B$2]*[.$B$3]*[.$B$6]" office:value-type="float" office:value="11396" calcext:value-type="float">
            <text:p>11,396</text:p>
          </table:table-cell>
          <table:table-cell table:formula="of:=[.F87]/1000000" office:value-type="float" office:value="30.044146" calcext:value-type="float">
            <text:p>30.04</text:p>
          </table:table-cell>
          <table:table-cell table:formula="of:=[.G87]/1000000" office:value-type="float" office:value="2.76375" calcext:value-type="float">
            <text:p>2.76</text:p>
          </table:table-cell>
          <table:table-cell table:formula="of:=[.H87]/1000000" office:value-type="float" office:value="27.269" calcext:value-type="float">
            <text:p>27.27</text:p>
          </table:table-cell>
          <table:table-cell table:formula="of:=[.I87]/1000000" office:value-type="float" office:value="0.011396" calcext:value-type="float">
            <text:p>0.01</text:p>
          </table:table-cell>
          <table:table-cell/>
          <table:table-cell office:value-type="float" office:value="16750" calcext:value-type="float">
            <text:p>16750</text:p>
          </table:table-cell>
          <table:table-cell office:value-type="float" office:value="251249" calcext:value-type="float">
            <text:p>25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7:.X87])" office:value-type="float" office:value="32.5712690353393" calcext:value-type="float">
            <text:p>32.5712690353393</text:p>
          </table:table-cell>
          <table:table-cell office:value-type="float" office:value="4.55265617370606" calcext:value-type="float">
            <text:p>4.55265617370606</text:p>
          </table:table-cell>
          <table:table-cell office:value-type="float" office:value="27.9226837158203" calcext:value-type="float">
            <text:p>27.922683715820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7]/[.J87]" office:value-type="float" office:value="1.0841136584591" calcext:value-type="float">
            <text:p>1.0841136584591</text:p>
          </table:table-cell>
          <table:table-cell table:formula="of:=[.U87]-[.J87]" office:value-type="float" office:value="2.52712303533935" calcext:value-type="float">
            <text:p>2.52712303533935</text:p>
          </table:table-cell>
          <table:table-cell table:formula="of:=[.V87]-[.K87]" office:value-type="float" office:value="1.78890617370606" calcext:value-type="float">
            <text:p>1.78890617370606</text:p>
          </table:table-cell>
          <table:table-cell table:formula="of:=[.W87]-[.L87]" office:value-type="float" office:value="0.6536837158203" calcext:value-type="float">
            <text:p>0.6536837158203</text:p>
          </table:table-cell>
          <table:table-cell table:formula="of:=[.X87]-[.M8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000" calcext:value-type="float">
            <text:p>17,000</text:p>
          </table:table-cell>
          <table:table-cell table:formula="of:=[.A88]*[.C88]" office:value-type="float" office:value="255000" calcext:value-type="float">
            <text:p>25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8:.I88])" office:value-type="float" office:value="30492396" calcext:value-type="float">
            <text:p>30,492,396</text:p>
          </table:table-cell>
          <table:table-cell table:formula="of:=[.A88]*[.C88]*[.D88]*[.$B$5]" office:value-type="float" office:value="2805000" calcext:value-type="float">
            <text:p>2,805,000</text:p>
          </table:table-cell>
          <table:table-cell table:formula="of:=[.A88]*[.D88]*[.$B$2]*[.$B$6]" office:value-type="float" office:value="27676000" calcext:value-type="float">
            <text:p>27,676,000</text:p>
          </table:table-cell>
          <table:table-cell table:formula="of:=[.D88]*[.$B$2]*[.$B$3]*[.$B$6]" office:value-type="float" office:value="11396" calcext:value-type="float">
            <text:p>11,396</text:p>
          </table:table-cell>
          <table:table-cell table:formula="of:=[.F88]/1000000" office:value-type="float" office:value="30.492396" calcext:value-type="float">
            <text:p>30.49</text:p>
          </table:table-cell>
          <table:table-cell table:formula="of:=[.G88]/1000000" office:value-type="float" office:value="2.805" calcext:value-type="float">
            <text:p>2.81</text:p>
          </table:table-cell>
          <table:table-cell table:formula="of:=[.H88]/1000000" office:value-type="float" office:value="27.676" calcext:value-type="float">
            <text:p>27.68</text:p>
          </table:table-cell>
          <table:table-cell table:formula="of:=[.I88]/1000000" office:value-type="float" office:value="0.011396" calcext:value-type="float">
            <text:p>0.01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254999" calcext:value-type="float">
            <text:p>25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8:.X88])" office:value-type="float" office:value="33.0559740066528" calcext:value-type="float">
            <text:p>33.0559740066528</text:p>
          </table:table-cell>
          <table:table-cell office:value-type="float" office:value="4.62060546875" calcext:value-type="float">
            <text:p>4.62060546875</text:p>
          </table:table-cell>
          <table:table-cell office:value-type="float" office:value="28.3394393920898" calcext:value-type="float">
            <text:p>28.339439392089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8]/[.J88]" office:value-type="float" office:value="1.08407269821148" calcext:value-type="float">
            <text:p>1.08407269821148</text:p>
          </table:table-cell>
          <table:table-cell table:formula="of:=[.U88]-[.J88]" office:value-type="float" office:value="2.56357800665279" calcext:value-type="float">
            <text:p>2.56357800665279</text:p>
          </table:table-cell>
          <table:table-cell table:formula="of:=[.V88]-[.K88]" office:value-type="float" office:value="1.81560546875" calcext:value-type="float">
            <text:p>1.81560546875</text:p>
          </table:table-cell>
          <table:table-cell table:formula="of:=[.W88]-[.L88]" office:value-type="float" office:value="0.663439392089803" calcext:value-type="float">
            <text:p>0.663439392089803</text:p>
          </table:table-cell>
          <table:table-cell table:formula="of:=[.X88]-[.M8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250" calcext:value-type="float">
            <text:p>17,250</text:p>
          </table:table-cell>
          <table:table-cell table:formula="of:=[.A89]*[.C89]" office:value-type="float" office:value="258750" calcext:value-type="float">
            <text:p>25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9:.I89])" office:value-type="float" office:value="30940646" calcext:value-type="float">
            <text:p>30,940,646</text:p>
          </table:table-cell>
          <table:table-cell table:formula="of:=[.A89]*[.C89]*[.D89]*[.$B$5]" office:value-type="float" office:value="2846250" calcext:value-type="float">
            <text:p>2,846,250</text:p>
          </table:table-cell>
          <table:table-cell table:formula="of:=[.A89]*[.D89]*[.$B$2]*[.$B$6]" office:value-type="float" office:value="28083000" calcext:value-type="float">
            <text:p>28,083,000</text:p>
          </table:table-cell>
          <table:table-cell table:formula="of:=[.D89]*[.$B$2]*[.$B$3]*[.$B$6]" office:value-type="float" office:value="11396" calcext:value-type="float">
            <text:p>11,396</text:p>
          </table:table-cell>
          <table:table-cell table:formula="of:=[.F89]/1000000" office:value-type="float" office:value="30.940646" calcext:value-type="float">
            <text:p>30.94</text:p>
          </table:table-cell>
          <table:table-cell table:formula="of:=[.G89]/1000000" office:value-type="float" office:value="2.84625" calcext:value-type="float">
            <text:p>2.85</text:p>
          </table:table-cell>
          <table:table-cell table:formula="of:=[.H89]/1000000" office:value-type="float" office:value="28.083" calcext:value-type="float">
            <text:p>28.08</text:p>
          </table:table-cell>
          <table:table-cell table:formula="of:=[.I89]/1000000" office:value-type="float" office:value="0.011396" calcext:value-type="float">
            <text:p>0.01</text:p>
          </table:table-cell>
          <table:table-cell/>
          <table:table-cell office:value-type="float" office:value="17250" calcext:value-type="float">
            <text:p>17250</text:p>
          </table:table-cell>
          <table:table-cell office:value-type="float" office:value="258749" calcext:value-type="float">
            <text:p>25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9:.X89])" office:value-type="float" office:value="33.5406789779663" calcext:value-type="float">
            <text:p>33.5406789779663</text:p>
          </table:table-cell>
          <table:table-cell office:value-type="float" office:value="4.68855476379395" calcext:value-type="float">
            <text:p>4.68855476379395</text:p>
          </table:table-cell>
          <table:table-cell office:value-type="float" office:value="28.7561950683594" calcext:value-type="float">
            <text:p>28.756195068359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9]/[.J89]" office:value-type="float" office:value="1.08403292478012" calcext:value-type="float">
            <text:p>1.08403292478012</text:p>
          </table:table-cell>
          <table:table-cell table:formula="of:=[.U89]-[.J89]" office:value-type="float" office:value="2.60003297796634" calcext:value-type="float">
            <text:p>2.60003297796634</text:p>
          </table:table-cell>
          <table:table-cell table:formula="of:=[.V89]-[.K89]" office:value-type="float" office:value="1.84230476379395" calcext:value-type="float">
            <text:p>1.84230476379395</text:p>
          </table:table-cell>
          <table:table-cell table:formula="of:=[.W89]-[.L89]" office:value-type="float" office:value="0.673195068359401" calcext:value-type="float">
            <text:p>0.673195068359401</text:p>
          </table:table-cell>
          <table:table-cell table:formula="of:=[.X89]-[.M8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500" calcext:value-type="float">
            <text:p>17,500</text:p>
          </table:table-cell>
          <table:table-cell table:formula="of:=[.A90]*[.C90]" office:value-type="float" office:value="262500" calcext:value-type="float">
            <text:p>26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0:.I90])" office:value-type="float" office:value="31388896" calcext:value-type="float">
            <text:p>31,388,896</text:p>
          </table:table-cell>
          <table:table-cell table:formula="of:=[.A90]*[.C90]*[.D90]*[.$B$5]" office:value-type="float" office:value="2887500" calcext:value-type="float">
            <text:p>2,887,500</text:p>
          </table:table-cell>
          <table:table-cell table:formula="of:=[.A90]*[.D90]*[.$B$2]*[.$B$6]" office:value-type="float" office:value="28490000" calcext:value-type="float">
            <text:p>28,490,000</text:p>
          </table:table-cell>
          <table:table-cell table:formula="of:=[.D90]*[.$B$2]*[.$B$3]*[.$B$6]" office:value-type="float" office:value="11396" calcext:value-type="float">
            <text:p>11,396</text:p>
          </table:table-cell>
          <table:table-cell table:formula="of:=[.F90]/1000000" office:value-type="float" office:value="31.388896" calcext:value-type="float">
            <text:p>31.39</text:p>
          </table:table-cell>
          <table:table-cell table:formula="of:=[.G90]/1000000" office:value-type="float" office:value="2.8875" calcext:value-type="float">
            <text:p>2.89</text:p>
          </table:table-cell>
          <table:table-cell table:formula="of:=[.H90]/1000000" office:value-type="float" office:value="28.49" calcext:value-type="float">
            <text:p>28.49</text:p>
          </table:table-cell>
          <table:table-cell table:formula="of:=[.I90]/1000000" office:value-type="float" office:value="0.011396" calcext:value-type="float">
            <text:p>0.01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float" office:value="262499" calcext:value-type="float">
            <text:p>26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0:.X90])" office:value-type="float" office:value="34.0253839492798" calcext:value-type="float">
            <text:p>34.0253839492798</text:p>
          </table:table-cell>
          <table:table-cell office:value-type="float" office:value="4.75650405883789" calcext:value-type="float">
            <text:p>4.75650405883789</text:p>
          </table:table-cell>
          <table:table-cell office:value-type="float" office:value="29.1729507446289" calcext:value-type="float">
            <text:p>29.172950744628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0]/[.J90]" office:value-type="float" office:value="1.08399428731994" calcext:value-type="float">
            <text:p>1.08399428731994</text:p>
          </table:table-cell>
          <table:table-cell table:formula="of:=[.U90]-[.J90]" office:value-type="float" office:value="2.63648794927978" calcext:value-type="float">
            <text:p>2.63648794927978</text:p>
          </table:table-cell>
          <table:table-cell table:formula="of:=[.V90]-[.K90]" office:value-type="float" office:value="1.86900405883789" calcext:value-type="float">
            <text:p>1.86900405883789</text:p>
          </table:table-cell>
          <table:table-cell table:formula="of:=[.W90]-[.L90]" office:value-type="float" office:value="0.682950744628901" calcext:value-type="float">
            <text:p>0.682950744628901</text:p>
          </table:table-cell>
          <table:table-cell table:formula="of:=[.X90]-[.M9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750" calcext:value-type="float">
            <text:p>17,750</text:p>
          </table:table-cell>
          <table:table-cell table:formula="of:=[.A91]*[.C91]" office:value-type="float" office:value="266250" calcext:value-type="float">
            <text:p>26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1:.I91])" office:value-type="float" office:value="31837146" calcext:value-type="float">
            <text:p>31,837,146</text:p>
          </table:table-cell>
          <table:table-cell table:formula="of:=[.A91]*[.C91]*[.D91]*[.$B$5]" office:value-type="float" office:value="2928750" calcext:value-type="float">
            <text:p>2,928,750</text:p>
          </table:table-cell>
          <table:table-cell table:formula="of:=[.A91]*[.D91]*[.$B$2]*[.$B$6]" office:value-type="float" office:value="28897000" calcext:value-type="float">
            <text:p>28,897,000</text:p>
          </table:table-cell>
          <table:table-cell table:formula="of:=[.D91]*[.$B$2]*[.$B$3]*[.$B$6]" office:value-type="float" office:value="11396" calcext:value-type="float">
            <text:p>11,396</text:p>
          </table:table-cell>
          <table:table-cell table:formula="of:=[.F91]/1000000" office:value-type="float" office:value="31.837146" calcext:value-type="float">
            <text:p>31.84</text:p>
          </table:table-cell>
          <table:table-cell table:formula="of:=[.G91]/1000000" office:value-type="float" office:value="2.92875" calcext:value-type="float">
            <text:p>2.93</text:p>
          </table:table-cell>
          <table:table-cell table:formula="of:=[.H91]/1000000" office:value-type="float" office:value="28.897" calcext:value-type="float">
            <text:p>28.90</text:p>
          </table:table-cell>
          <table:table-cell table:formula="of:=[.I91]/1000000" office:value-type="float" office:value="0.011396" calcext:value-type="float">
            <text:p>0.01</text:p>
          </table:table-cell>
          <table:table-cell/>
          <table:table-cell office:value-type="float" office:value="17750" calcext:value-type="float">
            <text:p>17750</text:p>
          </table:table-cell>
          <table:table-cell office:value-type="float" office:value="266249" calcext:value-type="float">
            <text:p>26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1:.X91])" office:value-type="float" office:value="34.5100889205932" calcext:value-type="float">
            <text:p>34.5100889205932</text:p>
          </table:table-cell>
          <table:table-cell office:value-type="float" office:value="4.82445335388184" calcext:value-type="float">
            <text:p>4.82445335388184</text:p>
          </table:table-cell>
          <table:table-cell office:value-type="float" office:value="29.5897064208984" calcext:value-type="float">
            <text:p>29.5897064208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1]/[.J91]" office:value-type="float" office:value="1.08395673784934" calcext:value-type="float">
            <text:p>1.08395673784934</text:p>
          </table:table-cell>
          <table:table-cell table:formula="of:=[.U91]-[.J91]" office:value-type="float" office:value="2.67294292059323" calcext:value-type="float">
            <text:p>2.67294292059323</text:p>
          </table:table-cell>
          <table:table-cell table:formula="of:=[.V91]-[.K91]" office:value-type="float" office:value="1.89570335388184" calcext:value-type="float">
            <text:p>1.89570335388184</text:p>
          </table:table-cell>
          <table:table-cell table:formula="of:=[.W91]-[.L91]" office:value-type="float" office:value="0.6927064208984" calcext:value-type="float">
            <text:p>0.6927064208984</text:p>
          </table:table-cell>
          <table:table-cell table:formula="of:=[.X91]-[.M9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000" calcext:value-type="float">
            <text:p>18,000</text:p>
          </table:table-cell>
          <table:table-cell table:formula="of:=[.A92]*[.C92]" office:value-type="float" office:value="270000" calcext:value-type="float">
            <text:p>27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2:.I92])" office:value-type="float" office:value="32285396" calcext:value-type="float">
            <text:p>32,285,396</text:p>
          </table:table-cell>
          <table:table-cell table:style-name="ce9" table:formula="of:=[.A92]*[.C92]*[.D92]*[.$B$5]" office:value-type="float" office:value="2970000" calcext:value-type="float">
            <text:p>2,970,000</text:p>
          </table:table-cell>
          <table:table-cell table:style-name="ce9" table:formula="of:=[.A92]*[.D92]*[.$B$2]*[.$B$6]" office:value-type="float" office:value="29304000" calcext:value-type="float">
            <text:p>29,304,000</text:p>
          </table:table-cell>
          <table:table-cell table:formula="of:=[.D92]*[.$B$2]*[.$B$3]*[.$B$6]" office:value-type="float" office:value="11396" calcext:value-type="float">
            <text:p>11,396</text:p>
          </table:table-cell>
          <table:table-cell table:formula="of:=[.F92]/1000000" office:value-type="float" office:value="32.285396" calcext:value-type="float">
            <text:p>32.29</text:p>
          </table:table-cell>
          <table:table-cell table:formula="of:=[.G92]/1000000" office:value-type="float" office:value="2.97" calcext:value-type="float">
            <text:p>2.97</text:p>
          </table:table-cell>
          <table:table-cell table:formula="of:=[.H92]/1000000" office:value-type="float" office:value="29.304" calcext:value-type="float">
            <text:p>29.30</text:p>
          </table:table-cell>
          <table:table-cell table:formula="of:=[.I92]/1000000" office:value-type="float" office:value="0.011396" calcext:value-type="float">
            <text:p>0.01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269999" calcext:value-type="float">
            <text:p>26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2:.X92])" office:value-type="float" office:value="34.9947938919068" calcext:value-type="float">
            <text:p>34.9947938919068</text:p>
          </table:table-cell>
          <table:table-cell office:value-type="float" office:value="4.89240264892578" calcext:value-type="float">
            <text:p>4.89240264892578</text:p>
          </table:table-cell>
          <table:table-cell office:value-type="float" office:value="30.006462097168" calcext:value-type="float">
            <text:p>30.00646209716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2]/[.J92]" office:value-type="float" office:value="1.08392023105143" calcext:value-type="float">
            <text:p>1.08392023105143</text:p>
          </table:table-cell>
          <table:table-cell table:formula="of:=[.U92]-[.J92]" office:value-type="float" office:value="2.70939789190677" calcext:value-type="float">
            <text:p>2.70939789190677</text:p>
          </table:table-cell>
          <table:table-cell table:formula="of:=[.V92]-[.K92]" office:value-type="float" office:value="1.92240264892578" calcext:value-type="float">
            <text:p>1.92240264892578</text:p>
          </table:table-cell>
          <table:table-cell table:formula="of:=[.W92]-[.L92]" office:value-type="float" office:value="0.702462097168002" calcext:value-type="float">
            <text:p>0.702462097168002</text:p>
          </table:table-cell>
          <table:table-cell table:formula="of:=[.X92]-[.M9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250" calcext:value-type="float">
            <text:p>18,250</text:p>
          </table:table-cell>
          <table:table-cell table:formula="of:=[.A93]*[.C93]" office:value-type="float" office:value="273750" calcext:value-type="float">
            <text:p>27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3:.I93])" office:value-type="float" office:value="32733646" calcext:value-type="float">
            <text:p>32,733,646</text:p>
          </table:table-cell>
          <table:table-cell table:formula="of:=[.A93]*[.C93]*[.D93]*[.$B$5]" office:value-type="float" office:value="3011250" calcext:value-type="float">
            <text:p>3,011,250</text:p>
          </table:table-cell>
          <table:table-cell table:formula="of:=[.A93]*[.D93]*[.$B$2]*[.$B$6]" office:value-type="float" office:value="29711000" calcext:value-type="float">
            <text:p>29,711,000</text:p>
          </table:table-cell>
          <table:table-cell table:formula="of:=[.D93]*[.$B$2]*[.$B$3]*[.$B$6]" office:value-type="float" office:value="11396" calcext:value-type="float">
            <text:p>11,396</text:p>
          </table:table-cell>
          <table:table-cell table:formula="of:=[.F93]/1000000" office:value-type="float" office:value="32.733646" calcext:value-type="float">
            <text:p>32.73</text:p>
          </table:table-cell>
          <table:table-cell table:formula="of:=[.G93]/1000000" office:value-type="float" office:value="3.01125" calcext:value-type="float">
            <text:p>3.01</text:p>
          </table:table-cell>
          <table:table-cell table:formula="of:=[.H93]/1000000" office:value-type="float" office:value="29.711" calcext:value-type="float">
            <text:p>29.71</text:p>
          </table:table-cell>
          <table:table-cell table:formula="of:=[.I93]/1000000" office:value-type="float" office:value="0.011396" calcext:value-type="float">
            <text:p>0.01</text:p>
          </table:table-cell>
          <table:table-cell/>
          <table:table-cell office:value-type="float" office:value="18250" calcext:value-type="float">
            <text:p>18250</text:p>
          </table:table-cell>
          <table:table-cell office:value-type="float" office:value="273749" calcext:value-type="float">
            <text:p>27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3:.X93])" office:value-type="float" office:value="35.4794988632202" calcext:value-type="float">
            <text:p>35.4794988632202</text:p>
          </table:table-cell>
          <table:table-cell office:value-type="float" office:value="4.96035194396973" calcext:value-type="float">
            <text:p>4.96035194396973</text:p>
          </table:table-cell>
          <table:table-cell office:value-type="float" office:value="30.4232177734375" calcext:value-type="float">
            <text:p>30.4232177734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3]/[.J93]" office:value-type="float" office:value="1.08388472409154" calcext:value-type="float">
            <text:p>1.08388472409154</text:p>
          </table:table-cell>
          <table:table-cell table:formula="of:=[.U93]-[.J93]" office:value-type="float" office:value="2.74585286322021" calcext:value-type="float">
            <text:p>2.74585286322021</text:p>
          </table:table-cell>
          <table:table-cell table:formula="of:=[.V93]-[.K93]" office:value-type="float" office:value="1.94910194396973" calcext:value-type="float">
            <text:p>1.94910194396973</text:p>
          </table:table-cell>
          <table:table-cell table:formula="of:=[.W93]-[.L93]" office:value-type="float" office:value="0.712217773437502" calcext:value-type="float">
            <text:p>0.712217773437502</text:p>
          </table:table-cell>
          <table:table-cell table:formula="of:=[.X93]-[.M9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500" calcext:value-type="float">
            <text:p>18,500</text:p>
          </table:table-cell>
          <table:table-cell table:formula="of:=[.A94]*[.C94]" office:value-type="float" office:value="277500" calcext:value-type="float">
            <text:p>27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4:.I94])" office:value-type="float" office:value="33181896" calcext:value-type="float">
            <text:p>33,181,896</text:p>
          </table:table-cell>
          <table:table-cell table:formula="of:=[.A94]*[.C94]*[.D94]*[.$B$5]" office:value-type="float" office:value="3052500" calcext:value-type="float">
            <text:p>3,052,500</text:p>
          </table:table-cell>
          <table:table-cell table:formula="of:=[.A94]*[.D94]*[.$B$2]*[.$B$6]" office:value-type="float" office:value="30118000" calcext:value-type="float">
            <text:p>30,118,000</text:p>
          </table:table-cell>
          <table:table-cell table:formula="of:=[.D94]*[.$B$2]*[.$B$3]*[.$B$6]" office:value-type="float" office:value="11396" calcext:value-type="float">
            <text:p>11,396</text:p>
          </table:table-cell>
          <table:table-cell table:formula="of:=[.F94]/1000000" office:value-type="float" office:value="33.181896" calcext:value-type="float">
            <text:p>33.18</text:p>
          </table:table-cell>
          <table:table-cell table:formula="of:=[.G94]/1000000" office:value-type="float" office:value="3.0525" calcext:value-type="float">
            <text:p>3.05</text:p>
          </table:table-cell>
          <table:table-cell table:formula="of:=[.H94]/1000000" office:value-type="float" office:value="30.118" calcext:value-type="float">
            <text:p>30.12</text:p>
          </table:table-cell>
          <table:table-cell table:formula="of:=[.I94]/1000000" office:value-type="float" office:value="0.011396" calcext:value-type="float">
            <text:p>0.01</text:p>
          </table:table-cell>
          <table:table-cell/>
          <table:table-cell office:value-type="float" office:value="18500" calcext:value-type="float">
            <text:p>18500</text:p>
          </table:table-cell>
          <table:table-cell office:value-type="float" office:value="277499" calcext:value-type="float">
            <text:p>27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4:.X94])" office:value-type="float" office:value="35.9642038345337" calcext:value-type="float">
            <text:p>35.9642038345337</text:p>
          </table:table-cell>
          <table:table-cell office:value-type="float" office:value="5.02830123901367" calcext:value-type="float">
            <text:p>5.02830123901367</text:p>
          </table:table-cell>
          <table:table-cell office:value-type="float" office:value="30.839973449707" calcext:value-type="float">
            <text:p>30.83997344970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4]/[.J94]" office:value-type="float" office:value="1.08385017644964" calcext:value-type="float">
            <text:p>1.08385017644964</text:p>
          </table:table-cell>
          <table:table-cell table:formula="of:=[.U94]-[.J94]" office:value-type="float" office:value="2.78230783453365" calcext:value-type="float">
            <text:p>2.78230783453365</text:p>
          </table:table-cell>
          <table:table-cell table:formula="of:=[.V94]-[.K94]" office:value-type="float" office:value="1.97580123901367" calcext:value-type="float">
            <text:p>1.97580123901367</text:p>
          </table:table-cell>
          <table:table-cell table:formula="of:=[.W94]-[.L94]" office:value-type="float" office:value="0.721973449707001" calcext:value-type="float">
            <text:p>0.721973449707001</text:p>
          </table:table-cell>
          <table:table-cell table:formula="of:=[.X94]-[.M9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750" calcext:value-type="float">
            <text:p>18,750</text:p>
          </table:table-cell>
          <table:table-cell table:formula="of:=[.A95]*[.C95]" office:value-type="float" office:value="281250" calcext:value-type="float">
            <text:p>28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5:.I95])" office:value-type="float" office:value="33630146" calcext:value-type="float">
            <text:p>33,630,146</text:p>
          </table:table-cell>
          <table:table-cell table:formula="of:=[.A95]*[.C95]*[.D95]*[.$B$5]" office:value-type="float" office:value="3093750" calcext:value-type="float">
            <text:p>3,093,750</text:p>
          </table:table-cell>
          <table:table-cell table:formula="of:=[.A95]*[.D95]*[.$B$2]*[.$B$6]" office:value-type="float" office:value="30525000" calcext:value-type="float">
            <text:p>30,525,000</text:p>
          </table:table-cell>
          <table:table-cell table:formula="of:=[.D95]*[.$B$2]*[.$B$3]*[.$B$6]" office:value-type="float" office:value="11396" calcext:value-type="float">
            <text:p>11,396</text:p>
          </table:table-cell>
          <table:table-cell table:formula="of:=[.F95]/1000000" office:value-type="float" office:value="33.630146" calcext:value-type="float">
            <text:p>33.63</text:p>
          </table:table-cell>
          <table:table-cell table:formula="of:=[.G95]/1000000" office:value-type="float" office:value="3.09375" calcext:value-type="float">
            <text:p>3.09</text:p>
          </table:table-cell>
          <table:table-cell table:formula="of:=[.H95]/1000000" office:value-type="float" office:value="30.525" calcext:value-type="float">
            <text:p>30.53</text:p>
          </table:table-cell>
          <table:table-cell table:formula="of:=[.I95]/1000000" office:value-type="float" office:value="0.011396" calcext:value-type="float">
            <text:p>0.01</text:p>
          </table:table-cell>
          <table:table-cell/>
          <table:table-cell office:value-type="float" office:value="18750" calcext:value-type="float">
            <text:p>18750</text:p>
          </table:table-cell>
          <table:table-cell office:value-type="float" office:value="281249" calcext:value-type="float">
            <text:p>28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5:.X95])" office:value-type="float" office:value="36.4489088058472" calcext:value-type="float">
            <text:p>36.4489088058472</text:p>
          </table:table-cell>
          <table:table-cell office:value-type="float" office:value="5.09625053405762" calcext:value-type="float">
            <text:p>5.09625053405762</text:p>
          </table:table-cell>
          <table:table-cell office:value-type="float" office:value="31.2567291259766" calcext:value-type="float">
            <text:p>31.256729125976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5]/[.J95]" office:value-type="float" office:value="1.08381654976601" calcext:value-type="float">
            <text:p>1.08381654976601</text:p>
          </table:table-cell>
          <table:table-cell table:formula="of:=[.U95]-[.J95]" office:value-type="float" office:value="2.81876280584721" calcext:value-type="float">
            <text:p>2.81876280584721</text:p>
          </table:table-cell>
          <table:table-cell table:formula="of:=[.V95]-[.K95]" office:value-type="float" office:value="2.00250053405762" calcext:value-type="float">
            <text:p>2.00250053405762</text:p>
          </table:table-cell>
          <table:table-cell table:formula="of:=[.W95]-[.L95]" office:value-type="float" office:value="0.731729125976603" calcext:value-type="float">
            <text:p>0.731729125976603</text:p>
          </table:table-cell>
          <table:table-cell table:formula="of:=[.X95]-[.M9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000" calcext:value-type="float">
            <text:p>19,000</text:p>
          </table:table-cell>
          <table:table-cell table:formula="of:=[.A96]*[.C96]" office:value-type="float" office:value="285000" calcext:value-type="float">
            <text:p>28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6:.I96])" office:value-type="float" office:value="34078396" calcext:value-type="float">
            <text:p>34,078,396</text:p>
          </table:table-cell>
          <table:table-cell table:formula="of:=[.A96]*[.C96]*[.D96]*[.$B$5]" office:value-type="float" office:value="3135000" calcext:value-type="float">
            <text:p>3,135,000</text:p>
          </table:table-cell>
          <table:table-cell table:formula="of:=[.A96]*[.D96]*[.$B$2]*[.$B$6]" office:value-type="float" office:value="30932000" calcext:value-type="float">
            <text:p>30,932,000</text:p>
          </table:table-cell>
          <table:table-cell table:formula="of:=[.D96]*[.$B$2]*[.$B$3]*[.$B$6]" office:value-type="float" office:value="11396" calcext:value-type="float">
            <text:p>11,396</text:p>
          </table:table-cell>
          <table:table-cell table:formula="of:=[.F96]/1000000" office:value-type="float" office:value="34.078396" calcext:value-type="float">
            <text:p>34.08</text:p>
          </table:table-cell>
          <table:table-cell table:formula="of:=[.G96]/1000000" office:value-type="float" office:value="3.135" calcext:value-type="float">
            <text:p>3.14</text:p>
          </table:table-cell>
          <table:table-cell table:formula="of:=[.H96]/1000000" office:value-type="float" office:value="30.932" calcext:value-type="float">
            <text:p>30.93</text:p>
          </table:table-cell>
          <table:table-cell table:formula="of:=[.I96]/1000000" office:value-type="float" office:value="0.011396" calcext:value-type="float">
            <text:p>0.01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284999" calcext:value-type="float">
            <text:p>28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6:.X96])" office:value-type="float" office:value="36.9336137771606" calcext:value-type="float">
            <text:p>36.9336137771606</text:p>
          </table:table-cell>
          <table:table-cell office:value-type="float" office:value="5.16419982910156" calcext:value-type="float">
            <text:p>5.16419982910156</text:p>
          </table:table-cell>
          <table:table-cell office:value-type="float" office:value="31.6734848022461" calcext:value-type="float">
            <text:p>31.673484802246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6]/[.J96]" office:value-type="float" office:value="1.08378380769918" calcext:value-type="float">
            <text:p>1.08378380769918</text:p>
          </table:table-cell>
          <table:table-cell table:formula="of:=[.U96]-[.J96]" office:value-type="float" office:value="2.85521777716065" calcext:value-type="float">
            <text:p>2.85521777716065</text:p>
          </table:table-cell>
          <table:table-cell table:formula="of:=[.V96]-[.K96]" office:value-type="float" office:value="2.02919982910156" calcext:value-type="float">
            <text:p>2.02919982910156</text:p>
          </table:table-cell>
          <table:table-cell table:formula="of:=[.W96]-[.L96]" office:value-type="float" office:value="0.741484802246102" calcext:value-type="float">
            <text:p>0.741484802246102</text:p>
          </table:table-cell>
          <table:table-cell table:formula="of:=[.X96]-[.M9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250" calcext:value-type="float">
            <text:p>19,250</text:p>
          </table:table-cell>
          <table:table-cell table:formula="of:=[.A97]*[.C97]" office:value-type="float" office:value="288750" calcext:value-type="float">
            <text:p>28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7:.I97])" office:value-type="float" office:value="34526646" calcext:value-type="float">
            <text:p>34,526,646</text:p>
          </table:table-cell>
          <table:table-cell table:formula="of:=[.A97]*[.C97]*[.D97]*[.$B$5]" office:value-type="float" office:value="3176250" calcext:value-type="float">
            <text:p>3,176,250</text:p>
          </table:table-cell>
          <table:table-cell table:formula="of:=[.A97]*[.D97]*[.$B$2]*[.$B$6]" office:value-type="float" office:value="31339000" calcext:value-type="float">
            <text:p>31,339,000</text:p>
          </table:table-cell>
          <table:table-cell table:formula="of:=[.D97]*[.$B$2]*[.$B$3]*[.$B$6]" office:value-type="float" office:value="11396" calcext:value-type="float">
            <text:p>11,396</text:p>
          </table:table-cell>
          <table:table-cell table:formula="of:=[.F97]/1000000" office:value-type="float" office:value="34.526646" calcext:value-type="float">
            <text:p>34.53</text:p>
          </table:table-cell>
          <table:table-cell table:formula="of:=[.G97]/1000000" office:value-type="float" office:value="3.17625" calcext:value-type="float">
            <text:p>3.18</text:p>
          </table:table-cell>
          <table:table-cell table:formula="of:=[.H97]/1000000" office:value-type="float" office:value="31.339" calcext:value-type="float">
            <text:p>31.34</text:p>
          </table:table-cell>
          <table:table-cell table:formula="of:=[.I97]/1000000" office:value-type="float" office:value="0.011396" calcext:value-type="float">
            <text:p>0.01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288749" calcext:value-type="float">
            <text:p>28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7:.X97])" office:value-type="float" office:value="37.4183187484741" calcext:value-type="float">
            <text:p>37.4183187484741</text:p>
          </table:table-cell>
          <table:table-cell office:value-type="float" office:value="5.23214912414551" calcext:value-type="float">
            <text:p>5.23214912414551</text:p>
          </table:table-cell>
          <table:table-cell office:value-type="float" office:value="32.0902404785156" calcext:value-type="float">
            <text:p>32.090240478515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7]/[.J97]" office:value-type="float" office:value="1.08375191579495" calcext:value-type="float">
            <text:p>1.08375191579495</text:p>
          </table:table-cell>
          <table:table-cell table:formula="of:=[.U97]-[.J97]" office:value-type="float" office:value="2.89167274847409" calcext:value-type="float">
            <text:p>2.89167274847409</text:p>
          </table:table-cell>
          <table:table-cell table:formula="of:=[.V97]-[.K97]" office:value-type="float" office:value="2.05589912414551" calcext:value-type="float">
            <text:p>2.05589912414551</text:p>
          </table:table-cell>
          <table:table-cell table:formula="of:=[.W97]-[.L97]" office:value-type="float" office:value="0.751240478515598" calcext:value-type="float">
            <text:p>0.751240478515598</text:p>
          </table:table-cell>
          <table:table-cell table:formula="of:=[.X97]-[.M9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500" calcext:value-type="float">
            <text:p>19,500</text:p>
          </table:table-cell>
          <table:table-cell table:formula="of:=[.A98]*[.C98]" office:value-type="float" office:value="292500" calcext:value-type="float">
            <text:p>29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8:.I98])" office:value-type="float" office:value="34974896" calcext:value-type="float">
            <text:p>34,974,896</text:p>
          </table:table-cell>
          <table:table-cell table:formula="of:=[.A98]*[.C98]*[.D98]*[.$B$5]" office:value-type="float" office:value="3217500" calcext:value-type="float">
            <text:p>3,217,500</text:p>
          </table:table-cell>
          <table:table-cell table:formula="of:=[.A98]*[.D98]*[.$B$2]*[.$B$6]" office:value-type="float" office:value="31746000" calcext:value-type="float">
            <text:p>31,746,000</text:p>
          </table:table-cell>
          <table:table-cell table:formula="of:=[.D98]*[.$B$2]*[.$B$3]*[.$B$6]" office:value-type="float" office:value="11396" calcext:value-type="float">
            <text:p>11,396</text:p>
          </table:table-cell>
          <table:table-cell table:formula="of:=[.F98]/1000000" office:value-type="float" office:value="34.974896" calcext:value-type="float">
            <text:p>34.97</text:p>
          </table:table-cell>
          <table:table-cell table:formula="of:=[.G98]/1000000" office:value-type="float" office:value="3.2175" calcext:value-type="float">
            <text:p>3.22</text:p>
          </table:table-cell>
          <table:table-cell table:formula="of:=[.H98]/1000000" office:value-type="float" office:value="31.746" calcext:value-type="float">
            <text:p>31.75</text:p>
          </table:table-cell>
          <table:table-cell table:formula="of:=[.I98]/1000000" office:value-type="float" office:value="0.011396" calcext:value-type="float">
            <text:p>0.01</text:p>
          </table:table-cell>
          <table:table-cell/>
          <table:table-cell office:value-type="float" office:value="19500" calcext:value-type="float">
            <text:p>19500</text:p>
          </table:table-cell>
          <table:table-cell office:value-type="float" office:value="292499" calcext:value-type="float">
            <text:p>29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8:.X98])" office:value-type="float" office:value="37.9030237197876" calcext:value-type="float">
            <text:p>37.9030237197876</text:p>
          </table:table-cell>
          <table:table-cell office:value-type="float" office:value="5.30009841918945" calcext:value-type="float">
            <text:p>5.30009841918945</text:p>
          </table:table-cell>
          <table:table-cell office:value-type="float" office:value="32.5069961547852" calcext:value-type="float">
            <text:p>32.506996154785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8]/[.J98]" office:value-type="float" office:value="1.08372084136541" calcext:value-type="float">
            <text:p>1.08372084136541</text:p>
          </table:table-cell>
          <table:table-cell table:formula="of:=[.U98]-[.J98]" office:value-type="float" office:value="2.92812771978764" calcext:value-type="float">
            <text:p>2.92812771978764</text:p>
          </table:table-cell>
          <table:table-cell table:formula="of:=[.V98]-[.K98]" office:value-type="float" office:value="2.08259841918945" calcext:value-type="float">
            <text:p>2.08259841918945</text:p>
          </table:table-cell>
          <table:table-cell table:formula="of:=[.W98]-[.L98]" office:value-type="float" office:value="0.7609961547852" calcext:value-type="float">
            <text:p>0.7609961547852</text:p>
          </table:table-cell>
          <table:table-cell table:formula="of:=[.X98]-[.M9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750" calcext:value-type="float">
            <text:p>19,750</text:p>
          </table:table-cell>
          <table:table-cell table:formula="of:=[.A99]*[.C99]" office:value-type="float" office:value="296250" calcext:value-type="float">
            <text:p>29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9:.I99])" office:value-type="float" office:value="35423146" calcext:value-type="float">
            <text:p>35,423,146</text:p>
          </table:table-cell>
          <table:table-cell table:formula="of:=[.A99]*[.C99]*[.D99]*[.$B$5]" office:value-type="float" office:value="3258750" calcext:value-type="float">
            <text:p>3,258,750</text:p>
          </table:table-cell>
          <table:table-cell table:formula="of:=[.A99]*[.D99]*[.$B$2]*[.$B$6]" office:value-type="float" office:value="32153000" calcext:value-type="float">
            <text:p>32,153,000</text:p>
          </table:table-cell>
          <table:table-cell table:formula="of:=[.D99]*[.$B$2]*[.$B$3]*[.$B$6]" office:value-type="float" office:value="11396" calcext:value-type="float">
            <text:p>11,396</text:p>
          </table:table-cell>
          <table:table-cell table:formula="of:=[.F99]/1000000" office:value-type="float" office:value="35.423146" calcext:value-type="float">
            <text:p>35.42</text:p>
          </table:table-cell>
          <table:table-cell table:formula="of:=[.G99]/1000000" office:value-type="float" office:value="3.25875" calcext:value-type="float">
            <text:p>3.26</text:p>
          </table:table-cell>
          <table:table-cell table:formula="of:=[.H99]/1000000" office:value-type="float" office:value="32.153" calcext:value-type="float">
            <text:p>32.15</text:p>
          </table:table-cell>
          <table:table-cell table:formula="of:=[.I99]/1000000" office:value-type="float" office:value="0.011396" calcext:value-type="float">
            <text:p>0.01</text:p>
          </table:table-cell>
          <table:table-cell/>
          <table:table-cell office:value-type="float" office:value="19750" calcext:value-type="float">
            <text:p>19750</text:p>
          </table:table-cell>
          <table:table-cell office:value-type="float" office:value="296249" calcext:value-type="float">
            <text:p>29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9:.X99])" office:value-type="float" office:value="38.3877286911011" calcext:value-type="float">
            <text:p>38.3877286911011</text:p>
          </table:table-cell>
          <table:table-cell office:value-type="float" office:value="5.3680477142334" calcext:value-type="float">
            <text:p>5.3680477142334</text:p>
          </table:table-cell>
          <table:table-cell office:value-type="float" office:value="32.9237518310547" calcext:value-type="float">
            <text:p>32.923751831054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9]/[.J99]" office:value-type="float" office:value="1.08369055337719" calcext:value-type="float">
            <text:p>1.08369055337719</text:p>
          </table:table-cell>
          <table:table-cell table:formula="of:=[.U99]-[.J99]" office:value-type="float" office:value="2.96458269110109" calcext:value-type="float">
            <text:p>2.96458269110109</text:p>
          </table:table-cell>
          <table:table-cell table:formula="of:=[.V99]-[.K99]" office:value-type="float" office:value="2.1092977142334" calcext:value-type="float">
            <text:p>2.1092977142334</text:p>
          </table:table-cell>
          <table:table-cell table:formula="of:=[.W99]-[.L99]" office:value-type="float" office:value="0.770751831054703" calcext:value-type="float">
            <text:p>0.770751831054703</text:p>
          </table:table-cell>
          <table:table-cell table:formula="of:=[.X99]-[.M9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000" calcext:value-type="float">
            <text:p>20,000</text:p>
          </table:table-cell>
          <table:table-cell table:formula="of:=[.A100]*[.C100]" office:value-type="float" office:value="300000" calcext:value-type="float">
            <text:p>30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0:.I100])" office:value-type="float" office:value="35871396" calcext:value-type="float">
            <text:p>35,871,396</text:p>
          </table:table-cell>
          <table:table-cell table:formula="of:=[.A100]*[.C100]*[.D100]*[.$B$5]" office:value-type="float" office:value="3300000" calcext:value-type="float">
            <text:p>3,300,000</text:p>
          </table:table-cell>
          <table:table-cell table:formula="of:=[.A100]*[.D100]*[.$B$2]*[.$B$6]" office:value-type="float" office:value="32560000" calcext:value-type="float">
            <text:p>32,560,000</text:p>
          </table:table-cell>
          <table:table-cell table:formula="of:=[.D100]*[.$B$2]*[.$B$3]*[.$B$6]" office:value-type="float" office:value="11396" calcext:value-type="float">
            <text:p>11,396</text:p>
          </table:table-cell>
          <table:table-cell table:formula="of:=[.F100]/1000000" office:value-type="float" office:value="35.871396" calcext:value-type="float">
            <text:p>35.87</text:p>
          </table:table-cell>
          <table:table-cell table:formula="of:=[.G100]/1000000" office:value-type="float" office:value="3.3" calcext:value-type="float">
            <text:p>3.30</text:p>
          </table:table-cell>
          <table:table-cell table:formula="of:=[.H100]/1000000" office:value-type="float" office:value="32.56" calcext:value-type="float">
            <text:p>32.56</text:p>
          </table:table-cell>
          <table:table-cell table:formula="of:=[.I100]/1000000" office:value-type="float" office:value="0.011396" calcext:value-type="float">
            <text:p>0.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99999" calcext:value-type="float">
            <text:p>29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0:.X100])" office:value-type="float" office:value="38.8724336624145" calcext:value-type="float">
            <text:p>38.8724336624145</text:p>
          </table:table-cell>
          <table:table-cell office:value-type="float" office:value="5.43599700927734" calcext:value-type="float">
            <text:p>5.43599700927734</text:p>
          </table:table-cell>
          <table:table-cell office:value-type="float" office:value="33.3405075073242" calcext:value-type="float">
            <text:p>33.340507507324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0]/[.J100]" office:value-type="float" office:value="1.08366102234813" calcext:value-type="float">
            <text:p>1.08366102234813</text:p>
          </table:table-cell>
          <table:table-cell table:formula="of:=[.U100]-[.J100]" office:value-type="float" office:value="3.00103766241453" calcext:value-type="float">
            <text:p>3.00103766241453</text:p>
          </table:table-cell>
          <table:table-cell table:formula="of:=[.V100]-[.K100]" office:value-type="float" office:value="2.13599700927734" calcext:value-type="float">
            <text:p>2.13599700927734</text:p>
          </table:table-cell>
          <table:table-cell table:formula="of:=[.W100]-[.L100]" office:value-type="float" office:value="0.780507507324195" calcext:value-type="float">
            <text:p>0.780507507324195</text:p>
          </table:table-cell>
          <table:table-cell table:formula="of:=[.X100]-[.M10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250" calcext:value-type="float">
            <text:p>20,250</text:p>
          </table:table-cell>
          <table:table-cell table:formula="of:=[.A101]*[.C101]" office:value-type="float" office:value="303750" calcext:value-type="float">
            <text:p>30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1:.I101])" office:value-type="float" office:value="36319646" calcext:value-type="float">
            <text:p>36,319,646</text:p>
          </table:table-cell>
          <table:table-cell table:formula="of:=[.A101]*[.C101]*[.D101]*[.$B$5]" office:value-type="float" office:value="3341250" calcext:value-type="float">
            <text:p>3,341,250</text:p>
          </table:table-cell>
          <table:table-cell table:formula="of:=[.A101]*[.D101]*[.$B$2]*[.$B$6]" office:value-type="float" office:value="32967000" calcext:value-type="float">
            <text:p>32,967,000</text:p>
          </table:table-cell>
          <table:table-cell table:formula="of:=[.D101]*[.$B$2]*[.$B$3]*[.$B$6]" office:value-type="float" office:value="11396" calcext:value-type="float">
            <text:p>11,396</text:p>
          </table:table-cell>
          <table:table-cell table:formula="of:=[.F101]/1000000" office:value-type="float" office:value="36.319646" calcext:value-type="float">
            <text:p>36.32</text:p>
          </table:table-cell>
          <table:table-cell table:formula="of:=[.G101]/1000000" office:value-type="float" office:value="3.34125" calcext:value-type="float">
            <text:p>3.34</text:p>
          </table:table-cell>
          <table:table-cell table:formula="of:=[.H101]/1000000" office:value-type="float" office:value="32.967" calcext:value-type="float">
            <text:p>32.97</text:p>
          </table:table-cell>
          <table:table-cell table:formula="of:=[.I101]/1000000" office:value-type="float" office:value="0.011396" calcext:value-type="float">
            <text:p>0.01</text:p>
          </table:table-cell>
          <table:table-cell/>
          <table:table-cell office:value-type="float" office:value="20250" calcext:value-type="float">
            <text:p>20250</text:p>
          </table:table-cell>
          <table:table-cell office:value-type="float" office:value="303749" calcext:value-type="float">
            <text:p>30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1:.X101])" office:value-type="float" office:value="39.357138633728" calcext:value-type="float">
            <text:p>39.357138633728</text:p>
          </table:table-cell>
          <table:table-cell office:value-type="float" office:value="5.50394630432129" calcext:value-type="float">
            <text:p>5.50394630432129</text:p>
          </table:table-cell>
          <table:table-cell office:value-type="float" office:value="33.7572631835937" calcext:value-type="float">
            <text:p>33.757263183593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1]/[.J101]" office:value-type="float" office:value="1.08363222025149" calcext:value-type="float">
            <text:p>1.08363222025149</text:p>
          </table:table-cell>
          <table:table-cell table:formula="of:=[.U101]-[.J101]" office:value-type="float" office:value="3.03749263372798" calcext:value-type="float">
            <text:p>3.03749263372798</text:p>
          </table:table-cell>
          <table:table-cell table:formula="of:=[.V101]-[.K101]" office:value-type="float" office:value="2.16269630432129" calcext:value-type="float">
            <text:p>2.16269630432129</text:p>
          </table:table-cell>
          <table:table-cell table:formula="of:=[.W101]-[.L101]" office:value-type="float" office:value="0.790263183593702" calcext:value-type="float">
            <text:p>0.790263183593702</text:p>
          </table:table-cell>
          <table:table-cell table:formula="of:=[.X101]-[.M10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500" calcext:value-type="float">
            <text:p>20,500</text:p>
          </table:table-cell>
          <table:table-cell table:formula="of:=[.A102]*[.C102]" office:value-type="float" office:value="307500" calcext:value-type="float">
            <text:p>30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2:.I102])" office:value-type="float" office:value="36767896" calcext:value-type="float">
            <text:p>36,767,896</text:p>
          </table:table-cell>
          <table:table-cell table:style-name="ce9" table:formula="of:=[.A102]*[.C102]*[.D102]*[.$B$5]" office:value-type="float" office:value="3382500" calcext:value-type="float">
            <text:p>3,382,500</text:p>
          </table:table-cell>
          <table:table-cell table:style-name="ce9" table:formula="of:=[.A102]*[.D102]*[.$B$2]*[.$B$6]" office:value-type="float" office:value="33374000" calcext:value-type="float">
            <text:p>33,374,000</text:p>
          </table:table-cell>
          <table:table-cell table:formula="of:=[.D102]*[.$B$2]*[.$B$3]*[.$B$6]" office:value-type="float" office:value="11396" calcext:value-type="float">
            <text:p>11,396</text:p>
          </table:table-cell>
          <table:table-cell table:formula="of:=[.F102]/1000000" office:value-type="float" office:value="36.767896" calcext:value-type="float">
            <text:p>36.77</text:p>
          </table:table-cell>
          <table:table-cell table:formula="of:=[.G102]/1000000" office:value-type="float" office:value="3.3825" calcext:value-type="float">
            <text:p>3.38</text:p>
          </table:table-cell>
          <table:table-cell table:formula="of:=[.H102]/1000000" office:value-type="float" office:value="33.374" calcext:value-type="float">
            <text:p>33.37</text:p>
          </table:table-cell>
          <table:table-cell table:formula="of:=[.I102]/1000000" office:value-type="float" office:value="0.011396" calcext:value-type="float">
            <text:p>0.01</text:p>
          </table:table-cell>
          <table:table-cell/>
          <table:table-cell office:value-type="float" office:value="20500" calcext:value-type="float">
            <text:p>20500</text:p>
          </table:table-cell>
          <table:table-cell office:value-type="float" office:value="307499" calcext:value-type="float">
            <text:p>30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2:.X102])" office:value-type="float" office:value="39.8418436050415" calcext:value-type="float">
            <text:p>39.8418436050415</text:p>
          </table:table-cell>
          <table:table-cell office:value-type="float" office:value="5.57189559936523" calcext:value-type="float">
            <text:p>5.57189559936523</text:p>
          </table:table-cell>
          <table:table-cell office:value-type="float" office:value="34.1740188598633" calcext:value-type="float">
            <text:p>34.174018859863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2]/[.J102]" office:value-type="float" office:value="1.08360412042727" calcext:value-type="float">
            <text:p>1.08360412042727</text:p>
          </table:table-cell>
          <table:table-cell table:formula="of:=[.U102]-[.J102]" office:value-type="float" office:value="3.07394760504152" calcext:value-type="float">
            <text:p>3.07394760504152</text:p>
          </table:table-cell>
          <table:table-cell table:formula="of:=[.V102]-[.K102]" office:value-type="float" office:value="2.18939559936523" calcext:value-type="float">
            <text:p>2.18939559936523</text:p>
          </table:table-cell>
          <table:table-cell table:formula="of:=[.W102]-[.L102]" office:value-type="float" office:value="0.8000188598633" calcext:value-type="float">
            <text:p>0.8000188598633</text:p>
          </table:table-cell>
          <table:table-cell table:formula="of:=[.X102]-[.M10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750" calcext:value-type="float">
            <text:p>20,750</text:p>
          </table:table-cell>
          <table:table-cell table:formula="of:=[.A103]*[.C103]" office:value-type="float" office:value="311250" calcext:value-type="float">
            <text:p>31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3:.I103])" office:value-type="float" office:value="37216146" calcext:value-type="float">
            <text:p>37,216,146</text:p>
          </table:table-cell>
          <table:table-cell table:formula="of:=[.A103]*[.C103]*[.D103]*[.$B$5]" office:value-type="float" office:value="3423750" calcext:value-type="float">
            <text:p>3,423,750</text:p>
          </table:table-cell>
          <table:table-cell table:formula="of:=[.A103]*[.D103]*[.$B$2]*[.$B$6]" office:value-type="float" office:value="33781000" calcext:value-type="float">
            <text:p>33,781,000</text:p>
          </table:table-cell>
          <table:table-cell table:formula="of:=[.D103]*[.$B$2]*[.$B$3]*[.$B$6]" office:value-type="float" office:value="11396" calcext:value-type="float">
            <text:p>11,396</text:p>
          </table:table-cell>
          <table:table-cell table:formula="of:=[.F103]/1000000" office:value-type="float" office:value="37.216146" calcext:value-type="float">
            <text:p>37.22</text:p>
          </table:table-cell>
          <table:table-cell table:formula="of:=[.G103]/1000000" office:value-type="float" office:value="3.42375" calcext:value-type="float">
            <text:p>3.42</text:p>
          </table:table-cell>
          <table:table-cell table:formula="of:=[.H103]/1000000" office:value-type="float" office:value="33.781" calcext:value-type="float">
            <text:p>33.78</text:p>
          </table:table-cell>
          <table:table-cell table:formula="of:=[.I103]/1000000" office:value-type="float" office:value="0.011396" calcext:value-type="float">
            <text:p>0.01</text:p>
          </table:table-cell>
          <table:table-cell/>
          <table:table-cell office:value-type="float" office:value="20750" calcext:value-type="float">
            <text:p>20750</text:p>
          </table:table-cell>
          <table:table-cell office:value-type="float" office:value="311249" calcext:value-type="float">
            <text:p>31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3:.X103])" office:value-type="float" office:value="40.326548576355" calcext:value-type="float">
            <text:p>40.326548576355</text:p>
          </table:table-cell>
          <table:table-cell office:value-type="float" office:value="5.63984489440918" calcext:value-type="float">
            <text:p>5.63984489440918</text:p>
          </table:table-cell>
          <table:table-cell office:value-type="float" office:value="34.5907745361328" calcext:value-type="float">
            <text:p>34.590774536132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3]/[.J103]" office:value-type="float" office:value="1.08357669749992" calcext:value-type="float">
            <text:p>1.08357669749992</text:p>
          </table:table-cell>
          <table:table-cell table:formula="of:=[.U103]-[.J103]" office:value-type="float" office:value="3.11040257635496" calcext:value-type="float">
            <text:p>3.11040257635496</text:p>
          </table:table-cell>
          <table:table-cell table:formula="of:=[.V103]-[.K103]" office:value-type="float" office:value="2.21609489440918" calcext:value-type="float">
            <text:p>2.21609489440918</text:p>
          </table:table-cell>
          <table:table-cell table:formula="of:=[.W103]-[.L103]" office:value-type="float" office:value="0.8097745361328" calcext:value-type="float">
            <text:p>0.8097745361328</text:p>
          </table:table-cell>
          <table:table-cell table:formula="of:=[.X103]-[.M10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000" calcext:value-type="float">
            <text:p>21,000</text:p>
          </table:table-cell>
          <table:table-cell table:formula="of:=[.A104]*[.C104]" office:value-type="float" office:value="315000" calcext:value-type="float">
            <text:p>31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4:.I104])" office:value-type="float" office:value="37664396" calcext:value-type="float">
            <text:p>37,664,396</text:p>
          </table:table-cell>
          <table:table-cell table:formula="of:=[.A104]*[.C104]*[.D104]*[.$B$5]" office:value-type="float" office:value="3465000" calcext:value-type="float">
            <text:p>3,465,000</text:p>
          </table:table-cell>
          <table:table-cell table:formula="of:=[.A104]*[.D104]*[.$B$2]*[.$B$6]" office:value-type="float" office:value="34188000" calcext:value-type="float">
            <text:p>34,188,000</text:p>
          </table:table-cell>
          <table:table-cell table:formula="of:=[.D104]*[.$B$2]*[.$B$3]*[.$B$6]" office:value-type="float" office:value="11396" calcext:value-type="float">
            <text:p>11,396</text:p>
          </table:table-cell>
          <table:table-cell table:formula="of:=[.F104]/1000000" office:value-type="float" office:value="37.664396" calcext:value-type="float">
            <text:p>37.66</text:p>
          </table:table-cell>
          <table:table-cell table:formula="of:=[.G104]/1000000" office:value-type="float" office:value="3.465" calcext:value-type="float">
            <text:p>3.47</text:p>
          </table:table-cell>
          <table:table-cell table:formula="of:=[.H104]/1000000" office:value-type="float" office:value="34.188" calcext:value-type="float">
            <text:p>34.19</text:p>
          </table:table-cell>
          <table:table-cell table:formula="of:=[.I104]/1000000" office:value-type="float" office:value="0.011396" calcext:value-type="float">
            <text:p>0.01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314999" calcext:value-type="float">
            <text:p>31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4:.X104])" office:value-type="float" office:value="40.8112535476684" calcext:value-type="float">
            <text:p>40.8112535476684</text:p>
          </table:table-cell>
          <table:table-cell office:value-type="float" office:value="5.70779418945313" calcext:value-type="float">
            <text:p>5.70779418945313</text:p>
          </table:table-cell>
          <table:table-cell office:value-type="float" office:value="35.0075302124023" calcext:value-type="float">
            <text:p>35.007530212402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4]/[.J104]" office:value-type="float" office:value="1.08354992730186" calcext:value-type="float">
            <text:p>1.08354992730186</text:p>
          </table:table-cell>
          <table:table-cell table:formula="of:=[.U104]-[.J104]" office:value-type="float" office:value="3.14685754766842" calcext:value-type="float">
            <text:p>3.14685754766842</text:p>
          </table:table-cell>
          <table:table-cell table:formula="of:=[.V104]-[.K104]" office:value-type="float" office:value="2.24279418945313" calcext:value-type="float">
            <text:p>2.24279418945313</text:p>
          </table:table-cell>
          <table:table-cell table:formula="of:=[.W104]-[.L104]" office:value-type="float" office:value="0.819530212402299" calcext:value-type="float">
            <text:p>0.819530212402299</text:p>
          </table:table-cell>
          <table:table-cell table:formula="of:=[.X104]-[.M10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250" calcext:value-type="float">
            <text:p>21,250</text:p>
          </table:table-cell>
          <table:table-cell table:formula="of:=[.A105]*[.C105]" office:value-type="float" office:value="318750" calcext:value-type="float">
            <text:p>31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5:.I105])" office:value-type="float" office:value="38112646" calcext:value-type="float">
            <text:p>38,112,646</text:p>
          </table:table-cell>
          <table:table-cell table:formula="of:=[.A105]*[.C105]*[.D105]*[.$B$5]" office:value-type="float" office:value="3506250" calcext:value-type="float">
            <text:p>3,506,250</text:p>
          </table:table-cell>
          <table:table-cell table:formula="of:=[.A105]*[.D105]*[.$B$2]*[.$B$6]" office:value-type="float" office:value="34595000" calcext:value-type="float">
            <text:p>34,595,000</text:p>
          </table:table-cell>
          <table:table-cell table:formula="of:=[.D105]*[.$B$2]*[.$B$3]*[.$B$6]" office:value-type="float" office:value="11396" calcext:value-type="float">
            <text:p>11,396</text:p>
          </table:table-cell>
          <table:table-cell table:formula="of:=[.F105]/1000000" office:value-type="float" office:value="38.112646" calcext:value-type="float">
            <text:p>38.11</text:p>
          </table:table-cell>
          <table:table-cell table:formula="of:=[.G105]/1000000" office:value-type="float" office:value="3.50625" calcext:value-type="float">
            <text:p>3.51</text:p>
          </table:table-cell>
          <table:table-cell table:formula="of:=[.H105]/1000000" office:value-type="float" office:value="34.595" calcext:value-type="float">
            <text:p>34.60</text:p>
          </table:table-cell>
          <table:table-cell table:formula="of:=[.I105]/1000000" office:value-type="float" office:value="0.011396" calcext:value-type="float">
            <text:p>0.01</text:p>
          </table:table-cell>
          <table:table-cell/>
          <table:table-cell office:value-type="float" office:value="21250" calcext:value-type="float">
            <text:p>21250</text:p>
          </table:table-cell>
          <table:table-cell office:value-type="float" office:value="318749" calcext:value-type="float">
            <text:p>31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5:.X105])" office:value-type="float" office:value="41.295958518982" calcext:value-type="float">
            <text:p>41.295958518982</text:p>
          </table:table-cell>
          <table:table-cell office:value-type="float" office:value="5.77574348449707" calcext:value-type="float">
            <text:p>5.77574348449707</text:p>
          </table:table-cell>
          <table:table-cell office:value-type="float" office:value="35.4242858886719" calcext:value-type="float">
            <text:p>35.424285888671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5]/[.J105]" office:value-type="float" office:value="1.08352378680247" calcext:value-type="float">
            <text:p>1.08352378680247</text:p>
          </table:table-cell>
          <table:table-cell table:formula="of:=[.U105]-[.J105]" office:value-type="float" office:value="3.18331251898196" calcext:value-type="float">
            <text:p>3.18331251898196</text:p>
          </table:table-cell>
          <table:table-cell table:formula="of:=[.V105]-[.K105]" office:value-type="float" office:value="2.26949348449707" calcext:value-type="float">
            <text:p>2.26949348449707</text:p>
          </table:table-cell>
          <table:table-cell table:formula="of:=[.W105]-[.L105]" office:value-type="float" office:value="0.829285888671905" calcext:value-type="float">
            <text:p>0.829285888671905</text:p>
          </table:table-cell>
          <table:table-cell table:formula="of:=[.X105]-[.M10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500" calcext:value-type="float">
            <text:p>21,500</text:p>
          </table:table-cell>
          <table:table-cell table:formula="of:=[.A106]*[.C106]" office:value-type="float" office:value="322500" calcext:value-type="float">
            <text:p>32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6:.I106])" office:value-type="float" office:value="38560896" calcext:value-type="float">
            <text:p>38,560,896</text:p>
          </table:table-cell>
          <table:table-cell table:formula="of:=[.A106]*[.C106]*[.D106]*[.$B$5]" office:value-type="float" office:value="3547500" calcext:value-type="float">
            <text:p>3,547,500</text:p>
          </table:table-cell>
          <table:table-cell table:formula="of:=[.A106]*[.D106]*[.$B$2]*[.$B$6]" office:value-type="float" office:value="35002000" calcext:value-type="float">
            <text:p>35,002,000</text:p>
          </table:table-cell>
          <table:table-cell table:formula="of:=[.D106]*[.$B$2]*[.$B$3]*[.$B$6]" office:value-type="float" office:value="11396" calcext:value-type="float">
            <text:p>11,396</text:p>
          </table:table-cell>
          <table:table-cell table:formula="of:=[.F106]/1000000" office:value-type="float" office:value="38.560896" calcext:value-type="float">
            <text:p>38.56</text:p>
          </table:table-cell>
          <table:table-cell table:formula="of:=[.G106]/1000000" office:value-type="float" office:value="3.5475" calcext:value-type="float">
            <text:p>3.55</text:p>
          </table:table-cell>
          <table:table-cell table:formula="of:=[.H106]/1000000" office:value-type="float" office:value="35.002" calcext:value-type="float">
            <text:p>35.00</text:p>
          </table:table-cell>
          <table:table-cell table:formula="of:=[.I106]/1000000" office:value-type="float" office:value="0.011396" calcext:value-type="float">
            <text:p>0.01</text:p>
          </table:table-cell>
          <table:table-cell/>
          <table:table-cell office:value-type="float" office:value="21500" calcext:value-type="float">
            <text:p>21500</text:p>
          </table:table-cell>
          <table:table-cell office:value-type="float" office:value="322499" calcext:value-type="float">
            <text:p>32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6:.X106])" office:value-type="float" office:value="41.7806634902954" calcext:value-type="float">
            <text:p>41.7806634902954</text:p>
          </table:table-cell>
          <table:table-cell office:value-type="float" office:value="5.84369277954102" calcext:value-type="float">
            <text:p>5.84369277954102</text:p>
          </table:table-cell>
          <table:table-cell office:value-type="float" office:value="35.8410415649414" calcext:value-type="float">
            <text:p>35.841041564941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6]/[.J106]" office:value-type="float" office:value="1.08349825404201" calcext:value-type="float">
            <text:p>1.08349825404201</text:p>
          </table:table-cell>
          <table:table-cell table:formula="of:=[.U106]-[.J106]" office:value-type="float" office:value="3.21976749029541" calcext:value-type="float">
            <text:p>3.21976749029541</text:p>
          </table:table-cell>
          <table:table-cell table:formula="of:=[.V106]-[.K106]" office:value-type="float" office:value="2.29619277954102" calcext:value-type="float">
            <text:p>2.29619277954102</text:p>
          </table:table-cell>
          <table:table-cell table:formula="of:=[.W106]-[.L106]" office:value-type="float" office:value="0.839041564941397" calcext:value-type="float">
            <text:p>0.839041564941397</text:p>
          </table:table-cell>
          <table:table-cell table:formula="of:=[.X106]-[.M10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750" calcext:value-type="float">
            <text:p>21,750</text:p>
          </table:table-cell>
          <table:table-cell table:formula="of:=[.A107]*[.C107]" office:value-type="float" office:value="326250" calcext:value-type="float">
            <text:p>32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7:.I107])" office:value-type="float" office:value="39009146" calcext:value-type="float">
            <text:p>39,009,146</text:p>
          </table:table-cell>
          <table:table-cell table:formula="of:=[.A107]*[.C107]*[.D107]*[.$B$5]" office:value-type="float" office:value="3588750" calcext:value-type="float">
            <text:p>3,588,750</text:p>
          </table:table-cell>
          <table:table-cell table:formula="of:=[.A107]*[.D107]*[.$B$2]*[.$B$6]" office:value-type="float" office:value="35409000" calcext:value-type="float">
            <text:p>35,409,000</text:p>
          </table:table-cell>
          <table:table-cell table:formula="of:=[.D107]*[.$B$2]*[.$B$3]*[.$B$6]" office:value-type="float" office:value="11396" calcext:value-type="float">
            <text:p>11,396</text:p>
          </table:table-cell>
          <table:table-cell table:formula="of:=[.F107]/1000000" office:value-type="float" office:value="39.009146" calcext:value-type="float">
            <text:p>39.01</text:p>
          </table:table-cell>
          <table:table-cell table:formula="of:=[.G107]/1000000" office:value-type="float" office:value="3.58875" calcext:value-type="float">
            <text:p>3.59</text:p>
          </table:table-cell>
          <table:table-cell table:formula="of:=[.H107]/1000000" office:value-type="float" office:value="35.409" calcext:value-type="float">
            <text:p>35.41</text:p>
          </table:table-cell>
          <table:table-cell table:formula="of:=[.I107]/1000000" office:value-type="float" office:value="0.011396" calcext:value-type="float">
            <text:p>0.01</text:p>
          </table:table-cell>
          <table:table-cell/>
          <table:table-cell office:value-type="float" office:value="21750" calcext:value-type="float">
            <text:p>21750</text:p>
          </table:table-cell>
          <table:table-cell office:value-type="float" office:value="326249" calcext:value-type="float">
            <text:p>32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7:.X107])" office:value-type="float" office:value="42.2653684616089" calcext:value-type="float">
            <text:p>42.2653684616089</text:p>
          </table:table-cell>
          <table:table-cell office:value-type="float" office:value="5.91164207458496" calcext:value-type="float">
            <text:p>5.91164207458496</text:p>
          </table:table-cell>
          <table:table-cell office:value-type="float" office:value="36.2577972412109" calcext:value-type="float">
            <text:p>36.257797241210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7]/[.J107]" office:value-type="float" office:value="1.08347330807008" calcext:value-type="float">
            <text:p>1.08347330807008</text:p>
          </table:table-cell>
          <table:table-cell table:formula="of:=[.U107]-[.J107]" office:value-type="float" office:value="3.25622246160885" calcext:value-type="float">
            <text:p>3.25622246160885</text:p>
          </table:table-cell>
          <table:table-cell table:formula="of:=[.V107]-[.K107]" office:value-type="float" office:value="2.32289207458496" calcext:value-type="float">
            <text:p>2.32289207458496</text:p>
          </table:table-cell>
          <table:table-cell table:formula="of:=[.W107]-[.L107]" office:value-type="float" office:value="0.848797241210903" calcext:value-type="float">
            <text:p>0.848797241210903</text:p>
          </table:table-cell>
          <table:table-cell table:formula="of:=[.X107]-[.M10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000" calcext:value-type="float">
            <text:p>22,000</text:p>
          </table:table-cell>
          <table:table-cell table:formula="of:=[.A108]*[.C108]" office:value-type="float" office:value="330000" calcext:value-type="float">
            <text:p>33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8:.I108])" office:value-type="float" office:value="39457396" calcext:value-type="float">
            <text:p>39,457,396</text:p>
          </table:table-cell>
          <table:table-cell table:formula="of:=[.A108]*[.C108]*[.D108]*[.$B$5]" office:value-type="float" office:value="3630000" calcext:value-type="float">
            <text:p>3,630,000</text:p>
          </table:table-cell>
          <table:table-cell table:formula="of:=[.A108]*[.D108]*[.$B$2]*[.$B$6]" office:value-type="float" office:value="35816000" calcext:value-type="float">
            <text:p>35,816,000</text:p>
          </table:table-cell>
          <table:table-cell table:formula="of:=[.D108]*[.$B$2]*[.$B$3]*[.$B$6]" office:value-type="float" office:value="11396" calcext:value-type="float">
            <text:p>11,396</text:p>
          </table:table-cell>
          <table:table-cell table:formula="of:=[.F108]/1000000" office:value-type="float" office:value="39.457396" calcext:value-type="float">
            <text:p>39.46</text:p>
          </table:table-cell>
          <table:table-cell table:formula="of:=[.G108]/1000000" office:value-type="float" office:value="3.63" calcext:value-type="float">
            <text:p>3.63</text:p>
          </table:table-cell>
          <table:table-cell table:formula="of:=[.H108]/1000000" office:value-type="float" office:value="35.816" calcext:value-type="float">
            <text:p>35.82</text:p>
          </table:table-cell>
          <table:table-cell table:formula="of:=[.I108]/1000000" office:value-type="float" office:value="0.011396" calcext:value-type="float">
            <text:p>0.01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329999" calcext:value-type="float">
            <text:p>32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8:.X108])" office:value-type="float" office:value="42.7500734329224" calcext:value-type="float">
            <text:p>42.7500734329224</text:p>
          </table:table-cell>
          <table:table-cell office:value-type="float" office:value="5.97959136962891" calcext:value-type="float">
            <text:p>5.97959136962891</text:p>
          </table:table-cell>
          <table:table-cell office:value-type="float" office:value="36.6745529174805" calcext:value-type="float">
            <text:p>36.674552917480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8]/[.J108]" office:value-type="float" office:value="1.08344892888832" calcext:value-type="float">
            <text:p>1.08344892888832</text:p>
          </table:table-cell>
          <table:table-cell table:formula="of:=[.U108]-[.J108]" office:value-type="float" office:value="3.29267743292239" calcext:value-type="float">
            <text:p>3.29267743292239</text:p>
          </table:table-cell>
          <table:table-cell table:formula="of:=[.V108]-[.K108]" office:value-type="float" office:value="2.34959136962891" calcext:value-type="float">
            <text:p>2.34959136962891</text:p>
          </table:table-cell>
          <table:table-cell table:formula="of:=[.W108]-[.L108]" office:value-type="float" office:value="0.858552917480495" calcext:value-type="float">
            <text:p>0.858552917480495</text:p>
          </table:table-cell>
          <table:table-cell table:formula="of:=[.X108]-[.M10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250" calcext:value-type="float">
            <text:p>22,250</text:p>
          </table:table-cell>
          <table:table-cell table:formula="of:=[.A109]*[.C109]" office:value-type="float" office:value="333750" calcext:value-type="float">
            <text:p>33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9:.I109])" office:value-type="float" office:value="39905646" calcext:value-type="float">
            <text:p>39,905,646</text:p>
          </table:table-cell>
          <table:table-cell table:formula="of:=[.A109]*[.C109]*[.D109]*[.$B$5]" office:value-type="float" office:value="3671250" calcext:value-type="float">
            <text:p>3,671,250</text:p>
          </table:table-cell>
          <table:table-cell table:formula="of:=[.A109]*[.D109]*[.$B$2]*[.$B$6]" office:value-type="float" office:value="36223000" calcext:value-type="float">
            <text:p>36,223,000</text:p>
          </table:table-cell>
          <table:table-cell table:formula="of:=[.D109]*[.$B$2]*[.$B$3]*[.$B$6]" office:value-type="float" office:value="11396" calcext:value-type="float">
            <text:p>11,396</text:p>
          </table:table-cell>
          <table:table-cell table:formula="of:=[.F109]/1000000" office:value-type="float" office:value="39.905646" calcext:value-type="float">
            <text:p>39.91</text:p>
          </table:table-cell>
          <table:table-cell table:formula="of:=[.G109]/1000000" office:value-type="float" office:value="3.67125" calcext:value-type="float">
            <text:p>3.67</text:p>
          </table:table-cell>
          <table:table-cell table:formula="of:=[.H109]/1000000" office:value-type="float" office:value="36.223" calcext:value-type="float">
            <text:p>36.22</text:p>
          </table:table-cell>
          <table:table-cell table:formula="of:=[.I109]/1000000" office:value-type="float" office:value="0.011396" calcext:value-type="float">
            <text:p>0.01</text:p>
          </table:table-cell>
          <table:table-cell/>
          <table:table-cell office:value-type="float" office:value="22250" calcext:value-type="float">
            <text:p>22250</text:p>
          </table:table-cell>
          <table:table-cell office:value-type="float" office:value="333749" calcext:value-type="float">
            <text:p>33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9:.X109])" office:value-type="float" office:value="43.2347784042358" calcext:value-type="float">
            <text:p>43.2347784042358</text:p>
          </table:table-cell>
          <table:table-cell office:value-type="float" office:value="6.04754066467285" calcext:value-type="float">
            <text:p>6.04754066467285</text:p>
          </table:table-cell>
          <table:table-cell office:value-type="float" office:value="37.09130859375" calcext:value-type="float">
            <text:p>37.09130859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9]/[.J109]" office:value-type="float" office:value="1.08342509739689" calcext:value-type="float">
            <text:p>1.08342509739689</text:p>
          </table:table-cell>
          <table:table-cell table:formula="of:=[.U109]-[.J109]" office:value-type="float" office:value="3.32913240423584" calcext:value-type="float">
            <text:p>3.32913240423584</text:p>
          </table:table-cell>
          <table:table-cell table:formula="of:=[.V109]-[.K109]" office:value-type="float" office:value="2.37629066467285" calcext:value-type="float">
            <text:p>2.37629066467285</text:p>
          </table:table-cell>
          <table:table-cell table:formula="of:=[.W109]-[.L109]" office:value-type="float" office:value="0.868308593750001" calcext:value-type="float">
            <text:p>0.868308593750001</text:p>
          </table:table-cell>
          <table:table-cell table:formula="of:=[.X109]-[.M10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500" calcext:value-type="float">
            <text:p>22,500</text:p>
          </table:table-cell>
          <table:table-cell table:formula="of:=[.A110]*[.C110]" office:value-type="float" office:value="337500" calcext:value-type="float">
            <text:p>33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0:.I110])" office:value-type="float" office:value="40353896" calcext:value-type="float">
            <text:p>40,353,896</text:p>
          </table:table-cell>
          <table:table-cell table:formula="of:=[.A110]*[.C110]*[.D110]*[.$B$5]" office:value-type="float" office:value="3712500" calcext:value-type="float">
            <text:p>3,712,500</text:p>
          </table:table-cell>
          <table:table-cell table:formula="of:=[.A110]*[.D110]*[.$B$2]*[.$B$6]" office:value-type="float" office:value="36630000" calcext:value-type="float">
            <text:p>36,630,000</text:p>
          </table:table-cell>
          <table:table-cell table:formula="of:=[.D110]*[.$B$2]*[.$B$3]*[.$B$6]" office:value-type="float" office:value="11396" calcext:value-type="float">
            <text:p>11,396</text:p>
          </table:table-cell>
          <table:table-cell table:formula="of:=[.F110]/1000000" office:value-type="float" office:value="40.353896" calcext:value-type="float">
            <text:p>40.35</text:p>
          </table:table-cell>
          <table:table-cell table:formula="of:=[.G110]/1000000" office:value-type="float" office:value="3.7125" calcext:value-type="float">
            <text:p>3.71</text:p>
          </table:table-cell>
          <table:table-cell table:formula="of:=[.H110]/1000000" office:value-type="float" office:value="36.63" calcext:value-type="float">
            <text:p>36.63</text:p>
          </table:table-cell>
          <table:table-cell table:formula="of:=[.I110]/1000000" office:value-type="float" office:value="0.011396" calcext:value-type="float">
            <text:p>0.01</text:p>
          </table:table-cell>
          <table:table-cell/>
          <table:table-cell office:value-type="float" office:value="22500" calcext:value-type="float">
            <text:p>22500</text:p>
          </table:table-cell>
          <table:table-cell office:value-type="float" office:value="337499" calcext:value-type="float">
            <text:p>33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0:.X110])" office:value-type="float" office:value="43.7194833755493" calcext:value-type="float">
            <text:p>43.7194833755493</text:p>
          </table:table-cell>
          <table:table-cell office:value-type="float" office:value="6.1154899597168" calcext:value-type="float">
            <text:p>6.1154899597168</text:p>
          </table:table-cell>
          <table:table-cell office:value-type="float" office:value="37.5080642700195" calcext:value-type="float">
            <text:p>37.508064270019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0]/[.J110]" office:value-type="float" office:value="1.0834017953446" calcext:value-type="float">
            <text:p>1.0834017953446</text:p>
          </table:table-cell>
          <table:table-cell table:formula="of:=[.U110]-[.J110]" office:value-type="float" office:value="3.36558737554929" calcext:value-type="float">
            <text:p>3.36558737554929</text:p>
          </table:table-cell>
          <table:table-cell table:formula="of:=[.V110]-[.K110]" office:value-type="float" office:value="2.4029899597168" calcext:value-type="float">
            <text:p>2.4029899597168</text:p>
          </table:table-cell>
          <table:table-cell table:formula="of:=[.W110]-[.L110]" office:value-type="float" office:value="0.8780642700195" calcext:value-type="float">
            <text:p>0.8780642700195</text:p>
          </table:table-cell>
          <table:table-cell table:formula="of:=[.X110]-[.M11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750" calcext:value-type="float">
            <text:p>22,750</text:p>
          </table:table-cell>
          <table:table-cell table:formula="of:=[.A111]*[.C111]" office:value-type="float" office:value="341250" calcext:value-type="float">
            <text:p>34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1:.I111])" office:value-type="float" office:value="40802146" calcext:value-type="float">
            <text:p>40,802,146</text:p>
          </table:table-cell>
          <table:table-cell table:style-name="ce9" table:formula="of:=[.A111]*[.C111]*[.D111]*[.$B$5]" office:value-type="float" office:value="3753750" calcext:value-type="float">
            <text:p>3,753,750</text:p>
          </table:table-cell>
          <table:table-cell table:style-name="ce9" table:formula="of:=[.A111]*[.D111]*[.$B$2]*[.$B$6]" office:value-type="float" office:value="37037000" calcext:value-type="float">
            <text:p>37,037,000</text:p>
          </table:table-cell>
          <table:table-cell table:formula="of:=[.D111]*[.$B$2]*[.$B$3]*[.$B$6]" office:value-type="float" office:value="11396" calcext:value-type="float">
            <text:p>11,396</text:p>
          </table:table-cell>
          <table:table-cell table:formula="of:=[.F111]/1000000" office:value-type="float" office:value="40.802146" calcext:value-type="float">
            <text:p>40.80</text:p>
          </table:table-cell>
          <table:table-cell table:formula="of:=[.G111]/1000000" office:value-type="float" office:value="3.75375" calcext:value-type="float">
            <text:p>3.75</text:p>
          </table:table-cell>
          <table:table-cell table:formula="of:=[.H111]/1000000" office:value-type="float" office:value="37.037" calcext:value-type="float">
            <text:p>37.04</text:p>
          </table:table-cell>
          <table:table-cell table:formula="of:=[.I111]/1000000" office:value-type="float" office:value="0.011396" calcext:value-type="float">
            <text:p>0.01</text:p>
          </table:table-cell>
          <table:table-cell/>
          <table:table-cell office:value-type="float" office:value="22750" calcext:value-type="float">
            <text:p>22750</text:p>
          </table:table-cell>
          <table:table-cell office:value-type="float" office:value="341249" calcext:value-type="float">
            <text:p>34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1:.X111])" office:value-type="float" office:value="44.2041883468628" calcext:value-type="float">
            <text:p>44.2041883468628</text:p>
          </table:table-cell>
          <table:table-cell office:value-type="float" office:value="6.18343925476074" calcext:value-type="float">
            <text:p>6.18343925476074</text:p>
          </table:table-cell>
          <table:table-cell office:value-type="float" office:value="37.9248199462891" calcext:value-type="float">
            <text:p>37.924819946289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1]/[.J111]" office:value-type="float" office:value="1.08337900528229" calcext:value-type="float">
            <text:p>1.08337900528229</text:p>
          </table:table-cell>
          <table:table-cell table:formula="of:=[.U111]-[.J111]" office:value-type="float" office:value="3.40204234686283" calcext:value-type="float">
            <text:p>3.40204234686283</text:p>
          </table:table-cell>
          <table:table-cell table:formula="of:=[.V111]-[.K111]" office:value-type="float" office:value="2.42968925476074" calcext:value-type="float">
            <text:p>2.42968925476074</text:p>
          </table:table-cell>
          <table:table-cell table:formula="of:=[.W111]-[.L111]" office:value-type="float" office:value="0.887819946289099" calcext:value-type="float">
            <text:p>0.887819946289099</text:p>
          </table:table-cell>
          <table:table-cell table:formula="of:=[.X111]-[.M11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000" calcext:value-type="float">
            <text:p>23,000</text:p>
          </table:table-cell>
          <table:table-cell table:formula="of:=[.A112]*[.C112]" office:value-type="float" office:value="345000" calcext:value-type="float">
            <text:p>34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2:.I112])" office:value-type="float" office:value="41250396" calcext:value-type="float">
            <text:p>41,250,396</text:p>
          </table:table-cell>
          <table:table-cell table:formula="of:=[.A112]*[.C112]*[.D112]*[.$B$5]" office:value-type="float" office:value="3795000" calcext:value-type="float">
            <text:p>3,795,000</text:p>
          </table:table-cell>
          <table:table-cell table:formula="of:=[.A112]*[.D112]*[.$B$2]*[.$B$6]" office:value-type="float" office:value="37444000" calcext:value-type="float">
            <text:p>37,444,000</text:p>
          </table:table-cell>
          <table:table-cell table:formula="of:=[.D112]*[.$B$2]*[.$B$3]*[.$B$6]" office:value-type="float" office:value="11396" calcext:value-type="float">
            <text:p>11,396</text:p>
          </table:table-cell>
          <table:table-cell table:formula="of:=[.F112]/1000000" office:value-type="float" office:value="41.250396" calcext:value-type="float">
            <text:p>41.25</text:p>
          </table:table-cell>
          <table:table-cell table:formula="of:=[.G112]/1000000" office:value-type="float" office:value="3.795" calcext:value-type="float">
            <text:p>3.80</text:p>
          </table:table-cell>
          <table:table-cell table:formula="of:=[.H112]/1000000" office:value-type="float" office:value="37.444" calcext:value-type="float">
            <text:p>37.44</text:p>
          </table:table-cell>
          <table:table-cell table:formula="of:=[.I112]/1000000" office:value-type="float" office:value="0.011396" calcext:value-type="float">
            <text:p>0.01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344999" calcext:value-type="float">
            <text:p>34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2:.X112])" office:value-type="float" office:value="44.6888933181763" calcext:value-type="float">
            <text:p>44.6888933181763</text:p>
          </table:table-cell>
          <table:table-cell office:value-type="float" office:value="6.25138854980469" calcext:value-type="float">
            <text:p>6.25138854980469</text:p>
          </table:table-cell>
          <table:table-cell office:value-type="float" office:value="38.3415756225586" calcext:value-type="float">
            <text:p>38.341575622558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2]/[.J112]" office:value-type="float" office:value="1.08335671051925" calcext:value-type="float">
            <text:p>1.08335671051925</text:p>
          </table:table-cell>
          <table:table-cell table:formula="of:=[.U112]-[.J112]" office:value-type="float" office:value="3.43849731817627" calcext:value-type="float">
            <text:p>3.43849731817627</text:p>
          </table:table-cell>
          <table:table-cell table:formula="of:=[.V112]-[.K112]" office:value-type="float" office:value="2.45638854980469" calcext:value-type="float">
            <text:p>2.45638854980469</text:p>
          </table:table-cell>
          <table:table-cell table:formula="of:=[.W112]-[.L112]" office:value-type="float" office:value="0.897575622558598" calcext:value-type="float">
            <text:p>0.897575622558598</text:p>
          </table:table-cell>
          <table:table-cell table:formula="of:=[.X112]-[.M11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250" calcext:value-type="float">
            <text:p>23,250</text:p>
          </table:table-cell>
          <table:table-cell table:formula="of:=[.A113]*[.C113]" office:value-type="float" office:value="348750" calcext:value-type="float">
            <text:p>34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3:.I113])" office:value-type="float" office:value="41698646" calcext:value-type="float">
            <text:p>41,698,646</text:p>
          </table:table-cell>
          <table:table-cell table:formula="of:=[.A113]*[.C113]*[.D113]*[.$B$5]" office:value-type="float" office:value="3836250" calcext:value-type="float">
            <text:p>3,836,250</text:p>
          </table:table-cell>
          <table:table-cell table:formula="of:=[.A113]*[.D113]*[.$B$2]*[.$B$6]" office:value-type="float" office:value="37851000" calcext:value-type="float">
            <text:p>37,851,000</text:p>
          </table:table-cell>
          <table:table-cell table:formula="of:=[.D113]*[.$B$2]*[.$B$3]*[.$B$6]" office:value-type="float" office:value="11396" calcext:value-type="float">
            <text:p>11,396</text:p>
          </table:table-cell>
          <table:table-cell table:formula="of:=[.F113]/1000000" office:value-type="float" office:value="41.698646" calcext:value-type="float">
            <text:p>41.70</text:p>
          </table:table-cell>
          <table:table-cell table:formula="of:=[.G113]/1000000" office:value-type="float" office:value="3.83625" calcext:value-type="float">
            <text:p>3.84</text:p>
          </table:table-cell>
          <table:table-cell table:formula="of:=[.H113]/1000000" office:value-type="float" office:value="37.851" calcext:value-type="float">
            <text:p>37.85</text:p>
          </table:table-cell>
          <table:table-cell table:formula="of:=[.I113]/1000000" office:value-type="float" office:value="0.011396" calcext:value-type="float">
            <text:p>0.01</text:p>
          </table:table-cell>
          <table:table-cell/>
          <table:table-cell office:value-type="float" office:value="23250" calcext:value-type="float">
            <text:p>23250</text:p>
          </table:table-cell>
          <table:table-cell office:value-type="float" office:value="348749" calcext:value-type="float">
            <text:p>34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3:.X113])" office:value-type="float" office:value="45.1735982894897" calcext:value-type="float">
            <text:p>45.1735982894897</text:p>
          </table:table-cell>
          <table:table-cell office:value-type="float" office:value="6.31933784484863" calcext:value-type="float">
            <text:p>6.31933784484863</text:p>
          </table:table-cell>
          <table:table-cell office:value-type="float" office:value="38.7583312988281" calcext:value-type="float">
            <text:p>38.758331298828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3]/[.J113]" office:value-type="float" office:value="1.08333489508244" calcext:value-type="float">
            <text:p>1.08333489508244</text:p>
          </table:table-cell>
          <table:table-cell table:formula="of:=[.U113]-[.J113]" office:value-type="float" office:value="3.47495228948972" calcext:value-type="float">
            <text:p>3.47495228948972</text:p>
          </table:table-cell>
          <table:table-cell table:formula="of:=[.V113]-[.K113]" office:value-type="float" office:value="2.48308784484863" calcext:value-type="float">
            <text:p>2.48308784484863</text:p>
          </table:table-cell>
          <table:table-cell table:formula="of:=[.W113]-[.L113]" office:value-type="float" office:value="0.907331298828098" calcext:value-type="float">
            <text:p>0.907331298828098</text:p>
          </table:table-cell>
          <table:table-cell table:formula="of:=[.X113]-[.M11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500" calcext:value-type="float">
            <text:p>23,500</text:p>
          </table:table-cell>
          <table:table-cell table:formula="of:=[.A114]*[.C114]" office:value-type="float" office:value="352500" calcext:value-type="float">
            <text:p>35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4:.I114])" office:value-type="float" office:value="42146896" calcext:value-type="float">
            <text:p>42,146,896</text:p>
          </table:table-cell>
          <table:table-cell table:formula="of:=[.A114]*[.C114]*[.D114]*[.$B$5]" office:value-type="float" office:value="3877500" calcext:value-type="float">
            <text:p>3,877,500</text:p>
          </table:table-cell>
          <table:table-cell table:formula="of:=[.A114]*[.D114]*[.$B$2]*[.$B$6]" office:value-type="float" office:value="38258000" calcext:value-type="float">
            <text:p>38,258,000</text:p>
          </table:table-cell>
          <table:table-cell table:formula="of:=[.D114]*[.$B$2]*[.$B$3]*[.$B$6]" office:value-type="float" office:value="11396" calcext:value-type="float">
            <text:p>11,396</text:p>
          </table:table-cell>
          <table:table-cell table:formula="of:=[.F114]/1000000" office:value-type="float" office:value="42.146896" calcext:value-type="float">
            <text:p>42.15</text:p>
          </table:table-cell>
          <table:table-cell table:formula="of:=[.G114]/1000000" office:value-type="float" office:value="3.8775" calcext:value-type="float">
            <text:p>3.88</text:p>
          </table:table-cell>
          <table:table-cell table:formula="of:=[.H114]/1000000" office:value-type="float" office:value="38.258" calcext:value-type="float">
            <text:p>38.26</text:p>
          </table:table-cell>
          <table:table-cell table:formula="of:=[.I114]/1000000" office:value-type="float" office:value="0.011396" calcext:value-type="float">
            <text:p>0.01</text:p>
          </table:table-cell>
          <table:table-cell/>
          <table:table-cell office:value-type="float" office:value="23500" calcext:value-type="float">
            <text:p>23500</text:p>
          </table:table-cell>
          <table:table-cell office:value-type="float" office:value="352499" calcext:value-type="float">
            <text:p>35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4:.X114])" office:value-type="float" office:value="45.6583032608033" calcext:value-type="float">
            <text:p>45.6583032608033</text:p>
          </table:table-cell>
          <table:table-cell office:value-type="float" office:value="6.38728713989258" calcext:value-type="float">
            <text:p>6.38728713989258</text:p>
          </table:table-cell>
          <table:table-cell office:value-type="float" office:value="39.1750869750977" calcext:value-type="float">
            <text:p>39.175086975097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4]/[.J114]" office:value-type="float" office:value="1.08331354367836" calcext:value-type="float">
            <text:p>1.08331354367836</text:p>
          </table:table-cell>
          <table:table-cell table:formula="of:=[.U114]-[.J114]" office:value-type="float" office:value="3.51140726080327" calcext:value-type="float">
            <text:p>3.51140726080327</text:p>
          </table:table-cell>
          <table:table-cell table:formula="of:=[.V114]-[.K114]" office:value-type="float" office:value="2.50978713989258" calcext:value-type="float">
            <text:p>2.50978713989258</text:p>
          </table:table-cell>
          <table:table-cell table:formula="of:=[.W114]-[.L114]" office:value-type="float" office:value="0.917086975097696" calcext:value-type="float">
            <text:p>0.917086975097696</text:p>
          </table:table-cell>
          <table:table-cell table:formula="of:=[.X114]-[.M11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750" calcext:value-type="float">
            <text:p>23,750</text:p>
          </table:table-cell>
          <table:table-cell table:formula="of:=[.A115]*[.C115]" office:value-type="float" office:value="356250" calcext:value-type="float">
            <text:p>35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5:.I115])" office:value-type="float" office:value="42595146" calcext:value-type="float">
            <text:p>42,595,146</text:p>
          </table:table-cell>
          <table:table-cell table:formula="of:=[.A115]*[.C115]*[.D115]*[.$B$5]" office:value-type="float" office:value="3918750" calcext:value-type="float">
            <text:p>3,918,750</text:p>
          </table:table-cell>
          <table:table-cell table:formula="of:=[.A115]*[.D115]*[.$B$2]*[.$B$6]" office:value-type="float" office:value="38665000" calcext:value-type="float">
            <text:p>38,665,000</text:p>
          </table:table-cell>
          <table:table-cell table:formula="of:=[.D115]*[.$B$2]*[.$B$3]*[.$B$6]" office:value-type="float" office:value="11396" calcext:value-type="float">
            <text:p>11,396</text:p>
          </table:table-cell>
          <table:table-cell table:formula="of:=[.F115]/1000000" office:value-type="float" office:value="42.595146" calcext:value-type="float">
            <text:p>42.60</text:p>
          </table:table-cell>
          <table:table-cell table:formula="of:=[.G115]/1000000" office:value-type="float" office:value="3.91875" calcext:value-type="float">
            <text:p>3.92</text:p>
          </table:table-cell>
          <table:table-cell table:formula="of:=[.H115]/1000000" office:value-type="float" office:value="38.665" calcext:value-type="float">
            <text:p>38.67</text:p>
          </table:table-cell>
          <table:table-cell table:formula="of:=[.I115]/1000000" office:value-type="float" office:value="0.011396" calcext:value-type="float">
            <text:p>0.01</text:p>
          </table:table-cell>
          <table:table-cell/>
          <table:table-cell office:value-type="float" office:value="23750" calcext:value-type="float">
            <text:p>23750</text:p>
          </table:table-cell>
          <table:table-cell office:value-type="float" office:value="356249" calcext:value-type="float">
            <text:p>35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5:.X115])" office:value-type="float" office:value="46.1430082321167" calcext:value-type="float">
            <text:p>46.1430082321167</text:p>
          </table:table-cell>
          <table:table-cell office:value-type="float" office:value="6.45523643493652" calcext:value-type="float">
            <text:p>6.45523643493652</text:p>
          </table:table-cell>
          <table:table-cell office:value-type="float" office:value="39.5918426513672" calcext:value-type="float">
            <text:p>39.591842651367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5]/[.J115]" office:value-type="float" office:value="1.08329264165726" calcext:value-type="float">
            <text:p>1.08329264165726</text:p>
          </table:table-cell>
          <table:table-cell table:formula="of:=[.U115]-[.J115]" office:value-type="float" office:value="3.54786223211671" calcext:value-type="float">
            <text:p>3.54786223211671</text:p>
          </table:table-cell>
          <table:table-cell table:formula="of:=[.V115]-[.K115]" office:value-type="float" office:value="2.53648643493652" calcext:value-type="float">
            <text:p>2.53648643493652</text:p>
          </table:table-cell>
          <table:table-cell table:formula="of:=[.W115]-[.L115]" office:value-type="float" office:value="0.926842651367203" calcext:value-type="float">
            <text:p>0.926842651367203</text:p>
          </table:table-cell>
          <table:table-cell table:formula="of:=[.X115]-[.M11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000" calcext:value-type="float">
            <text:p>24,000</text:p>
          </table:table-cell>
          <table:table-cell table:formula="of:=[.A116]*[.C116]" office:value-type="float" office:value="360000" calcext:value-type="float">
            <text:p>36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6:.I116])" office:value-type="float" office:value="43043396" calcext:value-type="float">
            <text:p>43,043,396</text:p>
          </table:table-cell>
          <table:table-cell table:formula="of:=[.A116]*[.C116]*[.D116]*[.$B$5]" office:value-type="float" office:value="3960000" calcext:value-type="float">
            <text:p>3,960,000</text:p>
          </table:table-cell>
          <table:table-cell table:formula="of:=[.A116]*[.D116]*[.$B$2]*[.$B$6]" office:value-type="float" office:value="39072000" calcext:value-type="float">
            <text:p>39,072,000</text:p>
          </table:table-cell>
          <table:table-cell table:formula="of:=[.D116]*[.$B$2]*[.$B$3]*[.$B$6]" office:value-type="float" office:value="11396" calcext:value-type="float">
            <text:p>11,396</text:p>
          </table:table-cell>
          <table:table-cell table:formula="of:=[.F116]/1000000" office:value-type="float" office:value="43.043396" calcext:value-type="float">
            <text:p>43.04</text:p>
          </table:table-cell>
          <table:table-cell table:formula="of:=[.G116]/1000000" office:value-type="float" office:value="3.96" calcext:value-type="float">
            <text:p>3.96</text:p>
          </table:table-cell>
          <table:table-cell table:formula="of:=[.H116]/1000000" office:value-type="float" office:value="39.072" calcext:value-type="float">
            <text:p>39.07</text:p>
          </table:table-cell>
          <table:table-cell table:formula="of:=[.I116]/1000000" office:value-type="float" office:value="0.011396" calcext:value-type="float">
            <text:p>0.01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359999" calcext:value-type="float">
            <text:p>35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6:.X116])" office:value-type="float" office:value="46.6277132034302" calcext:value-type="float">
            <text:p>46.6277132034302</text:p>
          </table:table-cell>
          <table:table-cell office:value-type="float" office:value="6.52318572998047" calcext:value-type="float">
            <text:p>6.52318572998047</text:p>
          </table:table-cell>
          <table:table-cell office:value-type="float" office:value="40.0085983276367" calcext:value-type="float">
            <text:p>40.008598327636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6]/[.J116]" office:value-type="float" office:value="1.08327217497965" calcext:value-type="float">
            <text:p>1.08327217497965</text:p>
          </table:table-cell>
          <table:table-cell table:formula="of:=[.U116]-[.J116]" office:value-type="float" office:value="3.58431720343015" calcext:value-type="float">
            <text:p>3.58431720343015</text:p>
          </table:table-cell>
          <table:table-cell table:formula="of:=[.V116]-[.K116]" office:value-type="float" office:value="2.56318572998047" calcext:value-type="float">
            <text:p>2.56318572998047</text:p>
          </table:table-cell>
          <table:table-cell table:formula="of:=[.W116]-[.L116]" office:value-type="float" office:value="0.936598327636695" calcext:value-type="float">
            <text:p>0.936598327636695</text:p>
          </table:table-cell>
          <table:table-cell table:formula="of:=[.X116]-[.M11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250" calcext:value-type="float">
            <text:p>24,250</text:p>
          </table:table-cell>
          <table:table-cell table:formula="of:=[.A117]*[.C117]" office:value-type="float" office:value="363750" calcext:value-type="float">
            <text:p>36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7:.I117])" office:value-type="float" office:value="43491646" calcext:value-type="float">
            <text:p>43,491,646</text:p>
          </table:table-cell>
          <table:table-cell table:formula="of:=[.A117]*[.C117]*[.D117]*[.$B$5]" office:value-type="float" office:value="4001250" calcext:value-type="float">
            <text:p>4,001,250</text:p>
          </table:table-cell>
          <table:table-cell table:formula="of:=[.A117]*[.D117]*[.$B$2]*[.$B$6]" office:value-type="float" office:value="39479000" calcext:value-type="float">
            <text:p>39,479,000</text:p>
          </table:table-cell>
          <table:table-cell table:formula="of:=[.D117]*[.$B$2]*[.$B$3]*[.$B$6]" office:value-type="float" office:value="11396" calcext:value-type="float">
            <text:p>11,396</text:p>
          </table:table-cell>
          <table:table-cell table:formula="of:=[.F117]/1000000" office:value-type="float" office:value="43.491646" calcext:value-type="float">
            <text:p>43.49</text:p>
          </table:table-cell>
          <table:table-cell table:formula="of:=[.G117]/1000000" office:value-type="float" office:value="4.00125" calcext:value-type="float">
            <text:p>4.00</text:p>
          </table:table-cell>
          <table:table-cell table:formula="of:=[.H117]/1000000" office:value-type="float" office:value="39.479" calcext:value-type="float">
            <text:p>39.48</text:p>
          </table:table-cell>
          <table:table-cell table:formula="of:=[.I117]/1000000" office:value-type="float" office:value="0.011396" calcext:value-type="float">
            <text:p>0.01</text:p>
          </table:table-cell>
          <table:table-cell/>
          <table:table-cell office:value-type="float" office:value="24250" calcext:value-type="float">
            <text:p>24250</text:p>
          </table:table-cell>
          <table:table-cell office:value-type="float" office:value="363749" calcext:value-type="float">
            <text:p>36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7:.X117])" office:value-type="float" office:value="47.1124181747436" calcext:value-type="float">
            <text:p>47.1124181747436</text:p>
          </table:table-cell>
          <table:table-cell office:value-type="float" office:value="6.59113502502441" calcext:value-type="float">
            <text:p>6.59113502502441</text:p>
          </table:table-cell>
          <table:table-cell office:value-type="float" office:value="40.4253540039062" calcext:value-type="float">
            <text:p>40.425354003906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7]/[.J117]" office:value-type="float" office:value="1.08325213018481" calcext:value-type="float">
            <text:p>1.08325213018481</text:p>
          </table:table-cell>
          <table:table-cell table:formula="of:=[.U117]-[.J117]" office:value-type="float" office:value="3.62077217474359" calcext:value-type="float">
            <text:p>3.62077217474359</text:p>
          </table:table-cell>
          <table:table-cell table:formula="of:=[.V117]-[.K117]" office:value-type="float" office:value="2.58988502502441" calcext:value-type="float">
            <text:p>2.58988502502441</text:p>
          </table:table-cell>
          <table:table-cell table:formula="of:=[.W117]-[.L117]" office:value-type="float" office:value="0.946354003906201" calcext:value-type="float">
            <text:p>0.946354003906201</text:p>
          </table:table-cell>
          <table:table-cell table:formula="of:=[.X117]-[.M11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500" calcext:value-type="float">
            <text:p>24,500</text:p>
          </table:table-cell>
          <table:table-cell table:formula="of:=[.A118]*[.C118]" office:value-type="float" office:value="367500" calcext:value-type="float">
            <text:p>36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8:.I118])" office:value-type="float" office:value="43939896" calcext:value-type="float">
            <text:p>43,939,896</text:p>
          </table:table-cell>
          <table:table-cell table:formula="of:=[.A118]*[.C118]*[.D118]*[.$B$5]" office:value-type="float" office:value="4042500" calcext:value-type="float">
            <text:p>4,042,500</text:p>
          </table:table-cell>
          <table:table-cell table:formula="of:=[.A118]*[.D118]*[.$B$2]*[.$B$6]" office:value-type="float" office:value="39886000" calcext:value-type="float">
            <text:p>39,886,000</text:p>
          </table:table-cell>
          <table:table-cell table:formula="of:=[.D118]*[.$B$2]*[.$B$3]*[.$B$6]" office:value-type="float" office:value="11396" calcext:value-type="float">
            <text:p>11,396</text:p>
          </table:table-cell>
          <table:table-cell table:formula="of:=[.F118]/1000000" office:value-type="float" office:value="43.939896" calcext:value-type="float">
            <text:p>43.94</text:p>
          </table:table-cell>
          <table:table-cell table:formula="of:=[.G118]/1000000" office:value-type="float" office:value="4.0425" calcext:value-type="float">
            <text:p>4.04</text:p>
          </table:table-cell>
          <table:table-cell table:formula="of:=[.H118]/1000000" office:value-type="float" office:value="39.886" calcext:value-type="float">
            <text:p>39.89</text:p>
          </table:table-cell>
          <table:table-cell table:formula="of:=[.I118]/1000000" office:value-type="float" office:value="0.011396" calcext:value-type="float">
            <text:p>0.01</text:p>
          </table:table-cell>
          <table:table-cell/>
          <table:table-cell office:value-type="float" office:value="24500" calcext:value-type="float">
            <text:p>24500</text:p>
          </table:table-cell>
          <table:table-cell office:value-type="float" office:value="367499" calcext:value-type="float">
            <text:p>36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8:.X118])" office:value-type="float" office:value="47.5971231460572" calcext:value-type="float">
            <text:p>47.5971231460572</text:p>
          </table:table-cell>
          <table:table-cell office:value-type="float" office:value="6.65908432006836" calcext:value-type="float">
            <text:p>6.65908432006836</text:p>
          </table:table-cell>
          <table:table-cell office:value-type="float" office:value="40.8421096801758" calcext:value-type="float">
            <text:p>40.842109680175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8]/[.J118]" office:value-type="float" office:value="1.08323249436132" calcext:value-type="float">
            <text:p>1.08323249436132</text:p>
          </table:table-cell>
          <table:table-cell table:formula="of:=[.U118]-[.J118]" office:value-type="float" office:value="3.65722714605715" calcext:value-type="float">
            <text:p>3.65722714605715</text:p>
          </table:table-cell>
          <table:table-cell table:formula="of:=[.V118]-[.K118]" office:value-type="float" office:value="2.61658432006836" calcext:value-type="float">
            <text:p>2.61658432006836</text:p>
          </table:table-cell>
          <table:table-cell table:formula="of:=[.W118]-[.L118]" office:value-type="float" office:value="0.9561096801758" calcext:value-type="float">
            <text:p>0.9561096801758</text:p>
          </table:table-cell>
          <table:table-cell table:formula="of:=[.X118]-[.M11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750" calcext:value-type="float">
            <text:p>24,750</text:p>
          </table:table-cell>
          <table:table-cell table:formula="of:=[.A119]*[.C119]" office:value-type="float" office:value="371250" calcext:value-type="float">
            <text:p>37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9:.I119])" office:value-type="float" office:value="44388146" calcext:value-type="float">
            <text:p>44,388,146</text:p>
          </table:table-cell>
          <table:table-cell table:formula="of:=[.A119]*[.C119]*[.D119]*[.$B$5]" office:value-type="float" office:value="4083750" calcext:value-type="float">
            <text:p>4,083,750</text:p>
          </table:table-cell>
          <table:table-cell table:formula="of:=[.A119]*[.D119]*[.$B$2]*[.$B$6]" office:value-type="float" office:value="40293000" calcext:value-type="float">
            <text:p>40,293,000</text:p>
          </table:table-cell>
          <table:table-cell table:formula="of:=[.D119]*[.$B$2]*[.$B$3]*[.$B$6]" office:value-type="float" office:value="11396" calcext:value-type="float">
            <text:p>11,396</text:p>
          </table:table-cell>
          <table:table-cell table:formula="of:=[.F119]/1000000" office:value-type="float" office:value="44.388146" calcext:value-type="float">
            <text:p>44.39</text:p>
          </table:table-cell>
          <table:table-cell table:formula="of:=[.G119]/1000000" office:value-type="float" office:value="4.08375" calcext:value-type="float">
            <text:p>4.08</text:p>
          </table:table-cell>
          <table:table-cell table:formula="of:=[.H119]/1000000" office:value-type="float" office:value="40.293" calcext:value-type="float">
            <text:p>40.29</text:p>
          </table:table-cell>
          <table:table-cell table:formula="of:=[.I119]/1000000" office:value-type="float" office:value="0.011396" calcext:value-type="float">
            <text:p>0.01</text:p>
          </table:table-cell>
          <table:table-cell/>
          <table:table-cell office:value-type="float" office:value="24750" calcext:value-type="float">
            <text:p>24750</text:p>
          </table:table-cell>
          <table:table-cell office:value-type="float" office:value="371249" calcext:value-type="float">
            <text:p>37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9:.X119])" office:value-type="float" office:value="48.0818281173706" calcext:value-type="float">
            <text:p>48.0818281173706</text:p>
          </table:table-cell>
          <table:table-cell office:value-type="float" office:value="6.72703361511231" calcext:value-type="float">
            <text:p>6.72703361511231</text:p>
          </table:table-cell>
          <table:table-cell office:value-type="float" office:value="41.2588653564453" calcext:value-type="float">
            <text:p>41.258865356445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9]/[.J119]" office:value-type="float" office:value="1.0832132551193" calcext:value-type="float">
            <text:p>1.0832132551193</text:p>
          </table:table-cell>
          <table:table-cell table:formula="of:=[.U119]-[.J119]" office:value-type="float" office:value="3.6936821173706" calcext:value-type="float">
            <text:p>3.6936821173706</text:p>
          </table:table-cell>
          <table:table-cell table:formula="of:=[.V119]-[.K119]" office:value-type="float" office:value="2.64328361511231" calcext:value-type="float">
            <text:p>2.64328361511231</text:p>
          </table:table-cell>
          <table:table-cell table:formula="of:=[.W119]-[.L119]" office:value-type="float" office:value="0.965865356445299" calcext:value-type="float">
            <text:p>0.965865356445299</text:p>
          </table:table-cell>
          <table:table-cell table:formula="of:=[.X119]-[.M11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000" calcext:value-type="float">
            <text:p>25,000</text:p>
          </table:table-cell>
          <table:table-cell table:formula="of:=[.A120]*[.C120]" office:value-type="float" office:value="375000" calcext:value-type="float">
            <text:p>37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0:.I120])" office:value-type="float" office:value="44836396" calcext:value-type="float">
            <text:p>44,836,396</text:p>
          </table:table-cell>
          <table:table-cell table:formula="of:=[.A120]*[.C120]*[.D120]*[.$B$5]" office:value-type="float" office:value="4125000" calcext:value-type="float">
            <text:p>4,125,000</text:p>
          </table:table-cell>
          <table:table-cell table:formula="of:=[.A120]*[.D120]*[.$B$2]*[.$B$6]" office:value-type="float" office:value="40700000" calcext:value-type="float">
            <text:p>40,700,000</text:p>
          </table:table-cell>
          <table:table-cell table:formula="of:=[.D120]*[.$B$2]*[.$B$3]*[.$B$6]" office:value-type="float" office:value="11396" calcext:value-type="float">
            <text:p>11,396</text:p>
          </table:table-cell>
          <table:table-cell table:formula="of:=[.F120]/1000000" office:value-type="float" office:value="44.836396" calcext:value-type="float">
            <text:p>44.84</text:p>
          </table:table-cell>
          <table:table-cell table:formula="of:=[.G120]/1000000" office:value-type="float" office:value="4.125" calcext:value-type="float">
            <text:p>4.13</text:p>
          </table:table-cell>
          <table:table-cell table:formula="of:=[.H120]/1000000" office:value-type="float" office:value="40.7" calcext:value-type="float">
            <text:p>40.70</text:p>
          </table:table-cell>
          <table:table-cell table:formula="of:=[.I120]/1000000" office:value-type="float" office:value="0.011396" calcext:value-type="float">
            <text:p>0.01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74999" calcext:value-type="float">
            <text:p>37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0:.X120])" office:value-type="float" office:value="48.566533088684" calcext:value-type="float">
            <text:p>48.566533088684</text:p>
          </table:table-cell>
          <table:table-cell office:value-type="float" office:value="6.79498291015625" calcext:value-type="float">
            <text:p>6.79498291015625</text:p>
          </table:table-cell>
          <table:table-cell office:value-type="float" office:value="41.6756210327148" calcext:value-type="float">
            <text:p>41.675621032714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0]/[.J120]" office:value-type="float" office:value="1.08319440056431" calcext:value-type="float">
            <text:p>1.08319440056431</text:p>
          </table:table-cell>
          <table:table-cell table:formula="of:=[.U120]-[.J120]" office:value-type="float" office:value="3.73013708868404" calcext:value-type="float">
            <text:p>3.73013708868404</text:p>
          </table:table-cell>
          <table:table-cell table:formula="of:=[.V120]-[.K120]" office:value-type="float" office:value="2.66998291015625" calcext:value-type="float">
            <text:p>2.66998291015625</text:p>
          </table:table-cell>
          <table:table-cell table:formula="of:=[.W120]-[.L120]" office:value-type="float" office:value="0.975621032714798" calcext:value-type="float">
            <text:p>0.975621032714798</text:p>
          </table:table-cell>
          <table:table-cell table:formula="of:=[.X120]-[.M12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250" calcext:value-type="float">
            <text:p>25,250</text:p>
          </table:table-cell>
          <table:table-cell table:formula="of:=[.A121]*[.C121]" office:value-type="float" office:value="378750" calcext:value-type="float">
            <text:p>37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1:.I121])" office:value-type="float" office:value="45284646" calcext:value-type="float">
            <text:p>45,284,646</text:p>
          </table:table-cell>
          <table:table-cell table:style-name="ce9" table:formula="of:=[.A121]*[.C121]*[.D121]*[.$B$5]" office:value-type="float" office:value="4166250" calcext:value-type="float">
            <text:p>4,166,250</text:p>
          </table:table-cell>
          <table:table-cell table:style-name="ce9" table:formula="of:=[.A121]*[.D121]*[.$B$2]*[.$B$6]" office:value-type="float" office:value="41107000" calcext:value-type="float">
            <text:p>41,107,000</text:p>
          </table:table-cell>
          <table:table-cell table:formula="of:=[.D121]*[.$B$2]*[.$B$3]*[.$B$6]" office:value-type="float" office:value="11396" calcext:value-type="float">
            <text:p>11,396</text:p>
          </table:table-cell>
          <table:table-cell table:formula="of:=[.F121]/1000000" office:value-type="float" office:value="45.284646" calcext:value-type="float">
            <text:p>45.28</text:p>
          </table:table-cell>
          <table:table-cell table:formula="of:=[.G121]/1000000" office:value-type="float" office:value="4.16625" calcext:value-type="float">
            <text:p>4.17</text:p>
          </table:table-cell>
          <table:table-cell table:formula="of:=[.H121]/1000000" office:value-type="float" office:value="41.107" calcext:value-type="float">
            <text:p>41.11</text:p>
          </table:table-cell>
          <table:table-cell table:formula="of:=[.I121]/1000000" office:value-type="float" office:value="0.011396" calcext:value-type="float">
            <text:p>0.01</text:p>
          </table:table-cell>
          <table:table-cell/>
          <table:table-cell office:value-type="float" office:value="25250" calcext:value-type="float">
            <text:p>25250</text:p>
          </table:table-cell>
          <table:table-cell office:value-type="float" office:value="378749" calcext:value-type="float">
            <text:p>37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1:.X121])" office:value-type="float" office:value="49.0512380599976" calcext:value-type="float">
            <text:p>49.0512380599976</text:p>
          </table:table-cell>
          <table:table-cell office:value-type="float" office:value="6.8629322052002" calcext:value-type="float">
            <text:p>6.8629322052002</text:p>
          </table:table-cell>
          <table:table-cell office:value-type="float" office:value="42.0923767089844" calcext:value-type="float">
            <text:p>42.092376708984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1]/[.J121]" office:value-type="float" office:value="1.08317591927289" calcext:value-type="float">
            <text:p>1.08317591927289</text:p>
          </table:table-cell>
          <table:table-cell table:formula="of:=[.U121]-[.J121]" office:value-type="float" office:value="3.76659205999759" calcext:value-type="float">
            <text:p>3.76659205999759</text:p>
          </table:table-cell>
          <table:table-cell table:formula="of:=[.V121]-[.K121]" office:value-type="float" office:value="2.6966822052002" calcext:value-type="float">
            <text:p>2.6966822052002</text:p>
          </table:table-cell>
          <table:table-cell table:formula="of:=[.W121]-[.L121]" office:value-type="float" office:value="0.985376708984404" calcext:value-type="float">
            <text:p>0.985376708984404</text:p>
          </table:table-cell>
          <table:table-cell table:formula="of:=[.X121]-[.M12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500" calcext:value-type="float">
            <text:p>25,500</text:p>
          </table:table-cell>
          <table:table-cell table:formula="of:=[.A122]*[.C122]" office:value-type="float" office:value="382500" calcext:value-type="float">
            <text:p>38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2:.I122])" office:value-type="float" office:value="45732896" calcext:value-type="float">
            <text:p>45,732,896</text:p>
          </table:table-cell>
          <table:table-cell table:formula="of:=[.A122]*[.C122]*[.D122]*[.$B$5]" office:value-type="float" office:value="4207500" calcext:value-type="float">
            <text:p>4,207,500</text:p>
          </table:table-cell>
          <table:table-cell table:formula="of:=[.A122]*[.D122]*[.$B$2]*[.$B$6]" office:value-type="float" office:value="41514000" calcext:value-type="float">
            <text:p>41,514,000</text:p>
          </table:table-cell>
          <table:table-cell table:formula="of:=[.D122]*[.$B$2]*[.$B$3]*[.$B$6]" office:value-type="float" office:value="11396" calcext:value-type="float">
            <text:p>11,396</text:p>
          </table:table-cell>
          <table:table-cell table:formula="of:=[.F122]/1000000" office:value-type="float" office:value="45.732896" calcext:value-type="float">
            <text:p>45.73</text:p>
          </table:table-cell>
          <table:table-cell table:formula="of:=[.G122]/1000000" office:value-type="float" office:value="4.2075" calcext:value-type="float">
            <text:p>4.21</text:p>
          </table:table-cell>
          <table:table-cell table:formula="of:=[.H122]/1000000" office:value-type="float" office:value="41.514" calcext:value-type="float">
            <text:p>41.51</text:p>
          </table:table-cell>
          <table:table-cell table:formula="of:=[.I122]/1000000" office:value-type="float" office:value="0.011396" calcext:value-type="float">
            <text:p>0.01</text:p>
          </table:table-cell>
          <table:table-cell/>
          <table:table-cell office:value-type="float" office:value="25500" calcext:value-type="float">
            <text:p>25500</text:p>
          </table:table-cell>
          <table:table-cell office:value-type="float" office:value="382499" calcext:value-type="float">
            <text:p>38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2:.X122])" office:value-type="float" office:value="49.535943031311" calcext:value-type="float">
            <text:p>49.535943031311</text:p>
          </table:table-cell>
          <table:table-cell office:value-type="float" office:value="6.93088150024414" calcext:value-type="float">
            <text:p>6.93088150024414</text:p>
          </table:table-cell>
          <table:table-cell office:value-type="float" office:value="42.5091323852539" calcext:value-type="float">
            <text:p>42.509132385253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2]/[.J122]" office:value-type="float" office:value="1.08315780026944" calcext:value-type="float">
            <text:p>1.08315780026944</text:p>
          </table:table-cell>
          <table:table-cell table:formula="of:=[.U122]-[.J122]" office:value-type="float" office:value="3.80304703131103" calcext:value-type="float">
            <text:p>3.80304703131103</text:p>
          </table:table-cell>
          <table:table-cell table:formula="of:=[.V122]-[.K122]" office:value-type="float" office:value="2.72338150024414" calcext:value-type="float">
            <text:p>2.72338150024414</text:p>
          </table:table-cell>
          <table:table-cell table:formula="of:=[.W122]-[.L122]" office:value-type="float" office:value="0.995132385253896" calcext:value-type="float">
            <text:p>0.995132385253896</text:p>
          </table:table-cell>
          <table:table-cell table:formula="of:=[.X122]-[.M12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750" calcext:value-type="float">
            <text:p>25,750</text:p>
          </table:table-cell>
          <table:table-cell table:formula="of:=[.A123]*[.C123]" office:value-type="float" office:value="386250" calcext:value-type="float">
            <text:p>38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3:.I123])" office:value-type="float" office:value="46181146" calcext:value-type="float">
            <text:p>46,181,146</text:p>
          </table:table-cell>
          <table:table-cell table:formula="of:=[.A123]*[.C123]*[.D123]*[.$B$5]" office:value-type="float" office:value="4248750" calcext:value-type="float">
            <text:p>4,248,750</text:p>
          </table:table-cell>
          <table:table-cell table:formula="of:=[.A123]*[.D123]*[.$B$2]*[.$B$6]" office:value-type="float" office:value="41921000" calcext:value-type="float">
            <text:p>41,921,000</text:p>
          </table:table-cell>
          <table:table-cell table:formula="of:=[.D123]*[.$B$2]*[.$B$3]*[.$B$6]" office:value-type="float" office:value="11396" calcext:value-type="float">
            <text:p>11,396</text:p>
          </table:table-cell>
          <table:table-cell table:formula="of:=[.F123]/1000000" office:value-type="float" office:value="46.181146" calcext:value-type="float">
            <text:p>46.18</text:p>
          </table:table-cell>
          <table:table-cell table:formula="of:=[.G123]/1000000" office:value-type="float" office:value="4.24875" calcext:value-type="float">
            <text:p>4.25</text:p>
          </table:table-cell>
          <table:table-cell table:formula="of:=[.H123]/1000000" office:value-type="float" office:value="41.921" calcext:value-type="float">
            <text:p>41.92</text:p>
          </table:table-cell>
          <table:table-cell table:formula="of:=[.I123]/1000000" office:value-type="float" office:value="0.011396" calcext:value-type="float">
            <text:p>0.01</text:p>
          </table:table-cell>
          <table:table-cell/>
          <table:table-cell office:value-type="float" office:value="25750" calcext:value-type="float">
            <text:p>25750</text:p>
          </table:table-cell>
          <table:table-cell office:value-type="float" office:value="386249" calcext:value-type="float">
            <text:p>38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3:.X123])" office:value-type="float" office:value="50.0206480026245" calcext:value-type="float">
            <text:p>50.0206480026245</text:p>
          </table:table-cell>
          <table:table-cell office:value-type="float" office:value="6.99883079528809" calcext:value-type="float">
            <text:p>6.99883079528809</text:p>
          </table:table-cell>
          <table:table-cell office:value-type="float" office:value="42.9258880615234" calcext:value-type="float">
            <text:p>42.925888061523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3]/[.J123]" office:value-type="float" office:value="1.08314003300448" calcext:value-type="float">
            <text:p>1.08314003300448</text:p>
          </table:table-cell>
          <table:table-cell table:formula="of:=[.U123]-[.J123]" office:value-type="float" office:value="3.83950200262449" calcext:value-type="float">
            <text:p>3.83950200262449</text:p>
          </table:table-cell>
          <table:table-cell table:formula="of:=[.V123]-[.K123]" office:value-type="float" office:value="2.75008079528809" calcext:value-type="float">
            <text:p>2.75008079528809</text:p>
          </table:table-cell>
          <table:table-cell table:formula="of:=[.W123]-[.L123]" office:value-type="float" office:value="1.0048880615234" calcext:value-type="float">
            <text:p>1.0048880615234</text:p>
          </table:table-cell>
          <table:table-cell table:formula="of:=[.X123]-[.M12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000" calcext:value-type="float">
            <text:p>26,000</text:p>
          </table:table-cell>
          <table:table-cell table:formula="of:=[.A124]*[.C124]" office:value-type="float" office:value="390000" calcext:value-type="float">
            <text:p>39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4:.I124])" office:value-type="float" office:value="46629396" calcext:value-type="float">
            <text:p>46,629,396</text:p>
          </table:table-cell>
          <table:table-cell table:formula="of:=[.A124]*[.C124]*[.D124]*[.$B$5]" office:value-type="float" office:value="4290000" calcext:value-type="float">
            <text:p>4,290,000</text:p>
          </table:table-cell>
          <table:table-cell table:formula="of:=[.A124]*[.D124]*[.$B$2]*[.$B$6]" office:value-type="float" office:value="42328000" calcext:value-type="float">
            <text:p>42,328,000</text:p>
          </table:table-cell>
          <table:table-cell table:formula="of:=[.D124]*[.$B$2]*[.$B$3]*[.$B$6]" office:value-type="float" office:value="11396" calcext:value-type="float">
            <text:p>11,396</text:p>
          </table:table-cell>
          <table:table-cell table:formula="of:=[.F124]/1000000" office:value-type="float" office:value="46.629396" calcext:value-type="float">
            <text:p>46.63</text:p>
          </table:table-cell>
          <table:table-cell table:formula="of:=[.G124]/1000000" office:value-type="float" office:value="4.29" calcext:value-type="float">
            <text:p>4.29</text:p>
          </table:table-cell>
          <table:table-cell table:formula="of:=[.H124]/1000000" office:value-type="float" office:value="42.328" calcext:value-type="float">
            <text:p>42.33</text:p>
          </table:table-cell>
          <table:table-cell table:formula="of:=[.I124]/1000000" office:value-type="float" office:value="0.011396" calcext:value-type="float">
            <text:p>0.01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389999" calcext:value-type="float">
            <text:p>38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4:.X124])" office:value-type="float" office:value="50.505352973938" calcext:value-type="float">
            <text:p>50.505352973938</text:p>
          </table:table-cell>
          <table:table-cell office:value-type="float" office:value="7.06678009033203" calcext:value-type="float">
            <text:p>7.06678009033203</text:p>
          </table:table-cell>
          <table:table-cell office:value-type="float" office:value="43.342643737793" calcext:value-type="float">
            <text:p>43.34264373779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4]/[.J124]" office:value-type="float" office:value="1.08312260733418" calcext:value-type="float">
            <text:p>1.08312260733418</text:p>
          </table:table-cell>
          <table:table-cell table:formula="of:=[.U124]-[.J124]" office:value-type="float" office:value="3.87595697393802" calcext:value-type="float">
            <text:p>3.87595697393802</text:p>
          </table:table-cell>
          <table:table-cell table:formula="of:=[.V124]-[.K124]" office:value-type="float" office:value="2.77678009033203" calcext:value-type="float">
            <text:p>2.77678009033203</text:p>
          </table:table-cell>
          <table:table-cell table:formula="of:=[.W124]-[.L124]" office:value-type="float" office:value="1.01464373779299" calcext:value-type="float">
            <text:p>1.01464373779299</text:p>
          </table:table-cell>
          <table:table-cell table:formula="of:=[.X124]-[.M1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250" calcext:value-type="float">
            <text:p>26,250</text:p>
          </table:table-cell>
          <table:table-cell table:formula="of:=[.A125]*[.C125]" office:value-type="float" office:value="393750" calcext:value-type="float">
            <text:p>39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5:.I125])" office:value-type="float" office:value="47077646" calcext:value-type="float">
            <text:p>47,077,646</text:p>
          </table:table-cell>
          <table:table-cell table:formula="of:=[.A125]*[.C125]*[.D125]*[.$B$5]" office:value-type="float" office:value="4331250" calcext:value-type="float">
            <text:p>4,331,250</text:p>
          </table:table-cell>
          <table:table-cell table:formula="of:=[.A125]*[.D125]*[.$B$2]*[.$B$6]" office:value-type="float" office:value="42735000" calcext:value-type="float">
            <text:p>42,735,000</text:p>
          </table:table-cell>
          <table:table-cell table:formula="of:=[.D125]*[.$B$2]*[.$B$3]*[.$B$6]" office:value-type="float" office:value="11396" calcext:value-type="float">
            <text:p>11,396</text:p>
          </table:table-cell>
          <table:table-cell table:formula="of:=[.F125]/1000000" office:value-type="float" office:value="47.077646" calcext:value-type="float">
            <text:p>47.08</text:p>
          </table:table-cell>
          <table:table-cell table:formula="of:=[.G125]/1000000" office:value-type="float" office:value="4.33125" calcext:value-type="float">
            <text:p>4.33</text:p>
          </table:table-cell>
          <table:table-cell table:formula="of:=[.H125]/1000000" office:value-type="float" office:value="42.735" calcext:value-type="float">
            <text:p>42.74</text:p>
          </table:table-cell>
          <table:table-cell table:formula="of:=[.I125]/1000000" office:value-type="float" office:value="0.011396" calcext:value-type="float">
            <text:p>0.01</text:p>
          </table:table-cell>
          <table:table-cell/>
          <table:table-cell office:value-type="float" office:value="26250" calcext:value-type="float">
            <text:p>26250</text:p>
          </table:table-cell>
          <table:table-cell office:value-type="float" office:value="393749" calcext:value-type="float">
            <text:p>39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5:.X125])" office:value-type="float" office:value="50.9900579452515" calcext:value-type="float">
            <text:p>50.9900579452515</text:p>
          </table:table-cell>
          <table:table-cell office:value-type="float" office:value="7.13472938537598" calcext:value-type="float">
            <text:p>7.13472938537598</text:p>
          </table:table-cell>
          <table:table-cell office:value-type="float" office:value="43.7593994140625" calcext:value-type="float">
            <text:p>43.75939941406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5]/[.J125]" office:value-type="float" office:value="1.08310551350107" calcext:value-type="float">
            <text:p>1.08310551350107</text:p>
          </table:table-cell>
          <table:table-cell table:formula="of:=[.U125]-[.J125]" office:value-type="float" office:value="3.91241194525146" calcext:value-type="float">
            <text:p>3.91241194525146</text:p>
          </table:table-cell>
          <table:table-cell table:formula="of:=[.V125]-[.K125]" office:value-type="float" office:value="2.80347938537598" calcext:value-type="float">
            <text:p>2.80347938537598</text:p>
          </table:table-cell>
          <table:table-cell table:formula="of:=[.W125]-[.L125]" office:value-type="float" office:value="1.0243994140625" calcext:value-type="float">
            <text:p>1.0243994140625</text:p>
          </table:table-cell>
          <table:table-cell table:formula="of:=[.X125]-[.M1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500" calcext:value-type="float">
            <text:p>26,500</text:p>
          </table:table-cell>
          <table:table-cell table:formula="of:=[.A126]*[.C126]" office:value-type="float" office:value="397500" calcext:value-type="float">
            <text:p>39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6:.I126])" office:value-type="float" office:value="47525896" calcext:value-type="float">
            <text:p>47,525,896</text:p>
          </table:table-cell>
          <table:table-cell table:formula="of:=[.A126]*[.C126]*[.D126]*[.$B$5]" office:value-type="float" office:value="4372500" calcext:value-type="float">
            <text:p>4,372,500</text:p>
          </table:table-cell>
          <table:table-cell table:formula="of:=[.A126]*[.D126]*[.$B$2]*[.$B$6]" office:value-type="float" office:value="43142000" calcext:value-type="float">
            <text:p>43,142,000</text:p>
          </table:table-cell>
          <table:table-cell table:formula="of:=[.D126]*[.$B$2]*[.$B$3]*[.$B$6]" office:value-type="float" office:value="11396" calcext:value-type="float">
            <text:p>11,396</text:p>
          </table:table-cell>
          <table:table-cell table:formula="of:=[.F126]/1000000" office:value-type="float" office:value="47.525896" calcext:value-type="float">
            <text:p>47.53</text:p>
          </table:table-cell>
          <table:table-cell table:formula="of:=[.G126]/1000000" office:value-type="float" office:value="4.3725" calcext:value-type="float">
            <text:p>4.37</text:p>
          </table:table-cell>
          <table:table-cell table:formula="of:=[.H126]/1000000" office:value-type="float" office:value="43.142" calcext:value-type="float">
            <text:p>43.14</text:p>
          </table:table-cell>
          <table:table-cell table:formula="of:=[.I126]/1000000" office:value-type="float" office:value="0.011396" calcext:value-type="float">
            <text:p>0.01</text:p>
          </table:table-cell>
          <table:table-cell/>
          <table:table-cell office:value-type="float" office:value="26500" calcext:value-type="float">
            <text:p>26500</text:p>
          </table:table-cell>
          <table:table-cell office:value-type="float" office:value="397499" calcext:value-type="float">
            <text:p>39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6:.X126])" office:value-type="float" office:value="51.4747629165649" calcext:value-type="float">
            <text:p>51.4747629165649</text:p>
          </table:table-cell>
          <table:table-cell office:value-type="float" office:value="7.20267868041992" calcext:value-type="float">
            <text:p>7.20267868041992</text:p>
          </table:table-cell>
          <table:table-cell office:value-type="float" office:value="44.176155090332" calcext:value-type="float">
            <text:p>44.17615509033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6]/[.J126]" office:value-type="float" office:value="1.08308874211577" calcext:value-type="float">
            <text:p>1.08308874211577</text:p>
          </table:table-cell>
          <table:table-cell table:formula="of:=[.U126]-[.J126]" office:value-type="float" office:value="3.94886691656491" calcext:value-type="float">
            <text:p>3.94886691656491</text:p>
          </table:table-cell>
          <table:table-cell table:formula="of:=[.V126]-[.K126]" office:value-type="float" office:value="2.83017868041992" calcext:value-type="float">
            <text:p>2.83017868041992</text:p>
          </table:table-cell>
          <table:table-cell table:formula="of:=[.W126]-[.L126]" office:value-type="float" office:value="1.034155090332" calcext:value-type="float">
            <text:p>1.034155090332</text:p>
          </table:table-cell>
          <table:table-cell table:formula="of:=[.X126]-[.M1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750" calcext:value-type="float">
            <text:p>26,750</text:p>
          </table:table-cell>
          <table:table-cell table:formula="of:=[.A127]*[.C127]" office:value-type="float" office:value="401250" calcext:value-type="float">
            <text:p>40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7:.I127])" office:value-type="float" office:value="47974146" calcext:value-type="float">
            <text:p>47,974,146</text:p>
          </table:table-cell>
          <table:table-cell table:formula="of:=[.A127]*[.C127]*[.D127]*[.$B$5]" office:value-type="float" office:value="4413750" calcext:value-type="float">
            <text:p>4,413,750</text:p>
          </table:table-cell>
          <table:table-cell table:formula="of:=[.A127]*[.D127]*[.$B$2]*[.$B$6]" office:value-type="float" office:value="43549000" calcext:value-type="float">
            <text:p>43,549,000</text:p>
          </table:table-cell>
          <table:table-cell table:formula="of:=[.D127]*[.$B$2]*[.$B$3]*[.$B$6]" office:value-type="float" office:value="11396" calcext:value-type="float">
            <text:p>11,396</text:p>
          </table:table-cell>
          <table:table-cell table:formula="of:=[.F127]/1000000" office:value-type="float" office:value="47.974146" calcext:value-type="float">
            <text:p>47.97</text:p>
          </table:table-cell>
          <table:table-cell table:formula="of:=[.G127]/1000000" office:value-type="float" office:value="4.41375" calcext:value-type="float">
            <text:p>4.41</text:p>
          </table:table-cell>
          <table:table-cell table:formula="of:=[.H127]/1000000" office:value-type="float" office:value="43.549" calcext:value-type="float">
            <text:p>43.55</text:p>
          </table:table-cell>
          <table:table-cell table:formula="of:=[.I127]/1000000" office:value-type="float" office:value="0.011396" calcext:value-type="float">
            <text:p>0.01</text:p>
          </table:table-cell>
          <table:table-cell/>
          <table:table-cell office:value-type="float" office:value="26750" calcext:value-type="float">
            <text:p>26750</text:p>
          </table:table-cell>
          <table:table-cell office:value-type="float" office:value="401249" calcext:value-type="float">
            <text:p>40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7:.X127])" office:value-type="float" office:value="51.9594678878785" calcext:value-type="float">
            <text:p>51.9594678878785</text:p>
          </table:table-cell>
          <table:table-cell office:value-type="float" office:value="7.27062797546387" calcext:value-type="float">
            <text:p>7.27062797546387</text:p>
          </table:table-cell>
          <table:table-cell office:value-type="float" office:value="44.5929107666016" calcext:value-type="float">
            <text:p>44.592910766601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7]/[.J127]" office:value-type="float" office:value="1.08307228413985" calcext:value-type="float">
            <text:p>1.08307228413985</text:p>
          </table:table-cell>
          <table:table-cell table:formula="of:=[.U127]-[.J127]" office:value-type="float" office:value="3.98532188787846" calcext:value-type="float">
            <text:p>3.98532188787846</text:p>
          </table:table-cell>
          <table:table-cell table:formula="of:=[.V127]-[.K127]" office:value-type="float" office:value="2.85687797546387" calcext:value-type="float">
            <text:p>2.85687797546387</text:p>
          </table:table-cell>
          <table:table-cell table:formula="of:=[.W127]-[.L127]" office:value-type="float" office:value="1.0439107666016" calcext:value-type="float">
            <text:p>1.0439107666016</text:p>
          </table:table-cell>
          <table:table-cell table:formula="of:=[.X127]-[.M1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000" calcext:value-type="float">
            <text:p>27,000</text:p>
          </table:table-cell>
          <table:table-cell table:formula="of:=[.A128]*[.C128]" office:value-type="float" office:value="405000" calcext:value-type="float">
            <text:p>40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8:.I128])" office:value-type="float" office:value="48422396" calcext:value-type="float">
            <text:p>48,422,396</text:p>
          </table:table-cell>
          <table:table-cell table:formula="of:=[.A128]*[.C128]*[.D128]*[.$B$5]" office:value-type="float" office:value="4455000" calcext:value-type="float">
            <text:p>4,455,000</text:p>
          </table:table-cell>
          <table:table-cell table:formula="of:=[.A128]*[.D128]*[.$B$2]*[.$B$6]" office:value-type="float" office:value="43956000" calcext:value-type="float">
            <text:p>43,956,000</text:p>
          </table:table-cell>
          <table:table-cell table:formula="of:=[.D128]*[.$B$2]*[.$B$3]*[.$B$6]" office:value-type="float" office:value="11396" calcext:value-type="float">
            <text:p>11,396</text:p>
          </table:table-cell>
          <table:table-cell table:formula="of:=[.F128]/1000000" office:value-type="float" office:value="48.422396" calcext:value-type="float">
            <text:p>48.42</text:p>
          </table:table-cell>
          <table:table-cell table:formula="of:=[.G128]/1000000" office:value-type="float" office:value="4.455" calcext:value-type="float">
            <text:p>4.46</text:p>
          </table:table-cell>
          <table:table-cell table:formula="of:=[.H128]/1000000" office:value-type="float" office:value="43.956" calcext:value-type="float">
            <text:p>43.96</text:p>
          </table:table-cell>
          <table:table-cell table:formula="of:=[.I128]/1000000" office:value-type="float" office:value="0.011396" calcext:value-type="float">
            <text:p>0.0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404999" calcext:value-type="float">
            <text:p>40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8:.X128])" office:value-type="float" office:value="52.4441728591919" calcext:value-type="float">
            <text:p>52.4441728591919</text:p>
          </table:table-cell>
          <table:table-cell office:value-type="float" office:value="7.33857727050781" calcext:value-type="float">
            <text:p>7.33857727050781</text:p>
          </table:table-cell>
          <table:table-cell office:value-type="float" office:value="45.0096664428711" calcext:value-type="float">
            <text:p>45.009666442871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8]/[.J128]" office:value-type="float" office:value="1.08305613086952" calcext:value-type="float">
            <text:p>1.08305613086952</text:p>
          </table:table-cell>
          <table:table-cell table:formula="of:=[.U128]-[.J128]" office:value-type="float" office:value="4.0217768591919" calcext:value-type="float">
            <text:p>4.0217768591919</text:p>
          </table:table-cell>
          <table:table-cell table:formula="of:=[.V128]-[.K128]" office:value-type="float" office:value="2.88357727050781" calcext:value-type="float">
            <text:p>2.88357727050781</text:p>
          </table:table-cell>
          <table:table-cell table:formula="of:=[.W128]-[.L128]" office:value-type="float" office:value="1.0536664428711" calcext:value-type="float">
            <text:p>1.0536664428711</text:p>
          </table:table-cell>
          <table:table-cell table:formula="of:=[.X128]-[.M1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250" calcext:value-type="float">
            <text:p>27,250</text:p>
          </table:table-cell>
          <table:table-cell table:formula="of:=[.A129]*[.C129]" office:value-type="float" office:value="408750" calcext:value-type="float">
            <text:p>40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9:.I129])" office:value-type="float" office:value="48870646" calcext:value-type="float">
            <text:p>48,870,646</text:p>
          </table:table-cell>
          <table:table-cell table:formula="of:=[.A129]*[.C129]*[.D129]*[.$B$5]" office:value-type="float" office:value="4496250" calcext:value-type="float">
            <text:p>4,496,250</text:p>
          </table:table-cell>
          <table:table-cell table:formula="of:=[.A129]*[.D129]*[.$B$2]*[.$B$6]" office:value-type="float" office:value="44363000" calcext:value-type="float">
            <text:p>44,363,000</text:p>
          </table:table-cell>
          <table:table-cell table:formula="of:=[.D129]*[.$B$2]*[.$B$3]*[.$B$6]" office:value-type="float" office:value="11396" calcext:value-type="float">
            <text:p>11,396</text:p>
          </table:table-cell>
          <table:table-cell table:formula="of:=[.F129]/1000000" office:value-type="float" office:value="48.870646" calcext:value-type="float">
            <text:p>48.87</text:p>
          </table:table-cell>
          <table:table-cell table:formula="of:=[.G129]/1000000" office:value-type="float" office:value="4.49625" calcext:value-type="float">
            <text:p>4.50</text:p>
          </table:table-cell>
          <table:table-cell table:formula="of:=[.H129]/1000000" office:value-type="float" office:value="44.363" calcext:value-type="float">
            <text:p>44.36</text:p>
          </table:table-cell>
          <table:table-cell table:formula="of:=[.I129]/1000000" office:value-type="float" office:value="0.011396" calcext:value-type="float">
            <text:p>0.01</text:p>
          </table:table-cell>
          <table:table-cell/>
          <table:table-cell office:value-type="float" office:value="27250" calcext:value-type="float">
            <text:p>27250</text:p>
          </table:table-cell>
          <table:table-cell office:value-type="float" office:value="408749" calcext:value-type="float">
            <text:p>40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9:.X129])" office:value-type="float" office:value="52.9288778305053" calcext:value-type="float">
            <text:p>52.9288778305053</text:p>
          </table:table-cell>
          <table:table-cell office:value-type="float" office:value="7.40652656555176" calcext:value-type="float">
            <text:p>7.40652656555176</text:p>
          </table:table-cell>
          <table:table-cell office:value-type="float" office:value="45.4264221191406" calcext:value-type="float">
            <text:p>45.426422119140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9]/[.J129]" office:value-type="float" office:value="1.08304027392037" calcext:value-type="float">
            <text:p>1.08304027392037</text:p>
          </table:table-cell>
          <table:table-cell table:formula="of:=[.U129]-[.J129]" office:value-type="float" office:value="4.05823183050534" calcext:value-type="float">
            <text:p>4.05823183050534</text:p>
          </table:table-cell>
          <table:table-cell table:formula="of:=[.V129]-[.K129]" office:value-type="float" office:value="2.91027656555176" calcext:value-type="float">
            <text:p>2.91027656555176</text:p>
          </table:table-cell>
          <table:table-cell table:formula="of:=[.W129]-[.L129]" office:value-type="float" office:value="1.0634221191406" calcext:value-type="float">
            <text:p>1.0634221191406</text:p>
          </table:table-cell>
          <table:table-cell table:formula="of:=[.X129]-[.M1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500" calcext:value-type="float">
            <text:p>27,500</text:p>
          </table:table-cell>
          <table:table-cell table:formula="of:=[.A130]*[.C130]" office:value-type="float" office:value="412500" calcext:value-type="float">
            <text:p>41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0:.I130])" office:value-type="float" office:value="49318896" calcext:value-type="float">
            <text:p>49,318,896</text:p>
          </table:table-cell>
          <table:table-cell table:formula="of:=[.A130]*[.C130]*[.D130]*[.$B$5]" office:value-type="float" office:value="4537500" calcext:value-type="float">
            <text:p>4,537,500</text:p>
          </table:table-cell>
          <table:table-cell table:formula="of:=[.A130]*[.D130]*[.$B$2]*[.$B$6]" office:value-type="float" office:value="44770000" calcext:value-type="float">
            <text:p>44,770,000</text:p>
          </table:table-cell>
          <table:table-cell table:formula="of:=[.D130]*[.$B$2]*[.$B$3]*[.$B$6]" office:value-type="float" office:value="11396" calcext:value-type="float">
            <text:p>11,396</text:p>
          </table:table-cell>
          <table:table-cell table:formula="of:=[.F130]/1000000" office:value-type="float" office:value="49.318896" calcext:value-type="float">
            <text:p>49.32</text:p>
          </table:table-cell>
          <table:table-cell table:formula="of:=[.G130]/1000000" office:value-type="float" office:value="4.5375" calcext:value-type="float">
            <text:p>4.54</text:p>
          </table:table-cell>
          <table:table-cell table:formula="of:=[.H130]/1000000" office:value-type="float" office:value="44.77" calcext:value-type="float">
            <text:p>44.77</text:p>
          </table:table-cell>
          <table:table-cell table:formula="of:=[.I130]/1000000" office:value-type="float" office:value="0.011396" calcext:value-type="float">
            <text:p>0.01</text:p>
          </table:table-cell>
          <table:table-cell/>
          <table:table-cell office:value-type="float" office:value="27500" calcext:value-type="float">
            <text:p>27500</text:p>
          </table:table-cell>
          <table:table-cell office:value-type="float" office:value="412499" calcext:value-type="float">
            <text:p>41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0:.X130])" office:value-type="float" office:value="53.4135828018189" calcext:value-type="float">
            <text:p>53.4135828018189</text:p>
          </table:table-cell>
          <table:table-cell office:value-type="float" office:value="7.4744758605957" calcext:value-type="float">
            <text:p>7.4744758605957</text:p>
          </table:table-cell>
          <table:table-cell office:value-type="float" office:value="45.8431777954102" calcext:value-type="float">
            <text:p>45.843177795410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0]/[.J130]" office:value-type="float" office:value="1.08302470521276" calcext:value-type="float">
            <text:p>1.08302470521276</text:p>
          </table:table-cell>
          <table:table-cell table:formula="of:=[.U130]-[.J130]" office:value-type="float" office:value="4.09468680181889" calcext:value-type="float">
            <text:p>4.09468680181889</text:p>
          </table:table-cell>
          <table:table-cell table:formula="of:=[.V130]-[.K130]" office:value-type="float" office:value="2.9369758605957" calcext:value-type="float">
            <text:p>2.9369758605957</text:p>
          </table:table-cell>
          <table:table-cell table:formula="of:=[.W130]-[.L130]" office:value-type="float" office:value="1.0731777954102" calcext:value-type="float">
            <text:p>1.0731777954102</text:p>
          </table:table-cell>
          <table:table-cell table:formula="of:=[.X130]-[.M1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750" calcext:value-type="float">
            <text:p>27,750</text:p>
          </table:table-cell>
          <table:table-cell table:formula="of:=[.A131]*[.C131]" office:value-type="float" office:value="416250" calcext:value-type="float">
            <text:p>41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1:.I131])" office:value-type="float" office:value="49767146" calcext:value-type="float">
            <text:p>49,767,146</text:p>
          </table:table-cell>
          <table:table-cell table:style-name="ce9" table:formula="of:=[.A131]*[.C131]*[.D131]*[.$B$5]" office:value-type="float" office:value="4578750" calcext:value-type="float">
            <text:p>4,578,750</text:p>
          </table:table-cell>
          <table:table-cell table:style-name="ce9" table:formula="of:=[.A131]*[.D131]*[.$B$2]*[.$B$6]" office:value-type="float" office:value="45177000" calcext:value-type="float">
            <text:p>45,177,000</text:p>
          </table:table-cell>
          <table:table-cell table:formula="of:=[.D131]*[.$B$2]*[.$B$3]*[.$B$6]" office:value-type="float" office:value="11396" calcext:value-type="float">
            <text:p>11,396</text:p>
          </table:table-cell>
          <table:table-cell table:formula="of:=[.F131]/1000000" office:value-type="float" office:value="49.767146" calcext:value-type="float">
            <text:p>49.77</text:p>
          </table:table-cell>
          <table:table-cell table:formula="of:=[.G131]/1000000" office:value-type="float" office:value="4.57875" calcext:value-type="float">
            <text:p>4.58</text:p>
          </table:table-cell>
          <table:table-cell table:formula="of:=[.H131]/1000000" office:value-type="float" office:value="45.177" calcext:value-type="float">
            <text:p>45.18</text:p>
          </table:table-cell>
          <table:table-cell table:formula="of:=[.I131]/1000000" office:value-type="float" office:value="0.011396" calcext:value-type="float">
            <text:p>0.01</text:p>
          </table:table-cell>
          <table:table-cell/>
          <table:table-cell office:value-type="float" office:value="27750" calcext:value-type="float">
            <text:p>27750</text:p>
          </table:table-cell>
          <table:table-cell office:value-type="float" office:value="416249" calcext:value-type="float">
            <text:p>41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1:.X131])" office:value-type="float" office:value="53.8982877731323" calcext:value-type="float">
            <text:p>53.8982877731323</text:p>
          </table:table-cell>
          <table:table-cell office:value-type="float" office:value="7.54242515563965" calcext:value-type="float">
            <text:p>7.54242515563965</text:p>
          </table:table-cell>
          <table:table-cell office:value-type="float" office:value="46.2599334716797" calcext:value-type="float">
            <text:p>46.259933471679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1]/[.J131]" office:value-type="float" office:value="1.08300941695817" calcext:value-type="float">
            <text:p>1.08300941695817</text:p>
          </table:table-cell>
          <table:table-cell table:formula="of:=[.U131]-[.J131]" office:value-type="float" office:value="4.13114177313234" calcext:value-type="float">
            <text:p>4.13114177313234</text:p>
          </table:table-cell>
          <table:table-cell table:formula="of:=[.V131]-[.K131]" office:value-type="float" office:value="2.96367515563965" calcext:value-type="float">
            <text:p>2.96367515563965</text:p>
          </table:table-cell>
          <table:table-cell table:formula="of:=[.W131]-[.L131]" office:value-type="float" office:value="1.0829334716797" calcext:value-type="float">
            <text:p>1.0829334716797</text:p>
          </table:table-cell>
          <table:table-cell table:formula="of:=[.X131]-[.M1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000" calcext:value-type="float">
            <text:p>28,000</text:p>
          </table:table-cell>
          <table:table-cell table:formula="of:=[.A132]*[.C132]" office:value-type="float" office:value="420000" calcext:value-type="float">
            <text:p>42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2:.I132])" office:value-type="float" office:value="50215396" calcext:value-type="float">
            <text:p>50,215,396</text:p>
          </table:table-cell>
          <table:table-cell table:formula="of:=[.A132]*[.C132]*[.D132]*[.$B$5]" office:value-type="float" office:value="4620000" calcext:value-type="float">
            <text:p>4,620,000</text:p>
          </table:table-cell>
          <table:table-cell table:formula="of:=[.A132]*[.D132]*[.$B$2]*[.$B$6]" office:value-type="float" office:value="45584000" calcext:value-type="float">
            <text:p>45,584,000</text:p>
          </table:table-cell>
          <table:table-cell table:formula="of:=[.D132]*[.$B$2]*[.$B$3]*[.$B$6]" office:value-type="float" office:value="11396" calcext:value-type="float">
            <text:p>11,396</text:p>
          </table:table-cell>
          <table:table-cell table:formula="of:=[.F132]/1000000" office:value-type="float" office:value="50.215396" calcext:value-type="float">
            <text:p>50.22</text:p>
          </table:table-cell>
          <table:table-cell table:formula="of:=[.G132]/1000000" office:value-type="float" office:value="4.62" calcext:value-type="float">
            <text:p>4.62</text:p>
          </table:table-cell>
          <table:table-cell table:formula="of:=[.H132]/1000000" office:value-type="float" office:value="45.584" calcext:value-type="float">
            <text:p>45.58</text:p>
          </table:table-cell>
          <table:table-cell table:formula="of:=[.I132]/1000000" office:value-type="float" office:value="0.011396" calcext:value-type="float">
            <text:p>0.01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419999" calcext:value-type="float">
            <text:p>41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2:.X132])" office:value-type="float" office:value="54.3829927444458" calcext:value-type="float">
            <text:p>54.3829927444458</text:p>
          </table:table-cell>
          <table:table-cell office:value-type="float" office:value="7.61037445068359" calcext:value-type="float">
            <text:p>7.61037445068359</text:p>
          </table:table-cell>
          <table:table-cell office:value-type="float" office:value="46.6766891479492" calcext:value-type="float">
            <text:p>46.676689147949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2]/[.J132]" office:value-type="float" office:value="1.08299440164618" calcext:value-type="float">
            <text:p>1.08299440164618</text:p>
          </table:table-cell>
          <table:table-cell table:formula="of:=[.U132]-[.J132]" office:value-type="float" office:value="4.16759674444577" calcext:value-type="float">
            <text:p>4.16759674444577</text:p>
          </table:table-cell>
          <table:table-cell table:formula="of:=[.V132]-[.K132]" office:value-type="float" office:value="2.99037445068359" calcext:value-type="float">
            <text:p>2.99037445068359</text:p>
          </table:table-cell>
          <table:table-cell table:formula="of:=[.W132]-[.L132]" office:value-type="float" office:value="1.09268914794919" calcext:value-type="float">
            <text:p>1.09268914794919</text:p>
          </table:table-cell>
          <table:table-cell table:formula="of:=[.X132]-[.M1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250" calcext:value-type="float">
            <text:p>28,250</text:p>
          </table:table-cell>
          <table:table-cell table:formula="of:=[.A133]*[.C133]" office:value-type="float" office:value="423750" calcext:value-type="float">
            <text:p>42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3:.I133])" office:value-type="float" office:value="50663646" calcext:value-type="float">
            <text:p>50,663,646</text:p>
          </table:table-cell>
          <table:table-cell table:formula="of:=[.A133]*[.C133]*[.D133]*[.$B$5]" office:value-type="float" office:value="4661250" calcext:value-type="float">
            <text:p>4,661,250</text:p>
          </table:table-cell>
          <table:table-cell table:formula="of:=[.A133]*[.D133]*[.$B$2]*[.$B$6]" office:value-type="float" office:value="45991000" calcext:value-type="float">
            <text:p>45,991,000</text:p>
          </table:table-cell>
          <table:table-cell table:formula="of:=[.D133]*[.$B$2]*[.$B$3]*[.$B$6]" office:value-type="float" office:value="11396" calcext:value-type="float">
            <text:p>11,396</text:p>
          </table:table-cell>
          <table:table-cell table:formula="of:=[.F133]/1000000" office:value-type="float" office:value="50.663646" calcext:value-type="float">
            <text:p>50.66</text:p>
          </table:table-cell>
          <table:table-cell table:formula="of:=[.G133]/1000000" office:value-type="float" office:value="4.66125" calcext:value-type="float">
            <text:p>4.66</text:p>
          </table:table-cell>
          <table:table-cell table:formula="of:=[.H133]/1000000" office:value-type="float" office:value="45.991" calcext:value-type="float">
            <text:p>45.99</text:p>
          </table:table-cell>
          <table:table-cell table:formula="of:=[.I133]/1000000" office:value-type="float" office:value="0.011396" calcext:value-type="float">
            <text:p>0.01</text:p>
          </table:table-cell>
          <table:table-cell/>
          <table:table-cell office:value-type="float" office:value="28250" calcext:value-type="float">
            <text:p>28250</text:p>
          </table:table-cell>
          <table:table-cell office:value-type="float" office:value="423749" calcext:value-type="float">
            <text:p>42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3:.X133])" office:value-type="float" office:value="54.8676977157592" calcext:value-type="float">
            <text:p>54.8676977157592</text:p>
          </table:table-cell>
          <table:table-cell office:value-type="float" office:value="7.67832374572754" calcext:value-type="float">
            <text:p>7.67832374572754</text:p>
          </table:table-cell>
          <table:table-cell office:value-type="float" office:value="47.0934448242187" calcext:value-type="float">
            <text:p>47.093444824218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3]/[.J133]" office:value-type="float" office:value="1.08297965203213" calcext:value-type="float">
            <text:p>1.08297965203213</text:p>
          </table:table-cell>
          <table:table-cell table:formula="of:=[.U133]-[.J133]" office:value-type="float" office:value="4.20405171575923" calcext:value-type="float">
            <text:p>4.20405171575923</text:p>
          </table:table-cell>
          <table:table-cell table:formula="of:=[.V133]-[.K133]" office:value-type="float" office:value="3.01707374572754" calcext:value-type="float">
            <text:p>3.01707374572754</text:p>
          </table:table-cell>
          <table:table-cell table:formula="of:=[.W133]-[.L133]" office:value-type="float" office:value="1.1024448242187" calcext:value-type="float">
            <text:p>1.1024448242187</text:p>
          </table:table-cell>
          <table:table-cell table:formula="of:=[.X133]-[.M1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500" calcext:value-type="float">
            <text:p>28,500</text:p>
          </table:table-cell>
          <table:table-cell table:formula="of:=[.A134]*[.C134]" office:value-type="float" office:value="427500" calcext:value-type="float">
            <text:p>42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4:.I134])" office:value-type="float" office:value="51111896" calcext:value-type="float">
            <text:p>51,111,896</text:p>
          </table:table-cell>
          <table:table-cell table:formula="of:=[.A134]*[.C134]*[.D134]*[.$B$5]" office:value-type="float" office:value="4702500" calcext:value-type="float">
            <text:p>4,702,500</text:p>
          </table:table-cell>
          <table:table-cell table:formula="of:=[.A134]*[.D134]*[.$B$2]*[.$B$6]" office:value-type="float" office:value="46398000" calcext:value-type="float">
            <text:p>46,398,000</text:p>
          </table:table-cell>
          <table:table-cell table:formula="of:=[.D134]*[.$B$2]*[.$B$3]*[.$B$6]" office:value-type="float" office:value="11396" calcext:value-type="float">
            <text:p>11,396</text:p>
          </table:table-cell>
          <table:table-cell table:formula="of:=[.F134]/1000000" office:value-type="float" office:value="51.111896" calcext:value-type="float">
            <text:p>51.11</text:p>
          </table:table-cell>
          <table:table-cell table:formula="of:=[.G134]/1000000" office:value-type="float" office:value="4.7025" calcext:value-type="float">
            <text:p>4.70</text:p>
          </table:table-cell>
          <table:table-cell table:formula="of:=[.H134]/1000000" office:value-type="float" office:value="46.398" calcext:value-type="float">
            <text:p>46.40</text:p>
          </table:table-cell>
          <table:table-cell table:formula="of:=[.I134]/1000000" office:value-type="float" office:value="0.011396" calcext:value-type="float">
            <text:p>0.01</text:p>
          </table:table-cell>
          <table:table-cell/>
          <table:table-cell office:value-type="float" office:value="28500" calcext:value-type="float">
            <text:p>28500</text:p>
          </table:table-cell>
          <table:table-cell office:value-type="float" office:value="427499" calcext:value-type="float">
            <text:p>42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4:.X134])" office:value-type="float" office:value="55.3524026870728" calcext:value-type="float">
            <text:p>55.3524026870728</text:p>
          </table:table-cell>
          <table:table-cell office:value-type="float" office:value="7.74627304077148" calcext:value-type="float">
            <text:p>7.74627304077148</text:p>
          </table:table-cell>
          <table:table-cell office:value-type="float" office:value="47.5102005004883" calcext:value-type="float">
            <text:p>47.510200500488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4]/[.J134]" office:value-type="float" office:value="1.08296516112556" calcext:value-type="float">
            <text:p>1.08296516112556</text:p>
          </table:table-cell>
          <table:table-cell table:formula="of:=[.U134]-[.J134]" office:value-type="float" office:value="4.24050668707277" calcext:value-type="float">
            <text:p>4.24050668707277</text:p>
          </table:table-cell>
          <table:table-cell table:formula="of:=[.V134]-[.K134]" office:value-type="float" office:value="3.04377304077148" calcext:value-type="float">
            <text:p>3.04377304077148</text:p>
          </table:table-cell>
          <table:table-cell table:formula="of:=[.W134]-[.L134]" office:value-type="float" office:value="1.1122005004883" calcext:value-type="float">
            <text:p>1.1122005004883</text:p>
          </table:table-cell>
          <table:table-cell table:formula="of:=[.X134]-[.M1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750" calcext:value-type="float">
            <text:p>28,750</text:p>
          </table:table-cell>
          <table:table-cell table:formula="of:=[.A135]*[.C135]" office:value-type="float" office:value="431250" calcext:value-type="float">
            <text:p>43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5:.I135])" office:value-type="float" office:value="51560146" calcext:value-type="float">
            <text:p>51,560,146</text:p>
          </table:table-cell>
          <table:table-cell table:formula="of:=[.A135]*[.C135]*[.D135]*[.$B$5]" office:value-type="float" office:value="4743750" calcext:value-type="float">
            <text:p>4,743,750</text:p>
          </table:table-cell>
          <table:table-cell table:formula="of:=[.A135]*[.D135]*[.$B$2]*[.$B$6]" office:value-type="float" office:value="46805000" calcext:value-type="float">
            <text:p>46,805,000</text:p>
          </table:table-cell>
          <table:table-cell table:formula="of:=[.D135]*[.$B$2]*[.$B$3]*[.$B$6]" office:value-type="float" office:value="11396" calcext:value-type="float">
            <text:p>11,396</text:p>
          </table:table-cell>
          <table:table-cell table:formula="of:=[.F135]/1000000" office:value-type="float" office:value="51.560146" calcext:value-type="float">
            <text:p>51.56</text:p>
          </table:table-cell>
          <table:table-cell table:formula="of:=[.G135]/1000000" office:value-type="float" office:value="4.74375" calcext:value-type="float">
            <text:p>4.74</text:p>
          </table:table-cell>
          <table:table-cell table:formula="of:=[.H135]/1000000" office:value-type="float" office:value="46.805" calcext:value-type="float">
            <text:p>46.81</text:p>
          </table:table-cell>
          <table:table-cell table:formula="of:=[.I135]/1000000" office:value-type="float" office:value="0.011396" calcext:value-type="float">
            <text:p>0.01</text:p>
          </table:table-cell>
          <table:table-cell/>
          <table:table-cell office:value-type="float" office:value="28750" calcext:value-type="float">
            <text:p>28750</text:p>
          </table:table-cell>
          <table:table-cell office:value-type="float" office:value="431249" calcext:value-type="float">
            <text:p>43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5:.X135])" office:value-type="float" office:value="55.8371076583862" calcext:value-type="float">
            <text:p>55.8371076583862</text:p>
          </table:table-cell>
          <table:table-cell office:value-type="float" office:value="7.81422233581543" calcext:value-type="float">
            <text:p>7.81422233581543</text:p>
          </table:table-cell>
          <table:table-cell office:value-type="float" office:value="47.9269561767578" calcext:value-type="float">
            <text:p>47.926956176757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5]/[.J135]" office:value-type="float" office:value="1.08295092217905" calcext:value-type="float">
            <text:p>1.08295092217905</text:p>
          </table:table-cell>
          <table:table-cell table:formula="of:=[.U135]-[.J135]" office:value-type="float" office:value="4.27696165838621" calcext:value-type="float">
            <text:p>4.27696165838621</text:p>
          </table:table-cell>
          <table:table-cell table:formula="of:=[.V135]-[.K135]" office:value-type="float" office:value="3.07047233581543" calcext:value-type="float">
            <text:p>3.07047233581543</text:p>
          </table:table-cell>
          <table:table-cell table:formula="of:=[.W135]-[.L135]" office:value-type="float" office:value="1.1219561767578" calcext:value-type="float">
            <text:p>1.1219561767578</text:p>
          </table:table-cell>
          <table:table-cell table:formula="of:=[.X135]-[.M1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000" calcext:value-type="float">
            <text:p>29,000</text:p>
          </table:table-cell>
          <table:table-cell table:formula="of:=[.A136]*[.C136]" office:value-type="float" office:value="435000" calcext:value-type="float">
            <text:p>43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6:.I136])" office:value-type="float" office:value="52008396" calcext:value-type="float">
            <text:p>52,008,396</text:p>
          </table:table-cell>
          <table:table-cell table:formula="of:=[.A136]*[.C136]*[.D136]*[.$B$5]" office:value-type="float" office:value="4785000" calcext:value-type="float">
            <text:p>4,785,000</text:p>
          </table:table-cell>
          <table:table-cell table:formula="of:=[.A136]*[.D136]*[.$B$2]*[.$B$6]" office:value-type="float" office:value="47212000" calcext:value-type="float">
            <text:p>47,212,000</text:p>
          </table:table-cell>
          <table:table-cell table:formula="of:=[.D136]*[.$B$2]*[.$B$3]*[.$B$6]" office:value-type="float" office:value="11396" calcext:value-type="float">
            <text:p>11,396</text:p>
          </table:table-cell>
          <table:table-cell table:formula="of:=[.F136]/1000000" office:value-type="float" office:value="52.008396" calcext:value-type="float">
            <text:p>52.01</text:p>
          </table:table-cell>
          <table:table-cell table:formula="of:=[.G136]/1000000" office:value-type="float" office:value="4.785" calcext:value-type="float">
            <text:p>4.79</text:p>
          </table:table-cell>
          <table:table-cell table:formula="of:=[.H136]/1000000" office:value-type="float" office:value="47.212" calcext:value-type="float">
            <text:p>47.21</text:p>
          </table:table-cell>
          <table:table-cell table:formula="of:=[.I136]/1000000" office:value-type="float" office:value="0.011396" calcext:value-type="float">
            <text:p>0.01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434999" calcext:value-type="float">
            <text:p>43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6:.X136])" office:value-type="float" office:value="56.3218126296997" calcext:value-type="float">
            <text:p>56.3218126296997</text:p>
          </table:table-cell>
          <table:table-cell office:value-type="float" office:value="7.88217163085938" calcext:value-type="float">
            <text:p>7.88217163085938</text:p>
          </table:table-cell>
          <table:table-cell office:value-type="float" office:value="48.3437118530273" calcext:value-type="float">
            <text:p>48.343711853027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6]/[.J136]" office:value-type="float" office:value="1.08293692867782" calcext:value-type="float">
            <text:p>1.08293692867782</text:p>
          </table:table-cell>
          <table:table-cell table:formula="of:=[.U136]-[.J136]" office:value-type="float" office:value="4.31341662969967" calcext:value-type="float">
            <text:p>4.31341662969967</text:p>
          </table:table-cell>
          <table:table-cell table:formula="of:=[.V136]-[.K136]" office:value-type="float" office:value="3.09717163085938" calcext:value-type="float">
            <text:p>3.09717163085938</text:p>
          </table:table-cell>
          <table:table-cell table:formula="of:=[.W136]-[.L136]" office:value-type="float" office:value="1.1317118530273" calcext:value-type="float">
            <text:p>1.1317118530273</text:p>
          </table:table-cell>
          <table:table-cell table:formula="of:=[.X136]-[.M1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250" calcext:value-type="float">
            <text:p>29,250</text:p>
          </table:table-cell>
          <table:table-cell table:formula="of:=[.A137]*[.C137]" office:value-type="float" office:value="438750" calcext:value-type="float">
            <text:p>43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7:.I137])" office:value-type="float" office:value="52456646" calcext:value-type="float">
            <text:p>52,456,646</text:p>
          </table:table-cell>
          <table:table-cell table:formula="of:=[.A137]*[.C137]*[.D137]*[.$B$5]" office:value-type="float" office:value="4826250" calcext:value-type="float">
            <text:p>4,826,250</text:p>
          </table:table-cell>
          <table:table-cell table:formula="of:=[.A137]*[.D137]*[.$B$2]*[.$B$6]" office:value-type="float" office:value="47619000" calcext:value-type="float">
            <text:p>47,619,000</text:p>
          </table:table-cell>
          <table:table-cell table:formula="of:=[.D137]*[.$B$2]*[.$B$3]*[.$B$6]" office:value-type="float" office:value="11396" calcext:value-type="float">
            <text:p>11,396</text:p>
          </table:table-cell>
          <table:table-cell table:formula="of:=[.F137]/1000000" office:value-type="float" office:value="52.456646" calcext:value-type="float">
            <text:p>52.46</text:p>
          </table:table-cell>
          <table:table-cell table:formula="of:=[.G137]/1000000" office:value-type="float" office:value="4.82625" calcext:value-type="float">
            <text:p>4.83</text:p>
          </table:table-cell>
          <table:table-cell table:formula="of:=[.H137]/1000000" office:value-type="float" office:value="47.619" calcext:value-type="float">
            <text:p>47.62</text:p>
          </table:table-cell>
          <table:table-cell table:formula="of:=[.I137]/1000000" office:value-type="float" office:value="0.011396" calcext:value-type="float">
            <text:p>0.01</text:p>
          </table:table-cell>
          <table:table-cell/>
          <table:table-cell office:value-type="float" office:value="29250" calcext:value-type="float">
            <text:p>29250</text:p>
          </table:table-cell>
          <table:table-cell office:value-type="float" office:value="438749" calcext:value-type="float">
            <text:p>43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7:.X137])" office:value-type="float" office:value="56.8065176010132" calcext:value-type="float">
            <text:p>56.8065176010132</text:p>
          </table:table-cell>
          <table:table-cell office:value-type="float" office:value="7.95012092590332" calcext:value-type="float">
            <text:p>7.95012092590332</text:p>
          </table:table-cell>
          <table:table-cell office:value-type="float" office:value="48.7604675292969" calcext:value-type="float">
            <text:p>48.760467529296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7]/[.J137]" office:value-type="float" office:value="1.08292317432977" calcext:value-type="float">
            <text:p>1.08292317432977</text:p>
          </table:table-cell>
          <table:table-cell table:formula="of:=[.U137]-[.J137]" office:value-type="float" office:value="4.34987160101321" calcext:value-type="float">
            <text:p>4.34987160101321</text:p>
          </table:table-cell>
          <table:table-cell table:formula="of:=[.V137]-[.K137]" office:value-type="float" office:value="3.12387092590332" calcext:value-type="float">
            <text:p>3.12387092590332</text:p>
          </table:table-cell>
          <table:table-cell table:formula="of:=[.W137]-[.L137]" office:value-type="float" office:value="1.1414675292969" calcext:value-type="float">
            <text:p>1.1414675292969</text:p>
          </table:table-cell>
          <table:table-cell table:formula="of:=[.X137]-[.M1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500" calcext:value-type="float">
            <text:p>29,500</text:p>
          </table:table-cell>
          <table:table-cell table:formula="of:=[.A138]*[.C138]" office:value-type="float" office:value="442500" calcext:value-type="float">
            <text:p>44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8:.I138])" office:value-type="float" office:value="52904896" calcext:value-type="float">
            <text:p>52,904,896</text:p>
          </table:table-cell>
          <table:table-cell table:formula="of:=[.A138]*[.C138]*[.D138]*[.$B$5]" office:value-type="float" office:value="4867500" calcext:value-type="float">
            <text:p>4,867,500</text:p>
          </table:table-cell>
          <table:table-cell table:formula="of:=[.A138]*[.D138]*[.$B$2]*[.$B$6]" office:value-type="float" office:value="48026000" calcext:value-type="float">
            <text:p>48,026,000</text:p>
          </table:table-cell>
          <table:table-cell table:formula="of:=[.D138]*[.$B$2]*[.$B$3]*[.$B$6]" office:value-type="float" office:value="11396" calcext:value-type="float">
            <text:p>11,396</text:p>
          </table:table-cell>
          <table:table-cell table:formula="of:=[.F138]/1000000" office:value-type="float" office:value="52.904896" calcext:value-type="float">
            <text:p>52.90</text:p>
          </table:table-cell>
          <table:table-cell table:formula="of:=[.G138]/1000000" office:value-type="float" office:value="4.8675" calcext:value-type="float">
            <text:p>4.87</text:p>
          </table:table-cell>
          <table:table-cell table:formula="of:=[.H138]/1000000" office:value-type="float" office:value="48.026" calcext:value-type="float">
            <text:p>48.03</text:p>
          </table:table-cell>
          <table:table-cell table:formula="of:=[.I138]/1000000" office:value-type="float" office:value="0.011396" calcext:value-type="float">
            <text:p>0.01</text:p>
          </table:table-cell>
          <table:table-cell/>
          <table:table-cell office:value-type="float" office:value="29500" calcext:value-type="float">
            <text:p>29500</text:p>
          </table:table-cell>
          <table:table-cell office:value-type="float" office:value="442499" calcext:value-type="float">
            <text:p>44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8:.X138])" office:value-type="float" office:value="57.2912225723267" calcext:value-type="float">
            <text:p>57.2912225723267</text:p>
          </table:table-cell>
          <table:table-cell office:value-type="float" office:value="8.01807022094727" calcext:value-type="float">
            <text:p>8.01807022094727</text:p>
          </table:table-cell>
          <table:table-cell office:value-type="float" office:value="49.1772232055664" calcext:value-type="float">
            <text:p>49.177223205566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8]/[.J138]" office:value-type="float" office:value="1.08290965305605" calcext:value-type="float">
            <text:p>1.08290965305605</text:p>
          </table:table-cell>
          <table:table-cell table:formula="of:=[.U138]-[.J138]" office:value-type="float" office:value="4.38632657232666" calcext:value-type="float">
            <text:p>4.38632657232666</text:p>
          </table:table-cell>
          <table:table-cell table:formula="of:=[.V138]-[.K138]" office:value-type="float" office:value="3.15057022094727" calcext:value-type="float">
            <text:p>3.15057022094727</text:p>
          </table:table-cell>
          <table:table-cell table:formula="of:=[.W138]-[.L138]" office:value-type="float" office:value="1.1512232055664" calcext:value-type="float">
            <text:p>1.1512232055664</text:p>
          </table:table-cell>
          <table:table-cell table:formula="of:=[.X138]-[.M1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750" calcext:value-type="float">
            <text:p>29,750</text:p>
          </table:table-cell>
          <table:table-cell table:formula="of:=[.A139]*[.C139]" office:value-type="float" office:value="446250" calcext:value-type="float">
            <text:p>44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9:.I139])" office:value-type="float" office:value="53353146" calcext:value-type="float">
            <text:p>53,353,146</text:p>
          </table:table-cell>
          <table:table-cell table:formula="of:=[.A139]*[.C139]*[.D139]*[.$B$5]" office:value-type="float" office:value="4908750" calcext:value-type="float">
            <text:p>4,908,750</text:p>
          </table:table-cell>
          <table:table-cell table:formula="of:=[.A139]*[.D139]*[.$B$2]*[.$B$6]" office:value-type="float" office:value="48433000" calcext:value-type="float">
            <text:p>48,433,000</text:p>
          </table:table-cell>
          <table:table-cell table:formula="of:=[.D139]*[.$B$2]*[.$B$3]*[.$B$6]" office:value-type="float" office:value="11396" calcext:value-type="float">
            <text:p>11,396</text:p>
          </table:table-cell>
          <table:table-cell table:formula="of:=[.F139]/1000000" office:value-type="float" office:value="53.353146" calcext:value-type="float">
            <text:p>53.35</text:p>
          </table:table-cell>
          <table:table-cell table:formula="of:=[.G139]/1000000" office:value-type="float" office:value="4.90875" calcext:value-type="float">
            <text:p>4.91</text:p>
          </table:table-cell>
          <table:table-cell table:formula="of:=[.H139]/1000000" office:value-type="float" office:value="48.433" calcext:value-type="float">
            <text:p>48.43</text:p>
          </table:table-cell>
          <table:table-cell table:formula="of:=[.I139]/1000000" office:value-type="float" office:value="0.011396" calcext:value-type="float">
            <text:p>0.01</text:p>
          </table:table-cell>
          <table:table-cell/>
          <table:table-cell office:value-type="float" office:value="29750" calcext:value-type="float">
            <text:p>29750</text:p>
          </table:table-cell>
          <table:table-cell office:value-type="float" office:value="446249" calcext:value-type="float">
            <text:p>44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9:.X139])" office:value-type="float" office:value="57.7759275436401" calcext:value-type="float">
            <text:p>57.7759275436401</text:p>
          </table:table-cell>
          <table:table-cell office:value-type="float" office:value="8.08601951599121" calcext:value-type="float">
            <text:p>8.08601951599121</text:p>
          </table:table-cell>
          <table:table-cell office:value-type="float" office:value="49.5939788818359" calcext:value-type="float">
            <text:p>49.593978881835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9]/[.J139]" office:value-type="float" office:value="1.08289635898209" calcext:value-type="float">
            <text:p>1.08289635898209</text:p>
          </table:table-cell>
          <table:table-cell table:formula="of:=[.U139]-[.J139]" office:value-type="float" office:value="4.4227815436401" calcext:value-type="float">
            <text:p>4.4227815436401</text:p>
          </table:table-cell>
          <table:table-cell table:formula="of:=[.V139]-[.K139]" office:value-type="float" office:value="3.17726951599121" calcext:value-type="float">
            <text:p>3.17726951599121</text:p>
          </table:table-cell>
          <table:table-cell table:formula="of:=[.W139]-[.L139]" office:value-type="float" office:value="1.1609788818359" calcext:value-type="float">
            <text:p>1.1609788818359</text:p>
          </table:table-cell>
          <table:table-cell table:formula="of:=[.X139]-[.M1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000" calcext:value-type="float">
            <text:p>30,000</text:p>
          </table:table-cell>
          <table:table-cell table:formula="of:=[.A140]*[.C140]" office:value-type="float" office:value="450000" calcext:value-type="float">
            <text:p>45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0:.I140])" office:value-type="float" office:value="53801396" calcext:value-type="float">
            <text:p>53,801,396</text:p>
          </table:table-cell>
          <table:table-cell table:style-name="ce9" table:formula="of:=[.A140]*[.C140]*[.D140]*[.$B$5]" office:value-type="float" office:value="4950000" calcext:value-type="float">
            <text:p>4,950,000</text:p>
          </table:table-cell>
          <table:table-cell table:style-name="ce9" table:formula="of:=[.A140]*[.D140]*[.$B$2]*[.$B$6]" office:value-type="float" office:value="48840000" calcext:value-type="float">
            <text:p>48,840,000</text:p>
          </table:table-cell>
          <table:table-cell table:formula="of:=[.D140]*[.$B$2]*[.$B$3]*[.$B$6]" office:value-type="float" office:value="11396" calcext:value-type="float">
            <text:p>11,396</text:p>
          </table:table-cell>
          <table:table-cell table:formula="of:=[.F140]/1000000" office:value-type="float" office:value="53.801396" calcext:value-type="float">
            <text:p>53.80</text:p>
          </table:table-cell>
          <table:table-cell table:formula="of:=[.G140]/1000000" office:value-type="float" office:value="4.95" calcext:value-type="float">
            <text:p>4.95</text:p>
          </table:table-cell>
          <table:table-cell table:formula="of:=[.H140]/1000000" office:value-type="float" office:value="48.84" calcext:value-type="float">
            <text:p>48.84</text:p>
          </table:table-cell>
          <table:table-cell table:formula="of:=[.I140]/1000000" office:value-type="float" office:value="0.011396" calcext:value-type="float">
            <text:p>0.0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49999" calcext:value-type="float">
            <text:p>44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0:.X140])" office:value-type="float" office:value="58.2606325149536" calcext:value-type="float">
            <text:p>58.2606325149536</text:p>
          </table:table-cell>
          <table:table-cell office:value-type="float" office:value="8.15396881103516" calcext:value-type="float">
            <text:p>8.15396881103516</text:p>
          </table:table-cell>
          <table:table-cell office:value-type="float" office:value="50.0107345581055" calcext:value-type="float">
            <text:p>50.010734558105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0]/[.J140]" office:value-type="float" office:value="1.0828832864291" calcext:value-type="float">
            <text:p>1.0828832864291</text:p>
          </table:table-cell>
          <table:table-cell table:formula="of:=[.U140]-[.J140]" office:value-type="float" office:value="4.45923651495365" calcext:value-type="float">
            <text:p>4.45923651495365</text:p>
          </table:table-cell>
          <table:table-cell table:formula="of:=[.V140]-[.K140]" office:value-type="float" office:value="3.20396881103516" calcext:value-type="float">
            <text:p>3.20396881103516</text:p>
          </table:table-cell>
          <table:table-cell table:formula="of:=[.W140]-[.L140]" office:value-type="float" office:value="1.17073455810549" calcext:value-type="float">
            <text:p>1.17073455810549</text:p>
          </table:table-cell>
          <table:table-cell table:formula="of:=[.X140]-[.M1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250" calcext:value-type="float">
            <text:p>30,250</text:p>
          </table:table-cell>
          <table:table-cell table:formula="of:=[.A141]*[.C141]" office:value-type="float" office:value="453750" calcext:value-type="float">
            <text:p>45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1:.I141])" office:value-type="float" office:value="54249646" calcext:value-type="float">
            <text:p>54,249,646</text:p>
          </table:table-cell>
          <table:table-cell table:formula="of:=[.A141]*[.C141]*[.D141]*[.$B$5]" office:value-type="float" office:value="4991250" calcext:value-type="float">
            <text:p>4,991,250</text:p>
          </table:table-cell>
          <table:table-cell table:formula="of:=[.A141]*[.D141]*[.$B$2]*[.$B$6]" office:value-type="float" office:value="49247000" calcext:value-type="float">
            <text:p>49,247,000</text:p>
          </table:table-cell>
          <table:table-cell table:formula="of:=[.D141]*[.$B$2]*[.$B$3]*[.$B$6]" office:value-type="float" office:value="11396" calcext:value-type="float">
            <text:p>11,396</text:p>
          </table:table-cell>
          <table:table-cell table:formula="of:=[.F141]/1000000" office:value-type="float" office:value="54.249646" calcext:value-type="float">
            <text:p>54.25</text:p>
          </table:table-cell>
          <table:table-cell table:formula="of:=[.G141]/1000000" office:value-type="float" office:value="4.99125" calcext:value-type="float">
            <text:p>4.99</text:p>
          </table:table-cell>
          <table:table-cell table:formula="of:=[.H141]/1000000" office:value-type="float" office:value="49.247" calcext:value-type="float">
            <text:p>49.25</text:p>
          </table:table-cell>
          <table:table-cell table:formula="of:=[.I141]/1000000" office:value-type="float" office:value="0.011396" calcext:value-type="float">
            <text:p>0.01</text:p>
          </table:table-cell>
          <table:table-cell/>
          <table:table-cell office:value-type="float" office:value="30250" calcext:value-type="float">
            <text:p>30250</text:p>
          </table:table-cell>
          <table:table-cell office:value-type="float" office:value="453749" calcext:value-type="float">
            <text:p>45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1:.X141])" office:value-type="float" office:value="58.7453374862671" calcext:value-type="float">
            <text:p>58.7453374862671</text:p>
          </table:table-cell>
          <table:table-cell office:value-type="float" office:value="8.2219181060791" calcext:value-type="float">
            <text:p>8.2219181060791</text:p>
          </table:table-cell>
          <table:table-cell office:value-type="float" office:value="50.427490234375" calcext:value-type="float">
            <text:p>50.427490234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1]/[.J141]" office:value-type="float" office:value="1.08287042990598" calcext:value-type="float">
            <text:p>1.08287042990598</text:p>
          </table:table-cell>
          <table:table-cell table:formula="of:=[.U141]-[.J141]" office:value-type="float" office:value="4.49569148626709" calcext:value-type="float">
            <text:p>4.49569148626709</text:p>
          </table:table-cell>
          <table:table-cell table:formula="of:=[.V141]-[.K141]" office:value-type="float" office:value="3.2306681060791" calcext:value-type="float">
            <text:p>3.2306681060791</text:p>
          </table:table-cell>
          <table:table-cell table:formula="of:=[.W141]-[.L141]" office:value-type="float" office:value="1.180490234375" calcext:value-type="float">
            <text:p>1.180490234375</text:p>
          </table:table-cell>
          <table:table-cell table:formula="of:=[.X141]-[.M1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500" calcext:value-type="float">
            <text:p>30,500</text:p>
          </table:table-cell>
          <table:table-cell table:formula="of:=[.A142]*[.C142]" office:value-type="float" office:value="457500" calcext:value-type="float">
            <text:p>45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2:.I142])" office:value-type="float" office:value="54697896" calcext:value-type="float">
            <text:p>54,697,896</text:p>
          </table:table-cell>
          <table:table-cell table:formula="of:=[.A142]*[.C142]*[.D142]*[.$B$5]" office:value-type="float" office:value="5032500" calcext:value-type="float">
            <text:p>5,032,500</text:p>
          </table:table-cell>
          <table:table-cell table:formula="of:=[.A142]*[.D142]*[.$B$2]*[.$B$6]" office:value-type="float" office:value="49654000" calcext:value-type="float">
            <text:p>49,654,000</text:p>
          </table:table-cell>
          <table:table-cell table:formula="of:=[.D142]*[.$B$2]*[.$B$3]*[.$B$6]" office:value-type="float" office:value="11396" calcext:value-type="float">
            <text:p>11,396</text:p>
          </table:table-cell>
          <table:table-cell table:formula="of:=[.F142]/1000000" office:value-type="float" office:value="54.697896" calcext:value-type="float">
            <text:p>54.70</text:p>
          </table:table-cell>
          <table:table-cell table:formula="of:=[.G142]/1000000" office:value-type="float" office:value="5.0325" calcext:value-type="float">
            <text:p>5.03</text:p>
          </table:table-cell>
          <table:table-cell table:formula="of:=[.H142]/1000000" office:value-type="float" office:value="49.654" calcext:value-type="float">
            <text:p>49.65</text:p>
          </table:table-cell>
          <table:table-cell table:formula="of:=[.I142]/1000000" office:value-type="float" office:value="0.011396" calcext:value-type="float">
            <text:p>0.01</text:p>
          </table:table-cell>
          <table:table-cell/>
          <table:table-cell office:value-type="float" office:value="30500" calcext:value-type="float">
            <text:p>30500</text:p>
          </table:table-cell>
          <table:table-cell office:value-type="float" office:value="457499" calcext:value-type="float">
            <text:p>45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2:.X142])" office:value-type="float" office:value="59.2300424575805" calcext:value-type="float">
            <text:p>59.2300424575805</text:p>
          </table:table-cell>
          <table:table-cell office:value-type="float" office:value="8.28986740112305" calcext:value-type="float">
            <text:p>8.28986740112305</text:p>
          </table:table-cell>
          <table:table-cell office:value-type="float" office:value="50.8442459106445" calcext:value-type="float">
            <text:p>50.844245910644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2]/[.J142]" office:value-type="float" office:value="1.08285778410161" calcext:value-type="float">
            <text:p>1.08285778410161</text:p>
          </table:table-cell>
          <table:table-cell table:formula="of:=[.U142]-[.J142]" office:value-type="float" office:value="4.53214645758054" calcext:value-type="float">
            <text:p>4.53214645758054</text:p>
          </table:table-cell>
          <table:table-cell table:formula="of:=[.V142]-[.K142]" office:value-type="float" office:value="3.25736740112305" calcext:value-type="float">
            <text:p>3.25736740112305</text:p>
          </table:table-cell>
          <table:table-cell table:formula="of:=[.W142]-[.L142]" office:value-type="float" office:value="1.1902459106445" calcext:value-type="float">
            <text:p>1.1902459106445</text:p>
          </table:table-cell>
          <table:table-cell table:formula="of:=[.X142]-[.M1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750" calcext:value-type="float">
            <text:p>30,750</text:p>
          </table:table-cell>
          <table:table-cell table:formula="of:=[.A143]*[.C143]" office:value-type="float" office:value="461250" calcext:value-type="float">
            <text:p>46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3:.I143])" office:value-type="float" office:value="55146146" calcext:value-type="float">
            <text:p>55,146,146</text:p>
          </table:table-cell>
          <table:table-cell table:formula="of:=[.A143]*[.C143]*[.D143]*[.$B$5]" office:value-type="float" office:value="5073750" calcext:value-type="float">
            <text:p>5,073,750</text:p>
          </table:table-cell>
          <table:table-cell table:formula="of:=[.A143]*[.D143]*[.$B$2]*[.$B$6]" office:value-type="float" office:value="50061000" calcext:value-type="float">
            <text:p>50,061,000</text:p>
          </table:table-cell>
          <table:table-cell table:formula="of:=[.D143]*[.$B$2]*[.$B$3]*[.$B$6]" office:value-type="float" office:value="11396" calcext:value-type="float">
            <text:p>11,396</text:p>
          </table:table-cell>
          <table:table-cell table:formula="of:=[.F143]/1000000" office:value-type="float" office:value="55.146146" calcext:value-type="float">
            <text:p>55.15</text:p>
          </table:table-cell>
          <table:table-cell table:formula="of:=[.G143]/1000000" office:value-type="float" office:value="5.07375" calcext:value-type="float">
            <text:p>5.07</text:p>
          </table:table-cell>
          <table:table-cell table:formula="of:=[.H143]/1000000" office:value-type="float" office:value="50.061" calcext:value-type="float">
            <text:p>50.06</text:p>
          </table:table-cell>
          <table:table-cell table:formula="of:=[.I143]/1000000" office:value-type="float" office:value="0.011396" calcext:value-type="float">
            <text:p>0.01</text:p>
          </table:table-cell>
          <table:table-cell/>
          <table:table-cell office:value-type="float" office:value="30750" calcext:value-type="float">
            <text:p>30750</text:p>
          </table:table-cell>
          <table:table-cell office:value-type="float" office:value="461249" calcext:value-type="float">
            <text:p>46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3:.X143])" office:value-type="float" office:value="59.7147474288941" calcext:value-type="float">
            <text:p>59.7147474288941</text:p>
          </table:table-cell>
          <table:table-cell office:value-type="float" office:value="8.35781669616699" calcext:value-type="float">
            <text:p>8.35781669616699</text:p>
          </table:table-cell>
          <table:table-cell office:value-type="float" office:value="51.2610015869141" calcext:value-type="float">
            <text:p>51.261001586914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3]/[.J143]" office:value-type="float" office:value="1.0828453438776" calcext:value-type="float">
            <text:p>1.0828453438776</text:p>
          </table:table-cell>
          <table:table-cell table:formula="of:=[.U143]-[.J143]" office:value-type="float" office:value="4.56860142889408" calcext:value-type="float">
            <text:p>4.56860142889408</text:p>
          </table:table-cell>
          <table:table-cell table:formula="of:=[.V143]-[.K143]" office:value-type="float" office:value="3.28406669616699" calcext:value-type="float">
            <text:p>3.28406669616699</text:p>
          </table:table-cell>
          <table:table-cell table:formula="of:=[.W143]-[.L143]" office:value-type="float" office:value="1.2000015869141" calcext:value-type="float">
            <text:p>1.2000015869141</text:p>
          </table:table-cell>
          <table:table-cell table:formula="of:=[.X143]-[.M1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000" calcext:value-type="float">
            <text:p>31,000</text:p>
          </table:table-cell>
          <table:table-cell table:formula="of:=[.A144]*[.C144]" office:value-type="float" office:value="465000" calcext:value-type="float">
            <text:p>46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4:.I144])" office:value-type="float" office:value="55594396" calcext:value-type="float">
            <text:p>55,594,396</text:p>
          </table:table-cell>
          <table:table-cell table:formula="of:=[.A144]*[.C144]*[.D144]*[.$B$5]" office:value-type="float" office:value="5115000" calcext:value-type="float">
            <text:p>5,115,000</text:p>
          </table:table-cell>
          <table:table-cell table:formula="of:=[.A144]*[.D144]*[.$B$2]*[.$B$6]" office:value-type="float" office:value="50468000" calcext:value-type="float">
            <text:p>50,468,000</text:p>
          </table:table-cell>
          <table:table-cell table:formula="of:=[.D144]*[.$B$2]*[.$B$3]*[.$B$6]" office:value-type="float" office:value="11396" calcext:value-type="float">
            <text:p>11,396</text:p>
          </table:table-cell>
          <table:table-cell table:formula="of:=[.F144]/1000000" office:value-type="float" office:value="55.594396" calcext:value-type="float">
            <text:p>55.59</text:p>
          </table:table-cell>
          <table:table-cell table:formula="of:=[.G144]/1000000" office:value-type="float" office:value="5.115" calcext:value-type="float">
            <text:p>5.12</text:p>
          </table:table-cell>
          <table:table-cell table:formula="of:=[.H144]/1000000" office:value-type="float" office:value="50.468" calcext:value-type="float">
            <text:p>50.47</text:p>
          </table:table-cell>
          <table:table-cell table:formula="of:=[.I144]/1000000" office:value-type="float" office:value="0.011396" calcext:value-type="float">
            <text:p>0.01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464999" calcext:value-type="float">
            <text:p>46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4:.X144])" office:value-type="float" office:value="60.1994524002075" calcext:value-type="float">
            <text:p>60.1994524002075</text:p>
          </table:table-cell>
          <table:table-cell office:value-type="float" office:value="8.42576599121094" calcext:value-type="float">
            <text:p>8.42576599121094</text:p>
          </table:table-cell>
          <table:table-cell office:value-type="float" office:value="51.6777572631836" calcext:value-type="float">
            <text:p>51.677757263183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4]/[.J144]" office:value-type="float" office:value="1.08283310426122" calcext:value-type="float">
            <text:p>1.08283310426122</text:p>
          </table:table-cell>
          <table:table-cell table:formula="of:=[.U144]-[.J144]" office:value-type="float" office:value="4.60505640020752" calcext:value-type="float">
            <text:p>4.60505640020752</text:p>
          </table:table-cell>
          <table:table-cell table:formula="of:=[.V144]-[.K144]" office:value-type="float" office:value="3.31076599121094" calcext:value-type="float">
            <text:p>3.31076599121094</text:p>
          </table:table-cell>
          <table:table-cell table:formula="of:=[.W144]-[.L144]" office:value-type="float" office:value="1.2097572631836" calcext:value-type="float">
            <text:p>1.2097572631836</text:p>
          </table:table-cell>
          <table:table-cell table:formula="of:=[.X144]-[.M1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250" calcext:value-type="float">
            <text:p>31,250</text:p>
          </table:table-cell>
          <table:table-cell table:formula="of:=[.A145]*[.C145]" office:value-type="float" office:value="468750" calcext:value-type="float">
            <text:p>46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5:.I145])" office:value-type="float" office:value="56042646" calcext:value-type="float">
            <text:p>56,042,646</text:p>
          </table:table-cell>
          <table:table-cell table:formula="of:=[.A145]*[.C145]*[.D145]*[.$B$5]" office:value-type="float" office:value="5156250" calcext:value-type="float">
            <text:p>5,156,250</text:p>
          </table:table-cell>
          <table:table-cell table:formula="of:=[.A145]*[.D145]*[.$B$2]*[.$B$6]" office:value-type="float" office:value="50875000" calcext:value-type="float">
            <text:p>50,875,000</text:p>
          </table:table-cell>
          <table:table-cell table:formula="of:=[.D145]*[.$B$2]*[.$B$3]*[.$B$6]" office:value-type="float" office:value="11396" calcext:value-type="float">
            <text:p>11,396</text:p>
          </table:table-cell>
          <table:table-cell table:formula="of:=[.F145]/1000000" office:value-type="float" office:value="56.042646" calcext:value-type="float">
            <text:p>56.04</text:p>
          </table:table-cell>
          <table:table-cell table:formula="of:=[.G145]/1000000" office:value-type="float" office:value="5.15625" calcext:value-type="float">
            <text:p>5.16</text:p>
          </table:table-cell>
          <table:table-cell table:formula="of:=[.H145]/1000000" office:value-type="float" office:value="50.875" calcext:value-type="float">
            <text:p>50.88</text:p>
          </table:table-cell>
          <table:table-cell table:formula="of:=[.I145]/1000000" office:value-type="float" office:value="0.011396" calcext:value-type="float">
            <text:p>0.01</text:p>
          </table:table-cell>
          <table:table-cell/>
          <table:table-cell office:value-type="float" office:value="31250" calcext:value-type="float">
            <text:p>31250</text:p>
          </table:table-cell>
          <table:table-cell office:value-type="float" office:value="468749" calcext:value-type="float">
            <text:p>46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5:.X145])" office:value-type="float" office:value="60.684157371521" calcext:value-type="float">
            <text:p>60.684157371521</text:p>
          </table:table-cell>
          <table:table-cell office:value-type="float" office:value="8.49371528625488" calcext:value-type="float">
            <text:p>8.49371528625488</text:p>
          </table:table-cell>
          <table:table-cell office:value-type="float" office:value="52.0945129394531" calcext:value-type="float">
            <text:p>52.094512939453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5]/[.J145]" office:value-type="float" office:value="1.08282106043888" calcext:value-type="float">
            <text:p>1.08282106043888</text:p>
          </table:table-cell>
          <table:table-cell table:formula="of:=[.U145]-[.J145]" office:value-type="float" office:value="4.64151137152097" calcext:value-type="float">
            <text:p>4.64151137152097</text:p>
          </table:table-cell>
          <table:table-cell table:formula="of:=[.V145]-[.K145]" office:value-type="float" office:value="3.33746528625488" calcext:value-type="float">
            <text:p>3.33746528625488</text:p>
          </table:table-cell>
          <table:table-cell table:formula="of:=[.W145]-[.L145]" office:value-type="float" office:value="1.2195129394531" calcext:value-type="float">
            <text:p>1.2195129394531</text:p>
          </table:table-cell>
          <table:table-cell table:formula="of:=[.X145]-[.M1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500" calcext:value-type="float">
            <text:p>31,500</text:p>
          </table:table-cell>
          <table:table-cell table:formula="of:=[.A146]*[.C146]" office:value-type="float" office:value="472500" calcext:value-type="float">
            <text:p>47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6:.I146])" office:value-type="float" office:value="56490896" calcext:value-type="float">
            <text:p>56,490,896</text:p>
          </table:table-cell>
          <table:table-cell table:formula="of:=[.A146]*[.C146]*[.D146]*[.$B$5]" office:value-type="float" office:value="5197500" calcext:value-type="float">
            <text:p>5,197,500</text:p>
          </table:table-cell>
          <table:table-cell table:formula="of:=[.A146]*[.D146]*[.$B$2]*[.$B$6]" office:value-type="float" office:value="51282000" calcext:value-type="float">
            <text:p>51,282,000</text:p>
          </table:table-cell>
          <table:table-cell table:formula="of:=[.D146]*[.$B$2]*[.$B$3]*[.$B$6]" office:value-type="float" office:value="11396" calcext:value-type="float">
            <text:p>11,396</text:p>
          </table:table-cell>
          <table:table-cell table:formula="of:=[.F146]/1000000" office:value-type="float" office:value="56.490896" calcext:value-type="float">
            <text:p>56.49</text:p>
          </table:table-cell>
          <table:table-cell table:formula="of:=[.G146]/1000000" office:value-type="float" office:value="5.1975" calcext:value-type="float">
            <text:p>5.20</text:p>
          </table:table-cell>
          <table:table-cell table:formula="of:=[.H146]/1000000" office:value-type="float" office:value="51.282" calcext:value-type="float">
            <text:p>51.28</text:p>
          </table:table-cell>
          <table:table-cell table:formula="of:=[.I146]/1000000" office:value-type="float" office:value="0.011396" calcext:value-type="float">
            <text:p>0.01</text:p>
          </table:table-cell>
          <table:table-cell/>
          <table:table-cell office:value-type="float" office:value="31500" calcext:value-type="float">
            <text:p>31500</text:p>
          </table:table-cell>
          <table:table-cell office:value-type="float" office:value="472499" calcext:value-type="float">
            <text:p>47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6:.X146])" office:value-type="float" office:value="61.1688623428345" calcext:value-type="float">
            <text:p>61.1688623428345</text:p>
          </table:table-cell>
          <table:table-cell office:value-type="float" office:value="8.56166458129883" calcext:value-type="float">
            <text:p>8.56166458129883</text:p>
          </table:table-cell>
          <table:table-cell office:value-type="float" office:value="52.5112686157227" calcext:value-type="float">
            <text:p>52.511268615722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6]/[.J146]" office:value-type="float" office:value="1.08280920774977" calcext:value-type="float">
            <text:p>1.08280920774977</text:p>
          </table:table-cell>
          <table:table-cell table:formula="of:=[.U146]-[.J146]" office:value-type="float" office:value="4.67796634283452" calcext:value-type="float">
            <text:p>4.67796634283452</text:p>
          </table:table-cell>
          <table:table-cell table:formula="of:=[.V146]-[.K146]" office:value-type="float" office:value="3.36416458129883" calcext:value-type="float">
            <text:p>3.36416458129883</text:p>
          </table:table-cell>
          <table:table-cell table:formula="of:=[.W146]-[.L146]" office:value-type="float" office:value="1.2292686157227" calcext:value-type="float">
            <text:p>1.2292686157227</text:p>
          </table:table-cell>
          <table:table-cell table:formula="of:=[.X146]-[.M1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750" calcext:value-type="float">
            <text:p>31,750</text:p>
          </table:table-cell>
          <table:table-cell table:formula="of:=[.A147]*[.C147]" office:value-type="float" office:value="476250" calcext:value-type="float">
            <text:p>47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7:.I147])" office:value-type="float" office:value="56939146" calcext:value-type="float">
            <text:p>56,939,146</text:p>
          </table:table-cell>
          <table:table-cell table:formula="of:=[.A147]*[.C147]*[.D147]*[.$B$5]" office:value-type="float" office:value="5238750" calcext:value-type="float">
            <text:p>5,238,750</text:p>
          </table:table-cell>
          <table:table-cell table:formula="of:=[.A147]*[.D147]*[.$B$2]*[.$B$6]" office:value-type="float" office:value="51689000" calcext:value-type="float">
            <text:p>51,689,000</text:p>
          </table:table-cell>
          <table:table-cell table:formula="of:=[.D147]*[.$B$2]*[.$B$3]*[.$B$6]" office:value-type="float" office:value="11396" calcext:value-type="float">
            <text:p>11,396</text:p>
          </table:table-cell>
          <table:table-cell table:formula="of:=[.F147]/1000000" office:value-type="float" office:value="56.939146" calcext:value-type="float">
            <text:p>56.94</text:p>
          </table:table-cell>
          <table:table-cell table:formula="of:=[.G147]/1000000" office:value-type="float" office:value="5.23875" calcext:value-type="float">
            <text:p>5.24</text:p>
          </table:table-cell>
          <table:table-cell table:formula="of:=[.H147]/1000000" office:value-type="float" office:value="51.689" calcext:value-type="float">
            <text:p>51.69</text:p>
          </table:table-cell>
          <table:table-cell table:formula="of:=[.I147]/1000000" office:value-type="float" office:value="0.011396" calcext:value-type="float">
            <text:p>0.01</text:p>
          </table:table-cell>
          <table:table-cell/>
          <table:table-cell office:value-type="float" office:value="31750" calcext:value-type="float">
            <text:p>31750</text:p>
          </table:table-cell>
          <table:table-cell office:value-type="float" office:value="476249" calcext:value-type="float">
            <text:p>47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7:.X147])" office:value-type="float" office:value="61.653567314148" calcext:value-type="float">
            <text:p>61.653567314148</text:p>
          </table:table-cell>
          <table:table-cell office:value-type="float" office:value="8.62961387634277" calcext:value-type="float">
            <text:p>8.62961387634277</text:p>
          </table:table-cell>
          <table:table-cell office:value-type="float" office:value="52.9280242919922" calcext:value-type="float">
            <text:p>52.928024291992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7]/[.J147]" office:value-type="float" office:value="1.08279754167981" calcext:value-type="float">
            <text:p>1.08279754167981</text:p>
          </table:table-cell>
          <table:table-cell table:formula="of:=[.U147]-[.J147]" office:value-type="float" office:value="4.71442131414796" calcext:value-type="float">
            <text:p>4.71442131414796</text:p>
          </table:table-cell>
          <table:table-cell table:formula="of:=[.V147]-[.K147]" office:value-type="float" office:value="3.39086387634277" calcext:value-type="float">
            <text:p>3.39086387634277</text:p>
          </table:table-cell>
          <table:table-cell table:formula="of:=[.W147]-[.L147]" office:value-type="float" office:value="1.2390242919922" calcext:value-type="float">
            <text:p>1.2390242919922</text:p>
          </table:table-cell>
          <table:table-cell table:formula="of:=[.X147]-[.M1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000" calcext:value-type="float">
            <text:p>32,000</text:p>
          </table:table-cell>
          <table:table-cell table:formula="of:=[.A148]*[.C148]" office:value-type="float" office:value="480000" calcext:value-type="float">
            <text:p>48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8:.I148])" office:value-type="float" office:value="57387396" calcext:value-type="float">
            <text:p>57,387,396</text:p>
          </table:table-cell>
          <table:table-cell table:formula="of:=[.A148]*[.C148]*[.D148]*[.$B$5]" office:value-type="float" office:value="5280000" calcext:value-type="float">
            <text:p>5,280,000</text:p>
          </table:table-cell>
          <table:table-cell table:formula="of:=[.A148]*[.D148]*[.$B$2]*[.$B$6]" office:value-type="float" office:value="52096000" calcext:value-type="float">
            <text:p>52,096,000</text:p>
          </table:table-cell>
          <table:table-cell table:formula="of:=[.D148]*[.$B$2]*[.$B$3]*[.$B$6]" office:value-type="float" office:value="11396" calcext:value-type="float">
            <text:p>11,396</text:p>
          </table:table-cell>
          <table:table-cell table:formula="of:=[.F148]/1000000" office:value-type="float" office:value="57.387396" calcext:value-type="float">
            <text:p>57.39</text:p>
          </table:table-cell>
          <table:table-cell table:formula="of:=[.G148]/1000000" office:value-type="float" office:value="5.28" calcext:value-type="float">
            <text:p>5.28</text:p>
          </table:table-cell>
          <table:table-cell table:formula="of:=[.H148]/1000000" office:value-type="float" office:value="52.096" calcext:value-type="float">
            <text:p>52.10</text:p>
          </table:table-cell>
          <table:table-cell table:formula="of:=[.I148]/1000000" office:value-type="float" office:value="0.011396" calcext:value-type="float">
            <text:p>0.01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479999" calcext:value-type="float">
            <text:p>47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8:.X148])" office:value-type="float" office:value="62.1382722854614" calcext:value-type="float">
            <text:p>62.1382722854614</text:p>
          </table:table-cell>
          <table:table-cell office:value-type="float" office:value="8.69756317138672" calcext:value-type="float">
            <text:p>8.69756317138672</text:p>
          </table:table-cell>
          <table:table-cell office:value-type="float" office:value="53.3447799682617" calcext:value-type="float">
            <text:p>53.344779968261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8]/[.J148]" office:value-type="float" office:value="1.082786057856" calcext:value-type="float">
            <text:p>1.082786057856</text:p>
          </table:table-cell>
          <table:table-cell table:formula="of:=[.U148]-[.J148]" office:value-type="float" office:value="4.7508762854614" calcext:value-type="float">
            <text:p>4.7508762854614</text:p>
          </table:table-cell>
          <table:table-cell table:formula="of:=[.V148]-[.K148]" office:value-type="float" office:value="3.41756317138672" calcext:value-type="float">
            <text:p>3.41756317138672</text:p>
          </table:table-cell>
          <table:table-cell table:formula="of:=[.W148]-[.L148]" office:value-type="float" office:value="1.2487799682617" calcext:value-type="float">
            <text:p>1.2487799682617</text:p>
          </table:table-cell>
          <table:table-cell table:formula="of:=[.X148]-[.M1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250" calcext:value-type="float">
            <text:p>32,250</text:p>
          </table:table-cell>
          <table:table-cell table:formula="of:=[.A149]*[.C149]" office:value-type="float" office:value="483750" calcext:value-type="float">
            <text:p>48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9:.I149])" office:value-type="float" office:value="57835646" calcext:value-type="float">
            <text:p>57,835,646</text:p>
          </table:table-cell>
          <table:table-cell table:formula="of:=[.A149]*[.C149]*[.D149]*[.$B$5]" office:value-type="float" office:value="5321250" calcext:value-type="float">
            <text:p>5,321,250</text:p>
          </table:table-cell>
          <table:table-cell table:formula="of:=[.A149]*[.D149]*[.$B$2]*[.$B$6]" office:value-type="float" office:value="52503000" calcext:value-type="float">
            <text:p>52,503,000</text:p>
          </table:table-cell>
          <table:table-cell table:formula="of:=[.D149]*[.$B$2]*[.$B$3]*[.$B$6]" office:value-type="float" office:value="11396" calcext:value-type="float">
            <text:p>11,396</text:p>
          </table:table-cell>
          <table:table-cell table:formula="of:=[.F149]/1000000" office:value-type="float" office:value="57.835646" calcext:value-type="float">
            <text:p>57.84</text:p>
          </table:table-cell>
          <table:table-cell table:formula="of:=[.G149]/1000000" office:value-type="float" office:value="5.32125" calcext:value-type="float">
            <text:p>5.32</text:p>
          </table:table-cell>
          <table:table-cell table:formula="of:=[.H149]/1000000" office:value-type="float" office:value="52.503" calcext:value-type="float">
            <text:p>52.50</text:p>
          </table:table-cell>
          <table:table-cell table:formula="of:=[.I149]/1000000" office:value-type="float" office:value="0.011396" calcext:value-type="float">
            <text:p>0.01</text:p>
          </table:table-cell>
          <table:table-cell/>
          <table:table-cell office:value-type="float" office:value="32250" calcext:value-type="float">
            <text:p>32250</text:p>
          </table:table-cell>
          <table:table-cell office:value-type="float" office:value="483749" calcext:value-type="float">
            <text:p>48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9:.X149])" office:value-type="float" office:value="62.6229772567748" calcext:value-type="float">
            <text:p>62.6229772567748</text:p>
          </table:table-cell>
          <table:table-cell office:value-type="float" office:value="8.76551246643066" calcext:value-type="float">
            <text:p>8.76551246643066</text:p>
          </table:table-cell>
          <table:table-cell office:value-type="float" office:value="53.7615356445312" calcext:value-type="float">
            <text:p>53.761535644531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9]/[.J149]" office:value-type="float" office:value="1.08277475204089" calcext:value-type="float">
            <text:p>1.08277475204089</text:p>
          </table:table-cell>
          <table:table-cell table:formula="of:=[.U149]-[.J149]" office:value-type="float" office:value="4.78733125677485" calcext:value-type="float">
            <text:p>4.78733125677485</text:p>
          </table:table-cell>
          <table:table-cell table:formula="of:=[.V149]-[.K149]" office:value-type="float" office:value="3.44426246643066" calcext:value-type="float">
            <text:p>3.44426246643066</text:p>
          </table:table-cell>
          <table:table-cell table:formula="of:=[.W149]-[.L149]" office:value-type="float" office:value="1.2585356445312" calcext:value-type="float">
            <text:p>1.2585356445312</text:p>
          </table:table-cell>
          <table:table-cell table:formula="of:=[.X149]-[.M1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500" calcext:value-type="float">
            <text:p>32,500</text:p>
          </table:table-cell>
          <table:table-cell table:formula="of:=[.A150]*[.C150]" office:value-type="float" office:value="487500" calcext:value-type="float">
            <text:p>48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0:.I150])" office:value-type="float" office:value="58283896" calcext:value-type="float">
            <text:p>58,283,896</text:p>
          </table:table-cell>
          <table:table-cell table:style-name="ce9" table:formula="of:=[.A150]*[.C150]*[.D150]*[.$B$5]" office:value-type="float" office:value="5362500" calcext:value-type="float">
            <text:p>5,362,500</text:p>
          </table:table-cell>
          <table:table-cell table:style-name="ce9" table:formula="of:=[.A150]*[.D150]*[.$B$2]*[.$B$6]" office:value-type="float" office:value="52910000" calcext:value-type="float">
            <text:p>52,910,000</text:p>
          </table:table-cell>
          <table:table-cell table:formula="of:=[.D150]*[.$B$2]*[.$B$3]*[.$B$6]" office:value-type="float" office:value="11396" calcext:value-type="float">
            <text:p>11,396</text:p>
          </table:table-cell>
          <table:table-cell table:formula="of:=[.F150]/1000000" office:value-type="float" office:value="58.283896" calcext:value-type="float">
            <text:p>58.28</text:p>
          </table:table-cell>
          <table:table-cell table:formula="of:=[.G150]/1000000" office:value-type="float" office:value="5.3625" calcext:value-type="float">
            <text:p>5.36</text:p>
          </table:table-cell>
          <table:table-cell table:formula="of:=[.H150]/1000000" office:value-type="float" office:value="52.91" calcext:value-type="float">
            <text:p>52.91</text:p>
          </table:table-cell>
          <table:table-cell table:formula="of:=[.I150]/1000000" office:value-type="float" office:value="0.011396" calcext:value-type="float">
            <text:p>0.01</text:p>
          </table:table-cell>
          <table:table-cell/>
          <table:table-cell office:value-type="float" office:value="32500" calcext:value-type="float">
            <text:p>32500</text:p>
          </table:table-cell>
          <table:table-cell office:value-type="float" office:value="487499" calcext:value-type="float">
            <text:p>48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0:.X150])" office:value-type="float" office:value="63.1076822280884" calcext:value-type="float">
            <text:p>63.1076822280884</text:p>
          </table:table-cell>
          <table:table-cell office:value-type="float" office:value="8.83346176147461" calcext:value-type="float">
            <text:p>8.83346176147461</text:p>
          </table:table-cell>
          <table:table-cell office:value-type="float" office:value="54.1782913208008" calcext:value-type="float">
            <text:p>54.178291320800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0]/[.J150]" office:value-type="float" office:value="1.08276362012739" calcext:value-type="float">
            <text:p>1.08276362012739</text:p>
          </table:table-cell>
          <table:table-cell table:formula="of:=[.U150]-[.J150]" office:value-type="float" office:value="4.8237862280884" calcext:value-type="float">
            <text:p>4.8237862280884</text:p>
          </table:table-cell>
          <table:table-cell table:formula="of:=[.V150]-[.K150]" office:value-type="float" office:value="3.47096176147461" calcext:value-type="float">
            <text:p>3.47096176147461</text:p>
          </table:table-cell>
          <table:table-cell table:formula="of:=[.W150]-[.L150]" office:value-type="float" office:value="1.26829132080081" calcext:value-type="float">
            <text:p>1.26829132080081</text:p>
          </table:table-cell>
          <table:table-cell table:formula="of:=[.X150]-[.M1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750" calcext:value-type="float">
            <text:p>32,750</text:p>
          </table:table-cell>
          <table:table-cell table:formula="of:=[.A151]*[.C151]" office:value-type="float" office:value="491250" calcext:value-type="float">
            <text:p>49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1:.I151])" office:value-type="float" office:value="58732146" calcext:value-type="float">
            <text:p>58,732,146</text:p>
          </table:table-cell>
          <table:table-cell table:formula="of:=[.A151]*[.C151]*[.D151]*[.$B$5]" office:value-type="float" office:value="5403750" calcext:value-type="float">
            <text:p>5,403,750</text:p>
          </table:table-cell>
          <table:table-cell table:formula="of:=[.A151]*[.D151]*[.$B$2]*[.$B$6]" office:value-type="float" office:value="53317000" calcext:value-type="float">
            <text:p>53,317,000</text:p>
          </table:table-cell>
          <table:table-cell table:formula="of:=[.D151]*[.$B$2]*[.$B$3]*[.$B$6]" office:value-type="float" office:value="11396" calcext:value-type="float">
            <text:p>11,396</text:p>
          </table:table-cell>
          <table:table-cell table:formula="of:=[.F151]/1000000" office:value-type="float" office:value="58.732146" calcext:value-type="float">
            <text:p>58.73</text:p>
          </table:table-cell>
          <table:table-cell table:formula="of:=[.G151]/1000000" office:value-type="float" office:value="5.40375" calcext:value-type="float">
            <text:p>5.40</text:p>
          </table:table-cell>
          <table:table-cell table:formula="of:=[.H151]/1000000" office:value-type="float" office:value="53.317" calcext:value-type="float">
            <text:p>53.32</text:p>
          </table:table-cell>
          <table:table-cell table:formula="of:=[.I151]/1000000" office:value-type="float" office:value="0.011396" calcext:value-type="float">
            <text:p>0.01</text:p>
          </table:table-cell>
          <table:table-cell/>
          <table:table-cell office:value-type="float" office:value="32750" calcext:value-type="float">
            <text:p>32750</text:p>
          </table:table-cell>
          <table:table-cell office:value-type="float" office:value="491249" calcext:value-type="float">
            <text:p>49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1:.X151])" office:value-type="float" office:value="63.5923871994019" calcext:value-type="float">
            <text:p>63.5923871994019</text:p>
          </table:table-cell>
          <table:table-cell office:value-type="float" office:value="8.90141105651856" calcext:value-type="float">
            <text:p>8.90141105651856</text:p>
          </table:table-cell>
          <table:table-cell office:value-type="float" office:value="54.5950469970703" calcext:value-type="float">
            <text:p>54.595046997070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1]/[.J151]" office:value-type="float" office:value="1.08275265813379" calcext:value-type="float">
            <text:p>1.08275265813379</text:p>
          </table:table-cell>
          <table:table-cell table:formula="of:=[.U151]-[.J151]" office:value-type="float" office:value="4.86024119940185" calcext:value-type="float">
            <text:p>4.86024119940185</text:p>
          </table:table-cell>
          <table:table-cell table:formula="of:=[.V151]-[.K151]" office:value-type="float" office:value="3.49766105651856" calcext:value-type="float">
            <text:p>3.49766105651856</text:p>
          </table:table-cell>
          <table:table-cell table:formula="of:=[.W151]-[.L151]" office:value-type="float" office:value="1.2780469970703" calcext:value-type="float">
            <text:p>1.2780469970703</text:p>
          </table:table-cell>
          <table:table-cell table:formula="of:=[.X151]-[.M1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000" calcext:value-type="float">
            <text:p>33,000</text:p>
          </table:table-cell>
          <table:table-cell table:formula="of:=[.A152]*[.C152]" office:value-type="float" office:value="495000" calcext:value-type="float">
            <text:p>49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2:.I152])" office:value-type="float" office:value="59180396" calcext:value-type="float">
            <text:p>59,180,396</text:p>
          </table:table-cell>
          <table:table-cell table:formula="of:=[.A152]*[.C152]*[.D152]*[.$B$5]" office:value-type="float" office:value="5445000" calcext:value-type="float">
            <text:p>5,445,000</text:p>
          </table:table-cell>
          <table:table-cell table:formula="of:=[.A152]*[.D152]*[.$B$2]*[.$B$6]" office:value-type="float" office:value="53724000" calcext:value-type="float">
            <text:p>53,724,000</text:p>
          </table:table-cell>
          <table:table-cell table:formula="of:=[.D152]*[.$B$2]*[.$B$3]*[.$B$6]" office:value-type="float" office:value="11396" calcext:value-type="float">
            <text:p>11,396</text:p>
          </table:table-cell>
          <table:table-cell table:formula="of:=[.F152]/1000000" office:value-type="float" office:value="59.180396" calcext:value-type="float">
            <text:p>59.18</text:p>
          </table:table-cell>
          <table:table-cell table:formula="of:=[.G152]/1000000" office:value-type="float" office:value="5.445" calcext:value-type="float">
            <text:p>5.45</text:p>
          </table:table-cell>
          <table:table-cell table:formula="of:=[.H152]/1000000" office:value-type="float" office:value="53.724" calcext:value-type="float">
            <text:p>53.72</text:p>
          </table:table-cell>
          <table:table-cell table:formula="of:=[.I152]/1000000" office:value-type="float" office:value="0.011396" calcext:value-type="float">
            <text:p>0.01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494999" calcext:value-type="float">
            <text:p>49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2:.X152])" office:value-type="float" office:value="64.0770921707153" calcext:value-type="float">
            <text:p>64.0770921707153</text:p>
          </table:table-cell>
          <table:table-cell office:value-type="float" office:value="8.9693603515625" calcext:value-type="float">
            <text:p>8.9693603515625</text:p>
          </table:table-cell>
          <table:table-cell office:value-type="float" office:value="55.0118026733398" calcext:value-type="float">
            <text:p>55.011802673339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2]/[.J152]" office:value-type="float" office:value="1.08274186219902" calcext:value-type="float">
            <text:p>1.08274186219902</text:p>
          </table:table-cell>
          <table:table-cell table:formula="of:=[.U152]-[.J152]" office:value-type="float" office:value="4.89669617071529" calcext:value-type="float">
            <text:p>4.89669617071529</text:p>
          </table:table-cell>
          <table:table-cell table:formula="of:=[.V152]-[.K152]" office:value-type="float" office:value="3.5243603515625" calcext:value-type="float">
            <text:p>3.5243603515625</text:p>
          </table:table-cell>
          <table:table-cell table:formula="of:=[.W152]-[.L152]" office:value-type="float" office:value="1.2878026733398" calcext:value-type="float">
            <text:p>1.2878026733398</text:p>
          </table:table-cell>
          <table:table-cell table:formula="of:=[.X152]-[.M1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250" calcext:value-type="float">
            <text:p>33,250</text:p>
          </table:table-cell>
          <table:table-cell table:formula="of:=[.A153]*[.C153]" office:value-type="float" office:value="498750" calcext:value-type="float">
            <text:p>49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3:.I153])" office:value-type="float" office:value="59628646" calcext:value-type="float">
            <text:p>59,628,646</text:p>
          </table:table-cell>
          <table:table-cell table:formula="of:=[.A153]*[.C153]*[.D153]*[.$B$5]" office:value-type="float" office:value="5486250" calcext:value-type="float">
            <text:p>5,486,250</text:p>
          </table:table-cell>
          <table:table-cell table:formula="of:=[.A153]*[.D153]*[.$B$2]*[.$B$6]" office:value-type="float" office:value="54131000" calcext:value-type="float">
            <text:p>54,131,000</text:p>
          </table:table-cell>
          <table:table-cell table:formula="of:=[.D153]*[.$B$2]*[.$B$3]*[.$B$6]" office:value-type="float" office:value="11396" calcext:value-type="float">
            <text:p>11,396</text:p>
          </table:table-cell>
          <table:table-cell table:formula="of:=[.F153]/1000000" office:value-type="float" office:value="59.628646" calcext:value-type="float">
            <text:p>59.63</text:p>
          </table:table-cell>
          <table:table-cell table:formula="of:=[.G153]/1000000" office:value-type="float" office:value="5.48625" calcext:value-type="float">
            <text:p>5.49</text:p>
          </table:table-cell>
          <table:table-cell table:formula="of:=[.H153]/1000000" office:value-type="float" office:value="54.131" calcext:value-type="float">
            <text:p>54.13</text:p>
          </table:table-cell>
          <table:table-cell table:formula="of:=[.I153]/1000000" office:value-type="float" office:value="0.011396" calcext:value-type="float">
            <text:p>0.01</text:p>
          </table:table-cell>
          <table:table-cell/>
          <table:table-cell office:value-type="float" office:value="33250" calcext:value-type="float">
            <text:p>33250</text:p>
          </table:table-cell>
          <table:table-cell office:value-type="float" office:value="498749" calcext:value-type="float">
            <text:p>49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3:.X153])" office:value-type="float" office:value="64.5617971420288" calcext:value-type="float">
            <text:p>64.5617971420288</text:p>
          </table:table-cell>
          <table:table-cell office:value-type="float" office:value="9.03730964660645" calcext:value-type="float">
            <text:p>9.03730964660645</text:p>
          </table:table-cell>
          <table:table-cell office:value-type="float" office:value="55.4285583496094" calcext:value-type="float">
            <text:p>55.428558349609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3]/[.J153]" office:value-type="float" office:value="1.0827312285781" calcext:value-type="float">
            <text:p>1.0827312285781</text:p>
          </table:table-cell>
          <table:table-cell table:formula="of:=[.U153]-[.J153]" office:value-type="float" office:value="4.93315114202883" calcext:value-type="float">
            <text:p>4.93315114202883</text:p>
          </table:table-cell>
          <table:table-cell table:formula="of:=[.V153]-[.K153]" office:value-type="float" office:value="3.55105964660645" calcext:value-type="float">
            <text:p>3.55105964660645</text:p>
          </table:table-cell>
          <table:table-cell table:formula="of:=[.W153]-[.L153]" office:value-type="float" office:value="1.2975583496094" calcext:value-type="float">
            <text:p>1.2975583496094</text:p>
          </table:table-cell>
          <table:table-cell table:formula="of:=[.X153]-[.M1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500" calcext:value-type="float">
            <text:p>33,500</text:p>
          </table:table-cell>
          <table:table-cell table:formula="of:=[.A154]*[.C154]" office:value-type="float" office:value="502500" calcext:value-type="float">
            <text:p>50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4:.I154])" office:value-type="float" office:value="60076896" calcext:value-type="float">
            <text:p>60,076,896</text:p>
          </table:table-cell>
          <table:table-cell table:formula="of:=[.A154]*[.C154]*[.D154]*[.$B$5]" office:value-type="float" office:value="5527500" calcext:value-type="float">
            <text:p>5,527,500</text:p>
          </table:table-cell>
          <table:table-cell table:formula="of:=[.A154]*[.D154]*[.$B$2]*[.$B$6]" office:value-type="float" office:value="54538000" calcext:value-type="float">
            <text:p>54,538,000</text:p>
          </table:table-cell>
          <table:table-cell table:formula="of:=[.D154]*[.$B$2]*[.$B$3]*[.$B$6]" office:value-type="float" office:value="11396" calcext:value-type="float">
            <text:p>11,396</text:p>
          </table:table-cell>
          <table:table-cell table:formula="of:=[.F154]/1000000" office:value-type="float" office:value="60.076896" calcext:value-type="float">
            <text:p>60.08</text:p>
          </table:table-cell>
          <table:table-cell table:formula="of:=[.G154]/1000000" office:value-type="float" office:value="5.5275" calcext:value-type="float">
            <text:p>5.53</text:p>
          </table:table-cell>
          <table:table-cell table:formula="of:=[.H154]/1000000" office:value-type="float" office:value="54.538" calcext:value-type="float">
            <text:p>54.54</text:p>
          </table:table-cell>
          <table:table-cell table:formula="of:=[.I154]/1000000" office:value-type="float" office:value="0.011396" calcext:value-type="float">
            <text:p>0.01</text:p>
          </table:table-cell>
          <table:table-cell/>
          <table:table-cell office:value-type="float" office:value="33500" calcext:value-type="float">
            <text:p>33500</text:p>
          </table:table-cell>
          <table:table-cell office:value-type="float" office:value="502499" calcext:value-type="float">
            <text:p>50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4:.X154])" office:value-type="float" office:value="65.0465021133423" calcext:value-type="float">
            <text:p>65.0465021133423</text:p>
          </table:table-cell>
          <table:table-cell office:value-type="float" office:value="9.10525894165039" calcext:value-type="float">
            <text:p>9.10525894165039</text:p>
          </table:table-cell>
          <table:table-cell office:value-type="float" office:value="55.8453140258789" calcext:value-type="float">
            <text:p>55.845314025878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4]/[.J154]" office:value-type="float" office:value="1.08272075363784" calcext:value-type="float">
            <text:p>1.08272075363784</text:p>
          </table:table-cell>
          <table:table-cell table:formula="of:=[.U154]-[.J154]" office:value-type="float" office:value="4.96960611334229" calcext:value-type="float">
            <text:p>4.96960611334229</text:p>
          </table:table-cell>
          <table:table-cell table:formula="of:=[.V154]-[.K154]" office:value-type="float" office:value="3.57775894165039" calcext:value-type="float">
            <text:p>3.57775894165039</text:p>
          </table:table-cell>
          <table:table-cell table:formula="of:=[.W154]-[.L154]" office:value-type="float" office:value="1.3073140258789" calcext:value-type="float">
            <text:p>1.3073140258789</text:p>
          </table:table-cell>
          <table:table-cell table:formula="of:=[.X154]-[.M1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750" calcext:value-type="float">
            <text:p>33,750</text:p>
          </table:table-cell>
          <table:table-cell table:formula="of:=[.A155]*[.C155]" office:value-type="float" office:value="506250" calcext:value-type="float">
            <text:p>50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5:.I155])" office:value-type="float" office:value="60525146" calcext:value-type="float">
            <text:p>60,525,146</text:p>
          </table:table-cell>
          <table:table-cell table:formula="of:=[.A155]*[.C155]*[.D155]*[.$B$5]" office:value-type="float" office:value="5568750" calcext:value-type="float">
            <text:p>5,568,750</text:p>
          </table:table-cell>
          <table:table-cell table:formula="of:=[.A155]*[.D155]*[.$B$2]*[.$B$6]" office:value-type="float" office:value="54945000" calcext:value-type="float">
            <text:p>54,945,000</text:p>
          </table:table-cell>
          <table:table-cell table:formula="of:=[.D155]*[.$B$2]*[.$B$3]*[.$B$6]" office:value-type="float" office:value="11396" calcext:value-type="float">
            <text:p>11,396</text:p>
          </table:table-cell>
          <table:table-cell table:formula="of:=[.F155]/1000000" office:value-type="float" office:value="60.525146" calcext:value-type="float">
            <text:p>60.53</text:p>
          </table:table-cell>
          <table:table-cell table:formula="of:=[.G155]/1000000" office:value-type="float" office:value="5.56875" calcext:value-type="float">
            <text:p>5.57</text:p>
          </table:table-cell>
          <table:table-cell table:formula="of:=[.H155]/1000000" office:value-type="float" office:value="54.945" calcext:value-type="float">
            <text:p>54.95</text:p>
          </table:table-cell>
          <table:table-cell table:formula="of:=[.I155]/1000000" office:value-type="float" office:value="0.011396" calcext:value-type="float">
            <text:p>0.01</text:p>
          </table:table-cell>
          <table:table-cell/>
          <table:table-cell office:value-type="float" office:value="33750" calcext:value-type="float">
            <text:p>33750</text:p>
          </table:table-cell>
          <table:table-cell office:value-type="float" office:value="506249" calcext:value-type="float">
            <text:p>50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5:.X155])" office:value-type="float" office:value="65.5312070846557" calcext:value-type="float">
            <text:p>65.5312070846557</text:p>
          </table:table-cell>
          <table:table-cell office:value-type="float" office:value="9.17320823669434" calcext:value-type="float">
            <text:p>9.17320823669434</text:p>
          </table:table-cell>
          <table:table-cell office:value-type="float" office:value="56.2620697021484" calcext:value-type="float">
            <text:p>56.26206970214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5]/[.J155]" office:value-type="float" office:value="1.08271043385266" calcext:value-type="float">
            <text:p>1.08271043385266</text:p>
          </table:table-cell>
          <table:table-cell table:formula="of:=[.U155]-[.J155]" office:value-type="float" office:value="5.00606108465573" calcext:value-type="float">
            <text:p>5.00606108465573</text:p>
          </table:table-cell>
          <table:table-cell table:formula="of:=[.V155]-[.K155]" office:value-type="float" office:value="3.60445823669434" calcext:value-type="float">
            <text:p>3.60445823669434</text:p>
          </table:table-cell>
          <table:table-cell table:formula="of:=[.W155]-[.L155]" office:value-type="float" office:value="1.3170697021484" calcext:value-type="float">
            <text:p>1.3170697021484</text:p>
          </table:table-cell>
          <table:table-cell table:formula="of:=[.X155]-[.M1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4000" calcext:value-type="float">
            <text:p>34,000</text:p>
          </table:table-cell>
          <table:table-cell table:formula="of:=[.A156]*[.C156]" office:value-type="float" office:value="510000" calcext:value-type="float">
            <text:p>51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6:.I156])" office:value-type="float" office:value="60973396" calcext:value-type="float">
            <text:p>60,973,396</text:p>
          </table:table-cell>
          <table:table-cell table:formula="of:=[.A156]*[.C156]*[.D156]*[.$B$5]" office:value-type="float" office:value="5610000" calcext:value-type="float">
            <text:p>5,610,000</text:p>
          </table:table-cell>
          <table:table-cell table:formula="of:=[.A156]*[.D156]*[.$B$2]*[.$B$6]" office:value-type="float" office:value="55352000" calcext:value-type="float">
            <text:p>55,352,000</text:p>
          </table:table-cell>
          <table:table-cell table:formula="of:=[.D156]*[.$B$2]*[.$B$3]*[.$B$6]" office:value-type="float" office:value="11396" calcext:value-type="float">
            <text:p>11,396</text:p>
          </table:table-cell>
          <table:table-cell table:formula="of:=[.F156]/1000000" office:value-type="float" office:value="60.973396" calcext:value-type="float">
            <text:p>60.97</text:p>
          </table:table-cell>
          <table:table-cell table:formula="of:=[.G156]/1000000" office:value-type="float" office:value="5.61" calcext:value-type="float">
            <text:p>5.61</text:p>
          </table:table-cell>
          <table:table-cell table:formula="of:=[.H156]/1000000" office:value-type="float" office:value="55.352" calcext:value-type="float">
            <text:p>55.35</text:p>
          </table:table-cell>
          <table:table-cell table:formula="of:=[.I156]/1000000" office:value-type="float" office:value="0.011396" calcext:value-type="float">
            <text:p>0.0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float" office:value="509999" calcext:value-type="float">
            <text:p>50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6:.X156])" office:value-type="float" office:value="66.0159120559693" calcext:value-type="float">
            <text:p>66.0159120559693</text:p>
          </table:table-cell>
          <table:table-cell office:value-type="float" office:value="9.24115753173828" calcext:value-type="float">
            <text:p>9.24115753173828</text:p>
          </table:table-cell>
          <table:table-cell office:value-type="float" office:value="56.678825378418" calcext:value-type="float">
            <text:p>56.67882537841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6]/[.J156]" office:value-type="float" office:value="1.08270026580067" calcext:value-type="float">
            <text:p>1.08270026580067</text:p>
          </table:table-cell>
          <table:table-cell table:formula="of:=[.U156]-[.J156]" office:value-type="float" office:value="5.04251605596927" calcext:value-type="float">
            <text:p>5.04251605596927</text:p>
          </table:table-cell>
          <table:table-cell table:formula="of:=[.V156]-[.K156]" office:value-type="float" office:value="3.63115753173828" calcext:value-type="float">
            <text:p>3.63115753173828</text:p>
          </table:table-cell>
          <table:table-cell table:formula="of:=[.W156]-[.L156]" office:value-type="float" office:value="1.326825378418" calcext:value-type="float">
            <text:p>1.326825378418</text:p>
          </table:table-cell>
          <table:table-cell table:formula="of:=[.X156]-[.M1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4250" calcext:value-type="float">
            <text:p>34,250</text:p>
          </table:table-cell>
          <table:table-cell table:formula="of:=[.A157]*[.C157]" office:value-type="float" office:value="513750" calcext:value-type="float">
            <text:p>51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7:.I157])" office:value-type="float" office:value="61421646" calcext:value-type="float">
            <text:p>61,421,646</text:p>
          </table:table-cell>
          <table:table-cell table:formula="of:=[.A157]*[.C157]*[.D157]*[.$B$5]" office:value-type="float" office:value="5651250" calcext:value-type="float">
            <text:p>5,651,250</text:p>
          </table:table-cell>
          <table:table-cell table:formula="of:=[.A157]*[.D157]*[.$B$2]*[.$B$6]" office:value-type="float" office:value="55759000" calcext:value-type="float">
            <text:p>55,759,000</text:p>
          </table:table-cell>
          <table:table-cell table:formula="of:=[.D157]*[.$B$2]*[.$B$3]*[.$B$6]" office:value-type="float" office:value="11396" calcext:value-type="float">
            <text:p>11,396</text:p>
          </table:table-cell>
          <table:table-cell table:formula="of:=[.F157]/1000000" office:value-type="float" office:value="61.421646" calcext:value-type="float">
            <text:p>61.42</text:p>
          </table:table-cell>
          <table:table-cell table:formula="of:=[.G157]/1000000" office:value-type="float" office:value="5.65125" calcext:value-type="float">
            <text:p>5.65</text:p>
          </table:table-cell>
          <table:table-cell table:formula="of:=[.H157]/1000000" office:value-type="float" office:value="55.759" calcext:value-type="float">
            <text:p>55.76</text:p>
          </table:table-cell>
          <table:table-cell table:formula="of:=[.I157]/1000000" office:value-type="float" office:value="0.011396" calcext:value-type="float">
            <text:p>0.01</text:p>
          </table:table-cell>
          <table:table-cell/>
          <table:table-cell office:value-type="float" office:value="34250" calcext:value-type="float">
            <text:p>34250</text:p>
          </table:table-cell>
          <table:table-cell office:value-type="float" office:value="513749" calcext:value-type="float">
            <text:p>51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7:.X157])" office:value-type="float" office:value="66.5006170272827" calcext:value-type="float">
            <text:p>66.5006170272827</text:p>
          </table:table-cell>
          <table:table-cell office:value-type="float" office:value="9.30910682678223" calcext:value-type="float">
            <text:p>9.30910682678223</text:p>
          </table:table-cell>
          <table:table-cell office:value-type="float" office:value="57.0955810546875" calcext:value-type="float">
            <text:p>57.09558105468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7]/[.J157]" office:value-type="float" office:value="1.08269024615984" calcext:value-type="float">
            <text:p>1.08269024615984</text:p>
          </table:table-cell>
          <table:table-cell table:formula="of:=[.U157]-[.J157]" office:value-type="float" office:value="5.07897102728271" calcext:value-type="float">
            <text:p>5.07897102728271</text:p>
          </table:table-cell>
          <table:table-cell table:formula="of:=[.V157]-[.K157]" office:value-type="float" office:value="3.65785682678223" calcext:value-type="float">
            <text:p>3.65785682678223</text:p>
          </table:table-cell>
          <table:table-cell table:formula="of:=[.W157]-[.L157]" office:value-type="float" office:value="1.3365810546875" calcext:value-type="float">
            <text:p>1.3365810546875</text:p>
          </table:table-cell>
          <table:table-cell table:formula="of:=[.X157]-[.M1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4500" calcext:value-type="float">
            <text:p>34,500</text:p>
          </table:table-cell>
          <table:table-cell table:formula="of:=[.A158]*[.C158]" office:value-type="float" office:value="517500" calcext:value-type="float">
            <text:p>51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8:.I158])" office:value-type="float" office:value="61869896" calcext:value-type="float">
            <text:p>61,869,896</text:p>
          </table:table-cell>
          <table:table-cell table:formula="of:=[.A158]*[.C158]*[.D158]*[.$B$5]" office:value-type="float" office:value="5692500" calcext:value-type="float">
            <text:p>5,692,500</text:p>
          </table:table-cell>
          <table:table-cell table:formula="of:=[.A158]*[.D158]*[.$B$2]*[.$B$6]" office:value-type="float" office:value="56166000" calcext:value-type="float">
            <text:p>56,166,000</text:p>
          </table:table-cell>
          <table:table-cell table:formula="of:=[.D158]*[.$B$2]*[.$B$3]*[.$B$6]" office:value-type="float" office:value="11396" calcext:value-type="float">
            <text:p>11,396</text:p>
          </table:table-cell>
          <table:table-cell table:formula="of:=[.F158]/1000000" office:value-type="float" office:value="61.869896" calcext:value-type="float">
            <text:p>61.87</text:p>
          </table:table-cell>
          <table:table-cell table:formula="of:=[.G158]/1000000" office:value-type="float" office:value="5.6925" calcext:value-type="float">
            <text:p>5.69</text:p>
          </table:table-cell>
          <table:table-cell table:formula="of:=[.H158]/1000000" office:value-type="float" office:value="56.166" calcext:value-type="float">
            <text:p>56.17</text:p>
          </table:table-cell>
          <table:table-cell table:formula="of:=[.I158]/1000000" office:value-type="float" office:value="0.011396" calcext:value-type="float">
            <text:p>0.01</text:p>
          </table:table-cell>
          <table:table-cell/>
          <table:table-cell office:value-type="float" office:value="34500" calcext:value-type="float">
            <text:p>34500</text:p>
          </table:table-cell>
          <table:table-cell office:value-type="float" office:value="517499" calcext:value-type="float">
            <text:p>51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8:.X158])" office:value-type="float" office:value="66.9853219985962" calcext:value-type="float">
            <text:p>66.9853219985962</text:p>
          </table:table-cell>
          <table:table-cell office:value-type="float" office:value="9.37705612182617" calcext:value-type="float">
            <text:p>9.37705612182617</text:p>
          </table:table-cell>
          <table:table-cell office:value-type="float" office:value="57.512336730957" calcext:value-type="float">
            <text:p>57.51233673095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8]/[.J158]" office:value-type="float" office:value="1.08268037170446" calcext:value-type="float">
            <text:p>1.08268037170446</text:p>
          </table:table-cell>
          <table:table-cell table:formula="of:=[.U158]-[.J158]" office:value-type="float" office:value="5.11542599859617" calcext:value-type="float">
            <text:p>5.11542599859617</text:p>
          </table:table-cell>
          <table:table-cell table:formula="of:=[.V158]-[.K158]" office:value-type="float" office:value="3.68455612182617" calcext:value-type="float">
            <text:p>3.68455612182617</text:p>
          </table:table-cell>
          <table:table-cell table:formula="of:=[.W158]-[.L158]" office:value-type="float" office:value="1.34633673095701" calcext:value-type="float">
            <text:p>1.34633673095701</text:p>
          </table:table-cell>
          <table:table-cell table:formula="of:=[.X158]-[.M158]" office:value-type="float" office:value="0.0845331458129883" calcext:value-type="float">
            <text:p>0.084533145812988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CONSTRAINTS-increase" table:style-name="ta1">
        <table:shapes>
          <draw:frame draw:z-index="0" draw:style-name="gr1" draw:text-style-name="P1" svg:width="159.99mm" svg:height="89.99mm" svg:x="247.94mm" svg:y="2.57mm">
            <draw:object draw:notify-on-update-of-ranges="'CONSTRAINTS-increase'.A24:'CONSTRAINTS-increase'.A44 'CONSTRAINTS-increase'.AA24:'CONSTRAINTS-increase'.AA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426.38mm" svg:y="1.52mm">
            <draw:object draw:notify-on-update-of-ranges="'CONSTRAINTS-increase'.Z23:'CONSTRAINTS-increase'.Z23 'CONSTRAINTS-increase'.Z24:'CONSTRAINTS-increase'.Z4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66.25mm" svg:y="2.24mm">
            <draw:object draw:notify-on-update-of-ranges="'CONSTRAINTS-increase'.D23:'CONSTRAINTS-increase'.D23 'CONSTRAINTS-increase'.D24:'CONSTRAINTS-increase'.D44 'CONSTRAINTS-increase'.J24:'CONSTRAINTS-increase'.J44 'CONSTRAINTS-increase'.U24:'CONSTRAINTS-increase'.U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5" table:number-columns-repeated="2" table:default-cell-style-name="ce5"/>
        <table:table-column table:style-name="co7" table:default-cell-style-name="ce1"/>
        <table:table-column table:style-name="co5" table:default-cell-style-name="ce5"/>
        <table:table-column table:style-name="co5" table:default-cell-style-name="Default"/>
        <table:table-column table:style-name="co5" table:default-cell-style-name="ce5"/>
        <table:table-column table:style-name="co5" table:number-columns-repeated="3" table:default-cell-style-name="ce2"/>
        <table:table-column table:style-name="co5" table:number-columns-repeated="4" table:default-cell-style-name="ce3"/>
        <table:table-column table:style-name="co5" table:number-columns-repeated="17" table:default-cell-style-name="Default"/>
        <table:table-row table:style-name="ro1">
          <table:table-cell table:style-name="Default" office:value-type="string" calcext:value-type="string">
            <text:p>FIXED-VALUES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measure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Stat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By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Floa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ce4" office:value-type="string" calcext:value-type="string">
            <text:p>CONSTRAINTS increase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EXPECTATION</text:p>
          </table:table-cell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string" calcext:value-type="string">
            <text:p>REAL SIMULATION</text:p>
          </table:table-cell>
          <table:table-cell table:number-columns-repeated="10"/>
          <table:table-cell table:style-name="ce4" table:formula="of:=AVERAGE([.Z24:.Z158])" office:value-type="float" office:value="1.11620826580725" calcext:value-type="float">
            <text:p>1.1162082658072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races</text:p>
          </table:table-cell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AVG event per trace</text:p>
          </table:table-cell>
          <table:table-cell table:style-name="Default" office:value-type="string" calcext:value-type="string">
            <text:p>Constraints</text:p>
          </table:table-cell>
          <table:table-cell/>
          <table:table-cell table:style-name="Default" office:value-type="string" calcext:value-type="string">
            <text:p>TOT (b)</text:p>
          </table:table-cell>
          <table:table-cell table:style-name="ce15" office:value-type="string" calcext:value-type="string">
            <text:p>EVENTS matrix (b)</text:p>
          </table:table-cell>
          <table:table-cell table:style-name="ce15" office:value-type="string" calcext:value-type="string">
            <text:p>TRACES matrix (b)</text:p>
          </table:table-cell>
          <table:table-cell table:style-name="ce15" office:value-type="string" calcext:value-type="string">
            <text:p>LOG matrix (b)</text:p>
          </table:table-cell>
          <table:table-cell table:style-name="Default" office:value-type="string" calcext:value-type="string">
            <text:p>TOT (Mb)</text:p>
          </table:table-cell>
          <table:table-cell table:style-name="Default" office:value-type="string" calcext:value-type="string">
            <text:p>EVENTS matrix (Mb)</text:p>
          </table:table-cell>
          <table:table-cell table:style-name="Default" office:value-type="string" calcext:value-type="string">
            <text:p>TRACES matrix (Mb)</text:p>
          </table:table-cell>
          <table:table-cell table:style-name="Default" office:value-type="string" calcext:value-type="string">
            <text:p>LOG matrix (Mb)</text:p>
          </table:table-cell>
          <table:table-cell/>
          <table:table-cell office:value-type="string" calcext:value-type="string">
            <text:p>trace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VG event per trac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OT%</text:p>
          </table:table-cell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4]/[.A24]" office:value-type="float" office:value="15" calcext:value-type="float">
            <text:p>15.0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SUM([.G24:.I24])" office:value-type="float" office:value="22965040" calcext:value-type="float">
            <text:p>22,965,040</text:p>
          </table:table-cell>
          <table:table-cell table:style-name="ce9" table:formula="of:=[.A24]*[.C24]*[.D24]*[.$B$5]" office:value-type="float" office:value="2100000" calcext:value-type="float">
            <text:p>2,100,000</text:p>
          </table:table-cell>
          <table:table-cell table:style-name="ce9" table:formula="of:=[.A24]*[.D24]*[.$B$2]*[.$B$6]" office:value-type="float" office:value="20720000" calcext:value-type="float">
            <text:p>20,720,000</text:p>
          </table:table-cell>
          <table:table-cell table:style-name="ce9" table:formula="of:=[.D24]*[.$B$2]*[.$B$3]*[.$B$6]" office:value-type="float" office:value="145040" calcext:value-type="float">
            <text:p>145,040</text:p>
          </table:table-cell>
          <table:table-cell table:formula="of:=[.F24]/1000000" office:value-type="float" office:value="22.96504" calcext:value-type="float">
            <text:p>22.97</text:p>
          </table:table-cell>
          <table:table-cell table:formula="of:=[.G24]/1000000" office:value-type="float" office:value="2.1" calcext:value-type="float">
            <text:p>2.10</text:p>
          </table:table-cell>
          <table:table-cell table:formula="of:=[.H24]/1000000" office:value-type="float" office:value="20.72" calcext:value-type="float">
            <text:p>20.72</text:p>
          </table:table-cell>
          <table:table-cell table:formula="of:=[.I24]/1000000" office:value-type="float" office:value="0.14504" calcext:value-type="float">
            <text:p>0.1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4]/[.O24]" office:value-type="float" office:value="14.999" calcext:value-type="float">
            <text:p>14.999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4:.X24])" office:value-type="float" office:value="25.6510324478149" calcext:value-type="float">
            <text:p>25.6510324478149</text:p>
          </table:table-cell>
          <table:table-cell office:value-type="float" office:value="3.34745025634766" calcext:value-type="float">
            <text:p>3.34745025634766</text:p>
          </table:table-cell>
          <table:table-cell office:value-type="float" office:value="21.104866027832" calcext:value-type="float">
            <text:p>21.104866027832</text:p>
          </table:table-cell>
          <table:table-cell office:value-type="float" office:value="1.19871616363525" calcext:value-type="float">
            <text:p>1.19871616363525</text:p>
          </table:table-cell>
          <table:table-cell/>
          <table:table-cell table:formula="of:=[.U24]/[.J24]" office:value-type="float" office:value="1.11696005963042" calcext:value-type="float">
            <text:p>1.11696005963042</text:p>
          </table:table-cell>
          <table:table-cell table:formula="of:=[.U24]-[.J24]" office:value-type="float" office:value="2.68599244781494" calcext:value-type="float">
            <text:p>2.68599244781494</text:p>
          </table:table-cell>
          <table:table-cell table:formula="of:=[.V24]-[.K24]" office:value-type="float" office:value="1.24745025634766" calcext:value-type="float">
            <text:p>1.24745025634766</text:p>
          </table:table-cell>
          <table:table-cell table:formula="of:=[.W24]-[.L24]" office:value-type="float" office:value="0.384866027832032" calcext:value-type="float">
            <text:p>0.384866027832032</text:p>
          </table:table-cell>
          <table:table-cell table:formula="of:=[.X24]-[.M24]" office:value-type="float" office:value="1.05367616363525" calcext:value-type="float">
            <text:p>1.053676163635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5]/[.A25]" office:value-type="float" office:value="15" calcext:value-type="float">
            <text:p>15.00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SUM([.G25:.I25])" office:value-type="float" office:value="45109900" calcext:value-type="float">
            <text:p>45,109,900</text:p>
          </table:table-cell>
          <table:table-cell table:formula="of:=[.A25]*[.C25]*[.D25]*[.$B$5]" office:value-type="float" office:value="4125000" calcext:value-type="float">
            <text:p>4,125,000</text:p>
          </table:table-cell>
          <table:table-cell table:formula="of:=[.A25]*[.D25]*[.$B$2]*[.$B$6]" office:value-type="float" office:value="40700000" calcext:value-type="float">
            <text:p>40,700,000</text:p>
          </table:table-cell>
          <table:table-cell table:formula="of:=[.D25]*[.$B$2]*[.$B$3]*[.$B$6]" office:value-type="float" office:value="284900" calcext:value-type="float">
            <text:p>284,900</text:p>
          </table:table-cell>
          <table:table-cell table:formula="of:=[.F25]/1000000" office:value-type="float" office:value="45.1099" calcext:value-type="float">
            <text:p>45.11</text:p>
          </table:table-cell>
          <table:table-cell table:formula="of:=[.G25]/1000000" office:value-type="float" office:value="4.125" calcext:value-type="float">
            <text:p>4.13</text:p>
          </table:table-cell>
          <table:table-cell table:formula="of:=[.H25]/1000000" office:value-type="float" office:value="40.7" calcext:value-type="float">
            <text:p>40.70</text:p>
          </table:table-cell>
          <table:table-cell table:formula="of:=[.I25]/1000000" office:value-type="float" office:value="0.2849" calcext:value-type="float">
            <text:p>0.2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5]/[.O25]" office:value-type="float" office:value="14.999" calcext:value-type="float">
            <text:p>14.999</text:p>
          </table:table-cell>
          <table:table-cell office:value-type="float" office:value="275" calcext:value-type="float">
            <text:p>27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5:.X25])" office:value-type="float" office:value="50.3656358718872" calcext:value-type="float">
            <text:p>50.3656358718872</text:p>
          </table:table-cell>
          <table:table-cell office:value-type="float" office:value="6.56610107421875" calcext:value-type="float">
            <text:p>6.56610107421875</text:p>
          </table:table-cell>
          <table:table-cell office:value-type="float" office:value="41.4467391967773" calcext:value-type="float">
            <text:p>41.4467391967773</text:p>
          </table:table-cell>
          <table:table-cell office:value-type="float" office:value="2.35279560089111" calcext:value-type="float">
            <text:p>2.35279560089111</text:p>
          </table:table-cell>
          <table:table-cell/>
          <table:table-cell table:formula="of:=[.U25]/[.J25]" office:value-type="float" office:value="1.11650958818102" calcext:value-type="float">
            <text:p>1.11650958818102</text:p>
          </table:table-cell>
          <table:table-cell table:formula="of:=[.U25]-[.J25]" office:value-type="float" office:value="5.2557358718872" calcext:value-type="float">
            <text:p>5.2557358718872</text:p>
          </table:table-cell>
          <table:table-cell table:formula="of:=[.V25]-[.K25]" office:value-type="float" office:value="2.44110107421875" calcext:value-type="float">
            <text:p>2.44110107421875</text:p>
          </table:table-cell>
          <table:table-cell table:formula="of:=[.W25]-[.L25]" office:value-type="float" office:value="0.746739196777341" calcext:value-type="float">
            <text:p>0.746739196777341</text:p>
          </table:table-cell>
          <table:table-cell table:formula="of:=[.X25]-[.M25]" office:value-type="float" office:value="2.06789560089111" calcext:value-type="float">
            <text:p>2.06789560089111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6]/[.A26]" office:value-type="float" office:value="15" calcext:value-type="float">
            <text:p>15.00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SUM([.G26:.I26])" office:value-type="float" office:value="61021392" calcext:value-type="float">
            <text:p>61,021,392</text:p>
          </table:table-cell>
          <table:table-cell table:formula="of:=[.A26]*[.C26]*[.D26]*[.$B$5]" office:value-type="float" office:value="5580000" calcext:value-type="float">
            <text:p>5,580,000</text:p>
          </table:table-cell>
          <table:table-cell table:formula="of:=[.A26]*[.D26]*[.$B$2]*[.$B$6]" office:value-type="float" office:value="55056000" calcext:value-type="float">
            <text:p>55,056,000</text:p>
          </table:table-cell>
          <table:table-cell table:formula="of:=[.D26]*[.$B$2]*[.$B$3]*[.$B$6]" office:value-type="float" office:value="385392" calcext:value-type="float">
            <text:p>385,392</text:p>
          </table:table-cell>
          <table:table-cell table:formula="of:=[.F26]/1000000" office:value-type="float" office:value="61.021392" calcext:value-type="float">
            <text:p>61.02</text:p>
          </table:table-cell>
          <table:table-cell table:formula="of:=[.G26]/1000000" office:value-type="float" office:value="5.58" calcext:value-type="float">
            <text:p>5.58</text:p>
          </table:table-cell>
          <table:table-cell table:formula="of:=[.H26]/1000000" office:value-type="float" office:value="55.056" calcext:value-type="float">
            <text:p>55.06</text:p>
          </table:table-cell>
          <table:table-cell table:formula="of:=[.I26]/1000000" office:value-type="float" office:value="0.385392" calcext:value-type="float">
            <text:p>0.3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6]/[.O26]" office:value-type="float" office:value="14.999" calcext:value-type="float">
            <text:p>14.999</text:p>
          </table:table-cell>
          <table:table-cell office:value-type="float" office:value="372" calcext:value-type="float">
            <text:p>37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6:.X26])" office:value-type="float" office:value="68.1235361099243" calcext:value-type="float">
            <text:p>68.1235361099243</text:p>
          </table:table-cell>
          <table:table-cell office:value-type="float" office:value="8.87876129150391" calcext:value-type="float">
            <text:p>8.87876129150391</text:p>
          </table:table-cell>
          <table:table-cell office:value-type="float" office:value="56.0627517700195" calcext:value-type="float">
            <text:p>56.0627517700195</text:p>
          </table:table-cell>
          <table:table-cell office:value-type="float" office:value="3.18202304840088" calcext:value-type="float">
            <text:p>3.18202304840088</text:p>
          </table:table-cell>
          <table:table-cell/>
          <table:table-cell table:formula="of:=[.U26]/[.J26]" office:value-type="float" office:value="1.11638777610849" calcext:value-type="float">
            <text:p>1.11638777610849</text:p>
          </table:table-cell>
          <table:table-cell table:formula="of:=[.U26]-[.J26]" office:value-type="float" office:value="7.10214410992432" calcext:value-type="float">
            <text:p>7.10214410992432</text:p>
          </table:table-cell>
          <table:table-cell table:formula="of:=[.V26]-[.K26]" office:value-type="float" office:value="3.29876129150391" calcext:value-type="float">
            <text:p>3.29876129150391</text:p>
          </table:table-cell>
          <table:table-cell table:formula="of:=[.W26]-[.L26]" office:value-type="float" office:value="1.00675177001953" calcext:value-type="float">
            <text:p>1.00675177001953</text:p>
          </table:table-cell>
          <table:table-cell table:formula="of:=[.X26]-[.M26]" office:value-type="float" office:value="2.79663104840088" calcext:value-type="float">
            <text:p>2.796631048400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7]/[.A27]" office:value-type="float" office:value="15" calcext:value-type="float">
            <text:p>15.00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SUM([.G27:.I27])" office:value-type="float" office:value="88251368" calcext:value-type="float">
            <text:p>88,251,368</text:p>
          </table:table-cell>
          <table:table-cell table:formula="of:=[.A27]*[.C27]*[.D27]*[.$B$5]" office:value-type="float" office:value="8070000" calcext:value-type="float">
            <text:p>8,070,000</text:p>
          </table:table-cell>
          <table:table-cell table:formula="of:=[.A27]*[.D27]*[.$B$2]*[.$B$6]" office:value-type="float" office:value="79624000" calcext:value-type="float">
            <text:p>79,624,000</text:p>
          </table:table-cell>
          <table:table-cell table:formula="of:=[.D27]*[.$B$2]*[.$B$3]*[.$B$6]" office:value-type="float" office:value="557368" calcext:value-type="float">
            <text:p>557,368</text:p>
          </table:table-cell>
          <table:table-cell table:formula="of:=[.F27]/1000000" office:value-type="float" office:value="88.251368" calcext:value-type="float">
            <text:p>88.25</text:p>
          </table:table-cell>
          <table:table-cell table:formula="of:=[.G27]/1000000" office:value-type="float" office:value="8.07" calcext:value-type="float">
            <text:p>8.07</text:p>
          </table:table-cell>
          <table:table-cell table:formula="of:=[.H27]/1000000" office:value-type="float" office:value="79.624" calcext:value-type="float">
            <text:p>79.62</text:p>
          </table:table-cell>
          <table:table-cell table:formula="of:=[.I27]/1000000" office:value-type="float" office:value="0.557368" calcext:value-type="float">
            <text:p>0.5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7]/[.O27]" office:value-type="float" office:value="14.999" calcext:value-type="float">
            <text:p>14.999</text:p>
          </table:table-cell>
          <table:table-cell office:value-type="float" office:value="538" calcext:value-type="float">
            <text:p>538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7:.X27])" office:value-type="float" office:value="98.5133447647095" calcext:value-type="float">
            <text:p>98.5133447647095</text:p>
          </table:table-cell>
          <table:table-cell office:value-type="float" office:value="12.8365097045898" calcext:value-type="float">
            <text:p>12.8365097045898</text:p>
          </table:table-cell>
          <table:table-cell office:value-type="float" office:value="81.0757217407227" calcext:value-type="float">
            <text:p>81.0757217407227</text:p>
          </table:table-cell>
          <table:table-cell office:value-type="float" office:value="4.60111331939697" calcext:value-type="float">
            <text:p>4.60111331939697</text:p>
          </table:table-cell>
          <table:table-cell/>
          <table:table-cell table:formula="of:=[.U27]/[.J27]" office:value-type="float" office:value="1.11628122030595" calcext:value-type="float">
            <text:p>1.11628122030595</text:p>
          </table:table-cell>
          <table:table-cell table:formula="of:=[.U27]-[.J27]" office:value-type="float" office:value="10.2619767647095" calcext:value-type="float">
            <text:p>10.2619767647095</text:p>
          </table:table-cell>
          <table:table-cell table:formula="of:=[.V27]-[.K27]" office:value-type="float" office:value="4.76650970458984" calcext:value-type="float">
            <text:p>4.76650970458984</text:p>
          </table:table-cell>
          <table:table-cell table:formula="of:=[.W27]-[.L27]" office:value-type="float" office:value="1.45172174072266" calcext:value-type="float">
            <text:p>1.45172174072266</text:p>
          </table:table-cell>
          <table:table-cell table:formula="of:=[.X27]-[.M27]" office:value-type="float" office:value="4.04374531939697" calcext:value-type="float">
            <text:p>4.04374531939697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8]/[.A28]" office:value-type="float" office:value="15" calcext:value-type="float">
            <text:p>15.00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SUM([.G28:.I28])" office:value-type="float" office:value="101866356" calcext:value-type="float">
            <text:p>101,866,356</text:p>
          </table:table-cell>
          <table:table-cell table:formula="of:=[.A28]*[.C28]*[.D28]*[.$B$5]" office:value-type="float" office:value="9315000" calcext:value-type="float">
            <text:p>9,315,000</text:p>
          </table:table-cell>
          <table:table-cell table:formula="of:=[.A28]*[.D28]*[.$B$2]*[.$B$6]" office:value-type="float" office:value="91908000" calcext:value-type="float">
            <text:p>91,908,000</text:p>
          </table:table-cell>
          <table:table-cell table:formula="of:=[.D28]*[.$B$2]*[.$B$3]*[.$B$6]" office:value-type="float" office:value="643356" calcext:value-type="float">
            <text:p>643,356</text:p>
          </table:table-cell>
          <table:table-cell table:formula="of:=[.F28]/1000000" office:value-type="float" office:value="101.866356" calcext:value-type="float">
            <text:p>101.87</text:p>
          </table:table-cell>
          <table:table-cell table:formula="of:=[.G28]/1000000" office:value-type="float" office:value="9.315" calcext:value-type="float">
            <text:p>9.32</text:p>
          </table:table-cell>
          <table:table-cell table:formula="of:=[.H28]/1000000" office:value-type="float" office:value="91.908" calcext:value-type="float">
            <text:p>91.91</text:p>
          </table:table-cell>
          <table:table-cell table:formula="of:=[.I28]/1000000" office:value-type="float" office:value="0.643356" calcext:value-type="float">
            <text:p>0.6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8]/[.O28]" office:value-type="float" office:value="14.999" calcext:value-type="float">
            <text:p>14.999</text:p>
          </table:table-cell>
          <table:table-cell office:value-type="float" office:value="621" calcext:value-type="float">
            <text:p>62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8:.X28])" office:value-type="float" office:value="113.708249092102" calcext:value-type="float">
            <text:p>113.708249092102</text:p>
          </table:table-cell>
          <table:table-cell office:value-type="float" office:value="14.8153839111328" calcext:value-type="float">
            <text:p>14.8153839111328</text:p>
          </table:table-cell>
          <table:table-cell office:value-type="float" office:value="93.5822067260742" calcext:value-type="float">
            <text:p>93.5822067260742</text:p>
          </table:table-cell>
          <table:table-cell office:value-type="float" office:value="5.31065845489502" calcext:value-type="float">
            <text:p>5.31065845489502</text:p>
          </table:table-cell>
          <table:table-cell/>
          <table:table-cell table:formula="of:=[.U28]/[.J28]" office:value-type="float" office:value="1.11624930504142" calcext:value-type="float">
            <text:p>1.11624930504142</text:p>
          </table:table-cell>
          <table:table-cell table:formula="of:=[.U28]-[.J28]" office:value-type="float" office:value="11.8418930921021" calcext:value-type="float">
            <text:p>11.8418930921021</text:p>
          </table:table-cell>
          <table:table-cell table:formula="of:=[.V28]-[.K28]" office:value-type="float" office:value="5.50038391113281" calcext:value-type="float">
            <text:p>5.50038391113281</text:p>
          </table:table-cell>
          <table:table-cell table:formula="of:=[.W28]-[.L28]" office:value-type="float" office:value="1.67420672607422" calcext:value-type="float">
            <text:p>1.67420672607422</text:p>
          </table:table-cell>
          <table:table-cell table:formula="of:=[.X28]-[.M28]" office:value-type="float" office:value="4.66730245489502" calcext:value-type="float">
            <text:p>4.6673024548950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9]/[.A29]" office:value-type="float" office:value="15" calcext:value-type="float">
            <text:p>15.00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SUM([.G29:.I29])" office:value-type="float" office:value="119254172" calcext:value-type="float">
            <text:p>119,254,172</text:p>
          </table:table-cell>
          <table:table-cell table:formula="of:=[.A29]*[.C29]*[.D29]*[.$B$5]" office:value-type="float" office:value="10905000" calcext:value-type="float">
            <text:p>10,905,000</text:p>
          </table:table-cell>
          <table:table-cell table:formula="of:=[.A29]*[.D29]*[.$B$2]*[.$B$6]" office:value-type="float" office:value="107596000" calcext:value-type="float">
            <text:p>107,596,000</text:p>
          </table:table-cell>
          <table:table-cell table:formula="of:=[.D29]*[.$B$2]*[.$B$3]*[.$B$6]" office:value-type="float" office:value="753172" calcext:value-type="float">
            <text:p>753,172</text:p>
          </table:table-cell>
          <table:table-cell table:formula="of:=[.F29]/1000000" office:value-type="float" office:value="119.254172" calcext:value-type="float">
            <text:p>119.25</text:p>
          </table:table-cell>
          <table:table-cell table:formula="of:=[.G29]/1000000" office:value-type="float" office:value="10.905" calcext:value-type="float">
            <text:p>10.91</text:p>
          </table:table-cell>
          <table:table-cell table:formula="of:=[.H29]/1000000" office:value-type="float" office:value="107.596" calcext:value-type="float">
            <text:p>107.60</text:p>
          </table:table-cell>
          <table:table-cell table:formula="of:=[.I29]/1000000" office:value-type="float" office:value="0.753172" calcext:value-type="float">
            <text:p>0.7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9]/[.O29]" office:value-type="float" office:value="14.999" calcext:value-type="float">
            <text:p>14.999</text:p>
          </table:table-cell>
          <table:table-cell office:value-type="float" office:value="727" calcext:value-type="float">
            <text:p>72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9:.X29])" office:value-type="float" office:value="133.113789558411" calcext:value-type="float">
            <text:p>133.113789558411</text:p>
          </table:table-cell>
          <table:table-cell office:value-type="float" office:value="17.3426208496094" calcext:value-type="float">
            <text:p>17.3426208496094</text:p>
          </table:table-cell>
          <table:table-cell office:value-type="float" office:value="109.554344177246" calcext:value-type="float">
            <text:p>109.554344177246</text:p>
          </table:table-cell>
          <table:table-cell office:value-type="float" office:value="6.21682453155518" calcext:value-type="float">
            <text:p>6.21682453155518</text:p>
          </table:table-cell>
          <table:table-cell/>
          <table:table-cell table:formula="of:=[.U29]/[.J29]" office:value-type="float" office:value="1.11621914207254" calcext:value-type="float">
            <text:p>1.11621914207254</text:p>
          </table:table-cell>
          <table:table-cell table:formula="of:=[.U29]-[.J29]" office:value-type="float" office:value="13.8596175584106" calcext:value-type="float">
            <text:p>13.8596175584106</text:p>
          </table:table-cell>
          <table:table-cell table:formula="of:=[.V29]-[.K29]" office:value-type="float" office:value="6.43762084960938" calcext:value-type="float">
            <text:p>6.43762084960938</text:p>
          </table:table-cell>
          <table:table-cell table:formula="of:=[.W29]-[.L29]" office:value-type="float" office:value="1.95834417724609" calcext:value-type="float">
            <text:p>1.95834417724609</text:p>
          </table:table-cell>
          <table:table-cell table:formula="of:=[.X29]-[.M29]" office:value-type="float" office:value="5.46365253155518" calcext:value-type="float">
            <text:p>5.4636525315551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0]/[.A30]" office:value-type="float" office:value="15" calcext:value-type="float">
            <text:p>15.00</text:p>
          </table:table-cell>
          <table:table-cell office:value-type="float" office:value="895" calcext:value-type="float">
            <text:p>895</text:p>
          </table:table-cell>
          <table:table-cell/>
          <table:table-cell table:formula="of:=SUM([.G30:.I30])" office:value-type="float" office:value="146812220" calcext:value-type="float">
            <text:p>146,812,220</text:p>
          </table:table-cell>
          <table:table-cell table:formula="of:=[.A30]*[.C30]*[.D30]*[.$B$5]" office:value-type="float" office:value="13425000" calcext:value-type="float">
            <text:p>13,425,000</text:p>
          </table:table-cell>
          <table:table-cell table:formula="of:=[.A30]*[.D30]*[.$B$2]*[.$B$6]" office:value-type="float" office:value="132460000" calcext:value-type="float">
            <text:p>132,460,000</text:p>
          </table:table-cell>
          <table:table-cell table:formula="of:=[.D30]*[.$B$2]*[.$B$3]*[.$B$6]" office:value-type="float" office:value="927220" calcext:value-type="float">
            <text:p>927,220</text:p>
          </table:table-cell>
          <table:table-cell table:formula="of:=[.F30]/1000000" office:value-type="float" office:value="146.81222" calcext:value-type="float">
            <text:p>146.81</text:p>
          </table:table-cell>
          <table:table-cell table:formula="of:=[.G30]/1000000" office:value-type="float" office:value="13.425" calcext:value-type="float">
            <text:p>13.43</text:p>
          </table:table-cell>
          <table:table-cell table:formula="of:=[.H30]/1000000" office:value-type="float" office:value="132.46" calcext:value-type="float">
            <text:p>132.46</text:p>
          </table:table-cell>
          <table:table-cell table:formula="of:=[.I30]/1000000" office:value-type="float" office:value="0.92722" calcext:value-type="float">
            <text:p>0.9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0]/[.O30]" office:value-type="float" office:value="14.999" calcext:value-type="float">
            <text:p>14.999</text:p>
          </table:table-cell>
          <table:table-cell office:value-type="float" office:value="895" calcext:value-type="float">
            <text:p>89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0:.X30])" office:value-type="float" office:value="163.869740486145" calcext:value-type="float">
            <text:p>163.869740486145</text:p>
          </table:table-cell>
          <table:table-cell office:value-type="float" office:value="21.3480529785156" calcext:value-type="float">
            <text:p>21.3480529785156</text:p>
          </table:table-cell>
          <table:table-cell office:value-type="float" office:value="134.868675231934" calcext:value-type="float">
            <text:p>134.868675231934</text:p>
          </table:table-cell>
          <table:table-cell office:value-type="float" office:value="7.6530122756958" calcext:value-type="float">
            <text:p>7.6530122756958</text:p>
          </table:table-cell>
          <table:table-cell/>
          <table:table-cell table:formula="of:=[.U30]/[.J30]" office:value-type="float" office:value="1.11618597202702" calcext:value-type="float">
            <text:p>1.11618597202702</text:p>
          </table:table-cell>
          <table:table-cell table:formula="of:=[.U30]-[.J30]" office:value-type="float" office:value="17.057520486145" calcext:value-type="float">
            <text:p>17.057520486145</text:p>
          </table:table-cell>
          <table:table-cell table:formula="of:=[.V30]-[.K30]" office:value-type="float" office:value="7.92305297851562" calcext:value-type="float">
            <text:p>7.92305297851562</text:p>
          </table:table-cell>
          <table:table-cell table:formula="of:=[.W30]-[.L30]" office:value-type="float" office:value="2.40867523193359" calcext:value-type="float">
            <text:p>2.40867523193359</text:p>
          </table:table-cell>
          <table:table-cell table:formula="of:=[.X30]-[.M30]" office:value-type="float" office:value="6.7257922756958" calcext:value-type="float">
            <text:p>6.725792275695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1]/[.A31]" office:value-type="float" office:value="15" calcext:value-type="float">
            <text:p>15.00</text:p>
          </table:table-cell>
          <table:table-cell office:value-type="float" office:value="1009" calcext:value-type="float">
            <text:p>1,009</text:p>
          </table:table-cell>
          <table:table-cell/>
          <table:table-cell table:formula="of:=SUM([.G31:.I31])" office:value-type="float" office:value="165512324" calcext:value-type="float">
            <text:p>165,512,324</text:p>
          </table:table-cell>
          <table:table-cell table:formula="of:=[.A31]*[.C31]*[.D31]*[.$B$5]" office:value-type="float" office:value="15135000" calcext:value-type="float">
            <text:p>15,135,000</text:p>
          </table:table-cell>
          <table:table-cell table:formula="of:=[.A31]*[.D31]*[.$B$2]*[.$B$6]" office:value-type="float" office:value="149332000" calcext:value-type="float">
            <text:p>149,332,000</text:p>
          </table:table-cell>
          <table:table-cell table:formula="of:=[.D31]*[.$B$2]*[.$B$3]*[.$B$6]" office:value-type="float" office:value="1045324" calcext:value-type="float">
            <text:p>1,045,324</text:p>
          </table:table-cell>
          <table:table-cell table:formula="of:=[.F31]/1000000" office:value-type="float" office:value="165.512324" calcext:value-type="float">
            <text:p>165.51</text:p>
          </table:table-cell>
          <table:table-cell table:formula="of:=[.G31]/1000000" office:value-type="float" office:value="15.135" calcext:value-type="float">
            <text:p>15.14</text:p>
          </table:table-cell>
          <table:table-cell table:formula="of:=[.H31]/1000000" office:value-type="float" office:value="149.332" calcext:value-type="float">
            <text:p>149.33</text:p>
          </table:table-cell>
          <table:table-cell table:formula="of:=[.I31]/1000000" office:value-type="float" office:value="1.045324" calcext:value-type="float">
            <text:p>1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1]/[.O31]" office:value-type="float" office:value="14.999" calcext:value-type="float">
            <text:p>14.999</text:p>
          </table:table-cell>
          <table:table-cell office:value-type="float" office:value="1009" calcext:value-type="float">
            <text:p>100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1:.X31])" office:value-type="float" office:value="184.73985004425" calcext:value-type="float">
            <text:p>184.73985004425</text:p>
          </table:table-cell>
          <table:table-cell office:value-type="float" office:value="24.0660247802734" calcext:value-type="float">
            <text:p>24.0660247802734</text:p>
          </table:table-cell>
          <table:table-cell office:value-type="float" office:value="152.046257019043" calcext:value-type="float">
            <text:p>152.046257019043</text:p>
          </table:table-cell>
          <table:table-cell office:value-type="float" office:value="8.62756824493408" calcext:value-type="float">
            <text:p>8.62756824493408</text:p>
          </table:table-cell>
          <table:table-cell/>
          <table:table-cell table:formula="of:=[.U31]/[.J31]" office:value-type="float" office:value="1.11616975449061" calcext:value-type="float">
            <text:p>1.11616975449061</text:p>
          </table:table-cell>
          <table:table-cell table:formula="of:=[.U31]-[.J31]" office:value-type="float" office:value="19.2275260442505" calcext:value-type="float">
            <text:p>19.2275260442505</text:p>
          </table:table-cell>
          <table:table-cell table:formula="of:=[.V31]-[.K31]" office:value-type="float" office:value="8.93102478027344" calcext:value-type="float">
            <text:p>8.93102478027344</text:p>
          </table:table-cell>
          <table:table-cell table:formula="of:=[.W31]-[.L31]" office:value-type="float" office:value="2.71425701904298" calcext:value-type="float">
            <text:p>2.71425701904298</text:p>
          </table:table-cell>
          <table:table-cell table:formula="of:=[.X31]-[.M31]" office:value-type="float" office:value="7.58224424493408" calcext:value-type="float">
            <text:p>7.582244244934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2]/[.A32]" office:value-type="float" office:value="15" calcext:value-type="float">
            <text:p>15.00</text:p>
          </table:table-cell>
          <table:table-cell office:value-type="float" office:value="1104" calcext:value-type="float">
            <text:p>1,104</text:p>
          </table:table-cell>
          <table:table-cell/>
          <table:table-cell table:formula="of:=SUM([.G32:.I32])" office:value-type="float" office:value="181095744" calcext:value-type="float">
            <text:p>181,095,744</text:p>
          </table:table-cell>
          <table:table-cell table:formula="of:=[.A32]*[.C32]*[.D32]*[.$B$5]" office:value-type="float" office:value="16560000" calcext:value-type="float">
            <text:p>16,560,000</text:p>
          </table:table-cell>
          <table:table-cell table:formula="of:=[.A32]*[.D32]*[.$B$2]*[.$B$6]" office:value-type="float" office:value="163392000" calcext:value-type="float">
            <text:p>163,392,000</text:p>
          </table:table-cell>
          <table:table-cell table:formula="of:=[.D32]*[.$B$2]*[.$B$3]*[.$B$6]" office:value-type="float" office:value="1143744" calcext:value-type="float">
            <text:p>1,143,744</text:p>
          </table:table-cell>
          <table:table-cell table:formula="of:=[.F32]/1000000" office:value-type="float" office:value="181.095744" calcext:value-type="float">
            <text:p>181.10</text:p>
          </table:table-cell>
          <table:table-cell table:formula="of:=[.G32]/1000000" office:value-type="float" office:value="16.56" calcext:value-type="float">
            <text:p>16.56</text:p>
          </table:table-cell>
          <table:table-cell table:formula="of:=[.H32]/1000000" office:value-type="float" office:value="163.392" calcext:value-type="float">
            <text:p>163.39</text:p>
          </table:table-cell>
          <table:table-cell table:formula="of:=[.I32]/1000000" office:value-type="float" office:value="1.143744" calcext:value-type="float">
            <text:p>1.1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2]/[.O32]" office:value-type="float" office:value="14.999" calcext:value-type="float">
            <text:p>14.999</text:p>
          </table:table-cell>
          <table:table-cell office:value-type="float" office:value="1104" calcext:value-type="float">
            <text:p>110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2:.X32])" office:value-type="float" office:value="202.131608009338" calcext:value-type="float">
            <text:p>202.131608009338</text:p>
          </table:table-cell>
          <table:table-cell office:value-type="float" office:value="26.3310012817383" calcext:value-type="float">
            <text:p>26.3310012817383</text:p>
          </table:table-cell>
          <table:table-cell office:value-type="float" office:value="166.360908508301" calcext:value-type="float">
            <text:p>166.360908508301</text:p>
          </table:table-cell>
          <table:table-cell office:value-type="float" office:value="9.43969821929932" calcext:value-type="float">
            <text:p>9.43969821929932</text:p>
          </table:table-cell>
          <table:table-cell/>
          <table:table-cell table:formula="of:=[.U32]/[.J32]" office:value-type="float" office:value="1.11615879835" calcext:value-type="float">
            <text:p>1.11615879835</text:p>
          </table:table-cell>
          <table:table-cell table:formula="of:=[.U32]-[.J32]" office:value-type="float" office:value="21.0358640093384" calcext:value-type="float">
            <text:p>21.0358640093384</text:p>
          </table:table-cell>
          <table:table-cell table:formula="of:=[.V32]-[.K32]" office:value-type="float" office:value="9.77100128173828" calcext:value-type="float">
            <text:p>9.77100128173828</text:p>
          </table:table-cell>
          <table:table-cell table:formula="of:=[.W32]-[.L32]" office:value-type="float" office:value="2.96890850830079" calcext:value-type="float">
            <text:p>2.96890850830079</text:p>
          </table:table-cell>
          <table:table-cell table:formula="of:=[.X32]-[.M32]" office:value-type="float" office:value="8.29595421929932" calcext:value-type="float">
            <text:p>8.2959542192993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3]/[.A33]" office:value-type="float" office:value="15" calcext:value-type="float">
            <text:p>15.00</text:p>
          </table:table-cell>
          <table:table-cell office:value-type="float" office:value="1189" calcext:value-type="float">
            <text:p>1,189</text:p>
          </table:table-cell>
          <table:table-cell/>
          <table:table-cell table:formula="of:=SUM([.G33:.I33])" office:value-type="float" office:value="195038804" calcext:value-type="float">
            <text:p>195,038,804</text:p>
          </table:table-cell>
          <table:table-cell table:formula="of:=[.A33]*[.C33]*[.D33]*[.$B$5]" office:value-type="float" office:value="17835000" calcext:value-type="float">
            <text:p>17,835,000</text:p>
          </table:table-cell>
          <table:table-cell table:formula="of:=[.A33]*[.D33]*[.$B$2]*[.$B$6]" office:value-type="float" office:value="175972000" calcext:value-type="float">
            <text:p>175,972,000</text:p>
          </table:table-cell>
          <table:table-cell table:formula="of:=[.D33]*[.$B$2]*[.$B$3]*[.$B$6]" office:value-type="float" office:value="1231804" calcext:value-type="float">
            <text:p>1,231,804</text:p>
          </table:table-cell>
          <table:table-cell table:formula="of:=[.F33]/1000000" office:value-type="float" office:value="195.038804" calcext:value-type="float">
            <text:p>195.04</text:p>
          </table:table-cell>
          <table:table-cell table:formula="of:=[.G33]/1000000" office:value-type="float" office:value="17.835" calcext:value-type="float">
            <text:p>17.84</text:p>
          </table:table-cell>
          <table:table-cell table:formula="of:=[.H33]/1000000" office:value-type="float" office:value="175.972" calcext:value-type="float">
            <text:p>175.97</text:p>
          </table:table-cell>
          <table:table-cell table:formula="of:=[.I33]/1000000" office:value-type="float" office:value="1.231804" calcext:value-type="float">
            <text:p>1.2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3]/[.O33]" office:value-type="float" office:value="14.999" calcext:value-type="float">
            <text:p>14.999</text:p>
          </table:table-cell>
          <table:table-cell office:value-type="float" office:value="1189" calcext:value-type="float">
            <text:p>118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3:.X33])" office:value-type="float" office:value="217.69265460968" calcext:value-type="float">
            <text:p>217.69265460968</text:p>
          </table:table-cell>
          <table:table-cell office:value-type="float" office:value="28.3575592041016" calcext:value-type="float">
            <text:p>28.3575592041016</text:p>
          </table:table-cell>
          <table:table-cell office:value-type="float" office:value="179.168754577637" calcext:value-type="float">
            <text:p>179.168754577637</text:p>
          </table:table-cell>
          <table:table-cell office:value-type="float" office:value="10.1663408279419" calcext:value-type="float">
            <text:p>10.1663408279419</text:p>
          </table:table-cell>
          <table:table-cell/>
          <table:table-cell table:formula="of:=[.U33]/[.J33]" office:value-type="float" office:value="1.11615047952037" calcext:value-type="float">
            <text:p>1.11615047952037</text:p>
          </table:table-cell>
          <table:table-cell table:formula="of:=[.U33]-[.J33]" office:value-type="float" office:value="22.6538506096802" calcext:value-type="float">
            <text:p>22.6538506096802</text:p>
          </table:table-cell>
          <table:table-cell table:formula="of:=[.V33]-[.K33]" office:value-type="float" office:value="10.5225592041016" calcext:value-type="float">
            <text:p>10.5225592041016</text:p>
          </table:table-cell>
          <table:table-cell table:formula="of:=[.W33]-[.L33]" office:value-type="float" office:value="3.19675457763671" calcext:value-type="float">
            <text:p>3.19675457763671</text:p>
          </table:table-cell>
          <table:table-cell table:formula="of:=[.X33]-[.M33]" office:value-type="float" office:value="8.93453682794189" calcext:value-type="float">
            <text:p>8.9345368279418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4]/[.A34]" office:value-type="float" office:value="15" calcext:value-type="float">
            <text:p>15.00</text:p>
          </table:table-cell>
          <table:table-cell office:value-type="float" office:value="1267" calcext:value-type="float">
            <text:p>1,267</text:p>
          </table:table-cell>
          <table:table-cell/>
          <table:table-cell table:formula="of:=SUM([.G34:.I34])" office:value-type="float" office:value="207833612" calcext:value-type="float">
            <text:p>207,833,612</text:p>
          </table:table-cell>
          <table:table-cell table:formula="of:=[.A34]*[.C34]*[.D34]*[.$B$5]" office:value-type="float" office:value="19005000" calcext:value-type="float">
            <text:p>19,005,000</text:p>
          </table:table-cell>
          <table:table-cell table:formula="of:=[.A34]*[.D34]*[.$B$2]*[.$B$6]" office:value-type="float" office:value="187516000" calcext:value-type="float">
            <text:p>187,516,000</text:p>
          </table:table-cell>
          <table:table-cell table:formula="of:=[.D34]*[.$B$2]*[.$B$3]*[.$B$6]" office:value-type="float" office:value="1312612" calcext:value-type="float">
            <text:p>1,312,612</text:p>
          </table:table-cell>
          <table:table-cell table:formula="of:=[.F34]/1000000" office:value-type="float" office:value="207.833612" calcext:value-type="float">
            <text:p>207.83</text:p>
          </table:table-cell>
          <table:table-cell table:formula="of:=[.G34]/1000000" office:value-type="float" office:value="19.005" calcext:value-type="float">
            <text:p>19.01</text:p>
          </table:table-cell>
          <table:table-cell table:formula="of:=[.H34]/1000000" office:value-type="float" office:value="187.516" calcext:value-type="float">
            <text:p>187.52</text:p>
          </table:table-cell>
          <table:table-cell table:formula="of:=[.I34]/1000000" office:value-type="float" office:value="1.312612" calcext:value-type="float">
            <text:p>1.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4]/[.O34]" office:value-type="float" office:value="14.999" calcext:value-type="float">
            <text:p>14.999</text:p>
          </table:table-cell>
          <table:table-cell office:value-type="float" office:value="1267" calcext:value-type="float">
            <text:p>126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4:.X34])" office:value-type="float" office:value="231.9722032547" calcext:value-type="float">
            <text:p>231.9722032547</text:p>
          </table:table-cell>
          <table:table-cell office:value-type="float" office:value="30.2172241210937" calcext:value-type="float">
            <text:p>30.2172241210937</text:p>
          </table:table-cell>
          <table:table-cell office:value-type="float" office:value="190.921836853027" calcext:value-type="float">
            <text:p>190.921836853027</text:p>
          </table:table-cell>
          <table:table-cell office:value-type="float" office:value="10.8331422805786" calcext:value-type="float">
            <text:p>10.8331422805786</text:p>
          </table:table-cell>
          <table:table-cell/>
          <table:table-cell table:formula="of:=[.U34]/[.J34]" office:value-type="float" office:value="1.11614382785543" calcext:value-type="float">
            <text:p>1.11614382785543</text:p>
          </table:table-cell>
          <table:table-cell table:formula="of:=[.U34]-[.J34]" office:value-type="float" office:value="24.1385912546997" calcext:value-type="float">
            <text:p>24.1385912546997</text:p>
          </table:table-cell>
          <table:table-cell table:formula="of:=[.V34]-[.K34]" office:value-type="float" office:value="11.2122241210938" calcext:value-type="float">
            <text:p>11.2122241210938</text:p>
          </table:table-cell>
          <table:table-cell table:formula="of:=[.W34]-[.L34]" office:value-type="float" office:value="3.40583685302735" calcext:value-type="float">
            <text:p>3.40583685302735</text:p>
          </table:table-cell>
          <table:table-cell table:formula="of:=[.X34]-[.M34]" office:value-type="float" office:value="9.52053028057861" calcext:value-type="float">
            <text:p>9.52053028057861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5]/[.A35]" office:value-type="float" office:value="15" calcext:value-type="float">
            <text:p>15.00</text:p>
          </table:table-cell>
          <table:table-cell office:value-type="float" office:value="1399" calcext:value-type="float">
            <text:p>1,399</text:p>
          </table:table-cell>
          <table:table-cell/>
          <table:table-cell table:formula="of:=SUM([.G35:.I35])" office:value-type="float" office:value="229486364" calcext:value-type="float">
            <text:p>229,486,364</text:p>
          </table:table-cell>
          <table:table-cell table:formula="of:=[.A35]*[.C35]*[.D35]*[.$B$5]" office:value-type="float" office:value="20985000" calcext:value-type="float">
            <text:p>20,985,000</text:p>
          </table:table-cell>
          <table:table-cell table:formula="of:=[.A35]*[.D35]*[.$B$2]*[.$B$6]" office:value-type="float" office:value="207052000" calcext:value-type="float">
            <text:p>207,052,000</text:p>
          </table:table-cell>
          <table:table-cell table:formula="of:=[.D35]*[.$B$2]*[.$B$3]*[.$B$6]" office:value-type="float" office:value="1449364" calcext:value-type="float">
            <text:p>1,449,364</text:p>
          </table:table-cell>
          <table:table-cell table:formula="of:=[.F35]/1000000" office:value-type="float" office:value="229.486364" calcext:value-type="float">
            <text:p>229.49</text:p>
          </table:table-cell>
          <table:table-cell table:formula="of:=[.G35]/1000000" office:value-type="float" office:value="20.985" calcext:value-type="float">
            <text:p>20.99</text:p>
          </table:table-cell>
          <table:table-cell table:formula="of:=[.H35]/1000000" office:value-type="float" office:value="207.052" calcext:value-type="float">
            <text:p>207.05</text:p>
          </table:table-cell>
          <table:table-cell table:formula="of:=[.I35]/1000000" office:value-type="float" office:value="1.449364" calcext:value-type="float">
            <text:p>1.4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5]/[.O35]" office:value-type="float" office:value="14.999" calcext:value-type="float">
            <text:p>14.999</text:p>
          </table:table-cell>
          <table:table-cell office:value-type="float" office:value="1399" calcext:value-type="float">
            <text:p>139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5:.X35])" office:value-type="float" office:value="256.137593269348" calcext:value-type="float">
            <text:p>256.137593269348</text:p>
          </table:table-cell>
          <table:table-cell office:value-type="float" office:value="33.3643493652344" calcext:value-type="float">
            <text:p>33.3643493652344</text:p>
          </table:table-cell>
          <table:table-cell office:value-type="float" office:value="210.811668395996" calcext:value-type="float">
            <text:p>210.811668395996</text:p>
          </table:table-cell>
          <table:table-cell office:value-type="float" office:value="11.9615755081177" calcext:value-type="float">
            <text:p>11.9615755081177</text:p>
          </table:table-cell>
          <table:table-cell/>
          <table:table-cell table:formula="of:=[.U35]/[.J35]" office:value-type="float" office:value="1.11613426089817" calcext:value-type="float">
            <text:p>1.11613426089817</text:p>
          </table:table-cell>
          <table:table-cell table:formula="of:=[.U35]-[.J35]" office:value-type="float" office:value="26.6512292693481" calcext:value-type="float">
            <text:p>26.6512292693481</text:p>
          </table:table-cell>
          <table:table-cell table:formula="of:=[.V35]-[.K35]" office:value-type="float" office:value="12.3793493652344" calcext:value-type="float">
            <text:p>12.3793493652344</text:p>
          </table:table-cell>
          <table:table-cell table:formula="of:=[.W35]-[.L35]" office:value-type="float" office:value="3.7596683959961" calcext:value-type="float">
            <text:p>3.7596683959961</text:p>
          </table:table-cell>
          <table:table-cell table:formula="of:=[.X35]-[.M35]" office:value-type="float" office:value="10.5122115081177" calcext:value-type="float">
            <text:p>10.5122115081177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6]/[.A36]" office:value-type="float" office:value="15" calcext:value-type="float">
            <text:p>15.00</text:p>
          </table:table-cell>
          <table:table-cell office:value-type="float" office:value="1627" calcext:value-type="float">
            <text:p>1,627</text:p>
          </table:table-cell>
          <table:table-cell/>
          <table:table-cell table:formula="of:=SUM([.G36:.I36])" office:value-type="float" office:value="266886572" calcext:value-type="float">
            <text:p>266,886,572</text:p>
          </table:table-cell>
          <table:table-cell table:formula="of:=[.A36]*[.C36]*[.D36]*[.$B$5]" office:value-type="float" office:value="24405000" calcext:value-type="float">
            <text:p>24,405,000</text:p>
          </table:table-cell>
          <table:table-cell table:formula="of:=[.A36]*[.D36]*[.$B$2]*[.$B$6]" office:value-type="float" office:value="240796000" calcext:value-type="float">
            <text:p>240,796,000</text:p>
          </table:table-cell>
          <table:table-cell table:formula="of:=[.D36]*[.$B$2]*[.$B$3]*[.$B$6]" office:value-type="float" office:value="1685572" calcext:value-type="float">
            <text:p>1,685,572</text:p>
          </table:table-cell>
          <table:table-cell table:formula="of:=[.F36]/1000000" office:value-type="float" office:value="266.886572" calcext:value-type="float">
            <text:p>266.89</text:p>
          </table:table-cell>
          <table:table-cell table:formula="of:=[.G36]/1000000" office:value-type="float" office:value="24.405" calcext:value-type="float">
            <text:p>24.41</text:p>
          </table:table-cell>
          <table:table-cell table:formula="of:=[.H36]/1000000" office:value-type="float" office:value="240.796" calcext:value-type="float">
            <text:p>240.80</text:p>
          </table:table-cell>
          <table:table-cell table:formula="of:=[.I36]/1000000" office:value-type="float" office:value="1.685572" calcext:value-type="float">
            <text:p>1.6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6]/[.O36]" office:value-type="float" office:value="14.999" calcext:value-type="float">
            <text:p>14.999</text:p>
          </table:table-cell>
          <table:table-cell office:value-type="float" office:value="1627" calcext:value-type="float">
            <text:p>162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6:.X36])" office:value-type="float" office:value="297.877812385559" calcext:value-type="float">
            <text:p>297.877812385559</text:p>
          </table:table-cell>
          <table:table-cell office:value-type="float" office:value="38.80029296875" calcext:value-type="float">
            <text:p>38.80029296875</text:p>
          </table:table-cell>
          <table:table-cell office:value-type="float" office:value="245.166831970215" calcext:value-type="float">
            <text:p>245.166831970215</text:p>
          </table:table-cell>
          <table:table-cell office:value-type="float" office:value="13.9106874465942" calcext:value-type="float">
            <text:p>13.9106874465942</text:p>
          </table:table-cell>
          <table:table-cell/>
          <table:table-cell table:formula="of:=[.U36]/[.J36]" office:value-type="float" office:value="1.11612139252011" calcext:value-type="float">
            <text:p>1.11612139252011</text:p>
          </table:table-cell>
          <table:table-cell table:formula="of:=[.U36]-[.J36]" office:value-type="float" office:value="30.9912403855591" calcext:value-type="float">
            <text:p>30.9912403855591</text:p>
          </table:table-cell>
          <table:table-cell table:formula="of:=[.V36]-[.K36]" office:value-type="float" office:value="14.39529296875" calcext:value-type="float">
            <text:p>14.39529296875</text:p>
          </table:table-cell>
          <table:table-cell table:formula="of:=[.W36]-[.L36]" office:value-type="float" office:value="4.37083197021485" calcext:value-type="float">
            <text:p>4.37083197021485</text:p>
          </table:table-cell>
          <table:table-cell table:formula="of:=[.X36]-[.M36]" office:value-type="float" office:value="12.2251154465942" calcext:value-type="float">
            <text:p>12.225115446594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7]/[.A37]" office:value-type="float" office:value="15" calcext:value-type="float">
            <text:p>15.00</text:p>
          </table:table-cell>
          <table:table-cell office:value-type="float" office:value="1823" calcext:value-type="float">
            <text:p>1,823</text:p>
          </table:table-cell>
          <table:table-cell/>
          <table:table-cell table:formula="of:=SUM([.G37:.I37])" office:value-type="float" office:value="299037628" calcext:value-type="float">
            <text:p>299,037,628</text:p>
          </table:table-cell>
          <table:table-cell table:formula="of:=[.A37]*[.C37]*[.D37]*[.$B$5]" office:value-type="float" office:value="27345000" calcext:value-type="float">
            <text:p>27,345,000</text:p>
          </table:table-cell>
          <table:table-cell table:formula="of:=[.A37]*[.D37]*[.$B$2]*[.$B$6]" office:value-type="float" office:value="269804000" calcext:value-type="float">
            <text:p>269,804,000</text:p>
          </table:table-cell>
          <table:table-cell table:formula="of:=[.D37]*[.$B$2]*[.$B$3]*[.$B$6]" office:value-type="float" office:value="1888628" calcext:value-type="float">
            <text:p>1,888,628</text:p>
          </table:table-cell>
          <table:table-cell table:formula="of:=[.F37]/1000000" office:value-type="float" office:value="299.037628" calcext:value-type="float">
            <text:p>299.04</text:p>
          </table:table-cell>
          <table:table-cell table:formula="of:=[.G37]/1000000" office:value-type="float" office:value="27.345" calcext:value-type="float">
            <text:p>27.35</text:p>
          </table:table-cell>
          <table:table-cell table:formula="of:=[.H37]/1000000" office:value-type="float" office:value="269.804" calcext:value-type="float">
            <text:p>269.80</text:p>
          </table:table-cell>
          <table:table-cell table:formula="of:=[.I37]/1000000" office:value-type="float" office:value="1.888628" calcext:value-type="float">
            <text:p>1.8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7]/[.O37]" office:value-type="float" office:value="14.999" calcext:value-type="float">
            <text:p>14.999</text:p>
          </table:table-cell>
          <table:table-cell office:value-type="float" office:value="1823" calcext:value-type="float">
            <text:p>182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7:.X37])" office:value-type="float" office:value="333.759755134583" calcext:value-type="float">
            <text:p>333.759755134583</text:p>
          </table:table-cell>
          <table:table-cell office:value-type="float" office:value="43.4732971191406" calcext:value-type="float">
            <text:p>43.4732971191406</text:p>
          </table:table-cell>
          <table:table-cell office:value-type="float" office:value="274.700218200684" calcext:value-type="float">
            <text:p>274.700218200684</text:p>
          </table:table-cell>
          <table:table-cell office:value-type="float" office:value="15.5862398147583" calcext:value-type="float">
            <text:p>15.5862398147583</text:p>
          </table:table-cell>
          <table:table-cell/>
          <table:table-cell table:formula="of:=[.U37]/[.J37]" office:value-type="float" office:value="1.116112903138" calcext:value-type="float">
            <text:p>1.116112903138</text:p>
          </table:table-cell>
          <table:table-cell table:formula="of:=[.U37]-[.J37]" office:value-type="float" office:value="34.7221271345825" calcext:value-type="float">
            <text:p>34.7221271345825</text:p>
          </table:table-cell>
          <table:table-cell table:formula="of:=[.V37]-[.K37]" office:value-type="float" office:value="16.1282971191406" calcext:value-type="float">
            <text:p>16.1282971191406</text:p>
          </table:table-cell>
          <table:table-cell table:formula="of:=[.W37]-[.L37]" office:value-type="float" office:value="4.89621820068362" calcext:value-type="float">
            <text:p>4.89621820068362</text:p>
          </table:table-cell>
          <table:table-cell table:formula="of:=[.X37]-[.M37]" office:value-type="float" office:value="13.6976118147583" calcext:value-type="float">
            <text:p>13.697611814758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8]/[.A38]" office:value-type="float" office:value="15" calcext:value-type="float">
            <text:p>15.00</text:p>
          </table:table-cell>
          <table:table-cell office:value-type="float" office:value="2037" calcext:value-type="float">
            <text:p>2,037</text:p>
          </table:table-cell>
          <table:table-cell/>
          <table:table-cell table:formula="of:=SUM([.G38:.I38])" office:value-type="float" office:value="334141332" calcext:value-type="float">
            <text:p>334,141,332</text:p>
          </table:table-cell>
          <table:table-cell table:formula="of:=[.A38]*[.C38]*[.D38]*[.$B$5]" office:value-type="float" office:value="30555000" calcext:value-type="float">
            <text:p>30,555,000</text:p>
          </table:table-cell>
          <table:table-cell table:formula="of:=[.A38]*[.D38]*[.$B$2]*[.$B$6]" office:value-type="float" office:value="301476000" calcext:value-type="float">
            <text:p>301,476,000</text:p>
          </table:table-cell>
          <table:table-cell table:formula="of:=[.D38]*[.$B$2]*[.$B$3]*[.$B$6]" office:value-type="float" office:value="2110332" calcext:value-type="float">
            <text:p>2,110,332</text:p>
          </table:table-cell>
          <table:table-cell table:formula="of:=[.F38]/1000000" office:value-type="float" office:value="334.141332" calcext:value-type="float">
            <text:p>334.14</text:p>
          </table:table-cell>
          <table:table-cell table:formula="of:=[.G38]/1000000" office:value-type="float" office:value="30.555" calcext:value-type="float">
            <text:p>30.56</text:p>
          </table:table-cell>
          <table:table-cell table:formula="of:=[.H38]/1000000" office:value-type="float" office:value="301.476" calcext:value-type="float">
            <text:p>301.48</text:p>
          </table:table-cell>
          <table:table-cell table:formula="of:=[.I38]/1000000" office:value-type="float" office:value="2.110332" calcext:value-type="float">
            <text:p>2.1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8]/[.O38]" office:value-type="float" office:value="14.999" calcext:value-type="float">
            <text:p>14.999</text:p>
          </table:table-cell>
          <table:table-cell office:value-type="float" office:value="2037" calcext:value-type="float">
            <text:p>203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8:.X38])" office:value-type="float" office:value="372.936978340149" calcext:value-type="float">
            <text:p>372.936978340149</text:p>
          </table:table-cell>
          <table:table-cell office:value-type="float" office:value="48.5754547119141" calcext:value-type="float">
            <text:p>48.5754547119141</text:p>
          </table:table-cell>
          <table:table-cell office:value-type="float" office:value="306.945854187012" calcext:value-type="float">
            <text:p>306.945854187012</text:p>
          </table:table-cell>
          <table:table-cell office:value-type="float" office:value="17.4156694412231" calcext:value-type="float">
            <text:p>17.4156694412231</text:p>
          </table:table-cell>
          <table:table-cell/>
          <table:table-cell table:formula="of:=[.U38]/[.J38]" office:value-type="float" office:value="1.11610549975347" calcext:value-type="float">
            <text:p>1.11610549975347</text:p>
          </table:table-cell>
          <table:table-cell table:formula="of:=[.U38]-[.J38]" office:value-type="float" office:value="38.7956463401489" calcext:value-type="float">
            <text:p>38.7956463401489</text:p>
          </table:table-cell>
          <table:table-cell table:formula="of:=[.V38]-[.K38]" office:value-type="float" office:value="18.0204547119141" calcext:value-type="float">
            <text:p>18.0204547119141</text:p>
          </table:table-cell>
          <table:table-cell table:formula="of:=[.W38]-[.L38]" office:value-type="float" office:value="5.46985418701172" calcext:value-type="float">
            <text:p>5.46985418701172</text:p>
          </table:table-cell>
          <table:table-cell table:formula="of:=[.X38]-[.M38]" office:value-type="float" office:value="15.3053374412231" calcext:value-type="float">
            <text:p>15.3053374412231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9]/[.A39]" office:value-type="float" office:value="15" calcext:value-type="float">
            <text:p>15.00</text:p>
          </table:table-cell>
          <table:table-cell office:value-type="float" office:value="2320" calcext:value-type="float">
            <text:p>2,320</text:p>
          </table:table-cell>
          <table:table-cell/>
          <table:table-cell table:formula="of:=SUM([.G39:.I39])" office:value-type="float" office:value="380563520" calcext:value-type="float">
            <text:p>380,563,520</text:p>
          </table:table-cell>
          <table:table-cell table:formula="of:=[.A39]*[.C39]*[.D39]*[.$B$5]" office:value-type="float" office:value="34800000" calcext:value-type="float">
            <text:p>34,800,000</text:p>
          </table:table-cell>
          <table:table-cell table:formula="of:=[.A39]*[.D39]*[.$B$2]*[.$B$6]" office:value-type="float" office:value="343360000" calcext:value-type="float">
            <text:p>343,360,000</text:p>
          </table:table-cell>
          <table:table-cell table:formula="of:=[.D39]*[.$B$2]*[.$B$3]*[.$B$6]" office:value-type="float" office:value="2403520" calcext:value-type="float">
            <text:p>2,403,520</text:p>
          </table:table-cell>
          <table:table-cell table:formula="of:=[.F39]/1000000" office:value-type="float" office:value="380.56352" calcext:value-type="float">
            <text:p>380.56</text:p>
          </table:table-cell>
          <table:table-cell table:formula="of:=[.G39]/1000000" office:value-type="float" office:value="34.8" calcext:value-type="float">
            <text:p>34.80</text:p>
          </table:table-cell>
          <table:table-cell table:formula="of:=[.H39]/1000000" office:value-type="float" office:value="343.36" calcext:value-type="float">
            <text:p>343.36</text:p>
          </table:table-cell>
          <table:table-cell table:formula="of:=[.I39]/1000000" office:value-type="float" office:value="2.40352" calcext:value-type="float">
            <text:p>2.4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9]/[.O39]" office:value-type="float" office:value="14.999" calcext:value-type="float">
            <text:p>14.999</text:p>
          </table:table-cell>
          <table:table-cell office:value-type="float" office:value="2320" calcext:value-type="float">
            <text:p>232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9:.X39])" office:value-type="float" office:value="424.746109962463" calcext:value-type="float">
            <text:p>424.746109962463</text:p>
          </table:table-cell>
          <table:table-cell office:value-type="float" office:value="55.3227005004883" calcext:value-type="float">
            <text:p>55.3227005004883</text:p>
          </table:table-cell>
          <table:table-cell office:value-type="float" office:value="349.588447570801" calcext:value-type="float">
            <text:p>349.588447570801</text:p>
          </table:table-cell>
          <table:table-cell office:value-type="float" office:value="19.8349618911743" calcext:value-type="float">
            <text:p>19.8349618911743</text:p>
          </table:table-cell>
          <table:table-cell/>
          <table:table-cell table:formula="of:=[.U39]/[.J39]" office:value-type="float" office:value="1.11609780664858" calcext:value-type="float">
            <text:p>1.11609780664858</text:p>
          </table:table-cell>
          <table:table-cell table:formula="of:=[.U39]-[.J39]" office:value-type="float" office:value="44.1825899624634" calcext:value-type="float">
            <text:p>44.1825899624634</text:p>
          </table:table-cell>
          <table:table-cell table:formula="of:=[.V39]-[.K39]" office:value-type="float" office:value="20.5227005004883" calcext:value-type="float">
            <text:p>20.5227005004883</text:p>
          </table:table-cell>
          <table:table-cell table:formula="of:=[.W39]-[.L39]" office:value-type="float" office:value="6.22844757080077" calcext:value-type="float">
            <text:p>6.22844757080077</text:p>
          </table:table-cell>
          <table:table-cell table:formula="of:=[.X39]-[.M39]" office:value-type="float" office:value="17.4314418911743" calcext:value-type="float">
            <text:p>17.431441891174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0]/[.A40]" office:value-type="float" office:value="15" calcext:value-type="float">
            <text:p>15.00</text:p>
          </table:table-cell>
          <table:table-cell office:value-type="float" office:value="2764" calcext:value-type="float">
            <text:p>2,764</text:p>
          </table:table-cell>
          <table:table-cell/>
          <table:table-cell table:formula="of:=SUM([.G40:.I40])" office:value-type="float" office:value="453395504" calcext:value-type="float">
            <text:p>453,395,504</text:p>
          </table:table-cell>
          <table:table-cell table:formula="of:=[.A40]*[.C40]*[.D40]*[.$B$5]" office:value-type="float" office:value="41460000" calcext:value-type="float">
            <text:p>41,460,000</text:p>
          </table:table-cell>
          <table:table-cell table:formula="of:=[.A40]*[.D40]*[.$B$2]*[.$B$6]" office:value-type="float" office:value="409072000" calcext:value-type="float">
            <text:p>409,072,000</text:p>
          </table:table-cell>
          <table:table-cell table:formula="of:=[.D40]*[.$B$2]*[.$B$3]*[.$B$6]" office:value-type="float" office:value="2863504" calcext:value-type="float">
            <text:p>2,863,504</text:p>
          </table:table-cell>
          <table:table-cell table:formula="of:=[.F40]/1000000" office:value-type="float" office:value="453.395504" calcext:value-type="float">
            <text:p>453.40</text:p>
          </table:table-cell>
          <table:table-cell table:formula="of:=[.G40]/1000000" office:value-type="float" office:value="41.46" calcext:value-type="float">
            <text:p>41.46</text:p>
          </table:table-cell>
          <table:table-cell table:formula="of:=[.H40]/1000000" office:value-type="float" office:value="409.072" calcext:value-type="float">
            <text:p>409.07</text:p>
          </table:table-cell>
          <table:table-cell table:formula="of:=[.I40]/1000000" office:value-type="float" office:value="2.863504" calcext:value-type="float">
            <text:p>2.8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0]/[.O40]" office:value-type="float" office:value="14.999" calcext:value-type="float">
            <text:p>14.999</text:p>
          </table:table-cell>
          <table:table-cell office:value-type="float" office:value="2764" calcext:value-type="float">
            <text:p>276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0:.X40])" office:value-type="float" office:value="506.02969455719" calcext:value-type="float">
            <text:p>506.02969455719</text:p>
          </table:table-cell>
          <table:table-cell office:value-type="float" office:value="65.9084854125977" calcext:value-type="float">
            <text:p>65.9084854125977</text:p>
          </table:table-cell>
          <table:table-cell office:value-type="float" office:value="416.490608215332" calcext:value-type="float">
            <text:p>416.490608215332</text:p>
          </table:table-cell>
          <table:table-cell office:value-type="float" office:value="23.6306009292603" calcext:value-type="float">
            <text:p>23.6306009292603</text:p>
          </table:table-cell>
          <table:table-cell/>
          <table:table-cell table:formula="of:=[.U40]/[.J40]" office:value-type="float" office:value="1.11608891154154" calcext:value-type="float">
            <text:p>1.11608891154154</text:p>
          </table:table-cell>
          <table:table-cell table:formula="of:=[.U40]-[.J40]" office:value-type="float" office:value="52.6341905571899" calcext:value-type="float">
            <text:p>52.6341905571899</text:p>
          </table:table-cell>
          <table:table-cell table:formula="of:=[.V40]-[.K40]" office:value-type="float" office:value="24.4484854125977" calcext:value-type="float">
            <text:p>24.4484854125977</text:p>
          </table:table-cell>
          <table:table-cell table:formula="of:=[.W40]-[.L40]" office:value-type="float" office:value="7.41860821533203" calcext:value-type="float">
            <text:p>7.41860821533203</text:p>
          </table:table-cell>
          <table:table-cell table:formula="of:=[.X40]-[.M40]" office:value-type="float" office:value="20.7670969292603" calcext:value-type="float">
            <text:p>20.76709692926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1]/[.A41]" office:value-type="float" office:value="15" calcext:value-type="float">
            <text:p>15.00</text:p>
          </table:table-cell>
          <table:table-cell office:value-type="float" office:value="3222" calcext:value-type="float">
            <text:p>3,222</text:p>
          </table:table-cell>
          <table:table-cell/>
          <table:table-cell table:formula="of:=SUM([.G41:.I41])" office:value-type="float" office:value="528523992" calcext:value-type="float">
            <text:p>528,523,992</text:p>
          </table:table-cell>
          <table:table-cell table:formula="of:=[.A41]*[.C41]*[.D41]*[.$B$5]" office:value-type="float" office:value="48330000" calcext:value-type="float">
            <text:p>48,330,000</text:p>
          </table:table-cell>
          <table:table-cell table:formula="of:=[.A41]*[.D41]*[.$B$2]*[.$B$6]" office:value-type="float" office:value="476856000" calcext:value-type="float">
            <text:p>476,856,000</text:p>
          </table:table-cell>
          <table:table-cell table:formula="of:=[.D41]*[.$B$2]*[.$B$3]*[.$B$6]" office:value-type="float" office:value="3337992" calcext:value-type="float">
            <text:p>3,337,992</text:p>
          </table:table-cell>
          <table:table-cell table:formula="of:=[.F41]/1000000" office:value-type="float" office:value="528.523992" calcext:value-type="float">
            <text:p>528.52</text:p>
          </table:table-cell>
          <table:table-cell table:formula="of:=[.G41]/1000000" office:value-type="float" office:value="48.33" calcext:value-type="float">
            <text:p>48.33</text:p>
          </table:table-cell>
          <table:table-cell table:formula="of:=[.H41]/1000000" office:value-type="float" office:value="476.856" calcext:value-type="float">
            <text:p>476.86</text:p>
          </table:table-cell>
          <table:table-cell table:formula="of:=[.I41]/1000000" office:value-type="float" office:value="3.337992" calcext:value-type="float">
            <text:p>3.3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1]/[.O41]" office:value-type="float" office:value="14.999" calcext:value-type="float">
            <text:p>14.999</text:p>
          </table:table-cell>
          <table:table-cell office:value-type="float" office:value="3222" calcext:value-type="float">
            <text:p>322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1:.X41])" office:value-type="float" office:value="589.876275062561" calcext:value-type="float">
            <text:p>589.876275062561</text:p>
          </table:table-cell>
          <table:table-cell office:value-type="float" office:value="76.8280563354492" calcext:value-type="float">
            <text:p>76.8280563354492</text:p>
          </table:table-cell>
          <table:table-cell office:value-type="float" office:value="485.502296447754" calcext:value-type="float">
            <text:p>485.502296447754</text:p>
          </table:table-cell>
          <table:table-cell office:value-type="float" office:value="27.5459222793579" calcext:value-type="float">
            <text:p>27.5459222793579</text:p>
          </table:table-cell>
          <table:table-cell/>
          <table:table-cell table:formula="of:=[.U41]/[.J41]" office:value-type="float" office:value="1.11608230466586" calcext:value-type="float">
            <text:p>1.11608230466586</text:p>
          </table:table-cell>
          <table:table-cell table:formula="of:=[.U41]-[.J41]" office:value-type="float" office:value="61.352283062561" calcext:value-type="float">
            <text:p>61.352283062561</text:p>
          </table:table-cell>
          <table:table-cell table:formula="of:=[.V41]-[.K41]" office:value-type="float" office:value="28.4980563354492" calcext:value-type="float">
            <text:p>28.4980563354492</text:p>
          </table:table-cell>
          <table:table-cell table:formula="of:=[.W41]-[.L41]" office:value-type="float" office:value="8.64629644775391" calcext:value-type="float">
            <text:p>8.64629644775391</text:p>
          </table:table-cell>
          <table:table-cell table:formula="of:=[.X41]-[.M41]" office:value-type="float" office:value="24.2079302793579" calcext:value-type="float">
            <text:p>24.207930279357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2]/[.A42]" office:value-type="float" office:value="15" calcext:value-type="float">
            <text:p>15.00</text:p>
          </table:table-cell>
          <table:table-cell office:value-type="float" office:value="3592" calcext:value-type="float">
            <text:p>3,592</text:p>
          </table:table-cell>
          <table:table-cell/>
          <table:table-cell table:formula="of:=SUM([.G42:.I42])" office:value-type="float" office:value="589217312" calcext:value-type="float">
            <text:p>589,217,312</text:p>
          </table:table-cell>
          <table:table-cell table:formula="of:=[.A42]*[.C42]*[.D42]*[.$B$5]" office:value-type="float" office:value="53880000" calcext:value-type="float">
            <text:p>53,880,000</text:p>
          </table:table-cell>
          <table:table-cell table:formula="of:=[.A42]*[.D42]*[.$B$2]*[.$B$6]" office:value-type="float" office:value="531616000" calcext:value-type="float">
            <text:p>531,616,000</text:p>
          </table:table-cell>
          <table:table-cell table:formula="of:=[.D42]*[.$B$2]*[.$B$3]*[.$B$6]" office:value-type="float" office:value="3721312" calcext:value-type="float">
            <text:p>3,721,312</text:p>
          </table:table-cell>
          <table:table-cell table:formula="of:=[.F42]/1000000" office:value-type="float" office:value="589.217312" calcext:value-type="float">
            <text:p>589.22</text:p>
          </table:table-cell>
          <table:table-cell table:formula="of:=[.G42]/1000000" office:value-type="float" office:value="53.88" calcext:value-type="float">
            <text:p>53.88</text:p>
          </table:table-cell>
          <table:table-cell table:formula="of:=[.H42]/1000000" office:value-type="float" office:value="531.616" calcext:value-type="float">
            <text:p>531.62</text:p>
          </table:table-cell>
          <table:table-cell table:formula="of:=[.I42]/1000000" office:value-type="float" office:value="3.721312" calcext:value-type="float">
            <text:p>3.7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2]/[.O42]" office:value-type="float" office:value="14.999" calcext:value-type="float">
            <text:p>14.999</text:p>
          </table:table-cell>
          <table:table-cell office:value-type="float" office:value="3592" calcext:value-type="float">
            <text:p>359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2:.X42])" office:value-type="float" office:value="657.612595558167" calcext:value-type="float">
            <text:p>657.612595558167</text:p>
          </table:table-cell>
          <table:table-cell office:value-type="float" office:value="85.649543762207" calcext:value-type="float">
            <text:p>85.649543762207</text:p>
          </table:table-cell>
          <table:table-cell office:value-type="float" office:value="541.254096984863" calcext:value-type="float">
            <text:p>541.254096984863</text:p>
          </table:table-cell>
          <table:table-cell office:value-type="float" office:value="30.7089548110962" calcext:value-type="float">
            <text:p>30.7089548110962</text:p>
          </table:table-cell>
          <table:table-cell/>
          <table:table-cell table:formula="of:=[.U42]/[.J42]" office:value-type="float" office:value="1.11607819757707" calcext:value-type="float">
            <text:p>1.11607819757707</text:p>
          </table:table-cell>
          <table:table-cell table:formula="of:=[.U42]-[.J42]" office:value-type="float" office:value="68.3952835581665" calcext:value-type="float">
            <text:p>68.3952835581665</text:p>
          </table:table-cell>
          <table:table-cell table:formula="of:=[.V42]-[.K42]" office:value-type="float" office:value="31.769543762207" calcext:value-type="float">
            <text:p>31.769543762207</text:p>
          </table:table-cell>
          <table:table-cell table:formula="of:=[.W42]-[.L42]" office:value-type="float" office:value="9.6380969848633" calcext:value-type="float">
            <text:p>9.6380969848633</text:p>
          </table:table-cell>
          <table:table-cell table:formula="of:=[.X42]-[.M42]" office:value-type="float" office:value="26.9876428110962" calcext:value-type="float">
            <text:p>26.987642811096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3]/[.A43]" office:value-type="float" office:value="15" calcext:value-type="float">
            <text:p>15.00</text:p>
          </table:table-cell>
          <table:table-cell office:value-type="float" office:value="4221" calcext:value-type="float">
            <text:p>4,221</text:p>
          </table:table-cell>
          <table:table-cell/>
          <table:table-cell table:formula="of:=SUM([.G43:.I43])" office:value-type="float" office:value="692395956" calcext:value-type="float">
            <text:p>692,395,956</text:p>
          </table:table-cell>
          <table:table-cell table:formula="of:=[.A43]*[.C43]*[.D43]*[.$B$5]" office:value-type="float" office:value="63315000" calcext:value-type="float">
            <text:p>63,315,000</text:p>
          </table:table-cell>
          <table:table-cell table:formula="of:=[.A43]*[.D43]*[.$B$2]*[.$B$6]" office:value-type="float" office:value="624708000" calcext:value-type="float">
            <text:p>624,708,000</text:p>
          </table:table-cell>
          <table:table-cell table:formula="of:=[.D43]*[.$B$2]*[.$B$3]*[.$B$6]" office:value-type="float" office:value="4372956" calcext:value-type="float">
            <text:p>4,372,956</text:p>
          </table:table-cell>
          <table:table-cell table:formula="of:=[.F43]/1000000" office:value-type="float" office:value="692.395956" calcext:value-type="float">
            <text:p>692.40</text:p>
          </table:table-cell>
          <table:table-cell table:formula="of:=[.G43]/1000000" office:value-type="float" office:value="63.315" calcext:value-type="float">
            <text:p>63.32</text:p>
          </table:table-cell>
          <table:table-cell table:formula="of:=[.H43]/1000000" office:value-type="float" office:value="624.708" calcext:value-type="float">
            <text:p>624.71</text:p>
          </table:table-cell>
          <table:table-cell table:formula="of:=[.I43]/1000000" office:value-type="float" office:value="4.372956" calcext:value-type="float">
            <text:p>4.3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3]/[.O43]" office:value-type="float" office:value="14.999" calcext:value-type="float">
            <text:p>14.999</text:p>
          </table:table-cell>
          <table:table-cell office:value-type="float" office:value="4221" calcext:value-type="float">
            <text:p>422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3:.X43])" office:value-type="float" office:value="772.764340400696" calcext:value-type="float">
            <text:p>772.764340400696</text:p>
          </table:table-cell>
          <table:table-cell office:value-type="float" office:value="100.646072387695" calcext:value-type="float">
            <text:p>100.646072387695</text:p>
          </table:table-cell>
          <table:table-cell office:value-type="float" office:value="636.032157897949" calcext:value-type="float">
            <text:p>636.032157897949</text:p>
          </table:table-cell>
          <table:table-cell office:value-type="float" office:value="36.0861101150513" calcext:value-type="float">
            <text:p>36.0861101150513</text:p>
          </table:table-cell>
          <table:table-cell/>
          <table:table-cell table:formula="of:=[.U43]/[.J43]" office:value-type="float" office:value="1.11607286799447" calcext:value-type="float">
            <text:p>1.11607286799447</text:p>
          </table:table-cell>
          <table:table-cell table:formula="of:=[.U43]-[.J43]" office:value-type="float" office:value="80.3683844006958" calcext:value-type="float">
            <text:p>80.3683844006958</text:p>
          </table:table-cell>
          <table:table-cell table:formula="of:=[.V43]-[.K43]" office:value-type="float" office:value="37.3310723876953" calcext:value-type="float">
            <text:p>37.3310723876953</text:p>
          </table:table-cell>
          <table:table-cell table:formula="of:=[.W43]-[.L43]" office:value-type="float" office:value="11.3241578979493" calcext:value-type="float">
            <text:p>11.3241578979493</text:p>
          </table:table-cell>
          <table:table-cell table:formula="of:=[.X43]-[.M43]" office:value-type="float" office:value="31.7131541150513" calcext:value-type="float">
            <text:p>31.713154115051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4]/[.A44]" office:value-type="float" office:value="15" calcext:value-type="float">
            <text:p>15.00</text:p>
          </table:table-cell>
          <table:table-cell office:value-type="float" office:value="6094" calcext:value-type="float">
            <text:p>6,094</text:p>
          </table:table-cell>
          <table:table-cell/>
          <table:table-cell table:formula="of:=SUM([.G44:.I44])" office:value-type="float" office:value="999635384" calcext:value-type="float">
            <text:p>999,635,384</text:p>
          </table:table-cell>
          <table:table-cell table:formula="of:=[.A44]*[.C44]*[.D44]*[.$B$5]" office:value-type="float" office:value="91410000" calcext:value-type="float">
            <text:p>91,410,000</text:p>
          </table:table-cell>
          <table:table-cell table:formula="of:=[.A44]*[.D44]*[.$B$2]*[.$B$6]" office:value-type="float" office:value="901912000" calcext:value-type="float">
            <text:p>901,912,000</text:p>
          </table:table-cell>
          <table:table-cell table:formula="of:=[.D44]*[.$B$2]*[.$B$3]*[.$B$6]" office:value-type="float" office:value="6313384" calcext:value-type="float">
            <text:p>6,313,384</text:p>
          </table:table-cell>
          <table:table-cell table:formula="of:=[.F44]/1000000" office:value-type="float" office:value="999.635384" calcext:value-type="float">
            <text:p>999.64</text:p>
          </table:table-cell>
          <table:table-cell table:formula="of:=[.G44]/1000000" office:value-type="float" office:value="91.41" calcext:value-type="float">
            <text:p>91.41</text:p>
          </table:table-cell>
          <table:table-cell table:formula="of:=[.H44]/1000000" office:value-type="float" office:value="901.912" calcext:value-type="float">
            <text:p>901.91</text:p>
          </table:table-cell>
          <table:table-cell table:formula="of:=[.I44]/1000000" office:value-type="float" office:value="6.313384" calcext:value-type="float">
            <text:p>6.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4]/[.O44]" office:value-type="float" office:value="14.999" calcext:value-type="float">
            <text:p>14.999</text:p>
          </table:table-cell>
          <table:table-cell office:value-type="float" office:value="6094" calcext:value-type="float">
            <text:p>609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4:.X44])" office:value-type="float" office:value="1115.65657901764" calcext:value-type="float">
            <text:p>1115.65657901764</text:p>
          </table:table-cell>
          <table:table-cell office:value-type="float" office:value="145.301872253418" calcext:value-type="float">
            <text:p>145.301872253418</text:p>
          </table:table-cell>
          <table:table-cell office:value-type="float" office:value="918.256813049316" calcext:value-type="float">
            <text:p>918.256813049316</text:p>
          </table:table-cell>
          <table:table-cell office:value-type="float" office:value="52.0978937149048" calcext:value-type="float">
            <text:p>52.0978937149048</text:p>
          </table:table-cell>
          <table:table-cell/>
          <table:table-cell table:formula="of:=[.U44]/[.J44]" office:value-type="float" office:value="1.11606351363173" calcext:value-type="float">
            <text:p>1.11606351363173</text:p>
          </table:table-cell>
          <table:table-cell table:formula="of:=[.U44]-[.J44]" office:value-type="float" office:value="116.021195017639" calcext:value-type="float">
            <text:p>116.021195017639</text:p>
          </table:table-cell>
          <table:table-cell table:formula="of:=[.V44]-[.K44]" office:value-type="float" office:value="53.891872253418" calcext:value-type="float">
            <text:p>53.891872253418</text:p>
          </table:table-cell>
          <table:table-cell table:formula="of:=[.W44]-[.L44]" office:value-type="float" office:value="16.3448130493164" calcext:value-type="float">
            <text:p>16.3448130493164</text:p>
          </table:table-cell>
          <table:table-cell table:formula="of:=[.X44]-[.M44]" office:value-type="float" office:value="45.7845097149048" calcext:value-type="float">
            <text:p>45.7845097149048</text:p>
          </table:table-cell>
        </table:table-row>
        <table:table-row table:style-name="ro1" table:number-rows-repeated="15">
          <table:table-cell table:number-columns-repeated="30"/>
        </table:table-row>
        <table:table-row table:style-name="ro1">
          <table:table-cell table:number-columns-repeated="6"/>
          <table:table-cell table:style-name="ce9"/>
          <table:table-cell table:number-columns-repeated="23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/>
          <table:table-cell table:number-columns-repeated="23"/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6"/>
          <table:table-cell table:style-name="ce9"/>
          <table:table-cell table:number-columns-repeated="23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/>
          <table:table-cell table:number-columns-repeated="23"/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6"/>
          <table:table-cell table:style-name="ce9"/>
          <table:table-cell table:number-columns-repeated="23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/>
          <table:table-cell table:number-columns-repeated="23"/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6"/>
          <table:table-cell table:style-name="ce9"/>
          <table:table-cell table:number-columns-repeated="23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/>
          <table:table-cell table:number-columns-repeated="23"/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6"/>
          <table:table-cell table:style-name="ce9"/>
          <table:table-cell table:number-columns-repeated="23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/>
          <table:table-cell table:number-columns-repeated="23"/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6"/>
          <table:table-cell table:style-name="ce9"/>
          <table:table-cell table:number-columns-repeated="23"/>
        </table:table-row>
        <table:table-row table:style-name="ro1" table:number-rows-repeated="15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0" loext:min-decimal-places="0" number:min-integer-digits="0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23:07:42.577608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11:59:53.304961605</meta:creation-date>
    <dc:date>2021-02-28T23:28:34.756430273</dc:date>
    <meta:editing-duration>PT4H16M53S</meta:editing-duration>
    <meta:editing-cycles>21</meta:editing-cycles>
    <meta:generator>LibreOffice/6.0.7.3$Linux_X86_64 LibreOffice_project/00m0$Build-3</meta:generator>
    <meta:document-statistic meta:table-count="5" meta:cell-count="9224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73cm" svg:height="8.497cm" xlink:href=".." xlink:type="simple" chart:class="chart:line" chart:style-name="ch1">
        <chart:title svg:x="5.263cm" svg:y="0.305cm" chart:style-name="ch2">
          <text:p>Space at Traces increase</text:p>
        </chart:title>
        <chart:legend chart:legend-position="end" svg:x="12.656cm" svg:y="3.7cm" style:legend-expansion="high" chart:style-name="ch3"/>
        <chart:plot-area chart:style-name="ch4" table:cell-range-address="Experiment.B10:Experiment.K10 Experiment.B19:Experiment.K19 Experiment.B31:Experiment.K31" chart:data-source-has-labels="both" svg:x="0.315cm" svg:y="1.253cm" svg:width="12.026cm" svg:height="6.094cm">
          <chartooo:coordinate-region svg:x="0.751cm" svg:y="1.452cm" svg:width="11.165cm" svg:height="5.248cm"/>
          <chart:axis chart:dimension="x" chart:name="primary-x" chart:style-name="ch5" chartooo:axis-type="auto">
            <chartooo:date-scale/>
            <chart:title svg:x="5.781cm" svg:y="7.516cm" chart:style-name="ch6">
              <text:p>Traces</text:p>
            </chart:title>
            <chart:categories table:cell-range-address="Experiment.B10:Experiment.K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xperiment.B19:Experiment.K19" loext:label-string="expectation" chart:class="chart:line">
            <chart:data-point chart:repeated="10"/>
          </chart:series>
          <chart:series chart:style-name="ch10" chart:values-cell-range-address="Experiment.B31:Experiment.K31" loext:label-string="simulated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ation</text:p>
              </table:table-cell>
              <table:table-cell office:value-type="string">
                <text:p>simulated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Experiment.B10:Experiment.K10</svg:desc>
                </draw:g>
              </table:table-cell>
              <table:table-cell office:value-type="float" office:value="1.804396">
                <text:p>1.804396</text:p>
                <draw:g>
                  <svg:desc>Experiment.B19:Experiment.K19</svg:desc>
                </draw:g>
              </table:table-cell>
              <table:table-cell office:value-type="float" office:value="2.03485584259033">
                <text:p>2.03485584259033</text:p>
                <draw:g>
                  <svg:desc>Experiment.B31:Experiment.K31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.252646">
                <text:p>2.252646</text:p>
              </table:table-cell>
              <table:table-cell office:value-type="float" office:value="2.5195608139038">
                <text:p>2.519560813903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.700896">
                <text:p>2.700896</text:p>
              </table:table-cell>
              <table:table-cell office:value-type="float" office:value="3.00426578521729">
                <text:p>3.0042657852172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.149146">
                <text:p>3.149146</text:p>
              </table:table-cell>
              <table:table-cell office:value-type="float" office:value="3.48897075653076">
                <text:p>3.488970756530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597396">
                <text:p>3.597396</text:p>
              </table:table-cell>
              <table:table-cell office:value-type="float" office:value="3.97367572784424">
                <text:p>3.97367572784424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4.045646">
                <text:p>4.045646</text:p>
              </table:table-cell>
              <table:table-cell office:value-type="float" office:value="4.45838069915772">
                <text:p>4.4583806991577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.493896">
                <text:p>4.493896</text:p>
              </table:table-cell>
              <table:table-cell office:value-type="float" office:value="4.94308567047119">
                <text:p>4.9430856704711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4.942146">
                <text:p>4.942146</text:p>
              </table:table-cell>
              <table:table-cell office:value-type="float" office:value="5.42779064178467">
                <text:p>5.4277906417846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390396">
                <text:p>5.390396</text:p>
              </table:table-cell>
              <table:table-cell office:value-type="float" office:value="5.91249561309814">
                <text:p>5.91249561309814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5.838646">
                <text:p>5.838646</text:p>
              </table:table-cell>
              <table:table-cell office:value-type="float" office:value="6.39720058441163">
                <text:p>6.39720058441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ifference %</text:p>
        </chart:title>
        <chart:legend chart:legend-position="end" svg:x="13.651cm" svg:y="4.201cm" style:legend-expansion="high" chart:style-name="ch3"/>
        <chart:plot-area chart:style-name="ch4" table:cell-range-address="'Events-increase'.Z23:'Events-increase'.Z158" chart:data-source-has-labels="row" svg:x="0.32cm" svg:y="1.275cm" svg:width="13.011cm" svg:height="7.545cm">
          <chartooo:coordinate-region svg:x="1.232cm" svg:y="1.396cm" svg:width="12.049cm" svg:height="6.4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ents-increase'.Z24:'Events-increase'.Z158" chart:label-cell-address="'Events-increase'.Z23:'Events-increase'.Z23" chart:class="chart:line">
            <chart:data-point chart:repeated="1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%</text:p>
                <draw:g>
                  <svg:desc>'Events-increase'.Z23:'Events-increase'.Z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77213220326">
                <text:p>1.1277213220326</text:p>
                <draw:g>
                  <svg:desc>'Events-increase'.Z24:'Events-increase'.Z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25730990024">
                <text:p>1.122573099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772068965617">
                <text:p>1.11772068965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313931012217">
                <text:p>1.11313931012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088068699008">
                <text:p>1.1088068699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47036156663">
                <text:p>1.1047036156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0081183014042">
                <text:p>1.10081183014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711557635381">
                <text:p>1.09711557635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360047950944">
                <text:p>1.093600479509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025354015203">
                <text:p>1.09025354015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8706297352432">
                <text:p>1.08706297352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840180709257">
                <text:p>1.0840180709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110907963592">
                <text:p>1.08110907963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783270985668">
                <text:p>1.0783270985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7566398728989">
                <text:p>1.07566398728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311228648157">
                <text:p>1.07311228648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7066514814797">
                <text:p>1.07066514814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831627425541">
                <text:p>1.06831627425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6605986260806">
                <text:p>1.06605986260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389055899386">
                <text:p>1.06389055899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6180341476755">
                <text:p>1.06180341476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979384916366">
                <text:p>1.05979384916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785761573525">
                <text:p>1.05785761573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559907724009">
                <text:p>1.0559907724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5418965465536">
                <text:p>1.05418965465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5245085156077">
                <text:p>1.05245085156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5077118418749">
                <text:p>1.05077118418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4914768621765">
                <text:p>1.04914768621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4757758646283">
                <text:p>1.04757758646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4605829307862">
                <text:p>1.04605829307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4458737928733">
                <text:p>1.04458737928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4316257044317">
                <text:p>1.04316257044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4178173229499">
                <text:p>1.04178173229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044286031914">
                <text:p>1.040442860319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3914407001042">
                <text:p>1.039144070010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3788358803205">
                <text:p>1.037883588032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3665974413743">
                <text:p>1.036659744137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3547096378624">
                <text:p>1.035470963786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343157613862">
                <text:p>1.0343157613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3319273409953">
                <text:p>1.033192734099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321005561598">
                <text:p>1.03210055615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3103797365086">
                <text:p>1.031037973650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3000379970444">
                <text:p>1.0300037997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2899691007789">
                <text:p>1.028996910077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2801623907736">
                <text:p>1.0280162390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2706077579542">
                <text:p>1.02706077579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2612956063501">
                <text:p>1.02612956063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2522168209487">
                <text:p>1.025221682094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2433627379352">
                <text:p>1.02433627379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347251171161">
                <text:p>1.023472511711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2262961163402">
                <text:p>1.022629611634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18068267751">
                <text:p>1.02180682677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2100344557199">
                <text:p>1.02100344557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2021878963209">
                <text:p>1.02021878963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1945221182258">
                <text:p>1.01945221182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1870309449033">
                <text:p>1.018703094490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1797084780218">
                <text:p>1.017970847802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1725490819605">
                <text:p>1.017254908196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655473693441">
                <text:p>1.01655473693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158698187523">
                <text:p>1.01586981875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1519966059274">
                <text:p>1.015199660592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454379042301">
                <text:p>1.014543790423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1390175612586">
                <text:p>1.013901756125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1327312446018">
                <text:p>1.01327312446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1265748008607">
                <text:p>1.01265748008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1205442464966">
                <text:p>1.01205442464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1146357592362">
                <text:p>1.01146357592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088456699924">
                <text:p>1.010884566999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1031704552664">
                <text:p>1.010317045526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976067299974">
                <text:p>1.00976067299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921512408299">
                <text:p>1.00921512408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8680085977">
                <text:p>1.008680085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815525782043">
                <text:p>1.008155257820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764035012593">
                <text:p>1.007640350125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71350842476">
                <text:p>1.00713508424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663919187825">
                <text:p>1.006639191878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615241457425">
                <text:p>1.006152414574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0567450330642">
                <text:p>1.00567450330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0520521803525">
                <text:p>1.005205218035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474432730881">
                <text:p>1.004744327308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429160788219">
                <text:p>1.00429160788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384684435689">
                <text:p>1.00384684435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0340982883913">
                <text:p>1.003409828839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29803606158">
                <text:p>1.0029803606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255824584711">
                <text:p>1.00255824584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0214329727486">
                <text:p>1.002143297274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173533394546">
                <text:p>1.001735333945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133418094682">
                <text:p>1.001334180946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093966915828">
                <text:p>1.000939669158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055163501291">
                <text:p>1.00055163501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016992027137">
                <text:p>1.000169920271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794371806781">
                <text:p>0.9997943718067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424841399878">
                <text:p>0.9994248413998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061185543984">
                <text:p>0.999061185543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8703265259191">
                <text:p>0.9987032652591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8350945915266">
                <text:p>0.9983509459152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8004097062802">
                <text:p>0.9980040970628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7662592272185">
                <text:p>0.997662592272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7326308979936">
                <text:p>0.997326308979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6995128342052">
                <text:p>0.9969951283420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6668935093978">
                <text:p>0.9966689350939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96347617416843">
                <text:p>0.996347617416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96031066809675">
                <text:p>0.9960310668096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95719177967233">
                <text:p>0.9957191779672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5411848663212">
                <text:p>0.995411848663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5108979638538">
                <text:p>0.9951089796385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4810474494481">
                <text:p>0.9948104744944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94516239590354">
                <text:p>0.9945162395903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4226183945586">
                <text:p>0.9942261839455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93940219145918">
                <text:p>0.9939402191459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3658259253562">
                <text:p>0.993658259253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3380220721088">
                <text:p>0.9933802207210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3106022308889">
                <text:p>0.9931060223088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2835585006049">
                <text:p>0.992835585006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2568831954429">
                <text:p>0.9925688319544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2305688375847">
                <text:p>0.9923056883758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2046081502191">
                <text:p>0.9920460815021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1789940508327">
                <text:p>0.9917899405083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1537196447684">
                <text:p>0.9915371964476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1287782190381">
                <text:p>0.9912877821903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1041632363775">
                <text:p>0.9910416323637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0798683295346">
                <text:p>0.9907986832953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0558872957784">
                <text:p>0.9905588729577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0322140916187">
                <text:p>0.9903221409161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0088428277291">
                <text:p>0.9900884282772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9857677640621">
                <text:p>0.9898576776406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9629833051494">
                <text:p>0.9896298330514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9404839955782">
                <text:p>0.9894048399557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918264515636">
                <text:p>0.989182645156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88963196771182">
                <text:p>0.9889631967711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88746444192888">
                <text:p>0.9887464441928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88532338049893">
                <text:p>0.9885323380498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88320830168906">
                <text:p>0.9883208301689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88111873538779">
                <text:p>0.9881118735387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87905422275689">
                <text:p>0.9879054222756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Space at Traces increase</text:p>
        </chart:title>
        <chart:legend chart:legend-position="end" svg:x="12.883cm" svg:y="3.952cm" style:legend-expansion="high" chart:style-name="ch3"/>
        <chart:plot-area chart:style-name="ch4" table:cell-range-address="'CONSTRAINTS-increase'.D23:'CONSTRAINTS-increase'.D44 'CONSTRAINTS-increase'.J24:'CONSTRAINTS-increase'.J44 'CONSTRAINTS-increase'.U24:'CONSTRAINTS-increase'.U44" chart:data-source-has-labels="both" svg:x="1.331cm" svg:y="1.275cm" svg:width="11.232cm" svg:height="6.564cm">
          <chartooo:coordinate-region svg:x="2.138cm" svg:y="1.474cm" svg:width="9.815cm" svg:height="5.718cm"/>
          <chart:axis chart:dimension="x" chart:name="primary-x" chart:style-name="ch5" chartooo:axis-type="auto">
            <chart:title svg:x="6.07cm" svg:y="8.019cm" chart:style-name="ch6">
              <text:p>Constraints</text:p>
            </chart:title>
            <chart:categories table:cell-range-address="'CONSTRAINTS-increase'.D24:'CONSTRAINTS-increase'.D44"/>
          </chart:axis>
          <chart:axis chart:dimension="y" chart:name="primary-y" chart:style-name="ch7">
            <chart:title svg:x="0.451cm" svg:y="4.839cm" chart:style-name="ch8">
              <text:p>Mb</text:p>
            </chart:title>
            <chart:grid chart:style-name="ch9" chart:class="major"/>
          </chart:axis>
          <chart:series chart:style-name="ch10" chart:values-cell-range-address="'CONSTRAINTS-increase'.J24:'CONSTRAINTS-increase'.J44" loext:label-string="expectation" chart:class="chart:scatter">
            <chart:domain table:cell-range-address="'CONSTRAINTS-increase'.D24:'CONSTRAINTS-increase'.D44"/>
            <chart:data-point chart:repeated="21"/>
          </chart:series>
          <chart:series chart:style-name="ch11" chart:values-cell-range-address="'CONSTRAINTS-increase'.U24:'CONSTRAINTS-increase'.U44" loext:label-string="real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ation</text:p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float" office:value="140">
                <text:p>140</text:p>
                <draw:g>
                  <svg:desc>'CONSTRAINTS-increase'.D24:'CONSTRAINTS-increase'.D44</svg:desc>
                </draw:g>
              </table:table-cell>
              <table:table-cell office:value-type="float" office:value="22.96504">
                <text:p>22.96504</text:p>
                <draw:g>
                  <svg:desc>'CONSTRAINTS-increase'.J24:'CONSTRAINTS-increase'.J44</svg:desc>
                </draw:g>
              </table:table-cell>
              <table:table-cell office:value-type="float" office:value="25.6510324478149">
                <text:p>25.6510324478149</text:p>
                <draw:g>
                  <svg:desc>'CONSTRAINTS-increase'.U24:'CONSTRAINTS-increase'.U44</svg:desc>
                </draw:g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45.1099">
                <text:p>45.1099</text:p>
              </table:table-cell>
              <table:table-cell office:value-type="float" office:value="50.3656358718872">
                <text:p>50.365635871887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61.021392">
                <text:p>61.021392</text:p>
              </table:table-cell>
              <table:table-cell office:value-type="float" office:value="68.1235361099243">
                <text:p>68.1235361099243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88.251368">
                <text:p>88.251368</text:p>
              </table:table-cell>
              <table:table-cell office:value-type="float" office:value="98.5133447647095">
                <text:p>98.5133447647095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01.866356">
                <text:p>101.866356</text:p>
              </table:table-cell>
              <table:table-cell office:value-type="float" office:value="113.708249092102">
                <text:p>113.708249092102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19.254172">
                <text:p>119.254172</text:p>
              </table:table-cell>
              <table:table-cell office:value-type="float" office:value="133.113789558411">
                <text:p>133.113789558411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146.81222">
                <text:p>146.81222</text:p>
              </table:table-cell>
              <table:table-cell office:value-type="float" office:value="163.869740486145">
                <text:p>163.869740486145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165.512324">
                <text:p>165.512324</text:p>
              </table:table-cell>
              <table:table-cell office:value-type="float" office:value="184.73985004425">
                <text:p>184.73985004425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181.095744">
                <text:p>181.095744</text:p>
              </table:table-cell>
              <table:table-cell office:value-type="float" office:value="202.131608009338">
                <text:p>202.131608009338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195.038804">
                <text:p>195.038804</text:p>
              </table:table-cell>
              <table:table-cell office:value-type="float" office:value="217.69265460968">
                <text:p>217.69265460968</text:p>
              </table:table-cell>
            </table:table-row>
            <table:table-row>
              <table:table-cell office:value-type="float" office:value="1267">
                <text:p>1267</text:p>
              </table:table-cell>
              <table:table-cell office:value-type="float" office:value="207.833612">
                <text:p>207.833612</text:p>
              </table:table-cell>
              <table:table-cell office:value-type="float" office:value="231.9722032547">
                <text:p>231.9722032547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229.486364">
                <text:p>229.486364</text:p>
              </table:table-cell>
              <table:table-cell office:value-type="float" office:value="256.137593269348">
                <text:p>256.137593269348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266.886572">
                <text:p>266.886572</text:p>
              </table:table-cell>
              <table:table-cell office:value-type="float" office:value="297.877812385559">
                <text:p>297.877812385559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299.037628">
                <text:p>299.037628</text:p>
              </table:table-cell>
              <table:table-cell office:value-type="float" office:value="333.759755134583">
                <text:p>333.759755134583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334.141332">
                <text:p>334.141332</text:p>
              </table:table-cell>
              <table:table-cell office:value-type="float" office:value="372.936978340149">
                <text:p>372.936978340149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380.56352">
                <text:p>380.56352</text:p>
              </table:table-cell>
              <table:table-cell office:value-type="float" office:value="424.746109962463">
                <text:p>424.746109962463</text:p>
              </table:table-cell>
            </table:table-row>
            <table:table-row>
              <table:table-cell office:value-type="float" office:value="2764">
                <text:p>2764</text:p>
              </table:table-cell>
              <table:table-cell office:value-type="float" office:value="453.395504">
                <text:p>453.395504</text:p>
              </table:table-cell>
              <table:table-cell office:value-type="float" office:value="506.02969455719">
                <text:p>506.02969455719</text:p>
              </table:table-cell>
            </table:table-row>
            <table:table-row>
              <table:table-cell office:value-type="float" office:value="3222">
                <text:p>3222</text:p>
              </table:table-cell>
              <table:table-cell office:value-type="float" office:value="528.523992">
                <text:p>528.523992</text:p>
              </table:table-cell>
              <table:table-cell office:value-type="float" office:value="589.876275062561">
                <text:p>589.876275062561</text:p>
              </table:table-cell>
            </table:table-row>
            <table:table-row>
              <table:table-cell office:value-type="float" office:value="3592">
                <text:p>3592</text:p>
              </table:table-cell>
              <table:table-cell office:value-type="float" office:value="589.217312">
                <text:p>589.217312</text:p>
              </table:table-cell>
              <table:table-cell office:value-type="float" office:value="657.612595558167">
                <text:p>657.612595558167</text:p>
              </table:table-cell>
            </table:table-row>
            <table:table-row>
              <table:table-cell office:value-type="float" office:value="4221">
                <text:p>4221</text:p>
              </table:table-cell>
              <table:table-cell office:value-type="float" office:value="692.395956">
                <text:p>692.395956</text:p>
              </table:table-cell>
              <table:table-cell office:value-type="float" office:value="772.764340400696">
                <text:p>772.764340400696</text:p>
              </table:table-cell>
            </table:table-row>
            <table:table-row>
              <table:table-cell office:value-type="float" office:value="6094">
                <text:p>6094</text:p>
              </table:table-cell>
              <table:table-cell office:value-type="float" office:value="999.635384">
                <text:p>999.635384</text:p>
              </table:table-cell>
              <table:table-cell office:value-type="float" office:value="1115.65657901764">
                <text:p>1115.6565790176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Difference</text:p>
        </chart:title>
        <chart:legend chart:legend-position="end" svg:x="12.91cm" svg:y="4.201cm" style:legend-expansion="high" chart:style-name="ch3"/>
        <chart:plot-area chart:style-name="ch4" table:cell-range-address="'CONSTRAINTS-increase'.A24:'CONSTRAINTS-increase'.A44 'CONSTRAINTS-increase'.AA24:'CONSTRAINTS-increase'.AA44" chart:data-source-has-labels="column" svg:x="0.32cm" svg:y="1.275cm" svg:width="12.27cm" svg:height="7.545cm">
          <chartooo:coordinate-region svg:x="0.941cm" svg:y="1.275cm" svg:width="11.322cm" svg:height="6.216cm"/>
          <chart:axis chart:dimension="x" chart:name="primary-x" chart:style-name="ch5" chartooo:axis-type="auto">
            <chartooo:date-scale/>
            <chart:categories table:cell-range-address="'CONSTRAINTS-increase'.A24:'CONSTRAINTS-increase'.A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STRAINTS-increase'.AA24:'CONSTRAINTS-increase'.AA44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CONSTRAINTS-increase'.A24:'CONSTRAINTS-increase'.A44</svg:desc>
                </draw:g>
              </table:table-cell>
              <table:table-cell office:value-type="float" office:value="2.68599244781494">
                <text:p>2.68599244781494</text:p>
                <draw:g>
                  <svg:desc>'CONSTRAINTS-increase'.AA24:'CONSTRAINTS-increase'.AA4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2557358718872">
                <text:p>5.25573587188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10214410992432">
                <text:p>7.1021441099243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.2619767647095">
                <text:p>10.26197676470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.8418930921021">
                <text:p>11.84189309210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.8596175584106">
                <text:p>13.859617558410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057520486145">
                <text:p>17.05752048614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.2275260442505">
                <text:p>19.22752604425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.0358640093384">
                <text:p>21.03586400933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.6538506096802">
                <text:p>22.653850609680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4.1385912546997">
                <text:p>24.13859125469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6.6512292693481">
                <text:p>26.65122926934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.9912403855591">
                <text:p>30.99124038555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4.7221271345825">
                <text:p>34.72212713458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8.7956463401489">
                <text:p>38.79564634014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4.1825899624634">
                <text:p>44.182589962463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2.6341905571899">
                <text:p>52.634190557189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1.352283062561">
                <text:p>61.35228306256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8.3952835581665">
                <text:p>68.395283558166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0.3683844006958">
                <text:p>80.36838440069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6.021195017639">
                <text:p>116.0211950176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ifference %</text:p>
        </chart:title>
        <chart:legend chart:legend-position="end" svg:x="13.651cm" svg:y="4.201cm" style:legend-expansion="high" chart:style-name="ch3"/>
        <chart:plot-area chart:style-name="ch4" table:cell-range-address="'CONSTRAINTS-increase'.Z23:'CONSTRAINTS-increase'.Z44" chart:data-source-has-labels="row" svg:x="0.32cm" svg:y="1.275cm" svg:width="13.011cm" svg:height="7.545cm">
          <chartooo:coordinate-region svg:x="1.603cm" svg:y="1.475cm" svg:width="11.541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CONSTRAINTS-increase'.Z24:'CONSTRAINTS-increase'.Z44" chart:label-cell-address="'CONSTRAINTS-increase'.Z23:'CONSTRAINTS-increase'.Z23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%</text:p>
                <draw:g>
                  <svg:desc>'CONSTRAINTS-increase'.Z23:'CONSTRAINTS-increase'.Z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1696005963042">
                <text:p>1.11696005963042</text:p>
                <draw:g>
                  <svg:desc>'CONSTRAINTS-increase'.Z24:'CONSTRAINTS-increase'.Z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650958818102">
                <text:p>1.11650958818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638777610849">
                <text:p>1.11638777610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628122030595">
                <text:p>1.11628122030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624930504142">
                <text:p>1.11624930504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1621914207254">
                <text:p>1.11621914207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1618597202702">
                <text:p>1.11618597202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1616975449061">
                <text:p>1.11616975449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1615879835">
                <text:p>1.11615879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615047952037">
                <text:p>1.11615047952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1614382785543">
                <text:p>1.11614382785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1613426089817">
                <text:p>1.11613426089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612139252011">
                <text:p>1.11612139252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16112903138">
                <text:p>1.116112903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610549975347">
                <text:p>1.116105499753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1609780664858">
                <text:p>1.11609780664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1608891154154">
                <text:p>1.11608891154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1608230466586">
                <text:p>1.11608230466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1607819757707">
                <text:p>1.11607819757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1607286799447">
                <text:p>1.11607286799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606351363173">
                <text:p>1.1160635136317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Events increase</text:p>
        </chart:title>
        <chart:legend chart:legend-position="end" svg:x="13.465cm" svg:y="4.201cm" style:legend-expansion="high" chart:style-name="ch3"/>
        <chart:plot-area chart:style-name="ch4" table:cell-range-address="Experiment.B44:Experiment.K44 Experiment.A48:Experiment.K48" chart:data-source-has-labels="both" svg:x="0.32cm" svg:y="1.275cm" svg:width="12.825cm" svg:height="6.564cm">
          <chartooo:coordinate-region svg:x="2.079cm" svg:y="1.474cm" svg:width="10.548cm" svg:height="5.718cm"/>
          <chart:axis chart:dimension="x" chart:name="primary-x" chart:style-name="ch5" chartooo:axis-type="auto">
            <chartooo:date-scale/>
            <chart:title svg:x="6.185cm" svg:y="8.019cm" chart:style-name="ch6">
              <text:p>Events</text:p>
            </chart:title>
            <chart:categories table:cell-range-address="Experiment.B44:Experiment.K4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xperiment.B48:Experiment.K48" chart:label-cell-address="Experiment.A48:Experiment.A4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5000">
                <text:p>15000</text:p>
                <draw:g>
                  <svg:desc>Experiment.B44:Experiment.K44</svg:desc>
                </draw:g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</table:table-row>
          </table:table-header-rows>
          <table:table-rows>
            <table:table-row>
              <table:table-cell office:value-type="string">
                <text:p>TOT (b)</text:p>
                <draw:g>
                  <svg:desc>Experiment.A48:Experiment.A48</svg:desc>
                </draw:g>
              </table:table-cell>
              <table:table-cell office:value-type="float" office:value="1804396">
                <text:p>1804396</text:p>
                <draw:g>
                  <svg:desc>Experiment.B48:Experiment.K48</svg:desc>
                </draw:g>
              </table:table-cell>
              <table:table-cell office:value-type="float" office:value="1859396">
                <text:p>1859396</text:p>
              </table:table-cell>
              <table:table-cell office:value-type="float" office:value="1914396">
                <text:p>1914396</text:p>
              </table:table-cell>
              <table:table-cell office:value-type="float" office:value="1969396">
                <text:p>1969396</text:p>
              </table:table-cell>
              <table:table-cell office:value-type="float" office:value="2024396">
                <text:p>2024396</text:p>
              </table:table-cell>
              <table:table-cell office:value-type="float" office:value="2079396">
                <text:p>2079396</text:p>
              </table:table-cell>
              <table:table-cell office:value-type="float" office:value="2134396">
                <text:p>2134396</text:p>
              </table:table-cell>
              <table:table-cell office:value-type="float" office:value="2189396">
                <text:p>2189396</text:p>
              </table:table-cell>
              <table:table-cell office:value-type="float" office:value="2244396">
                <text:p>2244396</text:p>
              </table:table-cell>
              <table:table-cell office:value-type="float" office:value="2299396">
                <text:p>2299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857cm" svg:y="0.316cm" chart:style-name="ch2">
          <text:p>Constraints Increase</text:p>
        </chart:title>
        <chart:legend chart:legend-position="end" svg:x="13.473cm" svg:y="4.204cm" style:legend-expansion="high" chart:style-name="ch3"/>
        <chart:plot-area chart:style-name="ch4" table:cell-range-address="Experiment.B66:Experiment.K66 Experiment.A68:Experiment.K68" chart:data-source-has-labels="both" svg:x="0.32cm" svg:y="1.275cm" svg:width="12.833cm" svg:height="6.571cm">
          <chartooo:coordinate-region svg:x="2.45cm" svg:y="1.474cm" svg:width="10.278cm" svg:height="5.725cm"/>
          <chart:axis chart:dimension="x" chart:name="primary-x" chart:style-name="ch5" chartooo:axis-type="auto">
            <chartooo:date-scale/>
            <chart:title svg:x="5.859cm" svg:y="8.026cm" chart:style-name="ch6">
              <text:p>Constraints</text:p>
            </chart:title>
            <chart:categories table:cell-range-address="Experiment.B66:Experiment.K6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xperiment.B68:Experiment.K68" chart:label-cell-address="Experiment.A68:Experiment.A6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1">
                <text:p>11</text:p>
                <draw:g>
                  <svg:desc>Experiment.B66:Experiment.K6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250">
                <text:p>2250</text:p>
              </table:table-cell>
            </table:table-row>
          </table:table-header-rows>
          <table:table-rows>
            <table:table-row>
              <table:table-cell office:value-type="string">
                <text:p>TOT (b)</text:p>
                <draw:g>
                  <svg:desc>Experiment.A68:Experiment.A68</svg:desc>
                </draw:g>
              </table:table-cell>
              <table:table-cell office:value-type="float" office:value="1804396">
                <text:p>1804396</text:p>
                <draw:g>
                  <svg:desc>Experiment.B68:Experiment.K68</svg:desc>
                </draw:g>
              </table:table-cell>
              <table:table-cell office:value-type="float" office:value="41009000">
                <text:p>41009000</text:p>
              </table:table-cell>
              <table:table-cell office:value-type="float" office:value="82018000">
                <text:p>82018000</text:p>
              </table:table-cell>
              <table:table-cell office:value-type="float" office:value="123027000">
                <text:p>123027000</text:p>
              </table:table-cell>
              <table:table-cell office:value-type="float" office:value="164036000">
                <text:p>164036000</text:p>
              </table:table-cell>
              <table:table-cell office:value-type="float" office:value="205045000">
                <text:p>205045000</text:p>
              </table:table-cell>
              <table:table-cell office:value-type="float" office:value="246054000">
                <text:p>246054000</text:p>
              </table:table-cell>
              <table:table-cell office:value-type="float" office:value="287063000">
                <text:p>287063000</text:p>
              </table:table-cell>
              <table:table-cell office:value-type="float" office:value="328072000">
                <text:p>328072000</text:p>
              </table:table-cell>
              <table:table-cell office:value-type="float" office:value="369081000">
                <text:p>36908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62cm" svg:height="12.695cm" xlink:href=".." xlink:type="simple" chart:class="chart:line" chart:style-name="ch1">
        <chart:title svg:x="9.888cm" svg:y="0.389cm" chart:style-name="ch2">
          <text:p>ALL Increase</text:p>
        </chart:title>
        <chart:legend chart:legend-position="end" svg:x="20.027cm" svg:y="6.048cm" style:legend-expansion="high" chart:style-name="ch3"/>
        <chart:plot-area chart:style-name="ch4" table:cell-range-address="Experiment.A88:Experiment.CC88" chart:data-source-has-labels="column" svg:x="0.451cm" svg:y="1.421cm" svg:width="19.125cm" svg:height="11.021cm">
          <chartooo:coordinate-region svg:x="3.718cm" svg:y="1.62cm" svg:width="15.858cm" svg:height="10.0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xperiment.B88:Experiment.CC88" chart:label-cell-address="Experiment.A88:Experiment.A88" chart:class="chart:line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TOT (b)</text:p>
                <draw:g>
                  <svg:desc>Experiment.A88:Experiment.A88</svg:desc>
                </draw:g>
              </table:table-cell>
              <table:table-cell office:value-type="float" office:value="41009000">
                <text:p>41009000</text:p>
                <draw:g>
                  <svg:desc>Experiment.B88:Experiment.CC88</svg:desc>
                </draw:g>
              </table:table-cell>
              <table:table-cell office:value-type="float" office:value="5139939000">
                <text:p>5139939000</text:p>
              </table:table-cell>
              <table:table-cell office:value-type="float" office:value="18388869000">
                <text:p>18388869000</text:p>
              </table:table-cell>
              <table:table-cell office:value-type="float" office:value="39787799000">
                <text:p>39787799000</text:p>
              </table:table-cell>
              <table:table-cell office:value-type="float" office:value="69336729000">
                <text:p>69336729000</text:p>
              </table:table-cell>
              <table:table-cell office:value-type="float" office:value="107035659000">
                <text:p>107035659000</text:p>
              </table:table-cell>
              <table:table-cell office:value-type="float" office:value="152884589000">
                <text:p>152884589000</text:p>
              </table:table-cell>
              <table:table-cell office:value-type="float" office:value="206883519000">
                <text:p>206883519000</text:p>
              </table:table-cell>
              <table:table-cell office:value-type="float" office:value="269032449000">
                <text:p>269032449000</text:p>
              </table:table-cell>
              <table:table-cell office:value-type="float" office:value="339331379000">
                <text:p>339331379000</text:p>
              </table:table-cell>
              <table:table-cell office:value-type="float" office:value="417780309000">
                <text:p>417780309000</text:p>
              </table:table-cell>
              <table:table-cell office:value-type="float" office:value="504379239000">
                <text:p>504379239000</text:p>
              </table:table-cell>
              <table:table-cell office:value-type="float" office:value="599128169000">
                <text:p>599128169000</text:p>
              </table:table-cell>
              <table:table-cell office:value-type="float" office:value="702027099000">
                <text:p>702027099000</text:p>
              </table:table-cell>
              <table:table-cell office:value-type="float" office:value="813076029000">
                <text:p>813076029000</text:p>
              </table:table-cell>
              <table:table-cell office:value-type="float" office:value="932274959000">
                <text:p>932274959000</text:p>
              </table:table-cell>
              <table:table-cell office:value-type="float" office:value="1059623889000">
                <text:p>1059623889000</text:p>
              </table:table-cell>
              <table:table-cell office:value-type="float" office:value="1195122819000">
                <text:p>1195122819000</text:p>
              </table:table-cell>
              <table:table-cell office:value-type="float" office:value="1338771749000">
                <text:p>1338771749000</text:p>
              </table:table-cell>
              <table:table-cell office:value-type="float" office:value="1490570679000">
                <text:p>1490570679000</text:p>
              </table:table-cell>
              <table:table-cell office:value-type="float" office:value="1650519609000">
                <text:p>1650519609000</text:p>
              </table:table-cell>
              <table:table-cell office:value-type="float" office:value="1818618539000">
                <text:p>1818618539000</text:p>
              </table:table-cell>
              <table:table-cell office:value-type="float" office:value="1994867469000">
                <text:p>1994867469000</text:p>
              </table:table-cell>
              <table:table-cell office:value-type="float" office:value="2179266399000">
                <text:p>2179266399000</text:p>
              </table:table-cell>
              <table:table-cell office:value-type="float" office:value="2371815329000">
                <text:p>2371815329000</text:p>
              </table:table-cell>
              <table:table-cell office:value-type="float" office:value="2572514259000">
                <text:p>2572514259000</text:p>
              </table:table-cell>
              <table:table-cell office:value-type="float" office:value="2781363189000">
                <text:p>2781363189000</text:p>
              </table:table-cell>
              <table:table-cell office:value-type="float" office:value="2998362119000">
                <text:p>2998362119000</text:p>
              </table:table-cell>
              <table:table-cell office:value-type="float" office:value="3223511049000">
                <text:p>3223511049000</text:p>
              </table:table-cell>
              <table:table-cell office:value-type="float" office:value="3456809979000">
                <text:p>3456809979000</text:p>
              </table:table-cell>
              <table:table-cell office:value-type="float" office:value="3698258909000">
                <text:p>3698258909000</text:p>
              </table:table-cell>
              <table:table-cell office:value-type="float" office:value="3947857839000">
                <text:p>3947857839000</text:p>
              </table:table-cell>
              <table:table-cell office:value-type="float" office:value="4205606769000">
                <text:p>4205606769000</text:p>
              </table:table-cell>
              <table:table-cell office:value-type="float" office:value="4471505699000">
                <text:p>4471505699000</text:p>
              </table:table-cell>
              <table:table-cell office:value-type="float" office:value="4745554629000">
                <text:p>4745554629000</text:p>
              </table:table-cell>
              <table:table-cell office:value-type="float" office:value="5027753559000">
                <text:p>5027753559000</text:p>
              </table:table-cell>
              <table:table-cell office:value-type="float" office:value="5318102489000">
                <text:p>5318102489000</text:p>
              </table:table-cell>
              <table:table-cell office:value-type="float" office:value="5616601419000">
                <text:p>5616601419000</text:p>
              </table:table-cell>
              <table:table-cell office:value-type="float" office:value="5923250349000">
                <text:p>5923250349000</text:p>
              </table:table-cell>
              <table:table-cell office:value-type="float" office:value="6238049279000">
                <text:p>6238049279000</text:p>
              </table:table-cell>
              <table:table-cell office:value-type="float" office:value="6560998209000">
                <text:p>6560998209000</text:p>
              </table:table-cell>
              <table:table-cell office:value-type="float" office:value="6892097139000">
                <text:p>6892097139000</text:p>
              </table:table-cell>
              <table:table-cell office:value-type="float" office:value="7231346069000">
                <text:p>7231346069000</text:p>
              </table:table-cell>
              <table:table-cell office:value-type="float" office:value="7578744999000">
                <text:p>7578744999000</text:p>
              </table:table-cell>
              <table:table-cell office:value-type="float" office:value="7934293929000">
                <text:p>7934293929000</text:p>
              </table:table-cell>
              <table:table-cell office:value-type="float" office:value="8297992859000">
                <text:p>8297992859000</text:p>
              </table:table-cell>
              <table:table-cell office:value-type="float" office:value="8669841789000">
                <text:p>8669841789000</text:p>
              </table:table-cell>
              <table:table-cell office:value-type="float" office:value="9049840719000">
                <text:p>9049840719000</text:p>
              </table:table-cell>
              <table:table-cell office:value-type="float" office:value="9437989649000">
                <text:p>9437989649000</text:p>
              </table:table-cell>
              <table:table-cell office:value-type="float" office:value="9834288579000">
                <text:p>9834288579000</text:p>
              </table:table-cell>
              <table:table-cell office:value-type="float" office:value="10238737509000">
                <text:p>10238737509000</text:p>
              </table:table-cell>
              <table:table-cell office:value-type="float" office:value="10651336439000">
                <text:p>10651336439000</text:p>
              </table:table-cell>
              <table:table-cell office:value-type="float" office:value="11072085369000">
                <text:p>11072085369000</text:p>
              </table:table-cell>
              <table:table-cell office:value-type="float" office:value="11500984299000">
                <text:p>11500984299000</text:p>
              </table:table-cell>
              <table:table-cell office:value-type="float" office:value="11938033229000">
                <text:p>11938033229000</text:p>
              </table:table-cell>
              <table:table-cell office:value-type="float" office:value="12383232159000">
                <text:p>12383232159000</text:p>
              </table:table-cell>
              <table:table-cell office:value-type="float" office:value="12836581089000">
                <text:p>12836581089000</text:p>
              </table:table-cell>
              <table:table-cell office:value-type="float" office:value="13298080019000">
                <text:p>13298080019000</text:p>
              </table:table-cell>
              <table:table-cell office:value-type="float" office:value="13767728949000">
                <text:p>13767728949000</text:p>
              </table:table-cell>
              <table:table-cell office:value-type="float" office:value="14245527879000">
                <text:p>14245527879000</text:p>
              </table:table-cell>
              <table:table-cell office:value-type="float" office:value="14731476809000">
                <text:p>14731476809000</text:p>
              </table:table-cell>
              <table:table-cell office:value-type="float" office:value="15225575739000">
                <text:p>15225575739000</text:p>
              </table:table-cell>
              <table:table-cell office:value-type="float" office:value="15727824669000">
                <text:p>15727824669000</text:p>
              </table:table-cell>
              <table:table-cell office:value-type="float" office:value="16238223599000">
                <text:p>16238223599000</text:p>
              </table:table-cell>
              <table:table-cell office:value-type="float" office:value="16756772529000">
                <text:p>16756772529000</text:p>
              </table:table-cell>
              <table:table-cell office:value-type="float" office:value="17283471459000">
                <text:p>17283471459000</text:p>
              </table:table-cell>
              <table:table-cell office:value-type="float" office:value="17818320389000">
                <text:p>17818320389000</text:p>
              </table:table-cell>
              <table:table-cell office:value-type="float" office:value="18361319319000">
                <text:p>18361319319000</text:p>
              </table:table-cell>
              <table:table-cell office:value-type="float" office:value="18912468249000">
                <text:p>18912468249000</text:p>
              </table:table-cell>
              <table:table-cell office:value-type="float" office:value="19471767179000">
                <text:p>19471767179000</text:p>
              </table:table-cell>
              <table:table-cell office:value-type="float" office:value="20039216109000">
                <text:p>20039216109000</text:p>
              </table:table-cell>
              <table:table-cell office:value-type="float" office:value="20614815039000">
                <text:p>20614815039000</text:p>
              </table:table-cell>
              <table:table-cell office:value-type="float" office:value="21198563969000">
                <text:p>21198563969000</text:p>
              </table:table-cell>
              <table:table-cell office:value-type="float" office:value="21790462899000">
                <text:p>21790462899000</text:p>
              </table:table-cell>
              <table:table-cell office:value-type="float" office:value="22390511829000">
                <text:p>22390511829000</text:p>
              </table:table-cell>
              <table:table-cell office:value-type="float" office:value="22998710759000">
                <text:p>22998710759000</text:p>
              </table:table-cell>
              <table:table-cell office:value-type="float" office:value="23615059689000">
                <text:p>23615059689000</text:p>
              </table:table-cell>
              <table:table-cell office:value-type="float" office:value="24239558619000">
                <text:p>24239558619000</text:p>
              </table:table-cell>
              <table:table-cell office:value-type="float" office:value="24872207549000">
                <text:p>24872207549000</text:p>
              </table:table-cell>
              <table:table-cell office:value-type="float" office:value="25513006479000">
                <text:p>25513006479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Difference</text:p>
        </chart:title>
        <chart:legend chart:legend-position="end" svg:x="13.148cm" svg:y="4.201cm" style:legend-expansion="high" chart:style-name="ch3"/>
        <chart:plot-area chart:style-name="ch4" table:cell-range-address="'Trace-increase'.A24:'Trace-increase'.A158 'Trace-increase'.AA24:'Trace-increase'.AA158" chart:data-source-has-labels="both" svg:x="0.32cm" svg:y="1.275cm" svg:width="12.508cm" svg:height="7.545cm">
          <chartooo:coordinate-region svg:x="0.756cm" svg:y="1.275cm" svg:width="11.717cm" svg:height="6.085cm"/>
          <chart:axis chart:dimension="x" chart:name="primary-x" chart:style-name="ch5" chartooo:axis-type="auto">
            <chartooo:date-scale/>
            <chart:categories table:cell-range-address="'Trace-increase'.A24:'Trace-increase'.A1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race-increase'.AA24:'Trace-increase'.AA158" loext:label-string="difference" chart:class="chart:line">
            <chart:data-point chart:repeated="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Trace-increase'.A24:'Trace-increase'.A158</svg:desc>
                </draw:g>
              </table:table-cell>
              <table:table-cell office:value-type="float" office:value="0.230459842590328">
                <text:p>0.230459842590328</text:p>
                <draw:g>
                  <svg:desc>'Trace-increase'.AA24:'Trace-increase'.AA158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266914813903803">
                <text:p>0.26691481390380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303369785217289">
                <text:p>0.30336978521728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339824756530764">
                <text:p>0.3398247565307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76279727844239">
                <text:p>0.376279727844239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412734699157715">
                <text:p>0.41273469915771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44918967047119">
                <text:p>0.4491896704711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485644641784665">
                <text:p>0.4856446417846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522099613098142">
                <text:p>0.522099613098142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.558554584411627">
                <text:p>0.55855458441162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595009555725102">
                <text:p>0.595009555725102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.631464527038578">
                <text:p>0.63146452703857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667919498352048">
                <text:p>0.667919498352048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.704374469665527">
                <text:p>0.70437446966552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740829440978999">
                <text:p>0.740829440978999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.777284412292479">
                <text:p>0.77728441229247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813739383605959">
                <text:p>0.813739383605959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0.85019435491944">
                <text:p>0.8501943549194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886649326232917">
                <text:p>0.886649326232917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0.923104297546386">
                <text:p>0.92310429754638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959559268859898">
                <text:p>0.959559268859898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0.996014240173338">
                <text:p>0.99601424017333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.03246921148679">
                <text:p>1.03246921148679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1.06892418280033">
                <text:p>1.0689241828003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10537915411378">
                <text:p>1.10537915411378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.14183412542722">
                <text:p>1.1418341254272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.17828909674077">
                <text:p>1.17828909674077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1.21474406805421">
                <text:p>1.2147440680542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25119903936766">
                <text:p>1.25119903936766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1.2876540106812">
                <text:p>1.287654010681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.32410898199465">
                <text:p>1.32410898199465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1.36056395330809">
                <text:p>1.3605639533080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39701892462154">
                <text:p>1.39701892462154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1.43347389593509">
                <text:p>1.4334738959350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.46992886724853">
                <text:p>1.46992886724853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1.50638383856198">
                <text:p>1.5063838385619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54283880987552">
                <text:p>1.54283880987552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1.57929378118897">
                <text:p>1.57929378118897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.61574875250241">
                <text:p>1.61574875250241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1.65220372381596">
                <text:p>1.6522037238159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.6886586951294">
                <text:p>1.6886586951294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1.72511366644285">
                <text:p>1.72511366644285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.76156863775639">
                <text:p>1.76156863775639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1.79802360906984">
                <text:p>1.7980236090698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83447858038328">
                <text:p>1.83447858038328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1.87093355169673">
                <text:p>1.87093355169673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.90738852301027">
                <text:p>1.90738852301027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1.94384349432372">
                <text:p>1.9438434943237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.98029846563716">
                <text:p>1.98029846563716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2.01675343695071">
                <text:p>2.01675343695071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2.05320840826416">
                <text:p>2.05320840826416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2.0896633795776">
                <text:p>2.089663379577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.12611835089115">
                <text:p>2.12611835089115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2.16257332220459">
                <text:p>2.16257332220459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2.19902829351804">
                <text:p>2.19902829351804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2.23548326483158">
                <text:p>2.2354832648315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27193823614503">
                <text:p>2.27193823614503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2.30839320745847">
                <text:p>2.30839320745847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2.34484817877201">
                <text:p>2.34484817877201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2.38130315008546">
                <text:p>2.3813031500854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.41775812139891">
                <text:p>2.41775812139891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2.45421309271235">
                <text:p>2.45421309271235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2.4906680640259">
                <text:p>2.4906680640259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2.52712303533935">
                <text:p>2.5271230353393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.56357800665279">
                <text:p>2.56357800665279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2.60003297796634">
                <text:p>2.60003297796634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2.63648794927978">
                <text:p>2.63648794927978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2.67294292059323">
                <text:p>2.6729429205932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.70939789190677">
                <text:p>2.70939789190677</text:p>
              </table:table-cell>
            </table:table-row>
            <table:table-row>
              <table:table-cell office:value-type="float" office:value="18250">
                <text:p>18250</text:p>
              </table:table-cell>
              <table:table-cell office:value-type="float" office:value="2.74585286322021">
                <text:p>2.74585286322021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2.78230783453365">
                <text:p>2.78230783453365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2.81876280584721">
                <text:p>2.8187628058472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.85521777716065">
                <text:p>2.85521777716065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2.89167274847409">
                <text:p>2.89167274847409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2.92812771978764">
                <text:p>2.92812771978764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2.96458269110109">
                <text:p>2.9645826911010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.00103766241453">
                <text:p>3.00103766241453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3.03749263372798">
                <text:p>3.03749263372798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.07394760504152">
                <text:p>3.07394760504152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3.11040257635496">
                <text:p>3.1104025763549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.14685754766842">
                <text:p>3.14685754766842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3.18331251898196">
                <text:p>3.18331251898196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.21976749029541">
                <text:p>3.21976749029541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3.25622246160885">
                <text:p>3.2562224616088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.29267743292239">
                <text:p>3.29267743292239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3.32913240423584">
                <text:p>3.32913240423584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3.36558737554929">
                <text:p>3.36558737554929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3.40204234686283">
                <text:p>3.4020423468628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.43849731817627">
                <text:p>3.43849731817627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3.47495228948972">
                <text:p>3.47495228948972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3.51140726080327">
                <text:p>3.51140726080327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3.54786223211671">
                <text:p>3.5478622321167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.58431720343015">
                <text:p>3.58431720343015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3.62077217474359">
                <text:p>3.62077217474359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3.65722714605715">
                <text:p>3.65722714605715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3.6936821173706">
                <text:p>3.693682117370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.73013708868404">
                <text:p>3.73013708868404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3.76659205999759">
                <text:p>3.76659205999759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3.80304703131103">
                <text:p>3.80304703131103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3.83950200262449">
                <text:p>3.83950200262449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.87595697393802">
                <text:p>3.87595697393802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3.91241194525146">
                <text:p>3.91241194525146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3.94886691656491">
                <text:p>3.94886691656491</text:p>
              </table:table-cell>
            </table:table-row>
            <table:table-row>
              <table:table-cell office:value-type="float" office:value="26750">
                <text:p>26750</text:p>
              </table:table-cell>
              <table:table-cell office:value-type="float" office:value="3.98532188787846">
                <text:p>3.9853218878784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.0217768591919">
                <text:p>4.0217768591919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4.05823183050534">
                <text:p>4.05823183050534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4.09468680181889">
                <text:p>4.09468680181889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4.13114177313234">
                <text:p>4.1311417731323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.16759674444577">
                <text:p>4.16759674444577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4.20405171575923">
                <text:p>4.20405171575923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4.24050668707277">
                <text:p>4.24050668707277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4.27696165838621">
                <text:p>4.2769616583862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4.31341662969967">
                <text:p>4.31341662969967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4.34987160101321">
                <text:p>4.34987160101321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4.38632657232666">
                <text:p>4.38632657232666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4.4227815436401">
                <text:p>4.42278154364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.45923651495365">
                <text:p>4.45923651495365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4.49569148626709">
                <text:p>4.49569148626709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4.53214645758054">
                <text:p>4.53214645758054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4.56860142889408">
                <text:p>4.56860142889408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4.60505640020752">
                <text:p>4.60505640020752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4.64151137152097">
                <text:p>4.64151137152097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4.67796634283452">
                <text:p>4.67796634283452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4.71442131414796">
                <text:p>4.7144213141479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.7508762854614">
                <text:p>4.7508762854614</text:p>
              </table:table-cell>
            </table:table-row>
            <table:table-row>
              <table:table-cell office:value-type="float" office:value="32250">
                <text:p>32250</text:p>
              </table:table-cell>
              <table:table-cell office:value-type="float" office:value="4.78733125677485">
                <text:p>4.78733125677485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4.8237862280884">
                <text:p>4.8237862280884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4.86024119940185">
                <text:p>4.8602411994018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4.89669617071529">
                <text:p>4.89669617071529</text:p>
              </table:table-cell>
            </table:table-row>
            <table:table-row>
              <table:table-cell office:value-type="float" office:value="33250">
                <text:p>33250</text:p>
              </table:table-cell>
              <table:table-cell office:value-type="float" office:value="4.93315114202883">
                <text:p>4.93315114202883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4.96960611334229">
                <text:p>4.96960611334229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5.00606108465573">
                <text:p>5.0060610846557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5.04251605596927">
                <text:p>5.04251605596927</text:p>
              </table:table-cell>
            </table:table-row>
            <table:table-row>
              <table:table-cell office:value-type="float" office:value="34250">
                <text:p>34250</text:p>
              </table:table-cell>
              <table:table-cell office:value-type="float" office:value="5.07897102728271">
                <text:p>5.07897102728271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5.11542599859617">
                <text:p>5.115425998596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381cm" svg:y="0.316cm" chart:style-name="ch2">
          <text:p>Space at Traces increase</text:p>
        </chart:title>
        <chart:legend chart:legend-position="end" svg:x="12.891cm" svg:y="3.955cm" style:legend-expansion="high" chart:style-name="ch3"/>
        <chart:plot-area chart:style-name="ch4" table:cell-range-address="'Trace-increase'.A24:'Trace-increase'.A158 'Trace-increase'.J24:'Trace-increase'.J158 'Trace-increase'.U24:'Trace-increase'.U158" chart:data-source-has-labels="both" svg:x="1.331cm" svg:y="1.275cm" svg:width="11.24cm" svg:height="6.571cm">
          <chartooo:coordinate-region svg:x="2.072cm" svg:y="1.275cm" svg:width="10.499cm" svg:height="5.112cm"/>
          <chart:axis chart:dimension="x" chart:name="primary-x" chart:style-name="ch5" chartooo:axis-type="auto">
            <chartooo:date-scale/>
            <chart:title svg:x="6.404cm" svg:y="8.026cm" chart:style-name="ch6">
              <text:p>Traces</text:p>
            </chart:title>
            <chart:categories table:cell-range-address="'Trace-increase'.A24:'Trace-increase'.A158"/>
          </chart:axis>
          <chart:axis chart:dimension="y" chart:name="primary-y" chart:style-name="ch7">
            <chart:title svg:x="0.451cm" svg:y="4.842cm" chart:style-name="ch8">
              <text:p>Mb</text:p>
            </chart:title>
            <chart:grid chart:style-name="ch9" chart:class="major"/>
          </chart:axis>
          <chart:series chart:style-name="ch10" chart:values-cell-range-address="'Trace-increase'.J24:'Trace-increase'.J158" loext:label-string="expectation" chart:class="chart:line">
            <chart:data-point chart:repeated="135"/>
          </chart:series>
          <chart:series chart:style-name="ch11" chart:values-cell-range-address="'Trace-increase'.U24:'Trace-increase'.U158" loext:label-string="real" chart:class="chart:line">
            <chart:data-point chart:repeated="1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ation</text:p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Trace-increase'.A24:'Trace-increase'.A158</svg:desc>
                </draw:g>
              </table:table-cell>
              <table:table-cell office:value-type="float" office:value="1.804396">
                <text:p>1.804396</text:p>
                <draw:g>
                  <svg:desc>'Trace-increase'.J24:'Trace-increase'.J158</svg:desc>
                </draw:g>
              </table:table-cell>
              <table:table-cell office:value-type="float" office:value="2.03485584259033">
                <text:p>2.03485584259033</text:p>
                <draw:g>
                  <svg:desc>'Trace-increase'.U24:'Trace-increase'.U158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.252646">
                <text:p>2.252646</text:p>
              </table:table-cell>
              <table:table-cell office:value-type="float" office:value="2.5195608139038">
                <text:p>2.519560813903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.700896">
                <text:p>2.700896</text:p>
              </table:table-cell>
              <table:table-cell office:value-type="float" office:value="3.00426578521729">
                <text:p>3.0042657852172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.149146">
                <text:p>3.149146</text:p>
              </table:table-cell>
              <table:table-cell office:value-type="float" office:value="3.48897075653076">
                <text:p>3.488970756530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597396">
                <text:p>3.597396</text:p>
              </table:table-cell>
              <table:table-cell office:value-type="float" office:value="3.97367572784424">
                <text:p>3.97367572784424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4.045646">
                <text:p>4.045646</text:p>
              </table:table-cell>
              <table:table-cell office:value-type="float" office:value="4.45838069915772">
                <text:p>4.4583806991577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.493896">
                <text:p>4.493896</text:p>
              </table:table-cell>
              <table:table-cell office:value-type="float" office:value="4.94308567047119">
                <text:p>4.9430856704711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4.942146">
                <text:p>4.942146</text:p>
              </table:table-cell>
              <table:table-cell office:value-type="float" office:value="5.42779064178467">
                <text:p>5.4277906417846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390396">
                <text:p>5.390396</text:p>
              </table:table-cell>
              <table:table-cell office:value-type="float" office:value="5.91249561309814">
                <text:p>5.91249561309814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5.838646">
                <text:p>5.838646</text:p>
              </table:table-cell>
              <table:table-cell office:value-type="float" office:value="6.39720058441163">
                <text:p>6.3972005844116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6.286896">
                <text:p>6.286896</text:p>
              </table:table-cell>
              <table:table-cell office:value-type="float" office:value="6.8819055557251">
                <text:p>6.8819055557251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6.735146">
                <text:p>6.735146</text:p>
              </table:table-cell>
              <table:table-cell office:value-type="float" office:value="7.36661052703858">
                <text:p>7.3666105270385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.183396">
                <text:p>7.183396</text:p>
              </table:table-cell>
              <table:table-cell office:value-type="float" office:value="7.85131549835205">
                <text:p>7.85131549835205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7.631646">
                <text:p>7.631646</text:p>
              </table:table-cell>
              <table:table-cell office:value-type="float" office:value="8.33602046966553">
                <text:p>8.3360204696655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8.079896">
                <text:p>8.079896</text:p>
              </table:table-cell>
              <table:table-cell office:value-type="float" office:value="8.820725440979">
                <text:p>8.820725440979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8.528146">
                <text:p>8.528146</text:p>
              </table:table-cell>
              <table:table-cell office:value-type="float" office:value="9.30543041229248">
                <text:p>9.3054304122924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.976396">
                <text:p>8.976396</text:p>
              </table:table-cell>
              <table:table-cell office:value-type="float" office:value="9.79013538360596">
                <text:p>9.79013538360596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9.424646">
                <text:p>9.424646</text:p>
              </table:table-cell>
              <table:table-cell office:value-type="float" office:value="10.2748403549194">
                <text:p>10.274840354919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9.872896">
                <text:p>9.872896</text:p>
              </table:table-cell>
              <table:table-cell office:value-type="float" office:value="10.7595453262329">
                <text:p>10.7595453262329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10.321146">
                <text:p>10.321146</text:p>
              </table:table-cell>
              <table:table-cell office:value-type="float" office:value="11.2442502975464">
                <text:p>11.244250297546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.769396">
                <text:p>10.769396</text:p>
              </table:table-cell>
              <table:table-cell office:value-type="float" office:value="11.7289552688599">
                <text:p>11.7289552688599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11.217646">
                <text:p>11.217646</text:p>
              </table:table-cell>
              <table:table-cell office:value-type="float" office:value="12.2136602401733">
                <text:p>12.2136602401733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1.665896">
                <text:p>11.665896</text:p>
              </table:table-cell>
              <table:table-cell office:value-type="float" office:value="12.6983652114868">
                <text:p>12.6983652114868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12.114146">
                <text:p>12.114146</text:p>
              </table:table-cell>
              <table:table-cell office:value-type="float" office:value="13.1830701828003">
                <text:p>13.183070182800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2.562396">
                <text:p>12.562396</text:p>
              </table:table-cell>
              <table:table-cell office:value-type="float" office:value="13.6677751541138">
                <text:p>13.6677751541138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3.010646">
                <text:p>13.010646</text:p>
              </table:table-cell>
              <table:table-cell office:value-type="float" office:value="14.1524801254272">
                <text:p>14.152480125427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3.458896">
                <text:p>13.458896</text:p>
              </table:table-cell>
              <table:table-cell office:value-type="float" office:value="14.6371850967408">
                <text:p>14.6371850967408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13.907146">
                <text:p>13.907146</text:p>
              </table:table-cell>
              <table:table-cell office:value-type="float" office:value="15.1218900680542">
                <text:p>15.121890068054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4.355396">
                <text:p>14.355396</text:p>
              </table:table-cell>
              <table:table-cell office:value-type="float" office:value="15.6065950393677">
                <text:p>15.6065950393677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14.803646">
                <text:p>14.803646</text:p>
              </table:table-cell>
              <table:table-cell office:value-type="float" office:value="16.0913000106812">
                <text:p>16.091300010681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5.251896">
                <text:p>15.251896</text:p>
              </table:table-cell>
              <table:table-cell office:value-type="float" office:value="16.5760049819947">
                <text:p>16.5760049819947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15.700146">
                <text:p>15.700146</text:p>
              </table:table-cell>
              <table:table-cell office:value-type="float" office:value="17.0607099533081">
                <text:p>17.06070995330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.148396">
                <text:p>16.148396</text:p>
              </table:table-cell>
              <table:table-cell office:value-type="float" office:value="17.5454149246215">
                <text:p>17.5454149246215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16.596646">
                <text:p>16.596646</text:p>
              </table:table-cell>
              <table:table-cell office:value-type="float" office:value="18.0301198959351">
                <text:p>18.0301198959351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7.044896">
                <text:p>17.044896</text:p>
              </table:table-cell>
              <table:table-cell office:value-type="float" office:value="18.5148248672485">
                <text:p>18.5148248672485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17.493146">
                <text:p>17.493146</text:p>
              </table:table-cell>
              <table:table-cell office:value-type="float" office:value="18.999529838562">
                <text:p>18.9995298385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.941396">
                <text:p>17.941396</text:p>
              </table:table-cell>
              <table:table-cell office:value-type="float" office:value="19.4842348098755">
                <text:p>19.4842348098755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18.389646">
                <text:p>18.389646</text:p>
              </table:table-cell>
              <table:table-cell office:value-type="float" office:value="19.968939781189">
                <text:p>19.968939781189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8.837896">
                <text:p>18.837896</text:p>
              </table:table-cell>
              <table:table-cell office:value-type="float" office:value="20.4536447525024">
                <text:p>20.4536447525024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19.286146">
                <text:p>19.286146</text:p>
              </table:table-cell>
              <table:table-cell office:value-type="float" office:value="20.938349723816">
                <text:p>20.93834972381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9.734396">
                <text:p>19.734396</text:p>
              </table:table-cell>
              <table:table-cell office:value-type="float" office:value="21.4230546951294">
                <text:p>21.4230546951294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20.182646">
                <text:p>20.182646</text:p>
              </table:table-cell>
              <table:table-cell office:value-type="float" office:value="21.9077596664428">
                <text:p>21.9077596664428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20.630896">
                <text:p>20.630896</text:p>
              </table:table-cell>
              <table:table-cell office:value-type="float" office:value="22.3924646377564">
                <text:p>22.3924646377564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21.079146">
                <text:p>21.079146</text:p>
              </table:table-cell>
              <table:table-cell office:value-type="float" office:value="22.8771696090698">
                <text:p>22.877169609069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1.527396">
                <text:p>21.527396</text:p>
              </table:table-cell>
              <table:table-cell office:value-type="float" office:value="23.3618745803833">
                <text:p>23.3618745803833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21.975646">
                <text:p>21.975646</text:p>
              </table:table-cell>
              <table:table-cell office:value-type="float" office:value="23.8465795516967">
                <text:p>23.8465795516967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22.423896">
                <text:p>22.423896</text:p>
              </table:table-cell>
              <table:table-cell office:value-type="float" office:value="24.3312845230103">
                <text:p>24.3312845230103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22.872146">
                <text:p>22.872146</text:p>
              </table:table-cell>
              <table:table-cell office:value-type="float" office:value="24.8159894943237">
                <text:p>24.815989494323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.320396">
                <text:p>23.320396</text:p>
              </table:table-cell>
              <table:table-cell office:value-type="float" office:value="25.3006944656372">
                <text:p>25.3006944656372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23.768646">
                <text:p>23.768646</text:p>
              </table:table-cell>
              <table:table-cell office:value-type="float" office:value="25.7853994369507">
                <text:p>25.7853994369507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24.216896">
                <text:p>24.216896</text:p>
              </table:table-cell>
              <table:table-cell office:value-type="float" office:value="26.2701044082642">
                <text:p>26.2701044082642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24.665146">
                <text:p>24.665146</text:p>
              </table:table-cell>
              <table:table-cell office:value-type="float" office:value="26.7548093795776">
                <text:p>26.754809379577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5.113396">
                <text:p>25.113396</text:p>
              </table:table-cell>
              <table:table-cell office:value-type="float" office:value="27.2395143508911">
                <text:p>27.2395143508911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25.561646">
                <text:p>25.561646</text:p>
              </table:table-cell>
              <table:table-cell office:value-type="float" office:value="27.7242193222046">
                <text:p>27.7242193222046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26.009896">
                <text:p>26.009896</text:p>
              </table:table-cell>
              <table:table-cell office:value-type="float" office:value="28.208924293518">
                <text:p>28.208924293518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26.458146">
                <text:p>26.458146</text:p>
              </table:table-cell>
              <table:table-cell office:value-type="float" office:value="28.6936292648316">
                <text:p>28.69362926483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.906396">
                <text:p>26.906396</text:p>
              </table:table-cell>
              <table:table-cell office:value-type="float" office:value="29.178334236145">
                <text:p>29.178334236145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27.354646">
                <text:p>27.354646</text:p>
              </table:table-cell>
              <table:table-cell office:value-type="float" office:value="29.6630392074585">
                <text:p>29.6630392074585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27.802896">
                <text:p>27.802896</text:p>
              </table:table-cell>
              <table:table-cell office:value-type="float" office:value="30.147744178772">
                <text:p>30.147744178772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28.251146">
                <text:p>28.251146</text:p>
              </table:table-cell>
              <table:table-cell office:value-type="float" office:value="30.6324491500855">
                <text:p>30.632449150085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8.699396">
                <text:p>28.699396</text:p>
              </table:table-cell>
              <table:table-cell office:value-type="float" office:value="31.1171541213989">
                <text:p>31.1171541213989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29.147646">
                <text:p>29.147646</text:p>
              </table:table-cell>
              <table:table-cell office:value-type="float" office:value="31.6018590927123">
                <text:p>31.6018590927123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29.595896">
                <text:p>29.595896</text:p>
              </table:table-cell>
              <table:table-cell office:value-type="float" office:value="32.0865640640259">
                <text:p>32.0865640640259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30.044146">
                <text:p>30.044146</text:p>
              </table:table-cell>
              <table:table-cell office:value-type="float" office:value="32.5712690353393">
                <text:p>32.571269035339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0.492396">
                <text:p>30.492396</text:p>
              </table:table-cell>
              <table:table-cell office:value-type="float" office:value="33.0559740066528">
                <text:p>33.0559740066528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30.940646">
                <text:p>30.940646</text:p>
              </table:table-cell>
              <table:table-cell office:value-type="float" office:value="33.5406789779663">
                <text:p>33.5406789779663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31.388896">
                <text:p>31.388896</text:p>
              </table:table-cell>
              <table:table-cell office:value-type="float" office:value="34.0253839492798">
                <text:p>34.0253839492798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31.837146">
                <text:p>31.837146</text:p>
              </table:table-cell>
              <table:table-cell office:value-type="float" office:value="34.5100889205932">
                <text:p>34.510088920593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2.285396">
                <text:p>32.285396</text:p>
              </table:table-cell>
              <table:table-cell office:value-type="float" office:value="34.9947938919068">
                <text:p>34.9947938919068</text:p>
              </table:table-cell>
            </table:table-row>
            <table:table-row>
              <table:table-cell office:value-type="float" office:value="18250">
                <text:p>18250</text:p>
              </table:table-cell>
              <table:table-cell office:value-type="float" office:value="32.733646">
                <text:p>32.733646</text:p>
              </table:table-cell>
              <table:table-cell office:value-type="float" office:value="35.4794988632202">
                <text:p>35.4794988632202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33.181896">
                <text:p>33.181896</text:p>
              </table:table-cell>
              <table:table-cell office:value-type="float" office:value="35.9642038345337">
                <text:p>35.9642038345337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33.630146">
                <text:p>33.630146</text:p>
              </table:table-cell>
              <table:table-cell office:value-type="float" office:value="36.4489088058472">
                <text:p>36.448908805847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4.078396">
                <text:p>34.078396</text:p>
              </table:table-cell>
              <table:table-cell office:value-type="float" office:value="36.9336137771606">
                <text:p>36.9336137771606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34.526646">
                <text:p>34.526646</text:p>
              </table:table-cell>
              <table:table-cell office:value-type="float" office:value="37.4183187484741">
                <text:p>37.4183187484741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34.974896">
                <text:p>34.974896</text:p>
              </table:table-cell>
              <table:table-cell office:value-type="float" office:value="37.9030237197876">
                <text:p>37.9030237197876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35.423146">
                <text:p>35.423146</text:p>
              </table:table-cell>
              <table:table-cell office:value-type="float" office:value="38.3877286911011">
                <text:p>38.387728691101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5.871396">
                <text:p>35.871396</text:p>
              </table:table-cell>
              <table:table-cell office:value-type="float" office:value="38.8724336624145">
                <text:p>38.8724336624145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36.319646">
                <text:p>36.319646</text:p>
              </table:table-cell>
              <table:table-cell office:value-type="float" office:value="39.357138633728">
                <text:p>39.357138633728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6.767896">
                <text:p>36.767896</text:p>
              </table:table-cell>
              <table:table-cell office:value-type="float" office:value="39.8418436050415">
                <text:p>39.8418436050415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37.216146">
                <text:p>37.216146</text:p>
              </table:table-cell>
              <table:table-cell office:value-type="float" office:value="40.326548576355">
                <text:p>40.32654857635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7.664396">
                <text:p>37.664396</text:p>
              </table:table-cell>
              <table:table-cell office:value-type="float" office:value="40.8112535476684">
                <text:p>40.8112535476684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38.112646">
                <text:p>38.112646</text:p>
              </table:table-cell>
              <table:table-cell office:value-type="float" office:value="41.295958518982">
                <text:p>41.295958518982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8.560896">
                <text:p>38.560896</text:p>
              </table:table-cell>
              <table:table-cell office:value-type="float" office:value="41.7806634902954">
                <text:p>41.7806634902954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39.009146">
                <text:p>39.009146</text:p>
              </table:table-cell>
              <table:table-cell office:value-type="float" office:value="42.2653684616089">
                <text:p>42.265368461608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9.457396">
                <text:p>39.457396</text:p>
              </table:table-cell>
              <table:table-cell office:value-type="float" office:value="42.7500734329224">
                <text:p>42.7500734329224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39.905646">
                <text:p>39.905646</text:p>
              </table:table-cell>
              <table:table-cell office:value-type="float" office:value="43.2347784042358">
                <text:p>43.2347784042358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40.353896">
                <text:p>40.353896</text:p>
              </table:table-cell>
              <table:table-cell office:value-type="float" office:value="43.7194833755493">
                <text:p>43.7194833755493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40.802146">
                <text:p>40.802146</text:p>
              </table:table-cell>
              <table:table-cell office:value-type="float" office:value="44.2041883468628">
                <text:p>44.204188346862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41.250396">
                <text:p>41.250396</text:p>
              </table:table-cell>
              <table:table-cell office:value-type="float" office:value="44.6888933181763">
                <text:p>44.6888933181763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41.698646">
                <text:p>41.698646</text:p>
              </table:table-cell>
              <table:table-cell office:value-type="float" office:value="45.1735982894897">
                <text:p>45.1735982894897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42.146896">
                <text:p>42.146896</text:p>
              </table:table-cell>
              <table:table-cell office:value-type="float" office:value="45.6583032608033">
                <text:p>45.6583032608033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42.595146">
                <text:p>42.595146</text:p>
              </table:table-cell>
              <table:table-cell office:value-type="float" office:value="46.1430082321167">
                <text:p>46.143008232116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43.043396">
                <text:p>43.043396</text:p>
              </table:table-cell>
              <table:table-cell office:value-type="float" office:value="46.6277132034302">
                <text:p>46.6277132034302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43.491646">
                <text:p>43.491646</text:p>
              </table:table-cell>
              <table:table-cell office:value-type="float" office:value="47.1124181747436">
                <text:p>47.1124181747436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43.939896">
                <text:p>43.939896</text:p>
              </table:table-cell>
              <table:table-cell office:value-type="float" office:value="47.5971231460572">
                <text:p>47.5971231460572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44.388146">
                <text:p>44.388146</text:p>
              </table:table-cell>
              <table:table-cell office:value-type="float" office:value="48.0818281173706">
                <text:p>48.081828117370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4.836396">
                <text:p>44.836396</text:p>
              </table:table-cell>
              <table:table-cell office:value-type="float" office:value="48.566533088684">
                <text:p>48.566533088684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45.284646">
                <text:p>45.284646</text:p>
              </table:table-cell>
              <table:table-cell office:value-type="float" office:value="49.0512380599976">
                <text:p>49.0512380599976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45.732896">
                <text:p>45.732896</text:p>
              </table:table-cell>
              <table:table-cell office:value-type="float" office:value="49.535943031311">
                <text:p>49.535943031311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46.181146">
                <text:p>46.181146</text:p>
              </table:table-cell>
              <table:table-cell office:value-type="float" office:value="50.0206480026245">
                <text:p>50.020648002624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46.629396">
                <text:p>46.629396</text:p>
              </table:table-cell>
              <table:table-cell office:value-type="float" office:value="50.505352973938">
                <text:p>50.505352973938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47.077646">
                <text:p>47.077646</text:p>
              </table:table-cell>
              <table:table-cell office:value-type="float" office:value="50.9900579452515">
                <text:p>50.9900579452515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47.525896">
                <text:p>47.525896</text:p>
              </table:table-cell>
              <table:table-cell office:value-type="float" office:value="51.4747629165649">
                <text:p>51.4747629165649</text:p>
              </table:table-cell>
            </table:table-row>
            <table:table-row>
              <table:table-cell office:value-type="float" office:value="26750">
                <text:p>26750</text:p>
              </table:table-cell>
              <table:table-cell office:value-type="float" office:value="47.974146">
                <text:p>47.974146</text:p>
              </table:table-cell>
              <table:table-cell office:value-type="float" office:value="51.9594678878785">
                <text:p>51.959467887878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8.422396">
                <text:p>48.422396</text:p>
              </table:table-cell>
              <table:table-cell office:value-type="float" office:value="52.4441728591919">
                <text:p>52.4441728591919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48.870646">
                <text:p>48.870646</text:p>
              </table:table-cell>
              <table:table-cell office:value-type="float" office:value="52.9288778305053">
                <text:p>52.9288778305053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49.318896">
                <text:p>49.318896</text:p>
              </table:table-cell>
              <table:table-cell office:value-type="float" office:value="53.4135828018189">
                <text:p>53.4135828018189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49.767146">
                <text:p>49.767146</text:p>
              </table:table-cell>
              <table:table-cell office:value-type="float" office:value="53.8982877731323">
                <text:p>53.898287773132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50.215396">
                <text:p>50.215396</text:p>
              </table:table-cell>
              <table:table-cell office:value-type="float" office:value="54.3829927444458">
                <text:p>54.3829927444458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50.663646">
                <text:p>50.663646</text:p>
              </table:table-cell>
              <table:table-cell office:value-type="float" office:value="54.8676977157592">
                <text:p>54.8676977157592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51.111896">
                <text:p>51.111896</text:p>
              </table:table-cell>
              <table:table-cell office:value-type="float" office:value="55.3524026870728">
                <text:p>55.3524026870728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51.560146">
                <text:p>51.560146</text:p>
              </table:table-cell>
              <table:table-cell office:value-type="float" office:value="55.8371076583862">
                <text:p>55.837107658386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2.008396">
                <text:p>52.008396</text:p>
              </table:table-cell>
              <table:table-cell office:value-type="float" office:value="56.3218126296997">
                <text:p>56.3218126296997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52.456646">
                <text:p>52.456646</text:p>
              </table:table-cell>
              <table:table-cell office:value-type="float" office:value="56.8065176010132">
                <text:p>56.8065176010132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52.904896">
                <text:p>52.904896</text:p>
              </table:table-cell>
              <table:table-cell office:value-type="float" office:value="57.2912225723267">
                <text:p>57.2912225723267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53.353146">
                <text:p>53.353146</text:p>
              </table:table-cell>
              <table:table-cell office:value-type="float" office:value="57.7759275436401">
                <text:p>57.77592754364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3.801396">
                <text:p>53.801396</text:p>
              </table:table-cell>
              <table:table-cell office:value-type="float" office:value="58.2606325149536">
                <text:p>58.2606325149536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54.249646">
                <text:p>54.249646</text:p>
              </table:table-cell>
              <table:table-cell office:value-type="float" office:value="58.7453374862671">
                <text:p>58.7453374862671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54.697896">
                <text:p>54.697896</text:p>
              </table:table-cell>
              <table:table-cell office:value-type="float" office:value="59.2300424575805">
                <text:p>59.2300424575805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55.146146">
                <text:p>55.146146</text:p>
              </table:table-cell>
              <table:table-cell office:value-type="float" office:value="59.7147474288941">
                <text:p>59.714747428894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55.594396">
                <text:p>55.594396</text:p>
              </table:table-cell>
              <table:table-cell office:value-type="float" office:value="60.1994524002075">
                <text:p>60.1994524002075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56.042646">
                <text:p>56.042646</text:p>
              </table:table-cell>
              <table:table-cell office:value-type="float" office:value="60.684157371521">
                <text:p>60.684157371521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56.490896">
                <text:p>56.490896</text:p>
              </table:table-cell>
              <table:table-cell office:value-type="float" office:value="61.1688623428345">
                <text:p>61.1688623428345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56.939146">
                <text:p>56.939146</text:p>
              </table:table-cell>
              <table:table-cell office:value-type="float" office:value="61.653567314148">
                <text:p>61.653567314148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57.387396">
                <text:p>57.387396</text:p>
              </table:table-cell>
              <table:table-cell office:value-type="float" office:value="62.1382722854614">
                <text:p>62.1382722854614</text:p>
              </table:table-cell>
            </table:table-row>
            <table:table-row>
              <table:table-cell office:value-type="float" office:value="32250">
                <text:p>32250</text:p>
              </table:table-cell>
              <table:table-cell office:value-type="float" office:value="57.835646">
                <text:p>57.835646</text:p>
              </table:table-cell>
              <table:table-cell office:value-type="float" office:value="62.6229772567748">
                <text:p>62.6229772567748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58.283896">
                <text:p>58.283896</text:p>
              </table:table-cell>
              <table:table-cell office:value-type="float" office:value="63.1076822280884">
                <text:p>63.1076822280884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58.732146">
                <text:p>58.732146</text:p>
              </table:table-cell>
              <table:table-cell office:value-type="float" office:value="63.5923871994019">
                <text:p>63.5923871994019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59.180396">
                <text:p>59.180396</text:p>
              </table:table-cell>
              <table:table-cell office:value-type="float" office:value="64.0770921707153">
                <text:p>64.0770921707153</text:p>
              </table:table-cell>
            </table:table-row>
            <table:table-row>
              <table:table-cell office:value-type="float" office:value="33250">
                <text:p>33250</text:p>
              </table:table-cell>
              <table:table-cell office:value-type="float" office:value="59.628646">
                <text:p>59.628646</text:p>
              </table:table-cell>
              <table:table-cell office:value-type="float" office:value="64.5617971420288">
                <text:p>64.5617971420288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60.076896">
                <text:p>60.076896</text:p>
              </table:table-cell>
              <table:table-cell office:value-type="float" office:value="65.0465021133423">
                <text:p>65.0465021133423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60.525146">
                <text:p>60.525146</text:p>
              </table:table-cell>
              <table:table-cell office:value-type="float" office:value="65.5312070846557">
                <text:p>65.5312070846557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60.973396">
                <text:p>60.973396</text:p>
              </table:table-cell>
              <table:table-cell office:value-type="float" office:value="66.0159120559693">
                <text:p>66.0159120559693</text:p>
              </table:table-cell>
            </table:table-row>
            <table:table-row>
              <table:table-cell office:value-type="float" office:value="34250">
                <text:p>34250</text:p>
              </table:table-cell>
              <table:table-cell office:value-type="float" office:value="61.421646">
                <text:p>61.421646</text:p>
              </table:table-cell>
              <table:table-cell office:value-type="float" office:value="66.5006170272827">
                <text:p>66.5006170272827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61.869896">
                <text:p>61.869896</text:p>
              </table:table-cell>
              <table:table-cell office:value-type="float" office:value="66.9853219985962">
                <text:p>66.98532199859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ifference %</text:p>
        </chart:title>
        <chart:legend chart:legend-position="end" svg:x="13.651cm" svg:y="4.201cm" style:legend-expansion="high" chart:style-name="ch3"/>
        <chart:plot-area chart:style-name="ch4" table:cell-range-address="'Trace-increase'.Z23:'Trace-increase'.Z158" chart:data-source-has-labels="row" svg:x="0.32cm" svg:y="1.275cm" svg:width="13.011cm" svg:height="7.545cm">
          <chartooo:coordinate-region svg:x="1.232cm" svg:y="1.396cm" svg:width="12.049cm" svg:height="6.4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race-increase'.Z24:'Trace-increase'.Z158" chart:label-cell-address="'Trace-increase'.Z23:'Trace-increase'.Z23" chart:class="chart:line">
            <chart:data-point chart:repeated="1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%</text:p>
                <draw:g>
                  <svg:desc>'Trace-increase'.Z23:'Trace-increase'.Z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77213220326">
                <text:p>1.1277213220326</text:p>
                <draw:g>
                  <svg:desc>'Trace-increase'.Z24:'Trace-increase'.Z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848946257148">
                <text:p>1.11848946257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232190547777">
                <text:p>1.11232190547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791013072457">
                <text:p>1.10791013072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0459780570286">
                <text:p>1.10459780570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201947949912">
                <text:p>1.10201947949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9995551086879">
                <text:p>1.09995551086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826594394109">
                <text:p>1.09826594394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685737617387">
                <text:p>1.09685737617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566508817483">
                <text:p>1.09566508817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464281828825">
                <text:p>1.09464281828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375662042643">
                <text:p>1.09375662042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9298102156028">
                <text:p>1.09298102156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9229653336456">
                <text:p>1.09229653336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9168799214482">
                <text:p>1.09168799214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9114342229747">
                <text:p>1.09114342229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9065324029889">
                <text:p>1.09065324029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9020968585127">
                <text:p>1.09020968585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980640799143">
                <text:p>1.08980640799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943815905195">
                <text:p>1.08943815905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8910056505118">
                <text:p>1.08910056505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878995113354">
                <text:p>1.08878995113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850320725359">
                <text:p>1.088503207253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8823768367992">
                <text:p>1.08823768367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8799110887077">
                <text:p>1.087991108870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877615243261">
                <text:p>1.0877615243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8754723245805">
                <text:p>1.08754723245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73467545429">
                <text:p>1.0873467545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8715879655063">
                <text:p>1.08715879655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8698222118262">
                <text:p>1.08698222118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868160248401">
                <text:p>1.0868160248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8665931853806">
                <text:p>1.08665931853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8651131199789">
                <text:p>1.08651131199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8637130031785">
                <text:p>1.08637130031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8623865274675">
                <text:p>1.08623865274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8611280318371">
                <text:p>1.08611280318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8599324210198">
                <text:p>1.08599324210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587950965391">
                <text:p>1.08587950965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577118976039">
                <text:p>1.08577118976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8566790502446">
                <text:p>1.08566790502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8556931233818">
                <text:p>1.085569312338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8547509907486">
                <text:p>1.085475099074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8538497977773">
                <text:p>1.08538497977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8529869327106">
                <text:p>1.08529869327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8521600013226">
                <text:p>1.08521600013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8513668047332">
                <text:p>1.085136680473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850605319883">
                <text:p>1.08506053198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849873682305">
                <text:p>1.08498736823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8491701708827">
                <text:p>1.084917017088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8484931943329">
                <text:p>1.084849319433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8478412791896">
                <text:p>1.08478412791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472130590987">
                <text:p>1.084721305909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8466072652584">
                <text:p>1.08466072652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8460227178659">
                <text:p>1.084602271786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454583184485">
                <text:p>1.08454583184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8449130429742">
                <text:p>1.08449130429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8443859356508">
                <text:p>1.08443859356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8438761033349">
                <text:p>1.084387610333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8433827104817">
                <text:p>1.084338271048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8429049745754">
                <text:p>1.084290497457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842442161988">
                <text:p>1.08424421619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8419935842203">
                <text:p>1.08419935842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8415585944841">
                <text:p>1.084155859448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841136584591">
                <text:p>1.08411365845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8407269821148">
                <text:p>1.08407269821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403292478012">
                <text:p>1.08403292478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8399428731994">
                <text:p>1.083994287319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8395673784934">
                <text:p>1.08395673784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8392023105143">
                <text:p>1.08392023105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8388472409154">
                <text:p>1.083884724091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8385017644964">
                <text:p>1.083850176449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8381654976601">
                <text:p>1.083816549766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8378380769918">
                <text:p>1.08378380769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375191579495">
                <text:p>1.08375191579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8372084136541">
                <text:p>1.083720841365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8369055337719">
                <text:p>1.083690553377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8366102234813">
                <text:p>1.083661022348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8363222025149">
                <text:p>1.08363222025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8360412042727">
                <text:p>1.083604120427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8357669749992">
                <text:p>1.083576697499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8354992730186">
                <text:p>1.083549927301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8352378680247">
                <text:p>1.083523786802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8349825404201">
                <text:p>1.083498254042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8347330807008">
                <text:p>1.08347330807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8344892888832">
                <text:p>1.083448928888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8342509739689">
                <text:p>1.083425097396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834017953446">
                <text:p>1.08340179534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8337900528229">
                <text:p>1.083379005282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8335671051925">
                <text:p>1.08335671051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8333489508244">
                <text:p>1.083334895082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8331354367836">
                <text:p>1.083313543678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8329264165726">
                <text:p>1.083292641657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8327217497965">
                <text:p>1.083272174979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8325213018481">
                <text:p>1.083252130184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8323249436132">
                <text:p>1.083232494361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832132551193">
                <text:p>1.08321325511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319440056431">
                <text:p>1.083194400564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8317591927289">
                <text:p>1.083175919272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8315780026944">
                <text:p>1.083157800269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8314003300448">
                <text:p>1.08314003300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8312260733418">
                <text:p>1.083122607334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8310551350107">
                <text:p>1.083105513501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8308874211577">
                <text:p>1.083088742115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8307228413985">
                <text:p>1.083072284139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8305613086952">
                <text:p>1.08305613086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8304027392037">
                <text:p>1.08304027392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8302470521276">
                <text:p>1.08302470521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300941695817">
                <text:p>1.083009416958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299440164618">
                <text:p>1.082994401646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8297965203213">
                <text:p>1.082979652032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8296516112556">
                <text:p>1.082965161125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8295092217905">
                <text:p>1.082950922179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8293692867782">
                <text:p>1.082936928677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8292317432977">
                <text:p>1.082923174329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8290965305605">
                <text:p>1.082909653056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8289635898209">
                <text:p>1.082896358982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828832864291">
                <text:p>1.0828832864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8287042990598">
                <text:p>1.082870429905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8285778410161">
                <text:p>1.082857784101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828453438776">
                <text:p>1.0828453438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8283310426122">
                <text:p>1.082833104261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8282106043888">
                <text:p>1.08282106043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8280920774977">
                <text:p>1.082809207749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8279754167981">
                <text:p>1.082797541679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82786057856">
                <text:p>1.0827860578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8277475204089">
                <text:p>1.082774752040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8276362012739">
                <text:p>1.082763620127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8275265813379">
                <text:p>1.082752658133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8274186219902">
                <text:p>1.082741862199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827312285781">
                <text:p>1.08273122857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8272075363784">
                <text:p>1.082720753637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271043385266">
                <text:p>1.082710433852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8270026580067">
                <text:p>1.082700265800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8269024615984">
                <text:p>1.082690246159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8268037170446">
                <text:p>1.082680371704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381cm" svg:y="0.316cm" chart:style-name="ch2">
          <text:p>Space at Traces increase</text:p>
        </chart:title>
        <chart:legend chart:legend-position="end" svg:x="12.891cm" svg:y="3.955cm" style:legend-expansion="high" chart:style-name="ch3"/>
        <chart:plot-area chart:style-name="ch4" table:cell-range-address="'Events-increase'.B24:'Events-increase'.B158 'Events-increase'.J24:'Events-increase'.J158 'Events-increase'.U24:'Events-increase'.U158" chart:data-source-has-labels="both" svg:x="1.331cm" svg:y="1.275cm" svg:width="11.24cm" svg:height="6.571cm">
          <chartooo:coordinate-region svg:x="1.767cm" svg:y="1.275cm" svg:width="10.309cm" svg:height="4.981cm"/>
          <chart:axis chart:dimension="x" chart:name="primary-x" chart:style-name="ch5" chartooo:axis-type="auto">
            <chartooo:date-scale/>
            <chart:title svg:x="6.404cm" svg:y="8.026cm" chart:style-name="ch6">
              <text:p>Events</text:p>
            </chart:title>
            <chart:categories table:cell-range-address="'Events-increase'.B24:'Events-increase'.B158"/>
          </chart:axis>
          <chart:axis chart:dimension="y" chart:name="primary-y" chart:style-name="ch7">
            <chart:title svg:x="0.451cm" svg:y="4.842cm" chart:style-name="ch8">
              <text:p>Mb</text:p>
            </chart:title>
            <chart:grid chart:style-name="ch9" chart:class="major"/>
          </chart:axis>
          <chart:series chart:style-name="ch10" chart:values-cell-range-address="'Events-increase'.J24:'Events-increase'.J158" loext:label-string="expectation" chart:class="chart:line">
            <chart:data-point chart:repeated="135"/>
          </chart:series>
          <chart:series chart:style-name="ch11" chart:values-cell-range-address="'Events-increase'.U24:'Events-increase'.U158" loext:label-string="real" chart:class="chart:line">
            <chart:data-point chart:repeated="1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ation</text:p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float" office:value="15000">
                <text:p>15000</text:p>
                <draw:g>
                  <svg:desc>'Events-increase'.B24:'Events-increase'.B158</svg:desc>
                </draw:g>
              </table:table-cell>
              <table:table-cell office:value-type="float" office:value="1.804396">
                <text:p>1.804396</text:p>
                <draw:g>
                  <svg:desc>'Events-increase'.J24:'Events-increase'.J158</svg:desc>
                </draw:g>
              </table:table-cell>
              <table:table-cell office:value-type="float" office:value="2.03485584259033">
                <text:p>2.03485584259033</text:p>
                <draw:g>
                  <svg:desc>'Events-increase'.U24:'Events-increase'.U158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859396">
                <text:p>1.859396</text:p>
              </table:table-cell>
              <table:table-cell office:value-type="float" office:value="2.08730792999267">
                <text:p>2.0873079299926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914396">
                <text:p>1.914396</text:p>
              </table:table-cell>
              <table:table-cell office:value-type="float" office:value="2.13976001739501">
                <text:p>2.139760017395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969396">
                <text:p>1.969396</text:p>
              </table:table-cell>
              <table:table-cell office:value-type="float" office:value="2.19221210479736">
                <text:p>2.1922121047973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.024396">
                <text:p>2.024396</text:p>
              </table:table-cell>
              <table:table-cell office:value-type="float" office:value="2.2446641921997">
                <text:p>2.244664192199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079396">
                <text:p>2.079396</text:p>
              </table:table-cell>
              <table:table-cell office:value-type="float" office:value="2.29711627960205">
                <text:p>2.2971162796020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.134396">
                <text:p>2.134396</text:p>
              </table:table-cell>
              <table:table-cell office:value-type="float" office:value="2.34956836700439">
                <text:p>2.3495683670043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189396">
                <text:p>2.189396</text:p>
              </table:table-cell>
              <table:table-cell office:value-type="float" office:value="2.40202045440673">
                <text:p>2.4020204544067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.244396">
                <text:p>2.244396</text:p>
              </table:table-cell>
              <table:table-cell office:value-type="float" office:value="2.45447254180908">
                <text:p>2.4544725418090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299396">
                <text:p>2.299396</text:p>
              </table:table-cell>
              <table:table-cell office:value-type="float" office:value="2.50692462921142">
                <text:p>2.5069246292114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.354396">
                <text:p>2.354396</text:p>
              </table:table-cell>
              <table:table-cell office:value-type="float" office:value="2.55937671661377">
                <text:p>2.5593767166137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.409396">
                <text:p>2.409396</text:p>
              </table:table-cell>
              <table:table-cell office:value-type="float" office:value="2.61182880401611">
                <text:p>2.61182880401611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.464396">
                <text:p>2.464396</text:p>
              </table:table-cell>
              <table:table-cell office:value-type="float" office:value="2.66428089141845">
                <text:p>2.6642808914184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.519396">
                <text:p>2.519396</text:p>
              </table:table-cell>
              <table:table-cell office:value-type="float" office:value="2.7167329788208">
                <text:p>2.7167329788208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.574396">
                <text:p>2.574396</text:p>
              </table:table-cell>
              <table:table-cell office:value-type="float" office:value="2.76918506622314">
                <text:p>2.7691850662231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.629396">
                <text:p>2.629396</text:p>
              </table:table-cell>
              <table:table-cell office:value-type="float" office:value="2.82163715362549">
                <text:p>2.8216371536254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.684396">
                <text:p>2.684396</text:p>
              </table:table-cell>
              <table:table-cell office:value-type="float" office:value="2.87408924102783">
                <text:p>2.8740892410278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739396">
                <text:p>2.739396</text:p>
              </table:table-cell>
              <table:table-cell office:value-type="float" office:value="2.92654132843017">
                <text:p>2.92654132843017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2.794396">
                <text:p>2.794396</text:p>
              </table:table-cell>
              <table:table-cell office:value-type="float" office:value="2.97899341583252">
                <text:p>2.9789934158325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2.849396">
                <text:p>2.849396</text:p>
              </table:table-cell>
              <table:table-cell office:value-type="float" office:value="3.03144550323486">
                <text:p>3.03144550323486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2.904396">
                <text:p>2.904396</text:p>
              </table:table-cell>
              <table:table-cell office:value-type="float" office:value="3.08389759063721">
                <text:p>3.08389759063721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.959396">
                <text:p>2.959396</text:p>
              </table:table-cell>
              <table:table-cell office:value-type="float" office:value="3.13634967803955">
                <text:p>3.13634967803955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3.014396">
                <text:p>3.014396</text:p>
              </table:table-cell>
              <table:table-cell office:value-type="float" office:value="3.18880176544189">
                <text:p>3.18880176544189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3.069396">
                <text:p>3.069396</text:p>
              </table:table-cell>
              <table:table-cell office:value-type="float" office:value="3.24125385284424">
                <text:p>3.24125385284424</text:p>
              </table:table-cell>
            </table:table-row>
            <table:table-row>
              <table:table-cell office:value-type="float" office:value="135000">
                <text:p>135000</text:p>
              </table:table-cell>
              <table:table-cell office:value-type="float" office:value="3.124396">
                <text:p>3.124396</text:p>
              </table:table-cell>
              <table:table-cell office:value-type="float" office:value="3.29370594024658">
                <text:p>3.29370594024658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3.179396">
                <text:p>3.179396</text:p>
              </table:table-cell>
              <table:table-cell office:value-type="float" office:value="3.34615802764892">
                <text:p>3.34615802764892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3.234396">
                <text:p>3.234396</text:p>
              </table:table-cell>
              <table:table-cell office:value-type="float" office:value="3.39861011505127">
                <text:p>3.39861011505127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3.289396">
                <text:p>3.289396</text:p>
              </table:table-cell>
              <table:table-cell office:value-type="float" office:value="3.45106220245361">
                <text:p>3.45106220245361</text:p>
              </table:table-cell>
            </table:table-row>
            <table:table-row>
              <table:table-cell office:value-type="float" office:value="155000">
                <text:p>155000</text:p>
              </table:table-cell>
              <table:table-cell office:value-type="float" office:value="3.344396">
                <text:p>3.344396</text:p>
              </table:table-cell>
              <table:table-cell office:value-type="float" office:value="3.50351428985596">
                <text:p>3.50351428985596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3.399396">
                <text:p>3.399396</text:p>
              </table:table-cell>
              <table:table-cell office:value-type="float" office:value="3.5559663772583">
                <text:p>3.5559663772583</text:p>
              </table:table-cell>
            </table:table-row>
            <table:table-row>
              <table:table-cell office:value-type="float" office:value="165000">
                <text:p>165000</text:p>
              </table:table-cell>
              <table:table-cell office:value-type="float" office:value="3.454396">
                <text:p>3.454396</text:p>
              </table:table-cell>
              <table:table-cell office:value-type="float" office:value="3.60841846466064">
                <text:p>3.60841846466064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3.509396">
                <text:p>3.509396</text:p>
              </table:table-cell>
              <table:table-cell office:value-type="float" office:value="3.66087055206299">
                <text:p>3.66087055206299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3.564396">
                <text:p>3.564396</text:p>
              </table:table-cell>
              <table:table-cell office:value-type="float" office:value="3.71332263946533">
                <text:p>3.71332263946533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3.619396">
                <text:p>3.619396</text:p>
              </table:table-cell>
              <table:table-cell office:value-type="float" office:value="3.76577472686767">
                <text:p>3.76577472686767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3.674396">
                <text:p>3.674396</text:p>
              </table:table-cell>
              <table:table-cell office:value-type="float" office:value="3.81822681427002">
                <text:p>3.81822681427002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3.729396">
                <text:p>3.729396</text:p>
              </table:table-cell>
              <table:table-cell office:value-type="float" office:value="3.87067890167236">
                <text:p>3.87067890167236</text:p>
              </table:table-cell>
            </table:table-row>
            <table:table-row>
              <table:table-cell office:value-type="float" office:value="195000">
                <text:p>195000</text:p>
              </table:table-cell>
              <table:table-cell office:value-type="float" office:value="3.784396">
                <text:p>3.784396</text:p>
              </table:table-cell>
              <table:table-cell office:value-type="float" office:value="3.9231309890747">
                <text:p>3.923130989074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839396">
                <text:p>3.839396</text:p>
              </table:table-cell>
              <table:table-cell office:value-type="float" office:value="3.97558307647705">
                <text:p>3.97558307647705</text:p>
              </table:table-cell>
            </table:table-row>
            <table:table-row>
              <table:table-cell office:value-type="float" office:value="205000">
                <text:p>205000</text:p>
              </table:table-cell>
              <table:table-cell office:value-type="float" office:value="3.894396">
                <text:p>3.894396</text:p>
              </table:table-cell>
              <table:table-cell office:value-type="float" office:value="4.02803516387939">
                <text:p>4.02803516387939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3.949396">
                <text:p>3.949396</text:p>
              </table:table-cell>
              <table:table-cell office:value-type="float" office:value="4.08048725128174">
                <text:p>4.08048725128174</text:p>
              </table:table-cell>
            </table:table-row>
            <table:table-row>
              <table:table-cell office:value-type="float" office:value="215000">
                <text:p>215000</text:p>
              </table:table-cell>
              <table:table-cell office:value-type="float" office:value="4.004396">
                <text:p>4.004396</text:p>
              </table:table-cell>
              <table:table-cell office:value-type="float" office:value="4.13293933868408">
                <text:p>4.13293933868408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4.059396">
                <text:p>4.059396</text:p>
              </table:table-cell>
              <table:table-cell office:value-type="float" office:value="4.18539142608642">
                <text:p>4.18539142608642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4.114396">
                <text:p>4.114396</text:p>
              </table:table-cell>
              <table:table-cell office:value-type="float" office:value="4.23784351348877">
                <text:p>4.23784351348877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4.169396">
                <text:p>4.169396</text:p>
              </table:table-cell>
              <table:table-cell office:value-type="float" office:value="4.29029560089111">
                <text:p>4.29029560089111</text:p>
              </table:table-cell>
            </table:table-row>
            <table:table-row>
              <table:table-cell office:value-type="float" office:value="235000">
                <text:p>235000</text:p>
              </table:table-cell>
              <table:table-cell office:value-type="float" office:value="4.224396">
                <text:p>4.224396</text:p>
              </table:table-cell>
              <table:table-cell office:value-type="float" office:value="4.34274768829345">
                <text:p>4.34274768829345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4.279396">
                <text:p>4.279396</text:p>
              </table:table-cell>
              <table:table-cell office:value-type="float" office:value="4.3951997756958">
                <text:p>4.3951997756958</text:p>
              </table:table-cell>
            </table:table-row>
            <table:table-row>
              <table:table-cell office:value-type="float" office:value="245000">
                <text:p>245000</text:p>
              </table:table-cell>
              <table:table-cell office:value-type="float" office:value="4.334396">
                <text:p>4.334396</text:p>
              </table:table-cell>
              <table:table-cell office:value-type="float" office:value="4.44765186309814">
                <text:p>4.44765186309814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4.389396">
                <text:p>4.389396</text:p>
              </table:table-cell>
              <table:table-cell office:value-type="float" office:value="4.50010395050049">
                <text:p>4.50010395050049</text:p>
              </table:table-cell>
            </table:table-row>
            <table:table-row>
              <table:table-cell office:value-type="float" office:value="255000">
                <text:p>255000</text:p>
              </table:table-cell>
              <table:table-cell office:value-type="float" office:value="4.444396">
                <text:p>4.444396</text:p>
              </table:table-cell>
              <table:table-cell office:value-type="float" office:value="4.55255603790283">
                <text:p>4.55255603790283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4.499396">
                <text:p>4.499396</text:p>
              </table:table-cell>
              <table:table-cell office:value-type="float" office:value="4.60500812530517">
                <text:p>4.60500812530517</text:p>
              </table:table-cell>
            </table:table-row>
            <table:table-row>
              <table:table-cell office:value-type="float" office:value="265000">
                <text:p>265000</text:p>
              </table:table-cell>
              <table:table-cell office:value-type="float" office:value="4.554396">
                <text:p>4.554396</text:p>
              </table:table-cell>
              <table:table-cell office:value-type="float" office:value="4.65746021270752">
                <text:p>4.65746021270752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4.609396">
                <text:p>4.609396</text:p>
              </table:table-cell>
              <table:table-cell office:value-type="float" office:value="4.70991230010986">
                <text:p>4.70991230010986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4.664396">
                <text:p>4.664396</text:p>
              </table:table-cell>
              <table:table-cell office:value-type="float" office:value="4.7623643875122">
                <text:p>4.7623643875122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4.719396">
                <text:p>4.719396</text:p>
              </table:table-cell>
              <table:table-cell office:value-type="float" office:value="4.81481647491455">
                <text:p>4.81481647491455</text:p>
              </table:table-cell>
            </table:table-row>
            <table:table-row>
              <table:table-cell office:value-type="float" office:value="285000">
                <text:p>285000</text:p>
              </table:table-cell>
              <table:table-cell office:value-type="float" office:value="4.774396">
                <text:p>4.774396</text:p>
              </table:table-cell>
              <table:table-cell office:value-type="float" office:value="4.86726856231689">
                <text:p>4.86726856231689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4.829396">
                <text:p>4.829396</text:p>
              </table:table-cell>
              <table:table-cell office:value-type="float" office:value="4.91972064971924">
                <text:p>4.91972064971924</text:p>
              </table:table-cell>
            </table:table-row>
            <table:table-row>
              <table:table-cell office:value-type="float" office:value="295000">
                <text:p>295000</text:p>
              </table:table-cell>
              <table:table-cell office:value-type="float" office:value="4.884396">
                <text:p>4.884396</text:p>
              </table:table-cell>
              <table:table-cell office:value-type="float" office:value="4.97217273712158">
                <text:p>4.9721727371215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.939396">
                <text:p>4.939396</text:p>
              </table:table-cell>
              <table:table-cell office:value-type="float" office:value="5.02462482452392">
                <text:p>5.02462482452392</text:p>
              </table:table-cell>
            </table:table-row>
            <table:table-row>
              <table:table-cell office:value-type="float" office:value="305000">
                <text:p>305000</text:p>
              </table:table-cell>
              <table:table-cell office:value-type="float" office:value="4.994396">
                <text:p>4.994396</text:p>
              </table:table-cell>
              <table:table-cell office:value-type="float" office:value="5.07707691192627">
                <text:p>5.07707691192627</text:p>
              </table:table-cell>
            </table:table-row>
            <table:table-row>
              <table:table-cell office:value-type="float" office:value="310000">
                <text:p>310000</text:p>
              </table:table-cell>
              <table:table-cell office:value-type="float" office:value="5.049396">
                <text:p>5.049396</text:p>
              </table:table-cell>
              <table:table-cell office:value-type="float" office:value="5.12952899932861">
                <text:p>5.12952899932861</text:p>
              </table:table-cell>
            </table:table-row>
            <table:table-row>
              <table:table-cell office:value-type="float" office:value="315000">
                <text:p>315000</text:p>
              </table:table-cell>
              <table:table-cell office:value-type="float" office:value="5.104396">
                <text:p>5.104396</text:p>
              </table:table-cell>
              <table:table-cell office:value-type="float" office:value="5.18198108673095">
                <text:p>5.18198108673095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5.159396">
                <text:p>5.159396</text:p>
              </table:table-cell>
              <table:table-cell office:value-type="float" office:value="5.2344331741333">
                <text:p>5.2344331741333</text:p>
              </table:table-cell>
            </table:table-row>
            <table:table-row>
              <table:table-cell office:value-type="float" office:value="325000">
                <text:p>325000</text:p>
              </table:table-cell>
              <table:table-cell office:value-type="float" office:value="5.214396">
                <text:p>5.214396</text:p>
              </table:table-cell>
              <table:table-cell office:value-type="float" office:value="5.28688526153564">
                <text:p>5.28688526153564</text:p>
              </table:table-cell>
            </table:table-row>
            <table:table-row>
              <table:table-cell office:value-type="float" office:value="330000">
                <text:p>330000</text:p>
              </table:table-cell>
              <table:table-cell office:value-type="float" office:value="5.269396">
                <text:p>5.269396</text:p>
              </table:table-cell>
              <table:table-cell office:value-type="float" office:value="5.33933734893799">
                <text:p>5.33933734893799</text:p>
              </table:table-cell>
            </table:table-row>
            <table:table-row>
              <table:table-cell office:value-type="float" office:value="335000">
                <text:p>335000</text:p>
              </table:table-cell>
              <table:table-cell office:value-type="float" office:value="5.324396">
                <text:p>5.324396</text:p>
              </table:table-cell>
              <table:table-cell office:value-type="float" office:value="5.39178943634033">
                <text:p>5.39178943634033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5.379396">
                <text:p>5.379396</text:p>
              </table:table-cell>
              <table:table-cell office:value-type="float" office:value="5.44424152374267">
                <text:p>5.44424152374267</text:p>
              </table:table-cell>
            </table:table-row>
            <table:table-row>
              <table:table-cell office:value-type="float" office:value="345000">
                <text:p>345000</text:p>
              </table:table-cell>
              <table:table-cell office:value-type="float" office:value="5.434396">
                <text:p>5.434396</text:p>
              </table:table-cell>
              <table:table-cell office:value-type="float" office:value="5.49669361114502">
                <text:p>5.49669361114502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5.489396">
                <text:p>5.489396</text:p>
              </table:table-cell>
              <table:table-cell office:value-type="float" office:value="5.54914569854736">
                <text:p>5.54914569854736</text:p>
              </table:table-cell>
            </table:table-row>
            <table:table-row>
              <table:table-cell office:value-type="float" office:value="355000">
                <text:p>355000</text:p>
              </table:table-cell>
              <table:table-cell office:value-type="float" office:value="5.544396">
                <text:p>5.544396</text:p>
              </table:table-cell>
              <table:table-cell office:value-type="float" office:value="5.6015977859497">
                <text:p>5.6015977859497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5.599396">
                <text:p>5.599396</text:p>
              </table:table-cell>
              <table:table-cell office:value-type="float" office:value="5.65404987335205">
                <text:p>5.65404987335205</text:p>
              </table:table-cell>
            </table:table-row>
            <table:table-row>
              <table:table-cell office:value-type="float" office:value="365000">
                <text:p>365000</text:p>
              </table:table-cell>
              <table:table-cell office:value-type="float" office:value="5.654396">
                <text:p>5.654396</text:p>
              </table:table-cell>
              <table:table-cell office:value-type="float" office:value="5.70650196075439">
                <text:p>5.70650196075439</text:p>
              </table:table-cell>
            </table:table-row>
            <table:table-row>
              <table:table-cell office:value-type="float" office:value="370000">
                <text:p>370000</text:p>
              </table:table-cell>
              <table:table-cell office:value-type="float" office:value="5.709396">
                <text:p>5.709396</text:p>
              </table:table-cell>
              <table:table-cell office:value-type="float" office:value="5.75895404815674">
                <text:p>5.75895404815674</text:p>
              </table:table-cell>
            </table:table-row>
            <table:table-row>
              <table:table-cell office:value-type="float" office:value="375000">
                <text:p>375000</text:p>
              </table:table-cell>
              <table:table-cell office:value-type="float" office:value="5.764396">
                <text:p>5.764396</text:p>
              </table:table-cell>
              <table:table-cell office:value-type="float" office:value="5.81140613555908">
                <text:p>5.81140613555908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5.819396">
                <text:p>5.819396</text:p>
              </table:table-cell>
              <table:table-cell office:value-type="float" office:value="5.86385822296142">
                <text:p>5.86385822296142</text:p>
              </table:table-cell>
            </table:table-row>
            <table:table-row>
              <table:table-cell office:value-type="float" office:value="385000">
                <text:p>385000</text:p>
              </table:table-cell>
              <table:table-cell office:value-type="float" office:value="5.874396">
                <text:p>5.874396</text:p>
              </table:table-cell>
              <table:table-cell office:value-type="float" office:value="5.91631031036377">
                <text:p>5.91631031036377</text:p>
              </table:table-cell>
            </table:table-row>
            <table:table-row>
              <table:table-cell office:value-type="float" office:value="390000">
                <text:p>390000</text:p>
              </table:table-cell>
              <table:table-cell office:value-type="float" office:value="5.929396">
                <text:p>5.929396</text:p>
              </table:table-cell>
              <table:table-cell office:value-type="float" office:value="5.96876239776611">
                <text:p>5.96876239776611</text:p>
              </table:table-cell>
            </table:table-row>
            <table:table-row>
              <table:table-cell office:value-type="float" office:value="395000">
                <text:p>395000</text:p>
              </table:table-cell>
              <table:table-cell office:value-type="float" office:value="5.984396">
                <text:p>5.984396</text:p>
              </table:table-cell>
              <table:table-cell office:value-type="float" office:value="6.02121448516846">
                <text:p>6.0212144851684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.039396">
                <text:p>6.039396</text:p>
              </table:table-cell>
              <table:table-cell office:value-type="float" office:value="6.0736665725708">
                <text:p>6.0736665725708</text:p>
              </table:table-cell>
            </table:table-row>
            <table:table-row>
              <table:table-cell office:value-type="float" office:value="405000">
                <text:p>405000</text:p>
              </table:table-cell>
              <table:table-cell office:value-type="float" office:value="6.094396">
                <text:p>6.094396</text:p>
              </table:table-cell>
              <table:table-cell office:value-type="float" office:value="6.12611865997314">
                <text:p>6.12611865997314</text:p>
              </table:table-cell>
            </table:table-row>
            <table:table-row>
              <table:table-cell office:value-type="float" office:value="410000">
                <text:p>410000</text:p>
              </table:table-cell>
              <table:table-cell office:value-type="float" office:value="6.149396">
                <text:p>6.149396</text:p>
              </table:table-cell>
              <table:table-cell office:value-type="float" office:value="6.17857074737549">
                <text:p>6.17857074737549</text:p>
              </table:table-cell>
            </table:table-row>
            <table:table-row>
              <table:table-cell office:value-type="float" office:value="415000">
                <text:p>415000</text:p>
              </table:table-cell>
              <table:table-cell office:value-type="float" office:value="6.204396">
                <text:p>6.204396</text:p>
              </table:table-cell>
              <table:table-cell office:value-type="float" office:value="6.23102283477783">
                <text:p>6.23102283477783</text:p>
              </table:table-cell>
            </table:table-row>
            <table:table-row>
              <table:table-cell office:value-type="float" office:value="420000">
                <text:p>420000</text:p>
              </table:table-cell>
              <table:table-cell office:value-type="float" office:value="6.259396">
                <text:p>6.259396</text:p>
              </table:table-cell>
              <table:table-cell office:value-type="float" office:value="6.28347492218017">
                <text:p>6.28347492218017</text:p>
              </table:table-cell>
            </table:table-row>
            <table:table-row>
              <table:table-cell office:value-type="float" office:value="425000">
                <text:p>425000</text:p>
              </table:table-cell>
              <table:table-cell office:value-type="float" office:value="6.314396">
                <text:p>6.314396</text:p>
              </table:table-cell>
              <table:table-cell office:value-type="float" office:value="6.33592700958252">
                <text:p>6.33592700958252</text:p>
              </table:table-cell>
            </table:table-row>
            <table:table-row>
              <table:table-cell office:value-type="float" office:value="430000">
                <text:p>430000</text:p>
              </table:table-cell>
              <table:table-cell office:value-type="float" office:value="6.369396">
                <text:p>6.369396</text:p>
              </table:table-cell>
              <table:table-cell office:value-type="float" office:value="6.38837909698486">
                <text:p>6.38837909698486</text:p>
              </table:table-cell>
            </table:table-row>
            <table:table-row>
              <table:table-cell office:value-type="float" office:value="435000">
                <text:p>435000</text:p>
              </table:table-cell>
              <table:table-cell office:value-type="float" office:value="6.424396">
                <text:p>6.424396</text:p>
              </table:table-cell>
              <table:table-cell office:value-type="float" office:value="6.44083118438721">
                <text:p>6.44083118438721</text:p>
              </table:table-cell>
            </table:table-row>
            <table:table-row>
              <table:table-cell office:value-type="float" office:value="440000">
                <text:p>440000</text:p>
              </table:table-cell>
              <table:table-cell office:value-type="float" office:value="6.479396">
                <text:p>6.479396</text:p>
              </table:table-cell>
              <table:table-cell office:value-type="float" office:value="6.49328327178955">
                <text:p>6.49328327178955</text:p>
              </table:table-cell>
            </table:table-row>
            <table:table-row>
              <table:table-cell office:value-type="float" office:value="445000">
                <text:p>445000</text:p>
              </table:table-cell>
              <table:table-cell office:value-type="float" office:value="6.534396">
                <text:p>6.534396</text:p>
              </table:table-cell>
              <table:table-cell office:value-type="float" office:value="6.54573535919189">
                <text:p>6.54573535919189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6.589396">
                <text:p>6.589396</text:p>
              </table:table-cell>
              <table:table-cell office:value-type="float" office:value="6.59818744659424">
                <text:p>6.59818744659424</text:p>
              </table:table-cell>
            </table:table-row>
            <table:table-row>
              <table:table-cell office:value-type="float" office:value="455000">
                <text:p>455000</text:p>
              </table:table-cell>
              <table:table-cell office:value-type="float" office:value="6.644396">
                <text:p>6.644396</text:p>
              </table:table-cell>
              <table:table-cell office:value-type="float" office:value="6.65063953399658">
                <text:p>6.65063953399658</text:p>
              </table:table-cell>
            </table:table-row>
            <table:table-row>
              <table:table-cell office:value-type="float" office:value="460000">
                <text:p>460000</text:p>
              </table:table-cell>
              <table:table-cell office:value-type="float" office:value="6.699396">
                <text:p>6.699396</text:p>
              </table:table-cell>
              <table:table-cell office:value-type="float" office:value="6.70309162139892">
                <text:p>6.70309162139892</text:p>
              </table:table-cell>
            </table:table-row>
            <table:table-row>
              <table:table-cell office:value-type="float" office:value="465000">
                <text:p>465000</text:p>
              </table:table-cell>
              <table:table-cell office:value-type="float" office:value="6.754396">
                <text:p>6.754396</text:p>
              </table:table-cell>
              <table:table-cell office:value-type="float" office:value="6.75554370880127">
                <text:p>6.75554370880127</text:p>
              </table:table-cell>
            </table:table-row>
            <table:table-row>
              <table:table-cell office:value-type="float" office:value="470000">
                <text:p>470000</text:p>
              </table:table-cell>
              <table:table-cell office:value-type="float" office:value="6.809396">
                <text:p>6.809396</text:p>
              </table:table-cell>
              <table:table-cell office:value-type="float" office:value="6.80799579620361">
                <text:p>6.80799579620361</text:p>
              </table:table-cell>
            </table:table-row>
            <table:table-row>
              <table:table-cell office:value-type="float" office:value="475000">
                <text:p>475000</text:p>
              </table:table-cell>
              <table:table-cell office:value-type="float" office:value="6.864396">
                <text:p>6.864396</text:p>
              </table:table-cell>
              <table:table-cell office:value-type="float" office:value="6.86044788360596">
                <text:p>6.86044788360596</text:p>
              </table:table-cell>
            </table:table-row>
            <table:table-row>
              <table:table-cell office:value-type="float" office:value="480000">
                <text:p>480000</text:p>
              </table:table-cell>
              <table:table-cell office:value-type="float" office:value="6.919396">
                <text:p>6.919396</text:p>
              </table:table-cell>
              <table:table-cell office:value-type="float" office:value="6.9128999710083">
                <text:p>6.9128999710083</text:p>
              </table:table-cell>
            </table:table-row>
            <table:table-row>
              <table:table-cell office:value-type="float" office:value="485000">
                <text:p>485000</text:p>
              </table:table-cell>
              <table:table-cell office:value-type="float" office:value="6.974396">
                <text:p>6.974396</text:p>
              </table:table-cell>
              <table:table-cell office:value-type="float" office:value="6.96535205841064">
                <text:p>6.96535205841064</text:p>
              </table:table-cell>
            </table:table-row>
            <table:table-row>
              <table:table-cell office:value-type="float" office:value="490000">
                <text:p>490000</text:p>
              </table:table-cell>
              <table:table-cell office:value-type="float" office:value="7.029396">
                <text:p>7.029396</text:p>
              </table:table-cell>
              <table:table-cell office:value-type="float" office:value="7.01780414581299">
                <text:p>7.01780414581299</text:p>
              </table:table-cell>
            </table:table-row>
            <table:table-row>
              <table:table-cell office:value-type="float" office:value="495000">
                <text:p>495000</text:p>
              </table:table-cell>
              <table:table-cell office:value-type="float" office:value="7.084396">
                <text:p>7.084396</text:p>
              </table:table-cell>
              <table:table-cell office:value-type="float" office:value="7.07025623321533">
                <text:p>7.0702562332153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7.139396">
                <text:p>7.139396</text:p>
              </table:table-cell>
              <table:table-cell office:value-type="float" office:value="7.12270832061767">
                <text:p>7.12270832061767</text:p>
              </table:table-cell>
            </table:table-row>
            <table:table-row>
              <table:table-cell office:value-type="float" office:value="505000">
                <text:p>505000</text:p>
              </table:table-cell>
              <table:table-cell office:value-type="float" office:value="7.194396">
                <text:p>7.194396</text:p>
              </table:table-cell>
              <table:table-cell office:value-type="float" office:value="7.17516040802002">
                <text:p>7.17516040802002</text:p>
              </table:table-cell>
            </table:table-row>
            <table:table-row>
              <table:table-cell office:value-type="float" office:value="510000">
                <text:p>510000</text:p>
              </table:table-cell>
              <table:table-cell office:value-type="float" office:value="7.249396">
                <text:p>7.249396</text:p>
              </table:table-cell>
              <table:table-cell office:value-type="float" office:value="7.22761249542236">
                <text:p>7.22761249542236</text:p>
              </table:table-cell>
            </table:table-row>
            <table:table-row>
              <table:table-cell office:value-type="float" office:value="515000">
                <text:p>515000</text:p>
              </table:table-cell>
              <table:table-cell office:value-type="float" office:value="7.304396">
                <text:p>7.304396</text:p>
              </table:table-cell>
              <table:table-cell office:value-type="float" office:value="7.28006458282471">
                <text:p>7.28006458282471</text:p>
              </table:table-cell>
            </table:table-row>
            <table:table-row>
              <table:table-cell office:value-type="float" office:value="520000">
                <text:p>520000</text:p>
              </table:table-cell>
              <table:table-cell office:value-type="float" office:value="7.359396">
                <text:p>7.359396</text:p>
              </table:table-cell>
              <table:table-cell office:value-type="float" office:value="7.33251667022705">
                <text:p>7.33251667022705</text:p>
              </table:table-cell>
            </table:table-row>
            <table:table-row>
              <table:table-cell office:value-type="float" office:value="525000">
                <text:p>525000</text:p>
              </table:table-cell>
              <table:table-cell office:value-type="float" office:value="7.414396">
                <text:p>7.414396</text:p>
              </table:table-cell>
              <table:table-cell office:value-type="float" office:value="7.38496875762939">
                <text:p>7.38496875762939</text:p>
              </table:table-cell>
            </table:table-row>
            <table:table-row>
              <table:table-cell office:value-type="float" office:value="530000">
                <text:p>530000</text:p>
              </table:table-cell>
              <table:table-cell office:value-type="float" office:value="7.469396">
                <text:p>7.469396</text:p>
              </table:table-cell>
              <table:table-cell office:value-type="float" office:value="7.43742084503174">
                <text:p>7.43742084503174</text:p>
              </table:table-cell>
            </table:table-row>
            <table:table-row>
              <table:table-cell office:value-type="float" office:value="535000">
                <text:p>535000</text:p>
              </table:table-cell>
              <table:table-cell office:value-type="float" office:value="7.524396">
                <text:p>7.524396</text:p>
              </table:table-cell>
              <table:table-cell office:value-type="float" office:value="7.48987293243408">
                <text:p>7.48987293243408</text:p>
              </table:table-cell>
            </table:table-row>
            <table:table-row>
              <table:table-cell office:value-type="float" office:value="540000">
                <text:p>540000</text:p>
              </table:table-cell>
              <table:table-cell office:value-type="float" office:value="7.579396">
                <text:p>7.579396</text:p>
              </table:table-cell>
              <table:table-cell office:value-type="float" office:value="7.54232501983642">
                <text:p>7.54232501983642</text:p>
              </table:table-cell>
            </table:table-row>
            <table:table-row>
              <table:table-cell office:value-type="float" office:value="545000">
                <text:p>545000</text:p>
              </table:table-cell>
              <table:table-cell office:value-type="float" office:value="7.634396">
                <text:p>7.634396</text:p>
              </table:table-cell>
              <table:table-cell office:value-type="float" office:value="7.59477710723877">
                <text:p>7.59477710723877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7.689396">
                <text:p>7.689396</text:p>
              </table:table-cell>
              <table:table-cell office:value-type="float" office:value="7.64722919464111">
                <text:p>7.64722919464111</text:p>
              </table:table-cell>
            </table:table-row>
            <table:table-row>
              <table:table-cell office:value-type="float" office:value="555000">
                <text:p>555000</text:p>
              </table:table-cell>
              <table:table-cell office:value-type="float" office:value="7.744396">
                <text:p>7.744396</text:p>
              </table:table-cell>
              <table:table-cell office:value-type="float" office:value="7.69968128204346">
                <text:p>7.69968128204346</text:p>
              </table:table-cell>
            </table:table-row>
            <table:table-row>
              <table:table-cell office:value-type="float" office:value="560000">
                <text:p>560000</text:p>
              </table:table-cell>
              <table:table-cell office:value-type="float" office:value="7.799396">
                <text:p>7.799396</text:p>
              </table:table-cell>
              <table:table-cell office:value-type="float" office:value="7.7521333694458">
                <text:p>7.7521333694458</text:p>
              </table:table-cell>
            </table:table-row>
            <table:table-row>
              <table:table-cell office:value-type="float" office:value="565000">
                <text:p>565000</text:p>
              </table:table-cell>
              <table:table-cell office:value-type="float" office:value="7.854396">
                <text:p>7.854396</text:p>
              </table:table-cell>
              <table:table-cell office:value-type="float" office:value="7.80458545684814">
                <text:p>7.80458545684814</text:p>
              </table:table-cell>
            </table:table-row>
            <table:table-row>
              <table:table-cell office:value-type="float" office:value="570000">
                <text:p>570000</text:p>
              </table:table-cell>
              <table:table-cell office:value-type="float" office:value="7.909396">
                <text:p>7.909396</text:p>
              </table:table-cell>
              <table:table-cell office:value-type="float" office:value="7.85703754425049">
                <text:p>7.85703754425049</text:p>
              </table:table-cell>
            </table:table-row>
            <table:table-row>
              <table:table-cell office:value-type="float" office:value="575000">
                <text:p>575000</text:p>
              </table:table-cell>
              <table:table-cell office:value-type="float" office:value="7.964396">
                <text:p>7.964396</text:p>
              </table:table-cell>
              <table:table-cell office:value-type="float" office:value="7.90948963165283">
                <text:p>7.90948963165283</text:p>
              </table:table-cell>
            </table:table-row>
            <table:table-row>
              <table:table-cell office:value-type="float" office:value="580000">
                <text:p>580000</text:p>
              </table:table-cell>
              <table:table-cell office:value-type="float" office:value="8.019396">
                <text:p>8.019396</text:p>
              </table:table-cell>
              <table:table-cell office:value-type="float" office:value="7.96194171905517">
                <text:p>7.96194171905517</text:p>
              </table:table-cell>
            </table:table-row>
            <table:table-row>
              <table:table-cell office:value-type="float" office:value="585000">
                <text:p>585000</text:p>
              </table:table-cell>
              <table:table-cell office:value-type="float" office:value="8.074396">
                <text:p>8.074396</text:p>
              </table:table-cell>
              <table:table-cell office:value-type="float" office:value="8.01439380645752">
                <text:p>8.01439380645752</text:p>
              </table:table-cell>
            </table:table-row>
            <table:table-row>
              <table:table-cell office:value-type="float" office:value="590000">
                <text:p>590000</text:p>
              </table:table-cell>
              <table:table-cell office:value-type="float" office:value="8.129396">
                <text:p>8.129396</text:p>
              </table:table-cell>
              <table:table-cell office:value-type="float" office:value="8.06684589385986">
                <text:p>8.06684589385986</text:p>
              </table:table-cell>
            </table:table-row>
            <table:table-row>
              <table:table-cell office:value-type="float" office:value="595000">
                <text:p>595000</text:p>
              </table:table-cell>
              <table:table-cell office:value-type="float" office:value="8.184396">
                <text:p>8.184396</text:p>
              </table:table-cell>
              <table:table-cell office:value-type="float" office:value="8.11929798126221">
                <text:p>8.1192979812622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8.239396">
                <text:p>8.239396</text:p>
              </table:table-cell>
              <table:table-cell office:value-type="float" office:value="8.17175006866455">
                <text:p>8.17175006866455</text:p>
              </table:table-cell>
            </table:table-row>
            <table:table-row>
              <table:table-cell office:value-type="float" office:value="605000">
                <text:p>605000</text:p>
              </table:table-cell>
              <table:table-cell office:value-type="float" office:value="8.294396">
                <text:p>8.294396</text:p>
              </table:table-cell>
              <table:table-cell office:value-type="float" office:value="8.22420215606689">
                <text:p>8.22420215606689</text:p>
              </table:table-cell>
            </table:table-row>
            <table:table-row>
              <table:table-cell office:value-type="float" office:value="610000">
                <text:p>610000</text:p>
              </table:table-cell>
              <table:table-cell office:value-type="float" office:value="8.349396">
                <text:p>8.349396</text:p>
              </table:table-cell>
              <table:table-cell office:value-type="float" office:value="8.27665424346924">
                <text:p>8.27665424346924</text:p>
              </table:table-cell>
            </table:table-row>
            <table:table-row>
              <table:table-cell office:value-type="float" office:value="615000">
                <text:p>615000</text:p>
              </table:table-cell>
              <table:table-cell office:value-type="float" office:value="8.404396">
                <text:p>8.404396</text:p>
              </table:table-cell>
              <table:table-cell office:value-type="float" office:value="8.32910633087158">
                <text:p>8.32910633087158</text:p>
              </table:table-cell>
            </table:table-row>
            <table:table-row>
              <table:table-cell office:value-type="float" office:value="620000">
                <text:p>620000</text:p>
              </table:table-cell>
              <table:table-cell office:value-type="float" office:value="8.459396">
                <text:p>8.459396</text:p>
              </table:table-cell>
              <table:table-cell office:value-type="float" office:value="8.38155841827392">
                <text:p>8.38155841827392</text:p>
              </table:table-cell>
            </table:table-row>
            <table:table-row>
              <table:table-cell office:value-type="float" office:value="625000">
                <text:p>625000</text:p>
              </table:table-cell>
              <table:table-cell office:value-type="float" office:value="8.514396">
                <text:p>8.514396</text:p>
              </table:table-cell>
              <table:table-cell office:value-type="float" office:value="8.43401050567627">
                <text:p>8.43401050567627</text:p>
              </table:table-cell>
            </table:table-row>
            <table:table-row>
              <table:table-cell office:value-type="float" office:value="630000">
                <text:p>630000</text:p>
              </table:table-cell>
              <table:table-cell office:value-type="float" office:value="8.569396">
                <text:p>8.569396</text:p>
              </table:table-cell>
              <table:table-cell office:value-type="float" office:value="8.48646259307861">
                <text:p>8.48646259307861</text:p>
              </table:table-cell>
            </table:table-row>
            <table:table-row>
              <table:table-cell office:value-type="float" office:value="635000">
                <text:p>635000</text:p>
              </table:table-cell>
              <table:table-cell office:value-type="float" office:value="8.624396">
                <text:p>8.624396</text:p>
              </table:table-cell>
              <table:table-cell office:value-type="float" office:value="8.53891468048096">
                <text:p>8.53891468048096</text:p>
              </table:table-cell>
            </table:table-row>
            <table:table-row>
              <table:table-cell office:value-type="float" office:value="640000">
                <text:p>640000</text:p>
              </table:table-cell>
              <table:table-cell office:value-type="float" office:value="8.679396">
                <text:p>8.679396</text:p>
              </table:table-cell>
              <table:table-cell office:value-type="float" office:value="8.5913667678833">
                <text:p>8.5913667678833</text:p>
              </table:table-cell>
            </table:table-row>
            <table:table-row>
              <table:table-cell office:value-type="float" office:value="645000">
                <text:p>645000</text:p>
              </table:table-cell>
              <table:table-cell office:value-type="float" office:value="8.734396">
                <text:p>8.734396</text:p>
              </table:table-cell>
              <table:table-cell office:value-type="float" office:value="8.64381885528564">
                <text:p>8.64381885528564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8.789396">
                <text:p>8.789396</text:p>
              </table:table-cell>
              <table:table-cell office:value-type="float" office:value="8.69627094268799">
                <text:p>8.69627094268799</text:p>
              </table:table-cell>
            </table:table-row>
            <table:table-row>
              <table:table-cell office:value-type="float" office:value="655000">
                <text:p>655000</text:p>
              </table:table-cell>
              <table:table-cell office:value-type="float" office:value="8.844396">
                <text:p>8.844396</text:p>
              </table:table-cell>
              <table:table-cell office:value-type="float" office:value="8.74872303009033">
                <text:p>8.74872303009033</text:p>
              </table:table-cell>
            </table:table-row>
            <table:table-row>
              <table:table-cell office:value-type="float" office:value="660000">
                <text:p>660000</text:p>
              </table:table-cell>
              <table:table-cell office:value-type="float" office:value="8.899396">
                <text:p>8.899396</text:p>
              </table:table-cell>
              <table:table-cell office:value-type="float" office:value="8.80117511749267">
                <text:p>8.80117511749267</text:p>
              </table:table-cell>
            </table:table-row>
            <table:table-row>
              <table:table-cell office:value-type="float" office:value="665000">
                <text:p>665000</text:p>
              </table:table-cell>
              <table:table-cell office:value-type="float" office:value="8.954396">
                <text:p>8.954396</text:p>
              </table:table-cell>
              <table:table-cell office:value-type="float" office:value="8.85362720489502">
                <text:p>8.85362720489502</text:p>
              </table:table-cell>
            </table:table-row>
            <table:table-row>
              <table:table-cell office:value-type="float" office:value="670000">
                <text:p>670000</text:p>
              </table:table-cell>
              <table:table-cell office:value-type="float" office:value="9.009396">
                <text:p>9.009396</text:p>
              </table:table-cell>
              <table:table-cell office:value-type="float" office:value="8.90607929229736">
                <text:p>8.90607929229736</text:p>
              </table:table-cell>
            </table:table-row>
            <table:table-row>
              <table:table-cell office:value-type="float" office:value="675000">
                <text:p>675000</text:p>
              </table:table-cell>
              <table:table-cell office:value-type="float" office:value="9.064396">
                <text:p>9.064396</text:p>
              </table:table-cell>
              <table:table-cell office:value-type="float" office:value="8.95853137969971">
                <text:p>8.95853137969971</text:p>
              </table:table-cell>
            </table:table-row>
            <table:table-row>
              <table:table-cell office:value-type="float" office:value="680000">
                <text:p>680000</text:p>
              </table:table-cell>
              <table:table-cell office:value-type="float" office:value="9.119396">
                <text:p>9.119396</text:p>
              </table:table-cell>
              <table:table-cell office:value-type="float" office:value="9.01098346710205">
                <text:p>9.01098346710205</text:p>
              </table:table-cell>
            </table:table-row>
            <table:table-row>
              <table:table-cell office:value-type="float" office:value="685000">
                <text:p>685000</text:p>
              </table:table-cell>
              <table:table-cell office:value-type="float" office:value="9.174396">
                <text:p>9.174396</text:p>
              </table:table-cell>
              <table:table-cell office:value-type="float" office:value="9.06343555450439">
                <text:p>9.063435554504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Difference</text:p>
        </chart:title>
        <chart:legend chart:legend-position="end" svg:x="12.91cm" svg:y="4.201cm" style:legend-expansion="high" chart:style-name="ch3"/>
        <chart:plot-area chart:style-name="ch4" table:cell-range-address="'Events-increase'.A24:'Events-increase'.A155 'Events-increase'.AA24:'Events-increase'.AA158" chart:data-source-has-labels="column" svg:x="0.32cm" svg:y="1.275cm" svg:width="12.27cm" svg:height="7.545cm">
          <chartooo:coordinate-region svg:x="1.338cm" svg:y="1.474cm" svg:width="11.252cm" svg:height="7.147cm"/>
          <chart:axis chart:dimension="x" chart:name="primary-x" chart:style-name="ch5" chartooo:axis-type="auto">
            <chartooo:date-scale/>
            <chart:categories table:cell-range-address="'Events-increase'.A24:'Events-increase'.A1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vents-increase'.AA24:'Events-increase'.AA158" chart:class="chart:line">
            <chart:data-point chart:repeated="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Events-increase'.A24:'Events-increase'.A155</svg:desc>
                </draw:g>
              </table:table-cell>
              <table:table-cell office:value-type="float" office:value="0.230459842590328">
                <text:p>0.230459842590328</text:p>
                <draw:g>
                  <svg:desc>'Events-increase'.AA24:'Events-increase'.AA15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7911929992672">
                <text:p>0.2279119299926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5364017395015">
                <text:p>0.2253640173950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2816104797359">
                <text:p>0.2228161047973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0268192199704">
                <text:p>0.2202681921997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7720279602047">
                <text:p>0.2177202796020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5172367004391">
                <text:p>0.2151723670043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2624454406734">
                <text:p>0.21262445440673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0076541809078">
                <text:p>0.2100765418090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7528629211422">
                <text:p>0.2075286292114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4980716613766">
                <text:p>0.2049807166137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2432804016109">
                <text:p>0.2024328040161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9884891418454">
                <text:p>0.1998848914184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7336978820797">
                <text:p>0.1973369788207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4789066223138">
                <text:p>0.1947890662231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2241153625488">
                <text:p>0.1922411536254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9693241027828">
                <text:p>0.1896932410278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7145328430168">
                <text:p>0.1871453284301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4597415832518">
                <text:p>0.1845974158325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2049503234858">
                <text:p>0.182049503234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9501590637208">
                <text:p>0.1795015906372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6953678039548">
                <text:p>0.1769536780395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4405765441888">
                <text:p>0.1744057654418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1857852844239">
                <text:p>0.17185785284423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9309940246579">
                <text:p>0.1693099402465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6762027648918">
                <text:p>0.1667620276489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4214115051269">
                <text:p>0.1642141150512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1666202453608">
                <text:p>0.1616662024536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9118289855958">
                <text:p>0.1591182898559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6570377258298">
                <text:p>0.1565703772582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4022464660638">
                <text:p>0.1540224646606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1474552062989">
                <text:p>0.1514745520629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8926639465329">
                <text:p>0.1489266394653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6378726867669">
                <text:p>0.1463787268676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3830814270019">
                <text:p>0.1438308142700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1282901672358">
                <text:p>0.1412829016723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8734989074698">
                <text:p>0.1387349890746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6187076477048">
                <text:p>0.1361870764770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3639163879388">
                <text:p>0.1336391638793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1091251281738">
                <text:p>0.1310912512817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8543338684079">
                <text:p>0.1285433386840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5995426086419">
                <text:p>0.1259954260864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3447513488768">
                <text:p>0.1234475134887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0899600891108">
                <text:p>0.1208996008911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8351688293449">
                <text:p>0.1183516882934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5803775695798">
                <text:p>0.1158037756957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3255863098138">
                <text:p>0.1132558630981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0707950500489">
                <text:p>0.1107079505004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8160037902828">
                <text:p>0.1081600379028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5612125305169">
                <text:p>0.1056121253051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3064212707519">
                <text:p>0.1030642127075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0516300109858">
                <text:p>0.100516300109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79683875121982">
                <text:p>0.09796838751219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54204749145484">
                <text:p>0.09542047491454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2872562316888">
                <text:p>0.0928725623168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03246497192383">
                <text:p>0.09032464971923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77767371215787">
                <text:p>0.08777673712157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52288245239183">
                <text:p>0.08522882452391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26809119262686">
                <text:p>0.08268091192626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01329993286082">
                <text:p>0.08013299932860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75850867309478">
                <text:p>0.07758508673094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5037174133298">
                <text:p>0.0750371741332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24892615356385">
                <text:p>0.07248926153563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99413489379879">
                <text:p>0.06994134893798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73934363403284">
                <text:p>0.06739343634032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48455237426688">
                <text:p>0.06484552374266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22976111450191">
                <text:p>0.06229761114501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97496985473578">
                <text:p>0.05974969854735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72017859496983">
                <text:p>0.05720178594969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46538733520485">
                <text:p>0.05465387335204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21059607543881">
                <text:p>0.05210596075438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95580481567384">
                <text:p>0.04955804815673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70101355590789">
                <text:p>0.04701013555907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44622229614184">
                <text:p>0.04446222296141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19143103637687">
                <text:p>0.04191431036376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93663977661092">
                <text:p>0.03936639776610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68184851684585">
                <text:p>0.03681848516845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42705725707981">
                <text:p>0.03427057257079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17226599731386">
                <text:p>0.03172265997313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9174747375488">
                <text:p>0.0291747473754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66268347778285">
                <text:p>0.02662683477782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40789221801689">
                <text:p>0.02407892218016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15310095825183">
                <text:p>0.02153100958251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89830969848588">
                <text:p>0.01898309698485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6435184387209">
                <text:p>0.0164351843872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38872717895477">
                <text:p>0.01388727178954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13393591918882">
                <text:p>0.01133935919188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879144659423847">
                <text:p>0.008791446594238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624353399657807">
                <text:p>0.0062435339965780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69562139891855">
                <text:p>0.003695621398918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11477088012688">
                <text:p>0.00114770880126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140020379639072">
                <text:p>-0.001400203796390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394811639404136">
                <text:p>-0.003948116394041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649602899170176">
                <text:p>-0.0064960289917017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904394158936128">
                <text:p>-0.009043941589361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15918541870119">
                <text:p>-0.01159185418701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41397667846714">
                <text:p>-0.01413976678467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6687679382331">
                <text:p>-0.0166876793823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92355919799816">
                <text:p>-0.01923559197998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17835045776411">
                <text:p>-0.02178350457764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43314171752909">
                <text:p>-0.02433141717529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68793297729522">
                <text:p>-0.02687932977295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94272423706117">
                <text:p>-0.02942724237061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19751549682614">
                <text:p>-0.03197515496826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45230675659218">
                <text:p>-0.03452306756592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70709801635813">
                <text:p>-0.03707098016358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96188927612311">
                <text:p>-0.03961889276123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21668053588915">
                <text:p>-0.04216680535889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47147179565413">
                <text:p>-0.04471471795654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72626305542017">
                <text:p>-0.04726263055420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98105431518612">
                <text:p>-0.04981054315186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523584557495118">
                <text:p>-0.05235845574951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549063683471713">
                <text:p>-0.05490636834717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574542809448317">
                <text:p>-0.05745428094483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00021935424824">
                <text:p>-0.06000219354248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25501061401419">
                <text:p>-0.06255010614014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50980187377908">
                <text:p>-0.06509801873779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76459313354521">
                <text:p>-0.06764593133545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01938439331133">
                <text:p>-0.07019384393311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27417565307622">
                <text:p>-0.07274175653076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52896691284217">
                <text:p>-0.07528966912842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78375817260812">
                <text:p>-0.07783758172608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03854943237319">
                <text:p>-0.08038549432373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29334069213914">
                <text:p>-0.08293340692139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5481319519042">
                <text:p>-0.08548131951904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80292321167033">
                <text:p>-0.08802923211670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05771447143628">
                <text:p>-0.09057714471436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31250573120117">
                <text:p>-0.09312505731201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56729699096712">
                <text:p>-0.09567296990967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82208825073307">
                <text:p>-0.098220882507330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100768795104981">
                <text:p>-0.1007687951049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103316707702643">
                <text:p>-0.103316707702643</text:p>
              </table:table-cell>
            </table:table-row>
            <table:table-row>
              <table:table-cell office:value-type="string"/>
              <table:table-cell office:value-type="float" office:value="-0.105864620300292">
                <text:p>-0.105864620300292</text:p>
              </table:table-cell>
            </table:table-row>
            <table:table-row>
              <table:table-cell office:value-type="string"/>
              <table:table-cell office:value-type="float" office:value="-0.108412532897953">
                <text:p>-0.108412532897953</text:p>
              </table:table-cell>
            </table:table-row>
            <table:table-row>
              <table:table-cell office:value-type="string"/>
              <table:table-cell office:value-type="float" office:value="-0.110960445495612">
                <text:p>-0.1109604454956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